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38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35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37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34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Object 39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Object 3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9/styles.xml" manifest:media-type="text/xml"/>
  <manifest:file-entry manifest:full-path="Object 39/content.xml" manifest:media-type="text/xml"/>
  <manifest:file-entry manifest:full-path="content.xml" manifest:media-type="text/xml"/>
  <manifest:file-entry manifest:full-path="media/image3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Franklin Gothic Demi" svg:font-family="&quot;Franklin Gothic Demi&quot;"/>
    <style:font-face style:name="Courier" svg:font-family="Courier"/>
    <style:font-face style:name="Hermes-Bold" svg:font-family="Hermes-Bold"/>
    <style:font-face style:name="Franklin Gothic Heavy" svg:font-family="&quot;Franklin Gothic Heavy&quot;"/>
    <style:font-face style:name="ConduitITC TT" svg:font-family="&quot;ConduitITC T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C0C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#C0C0C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7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8" style:family="table-cell" style:parent-style-name="Default" style:data-style-name="N47">
      <style:table-cell-properties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ackground-color="#C0C0C0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ackground-color="transparent"/>
      <style:text-properties fo:color="#DD0806"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7pt" style:font-size-asian="7pt" style:font-size-complex="7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6pt" style:font-size-asian="6pt" style:font-size-complex="6pt" fo:font-weight="bold" style:font-weight-asian="bold" style:font-weight-complex="bold"/>
    </style:style>
    <style:style style:name="ce21" style:family="table-cell" style:parent-style-name="Default" style:data-style-name="N0"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47">
      <style:table-cell-properties style:vertical-align="automatic" style:repeat-content="false"/>
      <style:paragraph-properties fo:text-align="end" fo:margin-right="0cm"/>
      <style:text-properties fo:font-size="8pt" style:font-size-asian="8pt" style:font-size-complex="8pt"/>
    </style:style>
    <style:style style:name="ce23" style:family="table-cell" style:parent-style-name="Default" style:data-style-name="N47"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53">
      <style:table-cell-properties style:vertical-align="automatic" style:cell-protect="none" style:repeat-content="false"/>
      <style:paragraph-properties fo:text-align="start" fo:margin-left="0cm"/>
      <style:text-properties style:font-name="Franklin Gothic Demi" style:font-name-asian="Franklin Gothic Demi" style:font-name-complex="Franklin Gothic Demi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cell-protect="none" style:repeat-content="false"/>
      <style:paragraph-properties fo:text-align="center"/>
    </style:style>
    <style:style style:name="ce27" style:family="table-cell" style:parent-style-name="Default" style:data-style-name="N53">
      <style:table-cell-properties style:vertical-align="automatic" style:cell-protect="none" style:repeat-content="false"/>
      <style:paragraph-properties fo:text-align="start" fo:margin-left="0cm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28" style:family="table-cell" style:parent-style-name="Default" style:data-style-name="N53">
      <style:table-cell-properties style:vertical-align="automatic" style:cell-protect="none" style:repeat-content="false"/>
      <style:paragraph-properties fo:text-align="start" fo:margin-left="0cm"/>
      <style:text-properties fo:color="#DD0806"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style:cell-protect="none"/>
    </style:style>
    <style:style style:name="ce30" style:family="table-cell" style:parent-style-name="Default" style:data-style-name="N53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31" style:family="table-cell" style:parent-style-name="Default" style:data-style-name="N0">
      <style:table-cell-properties style:cell-protect="none"/>
      <style:text-properties fo:font-size="9pt" style:font-size-asian="9pt" style:font-size-complex="9pt"/>
    </style:style>
    <style:style style:name="ce32" style:family="table-cell" style:parent-style-name="Default" style:data-style-name="N0">
      <style:table-cell-properties style:cell-protect="none"/>
      <style:text-properties style:font-name="Courier" style:font-name-asian="Courier" style:font-name-complex="Courier" style:font-family-generic="modern"/>
    </style:style>
    <style:style style:name="ce33" style:family="table-cell" style:parent-style-name="Default" style:data-style-name="N53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urier" style:font-name-asian="Courier" style:font-name-complex="Courier" fo:font-weight="bold" style:font-weight-asian="bold" style:font-weight-complex="bold" style:font-family-generic="modern"/>
    </style:style>
    <style:style style:name="ce38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53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53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3" style:family="table-cell" style:parent-style-name="Default" style:data-style-name="N53">
      <style:table-cell-properties style:vertical-align="automatic" fo:background-color="#C0C0C0" style:cell-protect="non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4" style:family="table-cell" style:parent-style-name="Default" style:data-style-name="N53">
      <style:table-cell-properties style:vertical-align="automatic" style:cell-protect="none" style:repeat-content="false"/>
      <style:paragraph-properties fo:text-align="center"/>
    </style:style>
    <style:style style:name="ce45" style:family="table-cell" style:parent-style-name="Default" style:data-style-name="N53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46" style:family="table-cell" style:parent-style-name="Default" style:data-style-name="N53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</style:style>
    <style:style style:name="ce47" style:family="table-cell" style:parent-style-name="Default" style:data-style-name="N53">
      <style:table-cell-properties fo:border-top="none" fo:border-bottom="none" fo:border-left="thin solid #000000" fo:border-right="none" style:cell-protect="none"/>
    </style:style>
    <style:style style:name="ce48" style:family="table-cell" style:parent-style-name="Default" style:data-style-name="N53">
      <style:table-cell-properties fo:border-top="none" fo:border-bottom="none" fo:border-left="none" fo:border-right="thin solid #000000" style:cell-protect="none"/>
    </style:style>
    <style:style style:name="ce49" style:family="table-cell" style:parent-style-name="Default" style:data-style-name="N53">
      <style:table-cell-properties style:cell-protect="none"/>
    </style:style>
    <style:style style:name="ce50" style:family="table-cell" style:parent-style-name="Default" style:data-style-name="N0">
      <style:table-cell-properties fo:border-top="none" fo:border-bottom="none" fo:border-left="2pt solid #000000" fo:border-right="none" style:cell-protect="none"/>
    </style:style>
    <style:style style:name="ce51" style:family="table-cell" style:parent-style-name="Default" style:data-style-name="N0">
      <style:table-cell-properties fo:background-color="#C0C0C0" style:cell-protect="none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order-top="none" fo:border-bottom="none" fo:border-left="thick solid #000000" fo:border-right="none" style:cell-protect="none"/>
    </style:style>
    <style:style style:name="ce53" style:family="table-cell" style:parent-style-name="Default" style:data-style-name="N0">
      <style:table-cell-properties style:cell-protect="none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none" fo:border-bottom="none" fo:border-left="thick solid #000000" fo:border-right="none" style:cell-protect="none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58" style:family="table-cell" style:parent-style-name="Default" style:data-style-name="N1">
      <style:table-cell-properties style:cell-protect="none"/>
      <style:text-properties fo:font-size="9pt" style:font-size-asian="9pt" style:font-size-complex="9pt"/>
    </style:style>
    <style:style style:name="ce59" style:family="table-cell" style:parent-style-name="Default" style:data-style-name="N53">
      <style:table-cell-properties fo:border-top="none" fo:border-bottom="none" fo:border-left="2pt solid #000000" fo:border-right="none" style:cell-protect="none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color="#DD0806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/>
      <style:text-properties fo:color="#DD0806" fo:font-weight="bold" style:font-weight-asian="bold" style:font-weight-complex="bold"/>
    </style:style>
    <style:style style:name="ce63" style:family="table-cell" style:parent-style-name="Default" style:data-style-name="N0">
      <style:table-cell-properties style:cell-protect="none"/>
      <style:text-properties fo:font-size="9pt" style:font-size-asian="9pt" style:font-size-complex="9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cell-protect="none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none" fo:border-bottom="none" fo:border-left="none" fo:border-right="thick solid #000000" style:vertical-align="automatic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 style:data-style-name="N1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1">
      <style:table-cell-properties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1">
      <style:table-cell-properties fo:border-top="none" fo:border-bottom="none" fo:border-left="none" fo:border-right="thin solid #000000" style:vertical-align="automatic" style:cell-protect="none" style:repeat-content="false"/>
      <style:paragraph-properties fo:text-align="center"/>
      <style:text-properties fo:font-size="9pt" style:font-size-asian="9pt" style:font-size-complex="9pt"/>
    </style:style>
    <style:style style:name="ce71" style:family="table-cell" style:parent-style-name="Default" style:data-style-name="N1">
      <style:table-cell-properties fo:border-top="none" fo:border-bottom="none" fo:border-left="none" fo:border-right="thick solid #000000" style:cell-protect="none"/>
      <style:text-properties fo:font-size="9pt" style:font-size-asian="9pt" style:font-size-complex="9pt"/>
    </style:style>
    <style:style style:name="ce72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969696" style:cell-protect="none"/>
      <style:text-properties style:font-name="Courier" style:font-name-asian="Courier" style:font-name-complex="Courier" style:font-family-generic="modern"/>
    </style:style>
    <style:style style:name="ce75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</style:style>
    <style:style style:name="ce76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47">
      <style:table-cell-properties fo:background-color="#969696" style:cell-protect="none"/>
    </style:style>
    <style:style style:name="ce78" style:family="table-cell" style:parent-style-name="Default" style:data-style-name="N1">
      <style:table-cell-properties fo:background-color="#969696" style:cell-protect="none"/>
    </style:style>
    <style:style style:name="ce79" style:family="table-cell" style:parent-style-name="Default" style:data-style-name="N0">
      <style:table-cell-properties fo:border-top="none" fo:border-bottom="none" fo:border-left="2pt solid #000000" fo:border-right="none" fo:background-color="#969696" style:cell-protect="none"/>
    </style:style>
    <style:style style:name="ce80" style:family="table-cell" style:parent-style-name="Default" style:data-style-name="N0">
      <style:table-cell-properties fo:background-color="#969696" style:cell-protect="none"/>
    </style:style>
    <style:style style:name="ce81" style:family="table-cell" style:parent-style-name="Default" style:data-style-name="N0">
      <style:table-cell-properties fo:background-color="#969696" style:cell-protect="none"/>
      <style:text-properties fo:font-size="9pt" style:font-size-asian="9pt" style:font-size-complex="9pt"/>
    </style:style>
    <style:style style:name="ce82" style:family="table-cell" style:parent-style-name="Default" style:data-style-name="N0">
      <style:table-cell-properties style:vertical-align="automatic" fo:background-color="#969696" style:cell-protect="none" style:repeat-content="fals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0">
      <style:table-cell-properties fo:background-color="#969696" style:cell-protect="none"/>
      <style:text-properties fo:font-weight="bold" style:font-weight-asian="bold" style:font-weight-complex="bold"/>
    </style:style>
    <style:style style:name="ce84" style:family="table-cell" style:parent-style-name="Default" style:data-style-name="N47">
      <style:table-cell-properties style:cell-protect="none"/>
    </style:style>
    <style:style style:name="ce85" style:family="table-cell" style:parent-style-name="Default" style:data-style-name="N1">
      <style:table-cell-properties style:cell-protect="none"/>
    </style:style>
    <style:style style:name="ce86" style:family="table-cell" style:parent-style-name="Default" style:data-style-name="N0">
      <style:table-cell-properties fo:background-color="transparent" style:cell-protect="none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DD0806" fo:font-weight="bold" style:font-weight-asian="bold" style:font-weight-complex="bold"/>
    </style:style>
    <style:style style:name="ce89" style:family="table-cell" style:parent-style-name="Default" style:data-style-name="N0">
      <style:text-properties style:font-name="Franklin Gothic Book" style:font-name-asian="Franklin Gothic Book" style:font-name-complex="Franklin Gothic Book"/>
    </style:style>
    <style:style style:name="ce90" style:family="table-cell" style:parent-style-name="Default" style:data-style-name="N0">
      <style:text-properties style:font-name="Hermes-Bold" style:font-name-asian="Hermes-Bold" style:font-name-complex="Hermes-Bold" fo:font-size="9pt" style:font-size-asian="9pt" style:font-size-complex="9pt"/>
    </style:style>
    <style:style style:name="ce91" style:family="table-cell" style:parent-style-name="Default" style:data-style-name="N0">
      <style:text-properties style:font-name="Franklin Gothic Heavy" style:font-name-asian="Franklin Gothic Heavy" style:font-name-complex="Franklin Gothic Heavy"/>
    </style:style>
    <style:style style:name="ce92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9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94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95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/>
    </style:style>
    <style:style style:name="ce97" style:family="table-cell" style:parent-style-name="Default" style:data-style-name="N47">
      <style:text-properties style:font-name="Franklin Gothic Book" style:font-name-asian="Franklin Gothic Book" style:font-name-complex="Franklin Gothic Book"/>
    </style:style>
    <style:style style:name="ce98" style:family="table-cell" style:parent-style-name="Default" style:data-style-name="N0">
      <style:table-cell-properties style:vertical-align="automatic" fo:wrap-option="wrap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99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/>
    </style:style>
    <style:style style:name="ce100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6pt" style:font-size-asian="6pt" style:font-size-complex="6pt"/>
    </style:style>
    <style:style style:name="ce101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/>
    </style:style>
    <style:style style:name="ce10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3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10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06" style:family="table-cell" style:parent-style-name="Default" style:data-style-name="N0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0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0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DD0806" style:font-name="Franklin Gothic Book" style:font-name-asian="Franklin Gothic Book" style:font-name-complex="Franklin Gothic Book" fo:font-weight="bold" style:font-weight-asian="bold" style:font-weight-complex="bold"/>
    </style:style>
    <style:style style:name="ce109" style:family="table-cell" style:parent-style-name="Default" style:data-style-name="N36">
      <style:text-properties style:font-name="ConduitITC TT" style:font-name-asian="ConduitITC TT" style:font-name-complex="ConduitITC TT" fo:font-size="7pt" style:font-size-asian="7pt" style:font-size-complex="7pt"/>
    </style:style>
    <style:style style:name="ce110" style:family="table-cell" style:parent-style-name="Default" style:data-style-name="N37">
      <style:text-properties style:font-name="ConduitITC TT" style:font-name-asian="ConduitITC TT" style:font-name-complex="ConduitITC TT" fo:font-size="6pt" style:font-size-asian="6pt" style:font-size-complex="6pt"/>
    </style:style>
    <style:style style:name="ce111" style:family="table-cell" style:parent-style-name="Default" style:data-style-name="N3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112" style:family="table-cell" style:parent-style-name="Default" style:data-style-name="N38">
      <style:text-properties style:font-name="ConduitITC TT" style:font-name-asian="ConduitITC TT" style:font-name-complex="ConduitITC TT" fo:font-size="7pt" style:font-size-asian="7pt" style:font-size-complex="7pt"/>
    </style:style>
    <style:style style:name="ce113" style:family="table-cell" style:parent-style-name="Default" style:data-style-name="N39">
      <style:text-properties style:font-name="ConduitITC TT" style:font-name-asian="ConduitITC TT" style:font-name-complex="ConduitITC TT" fo:font-size="7pt" style:font-size-asian="7pt" style:font-size-complex="7pt"/>
    </style:style>
    <style:style style:name="ce114" style:family="table-cell" style:parent-style-name="Default" style:data-style-name="N4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15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16" style:family="table-cell" style:parent-style-name="Default" style:data-style-name="N0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117" style:family="table-cell" style:parent-style-name="Default" style:data-style-name="N41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18" style:family="table-cell" style:parent-style-name="Default" style:data-style-name="N3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19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style:text-position="33%"/>
    </style:style>
    <style:style style:name="ce120" style:family="table-cell" style:parent-style-name="Default" style:data-style-name="N4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1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2" style:family="table-cell" style:parent-style-name="Default" style:data-style-name="N42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3" style:family="table-cell" style:parent-style-name="Default" style:data-style-name="N38"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1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12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weight="bold" style:font-weight-asian="bold" style:font-weight-complex="bold"/>
    </style:style>
    <style:style style:name="ce1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27" style:family="table-cell" style:parent-style-name="Default" style:data-style-name="N0"/>
    <style:style style:name="ce128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/>
    </style:style>
    <style:style style:name="ce129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/>
    </style:style>
    <style:style style:name="ce130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31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32" style:family="table-cell" style:parent-style-name="Default" style:data-style-name="N0">
      <style:table-cell-properties fo:border-top="2pt solid #000000" fo:border-bottom="none" fo:border-left="none" fo:border-right="none"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33" style:family="table-cell" style:parent-style-name="Default" style:data-style-name="N1">
      <style:table-cell-properties fo:border-top="2pt solid #000000" fo:border-bottom="thin solid #000000" fo:border-left="thin solid #000000" fo:border-right="none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34" style:family="table-cell" style:parent-style-name="Default" style:data-style-name="N1">
      <style:table-cell-properties fo:border-top="2pt solid #000000" fo:border-bottom="thin solid #000000" fo:border-left="none" fo:border-right="thin solid #000000" style:vertical-align="middle" fo:background-color="transparent" style:cell-protect="none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transparent" style:cell-protect="none"/>
      <style:text-properties style:font-name="ConduitITC TT" style:font-name-asian="ConduitITC TT" style:font-name-complex="ConduitITC TT" fo:font-size="7pt" style:font-size-asian="7pt" style:font-size-complex="7pt"/>
    </style:style>
    <style:style style:name="ce13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3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39" style:family="table-cell" style:parent-style-name="Default" style:data-style-name="N43">
      <style:table-cell-properties fo:border-top="none" fo:border-bottom="thin solid #000000" fo:border-left="none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40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41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2" style:family="table-cell" style:parent-style-name="Default" style:data-style-name="N44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3" style:family="table-cell" style:parent-style-name="Default" style:data-style-name="N45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44" style:family="table-cell" style:parent-style-name="Default" style:data-style-name="N44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45" style:family="table-cell" style:parent-style-name="Default" style:data-style-name="N45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46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47" style:family="table-cell" style:parent-style-name="Default" style:data-style-name="N44">
      <style:table-cell-properties fo:background-color="transparent"/>
      <style:text-properties style:font-name="ConduitITC TT" style:font-name-asian="ConduitITC TT" style:font-name-complex="ConduitITC TT"/>
    </style:style>
    <style:style style:name="ce148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/>
    </style:style>
    <style:style style:name="ce149" style:family="table-cell" style:parent-style-name="Default" style:data-style-name="N44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0" style:family="table-cell" style:parent-style-name="Default" style:data-style-name="N45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51" style:family="table-cell" style:parent-style-name="Default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52" style:family="table-cell" style:parent-style-name="Default" style:data-style-name="N46">
      <style:table-cell-properties style:vertical-align="automatic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153" style:family="table-cell" style:parent-style-name="Default" style:data-style-name="N47">
      <style:table-cell-properties fo:background-color="transparent"/>
      <style:text-properties style:font-name="ConduitITC TT" style:font-name-asian="ConduitITC TT" style:font-name-complex="ConduitITC TT"/>
    </style:style>
    <style:style style:name="ce154" style:family="table-cell" style:parent-style-name="Default" style:data-style-name="N44">
      <style:table-cell-properties fo:border-top="none" fo:border-bottom="none" fo:border-left="thin solid #000000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55" style:family="table-cell" style:parent-style-name="Default" style:data-style-name="N45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56" style:family="table-cell" style:parent-style-name="Default" style:data-style-name="N44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57" style:family="table-cell" style:parent-style-name="Default" style:data-style-name="N4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6pt" style:font-size-asian="6pt" style:font-size-complex="6pt"/>
    </style:style>
    <style:style style:name="ce158" style:family="table-cell" style:parent-style-name="Default" style:data-style-name="N0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9" style:family="table-cell" style:parent-style-name="Default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60" style:family="table-cell" style:parent-style-name="Default" style:data-style-name="N0">
      <style:table-cell-properties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61" style:family="table-cell" style:parent-style-name="Default" style:data-style-name="N0">
      <style:table-cell-properties fo:border-top="none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62" style:family="table-cell" style:parent-style-name="Default" style:data-style-name="N44">
      <style:table-cell-properties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63" style:family="table-cell" style:parent-style-name="Default" style:data-style-name="N44">
      <style:table-cell-properties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64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65" style:family="table-cell" style:parent-style-name="Default" style:data-style-name="N48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66" style:family="table-cell" style:parent-style-name="Default" style:data-style-name="N45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6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68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69" style:family="table-cell" style:parent-style-name="Default" style:data-style-name="N48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0" style:family="table-cell" style:parent-style-name="Default" style:data-style-name="N45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1" style:family="table-cell" style:parent-style-name="Default" style:data-style-name="N49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2" style:family="table-cell" style:parent-style-name="Default" style:data-style-name="N46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3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74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75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176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77" style:family="table-cell" style:parent-style-name="Default" style:data-style-name="N43">
      <style:table-cell-properties fo:border="thin solid #000000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78" style:family="table-cell" style:parent-style-name="Default" style:data-style-name="N0">
      <style:table-cell-properties style:cell-protect="none"/>
      <style:text-properties style:font-name="Franklin Gothic Book" style:font-name-asian="Franklin Gothic Book" style:font-name-complex="Franklin Gothic Book"/>
    </style:style>
    <style:style style:name="ce179" style:family="table-cell" style:parent-style-name="Default" style:data-style-name="N0">
      <style:table-cell-properties style:cell-protect="none"/>
      <style:text-properties style:font-name="Franklin Gothic Heavy" style:font-name-asian="Franklin Gothic Heavy" style:font-name-complex="Franklin Gothic Heavy"/>
    </style:style>
    <style:style style:name="ce180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81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182" style:family="table-cell" style:parent-style-name="Default" style:data-style-name="N0">
      <style:table-cell-properties style:cell-protect="none"/>
      <style:text-properties style:font-name="ConduitITC TT" style:font-name-asian="ConduitITC TT" style:font-name-complex="ConduitITC TT"/>
    </style:style>
    <style:style style:name="ce183" style:family="table-cell" style:parent-style-name="Default" style:data-style-name="N0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184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/>
    </style:style>
    <style:style style:name="ce185" style:family="table-cell" style:parent-style-name="Default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86" style:family="table-cell" style:parent-style-name="Default" style:data-style-name="N45">
      <style:text-properties style:font-name="ConduitITC TT" style:font-name-asian="ConduitITC TT" style:font-name-complex="ConduitITC TT" fo:font-size="7pt" style:font-size-asian="7pt" style:font-size-complex="7pt"/>
    </style:style>
    <style:style style:name="ce187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88" style:family="table-cell" style:parent-style-name="Default" style:data-style-name="N46">
      <style:text-properties style:font-name="ConduitITC TT" style:font-name-asian="ConduitITC TT" style:font-name-complex="ConduitITC TT" fo:font-size="7pt" style:font-size-asian="7pt" style:font-size-complex="7pt"/>
    </style:style>
    <style:style style:name="ce189" style:family="table-cell" style:parent-style-name="Default" style:data-style-name="N44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0" style:family="table-cell" style:parent-style-name="Default" style:data-style-name="N45"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1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192" style:family="table-cell" style:parent-style-name="Default" style:data-style-name="N46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3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194" style:family="table-cell" style:parent-style-name="Default" style:data-style-name="N45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195" style:family="table-cell" style:parent-style-name="Default" style:data-style-name="N44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96" style:family="table-cell" style:parent-style-name="Default" style:data-style-name="N45">
      <style:text-properties style:font-name="ConduitITC TT" style:font-name-asian="ConduitITC TT" style:font-name-complex="ConduitITC TT" fo:font-size="6pt" style:font-size-asian="6pt" style:font-size-complex="6pt"/>
    </style:style>
    <style:style style:name="ce197" style:family="table-cell" style:parent-style-name="Default" style:data-style-name="N44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198" style:family="table-cell" style:parent-style-name="Default" style:data-style-name="N46">
      <style:text-properties style:font-name="ConduitITC TT" style:font-name-asian="ConduitITC TT" style:font-name-complex="ConduitITC TT" fo:font-size="6pt" style:font-size-asian="6pt" style:font-size-complex="6pt"/>
    </style:style>
    <style:style style:name="ce199" style:family="table-cell" style:parent-style-name="Default" style:data-style-name="N44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00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/>
    </style:style>
    <style:style style:name="ce201" style:family="table-cell" style:parent-style-name="Default" style:data-style-name="N48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02" style:family="table-cell" style:parent-style-name="Default" style:data-style-name="N44">
      <style:text-properties style:font-name="ConduitITC TT" style:font-name-asian="ConduitITC TT" style:font-name-complex="ConduitITC TT" fo:font-size="7pt" style:font-size-asian="7pt" style:font-size-complex="7pt"/>
    </style:style>
    <style:style style:name="ce203" style:family="table-cell" style:parent-style-name="Default" style:data-style-name="N0">
      <style:text-properties style:font-name="ConduitITC TT" style:font-name-asian="ConduitITC TT" style:font-name-complex="ConduitITC TT" fo:font-size="6pt" style:font-size-asian="6pt" style:font-size-complex="6pt"/>
    </style:style>
    <style:style style:name="ce20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05" style:family="table-cell" style:parent-style-name="Default" style:data-style-name="N44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06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onduitITC TT" style:font-name-asian="ConduitITC TT" style:font-name-complex="ConduitITC TT"/>
    </style:style>
    <style:style style:name="ce207" style:family="table-cell" style:parent-style-name="Default" style:data-style-name="N48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08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09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10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11" style:family="table-cell" style:parent-style-name="Default" style:data-style-name="N44">
      <style:text-properties style:font-name="Franklin Gothic Heavy" style:font-name-asian="Franklin Gothic Heavy" style:font-name-complex="Franklin Gothic Heavy"/>
    </style:style>
    <style:style style:name="ce212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onduitITC TT" style:font-name-asian="ConduitITC TT" style:font-name-complex="ConduitITC TT" fo:font-size="7pt" style:font-size-asian="7pt" style:font-size-complex="7pt"/>
    </style:style>
    <style:style style:name="ce213" style:family="table-cell" style:parent-style-name="Default" style:data-style-name="N0">
      <style:table-cell-properties style:vertical-align="middle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5" style:family="table-cell" style:parent-style-name="Default" style:data-style-name="N44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6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17" style:family="table-cell" style:parent-style-name="Default" style:data-style-name="N44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18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19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20" style:family="table-cell" style:parent-style-name="Default" style:data-style-name="N0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21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22" style:family="table-cell" style:parent-style-name="Default" style:data-style-name="N44">
      <style:table-cell-properties fo:border-top="none" fo:border-bottom="none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23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24" style:family="table-cell" style:parent-style-name="Default" style:data-style-name="N44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25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26" style:family="table-cell" style:parent-style-name="Default" style:data-style-name="N47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27" style:family="table-cell" style:parent-style-name="Default" style:data-style-name="N52">
      <style:table-cell-properties style:vertical-align="middle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28" style:family="table-cell" style:parent-style-name="Default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29" style:family="table-cell" style:parent-style-name="Default" style:data-style-name="N0">
      <style:table-cell-properties style:vertical-align="middle"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3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33" style:family="table-cell" style:parent-style-name="Default" style:data-style-name="N44">
      <style:table-cell-properties fo:border-top="none" fo:border-bottom="thin solid #000000" fo:border-left="thin solid #000000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34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35" style:family="table-cell" style:parent-style-name="Default" style:data-style-name="N44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36" style:family="table-cell" style:parent-style-name="Default" style:data-style-name="N46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37" style:family="table-cell" style:parent-style-name="Default" style:data-style-name="N0">
      <style:table-cell-properties style:vertical-align="middle"/>
      <style:text-properties fo:color="#DD0806" style:font-name="Franklin Gothic Book" style:font-name-asian="Franklin Gothic Book" style:font-name-complex="Franklin Gothic Book" fo:font-size="7pt" style:font-size-asian="7pt" style:font-size-complex="7pt"/>
    </style:style>
    <style:style style:name="ce238" style:family="table-cell" style:parent-style-name="Default" style:data-style-name="N44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39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40" style:family="table-cell" style:parent-style-name="Default" style:data-style-name="N44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41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4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43" style:family="table-cell" style:parent-style-name="Default" style:data-style-name="N44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244" style:family="table-cell" style:parent-style-name="Default" style:data-style-name="N51">
      <style:table-cell-properties fo:border-top="none" fo:border-bottom="thin solid #000000" fo:border-left="none" fo:border-right="none"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245" style:family="table-cell" style:parent-style-name="Default" style:data-style-name="N44">
      <style:text-properties style:font-name="Franklin Gothic Book" style:font-name-asian="Franklin Gothic Book" style:font-name-complex="Franklin Gothic Book"/>
    </style:style>
    <style:style style:name="ce24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4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49" style:family="table-cell" style:parent-style-name="Default" style:data-style-name="N50">
      <style:text-properties style:font-name="ConduitITC TT" style:font-name-asian="ConduitITC TT" style:font-name-complex="ConduitITC TT"/>
    </style:style>
    <style:style style:name="ce250" style:family="table-cell" style:parent-style-name="Default" style:data-style-name="N0">
      <style:table-cell-properties fo:border-top="2pt solid #000000" fo:border-bottom="none" fo:border-left="none" fo:border-right="none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51" style:family="table-cell" style:parent-style-name="Default" style:data-style-name="N48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2" style:family="table-cell" style:parent-style-name="Default" style:data-style-name="N48">
      <style:table-cell-properties fo:border-top="thin solid #000000" fo:border-bottom="none" fo:border-left="none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53" style:family="table-cell" style:parent-style-name="Default" style:data-style-name="N45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4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55" style:family="table-cell" style:parent-style-name="Default" style:data-style-name="N0">
      <style:text-properties style:font-name="Franklin Gothic Demi" style:font-name-asian="Franklin Gothic Demi" style:font-name-complex="Franklin Gothic Demi" fo:font-size="7pt" style:font-size-asian="7pt" style:font-size-complex="7pt"/>
    </style:style>
    <style:style style:name="ce256" style:family="table-cell" style:parent-style-name="Default" style:data-style-name="N47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57" style:family="table-cell" style:parent-style-name="Default" style:data-style-name="N48">
      <style:table-cell-properties fo:border-top="none" fo:border-bottom="none" fo:border-left="thin solid #000000" fo:border-right="none"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58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259" style:family="table-cell" style:parent-style-name="Default" style:data-style-name="N48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60" style:family="table-cell" style:parent-style-name="Default" style:data-style-name="N48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261" style:family="table-cell" style:parent-style-name="Default" style:data-style-name="N48">
      <style:text-properties style:font-name="ConduitITC TT" style:font-name-asian="ConduitITC TT" style:font-name-complex="ConduitITC TT" fo:font-size="7pt" style:font-size-asian="7pt" style:font-size-complex="7pt"/>
    </style:style>
    <style:style style:name="ce262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/>
    </style:style>
    <style:style style:name="ce263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onduitITC TT" style:font-name-asian="ConduitITC TT" style:font-name-complex="ConduitITC TT"/>
    </style:style>
    <style:style style:name="ce264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26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26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/>
    </style:style>
    <style:style style:name="ce26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/>
    </style:style>
    <style:style style:name="ce26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/>
    </style:style>
    <style:style style:name="ce26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Franklin Gothic Book" style:font-name-asian="Franklin Gothic Book" style:font-name-complex="Franklin Gothic Book"/>
    </style:style>
    <style:style style:name="ce270" style:family="table-cell" style:parent-style-name="Default" style:data-style-name="N0">
      <style:table-cell-properties fo:border-top="2pt solid #000000" fo:border-bottom="none" fo:border-left="none" fo:border-right="thin solid #000000" style:vertical-align="automatic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27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272" style:family="table-cell" style:parent-style-name="Default" style:data-style-name="N43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273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4" style:family="table-cell" style:parent-style-name="Default" style:data-style-name="N48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5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76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77" style:family="table-cell" style:parent-style-name="Default" style:data-style-name="N46">
      <style:text-properties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278" style:family="table-cell" style:parent-style-name="Default" style:data-style-name="N51">
      <style:text-properties style:font-name="ConduitITC TT" style:font-name-asian="ConduitITC TT" style:font-name-complex="ConduitITC TT" fo:font-size="6pt" style:font-size-asian="6pt" style:font-size-complex="6pt"/>
    </style:style>
    <style:style style:name="ce279" style:family="table-cell" style:parent-style-name="Default" style:data-style-name="N46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80" style:family="table-cell" style:parent-style-name="Default" style:data-style-name="N46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281" style:family="table-cell" style:parent-style-name="Default" style:data-style-name="N48">
      <style:table-cell-properties fo:border-top="none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2" style:family="table-cell" style:parent-style-name="Default" style:data-style-name="N51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6pt" style:font-size-asian="6pt" style:font-size-complex="6pt"/>
    </style:style>
    <style:style style:name="ce283" style:family="table-cell" style:parent-style-name="Default" style:data-style-name="N48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284" style:family="table-cell" style:parent-style-name="Default" style:data-style-name="N46">
      <style:table-cell-properties fo:border-top="none" fo:border-bottom="thin solid #000000" fo:border-left="none" fo:border-right="none"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28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6" style:family="table-cell" style:parent-style-name="Default" style:data-style-name="N0">
      <style:text-properties fo:color="#DD0806" style:font-name="Franklin Gothic Heavy" style:font-name-asian="Franklin Gothic Heavy" style:font-name-complex="Franklin Gothic Heavy"/>
    </style:style>
    <style:style style:name="ce287" style:family="table-cell" style:parent-style-name="Default" style:data-style-name="N0">
      <style:text-properties fo:color="#DD0806" style:font-name="Franklin Gothic Book" style:font-name-asian="Franklin Gothic Book" style:font-name-complex="Franklin Gothic Book"/>
    </style:style>
    <style:style style:name="ce288" style:family="table-cell" style:parent-style-name="Default" style:data-style-name="N0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28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290" style:family="table-cell" style:parent-style-name="Default" style:data-style-name="N43">
      <style:table-cell-properties style:vertical-align="middle" fo:wrap-option="wrap" style:repeat-content="false"/>
      <style:paragraph-properties fo:text-align="center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291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92" style:family="table-cell" style:parent-style-name="Default" style:data-style-name="N51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293" style:family="table-cell" style:parent-style-name="Default" style:data-style-name="N48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294" style:family="table-cell" style:parent-style-name="Default" style:data-style-name="N0">
      <style:text-properties style:font-name="Franklin Gothic Book" style:font-name-asian="Franklin Gothic Book" style:font-name-complex="Franklin Gothic Book" fo:font-weight="bold" style:font-weight-asian="bold" style:font-weight-complex="bold"/>
    </style:style>
    <style:style style:name="ce295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296" style:family="table-cell" style:parent-style-name="Default" style:data-style-name="N46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297" style:family="table-cell" style:parent-style-name="Default" style:data-style-name="N0">
      <style:text-properties fo:color="#FFFFFF" style:font-name="Franklin Gothic Book" style:font-name-asian="Franklin Gothic Book" style:font-name-complex="Franklin Gothic Book" fo:font-weight="bold" style:font-weight-asian="bold" style:font-weight-complex="bold"/>
    </style:style>
    <style:style style:name="ce298" style:family="table-cell" style:parent-style-name="Default" style:data-style-name="N46">
      <style:table-cell-properties fo:background-color="transparent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299" style:family="table-cell" style:parent-style-name="Default" style:data-style-name="N0">
      <style:text-properties fo:color="#FFFFFF" style:font-name="Franklin Gothic Book" style:font-name-asian="Franklin Gothic Book" style:font-name-complex="Franklin Gothic Book"/>
    </style:style>
    <style:style style:name="ce300" style:family="table-cell" style:parent-style-name="Default" style:data-style-name="N0"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301" style:family="table-cell" style:parent-style-name="Default" style:data-style-name="N0">
      <style:table-cell-properties fo:border-top="none" fo:border-bottom="none" fo:border-left="none" fo:border-right="thin solid #000000"/>
      <style:text-properties style:font-name="ConduitITC TT" style:font-name-asian="ConduitITC TT" style:font-name-complex="ConduitITC TT" fo:font-size="6pt" style:font-size-asian="6pt" style:font-size-complex="6pt"/>
    </style:style>
    <style:style style:name="ce302" style:family="table-cell" style:parent-style-name="Default" style:data-style-name="N48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03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04" style:family="table-cell" style:parent-style-name="Default" style:data-style-name="N46"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05" style:family="table-cell" style:parent-style-name="Default" style:data-style-name="N51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6" style:family="table-cell" style:parent-style-name="Default" style:data-style-name="N46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7" style:family="table-cell" style:parent-style-name="Default" style:data-style-name="N46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08" style:family="table-cell" style:parent-style-name="Default" style:data-style-name="N0">
      <style:text-properties fo:color="#FF0000" style:font-name="Franklin Gothic Book" style:font-name-asian="Franklin Gothic Book" style:font-name-complex="Franklin Gothic Book"/>
    </style:style>
    <style:style style:name="ce309" style:family="table-cell" style:parent-style-name="Default" style:data-style-name="N0">
      <style:table-cell-properties fo:border-top="none" fo:border-bottom="thin solid #000000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10" style:family="table-cell" style:parent-style-name="Default" style:data-style-name="N48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11" style:family="table-cell" style:parent-style-name="Default" style:data-style-name="N45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12" style:family="table-cell" style:parent-style-name="Default" style:data-style-name="N48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13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14" style:family="table-cell" style:parent-style-name="Default" style:data-style-name="N46">
      <style:table-cell-properties fo:border-top="none" fo:border-bottom="thin solid #000000" fo:border-left="none" fo:border-right="none" style:vertical-align="top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15" style:family="table-cell" style:parent-style-name="Default" style:data-style-name="N0"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316" style:family="table-cell" style:parent-style-name="Default" style:data-style-name="N0">
      <style:table-cell-properties fo:border-top="thin solid #000000" fo:border-bottom="none" fo:border-left="none" fo:border-right="none"/>
      <style:text-properties style:font-name="Franklin Gothic Book" style:font-name-asian="Franklin Gothic Book" style:font-name-complex="Franklin Gothic Book" fo:font-size="8pt" style:font-size-asian="8pt" style:font-size-complex="8pt"/>
    </style:style>
    <style:style style:name="ce317" style:family="table-cell" style:parent-style-name="Default" style:data-style-name="N48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18" style:family="table-cell" style:parent-style-name="Default" style:data-style-name="N45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19" style:family="table-cell" style:parent-style-name="Default" style:data-style-name="N49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20" style:family="table-cell" style:parent-style-name="Default" style:data-style-name="N46">
      <style:table-cell-properties style:vertical-align="middle"/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21" style:family="table-cell" style:parent-style-name="Default" style:data-style-name="N0">
      <style:text-properties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22" style:family="table-cell" style:parent-style-name="Default" style:data-style-name="N49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23" style:family="table-cell" style:parent-style-name="Default" style:data-style-name="N54">
      <style:text-properties style:font-name="Franklin Gothic Book" style:font-name-asian="Franklin Gothic Book" style:font-name-complex="Franklin Gothic Book" fo:font-size="9pt" style:font-size-asian="9pt" style:font-size-complex="9pt" fo:font-weight="bold" style:font-weight-asian="bold" style:font-weight-complex="bold"/>
    </style:style>
    <style:style style:name="ce324" style:family="table-cell" style:parent-style-name="Default" style:data-style-name="N48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25" style:family="table-cell" style:parent-style-name="Default" style:data-style-name="N0">
      <style:text-properties style:font-name="ConduitITC TT" style:font-name-asian="ConduitITC TT" style:font-name-complex="ConduitITC TT" fo:font-weight="bold" style:font-weight-asian="bold" style:font-weight-complex="bold"/>
    </style:style>
    <style:style style:name="ce326" style:family="table-cell" style:parent-style-name="Default" style:data-style-name="N50">
      <style:table-cell-properties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327" style:family="table-cell" style:parent-style-name="Default" style:data-style-name="N43">
      <style:table-cell-properties fo:border-top="thin solid #000000" fo:border-bottom="thin solid #000000" fo:border-left="thin solid #000000" fo:border-right="none"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28" style:family="table-cell" style:parent-style-name="Default" style:data-style-name="N51">
      <style:table-cell-properties fo:border-top="none" fo:border-bottom="none" fo:border-left="none" fo:border-right="thin solid #000000"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32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30" style:family="table-cell" style:parent-style-name="Default" style:data-style-name="N0">
      <style:table-cell-properties fo:border-top="thin solid #000000" fo:border-bottom="none" fo:border-left="none" fo:border-right="none"/>
      <style:text-properties style:font-name="ConduitITC TT" style:font-name-asian="ConduitITC TT" style:font-name-complex="ConduitITC TT"/>
    </style:style>
    <style:style style:name="ce331" style:family="table-cell" style:parent-style-name="Default" style:data-style-name="N0"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33" style:family="table-cell" style:parent-style-name="Default" style:data-style-name="N50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34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35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3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3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3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3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4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4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5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7pt" style:font-size-asian="7pt" style:font-size-complex="7pt"/>
    </style:style>
    <style:style style:name="ce34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47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48" style:family="table-cell" style:parent-style-name="Default" style:data-style-name="N55">
      <style:text-properties style:font-name="Franklin Gothic Book" style:font-name-asian="Franklin Gothic Book" style:font-name-complex="Franklin Gothic Book"/>
    </style:style>
    <style:style style:name="ce349" style:family="table-cell" style:parent-style-name="Default" style:data-style-name="N56">
      <style:table-cell-properties style:vertical-align="automatic" style:repeat-content="false"/>
      <style:paragraph-properties fo:text-align="end" fo:margin-right="0cm"/>
      <style:text-properties fo:color="#FFFFFF" style:font-name="Franklin Gothic Book" style:font-name-asian="Franklin Gothic Book" style:font-name-complex="Franklin Gothic Book" fo:font-size="7pt" style:font-size-asian="7pt" style:font-size-complex="7pt" fo:font-weight="bold" style:font-weight-asian="bold" style:font-weight-complex="bold"/>
    </style:style>
    <style:style style:name="ce350" style:family="table-cell" style:parent-style-name="Default" style:data-style-name="N47">
      <style:table-cell-properties style:vertical-align="automatic" style:repeat-content="false"/>
      <style:paragraph-properties fo:text-align="center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5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52" style:family="table-cell" style:parent-style-name="Default" style:data-style-name="N57">
      <style:table-cell-properties style:vertical-align="automatic"/>
      <style:text-properties style:font-name="ConduitITC TT" style:font-name-asian="ConduitITC TT" style:font-name-complex="ConduitITC TT" fo:font-size="6pt" style:font-size-asian="6pt" style:font-size-complex="6pt"/>
    </style:style>
    <style:style style:name="ce353" style:family="table-cell" style:parent-style-name="Default" style:data-style-name="N57">
      <style:table-cell-properties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6pt" style:font-size-asian="6pt" style:font-size-complex="6pt"/>
    </style:style>
    <style:style style:name="ce354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FFFFFF" style:font-name="Franklin Gothic Book" style:font-name-asian="Franklin Gothic Book" style:font-name-complex="Franklin Gothic Book" fo:font-size="7pt" style:font-size-asian="7pt" style:font-size-complex="7pt"/>
    </style:style>
    <style:style style:name="ce355" style:family="table-cell" style:parent-style-name="Default" style:data-style-name="N55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35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57" style:family="table-cell" style:parent-style-name="Default" style:data-style-name="N0">
      <style:table-cell-properties fo:border-top="none" fo:border-bottom="2pt solid #000000" fo:border-left="none" fo:border-right="thin solid #000000"/>
      <style:text-properties style:font-name="ConduitITC TT" style:font-name-asian="ConduitITC TT" style:font-name-complex="ConduitITC TT"/>
    </style:style>
    <style:style style:name="ce35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59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ConduitITC TT" style:font-name-asian="ConduitITC TT" style:font-name-complex="ConduitITC TT"/>
    </style:style>
    <style:style style:name="ce360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/>
    </style:style>
    <style:style style:name="ce361" style:family="table-cell" style:parent-style-name="Default" style:data-style-name="N55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/>
    </style:style>
    <style:style style:name="ce362" style:family="table-cell" style:parent-style-name="Default" style:data-style-name="N47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6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64" style:family="table-cell" style:parent-style-name="Default" style:data-style-name="N0">
      <style:table-cell-properties style:vertical-align="automatic"/>
      <style:text-properties style:font-name="Franklin Gothic Book" style:font-name-asian="Franklin Gothic Book" style:font-name-complex="Franklin Gothic Book"/>
    </style:style>
    <style:style style:name="ce365" style:family="table-cell" style:parent-style-name="Default" style:data-style-name="N56">
      <style:table-cell-properties style:vertical-align="automatic" style:repeat-content="false"/>
      <style:paragraph-properties fo:text-align="center"/>
      <style:text-properties style:font-name="Franklin Gothic Book" style:font-name-asian="Franklin Gothic Book" style:font-name-complex="Franklin Gothic Book"/>
    </style:style>
    <style:style style:name="ce3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6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36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69" style:family="table-cell" style:parent-style-name="Default" style:data-style-name="N43">
      <style:table-cell-properties style:vertical-align="middle" fo:wrap-option="wrap" style:repeat-content="false"/>
      <style:paragraph-properties fo:text-align="center"/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70" style:family="table-cell" style:parent-style-name="Default" style:data-style-name="N47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71" style:family="table-cell" style:parent-style-name="Default" style:data-style-name="N44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72" style:family="table-cell" style:parent-style-name="Default" style:data-style-name="N44">
      <style:table-cell-properties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73" style:family="table-cell" style:parent-style-name="Default" style:data-style-name="N5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74" style:family="table-cell" style:parent-style-name="Default" style:data-style-name="N58"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75" style:family="table-cell" style:parent-style-name="Default" style:data-style-name="N58">
      <style:table-cell-properties fo:background-color="transparent"/>
      <style:text-properties style:font-name="ConduitITC TT" style:font-name-asian="ConduitITC TT" style:font-name-complex="ConduitITC TT" fo:font-size="6pt" style:font-size-asian="6pt" style:font-size-complex="6pt"/>
    </style:style>
    <style:style style:name="ce376" style:family="table-cell" style:parent-style-name="Default" style:data-style-name="N58">
      <style:text-properties style:font-name="ConduitITC TT" style:font-name-asian="ConduitITC TT" style:font-name-complex="ConduitITC TT" fo:font-size="6pt" style:font-size-asian="6pt" style:font-size-complex="6pt"/>
    </style:style>
    <style:style style:name="ce377" style:family="table-cell" style:parent-style-name="Default" style:data-style-name="N0">
      <style:table-cell-properties fo:border-top="none" fo:border-bottom="thin solid #000000" fo:border-left="none" fo:border-right="none"/>
      <style:text-properties style:font-name="ConduitITC TT" style:font-name-asian="ConduitITC TT" style:font-name-complex="ConduitITC TT" fo:font-size="8pt" style:font-size-asian="8pt" style:font-size-complex="8pt"/>
    </style:style>
    <style:style style:name="ce378" style:family="table-cell" style:parent-style-name="Default" style:data-style-name="N48">
      <style:table-cell-properties fo:border-top="none" fo:border-bottom="thin solid #000000" fo:border-left="thin solid #000000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79" style:family="table-cell" style:parent-style-name="Default" style:data-style-name="N45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80" style:family="table-cell" style:parent-style-name="Default" style:data-style-name="N48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ConduitITC TT" style:font-name-asian="ConduitITC TT" style:font-name-complex="ConduitITC TT" fo:font-size="7pt" style:font-size-asian="7pt" style:font-size-complex="7pt"/>
    </style:style>
    <style:style style:name="ce381" style:family="table-cell" style:parent-style-name="Default" style:data-style-name="N51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82" style:family="table-cell" style:parent-style-name="Default" style:data-style-name="N46">
      <style:table-cell-properties fo:border-top="none" fo:border-bottom="thin solid #000000" fo:border-left="none" fo:border-right="none" style:vertical-align="top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83" style:family="table-cell" style:parent-style-name="Default" style:data-style-name="N48">
      <style:text-properties style:font-name="Franklin Gothic Book" style:font-name-asian="Franklin Gothic Book" style:font-name-complex="Franklin Gothic Book"/>
    </style:style>
    <style:style style:name="ce384" style:family="table-cell" style:parent-style-name="Default" style:data-style-name="N0">
      <style:table-cell-properties style:vertical-align="automatic"/>
      <style:text-properties style:font-name="ConduitITC TT" style:font-name-asian="ConduitITC TT" style:font-name-complex="ConduitITC TT" fo:font-size="7pt" style:font-size-asian="7pt" style:font-size-complex="7pt"/>
    </style:style>
    <style:style style:name="ce385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86" style:family="table-cell" style:parent-style-name="Default" style:data-style-name="N51">
      <style:table-cell-properties style:vertical-align="middl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387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 fo:font-weight="bold" style:font-weight-asian="bold" style:font-weight-complex="bold"/>
    </style:style>
    <style:style style:name="ce38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89" style:family="table-cell" style:parent-style-name="Default" style:data-style-name="N44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9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391" style:family="table-cell" style:parent-style-name="Default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7pt" style:font-size-asian="7pt" style:font-size-complex="7pt" fo:font-weight="bold" style:font-weight-asian="bold" style:font-weight-complex="bold"/>
    </style:style>
    <style:style style:name="ce392" style:family="table-cell" style:parent-style-name="Default" style:data-style-name="N43">
      <style:table-cell-properties style:vertical-align="middle" fo:wrap-option="wrap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 fo:font-weight="bold" style:font-weight-asian="bold" style:font-weight-complex="bold"/>
    </style:style>
    <style:style style:name="ce393" style:family="table-cell" style:parent-style-name="Default" style:data-style-name="N46">
      <style:text-properties fo:color="#DD0806" style:font-name="Franklin Gothic Book" style:font-name-asian="Franklin Gothic Book" style:font-name-complex="Franklin Gothic Book" fo:font-size="8pt" style:font-size-asian="8pt" style:font-size-complex="8pt" fo:font-weight="bold" style:font-weight-asian="bold" style:font-weight-complex="bold"/>
    </style:style>
    <style:style style:name="ce394" style:family="table-cell" style:parent-style-name="Default" style:data-style-name="N51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395" style:family="table-cell" style:parent-style-name="Default" style:data-style-name="N58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6pt" style:font-size-asian="6pt" style:font-size-complex="6pt"/>
    </style:style>
    <style:style style:name="ce396" style:family="table-cell" style:parent-style-name="Default" style:data-style-name="N46"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397" style:family="table-cell" style:parent-style-name="Default" style:data-style-name="N58">
      <style:table-cell-properties style:vertical-align="automatic" fo:background-color="transparent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6pt" style:font-size-asian="6pt" style:font-size-complex="6pt" fo:font-weight="bold" style:font-weight-asian="bold" style:font-weight-complex="bold"/>
    </style:style>
    <style:style style:name="ce398" style:family="table-cell" style:parent-style-name="Default" style:data-style-name="N46">
      <style:table-cell-properties fo:background-color="transparent"/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399" style:family="table-cell" style:parent-style-name="Default" style:data-style-name="N46">
      <style:table-cell-properties fo:background-color="transparent"/>
      <style:text-properties style:font-name="Franklin Gothic Book" style:font-name-asian="Franklin Gothic Book" style:font-name-complex="Franklin Gothic Book" fo:font-size="7pt" style:font-size-asian="7pt" style:font-size-complex="7pt"/>
    </style:style>
    <style:style style:name="ce400" style:family="table-cell" style:parent-style-name="Default" style:data-style-name="N3">
      <style:text-properties fo:color="#DD0806" style:font-name="Franklin Gothic Book" style:font-name-asian="Franklin Gothic Book" style:font-name-complex="Franklin Gothic Book" fo:font-size="8pt" style:font-size-asian="8pt" style:font-size-complex="8pt"/>
    </style:style>
    <style:style style:name="ce40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402" style:family="table-cell" style:parent-style-name="Default" style:data-style-name="N44">
      <style:table-cell-properties style:vertical-align="middle"/>
      <style:text-properties style:font-name="ConduitITC TT" style:font-name-asian="ConduitITC TT" style:font-name-complex="ConduitITC TT" fo:font-size="7pt" style:font-size-asian="7pt" style:font-size-complex="7pt"/>
    </style:style>
    <style:style style:name="ce403" style:family="table-cell" style:parent-style-name="Default" style:data-style-name="N51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404" style:family="table-cell" style:parent-style-name="Default" style:data-style-name="N46">
      <style:table-cell-properties style:vertical-align="middle"/>
      <style:text-properties style:font-name="ConduitITC TT" style:font-name-asian="ConduitITC TT" style:font-name-complex="ConduitITC TT" fo:font-size="6pt" style:font-size-asian="6pt" style:font-size-complex="6pt"/>
    </style:style>
    <style:style style:name="ce405" style:family="table-cell" style:parent-style-name="Default" style:data-style-name="N0">
      <style:text-properties fo:color="#000000" style:font-name="Franklin Gothic Book" style:font-name-asian="Franklin Gothic Book" style:font-name-complex="Franklin Gothic Book"/>
    </style:style>
    <style:style style:name="ce406" style:family="table-cell" style:parent-style-name="Default" style:data-style-name="N0">
      <style:text-properties fo:color="#000000" style:font-name="Franklin Gothic Heavy" style:font-name-asian="Franklin Gothic Heavy" style:font-name-complex="Franklin Gothic Heavy"/>
    </style:style>
    <style:style style:name="ce407" style:family="table-cell" style:parent-style-name="Default" style:data-style-name="N0">
      <style:text-properties style:font-name="ConduitITC TT" style:font-name-asian="ConduitITC TT" style:font-name-complex="ConduitITC T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solid" style:text-underline-type="singl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9" style:family="text" style:parent-style-name="Default">
      <style:text-properties fo:color="#000000" style:text-line-through-style="none" style:font-name="ConduitITC TT" style:font-name-asian="ConduitITC TT" style:font-name-complex="ConduitITC TT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0.3175cm"/>
    </style:style>
    <style:style style:name="co3" style:family="table-column">
      <style:table-column-properties fo:break-before="auto" style:column-width="0.423333333333333cm"/>
    </style:style>
    <style:style style:name="co4" style:family="table-column">
      <style:table-column-properties fo:break-before="auto" style:column-width="1.666875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1.508125cm" style:use-optimal-column-width="true"/>
    </style:style>
    <style:style style:name="co7" style:family="table-column">
      <style:table-column-properties fo:break-before="auto" style:column-width="1.13770833333333cm" style:use-optimal-column-width="true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1.29645833333333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1.42875cm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1.00541666666667cm" style:use-optimal-column-width="true"/>
    </style:style>
    <style:style style:name="co15" style:family="table-column">
      <style:table-column-properties fo:break-before="auto" style:column-width="0.820208333333333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1.37583333333333cm" style:use-optimal-column-width="true"/>
    </style:style>
    <style:style style:name="co18" style:family="table-column">
      <style:table-column-properties fo:break-before="auto" style:column-width="1.190625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1.71979166666667cm"/>
    </style:style>
    <style:style style:name="co21" style:family="table-column">
      <style:table-column-properties fo:break-before="auto" style:column-width="2.460625cm"/>
    </style:style>
    <style:style style:name="co22" style:family="table-column">
      <style:table-column-properties fo:break-before="auto" style:column-width="1.11125cm"/>
    </style:style>
    <style:style style:name="co23" style:family="table-column">
      <style:table-column-properties fo:break-before="auto" style:column-width="0.79375cm"/>
    </style:style>
    <style:style style:name="co24" style:family="table-column">
      <style:table-column-properties fo:break-before="auto" style:column-width="3.83645833333333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35479166666667cm"/>
    </style:style>
    <style:style style:name="co27" style:family="table-column">
      <style:table-column-properties fo:break-before="auto" style:column-width="0.502708333333333cm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3.94229166666667cm" style:use-optimal-column-width="true"/>
    </style:style>
    <style:style style:name="co30" style:family="table-column">
      <style:table-column-properties fo:break-before="auto" style:column-width="1.79916666666667cm"/>
    </style:style>
    <style:style style:name="co31" style:family="table-column">
      <style:table-column-properties fo:break-before="auto" style:column-width="1.74625cm"/>
    </style:style>
    <style:style style:name="co32" style:family="table-column">
      <style:table-column-properties fo:break-before="auto" style:column-width="1.45520833333333cm"/>
    </style:style>
    <style:style style:name="co33" style:family="table-column">
      <style:table-column-properties fo:break-before="auto" style:column-width="1.24354166666667cm"/>
    </style:style>
    <style:style style:name="co34" style:family="table-column">
      <style:table-column-properties fo:break-before="auto" style:column-width="0.238125cm"/>
    </style:style>
    <style:style style:name="co35" style:family="table-column">
      <style:table-column-properties fo:break-before="auto" style:column-width="1.16416666666667cm"/>
    </style:style>
    <style:style style:name="co36" style:family="table-column">
      <style:table-column-properties fo:break-before="auto" style:column-width="4.206875cm"/>
    </style:style>
    <style:style style:name="co37" style:family="table-column">
      <style:table-column-properties fo:break-before="auto" style:column-width="2.27541666666667cm"/>
    </style:style>
    <style:style style:name="co38" style:family="table-column">
      <style:table-column-properties fo:break-before="auto" style:column-width="2.09020833333333cm"/>
    </style:style>
    <style:style style:name="co39" style:family="table-column">
      <style:table-column-properties fo:break-before="auto" style:column-width="2.11666666666667cm"/>
    </style:style>
    <style:style style:name="co40" style:family="table-column">
      <style:table-column-properties fo:break-before="auto" style:column-width="3.175cm"/>
    </style:style>
    <style:style style:name="co41" style:family="table-column">
      <style:table-column-properties fo:break-before="auto" style:column-width="1.21708333333333cm"/>
    </style:style>
    <style:style style:name="co42" style:family="table-column">
      <style:table-column-properties fo:break-before="auto" style:column-width="0.343958333333333cm"/>
    </style:style>
    <style:style style:name="co43" style:family="table-column">
      <style:table-column-properties fo:break-before="auto" style:column-width="4.23333333333333cm"/>
    </style:style>
    <style:style style:name="co44" style:family="table-column">
      <style:table-column-properties fo:break-before="auto" style:column-width="1.27cm"/>
    </style:style>
    <style:style style:name="co45" style:family="table-column">
      <style:table-column-properties fo:break-before="auto" style:column-width="1.48166666666667cm"/>
    </style:style>
    <style:style style:name="co46" style:family="table-column">
      <style:table-column-properties fo:break-before="auto" style:column-width="8.06979166666667cm"/>
    </style:style>
    <style:style style:name="co47" style:family="table-column">
      <style:table-column-properties fo:break-before="auto" style:column-width="1.85208333333333cm"/>
    </style:style>
    <style:style style:name="co48" style:family="table-column">
      <style:table-column-properties fo:break-before="auto" style:column-width="1.93145833333333cm"/>
    </style:style>
    <style:style style:name="co49" style:family="table-column">
      <style:table-column-properties fo:break-before="auto" style:column-width="1.13770833333333cm"/>
    </style:style>
    <style:style style:name="co50" style:family="table-column">
      <style:table-column-properties fo:break-before="auto" style:column-width="1.53458333333333cm"/>
    </style:style>
    <style:style style:name="co51" style:family="table-column">
      <style:table-column-properties fo:break-before="auto" style:column-width="7.064375cm"/>
    </style:style>
    <style:style style:name="co52" style:family="table-column">
      <style:table-column-properties fo:break-before="auto" style:column-width="0.740833333333333cm"/>
    </style:style>
    <style:style style:name="co53" style:family="table-column">
      <style:table-column-properties fo:break-before="auto" style:column-width="6.111875cm"/>
    </style:style>
    <style:style style:name="co54" style:family="table-column">
      <style:table-column-properties fo:break-before="auto" style:column-width="0.899583333333333cm"/>
    </style:style>
    <style:style style:name="co55" style:family="table-column">
      <style:table-column-properties fo:break-before="auto" style:column-width="6.72041666666667cm"/>
    </style:style>
    <style:style style:name="co56" style:family="table-column">
      <style:table-column-properties fo:break-before="auto" style:column-width="3.51895833333333cm"/>
    </style:style>
    <style:style style:name="co57" style:family="table-column">
      <style:table-column-properties fo:break-before="auto" style:column-width="2.19604166666667cm"/>
    </style:style>
    <style:style style:name="co58" style:family="table-column">
      <style:table-column-properties fo:break-before="auto" style:column-width="1.984375cm"/>
    </style:style>
    <style:style style:name="co59" style:family="table-column">
      <style:table-column-properties fo:break-before="auto" style:column-width="2.06375cm"/>
    </style:style>
    <style:style style:name="co60" style:family="table-column">
      <style:table-column-properties fo:break-before="auto" style:column-width="7.09083333333333cm"/>
    </style:style>
    <style:style style:name="co61" style:family="table-column">
      <style:table-column-properties fo:break-before="auto" style:column-width="1.61395833333333cm"/>
    </style:style>
    <style:style style:name="co62" style:family="table-column">
      <style:table-column-properties fo:break-before="auto" style:column-width="8.016875cm"/>
    </style:style>
    <style:style style:name="co63" style:family="table-column">
      <style:table-column-properties fo:break-before="auto" style:column-width="1.40229166666667cm"/>
    </style:style>
    <style:style style:name="co64" style:family="table-column">
      <style:table-column-properties fo:break-before="auto" style:column-width="0.132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7.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21.7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2pt" style:use-optimal-row-height="false" fo:break-before="auto"/>
    </style:style>
    <style:style style:name="ro11" style:family="table-row">
      <style:table-row-properties style:row-height="20.25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26.25pt" style:use-optimal-row-height="false" fo:break-before="auto"/>
    </style:style>
    <style:style style:name="ro14" style:family="table-row">
      <style:table-row-properties style:row-height="16.5pt" style:use-optimal-row-height="false" fo:break-before="auto"/>
    </style:style>
    <style:style style:name="ro15" style:family="table-row">
      <style:table-row-properties style:row-height="17.25pt" style:use-optimal-row-height="fals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22.5pt" style:use-optimal-row-height="false" fo:break-before="auto"/>
    </style:style>
    <style:style style:name="ro18" style:family="table-row">
      <style:table-row-properties style:row-height="23.1pt" style:use-optimal-row-height="false" fo:break-before="auto"/>
    </style:style>
    <style:style style:name="ro19" style:family="table-row">
      <style:table-row-properties style:row-height="13.5pt" style:use-optimal-row-height="false" fo:break-before="auto"/>
    </style:style>
    <style:style style:name="ro20" style:family="table-row">
      <style:table-row-properties style:row-height="11.1pt" style:use-optimal-row-height="false" fo:break-before="auto"/>
    </style:style>
    <style:style style:name="ro21" style:family="table-row">
      <style:table-row-properties style:row-height="14.25pt" style:use-optimal-row-height="true" fo:break-before="auto"/>
    </style:style>
    <style:style style:name="ro22" style:family="table-row">
      <style:table-row-properties style:row-height="20.1pt" style:use-optimal-row-height="false" fo:break-before="auto"/>
    </style:style>
    <style:style style:name="ro23" style:family="table-row">
      <style:table-row-properties style:row-height="9pt" style:use-optimal-row-height="true" fo:break-before="auto"/>
    </style:style>
    <style:style style:name="ro24" style:family="table-row">
      <style:table-row-properties style:row-height="11.25pt" style:use-optimal-row-height="false" fo:break-before="auto"/>
    </style:style>
    <style:style style:name="ro25" style:family="table-row">
      <style:table-row-properties style:row-height="0.75pt" style:use-optimal-row-height="false" fo:break-before="auto"/>
    </style:style>
    <style:style style:name="ro26" style:family="table-row">
      <style:table-row-properties style:row-height="17.1pt" style:use-optimal-row-height="false" fo:break-before="auto"/>
    </style:style>
    <style:style style:name="ro27" style:family="table-row">
      <style:table-row-properties style:row-height="8.1pt" style:use-optimal-row-height="false" fo:break-before="auto"/>
    </style:style>
    <style:style style:name="ro28" style:family="table-row">
      <style:table-row-properties style:row-height="19.5pt" style:use-optimal-row-height="false" fo:break-before="auto"/>
    </style:style>
    <style:style style:name="ro29" style:family="table-row">
      <style:table-row-properties style:row-height="6.75pt" style:use-optimal-row-height="false" fo:break-before="auto"/>
    </style:style>
    <style:style style:name="ro30" style:family="table-row">
      <style:table-row-properties style:row-height="9.75pt" style:use-optimal-row-height="false" fo:break-before="auto"/>
    </style:style>
    <style:style style:name="ro31" style:family="table-row">
      <style:table-row-properties style:row-height="18.75pt" style:use-optimal-row-height="false" fo:break-before="auto"/>
    </style:style>
    <style:style style:name="ro32" style:family="table-row">
      <style:table-row-properties style:row-height="3pt" style:use-optimal-row-height="false" fo:break-before="auto"/>
    </style:style>
    <style:style style:name="ro33" style:family="table-row">
      <style:table-row-properties style:row-height="5.1pt" style:use-optimal-row-height="false" fo:break-before="auto"/>
    </style:style>
    <style:style style:name="ro34" style:family="table-row">
      <style:table-row-properties style:row-height="6pt" style:use-optimal-row-height="false" fo:break-before="auto"/>
    </style:style>
    <style:style style:name="ro35" style:family="table-row">
      <style:table-row-properties style:row-height="5.2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style:style style:name="ta13" style:family="table" style:master-page-name="mp13">
      <style:table-properties table:display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1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4">
      <style:graphic-properties/>
    </style:style>
    <style:style style:family="paragraph" style:name="a1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">
      <style:graphic-properties/>
    </style:style>
    <style:style style:family="graphic" style:name="a10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6">
      <style:graphic-properties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/>
    </style:style>
    <style:style style:family="paragraph" style:name="a1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">
      <style:graphic-properties/>
    </style:style>
    <style:style style:family="graphic" style:name="a10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9">
      <style:graphic-properties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in" fo:padding-bottom="0in" fo:padding-left="0in" fo:padding-right="0in" draw:textarea-vertical-align="top" draw:textarea-horizontal-align="left" draw:fill="gradient" draw:fill-gradient-name="a217" draw:stroke="none" draw:auto-grow-width="false" draw:auto-grow-height="false"/>
      <style:paragraph-properties style:font-independent-line-spacing="fals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0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/>
    </style:style>
    <style:style style:family="paragraph" style:name="a9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3">
      <style:graphic-properties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/>
    </style:style>
    <style:style style:family="graphic" style:name="a115">
      <style:graphic-properties/>
    </style:style>
    <style:style style:family="graphic" style:name="a116">
      <style:graphic-properties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44" style:parent-style-name="Graphics">
      <style:graphic-properties draw:fill="none" fo:clip="rect(0in 0in 0in 0in)" draw:stroke="none"/>
    </style:style>
    <style:style style:family="graphic" style:name="a345" style:parent-style-name="Graphics">
      <style:graphic-properties draw:fill="none" fo:clip="rect(0in 0in 0in 0in)" draw:stroke="non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40">
      <style:graphic-properties fo:wrap-option="wrap" fo:padding-top="0in" fo:padding-bottom="0in" fo:padding-left="0in" fo:padding-right="0in" draw:textarea-vertical-align="top" draw:textarea-horizontal-align="left" draw:fill="gradient" draw:fill-gradient-name="a239" draw:stroke="none" draw:auto-grow-width="false" draw:auto-grow-height="false"/>
      <style:paragraph-properties style:font-independent-line-spacing="false" style:writing-mode="lr-tb"/>
    </style:style>
    <style:style style:family="graphic" style:name="a138">
      <style:graphic-properties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/>
    </style:style>
    <style:style style:family="paragraph" style:name="a24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0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 style:parent-style-name="Graphics">
      <style:graphic-properties draw:fill="none" fo:clip="rect(0in 0in 0in 0in)" draw:stroke="none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52" style:parent-style-name="Graphics">
      <style:graphic-properties draw:fill="none" fo:clip="rect(0in 0in 0in 0in)" draw:stroke="non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56" style:parent-style-name="Graphics">
      <style:graphic-properties draw:fill="none" fo:clip="rect(0in 0in 0in 0in)" draw:stroke="none"/>
    </style:style>
    <style:style style:family="graphic" style:name="a357" style:parent-style-name="Graphics">
      <style:graphic-properties draw:fill="none" fo:clip="rect(0in 0in 0in 0in)" draw:stroke="non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/>
    </style:style>
    <style:style style:family="graphic" style:name="a141">
      <style:graphic-properties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Heavy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6" style:parent-style-name="Graphics">
      <style:graphic-properties draw:fill="none" fo:clip="rect(0in 0in 0in 0in)" draw:stroke="none"/>
    </style:style>
    <style:style style:family="graphic" style:name="a267" style:parent-style-name="Graphics">
      <style:graphic-properties draw:fill="none" fo:clip="rect(0in 0in 0in 0in)" draw:stroke="non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72" style:parent-style-name="Graphics">
      <style:graphic-properties draw:fill="none" fo:clip="rect(0in 0in 0in 0in)" draw:stroke="none"/>
    </style:style>
    <style:style style:family="graphic" style:name="a373" style:parent-style-name="Graphics">
      <style:graphic-properties draw:fill="none" fo:clip="rect(0in 0in 0in 0in)" draw:stroke="non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0">
      <style:graphic-properties/>
    </style:style>
    <style:style style:family="graphic" style:name="a161">
      <style:graphic-properties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65" style:parent-style-name="Graphics">
      <style:graphic-properties draw:fill="none" fo:clip="rect(0in 0in 0in 0in)" draw:stroke="none"/>
    </style:style>
    <style:style style:family="graphic" style:name="a166" style:parent-style-name="Graphics">
      <style:graphic-properties draw:fill="none" fo:clip="rect(0in 0in 0in 0in)" draw:stroke="non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">
      <style:graphic-properties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8">
      <style:graphic-properties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2" style:parent-style-name="Graphics">
      <style:graphic-properties draw:fill="none" fo:clip="rect(0in 0in 0in 0in)" draw:stroke="non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" style:parent-style-name="Graphics">
      <style:graphic-properties draw:fill="none" fo:clip="rect(0in 0in 0in 0in)" draw:stroke="none"/>
    </style:style>
    <style:style style:family="graphic" style:name="a179" style:parent-style-name="Graphics">
      <style:graphic-properties draw:fill="none" fo:clip="rect(0in 0in 0in 0in)" draw:stroke="none"/>
    </style:style>
    <style:style style:family="graphic" style:name="a281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5">
      <style:graphic-properties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no-wrap" fo:padding-top="0.02in" fo:padding-bottom="0.02in" fo:padding-left="0.01in" fo:padding-right="0.01in" draw:textarea-vertical-align="middle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fo:font-size="0.01389in" style:font-size-asian="0.01389in" style:font-size-complex="0.013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5" style:parent-style-name="Graphics">
      <style:graphic-properties draw:fill="none" fo:clip="rect(0in 0in 0in 0in)" draw:stroke="none"/>
    </style:style>
    <style:style style:family="graphic" style:name="a186" style:parent-style-name="Graphics">
      <style:graphic-properties draw:fill="none" fo:clip="rect(0in 0in 0in 0in)" draw:stroke="none"/>
    </style:style>
    <style:style style:family="graphic" style:name="a187" style:parent-style-name="Graphics">
      <style:graphic-properties draw:fill="none" fo:clip="rect(0in 0in 0in 0in)" draw:stroke="non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2in" fo:padding-bottom="0.02in" fo:padding-left="0.02in" fo:padding-right="0.02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2" style:parent-style-name="Graphics">
      <style:graphic-properties draw:fill="none" fo:clip="rect(0in 0in 0in 0in)" draw:stroke="non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8" style:parent-style-name="Graphics">
      <style:graphic-properties draw:fill="none" fo:clip="rect(0in 0in 0in 0in)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rmes-Bold" style:font-family-asian="" style:font-family-complex="" fo:font-size="0.125in" style:font-size-asian="0.125in" style:font-size-complex="0.1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.03in" fo:padding-bottom="0in" fo:padding-left="0.03in" fo:padding-right="0.0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gradient" draw:fill-gradient-name="a195" draw:stroke="none" draw:auto-grow-width="false" draw:auto-grow-height="false"/>
      <style:paragraph-properties style:font-independent-line-spacing="fals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33">
      <style:graphic-properties/>
    </style:style>
    <style:style style:family="graphic" style:name="a34">
      <style:graphic-properties/>
    </style:style>
    <style:style style:family="graphic" style:name="a35">
      <style:graphic-properties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asian="" style:font-family-complex="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no-wrap" fo:padding-top="0.05in" fo:padding-bottom="0.05in" fo:padding-left="0.1in" fo:padding-right="0.1in" draw:textarea-vertical-align="top" draw:textarea-horizontal-align="center" draw:fill="solid" draw:fill-color="#000000" draw:secondary-fill-color="#ffffff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/>
    </style:style>
    <style:style style:family="graphic" style:name="a58">
      <style:graphic-properties/>
    </style:style>
    <style:style style:family="graphic" style:name="a59">
      <style:graphic-properties/>
    </style:style>
    <style:style style:family="graphic" style:name="a60">
      <style:graphic-properties/>
    </style:style>
    <style:style style:family="graphic" style:name="a61">
      <style:graphic-properties/>
    </style:style>
    <style:style style:family="graphic" style:name="a62">
      <style:graphic-properties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fals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00330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Fim" table:style-name="ta1" table:print-ranges="Fim.A1:Fim.AG40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2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51" table:default-cell-style-name="ce1"/>
        <table:table-row table:style-name="ro1">
          <table:table-cell office:value-type="string" table:number-columns-spanned="9" table:number-rows-spanned="1" table:style-name="ce17">
            <text:p>MÊS HOMÓLOGO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17">
            <text:p>MÊS ANTERIOR</text:p>
          </table:table-cell>
          <table:covered-table-cell table:number-columns-repeated="8"/>
          <table:table-cell table:style-name="ce2"/>
          <table:table-cell office:value-type="string" table:number-columns-spanned="9" table:number-rows-spanned="1" table:style-name="ce17">
            <text:p>MÊS ACTUAL</text:p>
          </table:table-cell>
          <table:covered-table-cell table:number-columns-repeated="8"/>
          <table:table-cell table:style-name="ce2"/>
          <table:table-cell table:number-columns-repeated="16354" table:style-name="ce1"/>
        </table:table-row>
        <table:table-row table:style-name="ro2">
          <table:table-cell table:style-name="ce1"/>
          <table:table-cell office:value-type="string" table:number-columns-spanned="3" table:number-rows-spanned="1" table:style-name="ce17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7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17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7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3" table:number-rows-spanned="1" table:style-name="ce17">
            <text:p>Continente</text:p>
          </table:table-cell>
          <table:covered-table-cell table:number-columns-repeated="2"/>
          <table:table-cell table:number-columns-repeated="2" table:style-name="ce1"/>
          <table:table-cell office:value-type="string" table:number-columns-spanned="3" table:number-rows-spanned="1" table:style-name="ce17">
            <text:p>País</text:p>
          </table:table-cell>
          <table:covered-table-cell table:number-columns-repeated="2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57110" table:style-name="ce6">
            <text:p>857110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902394" table:style-name="ce6">
            <text:p>902394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84661" table:style-name="ce6">
            <text:p>884661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933352" table:style-name="ce6">
            <text:p>933352</text:p>
          </table:table-cell>
          <table:table-cell table:style-name="ce2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889508" table:style-name="ce6">
            <text:p>889508</text:p>
          </table:table-cell>
          <table:table-cell table:style-name="ce1"/>
          <table:table-cell office:value-type="string" table:style-name="ce4">
            <text:p>Tot Ped</text:p>
          </table:table-cell>
          <table:table-cell table:number-columns-repeated="2" table:style-name="ce5"/>
          <table:table-cell office:value-type="float" office:value="938826" table:style-name="ce6">
            <text:p>938826</text:p>
          </table:table-cell>
          <table:table-cell table:style-name="ce2"/>
          <table:table-cell office:value-type="string" table:style-name="ce7">
            <text:p>Pedidos</text:p>
          </table:table-cell>
          <table:table-cell office:value-type="float" office:value="4.0372608860431285" table:style-name="ce8">
            <text:p>4,0</text:p>
          </table:table-cell>
          <table:table-cell office:value-type="float" office:value="0.5864882702345966" table:style-name="ce8">
            <text:p>0,6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701959" table:style-name="ce6">
            <text:p>701959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739611" table:style-name="ce6">
            <text:p>739611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69668" table:style-name="ce6">
            <text:p>669668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705327" table:style-name="ce6">
            <text:p>705327</text:p>
          </table:table-cell>
          <table:table-cell table:style-name="ce2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664713" table:style-name="ce6">
            <text:p>664713</text:p>
          </table:table-cell>
          <table:table-cell table:style-name="ce1"/>
          <table:table-cell office:value-type="string" table:style-name="ce4">
            <text:p>Desemp</text:p>
          </table:table-cell>
          <table:table-cell table:number-columns-repeated="2" table:style-name="ce5"/>
          <table:table-cell office:value-type="float" office:value="700954" table:style-name="ce6">
            <text:p>700954</text:p>
          </table:table-cell>
          <table:table-cell table:style-name="ce2"/>
          <table:table-cell office:value-type="string" table:style-name="ce7">
            <text:p>Desemprego</text:p>
          </table:table-cell>
          <table:table-cell office:value-type="float" office:value="-5.2266664503367366" table:style-name="ce8">
            <text:p>-5,2</text:p>
          </table:table-cell>
          <table:table-cell office:value-type="float" office:value="-0.6199961152770328" table:style-name="ce8">
            <text:p>-0,6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5405" table:style-name="ce6">
            <text:p>55405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018" table:style-name="ce6">
            <text:p>59018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047" table:style-name="ce6">
            <text:p>59047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2912" table:style-name="ce6">
            <text:p>62912</text:p>
          </table:table-cell>
          <table:table-cell table:style-name="ce2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59322" table:style-name="ce6">
            <text:p>59322</text:p>
          </table:table-cell>
          <table:table-cell table:style-name="ce1"/>
          <table:table-cell office:value-type="string" table:style-name="ce4">
            <text:p>Emp</text:p>
          </table:table-cell>
          <table:table-cell table:number-columns-repeated="2" table:style-name="ce2"/>
          <table:table-cell office:value-type="float" office:value="63259" table:style-name="ce9">
            <text:p>63259</text:p>
          </table:table-cell>
          <table:table-cell table:style-name="ce2"/>
          <table:table-cell office:value-type="string" table:style-name="ce7">
            <text:p>Ofertas</text:p>
          </table:table-cell>
          <table:table-cell office:value-type="float" office:value="71.95791399817017" table:style-name="ce8">
            <text:p>72,0</text:p>
          </table:table-cell>
          <table:table-cell office:value-type="float" office:value="9.9251374429757817" table:style-name="ce8">
            <text:p>9,9</text:p>
          </table:table-cell>
          <table:table-cell table:number-columns-repeated="16351"/>
        </table:table-row>
        <table:table-row table:style-name="ro2"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81866" table:style-name="ce6">
            <text:p>81866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85192" table:style-name="ce6">
            <text:p>85192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36191" table:style-name="ce6">
            <text:p>136191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4445" table:style-name="ce6">
            <text:p>144445</text:p>
          </table:table-cell>
          <table:table-cell table:style-name="ce2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45239" table:style-name="ce6">
            <text:p>145239</text:p>
          </table:table-cell>
          <table:table-cell table:style-name="ce1"/>
          <table:table-cell office:value-type="string" table:style-name="ce4">
            <text:p>Ocup</text:p>
          </table:table-cell>
          <table:table-cell table:number-columns-repeated="2" table:style-name="ce2"/>
          <table:table-cell office:value-type="float" office:value="153553" table:style-name="ce6">
            <text:p>153553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7880" table:style-name="ce6">
            <text:p>17880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8573" table:style-name="ce6">
            <text:p>18573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19755" table:style-name="ce6">
            <text:p>19755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668" table:style-name="ce6">
            <text:p>20668</text:p>
          </table:table-cell>
          <table:table-cell table:style-name="ce2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0234" table:style-name="ce6">
            <text:p>20234</text:p>
          </table:table-cell>
          <table:table-cell table:style-name="ce1"/>
          <table:table-cell office:value-type="string" table:style-name="ce4">
            <text:p>Indisp</text:p>
          </table:table-cell>
          <table:table-cell table:number-columns-repeated="2" table:style-name="ce2"/>
          <table:table-cell office:value-type="float" office:value="21060" table:style-name="ce6">
            <text:p>21060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1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number-columns-repeated="2" table:style-name="ce4"/>
          <table:table-cell office:value-type="string" table:style-name="ce3">
            <text:p>Homens</text:p>
          </table:table-cell>
          <table:table-cell office:value-type="string" table:style-name="ce3">
            <text:p>Mulheres</text:p>
          </table:table-cell>
          <table:table-cell office:value-type="string" table:style-name="ce6">
            <text:p>Total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table:style-name="ce4"/>
          <table:table-cell office:value-type="float" office:value="347209" table:style-name="ce6">
            <text:p>347209</text:p>
          </table:table-cell>
          <table:table-cell office:value-type="float" office:value="354750" table:style-name="ce6">
            <text:p>354750</text:p>
          </table:table-cell>
          <table:table-cell office:value-type="float" office:value="701959" table:style-name="ce6">
            <text:p>701959</text:p>
          </table:table-cell>
          <table:table-cell table:style-name="ce1"/>
          <table:table-cell table:style-name="ce4"/>
          <table:table-cell office:value-type="float" office:value="368906" table:style-name="ce6">
            <text:p>368906</text:p>
          </table:table-cell>
          <table:table-cell office:value-type="float" office:value="370705" table:style-name="ce6">
            <text:p>370705</text:p>
          </table:table-cell>
          <table:table-cell office:value-type="float" office:value="739611" table:style-name="ce6">
            <text:p>739611</text:p>
          </table:table-cell>
          <table:table-cell table:style-name="ce2"/>
          <table:table-cell table:style-name="ce4"/>
          <table:table-cell office:value-type="float" office:value="325523" table:style-name="ce6">
            <text:p>325523</text:p>
          </table:table-cell>
          <table:table-cell office:value-type="float" office:value="344145" table:style-name="ce6">
            <text:p>344145</text:p>
          </table:table-cell>
          <table:table-cell office:value-type="float" office:value="669668" table:style-name="ce6">
            <text:p>669668</text:p>
          </table:table-cell>
          <table:table-cell table:style-name="ce1"/>
          <table:table-cell table:style-name="ce4"/>
          <table:table-cell office:value-type="float" office:value="345764" table:style-name="ce6">
            <text:p>345764</text:p>
          </table:table-cell>
          <table:table-cell office:value-type="float" office:value="359563" table:style-name="ce6">
            <text:p>359563</text:p>
          </table:table-cell>
          <table:table-cell office:value-type="float" office:value="705327" table:style-name="ce6">
            <text:p>705327</text:p>
          </table:table-cell>
          <table:table-cell table:style-name="ce2"/>
          <table:table-cell table:style-name="ce4"/>
          <table:table-cell office:value-type="float" office:value="324681" table:style-name="ce6">
            <text:p>324681</text:p>
          </table:table-cell>
          <table:table-cell office:value-type="float" office:value="340032" table:style-name="ce6">
            <text:p>340032</text:p>
          </table:table-cell>
          <table:table-cell office:value-type="float" office:value="664713" table:style-name="ce6">
            <text:p>664713</text:p>
          </table:table-cell>
          <table:table-cell table:number-columns-repeated="2" table:style-name="ce4"/>
          <table:table-cell office:value-type="float" office:value="345319" table:style-name="ce6">
            <text:p>345319</text:p>
          </table:table-cell>
          <table:table-cell office:value-type="float" office:value="355635" table:style-name="ce6">
            <text:p>355635</text:p>
          </table:table-cell>
          <table:table-cell office:value-type="float" office:value="700954" table:style-name="ce6">
            <text:p>700954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&lt;25 anos</text:p>
          </table:table-cell>
          <table:table-cell office:value-type="float" office:value="40107" table:style-name="ce4">
            <text:p>40107</text:p>
          </table:table-cell>
          <table:table-cell office:value-type="float" office:value="45780" table:style-name="ce4">
            <text:p>45780</text:p>
          </table:table-cell>
          <table:table-cell office:value-type="float" office:value="85887" table:style-name="ce6">
            <text:p>85887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43091" table:style-name="ce4">
            <text:p>43091</text:p>
          </table:table-cell>
          <table:table-cell office:value-type="float" office:value="48709" table:style-name="ce4">
            <text:p>48709</text:p>
          </table:table-cell>
          <table:table-cell office:value-type="float" office:value="91800" table:style-name="ce6">
            <text:p>91800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40836" table:style-name="ce4">
            <text:p>40836</text:p>
          </table:table-cell>
          <table:table-cell office:value-type="float" office:value="47153" table:style-name="ce4">
            <text:p>47153</text:p>
          </table:table-cell>
          <table:table-cell office:value-type="float" office:value="87989" table:style-name="ce6">
            <text:p>87989</text:p>
          </table:table-cell>
          <table:table-cell table:style-name="ce1"/>
          <table:table-cell office:value-type="string" table:style-name="ce6">
            <text:p>&lt;25 anos</text:p>
          </table:table-cell>
          <table:table-cell office:value-type="float" office:value="43618" table:style-name="ce4">
            <text:p>43618</text:p>
          </table:table-cell>
          <table:table-cell office:value-type="float" office:value="49988" table:style-name="ce4">
            <text:p>49988</text:p>
          </table:table-cell>
          <table:table-cell office:value-type="float" office:value="93606" table:style-name="ce6">
            <text:p>93606</text:p>
          </table:table-cell>
          <table:table-cell table:style-name="ce2"/>
          <table:table-cell office:value-type="string" table:style-name="ce6">
            <text:p>&lt;25 anos</text:p>
          </table:table-cell>
          <table:table-cell office:value-type="float" office:value="41215" table:style-name="ce4">
            <text:p>41215</text:p>
          </table:table-cell>
          <table:table-cell office:value-type="float" office:value="46467" table:style-name="ce4">
            <text:p>46467</text:p>
          </table:table-cell>
          <table:table-cell office:value-type="float" office:value="87682" table:style-name="ce6">
            <text:p>87682</text:p>
          </table:table-cell>
          <table:table-cell table:style-name="ce1"/>
          <table:table-cell office:value-type="string" table:style-name="ce6">
            <text:p>&lt; 25 anos</text:p>
          </table:table-cell>
          <table:table-cell office:value-type="float" office:value="44071" table:style-name="ce4">
            <text:p>44071</text:p>
          </table:table-cell>
          <table:table-cell office:value-type="float" office:value="49235" table:style-name="ce4">
            <text:p>49235</text:p>
          </table:table-cell>
          <table:table-cell office:value-type="float" office:value="93306" table:style-name="ce6">
            <text:p>93306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&gt;=25 anos</text:p>
          </table:table-cell>
          <table:table-cell office:value-type="float" office:value="307102" table:style-name="ce4">
            <text:p>307102</text:p>
          </table:table-cell>
          <table:table-cell office:value-type="float" office:value="308970" table:style-name="ce4">
            <text:p>308970</text:p>
          </table:table-cell>
          <table:table-cell office:value-type="float" office:value="616072" table:style-name="ce6">
            <text:p>616072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325815" table:style-name="ce4">
            <text:p>325815</text:p>
          </table:table-cell>
          <table:table-cell office:value-type="float" office:value="321996" table:style-name="ce4">
            <text:p>321996</text:p>
          </table:table-cell>
          <table:table-cell office:value-type="float" office:value="647811" table:style-name="ce6">
            <text:p>647811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84687" table:style-name="ce4">
            <text:p>284687</text:p>
          </table:table-cell>
          <table:table-cell office:value-type="float" office:value="296992" table:style-name="ce4">
            <text:p>296992</text:p>
          </table:table-cell>
          <table:table-cell office:value-type="float" office:value="581679" table:style-name="ce6">
            <text:p>581679</text:p>
          </table:table-cell>
          <table:table-cell table:style-name="ce1"/>
          <table:table-cell office:value-type="string" table:style-name="ce6">
            <text:p>&gt;=25 anos</text:p>
          </table:table-cell>
          <table:table-cell office:value-type="float" office:value="302146" table:style-name="ce4">
            <text:p>302146</text:p>
          </table:table-cell>
          <table:table-cell office:value-type="float" office:value="309575" table:style-name="ce4">
            <text:p>309575</text:p>
          </table:table-cell>
          <table:table-cell office:value-type="float" office:value="611721" table:style-name="ce6">
            <text:p>611721</text:p>
          </table:table-cell>
          <table:table-cell table:style-name="ce2"/>
          <table:table-cell office:value-type="string" table:style-name="ce6">
            <text:p>&gt;=25 anos</text:p>
          </table:table-cell>
          <table:table-cell office:value-type="float" office:value="283466" table:style-name="ce4">
            <text:p>283466</text:p>
          </table:table-cell>
          <table:table-cell office:value-type="float" office:value="293565" table:style-name="ce4">
            <text:p>293565</text:p>
          </table:table-cell>
          <table:table-cell office:value-type="float" office:value="577031" table:style-name="ce6">
            <text:p>577031</text:p>
          </table:table-cell>
          <table:table-cell table:style-name="ce1"/>
          <table:table-cell office:value-type="string" table:style-name="ce6">
            <text:p>&gt;= 25 anos</text:p>
          </table:table-cell>
          <table:table-cell office:value-type="float" office:value="301248" table:style-name="ce4">
            <text:p>301248</text:p>
          </table:table-cell>
          <table:table-cell office:value-type="float" office:value="306400" table:style-name="ce4">
            <text:p>306400</text:p>
          </table:table-cell>
          <table:table-cell office:value-type="float" office:value="607648" table:style-name="ce6">
            <text:p>607648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&lt;1 ano</text:p>
          </table:table-cell>
          <table:table-cell office:value-type="float" office:value="206095" table:style-name="ce4">
            <text:p>206095</text:p>
          </table:table-cell>
          <table:table-cell office:value-type="float" office:value="199429" table:style-name="ce4">
            <text:p>199429</text:p>
          </table:table-cell>
          <table:table-cell office:value-type="float" office:value="405524" table:style-name="ce6">
            <text:p>405524</text:p>
          </table:table-cell>
          <table:table-cell table:style-name="ce1"/>
          <table:table-cell office:value-type="string" table:style-name="ce10">
            <text:p>&lt;1 ano</text:p>
          </table:table-cell>
          <table:table-cell office:value-type="float" office:value="218170" table:style-name="ce4">
            <text:p>218170</text:p>
          </table:table-cell>
          <table:table-cell office:value-type="float" office:value="208313" table:style-name="ce4">
            <text:p>208313</text:p>
          </table:table-cell>
          <table:table-cell office:value-type="float" office:value="426483" table:style-name="ce6">
            <text:p>426483</text:p>
          </table:table-cell>
          <table:table-cell table:style-name="ce2"/>
          <table:table-cell office:value-type="string" table:style-name="ce10">
            <text:p>&lt;1 ano</text:p>
          </table:table-cell>
          <table:table-cell office:value-type="float" office:value="173802" table:style-name="ce4">
            <text:p>173802</text:p>
          </table:table-cell>
          <table:table-cell office:value-type="float" office:value="182138" table:style-name="ce4">
            <text:p>182138</text:p>
          </table:table-cell>
          <table:table-cell office:value-type="float" office:value="355940" table:style-name="ce6">
            <text:p>355940</text:p>
          </table:table-cell>
          <table:table-cell table:style-name="ce1"/>
          <table:table-cell office:value-type="string" table:style-name="ce10">
            <text:p>&lt;1 ano</text:p>
          </table:table-cell>
          <table:table-cell office:value-type="float" office:value="184450" table:style-name="ce4">
            <text:p>184450</text:p>
          </table:table-cell>
          <table:table-cell office:value-type="float" office:value="190932" table:style-name="ce4">
            <text:p>190932</text:p>
          </table:table-cell>
          <table:table-cell office:value-type="float" office:value="375382" table:style-name="ce6">
            <text:p>375382</text:p>
          </table:table-cell>
          <table:table-cell table:style-name="ce2"/>
          <table:table-cell office:value-type="string" table:style-name="ce10">
            <text:p>&lt;1 ano</text:p>
          </table:table-cell>
          <table:table-cell office:value-type="float" office:value="171986" table:style-name="ce4">
            <text:p>171986</text:p>
          </table:table-cell>
          <table:table-cell office:value-type="float" office:value="178322" table:style-name="ce4">
            <text:p>178322</text:p>
          </table:table-cell>
          <table:table-cell office:value-type="float" office:value="350308" table:style-name="ce6">
            <text:p>350308</text:p>
          </table:table-cell>
          <table:table-cell table:style-name="ce1"/>
          <table:table-cell office:value-type="string" table:style-name="ce10">
            <text:p>&lt; 1 ano</text:p>
          </table:table-cell>
          <table:table-cell office:value-type="float" office:value="182841" table:style-name="ce4">
            <text:p>182841</text:p>
          </table:table-cell>
          <table:table-cell office:value-type="float" office:value="187213" table:style-name="ce4">
            <text:p>187213</text:p>
          </table:table-cell>
          <table:table-cell office:value-type="float" office:value="370054" table:style-name="ce6">
            <text:p>370054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&gt;=1 ano</text:p>
          </table:table-cell>
          <table:table-cell office:value-type="float" office:value="141114" table:style-name="ce4">
            <text:p>141114</text:p>
          </table:table-cell>
          <table:table-cell office:value-type="float" office:value="155321" table:style-name="ce4">
            <text:p>155321</text:p>
          </table:table-cell>
          <table:table-cell office:value-type="float" office:value="296435" table:style-name="ce6">
            <text:p>296435</text:p>
          </table:table-cell>
          <table:table-cell table:style-name="ce1"/>
          <table:table-cell office:value-type="string" table:style-name="ce10">
            <text:p>&gt;=1 ano</text:p>
          </table:table-cell>
          <table:table-cell office:value-type="float" office:value="150736" table:style-name="ce4">
            <text:p>150736</text:p>
          </table:table-cell>
          <table:table-cell office:value-type="float" office:value="162392" table:style-name="ce4">
            <text:p>162392</text:p>
          </table:table-cell>
          <table:table-cell office:value-type="float" office:value="313128" table:style-name="ce6">
            <text:p>313128</text:p>
          </table:table-cell>
          <table:table-cell table:style-name="ce2"/>
          <table:table-cell office:value-type="string" table:style-name="ce10">
            <text:p>&gt;=1 ano</text:p>
          </table:table-cell>
          <table:table-cell office:value-type="float" office:value="151721" table:style-name="ce4">
            <text:p>151721</text:p>
          </table:table-cell>
          <table:table-cell office:value-type="float" office:value="162007" table:style-name="ce4">
            <text:p>162007</text:p>
          </table:table-cell>
          <table:table-cell office:value-type="float" office:value="313728" table:style-name="ce6">
            <text:p>313728</text:p>
          </table:table-cell>
          <table:table-cell table:style-name="ce1"/>
          <table:table-cell office:value-type="string" table:style-name="ce10">
            <text:p>&gt;=1 ano</text:p>
          </table:table-cell>
          <table:table-cell office:value-type="float" office:value="161314" table:style-name="ce4">
            <text:p>161314</text:p>
          </table:table-cell>
          <table:table-cell office:value-type="float" office:value="168631" table:style-name="ce4">
            <text:p>168631</text:p>
          </table:table-cell>
          <table:table-cell office:value-type="float" office:value="329945" table:style-name="ce6">
            <text:p>329945</text:p>
          </table:table-cell>
          <table:table-cell table:style-name="ce2"/>
          <table:table-cell office:value-type="string" table:style-name="ce10">
            <text:p>&gt;=1 ano</text:p>
          </table:table-cell>
          <table:table-cell office:value-type="float" office:value="152695" table:style-name="ce4">
            <text:p>152695</text:p>
          </table:table-cell>
          <table:table-cell office:value-type="float" office:value="161710" table:style-name="ce4">
            <text:p>161710</text:p>
          </table:table-cell>
          <table:table-cell office:value-type="float" office:value="314405" table:style-name="ce6">
            <text:p>314405</text:p>
          </table:table-cell>
          <table:table-cell table:style-name="ce1"/>
          <table:table-cell office:value-type="string" table:style-name="ce10">
            <text:p>&gt;= 1 ano</text:p>
          </table:table-cell>
          <table:table-cell office:value-type="float" office:value="162478" table:style-name="ce4">
            <text:p>162478</text:p>
          </table:table-cell>
          <table:table-cell office:value-type="float" office:value="168422" table:style-name="ce4">
            <text:p>168422</text:p>
          </table:table-cell>
          <table:table-cell office:value-type="float" office:value="330900" table:style-name="ce6">
            <text:p>330900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1ª Emp</text:p>
          </table:table-cell>
          <table:table-cell office:value-type="float" office:value="23188" table:style-name="ce4">
            <text:p>23188</text:p>
          </table:table-cell>
          <table:table-cell office:value-type="float" office:value="33387" table:style-name="ce4">
            <text:p>33387</text:p>
          </table:table-cell>
          <table:table-cell office:value-type="float" office:value="56575" table:style-name="ce6">
            <text:p>56575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24751" table:style-name="ce4">
            <text:p>24751</text:p>
          </table:table-cell>
          <table:table-cell office:value-type="float" office:value="35547" table:style-name="ce4">
            <text:p>35547</text:p>
          </table:table-cell>
          <table:table-cell office:value-type="float" office:value="60298" table:style-name="ce6">
            <text:p>60298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9426" table:style-name="ce4">
            <text:p>29426</text:p>
          </table:table-cell>
          <table:table-cell office:value-type="float" office:value="40212" table:style-name="ce4">
            <text:p>40212</text:p>
          </table:table-cell>
          <table:table-cell office:value-type="float" office:value="69638" table:style-name="ce6">
            <text:p>69638</text:p>
          </table:table-cell>
          <table:table-cell table:style-name="ce1"/>
          <table:table-cell office:value-type="string" table:style-name="ce6">
            <text:p>1ª Emp</text:p>
          </table:table-cell>
          <table:table-cell office:value-type="float" office:value="31191" table:style-name="ce4">
            <text:p>31191</text:p>
          </table:table-cell>
          <table:table-cell office:value-type="float" office:value="42485" table:style-name="ce4">
            <text:p>42485</text:p>
          </table:table-cell>
          <table:table-cell office:value-type="float" office:value="73676" table:style-name="ce6">
            <text:p>73676</text:p>
          </table:table-cell>
          <table:table-cell table:style-name="ce2"/>
          <table:table-cell office:value-type="string" table:style-name="ce6">
            <text:p>1ª Emp</text:p>
          </table:table-cell>
          <table:table-cell office:value-type="float" office:value="29710" table:style-name="ce4">
            <text:p>29710</text:p>
          </table:table-cell>
          <table:table-cell office:value-type="float" office:value="39794" table:style-name="ce4">
            <text:p>39794</text:p>
          </table:table-cell>
          <table:table-cell office:value-type="float" office:value="69504" table:style-name="ce6">
            <text:p>69504</text:p>
          </table:table-cell>
          <table:table-cell table:style-name="ce1"/>
          <table:table-cell office:value-type="string" table:style-name="ce6">
            <text:p>1º Emprego</text:p>
          </table:table-cell>
          <table:table-cell office:value-type="float" office:value="31516" table:style-name="ce4">
            <text:p>31516</text:p>
          </table:table-cell>
          <table:table-cell office:value-type="float" office:value="42040" table:style-name="ce4">
            <text:p>42040</text:p>
          </table:table-cell>
          <table:table-cell office:value-type="float" office:value="73556" table:style-name="ce6">
            <text:p>73556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6">
            <text:p>Novo Emp</text:p>
          </table:table-cell>
          <table:table-cell office:value-type="float" office:value="324021" table:style-name="ce4">
            <text:p>324021</text:p>
          </table:table-cell>
          <table:table-cell office:value-type="float" office:value="321363" table:style-name="ce4">
            <text:p>321363</text:p>
          </table:table-cell>
          <table:table-cell office:value-type="float" office:value="645384" table:style-name="ce6">
            <text:p>645384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344155" table:style-name="ce4">
            <text:p>344155</text:p>
          </table:table-cell>
          <table:table-cell office:value-type="float" office:value="335158" table:style-name="ce4">
            <text:p>335158</text:p>
          </table:table-cell>
          <table:table-cell office:value-type="float" office:value="679313" table:style-name="ce6">
            <text:p>679313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96097" table:style-name="ce4">
            <text:p>296097</text:p>
          </table:table-cell>
          <table:table-cell office:value-type="float" office:value="303933" table:style-name="ce4">
            <text:p>303933</text:p>
          </table:table-cell>
          <table:table-cell office:value-type="float" office:value="600030" table:style-name="ce6">
            <text:p>600030</text:p>
          </table:table-cell>
          <table:table-cell table:style-name="ce1"/>
          <table:table-cell office:value-type="string" table:style-name="ce6">
            <text:p>Novo Emp</text:p>
          </table:table-cell>
          <table:table-cell office:value-type="float" office:value="314573" table:style-name="ce4">
            <text:p>314573</text:p>
          </table:table-cell>
          <table:table-cell office:value-type="float" office:value="317078" table:style-name="ce4">
            <text:p>317078</text:p>
          </table:table-cell>
          <table:table-cell office:value-type="float" office:value="631651" table:style-name="ce6">
            <text:p>631651</text:p>
          </table:table-cell>
          <table:table-cell table:style-name="ce2"/>
          <table:table-cell office:value-type="string" table:style-name="ce6">
            <text:p>Novo Emp</text:p>
          </table:table-cell>
          <table:table-cell office:value-type="float" office:value="294971" table:style-name="ce4">
            <text:p>294971</text:p>
          </table:table-cell>
          <table:table-cell office:value-type="float" office:value="300238" table:style-name="ce4">
            <text:p>300238</text:p>
          </table:table-cell>
          <table:table-cell office:value-type="float" office:value="595209" table:style-name="ce6">
            <text:p>595209</text:p>
          </table:table-cell>
          <table:table-cell table:style-name="ce1"/>
          <table:table-cell office:value-type="string" table:style-name="ce6">
            <text:p>Novo Emp.</text:p>
          </table:table-cell>
          <table:table-cell office:value-type="float" office:value="313803" table:style-name="ce4">
            <text:p>313803</text:p>
          </table:table-cell>
          <table:table-cell office:value-type="float" office:value="313595" table:style-name="ce4">
            <text:p>313595</text:p>
          </table:table-cell>
          <table:table-cell office:value-type="float" office:value="627398" table:style-name="ce6">
            <text:p>627398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Nenhum</text:p>
          </table:table-cell>
          <table:table-cell office:value-type="float" office:value="19979" table:style-name="ce4">
            <text:p>19979</text:p>
          </table:table-cell>
          <table:table-cell office:value-type="float" office:value="16270" table:style-name="ce4">
            <text:p>16270</text:p>
          </table:table-cell>
          <table:table-cell office:value-type="float" office:value="36249" table:style-name="ce6">
            <text:p>36249</text:p>
          </table:table-cell>
          <table:table-cell table:style-name="ce1"/>
          <table:table-cell office:value-type="string" table:style-name="ce10">
            <text:p>Nenhum</text:p>
          </table:table-cell>
          <table:table-cell office:value-type="float" office:value="21722" table:style-name="ce4">
            <text:p>21722</text:p>
          </table:table-cell>
          <table:table-cell office:value-type="float" office:value="16926" table:style-name="ce4">
            <text:p>16926</text:p>
          </table:table-cell>
          <table:table-cell office:value-type="float" office:value="38648" table:style-name="ce6">
            <text:p>38648</text:p>
          </table:table-cell>
          <table:table-cell table:style-name="ce2"/>
          <table:table-cell office:value-type="string" table:style-name="ce10">
            <text:p>Nenhum</text:p>
          </table:table-cell>
          <table:table-cell office:value-type="float" office:value="19090" table:style-name="ce4">
            <text:p>19090</text:p>
          </table:table-cell>
          <table:table-cell office:value-type="float" office:value="16872" table:style-name="ce4">
            <text:p>16872</text:p>
          </table:table-cell>
          <table:table-cell office:value-type="float" office:value="35962" table:style-name="ce6">
            <text:p>35962</text:p>
          </table:table-cell>
          <table:table-cell table:style-name="ce1"/>
          <table:table-cell office:value-type="string" table:style-name="ce10">
            <text:p>Nenhum</text:p>
          </table:table-cell>
          <table:table-cell office:value-type="float" office:value="20719" table:style-name="ce4">
            <text:p>20719</text:p>
          </table:table-cell>
          <table:table-cell office:value-type="float" office:value="17559" table:style-name="ce4">
            <text:p>17559</text:p>
          </table:table-cell>
          <table:table-cell office:value-type="float" office:value="38278" table:style-name="ce6">
            <text:p>38278</text:p>
          </table:table-cell>
          <table:table-cell table:style-name="ce2"/>
          <table:table-cell office:value-type="string" table:style-name="ce10">
            <text:p>Nenhum</text:p>
          </table:table-cell>
          <table:table-cell office:value-type="float" office:value="19321" table:style-name="ce4">
            <text:p>19321</text:p>
          </table:table-cell>
          <table:table-cell office:value-type="float" office:value="16972" table:style-name="ce4">
            <text:p>16972</text:p>
          </table:table-cell>
          <table:table-cell office:value-type="float" office:value="36293" table:style-name="ce6">
            <text:p>36293</text:p>
          </table:table-cell>
          <table:table-cell table:style-name="ce1"/>
          <table:table-cell office:value-type="string" table:style-name="ce10">
            <text:p>Nenhum</text:p>
          </table:table-cell>
          <table:table-cell office:value-type="float" office:value="20966" table:style-name="ce4">
            <text:p>20966</text:p>
          </table:table-cell>
          <table:table-cell office:value-type="float" office:value="17662" table:style-name="ce4">
            <text:p>17662</text:p>
          </table:table-cell>
          <table:table-cell office:value-type="float" office:value="38628" table:style-name="ce6">
            <text:p>38628</text:p>
          </table:table-cell>
          <table:table-cell table:style-name="ce2"/>
          <table:table-cell table:number-columns-repeated="16354" table:style-name="ce1"/>
        </table:table-row>
        <table:table-row table:style-name="ro2">
          <table:table-cell office:value-type="string" table:style-name="ce10">
            <text:p>1º Cic</text:p>
          </table:table-cell>
          <table:table-cell office:value-type="float" office:value="85854" table:style-name="ce4">
            <text:p>85854</text:p>
          </table:table-cell>
          <table:table-cell office:value-type="float" office:value="64015" table:style-name="ce4">
            <text:p>64015</text:p>
          </table:table-cell>
          <table:table-cell office:value-type="float" office:value="149869" table:style-name="ce6">
            <text:p>149869</text:p>
          </table:table-cell>
          <table:table-cell table:style-name="ce1"/>
          <table:table-cell office:value-type="string" table:style-name="ce10">
            <text:p>1º Cic</text:p>
          </table:table-cell>
          <table:table-cell office:value-type="float" office:value="92774" table:style-name="ce4">
            <text:p>92774</text:p>
          </table:table-cell>
          <table:table-cell office:value-type="float" office:value="67635" table:style-name="ce4">
            <text:p>67635</text:p>
          </table:table-cell>
          <table:table-cell office:value-type="float" office:value="160409" table:style-name="ce6">
            <text:p>160409</text:p>
          </table:table-cell>
          <table:table-cell table:style-name="ce2"/>
          <table:table-cell office:value-type="string" table:style-name="ce10">
            <text:p>1º Cic</text:p>
          </table:table-cell>
          <table:table-cell office:value-type="float" office:value="79512" table:style-name="ce4">
            <text:p>79512</text:p>
          </table:table-cell>
          <table:table-cell office:value-type="float" office:value="61040" table:style-name="ce4">
            <text:p>61040</text:p>
          </table:table-cell>
          <table:table-cell office:value-type="float" office:value="140552" table:style-name="ce6">
            <text:p>140552</text:p>
          </table:table-cell>
          <table:table-cell table:style-name="ce1"/>
          <table:table-cell office:value-type="string" table:style-name="ce10">
            <text:p>1º Cic</text:p>
          </table:table-cell>
          <table:table-cell office:value-type="float" office:value="85545" table:style-name="ce4">
            <text:p>85545</text:p>
          </table:table-cell>
          <table:table-cell office:value-type="float" office:value="64330" table:style-name="ce4">
            <text:p>64330</text:p>
          </table:table-cell>
          <table:table-cell office:value-type="float" office:value="149875" table:style-name="ce6">
            <text:p>149875</text:p>
          </table:table-cell>
          <table:table-cell table:style-name="ce2"/>
          <table:table-cell office:value-type="string" table:style-name="ce10">
            <text:p>1º Cic</text:p>
          </table:table-cell>
          <table:table-cell office:value-type="float" office:value="79666" table:style-name="ce4">
            <text:p>79666</text:p>
          </table:table-cell>
          <table:table-cell office:value-type="float" office:value="60755" table:style-name="ce4">
            <text:p>60755</text:p>
          </table:table-cell>
          <table:table-cell office:value-type="float" office:value="140421" table:style-name="ce6">
            <text:p>140421</text:p>
          </table:table-cell>
          <table:table-cell table:style-name="ce1"/>
          <table:table-cell office:value-type="string" table:style-name="ce10">
            <text:p>1º Cic</text:p>
          </table:table-cell>
          <table:table-cell office:value-type="float" office:value="85814" table:style-name="ce4">
            <text:p>85814</text:p>
          </table:table-cell>
          <table:table-cell office:value-type="float" office:value="64028" table:style-name="ce4">
            <text:p>64028</text:p>
          </table:table-cell>
          <table:table-cell office:value-type="float" office:value="149842" table:style-name="ce6">
            <text:p>149842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2º Cic</text:p>
          </table:table-cell>
          <table:table-cell office:value-type="float" office:value="66935" table:style-name="ce4">
            <text:p>66935</text:p>
          </table:table-cell>
          <table:table-cell office:value-type="float" office:value="47728" table:style-name="ce4">
            <text:p>47728</text:p>
          </table:table-cell>
          <table:table-cell office:value-type="float" office:value="114663" table:style-name="ce6">
            <text:p>114663</text:p>
          </table:table-cell>
          <table:table-cell table:style-name="ce1"/>
          <table:table-cell office:value-type="string" table:style-name="ce10">
            <text:p>2º Cic</text:p>
          </table:table-cell>
          <table:table-cell office:value-type="float" office:value="72421" table:style-name="ce4">
            <text:p>72421</text:p>
          </table:table-cell>
          <table:table-cell office:value-type="float" office:value="50918" table:style-name="ce4">
            <text:p>50918</text:p>
          </table:table-cell>
          <table:table-cell office:value-type="float" office:value="123339" table:style-name="ce6">
            <text:p>123339</text:p>
          </table:table-cell>
          <table:table-cell table:style-name="ce2"/>
          <table:table-cell office:value-type="string" table:style-name="ce10">
            <text:p>2º Cic</text:p>
          </table:table-cell>
          <table:table-cell office:value-type="float" office:value="60583" table:style-name="ce4">
            <text:p>60583</text:p>
          </table:table-cell>
          <table:table-cell office:value-type="float" office:value="45064" table:style-name="ce4">
            <text:p>45064</text:p>
          </table:table-cell>
          <table:table-cell office:value-type="float" office:value="105647" table:style-name="ce6">
            <text:p>105647</text:p>
          </table:table-cell>
          <table:table-cell table:style-name="ce1"/>
          <table:table-cell office:value-type="string" table:style-name="ce10">
            <text:p>2º Cic</text:p>
          </table:table-cell>
          <table:table-cell office:value-type="float" office:value="65664" table:style-name="ce4">
            <text:p>65664</text:p>
          </table:table-cell>
          <table:table-cell office:value-type="float" office:value="48040" table:style-name="ce4">
            <text:p>48040</text:p>
          </table:table-cell>
          <table:table-cell office:value-type="float" office:value="113704" table:style-name="ce6">
            <text:p>113704</text:p>
          </table:table-cell>
          <table:table-cell table:style-name="ce2"/>
          <table:table-cell office:value-type="string" table:style-name="ce10">
            <text:p>2º Cic</text:p>
          </table:table-cell>
          <table:table-cell office:value-type="float" office:value="60655" table:style-name="ce4">
            <text:p>60655</text:p>
          </table:table-cell>
          <table:table-cell office:value-type="float" office:value="45028" table:style-name="ce4">
            <text:p>45028</text:p>
          </table:table-cell>
          <table:table-cell office:value-type="float" office:value="105683" table:style-name="ce6">
            <text:p>105683</text:p>
          </table:table-cell>
          <table:table-cell table:style-name="ce1"/>
          <table:table-cell office:value-type="string" table:style-name="ce10">
            <text:p>2º Cic</text:p>
          </table:table-cell>
          <table:table-cell office:value-type="float" office:value="65805" table:style-name="ce4">
            <text:p>65805</text:p>
          </table:table-cell>
          <table:table-cell office:value-type="float" office:value="48040" table:style-name="ce4">
            <text:p>48040</text:p>
          </table:table-cell>
          <table:table-cell office:value-type="float" office:value="113845" table:style-name="ce6">
            <text:p>113845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3º Cic</text:p>
          </table:table-cell>
          <table:table-cell office:value-type="float" office:value="73105" table:style-name="ce4">
            <text:p>73105</text:p>
          </table:table-cell>
          <table:table-cell office:value-type="float" office:value="74475" table:style-name="ce4">
            <text:p>74475</text:p>
          </table:table-cell>
          <table:table-cell office:value-type="float" office:value="147580" table:style-name="ce6">
            <text:p>147580</text:p>
          </table:table-cell>
          <table:table-cell table:style-name="ce1"/>
          <table:table-cell office:value-type="string" table:style-name="ce10">
            <text:p>3º Cic</text:p>
          </table:table-cell>
          <table:table-cell office:value-type="float" office:value="76754" table:style-name="ce4">
            <text:p>76754</text:p>
          </table:table-cell>
          <table:table-cell office:value-type="float" office:value="77535" table:style-name="ce4">
            <text:p>77535</text:p>
          </table:table-cell>
          <table:table-cell office:value-type="float" office:value="154289" table:style-name="ce6">
            <text:p>154289</text:p>
          </table:table-cell>
          <table:table-cell table:style-name="ce2"/>
          <table:table-cell office:value-type="string" table:style-name="ce10">
            <text:p>3º Cic</text:p>
          </table:table-cell>
          <table:table-cell office:value-type="float" office:value="66605" table:style-name="ce4">
            <text:p>66605</text:p>
          </table:table-cell>
          <table:table-cell office:value-type="float" office:value="69248" table:style-name="ce4">
            <text:p>69248</text:p>
          </table:table-cell>
          <table:table-cell office:value-type="float" office:value="135853" table:style-name="ce6">
            <text:p>135853</text:p>
          </table:table-cell>
          <table:table-cell table:style-name="ce1"/>
          <table:table-cell office:value-type="string" table:style-name="ce10">
            <text:p>3º Cic</text:p>
          </table:table-cell>
          <table:table-cell office:value-type="float" office:value="70022" table:style-name="ce4">
            <text:p>70022</text:p>
          </table:table-cell>
          <table:table-cell office:value-type="float" office:value="72100" table:style-name="ce4">
            <text:p>72100</text:p>
          </table:table-cell>
          <table:table-cell office:value-type="float" office:value="142122" table:style-name="ce6">
            <text:p>142122</text:p>
          </table:table-cell>
          <table:table-cell table:style-name="ce2"/>
          <table:table-cell office:value-type="string" table:style-name="ce10">
            <text:p>3º Cic</text:p>
          </table:table-cell>
          <table:table-cell office:value-type="float" office:value="66662" table:style-name="ce4">
            <text:p>66662</text:p>
          </table:table-cell>
          <table:table-cell office:value-type="float" office:value="68817" table:style-name="ce4">
            <text:p>68817</text:p>
          </table:table-cell>
          <table:table-cell office:value-type="float" office:value="135479" table:style-name="ce6">
            <text:p>135479</text:p>
          </table:table-cell>
          <table:table-cell table:style-name="ce1"/>
          <table:table-cell office:value-type="string" table:style-name="ce10">
            <text:p>3º Cic</text:p>
          </table:table-cell>
          <table:table-cell office:value-type="float" office:value="70306" table:style-name="ce4">
            <text:p>70306</text:p>
          </table:table-cell>
          <table:table-cell office:value-type="float" office:value="71906" table:style-name="ce4">
            <text:p>71906</text:p>
          </table:table-cell>
          <table:table-cell office:value-type="float" office:value="142212" table:style-name="ce6">
            <text:p>142212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Secund</text:p>
          </table:table-cell>
          <table:table-cell office:value-type="float" office:value="72484" table:style-name="ce4">
            <text:p>72484</text:p>
          </table:table-cell>
          <table:table-cell office:value-type="float" office:value="92970" table:style-name="ce4">
            <text:p>92970</text:p>
          </table:table-cell>
          <table:table-cell office:value-type="float" office:value="165454" table:style-name="ce6">
            <text:p>165454</text:p>
          </table:table-cell>
          <table:table-cell table:style-name="ce1"/>
          <table:table-cell office:value-type="string" table:style-name="ce10">
            <text:p>Secund</text:p>
          </table:table-cell>
          <table:table-cell office:value-type="float" office:value="75392" table:style-name="ce4">
            <text:p>75392</text:p>
          </table:table-cell>
          <table:table-cell office:value-type="float" office:value="96671" table:style-name="ce4">
            <text:p>96671</text:p>
          </table:table-cell>
          <table:table-cell office:value-type="float" office:value="172063" table:style-name="ce6">
            <text:p>172063</text:p>
          </table:table-cell>
          <table:table-cell table:style-name="ce2"/>
          <table:table-cell office:value-type="string" table:style-name="ce10">
            <text:p>Secund</text:p>
          </table:table-cell>
          <table:table-cell office:value-type="float" office:value="69261" table:style-name="ce4">
            <text:p>69261</text:p>
          </table:table-cell>
          <table:table-cell office:value-type="float" office:value="90485" table:style-name="ce4">
            <text:p>90485</text:p>
          </table:table-cell>
          <table:table-cell office:value-type="float" office:value="159746" table:style-name="ce6">
            <text:p>159746</text:p>
          </table:table-cell>
          <table:table-cell table:style-name="ce1"/>
          <table:table-cell office:value-type="string" table:style-name="ce10">
            <text:p>Secund</text:p>
          </table:table-cell>
          <table:table-cell office:value-type="float" office:value="72351" table:style-name="ce4">
            <text:p>72351</text:p>
          </table:table-cell>
          <table:table-cell office:value-type="float" office:value="94341" table:style-name="ce4">
            <text:p>94341</text:p>
          </table:table-cell>
          <table:table-cell office:value-type="float" office:value="166692" table:style-name="ce6">
            <text:p>166692</text:p>
          </table:table-cell>
          <table:table-cell table:style-name="ce2"/>
          <table:table-cell office:value-type="string" table:style-name="ce10">
            <text:p>Secund</text:p>
          </table:table-cell>
          <table:table-cell office:value-type="float" office:value="68836" table:style-name="ce4">
            <text:p>68836</text:p>
          </table:table-cell>
          <table:table-cell office:value-type="float" office:value="89489" table:style-name="ce4">
            <text:p>89489</text:p>
          </table:table-cell>
          <table:table-cell office:value-type="float" office:value="158325" table:style-name="ce6">
            <text:p>158325</text:p>
          </table:table-cell>
          <table:table-cell table:style-name="ce1"/>
          <table:table-cell office:value-type="string" table:style-name="ce10">
            <text:p>Secund</text:p>
          </table:table-cell>
          <table:table-cell office:value-type="float" office:value="71906" table:style-name="ce4">
            <text:p>71906</text:p>
          </table:table-cell>
          <table:table-cell office:value-type="float" office:value="93300" table:style-name="ce4">
            <text:p>93300</text:p>
          </table:table-cell>
          <table:table-cell office:value-type="float" office:value="165206" table:style-name="ce6">
            <text:p>165206</text:p>
          </table:table-cell>
          <table:table-cell table:style-name="ce2"/>
          <table:table-cell table:number-columns-repeated="16354"/>
        </table:table-row>
        <table:table-row table:style-name="ro2">
          <table:table-cell office:value-type="string" table:style-name="ce10">
            <text:p>Sup</text:p>
          </table:table-cell>
          <table:table-cell office:value-type="float" office:value="28852" table:style-name="ce4">
            <text:p>28852</text:p>
          </table:table-cell>
          <table:table-cell office:value-type="float" office:value="59292" table:style-name="ce4">
            <text:p>59292</text:p>
          </table:table-cell>
          <table:table-cell office:value-type="float" office:value="88144" table:style-name="ce6">
            <text:p>88144</text:p>
          </table:table-cell>
          <table:table-cell table:style-name="ce1"/>
          <table:table-cell office:value-type="string" table:style-name="ce10">
            <text:p>Sup</text:p>
          </table:table-cell>
          <table:table-cell office:value-type="float" office:value="29843" table:style-name="ce4">
            <text:p>29843</text:p>
          </table:table-cell>
          <table:table-cell office:value-type="float" office:value="61020" table:style-name="ce4">
            <text:p>61020</text:p>
          </table:table-cell>
          <table:table-cell office:value-type="float" office:value="90863" table:style-name="ce6">
            <text:p>90863</text:p>
          </table:table-cell>
          <table:table-cell table:style-name="ce2"/>
          <table:table-cell office:value-type="string" table:style-name="ce10">
            <text:p>Sup</text:p>
          </table:table-cell>
          <table:table-cell office:value-type="float" office:value="30472" table:style-name="ce4">
            <text:p>30472</text:p>
          </table:table-cell>
          <table:table-cell office:value-type="float" office:value="61436" table:style-name="ce4">
            <text:p>61436</text:p>
          </table:table-cell>
          <table:table-cell office:value-type="float" office:value="91908" table:style-name="ce6">
            <text:p>91908</text:p>
          </table:table-cell>
          <table:table-cell table:style-name="ce1"/>
          <table:table-cell office:value-type="string" table:style-name="ce10">
            <text:p>Sup</text:p>
          </table:table-cell>
          <table:table-cell office:value-type="float" office:value="31463" table:style-name="ce4">
            <text:p>31463</text:p>
          </table:table-cell>
          <table:table-cell office:value-type="float" office:value="63193" table:style-name="ce4">
            <text:p>63193</text:p>
          </table:table-cell>
          <table:table-cell office:value-type="float" office:value="94656" table:style-name="ce6">
            <text:p>94656</text:p>
          </table:table-cell>
          <table:table-cell table:style-name="ce2"/>
          <table:table-cell office:value-type="string" table:style-name="ce10">
            <text:p>Sup</text:p>
          </table:table-cell>
          <table:table-cell office:value-type="float" office:value="29541" table:style-name="ce4">
            <text:p>29541</text:p>
          </table:table-cell>
          <table:table-cell office:value-type="float" office:value="58971" table:style-name="ce4">
            <text:p>58971</text:p>
          </table:table-cell>
          <table:table-cell office:value-type="float" office:value="88512" table:style-name="ce6">
            <text:p>88512</text:p>
          </table:table-cell>
          <table:table-cell table:style-name="ce1"/>
          <table:table-cell office:value-type="string" table:style-name="ce10">
            <text:p>Sup</text:p>
          </table:table-cell>
          <table:table-cell office:value-type="float" office:value="30522" table:style-name="ce4">
            <text:p>30522</text:p>
          </table:table-cell>
          <table:table-cell office:value-type="float" office:value="60699" table:style-name="ce4">
            <text:p>60699</text:p>
          </table:table-cell>
          <table:table-cell office:value-type="float" office:value="91221" table:style-name="ce6">
            <text:p>91221</text:p>
          </table:table-cell>
          <table:table-cell table:style-name="ce2"/>
          <table:table-cell table:number-columns-repeated="16354"/>
        </table:table-row>
        <table:table-row table:style-name="ro3"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number-columns-repeated="4" table:style-name="ce4"/>
          <table:table-cell table:style-name="ce1"/>
          <table:table-cell table:number-columns-repeated="4" table:style-name="ce4"/>
          <table:table-cell table:style-name="ce2"/>
          <table:table-cell table:style-name="ce4"/>
          <table:table-cell table:number-columns-repeated="4" table:style-name="ce1"/>
          <table:table-cell table:style-name="ce4"/>
          <table:table-cell table:number-columns-repeated="3" table:style-name="ce1"/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Desemprego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Desemprego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13">
            <text:p>Desemprego</text:p>
          </table:table-cell>
          <table:table-cell table:number-columns-repeated="3" table:style-name="ce1"/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739611" table:style-name="ce4">
            <text:p>739611</text:p>
          </table:table-cell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705327" table:style-name="ce4">
            <text:p>705327</text:p>
          </table:table-cell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700954" table:style-name="ce4">
            <text:p>700954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302592" table:style-name="ce4">
            <text:p>302592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296816" table:style-name="ce4">
            <text:p>296816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2"/>
          <table:table-cell office:value-type="float" office:value="294590" table:style-name="ce4">
            <text:p>294590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102186" table:style-name="ce4">
            <text:p>102186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98757" table:style-name="ce4">
            <text:p>98757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2"/>
          <table:table-cell office:value-type="float" office:value="96579" table:style-name="ce4">
            <text:p>96579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3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225115" table:style-name="ce4">
            <text:p>225115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209046" table:style-name="ce4">
            <text:p>209046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2"/>
          <table:table-cell office:value-type="float" office:value="208475" table:style-name="ce4">
            <text:p>208475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3"/>
          <table:table-cell table:style-name="ce16"/>
          <table:table-cell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34007" table:style-name="ce4">
            <text:p>34007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31411" table:style-name="ce4">
            <text:p>31411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2"/>
          <table:table-cell office:value-type="float" office:value="31645" table:style-name="ce4">
            <text:p>31645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3"/>
          <table:table-cell table:style-name="ce16"/>
          <table:table-cell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38059" table:style-name="ce4">
            <text:p>3805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33638" table:style-name="ce4">
            <text:p>33638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2"/>
          <table:table-cell office:value-type="float" office:value="33424" table:style-name="ce4">
            <text:p>33424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12676" table:style-name="ce4">
            <text:p>12676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12823" table:style-name="ce4">
            <text:p>12823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2"/>
          <table:table-cell office:value-type="float" office:value="13104" table:style-name="ce4">
            <text:p>13104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24976" table:style-name="ce4">
            <text:p>24976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22836" table:style-name="ce4">
            <text:p>22836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2"/>
          <table:table-cell office:value-type="float" office:value="23137" table:style-name="ce4">
            <text:p>23137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Ofertas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13">
            <text:p>Ofertas</text:p>
          </table:table-cell>
          <table:table-cell table:number-columns-repeated="3" table:style-name="ce4"/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13">
            <text:p>Ofertas</text:p>
          </table:table-cell>
          <table:table-cell table:number-columns-repeated="2" table:style-name="ce1"/>
          <table:table-cell table:style-name="ce4"/>
          <table:table-cell table:style-name="ce2"/>
          <table:table-cell table:number-columns-repeated="16354"/>
        </table:table-row>
        <table:table-row table:style-name="ro2"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0930" table:style-name="ce4">
            <text:p>10930</text:p>
          </table:table-cell>
          <table:table-cell table:style-name="ce2"/>
          <table:table-cell table:style-name="ce11"/>
          <table:table-cell table:number-columns-repeated="2" table:style-name="ce12"/>
          <table:table-cell table:style-name="ce4"/>
          <table:table-cell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7098" table:style-name="ce4">
            <text:p>17098</text:p>
          </table:table-cell>
          <table:table-cell table:style-name="ce2"/>
          <table:table-cell table:style-name="ce11"/>
          <table:table-cell table:number-columns-repeated="2" table:style-name="ce12"/>
          <table:table-cell table:number-columns-repeated="2" table:style-name="ce1"/>
          <table:table-cell office:value-type="string" table:style-name="ce6">
            <text:p>Tot</text:p>
          </table:table-cell>
          <table:table-cell table:number-columns-repeated="2" table:style-name="ce1"/>
          <table:table-cell office:value-type="float" office:value="18795" table:style-name="ce4">
            <text:p>18795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5949" table:style-name="ce4">
            <text:p>594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15"/>
          <table:table-cell office:value-type="float" office:value="8648" table:style-name="ce4">
            <text:p>8648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Norte</text:p>
          </table:table-cell>
          <table:table-cell table:number-columns-repeated="2" table:style-name="ce2"/>
          <table:table-cell office:value-type="float" office:value="9419" table:style-name="ce4">
            <text:p>9419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1506" table:style-name="ce4">
            <text:p>1506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15"/>
          <table:table-cell office:value-type="float" office:value="2999" table:style-name="ce4">
            <text:p>299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Centro</text:p>
          </table:table-cell>
          <table:table-cell table:number-columns-repeated="2" table:style-name="ce2"/>
          <table:table-cell office:value-type="float" office:value="3127" table:style-name="ce4">
            <text:p>3127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1795" table:style-name="ce4">
            <text:p>1795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15"/>
          <table:table-cell office:value-type="float" office:value="3674" table:style-name="ce4">
            <text:p>3674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Lisboa</text:p>
          </table:table-cell>
          <table:table-cell table:number-columns-repeated="2" table:style-name="ce2"/>
          <table:table-cell office:value-type="float" office:value="3844" table:style-name="ce4">
            <text:p>3844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1239" table:style-name="ce4">
            <text:p>1239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15"/>
          <table:table-cell office:value-type="float" office:value="892" table:style-name="ce4">
            <text:p>892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entejo</text:p>
          </table:table-cell>
          <table:table-cell table:number-columns-repeated="2" table:style-name="ce2"/>
          <table:table-cell office:value-type="float" office:value="1256" table:style-name="ce4">
            <text:p>1256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333" table:style-name="ce4">
            <text:p>333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15"/>
          <table:table-cell office:value-type="float" office:value="664" table:style-name="ce4">
            <text:p>664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lgarve</text:p>
          </table:table-cell>
          <table:table-cell table:number-columns-repeated="2" table:style-name="ce2"/>
          <table:table-cell office:value-type="float" office:value="907" table:style-name="ce4">
            <text:p>907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34" table:style-name="ce4">
            <text:p>34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15"/>
          <table:table-cell office:value-type="float" office:value="25" table:style-name="ce4">
            <text:p>25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Açores</text:p>
          </table:table-cell>
          <table:table-cell table:number-columns-repeated="2" table:style-name="ce2"/>
          <table:table-cell office:value-type="float" office:value="73" table:style-name="ce4">
            <text:p>73</text:p>
          </table:table-cell>
          <table:table-cell table:style-name="ce2"/>
          <table:table-cell table:number-columns-repeated="16354"/>
        </table:table-row>
        <table:table-row table:style-name="ro2"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74" table:style-name="ce4">
            <text:p>74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15"/>
          <table:table-cell office:value-type="float" office:value="196" table:style-name="ce4">
            <text:p>196</text:p>
          </table:table-cell>
          <table:table-cell table:style-name="ce2"/>
          <table:table-cell table:style-name="ce14"/>
          <table:table-cell table:number-columns-repeated="2" table:style-name="ce12"/>
          <table:table-cell table:style-name="ce4"/>
          <table:table-cell table:style-name="ce1"/>
          <table:table-cell office:value-type="string" table:style-name="ce10">
            <text:p>Madeira</text:p>
          </table:table-cell>
          <table:table-cell table:number-columns-repeated="2" table:style-name="ce2"/>
          <table:table-cell office:value-type="float" office:value="169" table:style-name="ce4">
            <text:p>169</text:p>
          </table:table-cell>
          <table:table-cell table:style-name="ce2"/>
          <table:table-cell table:number-columns-repeated="16354"/>
        </table:table-row>
        <table:table-row table:style-name="ro2">
          <table:table-cell table:number-columns-repeated="5" table:style-name="ce1"/>
          <table:table-cell table:style-name="ce6"/>
          <table:table-cell table:number-columns-repeated="2" table:style-name="ce1"/>
          <table:table-cell table:style-name="ce4"/>
          <table:table-cell table:number-columns-repeated="6" table:style-name="ce1"/>
          <table:table-cell table:style-name="ce6"/>
          <table:table-cell table:number-columns-repeated="2" table:style-name="ce1"/>
          <table:table-cell table:style-name="ce4"/>
          <table:table-cell table:number-columns-repeated="6" table:style-name="ce1"/>
          <table:table-cell table:style-name="ce6"/>
          <table:table-cell table:number-columns-repeated="2" table:style-name="ce1"/>
          <table:table-cell table:style-name="ce4"/>
          <table:table-cell table:number-columns-repeated="16355" table:style-name="ce1"/>
        </table:table-row>
        <table:table-row table:number-rows-repeated="1048535" table:style-name="ro2">
          <table:table-cell table:number-columns-repeated="16384"/>
        </table:table-row>
      </table:table>
      <table:table table:name="Longo" table:style-name="ta2" table:print-ranges="Longo.A1:Longo.AM49">
        <table:table-column table:style-name="co9" table:default-cell-style-name="ce1"/>
        <table:table-column table:style-name="co10" table:number-columns-repeated="10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2" table:default-cell-style-name="ce1"/>
        <table:table-column table:style-name="co10" table:number-columns-repeated="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9" table:default-cell-style-name="ce1"/>
        <table:table-column table:style-name="co8" table:default-cell-style-name="ce1"/>
        <table:table-column table:style-name="co11" table:default-cell-style-name="ce1"/>
        <table:table-column table:style-name="co13" table:default-cell-style-name="ce1"/>
        <table:table-column table:style-name="co8" table:number-columns-repeated="16347" table:default-cell-style-name="ce1"/>
        <table:table-row table:style-name="ro2">
          <table:table-cell office:value-type="string" table:number-columns-spanned="11" table:number-rows-spanned="1" table:style-name="ce24">
            <text:p>MÊS HOMÓLOGO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24">
            <text:p>MÊS ANTERIOR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1" table:style-name="ce17">
            <text:p>MÊS ACTUAL</text:p>
          </table:table-cell>
          <table:covered-table-cell table:number-columns-repeated="10"/>
          <table:table-cell table:style-name="ce2"/>
          <table:table-cell table:number-columns-repeated="16348" table:style-name="ce1"/>
        </table:table-row>
        <table:table-row table:style-name="ro2">
          <table:table-cell table:style-name="ce1"/>
          <table:table-cell office:value-type="string" table:style-name="ce19">
            <text:p>Desemp</text:p>
          </table:table-cell>
          <table:table-cell office:value-type="string" table:style-name="ce19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19">
            <text:p>Desemp</text:p>
          </table:table-cell>
          <table:table-cell office:value-type="string" table:style-name="ce19">
            <text:p>Pedidos</text:p>
          </table:table-cell>
          <table:table-cell table:number-columns-repeated="2" table:style-name="ce20"/>
          <table:table-cell table:number-columns-repeated="6" table:style-name="ce1"/>
          <table:table-cell table:style-name="ce2"/>
          <table:table-cell table:style-name="ce1"/>
          <table:table-cell office:value-type="string" table:style-name="ce19">
            <text:p>Desemp</text:p>
          </table:table-cell>
          <table:table-cell office:value-type="string" table:style-name="ce19">
            <text:p>Pedidos</text:p>
          </table:table-cell>
          <table:table-cell table:number-columns-repeated="8" table:style-name="ce1"/>
          <table:table-cell table:style-name="ce2"/>
          <table:table-cell table:style-name="ce1"/>
          <table:table-cell office:value-type="string" table:style-name="ce3">
            <text:p>Var Homól</text:p>
          </table:table-cell>
          <table:table-cell office:value-type="string" table:style-name="ce3">
            <text:p>Var ant</text:p>
          </table:table-cell>
          <table:table-cell table:number-columns-repeated="16345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57112" table:style-name="ce6">
            <text:p>57112</text:p>
          </table:table-cell>
          <table:table-cell office:value-type="float" office:value="59459" table:style-name="ce6">
            <text:p>59459</text:p>
          </table:table-cell>
          <table:table-cell table:number-columns-repeated="8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74218" table:style-name="ce6">
            <text:p>74218</text:p>
          </table:table-cell>
          <table:table-cell office:value-type="float" office:value="77000" table:style-name="ce6">
            <text:p>77000</text:p>
          </table:table-cell>
          <table:table-cell table:number-columns-repeated="2" table:style-name="ce20"/>
          <table:table-cell table:number-columns-repeated="6" table:style-name="ce1"/>
          <table:table-cell table:style-name="ce2"/>
          <table:table-cell office:value-type="string" table:style-name="ce1">
            <text:p>Total</text:p>
          </table:table-cell>
          <table:table-cell office:value-type="float" office:value="58793" table:style-name="ce6">
            <text:p>58793</text:p>
          </table:table-cell>
          <table:table-cell office:value-type="float" office:value="61210" table:style-name="ce6">
            <text:p>61210</text:p>
          </table:table-cell>
          <table:table-cell table:number-columns-repeated="8" table:style-name="ce1"/>
          <table:table-cell table:style-name="ce2"/>
          <table:table-cell office:value-type="string" table:style-name="ce7">
            <text:p>Pedidos</text:p>
          </table:table-cell>
          <table:table-cell office:value-type="float" office:value="2.9448863923039426" table:style-name="ce8">
            <text:p>2,9</text:p>
          </table:table-cell>
          <table:table-cell office:value-type="float" office:value="-20.506493506493513" table:style-name="ce8">
            <text:p>-20,5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9826" table:style-name="ce4">
            <text:p>19826</text:p>
          </table:table-cell>
          <table:table-cell office:value-type="float" office:value="20567" table:style-name="ce4">
            <text:p>2056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4799" table:style-name="ce4">
            <text:p>24799</text:p>
          </table:table-cell>
          <table:table-cell office:value-type="float" office:value="25805" table:style-name="ce4">
            <text:p>2580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0081" table:style-name="ce4">
            <text:p>20081</text:p>
          </table:table-cell>
          <table:table-cell office:value-type="float" office:value="20928" table:style-name="ce4">
            <text:p>20928</text:p>
          </table:table-cell>
          <table:table-cell table:number-columns-repeated="8" table:style-name="ce1"/>
          <table:table-cell table:style-name="ce2"/>
          <table:table-cell office:value-type="string" table:style-name="ce7">
            <text:p>Desempreg.</text:p>
          </table:table-cell>
          <table:table-cell office:value-type="float" office:value="2.9433394032777755" table:style-name="ce8">
            <text:p>2,9</text:p>
          </table:table-cell>
          <table:table-cell office:value-type="float" office:value="-20.783367916138943" table:style-name="ce8">
            <text:p>-20,8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8324" table:style-name="ce4">
            <text:p>8324</text:p>
          </table:table-cell>
          <table:table-cell office:value-type="float" office:value="8775" table:style-name="ce4">
            <text:p>877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10903" table:style-name="ce4">
            <text:p>10903</text:p>
          </table:table-cell>
          <table:table-cell office:value-type="float" office:value="11375" table:style-name="ce4">
            <text:p>1137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8031" table:style-name="ce4">
            <text:p>8031</text:p>
          </table:table-cell>
          <table:table-cell office:value-type="float" office:value="8519" table:style-name="ce4">
            <text:p>8519</text:p>
          </table:table-cell>
          <table:table-cell table:number-columns-repeated="8" table:style-name="ce1"/>
          <table:table-cell table:style-name="ce2"/>
          <table:table-cell office:value-type="string" table:style-name="ce7">
            <text:p>Ofertas</text:p>
          </table:table-cell>
          <table:table-cell office:value-type="float" office:value="76.031870428422138" table:style-name="ce8">
            <text:p>76,0</text:p>
          </table:table-cell>
          <table:table-cell office:value-type="float" office:value="-6.1424890312695766" table:style-name="ce8">
            <text:p>-6,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9752" table:style-name="ce4">
            <text:p>19752</text:p>
          </table:table-cell>
          <table:table-cell office:value-type="float" office:value="20494" table:style-name="ce4">
            <text:p>2049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5936" table:style-name="ce4">
            <text:p>25936</text:p>
          </table:table-cell>
          <table:table-cell office:value-type="float" office:value="26885" table:style-name="ce4">
            <text:p>26885</text:p>
          </table:table-cell>
          <table:table-cell table:number-columns-repeated="8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1335" table:style-name="ce4">
            <text:p>21335</text:p>
          </table:table-cell>
          <table:table-cell office:value-type="float" office:value="22107" table:style-name="ce4">
            <text:p>22107</text:p>
          </table:table-cell>
          <table:table-cell table:number-columns-repeated="8" table:style-name="ce1"/>
          <table:table-cell table:style-name="ce2"/>
          <table:table-cell office:value-type="string" table:style-name="ce7">
            <text:p>Colocações</text:p>
          </table:table-cell>
          <table:table-cell office:value-type="float" office:value="55.975635370720425" table:style-name="ce8">
            <text:p>56,0</text:p>
          </table:table-cell>
          <table:table-cell office:value-type="float" office:value="-21.125862984599038" table:style-name="ce8">
            <text:p>-21,1</text:p>
          </table:table-cell>
          <table:table-cell table:number-columns-repeated="16345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442" table:style-name="ce4">
            <text:p>3442</text:p>
          </table:table-cell>
          <table:table-cell office:value-type="float" office:value="3567" table:style-name="ce4">
            <text:p>356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4226" table:style-name="ce4">
            <text:p>4226</text:p>
          </table:table-cell>
          <table:table-cell office:value-type="float" office:value="4374" table:style-name="ce4">
            <text:p>437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3198" table:style-name="ce4">
            <text:p>3198</text:p>
          </table:table-cell>
          <table:table-cell office:value-type="float" office:value="3319" table:style-name="ce4">
            <text:p>3319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3284" table:style-name="ce4">
            <text:p>3284</text:p>
          </table:table-cell>
          <table:table-cell office:value-type="float" office:value="3362" table:style-name="ce4">
            <text:p>3362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4462" table:style-name="ce4">
            <text:p>4462</text:p>
          </table:table-cell>
          <table:table-cell office:value-type="float" office:value="4571" table:style-name="ce4">
            <text:p>4571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3197" table:style-name="ce4">
            <text:p>3197</text:p>
          </table:table-cell>
          <table:table-cell office:value-type="float" office:value="3302" table:style-name="ce4">
            <text:p>3302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273" table:style-name="ce4">
            <text:p>1273</text:p>
          </table:table-cell>
          <table:table-cell office:value-type="float" office:value="1307" table:style-name="ce4">
            <text:p>130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2260" table:style-name="ce4">
            <text:p>2260</text:p>
          </table:table-cell>
          <table:table-cell office:value-type="float" office:value="2304" table:style-name="ce4">
            <text:p>2304</text:p>
          </table:table-cell>
          <table:table-cell table:number-columns-repeated="8"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752" table:style-name="ce4">
            <text:p>1752</text:p>
          </table:table-cell>
          <table:table-cell office:value-type="float" office:value="1778" table:style-name="ce4">
            <text:p>1778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211" table:style-name="ce4">
            <text:p>1211</text:p>
          </table:table-cell>
          <table:table-cell office:value-type="float" office:value="1387" table:style-name="ce4">
            <text:p>1387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632" table:style-name="ce4">
            <text:p>1632</text:p>
          </table:table-cell>
          <table:table-cell office:value-type="float" office:value="1686" table:style-name="ce4">
            <text:p>1686</text:p>
          </table:table-cell>
          <table:table-cell table:number-columns-repeated="8"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199" table:style-name="ce4">
            <text:p>1199</text:p>
          </table:table-cell>
          <table:table-cell office:value-type="float" office:value="1257" table:style-name="ce4">
            <text:p>1257</text:p>
          </table:table-cell>
          <table:table-cell table:number-columns-repeated="8" table:style-name="ce1"/>
          <table:table-cell table:style-name="ce2"/>
          <table:table-cell table:number-columns-repeated="16348" table:style-name="ce1"/>
        </table:table-row>
        <table:table-row table:style-name="ro2">
          <table:table-cell table:style-name="ce4"/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style-name="ce4"/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style-name="ce4"/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4008" table:style-name="ce6">
            <text:p>4008</text:p>
          </table:table-cell>
          <table:table-cell office:value-type="float" office:value="1529" table:style-name="ce6">
            <text:p>1529</text:p>
          </table:table-cell>
          <table:table-cell office:value-type="float" office:value="9387" table:style-name="ce6">
            <text:p>9387</text:p>
          </table:table-cell>
          <table:table-cell office:value-type="float" office:value="2238" table:style-name="ce6">
            <text:p>2238</text:p>
          </table:table-cell>
          <table:table-cell office:value-type="float" office:value="2410" table:style-name="ce6">
            <text:p>2410</text:p>
          </table:table-cell>
          <table:table-cell office:value-type="float" office:value="18569" table:style-name="ce6">
            <text:p>18569</text:p>
          </table:table-cell>
          <table:table-cell office:value-type="float" office:value="1687" table:style-name="ce6">
            <text:p>1687</text:p>
          </table:table-cell>
          <table:table-cell office:value-type="float" office:value="1246" table:style-name="ce6">
            <text:p>1246</text:p>
          </table:table-cell>
          <table:table-cell office:value-type="float" office:value="13554" table:style-name="ce6">
            <text:p>13554</text:p>
          </table:table-cell>
          <table:table-cell office:value-type="float" office:value="54628" table:style-name="ce6">
            <text:p>54628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6204" table:style-name="ce6">
            <text:p>6204</text:p>
          </table:table-cell>
          <table:table-cell office:value-type="float" office:value="1338" table:style-name="ce6">
            <text:p>1338</text:p>
          </table:table-cell>
          <table:table-cell office:value-type="float" office:value="9178" table:style-name="ce6">
            <text:p>9178</text:p>
          </table:table-cell>
          <table:table-cell office:value-type="float" office:value="2650" table:style-name="ce6">
            <text:p>2650</text:p>
          </table:table-cell>
          <table:table-cell office:value-type="float" office:value="2581" table:style-name="ce6">
            <text:p>2581</text:p>
          </table:table-cell>
          <table:table-cell office:value-type="float" office:value="26297" table:style-name="ce6">
            <text:p>26297</text:p>
          </table:table-cell>
          <table:table-cell office:value-type="float" office:value="1731" table:style-name="ce6">
            <text:p>1731</text:p>
          </table:table-cell>
          <table:table-cell office:value-type="float" office:value="1497" table:style-name="ce6">
            <text:p>1497</text:p>
          </table:table-cell>
          <table:table-cell office:value-type="float" office:value="18850" table:style-name="ce6">
            <text:p>18850</text:p>
          </table:table-cell>
          <table:table-cell office:value-type="float" office:value="70326" table:style-name="ce6">
            <text:p>70326</text:p>
          </table:table-cell>
          <table:table-cell table:style-name="ce2"/>
          <table:table-cell office:value-type="string" table:style-name="ce4">
            <text:p>Total</text:p>
          </table:table-cell>
          <table:table-cell office:value-type="float" office:value="5024" table:style-name="ce6">
            <text:p>5024</text:p>
          </table:table-cell>
          <table:table-cell office:value-type="float" office:value="1126" table:style-name="ce6">
            <text:p>1126</text:p>
          </table:table-cell>
          <table:table-cell office:value-type="float" office:value="6935" table:style-name="ce6">
            <text:p>6935</text:p>
          </table:table-cell>
          <table:table-cell office:value-type="float" office:value="2215" table:style-name="ce6">
            <text:p>2215</text:p>
          </table:table-cell>
          <table:table-cell office:value-type="float" office:value="1786" table:style-name="ce6">
            <text:p>1786</text:p>
          </table:table-cell>
          <table:table-cell office:value-type="float" office:value="19807" table:style-name="ce6">
            <text:p>19807</text:p>
          </table:table-cell>
          <table:table-cell office:value-type="float" office:value="1534" table:style-name="ce6">
            <text:p>1534</text:p>
          </table:table-cell>
          <table:table-cell office:value-type="float" office:value="1140" table:style-name="ce6">
            <text:p>1140</text:p>
          </table:table-cell>
          <table:table-cell office:value-type="float" office:value="16275" table:style-name="ce6">
            <text:p>16275</text:p>
          </table:table-cell>
          <table:table-cell office:value-type="float" office:value="55842" table:style-name="ce6">
            <text:p>55842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578" table:style-name="ce4">
            <text:p>1578</text:p>
          </table:table-cell>
          <table:table-cell office:value-type="float" office:value="600" table:style-name="ce4">
            <text:p>600</text:p>
          </table:table-cell>
          <table:table-cell office:value-type="float" office:value="3782" table:style-name="ce4">
            <text:p>3782</text:p>
          </table:table-cell>
          <table:table-cell office:value-type="float" office:value="799" table:style-name="ce4">
            <text:p>799</text:p>
          </table:table-cell>
          <table:table-cell office:value-type="float" office:value="935" table:style-name="ce4">
            <text:p>935</text:p>
          </table:table-cell>
          <table:table-cell office:value-type="float" office:value="5466" table:style-name="ce4">
            <text:p>5466</text:p>
          </table:table-cell>
          <table:table-cell office:value-type="float" office:value="671" table:style-name="ce4">
            <text:p>671</text:p>
          </table:table-cell>
          <table:table-cell office:value-type="float" office:value="409" table:style-name="ce4">
            <text:p>409</text:p>
          </table:table-cell>
          <table:table-cell office:value-type="float" office:value="5586" table:style-name="ce4">
            <text:p>5586</text:p>
          </table:table-cell>
          <table:table-cell office:value-type="float" office:value="19826" table:style-name="ce4">
            <text:p>19826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2491" table:style-name="ce4">
            <text:p>2491</text:p>
          </table:table-cell>
          <table:table-cell office:value-type="float" office:value="517" table:style-name="ce4">
            <text:p>517</text:p>
          </table:table-cell>
          <table:table-cell office:value-type="float" office:value="3947" table:style-name="ce4">
            <text:p>3947</text:p>
          </table:table-cell>
          <table:table-cell office:value-type="float" office:value="1009" table:style-name="ce4">
            <text:p>1009</text:p>
          </table:table-cell>
          <table:table-cell office:value-type="float" office:value="926" table:style-name="ce4">
            <text:p>926</text:p>
          </table:table-cell>
          <table:table-cell office:value-type="float" office:value="7555" table:style-name="ce4">
            <text:p>7555</text:p>
          </table:table-cell>
          <table:table-cell office:value-type="float" office:value="703" table:style-name="ce4">
            <text:p>703</text:p>
          </table:table-cell>
          <table:table-cell office:value-type="float" office:value="512" table:style-name="ce4">
            <text:p>512</text:p>
          </table:table-cell>
          <table:table-cell office:value-type="float" office:value="7139" table:style-name="ce4">
            <text:p>7139</text:p>
          </table:table-cell>
          <table:table-cell office:value-type="float" office:value="24799" table:style-name="ce4">
            <text:p>24799</text:p>
          </table:table-cell>
          <table:table-cell table:style-name="ce2"/>
          <table:table-cell office:value-type="string" table:style-name="ce4">
            <text:p>Norte</text:p>
          </table:table-cell>
          <table:table-cell office:value-type="float" office:value="1965" table:style-name="ce4">
            <text:p>1965</text:p>
          </table:table-cell>
          <table:table-cell office:value-type="float" office:value="438" table:style-name="ce4">
            <text:p>438</text:p>
          </table:table-cell>
          <table:table-cell office:value-type="float" office:value="3062" table:style-name="ce4">
            <text:p>3062</text:p>
          </table:table-cell>
          <table:table-cell office:value-type="float" office:value="876" table:style-name="ce4">
            <text:p>876</text:p>
          </table:table-cell>
          <table:table-cell office:value-type="float" office:value="736" table:style-name="ce4">
            <text:p>736</text:p>
          </table:table-cell>
          <table:table-cell office:value-type="float" office:value="5705" table:style-name="ce4">
            <text:p>5705</text:p>
          </table:table-cell>
          <table:table-cell office:value-type="float" office:value="650" table:style-name="ce4">
            <text:p>650</text:p>
          </table:table-cell>
          <table:table-cell office:value-type="float" office:value="431" table:style-name="ce4">
            <text:p>431</text:p>
          </table:table-cell>
          <table:table-cell office:value-type="float" office:value="6218" table:style-name="ce4">
            <text:p>6218</text:p>
          </table:table-cell>
          <table:table-cell office:value-type="float" office:value="20081" table:style-name="ce4">
            <text:p>2008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738" table:style-name="ce4">
            <text:p>738</text:p>
          </table:table-cell>
          <table:table-cell office:value-type="float" office:value="305" table:style-name="ce4">
            <text:p>305</text:p>
          </table:table-cell>
          <table:table-cell office:value-type="float" office:value="1296" table:style-name="ce4">
            <text:p>1296</text:p>
          </table:table-cell>
          <table:table-cell office:value-type="float" office:value="433" table:style-name="ce4">
            <text:p>433</text:p>
          </table:table-cell>
          <table:table-cell office:value-type="float" office:value="343" table:style-name="ce4">
            <text:p>343</text:p>
          </table:table-cell>
          <table:table-cell office:value-type="float" office:value="2547" table:style-name="ce4">
            <text:p>2547</text:p>
          </table:table-cell>
          <table:table-cell office:value-type="float" office:value="259" table:style-name="ce4">
            <text:p>259</text:p>
          </table:table-cell>
          <table:table-cell office:value-type="float" office:value="231" table:style-name="ce4">
            <text:p>231</text:p>
          </table:table-cell>
          <table:table-cell office:value-type="float" office:value="2172" table:style-name="ce4">
            <text:p>2172</text:p>
          </table:table-cell>
          <table:table-cell office:value-type="float" office:value="8324" table:style-name="ce4">
            <text:p>8324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1016" table:style-name="ce4">
            <text:p>1016</text:p>
          </table:table-cell>
          <table:table-cell office:value-type="float" office:value="269" table:style-name="ce4">
            <text:p>269</text:p>
          </table:table-cell>
          <table:table-cell office:value-type="float" office:value="1220" table:style-name="ce4">
            <text:p>1220</text:p>
          </table:table-cell>
          <table:table-cell office:value-type="float" office:value="545" table:style-name="ce4">
            <text:p>545</text:p>
          </table:table-cell>
          <table:table-cell office:value-type="float" office:value="382" table:style-name="ce4">
            <text:p>382</text:p>
          </table:table-cell>
          <table:table-cell office:value-type="float" office:value="3833" table:style-name="ce4">
            <text:p>3833</text:p>
          </table:table-cell>
          <table:table-cell office:value-type="float" office:value="278" table:style-name="ce4">
            <text:p>278</text:p>
          </table:table-cell>
          <table:table-cell office:value-type="float" office:value="266" table:style-name="ce4">
            <text:p>266</text:p>
          </table:table-cell>
          <table:table-cell office:value-type="float" office:value="3094" table:style-name="ce4">
            <text:p>3094</text:p>
          </table:table-cell>
          <table:table-cell office:value-type="float" office:value="10903" table:style-name="ce4">
            <text:p>10903</text:p>
          </table:table-cell>
          <table:table-cell table:style-name="ce2"/>
          <table:table-cell office:value-type="string" table:style-name="ce4">
            <text:p>Centro</text:p>
          </table:table-cell>
          <table:table-cell office:value-type="float" office:value="825" table:style-name="ce4">
            <text:p>825</text:p>
          </table:table-cell>
          <table:table-cell office:value-type="float" office:value="194" table:style-name="ce4">
            <text:p>194</text:p>
          </table:table-cell>
          <table:table-cell office:value-type="float" office:value="809" table:style-name="ce4">
            <text:p>809</text:p>
          </table:table-cell>
          <table:table-cell office:value-type="float" office:value="424" table:style-name="ce4">
            <text:p>424</text:p>
          </table:table-cell>
          <table:table-cell office:value-type="float" office:value="247" table:style-name="ce4">
            <text:p>247</text:p>
          </table:table-cell>
          <table:table-cell office:value-type="float" office:value="2672" table:style-name="ce4">
            <text:p>2672</text:p>
          </table:table-cell>
          <table:table-cell office:value-type="float" office:value="234" table:style-name="ce4">
            <text:p>234</text:p>
          </table:table-cell>
          <table:table-cell office:value-type="float" office:value="177" table:style-name="ce4">
            <text:p>177</text:p>
          </table:table-cell>
          <table:table-cell office:value-type="float" office:value="2449" table:style-name="ce4">
            <text:p>2449</text:p>
          </table:table-cell>
          <table:table-cell office:value-type="float" office:value="8031" table:style-name="ce4">
            <text:p>8031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309" table:style-name="ce4">
            <text:p>1309</text:p>
          </table:table-cell>
          <table:table-cell office:value-type="float" office:value="456" table:style-name="ce4">
            <text:p>456</text:p>
          </table:table-cell>
          <table:table-cell office:value-type="float" office:value="3227" table:style-name="ce4">
            <text:p>3227</text:p>
          </table:table-cell>
          <table:table-cell office:value-type="float" office:value="854" table:style-name="ce4">
            <text:p>854</text:p>
          </table:table-cell>
          <table:table-cell office:value-type="float" office:value="991" table:style-name="ce4">
            <text:p>991</text:p>
          </table:table-cell>
          <table:table-cell office:value-type="float" office:value="7717" table:style-name="ce4">
            <text:p>7717</text:p>
          </table:table-cell>
          <table:table-cell office:value-type="float" office:value="554" table:style-name="ce4">
            <text:p>554</text:p>
          </table:table-cell>
          <table:table-cell office:value-type="float" office:value="432" table:style-name="ce4">
            <text:p>432</text:p>
          </table:table-cell>
          <table:table-cell office:value-type="float" office:value="4212" table:style-name="ce4">
            <text:p>4212</text:p>
          </table:table-cell>
          <table:table-cell office:value-type="float" office:value="19752" table:style-name="ce4">
            <text:p>19752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2180" table:style-name="ce4">
            <text:p>2180</text:p>
          </table:table-cell>
          <table:table-cell office:value-type="float" office:value="406" table:style-name="ce4">
            <text:p>406</text:p>
          </table:table-cell>
          <table:table-cell office:value-type="float" office:value="3150" table:style-name="ce4">
            <text:p>3150</text:p>
          </table:table-cell>
          <table:table-cell office:value-type="float" office:value="912" table:style-name="ce4">
            <text:p>912</text:p>
          </table:table-cell>
          <table:table-cell office:value-type="float" office:value="1151" table:style-name="ce4">
            <text:p>1151</text:p>
          </table:table-cell>
          <table:table-cell office:value-type="float" office:value="10527" table:style-name="ce4">
            <text:p>10527</text:p>
          </table:table-cell>
          <table:table-cell office:value-type="float" office:value="558" table:style-name="ce4">
            <text:p>558</text:p>
          </table:table-cell>
          <table:table-cell office:value-type="float" office:value="546" table:style-name="ce4">
            <text:p>546</text:p>
          </table:table-cell>
          <table:table-cell office:value-type="float" office:value="6506" table:style-name="ce4">
            <text:p>6506</text:p>
          </table:table-cell>
          <table:table-cell office:value-type="float" office:value="25936" table:style-name="ce4">
            <text:p>25936</text:p>
          </table:table-cell>
          <table:table-cell table:style-name="ce2"/>
          <table:table-cell office:value-type="string" table:style-name="ce4">
            <text:p>Lisboa</text:p>
          </table:table-cell>
          <table:table-cell office:value-type="float" office:value="1796" table:style-name="ce4">
            <text:p>1796</text:p>
          </table:table-cell>
          <table:table-cell office:value-type="float" office:value="370" table:style-name="ce4">
            <text:p>370</text:p>
          </table:table-cell>
          <table:table-cell office:value-type="float" office:value="2299" table:style-name="ce4">
            <text:p>2299</text:p>
          </table:table-cell>
          <table:table-cell office:value-type="float" office:value="759" table:style-name="ce4">
            <text:p>759</text:p>
          </table:table-cell>
          <table:table-cell office:value-type="float" office:value="716" table:style-name="ce4">
            <text:p>716</text:p>
          </table:table-cell>
          <table:table-cell office:value-type="float" office:value="8521" table:style-name="ce4">
            <text:p>8521</text:p>
          </table:table-cell>
          <table:table-cell office:value-type="float" office:value="491" table:style-name="ce4">
            <text:p>491</text:p>
          </table:table-cell>
          <table:table-cell office:value-type="float" office:value="415" table:style-name="ce4">
            <text:p>415</text:p>
          </table:table-cell>
          <table:table-cell office:value-type="float" office:value="5968" table:style-name="ce4">
            <text:p>5968</text:p>
          </table:table-cell>
          <table:table-cell office:value-type="float" office:value="21335" table:style-name="ce4">
            <text:p>21335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210" table:style-name="ce4">
            <text:p>210</text:p>
          </table:table-cell>
          <table:table-cell office:value-type="float" office:value="124" table:style-name="ce4">
            <text:p>124</text:p>
          </table:table-cell>
          <table:table-cell office:value-type="float" office:value="566" table:style-name="ce4">
            <text:p>566</text:p>
          </table:table-cell>
          <table:table-cell office:value-type="float" office:value="72" table:style-name="ce4">
            <text:p>72</text:p>
          </table:table-cell>
          <table:table-cell office:value-type="float" office:value="45" table:style-name="ce4">
            <text:p>45</text:p>
          </table:table-cell>
          <table:table-cell office:value-type="float" office:value="1520" table:style-name="ce4">
            <text:p>1520</text:p>
          </table:table-cell>
          <table:table-cell office:value-type="float" office:value="114" table:style-name="ce4">
            <text:p>114</text:p>
          </table:table-cell>
          <table:table-cell office:value-type="float" office:value="100" table:style-name="ce4">
            <text:p>100</text:p>
          </table:table-cell>
          <table:table-cell office:value-type="float" office:value="691" table:style-name="ce4">
            <text:p>691</text:p>
          </table:table-cell>
          <table:table-cell office:value-type="float" office:value="3442" table:style-name="ce4">
            <text:p>3442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266" table:style-name="ce4">
            <text:p>266</text:p>
          </table:table-cell>
          <table:table-cell office:value-type="float" office:value="98" table:style-name="ce4">
            <text:p>98</text:p>
          </table:table-cell>
          <table:table-cell office:value-type="float" office:value="426" table:style-name="ce4">
            <text:p>426</text:p>
          </table:table-cell>
          <table:table-cell office:value-type="float" office:value="94" table:style-name="ce4">
            <text:p>94</text:p>
          </table:table-cell>
          <table:table-cell office:value-type="float" office:value="58" table:style-name="ce4">
            <text:p>58</text:p>
          </table:table-cell>
          <table:table-cell office:value-type="float" office:value="2142" table:style-name="ce4">
            <text:p>2142</text:p>
          </table:table-cell>
          <table:table-cell office:value-type="float" office:value="133" table:style-name="ce4">
            <text:p>133</text:p>
          </table:table-cell>
          <table:table-cell office:value-type="float" office:value="110" table:style-name="ce4">
            <text:p>110</text:p>
          </table:table-cell>
          <table:table-cell office:value-type="float" office:value="899" table:style-name="ce4">
            <text:p>899</text:p>
          </table:table-cell>
          <table:table-cell office:value-type="float" office:value="4226" table:style-name="ce4">
            <text:p>4226</text:p>
          </table:table-cell>
          <table:table-cell table:style-name="ce2"/>
          <table:table-cell office:value-type="string" table:style-name="ce4">
            <text:p>Alentejo</text:p>
          </table:table-cell>
          <table:table-cell office:value-type="float" office:value="226" table:style-name="ce4">
            <text:p>226</text:p>
          </table:table-cell>
          <table:table-cell office:value-type="float" office:value="58" table:style-name="ce4">
            <text:p>58</text:p>
          </table:table-cell>
          <table:table-cell office:value-type="float" office:value="407" table:style-name="ce4">
            <text:p>407</text:p>
          </table:table-cell>
          <table:table-cell office:value-type="float" office:value="73" table:style-name="ce4">
            <text:p>73</text:p>
          </table:table-cell>
          <table:table-cell office:value-type="float" office:value="24" table:style-name="ce4">
            <text:p>24</text:p>
          </table:table-cell>
          <table:table-cell office:value-type="float" office:value="1603" table:style-name="ce4">
            <text:p>1603</text:p>
          </table:table-cell>
          <table:table-cell office:value-type="float" office:value="111" table:style-name="ce4">
            <text:p>111</text:p>
          </table:table-cell>
          <table:table-cell office:value-type="float" office:value="81" table:style-name="ce4">
            <text:p>81</text:p>
          </table:table-cell>
          <table:table-cell office:value-type="float" office:value="615" table:style-name="ce4">
            <text:p>615</text:p>
          </table:table-cell>
          <table:table-cell office:value-type="float" office:value="3198" table:style-name="ce4">
            <text:p>3198</text:p>
          </table:table-cell>
          <table:table-cell table:style-name="ce2"/>
          <table:table-cell table:number-columns-repeated="16348" table:style-name="ce1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173" table:style-name="ce4">
            <text:p>173</text:p>
          </table:table-cell>
          <table:table-cell office:value-type="float" office:value="44" table:style-name="ce4">
            <text:p>44</text:p>
          </table:table-cell>
          <table:table-cell office:value-type="float" office:value="516" table:style-name="ce4">
            <text:p>516</text:p>
          </table:table-cell>
          <table:table-cell office:value-type="float" office:value="80" table:style-name="ce4">
            <text:p>80</text:p>
          </table:table-cell>
          <table:table-cell office:value-type="float" office:value="96" table:style-name="ce4">
            <text:p>96</text:p>
          </table:table-cell>
          <table:table-cell office:value-type="float" office:value="1319" table:style-name="ce4">
            <text:p>1319</text:p>
          </table:table-cell>
          <table:table-cell office:value-type="float" office:value="89" table:style-name="ce4">
            <text:p>89</text:p>
          </table:table-cell>
          <table:table-cell office:value-type="float" office:value="74" table:style-name="ce4">
            <text:p>74</text:p>
          </table:table-cell>
          <table:table-cell office:value-type="float" office:value="893" table:style-name="ce4">
            <text:p>893</text:p>
          </table:table-cell>
          <table:table-cell office:value-type="float" office:value="3284" table:style-name="ce4">
            <text:p>3284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251" table:style-name="ce4">
            <text:p>251</text:p>
          </table:table-cell>
          <table:table-cell office:value-type="float" office:value="48" table:style-name="ce4">
            <text:p>48</text:p>
          </table:table-cell>
          <table:table-cell office:value-type="float" office:value="435" table:style-name="ce4">
            <text:p>435</text:p>
          </table:table-cell>
          <table:table-cell office:value-type="float" office:value="90" table:style-name="ce4">
            <text:p>90</text:p>
          </table:table-cell>
          <table:table-cell office:value-type="float" office:value="64" table:style-name="ce4">
            <text:p>64</text:p>
          </table:table-cell>
          <table:table-cell office:value-type="float" office:value="2240" table:style-name="ce4">
            <text:p>2240</text:p>
          </table:table-cell>
          <table:table-cell office:value-type="float" office:value="59" table:style-name="ce4">
            <text:p>59</text:p>
          </table:table-cell>
          <table:table-cell office:value-type="float" office:value="63" table:style-name="ce4">
            <text:p>63</text:p>
          </table:table-cell>
          <table:table-cell office:value-type="float" office:value="1212" table:style-name="ce4">
            <text:p>1212</text:p>
          </table:table-cell>
          <table:table-cell office:value-type="float" office:value="4462" table:style-name="ce4">
            <text:p>4462</text:p>
          </table:table-cell>
          <table:table-cell table:style-name="ce2"/>
          <table:table-cell office:value-type="string" table:style-name="ce4">
            <text:p>Algarve</text:p>
          </table:table-cell>
          <table:table-cell office:value-type="float" office:value="212" table:style-name="ce4">
            <text:p>212</text:p>
          </table:table-cell>
          <table:table-cell office:value-type="float" office:value="66" table:style-name="ce4">
            <text:p>66</text:p>
          </table:table-cell>
          <table:table-cell office:value-type="float" office:value="358" table:style-name="ce4">
            <text:p>358</text:p>
          </table:table-cell>
          <table:table-cell office:value-type="float" office:value="83" table:style-name="ce4">
            <text:p>83</text:p>
          </table:table-cell>
          <table:table-cell office:value-type="float" office:value="63" table:style-name="ce4">
            <text:p>63</text:p>
          </table:table-cell>
          <table:table-cell office:value-type="float" office:value="1306" table:style-name="ce4">
            <text:p>1306</text:p>
          </table:table-cell>
          <table:table-cell office:value-type="float" office:value="48" table:style-name="ce4">
            <text:p>48</text:p>
          </table:table-cell>
          <table:table-cell office:value-type="float" office:value="36" table:style-name="ce4">
            <text:p>36</text:p>
          </table:table-cell>
          <table:table-cell office:value-type="float" office:value="1025" table:style-name="ce4">
            <text:p>1025</text:p>
          </table:table-cell>
          <table:table-cell office:value-type="float" office:value="3197" table:style-name="ce4">
            <text:p>3197</text:p>
          </table:table-cell>
          <table:table-cell table:style-name="ce2"/>
          <table:table-cell table:number-columns-repeated="16348"/>
        </table:table-row>
        <table:table-row table:style-name="ro2">
          <table:table-cell office:value-type="string" table:style-name="ce21">
            <text:p>Ofertas</text:p>
          </table:table-cell>
          <table:table-cell table:number-columns-repeated="10" table:style-name="ce4"/>
          <table:table-cell table:style-name="ce2"/>
          <table:table-cell office:value-type="string" table:style-name="ce21">
            <text:p>Oferta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21">
            <text:p>Ofertas</text:p>
          </table:table-cell>
          <table:table-cell table:number-columns-repeated="10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7656" table:style-name="ce4">
            <text:p>765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14359" table:style-name="ce4">
            <text:p>1435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13477" table:style-name="ce4">
            <text:p>13477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2984" table:style-name="ce4">
            <text:p>298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5947" table:style-name="ce4">
            <text:p>594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5902" table:style-name="ce4">
            <text:p>5902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2001" table:style-name="ce4">
            <text:p>200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3538" table:style-name="ce4">
            <text:p>3538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2874" table:style-name="ce4">
            <text:p>2874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1496" table:style-name="ce4">
            <text:p>1496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3446" table:style-name="ce4">
            <text:p>344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2712" table:style-name="ce4">
            <text:p>2712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544" table:style-name="ce4">
            <text:p>54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706" table:style-name="ce4">
            <text:p>706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957" table:style-name="ce4">
            <text:p>957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497" table:style-name="ce4">
            <text:p>49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509" table:style-name="ce4">
            <text:p>50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719" table:style-name="ce4">
            <text:p>719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21" table:style-name="ce4">
            <text:p>2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71" table:style-name="ce4">
            <text:p>71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123" table:style-name="ce4">
            <text:p>123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113" table:style-name="ce4">
            <text:p>11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42" table:style-name="ce4">
            <text:p>14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90" table:style-name="ce4">
            <text:p>190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21">
            <text:p>Colocações</text:p>
          </table:table-cell>
          <table:table-cell table:number-columns-repeated="10" table:style-name="ce4"/>
          <table:table-cell table:style-name="ce2"/>
          <table:table-cell office:value-type="string" table:style-name="ce21">
            <text:p>Colocações</text:p>
          </table:table-cell>
          <table:table-cell table:number-columns-repeated="9" table:style-name="ce4"/>
          <table:table-cell table:style-name="ce1"/>
          <table:table-cell table:style-name="ce2"/>
          <table:table-cell office:value-type="string" table:style-name="ce21">
            <text:p>Colocações</text:p>
          </table:table-cell>
          <table:table-cell table:number-columns-repeated="10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Total</text:p>
          </table:table-cell>
          <table:table-cell office:value-type="float" office:value="4761" table:style-name="ce4">
            <text:p>4761</text:p>
          </table:table-cell>
          <table:table-cell table:number-columns-repeated="9" table:style-name="ce4"/>
          <table:table-cell table:style-name="ce2"/>
          <table:table-cell office:value-type="string" table:style-name="ce4">
            <text:p>Total</text:p>
          </table:table-cell>
          <table:table-cell office:value-type="float" office:value="9415" table:style-name="ce4">
            <text:p>9415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7426" table:style-name="ce4">
            <text:p>7426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Norte</text:p>
          </table:table-cell>
          <table:table-cell office:value-type="float" office:value="1577" table:style-name="ce4">
            <text:p>1577</text:p>
          </table:table-cell>
          <table:table-cell table:number-columns-repeated="9" table:style-name="ce4"/>
          <table:table-cell table:style-name="ce2"/>
          <table:table-cell office:value-type="string" table:style-name="ce4">
            <text:p>Norte</text:p>
          </table:table-cell>
          <table:table-cell office:value-type="float" office:value="3253" table:style-name="ce4">
            <text:p>325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767" table:style-name="ce4">
            <text:p>2767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Centro</text:p>
          </table:table-cell>
          <table:table-cell office:value-type="float" office:value="1654" table:style-name="ce4">
            <text:p>165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Centro</text:p>
          </table:table-cell>
          <table:table-cell office:value-type="float" office:value="2842" table:style-name="ce4">
            <text:p>284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1979" table:style-name="ce4">
            <text:p>1979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Lisboa</text:p>
          </table:table-cell>
          <table:table-cell office:value-type="float" office:value="800" table:style-name="ce4">
            <text:p>800</text:p>
          </table:table-cell>
          <table:table-cell table:number-columns-repeated="9" table:style-name="ce4"/>
          <table:table-cell table:style-name="ce2"/>
          <table:table-cell office:value-type="string" table:style-name="ce4">
            <text:p>Lisboa</text:p>
          </table:table-cell>
          <table:table-cell office:value-type="float" office:value="2292" table:style-name="ce4">
            <text:p>2292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1664" table:style-name="ce4">
            <text:p>1664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entejo</text:p>
          </table:table-cell>
          <table:table-cell office:value-type="float" office:value="329" table:style-name="ce4">
            <text:p>329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entejo</text:p>
          </table:table-cell>
          <table:table-cell office:value-type="float" office:value="519" table:style-name="ce4">
            <text:p>51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478" table:style-name="ce4">
            <text:p>478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lgarve</text:p>
          </table:table-cell>
          <table:table-cell office:value-type="float" office:value="294" table:style-name="ce4">
            <text:p>29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lgarve</text:p>
          </table:table-cell>
          <table:table-cell office:value-type="float" office:value="329" table:style-name="ce4">
            <text:p>329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375" table:style-name="ce4">
            <text:p>375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Açores</text:p>
          </table:table-cell>
          <table:table-cell office:value-type="float" office:value="14" table:style-name="ce4">
            <text:p>14</text:p>
          </table:table-cell>
          <table:table-cell table:number-columns-repeated="9" table:style-name="ce4"/>
          <table:table-cell table:style-name="ce2"/>
          <table:table-cell office:value-type="string" table:style-name="ce4">
            <text:p>Açores</text:p>
          </table:table-cell>
          <table:table-cell office:value-type="float" office:value="57" table:style-name="ce4">
            <text:p>57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Açores</text:p>
          </table:table-cell>
          <table:table-cell office:value-type="float" office:value="55" table:style-name="ce4">
            <text:p>55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office:value-type="string" table:style-name="ce4">
            <text:p>Madeira</text:p>
          </table:table-cell>
          <table:table-cell office:value-type="float" office:value="93" table:style-name="ce4">
            <text:p>93</text:p>
          </table:table-cell>
          <table:table-cell table:number-columns-repeated="9" table:style-name="ce4"/>
          <table:table-cell table:style-name="ce2"/>
          <table:table-cell office:value-type="string" table:style-name="ce4">
            <text:p>Madeira</text:p>
          </table:table-cell>
          <table:table-cell office:value-type="float" office:value="123" table:style-name="ce4">
            <text:p>123</text:p>
          </table:table-cell>
          <table:table-cell table:number-columns-repeated="8" table:style-name="ce4"/>
          <table:table-cell table:style-name="ce1"/>
          <table:table-cell table:style-name="ce2"/>
          <table:table-cell office:value-type="string" table:style-name="ce4">
            <text:p>Madeira</text:p>
          </table:table-cell>
          <table:table-cell office:value-type="float" office:value="108" table:style-name="ce4">
            <text:p>108</text:p>
          </table:table-cell>
          <table:table-cell table:number-columns-repeated="9" table:style-name="ce4"/>
          <table:table-cell table:style-name="ce2"/>
          <table:table-cell table:number-columns-repeated="16348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Var-H</text:p>
          </table:table-cell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number-columns-repeated="16348"/>
        </table:table-row>
        <table:table-row table:style-name="ro2">
          <table:table-cell table:style-name="ce1"/>
          <table:table-cell table:style-name="ce4"/>
          <table:table-cell table:number-columns-repeated="11" table:style-name="ce1"/>
          <table:table-cell table:style-name="ce4"/>
          <table:table-cell table:number-columns-repeated="9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25.349301397205593" table:style-name="ce22">
            <text:p>25,3</text:p>
          </table:table-cell>
          <table:table-cell office:value-type="float" office:value="-26.357096141268798" table:style-name="ce22">
            <text:p>-26,4</text:p>
          </table:table-cell>
          <table:table-cell office:value-type="float" office:value="-26.121231490359008" table:style-name="ce22">
            <text:p>-26,1</text:p>
          </table:table-cell>
          <table:table-cell office:value-type="float" office:value="-1.0277033065236907" table:style-name="ce22">
            <text:p>-1,0</text:p>
          </table:table-cell>
          <table:table-cell office:value-type="float" office:value="-25.892116182572607" table:style-name="ce22">
            <text:p>-25,9</text:p>
          </table:table-cell>
          <table:table-cell office:value-type="float" office:value="6.6670256879745722" table:style-name="ce22">
            <text:p>6,7</text:p>
          </table:table-cell>
          <table:table-cell office:value-type="float" office:value="-9.0693538826318871" table:style-name="ce22">
            <text:p>-9,1</text:p>
          </table:table-cell>
          <table:table-cell office:value-type="float" office:value="-8.5072231139646846" table:style-name="ce22">
            <text:p>-8,5</text:p>
          </table:table-cell>
          <table:table-cell office:value-type="float" office:value="20.075254537405925" table:style-name="ce22">
            <text:p>20,1</text:p>
          </table:table-cell>
          <table:table-cell office:value-type="float" office:value="2.2223035805813964" table:style-name="ce22">
            <text:p>2,2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24.524714828897331" table:style-name="ce23">
            <text:p>24,5</text:p>
          </table:table-cell>
          <table:table-cell office:value-type="float" office:value="-27" table:style-name="ce23">
            <text:p>-27,0</text:p>
          </table:table-cell>
          <table:table-cell office:value-type="float" office:value="-19.037546271813852" table:style-name="ce23">
            <text:p>-19,0</text:p>
          </table:table-cell>
          <table:table-cell office:value-type="float" office:value="9.6370463078848729" table:style-name="ce23">
            <text:p>9,6</text:p>
          </table:table-cell>
          <table:table-cell office:value-type="float" office:value="-21.283422459893046" table:style-name="ce23">
            <text:p>-21,3</text:p>
          </table:table-cell>
          <table:table-cell office:value-type="float" office:value="4.3724844493230819" table:style-name="ce23">
            <text:p>4,4</text:p>
          </table:table-cell>
          <table:table-cell office:value-type="float" office:value="-3.1296572280178765" table:style-name="ce23">
            <text:p>-3,1</text:p>
          </table:table-cell>
          <table:table-cell office:value-type="float" office:value="5.3789731051344631" table:style-name="ce23">
            <text:p>5,4</text:p>
          </table:table-cell>
          <table:table-cell office:value-type="float" office:value="11.31399928392409" table:style-name="ce23">
            <text:p>11,3</text:p>
          </table:table-cell>
          <table:table-cell office:value-type="float" office:value="1.286189851709878" table:style-name="ce23">
            <text:p>1,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11.788617886178869" table:style-name="ce23">
            <text:p>11,8</text:p>
          </table:table-cell>
          <table:table-cell office:value-type="float" office:value="-36.393442622950822" table:style-name="ce23">
            <text:p>-36,4</text:p>
          </table:table-cell>
          <table:table-cell office:value-type="float" office:value="-37.577160493827158" table:style-name="ce23">
            <text:p>-37,6</text:p>
          </table:table-cell>
          <table:table-cell office:value-type="float" office:value="-2.0785219399538164" table:style-name="ce23">
            <text:p>-2,1</text:p>
          </table:table-cell>
          <table:table-cell office:value-type="float" office:value="-27.988338192419832" table:style-name="ce23">
            <text:p>-28,0</text:p>
          </table:table-cell>
          <table:table-cell office:value-type="float" office:value="4.9077345897133853" table:style-name="ce23">
            <text:p>4,9</text:p>
          </table:table-cell>
          <table:table-cell office:value-type="float" office:value="-9.6525096525096501" table:style-name="ce23">
            <text:p>-9,7</text:p>
          </table:table-cell>
          <table:table-cell office:value-type="float" office:value="-23.376623376623371" table:style-name="ce23">
            <text:p>-23,4</text:p>
          </table:table-cell>
          <table:table-cell office:value-type="float" office:value="12.753222836095773" table:style-name="ce23">
            <text:p>12,8</text:p>
          </table:table-cell>
          <table:table-cell office:value-type="float" office:value="-3.5199423354156636" table:style-name="ce23">
            <text:p>-3,5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37.203972498090167" table:style-name="ce23">
            <text:p>37,2</text:p>
          </table:table-cell>
          <table:table-cell office:value-type="float" office:value="-18.859649122807014" table:style-name="ce23">
            <text:p>-18,9</text:p>
          </table:table-cell>
          <table:table-cell office:value-type="float" office:value="-28.757359776882552" table:style-name="ce23">
            <text:p>-28,8</text:p>
          </table:table-cell>
          <table:table-cell office:value-type="float" office:value="-11.124121779859479" table:style-name="ce23">
            <text:p>-11,1</text:p>
          </table:table-cell>
          <table:table-cell office:value-type="float" office:value="-27.749747729566096" table:style-name="ce23">
            <text:p>-27,7</text:p>
          </table:table-cell>
          <table:table-cell office:value-type="float" office:value="10.418556433847343" table:style-name="ce23">
            <text:p>10,4</text:p>
          </table:table-cell>
          <table:table-cell office:value-type="float" office:value="-11.371841155234648" table:style-name="ce23">
            <text:p>-11,4</text:p>
          </table:table-cell>
          <table:table-cell office:value-type="float" office:value="-3.9351851851851904" table:style-name="ce23">
            <text:p>-3,9</text:p>
          </table:table-cell>
          <table:table-cell office:value-type="float" office:value="41.690408357075029" table:style-name="ce23">
            <text:p>41,7</text:p>
          </table:table-cell>
          <table:table-cell office:value-type="float" office:value="8.0143782908060075" table:style-name="ce23">
            <text:p>8,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7.6190476190476204" table:style-name="ce23">
            <text:p>7,6</text:p>
          </table:table-cell>
          <table:table-cell office:value-type="float" office:value="-53.225806451612904" table:style-name="ce23">
            <text:p>-53,2</text:p>
          </table:table-cell>
          <table:table-cell office:value-type="float" office:value="-28.091872791519435" table:style-name="ce23">
            <text:p>-28,1</text:p>
          </table:table-cell>
          <table:table-cell office:value-type="float" office:value="1.3888888888888857" table:style-name="ce23">
            <text:p>1,4</text:p>
          </table:table-cell>
          <table:table-cell office:value-type="float" office:value="-46.666666666666664" table:style-name="ce23">
            <text:p>-46,7</text:p>
          </table:table-cell>
          <table:table-cell office:value-type="float" office:value="5.4605263157894797" table:style-name="ce23">
            <text:p>5,5</text:p>
          </table:table-cell>
          <table:table-cell office:value-type="float" office:value="-2.6315789473684248" table:style-name="ce23">
            <text:p>-2,6</text:p>
          </table:table-cell>
          <table:table-cell office:value-type="float" office:value="-19" table:style-name="ce23">
            <text:p>-19,0</text:p>
          </table:table-cell>
          <table:table-cell office:value-type="float" office:value="-10.998552821997109" table:style-name="ce23">
            <text:p>-11,0</text:p>
          </table:table-cell>
          <table:table-cell office:value-type="float" office:value="-7.0889018012783254" table:style-name="ce23">
            <text:p>-7,1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garve</text:p>
          </table:table-cell>
          <table:table-cell office:value-type="float" office:value="22.543352601156073" table:style-name="ce23">
            <text:p>22,5</text:p>
          </table:table-cell>
          <table:table-cell office:value-type="float" office:value="50" table:style-name="ce23">
            <text:p>50,0</text:p>
          </table:table-cell>
          <table:table-cell office:value-type="float" office:value="-30.620155038759691" table:style-name="ce23">
            <text:p>-30,6</text:p>
          </table:table-cell>
          <table:table-cell office:value-type="float" office:value="3.7500000000000142" table:style-name="ce23">
            <text:p>3,8</text:p>
          </table:table-cell>
          <table:table-cell office:value-type="float" office:value="-34.375" table:style-name="ce23">
            <text:p>-34,4</text:p>
          </table:table-cell>
          <table:table-cell office:value-type="float" office:value="-0.98559514783926261" table:style-name="ce23">
            <text:p>-1,0</text:p>
          </table:table-cell>
          <table:table-cell office:value-type="float" office:value="-46.067415730337082" table:style-name="ce23">
            <text:p>-46,1</text:p>
          </table:table-cell>
          <table:table-cell office:value-type="float" office:value="-51.351351351351347" table:style-name="ce23">
            <text:p>-51,4</text:p>
          </table:table-cell>
          <table:table-cell office:value-type="float" office:value="14.781634938409852" table:style-name="ce23">
            <text:p>14,8</text:p>
          </table:table-cell>
          <table:table-cell office:value-type="float" office:value="-2.6492082825822223" table:style-name="ce23">
            <text:p>-2,6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Var-A</text:p>
          </table:table-cell>
          <table:table-cell office:value-type="string" table:style-name="ce19">
            <text:p>Ex-Est</text:p>
          </table:table-cell>
          <table:table-cell office:value-type="string" table:style-name="ce19">
            <text:p>Fim form</text:p>
          </table:table-cell>
          <table:table-cell office:value-type="string" table:style-name="ce19">
            <text:p>Desp</text:p>
          </table:table-cell>
          <table:table-cell office:value-type="string" table:style-name="ce19">
            <text:p>Desp-se</text:p>
          </table:table-cell>
          <table:table-cell office:value-type="string" table:style-name="ce19">
            <text:p>Mút/ac</text:p>
          </table:table-cell>
          <table:table-cell office:value-type="string" table:style-name="ce19">
            <text:p>Fim t/n/p</text:p>
          </table:table-cell>
          <table:table-cell office:value-type="string" table:style-name="ce19">
            <text:p>Out ex-int</text:p>
          </table:table-cell>
          <table:table-cell office:value-type="string" table:style-name="ce19">
            <text:p>Trab c/p</text:p>
          </table:table-cell>
          <table:table-cell office:value-type="string" table:style-name="ce19">
            <text:p>Outros</text:p>
          </table:table-cell>
          <table:table-cell office:value-type="string" table:style-name="ce19">
            <text:p>Total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Total</text:p>
          </table:table-cell>
          <table:table-cell office:value-type="float" office:value="-19.019987105093477" table:style-name="ce22">
            <text:p>-19,0</text:p>
          </table:table-cell>
          <table:table-cell office:value-type="float" office:value="-15.844544095665171" table:style-name="ce22">
            <text:p>-15,8</text:p>
          </table:table-cell>
          <table:table-cell office:value-type="float" office:value="-24.438875572020052" table:style-name="ce22">
            <text:p>-24,4</text:p>
          </table:table-cell>
          <table:table-cell office:value-type="float" office:value="-16.415094339622641" table:style-name="ce22">
            <text:p>-16,4</text:p>
          </table:table-cell>
          <table:table-cell office:value-type="float" office:value="-30.802014722975585" table:style-name="ce22">
            <text:p>-30,8</text:p>
          </table:table-cell>
          <table:table-cell office:value-type="float" office:value="-24.679621249572193" table:style-name="ce22">
            <text:p>-24,7</text:p>
          </table:table-cell>
          <table:table-cell office:value-type="float" office:value="-11.380704794916227" table:style-name="ce22">
            <text:p>-11,4</text:p>
          </table:table-cell>
          <table:table-cell office:value-type="float" office:value="-23.847695390781567" table:style-name="ce22">
            <text:p>-23,8</text:p>
          </table:table-cell>
          <table:table-cell office:value-type="float" office:value="-13.660477453580896" table:style-name="ce22">
            <text:p>-13,7</text:p>
          </table:table-cell>
          <table:table-cell office:value-type="float" office:value="-20.595512328299634" table:style-name="ce22">
            <text:p>-20,6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Norte</text:p>
          </table:table-cell>
          <table:table-cell office:value-type="float" office:value="-21.11601766358892" table:style-name="ce22">
            <text:p>-21,1</text:p>
          </table:table-cell>
          <table:table-cell office:value-type="float" office:value="-15.280464216634428" table:style-name="ce22">
            <text:p>-15,3</text:p>
          </table:table-cell>
          <table:table-cell office:value-type="float" office:value="-22.422092728654675" table:style-name="ce22">
            <text:p>-22,4</text:p>
          </table:table-cell>
          <table:table-cell office:value-type="float" office:value="-13.181367690782949" table:style-name="ce22">
            <text:p>-13,2</text:p>
          </table:table-cell>
          <table:table-cell office:value-type="float" office:value="-20.518358531317489" table:style-name="ce22">
            <text:p>-20,5</text:p>
          </table:table-cell>
          <table:table-cell office:value-type="float" office:value="-24.487094639311707" table:style-name="ce22">
            <text:p>-24,5</text:p>
          </table:table-cell>
          <table:table-cell office:value-type="float" office:value="-7.5391180654338541" table:style-name="ce22">
            <text:p>-7,5</text:p>
          </table:table-cell>
          <table:table-cell office:value-type="float" office:value="-15.8203125" table:style-name="ce22">
            <text:p>-15,8</text:p>
          </table:table-cell>
          <table:table-cell office:value-type="float" office:value="-12.900966521921845" table:style-name="ce22">
            <text:p>-12,9</text:p>
          </table:table-cell>
          <table:table-cell office:value-type="float" office:value="-19.024960683898541" table:style-name="ce22">
            <text:p>-19,0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Centro</text:p>
          </table:table-cell>
          <table:table-cell office:value-type="float" office:value="-18.7992125984252" table:style-name="ce22">
            <text:p>-18,8</text:p>
          </table:table-cell>
          <table:table-cell office:value-type="float" office:value="-27.881040892193312" table:style-name="ce22">
            <text:p>-27,9</text:p>
          </table:table-cell>
          <table:table-cell office:value-type="float" office:value="-33.688524590163937" table:style-name="ce22">
            <text:p>-33,7</text:p>
          </table:table-cell>
          <table:table-cell office:value-type="float" office:value="-22.201834862385311" table:style-name="ce22">
            <text:p>-22,2</text:p>
          </table:table-cell>
          <table:table-cell office:value-type="float" office:value="-35.340314136125656" table:style-name="ce22">
            <text:p>-35,3</text:p>
          </table:table-cell>
          <table:table-cell office:value-type="float" office:value="-30.289590399165149" table:style-name="ce22">
            <text:p>-30,3</text:p>
          </table:table-cell>
          <table:table-cell office:value-type="float" office:value="-15.827338129496411" table:style-name="ce22">
            <text:p>-15,8</text:p>
          </table:table-cell>
          <table:table-cell office:value-type="float" office:value="-33.458646616541358" table:style-name="ce22">
            <text:p>-33,5</text:p>
          </table:table-cell>
          <table:table-cell office:value-type="float" office:value="-20.846800258564969" table:style-name="ce22">
            <text:p>-20,8</text:p>
          </table:table-cell>
          <table:table-cell office:value-type="float" office:value="-26.341373933779693" table:style-name="ce22">
            <text:p>-26,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Lisboa</text:p>
          </table:table-cell>
          <table:table-cell office:value-type="float" office:value="-17.614678899082577" table:style-name="ce22">
            <text:p>-17,6</text:p>
          </table:table-cell>
          <table:table-cell office:value-type="float" office:value="-8.8669950738916299" table:style-name="ce22">
            <text:p>-8,9</text:p>
          </table:table-cell>
          <table:table-cell office:value-type="float" office:value="-27.015873015873012" table:style-name="ce22">
            <text:p>-27,0</text:p>
          </table:table-cell>
          <table:table-cell office:value-type="float" office:value="-16.776315789473685" table:style-name="ce22">
            <text:p>-16,8</text:p>
          </table:table-cell>
          <table:table-cell office:value-type="float" office:value="-37.793223284100783" table:style-name="ce22">
            <text:p>-37,8</text:p>
          </table:table-cell>
          <table:table-cell office:value-type="float" office:value="-19.055761375510599" table:style-name="ce22">
            <text:p>-19,1</text:p>
          </table:table-cell>
          <table:table-cell office:value-type="float" office:value="-12.007168458781365" table:style-name="ce22">
            <text:p>-12,0</text:p>
          </table:table-cell>
          <table:table-cell office:value-type="float" office:value="-23.992673992674" table:style-name="ce22">
            <text:p>-24,0</text:p>
          </table:table-cell>
          <table:table-cell office:value-type="float" office:value="-8.2692898862588322" table:style-name="ce22">
            <text:p>-8,3</text:p>
          </table:table-cell>
          <table:table-cell office:value-type="float" office:value="-17.739821098087603" table:style-name="ce22">
            <text:p>-17,7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 table:style-name="ce1"/>
          <table:table-cell table:style-name="ce2"/>
          <table:table-cell office:value-type="string" table:style-name="ce4">
            <text:p>Alentejo</text:p>
          </table:table-cell>
          <table:table-cell office:value-type="float" office:value="-15.037593984962399" table:style-name="ce22">
            <text:p>-15,0</text:p>
          </table:table-cell>
          <table:table-cell office:value-type="float" office:value="-40.816326530612244" table:style-name="ce22">
            <text:p>-40,8</text:p>
          </table:table-cell>
          <table:table-cell office:value-type="float" office:value="-4.4600938967136159" table:style-name="ce22">
            <text:p>-4,5</text:p>
          </table:table-cell>
          <table:table-cell office:value-type="float" office:value="-22.340425531914903" table:style-name="ce22">
            <text:p>-22,3</text:p>
          </table:table-cell>
          <table:table-cell office:value-type="float" office:value="-58.620689655172413" table:style-name="ce22">
            <text:p>-58,6</text:p>
          </table:table-cell>
          <table:table-cell office:value-type="float" office:value="-25.16339869281046" table:style-name="ce22">
            <text:p>-25,2</text:p>
          </table:table-cell>
          <table:table-cell office:value-type="float" office:value="-16.541353383458642" table:style-name="ce22">
            <text:p>-16,5</text:p>
          </table:table-cell>
          <table:table-cell office:value-type="float" office:value="-26.363636363636374" table:style-name="ce22">
            <text:p>-26,4</text:p>
          </table:table-cell>
          <table:table-cell office:value-type="float" office:value="-31.59065628476084" table:style-name="ce22">
            <text:p>-31,6</text:p>
          </table:table-cell>
          <table:table-cell office:value-type="float" office:value="-24.32560340747753" table:style-name="ce22">
            <text:p>-24,3</text:p>
          </table:table-cell>
          <table:table-cell table:style-name="ce2"/>
          <table:table-cell table:number-columns-repeated="16348"/>
        </table:table-row>
        <table:table-row table:style-name="ro2">
          <table:table-cell table:number-columns-repeated="23"/>
          <table:table-cell table:style-name="ce2"/>
          <table:table-cell office:value-type="string" table:style-name="ce4">
            <text:p>Algarve</text:p>
          </table:table-cell>
          <table:table-cell office:value-type="float" office:value="-15.537848605577693" table:style-name="ce22">
            <text:p>-15,5</text:p>
          </table:table-cell>
          <table:table-cell office:value-type="float" office:value="37.5" table:style-name="ce22">
            <text:p>37,5</text:p>
          </table:table-cell>
          <table:table-cell office:value-type="float" office:value="-17.701149425287355" table:style-name="ce22">
            <text:p>-17,7</text:p>
          </table:table-cell>
          <table:table-cell office:value-type="float" office:value="-7.7777777777777715" table:style-name="ce22">
            <text:p>-7,8</text:p>
          </table:table-cell>
          <table:table-cell office:value-type="float" office:value="-1.5625" table:style-name="ce22">
            <text:p>-1,6</text:p>
          </table:table-cell>
          <table:table-cell office:value-type="float" office:value="-41.696428571428569" table:style-name="ce22">
            <text:p>-41,7</text:p>
          </table:table-cell>
          <table:table-cell office:value-type="float" office:value="-18.644067796610159" table:style-name="ce22">
            <text:p>-18,6</text:p>
          </table:table-cell>
          <table:table-cell office:value-type="float" office:value="-42.857142857142861" table:style-name="ce22">
            <text:p>-42,9</text:p>
          </table:table-cell>
          <table:table-cell office:value-type="float" office:value="-15.429042904290426" table:style-name="ce22">
            <text:p>-15,4</text:p>
          </table:table-cell>
          <table:table-cell office:value-type="float" office:value="-28.350515463917532" table:style-name="ce22">
            <text:p>-28,4</text:p>
          </table:table-cell>
          <table:table-cell table:style-name="ce2"/>
          <table:table-cell table:number-columns-repeated="16348"/>
        </table:table-row>
        <table:table-row table:number-rows-repeated="1048527" table:style-name="ro2">
          <table:table-cell table:number-columns-repeated="16384"/>
        </table:table-row>
      </table:table>
      <table:table table:name="Séries-GRAFS" table:style-name="ta3" table:print-ranges="Séries-GRAFS.A1:Séries-GRAFS.AQ63">
        <table:table-column table:style-name="co14" table:default-cell-style-name="ce32"/>
        <table:table-column table:style-name="co15" table:default-cell-style-name="ce26"/>
        <table:table-column table:style-name="co16" table:number-columns-repeated="2" table:default-cell-style-name="ce26"/>
        <table:table-column table:style-name="co16" table:number-columns-repeated="12" table:default-cell-style-name="ce29"/>
        <table:table-column table:style-name="co17" table:default-cell-style-name="ce31"/>
        <table:table-column table:style-name="co18" table:default-cell-style-name="ce26"/>
        <table:table-column table:style-name="co19" table:number-columns-repeated="5" table:default-cell-style-name="ce29"/>
        <table:table-column table:style-name="co20" table:number-columns-repeated="7" table:default-cell-style-name="ce29"/>
        <table:table-column table:style-name="co21" table:default-cell-style-name="ce29"/>
        <table:table-column table:style-name="co12" table:number-columns-repeated="12" table:default-cell-style-name="ce29"/>
        <table:table-column table:style-name="co22" table:number-columns-repeated="6" table:default-cell-style-name="ce29"/>
        <table:table-column table:style-name="co21" table:number-columns-repeated="16335" table:default-cell-style-name="ce29"/>
        <table:table-row table:style-name="ro4">
          <table:table-cell office:value-type="string" table:style-name="ce25">
            <text:p>TOTAL PAÍS</text:p>
          </table:table-cell>
          <table:table-cell table:style-name="ce26"/>
          <table:table-cell table:style-name="ce27"/>
          <table:table-cell office:value-type="string" table:style-name="ce28">
            <text:p>Descer uma linha, pro mês actual, copiando as fórmulas - COLUNAS DE C a Q ----<text:s/><text:span text:style-name="T1">Novamente em W (2 mapas) e de X a AD</text:span></text:p>
          </table:table-cell>
          <table:table-cell table:style-name="ce29"/>
          <table:table-cell table:number-columns-repeated="7" table:style-name="ce30"/>
          <table:table-cell table:number-columns-repeated="4" table:style-name="ce29"/>
          <table:table-cell table:style-name="ce31"/>
          <table:table-cell office:value-type="string" table:style-name="ce28">
            <text:p>Descer uma linha copiando as fórmulas -<text:s/><text:span text:style-name="T1"><text:s/>coluna W (2 mapas - w... e w...) e de X a AD</text:span></text:p>
          </table:table-cell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string" table:number-columns-spanned="2" table:number-rows-spanned="1" table:style-name="ce87">
            <text:p>CATEGORIAS</text:p>
          </table:table-cell>
          <table:covered-table-cell/>
          <table:table-cell office:value-type="string" table:number-columns-spanned="2" table:number-rows-spanned="1" table:style-name="ce87">
            <text:p>SEXOS</text:p>
          </table:table-cell>
          <table:covered-table-cell/>
          <table:table-cell office:value-type="string" table:number-columns-spanned="2" table:number-rows-spanned="1" table:style-name="ce87">
            <text:p>IDADE</text:p>
          </table:table-cell>
          <table:covered-table-cell/>
          <table:table-cell office:value-type="string" table:number-columns-spanned="2" table:number-rows-spanned="1" table:style-name="ce87">
            <text:p>T. INSC</text:p>
          </table:table-cell>
          <table:covered-table-cell/>
          <table:table-cell table:style-name="ce33"/>
          <table:table-cell table:style-name="ce34"/>
          <table:table-cell office:value-type="string" table:style-name="ce35">
            <text:p>HABILITAÇÕES</text:p>
          </table:table-cell>
          <table:table-cell table:number-columns-repeated="3" table:style-name="ce36"/>
          <table:table-cell table:style-name="ce31"/>
          <table:table-cell table:style-name="ce37"/>
          <table:table-cell table:number-columns-repeated="16366" table:style-name="ce29"/>
        </table:table-row>
        <table:table-row table:style-name="ro2">
          <table:table-cell table:style-name="ce38"/>
          <table:table-cell table:style-name="ce36"/>
          <table:table-cell office:value-type="string" table:style-name="ce35">
            <text:p>1º Emprego</text:p>
          </table:table-cell>
          <table:table-cell office:value-type="string" table:style-name="ce39">
            <text:p>Novo Emp</text:p>
          </table:table-cell>
          <table:table-cell office:value-type="string" table:style-name="ce40">
            <text:p>Homens</text:p>
          </table:table-cell>
          <table:table-cell office:value-type="string" table:style-name="ce41">
            <text:p>Mulheres</text:p>
          </table:table-cell>
          <table:table-cell office:value-type="string" table:style-name="ce40">
            <text:p>&lt;25anos</text:p>
          </table:table-cell>
          <table:table-cell office:value-type="string" table:style-name="ce41">
            <text:p>&gt;=25 anos</text:p>
          </table:table-cell>
          <table:table-cell office:value-type="string" table:style-name="ce40">
            <text:p>&lt;1ano</text:p>
          </table:table-cell>
          <table:table-cell office:value-type="string" table:style-name="ce41">
            <text:p>&gt;=1ano</text:p>
          </table:table-cell>
          <table:table-cell office:value-type="string" table:style-name="ce40">
            <text:p>Desempreg</text:p>
          </table:table-cell>
          <table:table-cell office:value-type="string" table:style-name="ce36">
            <text:p>Ofertas</text:p>
          </table:table-cell>
          <table:table-cell office:value-type="string" table:style-name="ce42">
            <text:p>Nenh.</text:p>
          </table:table-cell>
          <table:table-cell office:value-type="string" table:style-name="ce18">
            <text:p>Bási.</text:p>
          </table:table-cell>
          <table:table-cell office:value-type="string" table:style-name="ce18">
            <text:p>Sec.</text:p>
          </table:table-cell>
          <table:table-cell office:value-type="string" table:style-name="ce18">
            <text:p>Sup.</text:p>
          </table:table-cell>
          <table:table-cell office:value-type="string" table:style-name="ce43">
            <text:p>Total</text:p>
          </table:table-cell>
          <table:table-cell table:style-name="ce37"/>
          <table:table-cell table:number-columns-repeated="16366" table:style-name="ce36"/>
        </table:table-row>
        <table:table-row table:style-name="ro2">
          <table:table-cell office:value-type="float" office:value="2010" table:style-name="ce32">
            <text:p>2010</text:p>
          </table:table-cell>
          <table:table-cell office:value-type="string" table:style-name="ce44">
            <text:p>J</text:p>
          </table:table-cell>
          <table:table-cell office:value-type="float" office:value="42576" table:style-name="ce45">
            <text:p>42576<text:s/></text:p>
          </table:table-cell>
          <table:table-cell office:value-type="float" office:value="517736" table:style-name="ce46">
            <text:p>517736<text:s/></text:p>
          </table:table-cell>
          <table:table-cell office:value-type="float" office:value="264875" table:style-name="ce47">
            <text:p>264875<text:s/></text:p>
          </table:table-cell>
          <table:table-cell office:value-type="float" office:value="295437" table:style-name="ce48">
            <text:p>295437<text:s/></text:p>
          </table:table-cell>
          <table:table-cell office:value-type="float" office:value="73857" table:style-name="ce47">
            <text:p>73857<text:s/></text:p>
          </table:table-cell>
          <table:table-cell office:value-type="float" office:value="486455" table:style-name="ce48">
            <text:p>486455<text:s/></text:p>
          </table:table-cell>
          <table:table-cell office:value-type="float" office:value="366643" table:style-name="ce47">
            <text:p>366643<text:s/></text:p>
          </table:table-cell>
          <table:table-cell office:value-type="float" office:value="193669" table:style-name="ce48">
            <text:p>193669<text:s/></text:p>
          </table:table-cell>
          <table:table-cell office:value-type="float" office:value="560312" table:style-name="ce47">
            <text:p>560312<text:s/></text:p>
          </table:table-cell>
          <table:table-cell office:value-type="float" office:value="19033" table:style-name="ce49">
            <text:p>19033<text:s/></text:p>
          </table:table-cell>
          <table:table-cell office:value-type="float" office:value="30580" table:style-name="ce50">
            <text:p>30580</text:p>
          </table:table-cell>
          <table:table-cell office:value-type="float" office:value="376520" table:style-name="ce29">
            <text:p>376520</text:p>
          </table:table-cell>
          <table:table-cell office:value-type="float" office:value="105158" table:style-name="ce29">
            <text:p>105158</text:p>
          </table:table-cell>
          <table:table-cell office:value-type="float" office:value="48054" table:style-name="ce29">
            <text:p>48054</text:p>
          </table:table-cell>
          <table:table-cell office:value-type="float" office:value="560312" table:style-name="ce51">
            <text:p>560312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0996" table:style-name="ce45">
            <text:p>40996<text:s/></text:p>
          </table:table-cell>
          <table:table-cell office:value-type="float" office:value="520319" table:style-name="ce46">
            <text:p>520319<text:s/></text:p>
          </table:table-cell>
          <table:table-cell office:value-type="float" office:value="265295" table:style-name="ce47">
            <text:p>265295<text:s/></text:p>
          </table:table-cell>
          <table:table-cell office:value-type="float" office:value="296020" table:style-name="ce48">
            <text:p>296020<text:s/></text:p>
          </table:table-cell>
          <table:table-cell office:value-type="float" office:value="72474" table:style-name="ce47">
            <text:p>72474<text:s/></text:p>
          </table:table-cell>
          <table:table-cell office:value-type="float" office:value="488841" table:style-name="ce48">
            <text:p>488841<text:s/></text:p>
          </table:table-cell>
          <table:table-cell office:value-type="float" office:value="362961" table:style-name="ce47">
            <text:p>362961<text:s/></text:p>
          </table:table-cell>
          <table:table-cell office:value-type="float" office:value="198354" table:style-name="ce48">
            <text:p>198354<text:s/></text:p>
          </table:table-cell>
          <table:table-cell office:value-type="float" office:value="561315" table:style-name="ce47">
            <text:p>561315<text:s/></text:p>
          </table:table-cell>
          <table:table-cell office:value-type="float" office:value="18340" table:style-name="ce49">
            <text:p>18340<text:s/></text:p>
          </table:table-cell>
          <table:table-cell office:value-type="float" office:value="30836" table:style-name="ce50">
            <text:p>30836</text:p>
          </table:table-cell>
          <table:table-cell office:value-type="float" office:value="378720" table:style-name="ce29">
            <text:p>378720</text:p>
          </table:table-cell>
          <table:table-cell office:value-type="float" office:value="105321" table:style-name="ce29">
            <text:p>105321</text:p>
          </table:table-cell>
          <table:table-cell office:value-type="float" office:value="46438" table:style-name="ce29">
            <text:p>46438</text:p>
          </table:table-cell>
          <table:table-cell office:value-type="float" office:value="561315" table:style-name="ce51">
            <text:p>561315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1890" table:style-name="ce45">
            <text:p>41890<text:s/></text:p>
          </table:table-cell>
          <table:table-cell office:value-type="float" office:value="529864" table:style-name="ce46">
            <text:p>529864<text:s/></text:p>
          </table:table-cell>
          <table:table-cell office:value-type="float" office:value="269471" table:style-name="ce47">
            <text:p>269471<text:s/></text:p>
          </table:table-cell>
          <table:table-cell office:value-type="float" office:value="302283" table:style-name="ce48">
            <text:p>302283<text:s/></text:p>
          </table:table-cell>
          <table:table-cell office:value-type="float" office:value="73019" table:style-name="ce47">
            <text:p>73019<text:s/></text:p>
          </table:table-cell>
          <table:table-cell office:value-type="float" office:value="498735" table:style-name="ce48">
            <text:p>498735<text:s/></text:p>
          </table:table-cell>
          <table:table-cell office:value-type="float" office:value="364916" table:style-name="ce47">
            <text:p>364916<text:s/></text:p>
          </table:table-cell>
          <table:table-cell office:value-type="float" office:value="206838" table:style-name="ce48">
            <text:p>206838<text:s/></text:p>
          </table:table-cell>
          <table:table-cell office:value-type="float" office:value="571754" table:style-name="ce47">
            <text:p>571754<text:s/></text:p>
          </table:table-cell>
          <table:table-cell office:value-type="float" office:value="19288" table:style-name="ce49">
            <text:p>19288<text:s/></text:p>
          </table:table-cell>
          <table:table-cell office:value-type="float" office:value="31822" table:style-name="ce50">
            <text:p>31822</text:p>
          </table:table-cell>
          <table:table-cell office:value-type="float" office:value="385601" table:style-name="ce29">
            <text:p>385601</text:p>
          </table:table-cell>
          <table:table-cell office:value-type="float" office:value="107762" table:style-name="ce29">
            <text:p>107762</text:p>
          </table:table-cell>
          <table:table-cell office:value-type="float" office:value="46569" table:style-name="ce29">
            <text:p>46569</text:p>
          </table:table-cell>
          <table:table-cell office:value-type="float" office:value="571754" table:style-name="ce51">
            <text:p>571754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1102" table:style-name="ce45">
            <text:p>41102<text:s/></text:p>
          </table:table-cell>
          <table:table-cell office:value-type="float" office:value="529666" table:style-name="ce46">
            <text:p>529666<text:s/></text:p>
          </table:table-cell>
          <table:table-cell office:value-type="float" office:value="268196" table:style-name="ce47">
            <text:p>268196<text:s/></text:p>
          </table:table-cell>
          <table:table-cell office:value-type="float" office:value="302572" table:style-name="ce48">
            <text:p>302572<text:s/></text:p>
          </table:table-cell>
          <table:table-cell office:value-type="float" office:value="71352" table:style-name="ce47">
            <text:p>71352<text:s/></text:p>
          </table:table-cell>
          <table:table-cell office:value-type="float" office:value="499416" table:style-name="ce48">
            <text:p>499416<text:s/></text:p>
          </table:table-cell>
          <table:table-cell office:value-type="float" office:value="359532" table:style-name="ce47">
            <text:p>359532<text:s/></text:p>
          </table:table-cell>
          <table:table-cell office:value-type="float" office:value="211236" table:style-name="ce48">
            <text:p>211236<text:s/></text:p>
          </table:table-cell>
          <table:table-cell office:value-type="float" office:value="570768" table:style-name="ce47">
            <text:p>570768<text:s/></text:p>
          </table:table-cell>
          <table:table-cell office:value-type="float" office:value="21269" table:style-name="ce49">
            <text:p>21269<text:s/></text:p>
          </table:table-cell>
          <table:table-cell office:value-type="float" office:value="31949" table:style-name="ce50">
            <text:p>31949</text:p>
          </table:table-cell>
          <table:table-cell office:value-type="float" office:value="385077" table:style-name="ce29">
            <text:p>385077</text:p>
          </table:table-cell>
          <table:table-cell office:value-type="float" office:value="107981" table:style-name="ce29">
            <text:p>107981</text:p>
          </table:table-cell>
          <table:table-cell office:value-type="float" office:value="45761" table:style-name="ce29">
            <text:p>45761</text:p>
          </table:table-cell>
          <table:table-cell office:value-type="float" office:value="570768" table:style-name="ce51">
            <text:p>570768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39679" table:style-name="ce45">
            <text:p>39679<text:s/></text:p>
          </table:table-cell>
          <table:table-cell office:value-type="float" office:value="521072" table:style-name="ce46">
            <text:p>521072<text:s/></text:p>
          </table:table-cell>
          <table:table-cell office:value-type="float" office:value="262451" table:style-name="ce47">
            <text:p>262451<text:s/></text:p>
          </table:table-cell>
          <table:table-cell office:value-type="float" office:value="298300" table:style-name="ce48">
            <text:p>298300<text:s/></text:p>
          </table:table-cell>
          <table:table-cell office:value-type="float" office:value="67995" table:style-name="ce47">
            <text:p>67995<text:s/></text:p>
          </table:table-cell>
          <table:table-cell office:value-type="float" office:value="492756" table:style-name="ce48">
            <text:p>492756<text:s/></text:p>
          </table:table-cell>
          <table:table-cell office:value-type="float" office:value="345469" table:style-name="ce47">
            <text:p>345469<text:s/></text:p>
          </table:table-cell>
          <table:table-cell office:value-type="float" office:value="215282" table:style-name="ce48">
            <text:p>215282<text:s/></text:p>
          </table:table-cell>
          <table:table-cell office:value-type="float" office:value="560751" table:style-name="ce47">
            <text:p>560751<text:s/></text:p>
          </table:table-cell>
          <table:table-cell office:value-type="float" office:value="22385" table:style-name="ce49">
            <text:p>22385<text:s/></text:p>
          </table:table-cell>
          <table:table-cell office:value-type="float" office:value="31438" table:style-name="ce50">
            <text:p>31438</text:p>
          </table:table-cell>
          <table:table-cell office:value-type="float" office:value="378290" table:style-name="ce29">
            <text:p>378290</text:p>
          </table:table-cell>
          <table:table-cell office:value-type="float" office:value="106415" table:style-name="ce29">
            <text:p>106415</text:p>
          </table:table-cell>
          <table:table-cell office:value-type="float" office:value="44608" table:style-name="ce29">
            <text:p>44608</text:p>
          </table:table-cell>
          <table:table-cell office:value-type="float" office:value="560751" table:style-name="ce51">
            <text:p>560751</text:p>
          </table:table-cell>
          <table:table-cell table:style-name="ce26"/>
          <table:table-cell table:number-columns-repeated="5" table:style-name="ce29"/>
          <table:table-cell table:style-name="ce52"/>
          <table:table-cell table:number-columns-repeated="16360"/>
        </table:table-row>
        <table:table-row table:style-name="ro5">
          <table:table-cell table:style-name="ce32"/>
          <table:table-cell table:style-name="ce26"/>
          <table:table-cell office:value-type="float" office:value="38234" table:style-name="ce45">
            <text:p>38234<text:s/></text:p>
          </table:table-cell>
          <table:table-cell office:value-type="float" office:value="513634" table:style-name="ce46">
            <text:p>513634<text:s/></text:p>
          </table:table-cell>
          <table:table-cell office:value-type="float" office:value="255421" table:style-name="ce47">
            <text:p>255421<text:s/></text:p>
          </table:table-cell>
          <table:table-cell office:value-type="float" office:value="296447" table:style-name="ce48">
            <text:p>296447<text:s/></text:p>
          </table:table-cell>
          <table:table-cell office:value-type="float" office:value="64047" table:style-name="ce47">
            <text:p>64047<text:s/></text:p>
          </table:table-cell>
          <table:table-cell office:value-type="float" office:value="487821" table:style-name="ce48">
            <text:p>487821<text:s/></text:p>
          </table:table-cell>
          <table:table-cell office:value-type="float" office:value="332952" table:style-name="ce47">
            <text:p>332952<text:s/></text:p>
          </table:table-cell>
          <table:table-cell office:value-type="float" office:value="218916" table:style-name="ce48">
            <text:p>218916<text:s/></text:p>
          </table:table-cell>
          <table:table-cell office:value-type="float" office:value="551868" table:style-name="ce47">
            <text:p>551868<text:s/></text:p>
          </table:table-cell>
          <table:table-cell office:value-type="float" office:value="22333" table:style-name="ce49">
            <text:p>22333<text:s/></text:p>
          </table:table-cell>
          <table:table-cell office:value-type="float" office:value="31090" table:style-name="ce50">
            <text:p>31090</text:p>
          </table:table-cell>
          <table:table-cell office:value-type="float" office:value="372225" table:style-name="ce29">
            <text:p>372225</text:p>
          </table:table-cell>
          <table:table-cell office:value-type="float" office:value="104230" table:style-name="ce29">
            <text:p>104230</text:p>
          </table:table-cell>
          <table:table-cell office:value-type="float" office:value="44323" table:style-name="ce29">
            <text:p>44323</text:p>
          </table:table-cell>
          <table:table-cell office:value-type="float" office:value="551868" table:style-name="ce51">
            <text:p>551868</text:p>
          </table:table-cell>
          <table:table-cell table:style-name="ce26"/>
          <table:table-cell office:value-type="string" table:style-name="ce53">
            <text:p>(<text:span text:style-name="T3">Desemprego</text:span><text:span text:style-name="T1"><text:s/></text:span>-<text:s/><text:span text:style-name="T1">bloco W38 a W49</text:span>)</text:p>
          </table:table-cell>
          <table:table-cell table:number-columns-repeated="4" table:style-name="ce29"/>
          <table:table-cell office:value-type="string" table:style-name="ce54">
            <text:p>(<text:span text:style-name="T3">Médias</text:span><text:s/>-<text:s/><text:span text:style-name="T1">X52 a AD63</text:span>)</text:p>
          </table:table-cell>
          <table:table-cell table:number-columns-repeated="16360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38448" table:style-name="ce45">
            <text:p>38448<text:s/></text:p>
          </table:table-cell>
          <table:table-cell office:value-type="float" office:value="509619" table:style-name="ce46">
            <text:p>509619<text:s/></text:p>
          </table:table-cell>
          <table:table-cell office:value-type="float" office:value="250603" table:style-name="ce47">
            <text:p>250603<text:s/></text:p>
          </table:table-cell>
          <table:table-cell office:value-type="float" office:value="297464" table:style-name="ce48">
            <text:p>297464<text:s/></text:p>
          </table:table-cell>
          <table:table-cell office:value-type="float" office:value="62773" table:style-name="ce47">
            <text:p>62773<text:s/></text:p>
          </table:table-cell>
          <table:table-cell office:value-type="float" office:value="485294" table:style-name="ce48">
            <text:p>485294<text:s/></text:p>
          </table:table-cell>
          <table:table-cell office:value-type="float" office:value="326749" table:style-name="ce47">
            <text:p>326749<text:s/></text:p>
          </table:table-cell>
          <table:table-cell office:value-type="float" office:value="221318" table:style-name="ce48">
            <text:p>221318<text:s/></text:p>
          </table:table-cell>
          <table:table-cell office:value-type="float" office:value="548067" table:style-name="ce47">
            <text:p>548067<text:s/></text:p>
          </table:table-cell>
          <table:table-cell office:value-type="float" office:value="22892" table:style-name="ce49">
            <text:p>22892<text:s/></text:p>
          </table:table-cell>
          <table:table-cell office:value-type="float" office:value="30868" table:style-name="ce50">
            <text:p>30868</text:p>
          </table:table-cell>
          <table:table-cell office:value-type="float" office:value="366649" table:style-name="ce29">
            <text:p>366649</text:p>
          </table:table-cell>
          <table:table-cell office:value-type="float" office:value="103906" table:style-name="ce29">
            <text:p>103906</text:p>
          </table:table-cell>
          <table:table-cell office:value-type="float" office:value="46644" table:style-name="ce29">
            <text:p>46644</text:p>
          </table:table-cell>
          <table:table-cell office:value-type="float" office:value="548067" table:style-name="ce51">
            <text:p>548067</text:p>
          </table:table-cell>
          <table:table-cell table:style-name="ce26"/>
          <table:table-cell table:number-columns-repeated="5" table:style-name="ce29"/>
          <table:table-cell table:style-name="ce52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41117" table:style-name="ce45">
            <text:p>41117<text:s/></text:p>
          </table:table-cell>
          <table:table-cell office:value-type="float" office:value="508537" table:style-name="ce46">
            <text:p>508537<text:s/></text:p>
          </table:table-cell>
          <table:table-cell office:value-type="float" office:value="248343" table:style-name="ce47">
            <text:p>248343<text:s/></text:p>
          </table:table-cell>
          <table:table-cell office:value-type="float" office:value="301311" table:style-name="ce48">
            <text:p>301311<text:s/></text:p>
          </table:table-cell>
          <table:table-cell office:value-type="float" office:value="65074" table:style-name="ce47">
            <text:p>65074<text:s/></text:p>
          </table:table-cell>
          <table:table-cell office:value-type="float" office:value="484580" table:style-name="ce48">
            <text:p>484580<text:s/></text:p>
          </table:table-cell>
          <table:table-cell office:value-type="float" office:value="323457" table:style-name="ce47">
            <text:p>323457<text:s/></text:p>
          </table:table-cell>
          <table:table-cell office:value-type="float" office:value="226197" table:style-name="ce48">
            <text:p>226197<text:s/></text:p>
          </table:table-cell>
          <table:table-cell office:value-type="float" office:value="549654" table:style-name="ce47">
            <text:p>549654<text:s/></text:p>
          </table:table-cell>
          <table:table-cell office:value-type="float" office:value="22237" table:style-name="ce49">
            <text:p>22237<text:s/></text:p>
          </table:table-cell>
          <table:table-cell office:value-type="float" office:value="30185" table:style-name="ce50">
            <text:p>30185</text:p>
          </table:table-cell>
          <table:table-cell office:value-type="float" office:value="363732" table:style-name="ce29">
            <text:p>363732</text:p>
          </table:table-cell>
          <table:table-cell office:value-type="float" office:value="105473" table:style-name="ce29">
            <text:p>105473</text:p>
          </table:table-cell>
          <table:table-cell office:value-type="float" office:value="50264" table:style-name="ce29">
            <text:p>50264</text:p>
          </table:table-cell>
          <table:table-cell office:value-type="float" office:value="549654" table:style-name="ce51">
            <text:p>549654</text:p>
          </table:table-cell>
          <table:table-cell table:style-name="ce26"/>
          <table:table-cell table:number-columns-repeated="5" table:style-name="ce29"/>
          <table:table-cell table:style-name="ce52"/>
          <table:table-cell table:number-columns-repeated="16360"/>
        </table:table-row>
        <table:table-row table:style-name="ro5">
          <table:table-cell table:style-name="ce32"/>
          <table:table-cell office:value-type="string" table:style-name="ce44">
            <text:p>S</text:p>
          </table:table-cell>
          <table:table-cell office:value-type="float" office:value="44818" table:style-name="ce45">
            <text:p>44818<text:s/></text:p>
          </table:table-cell>
          <table:table-cell office:value-type="float" office:value="511002" table:style-name="ce46">
            <text:p>511002<text:s/></text:p>
          </table:table-cell>
          <table:table-cell office:value-type="float" office:value="249897" table:style-name="ce47">
            <text:p>249897<text:s/></text:p>
          </table:table-cell>
          <table:table-cell office:value-type="float" office:value="305923" table:style-name="ce48">
            <text:p>305923<text:s/></text:p>
          </table:table-cell>
          <table:table-cell office:value-type="float" office:value="68157" table:style-name="ce47">
            <text:p>68157<text:s/></text:p>
          </table:table-cell>
          <table:table-cell office:value-type="float" office:value="487663" table:style-name="ce48">
            <text:p>487663<text:s/></text:p>
          </table:table-cell>
          <table:table-cell office:value-type="float" office:value="324847" table:style-name="ce47">
            <text:p>324847<text:s/></text:p>
          </table:table-cell>
          <table:table-cell office:value-type="float" office:value="230973" table:style-name="ce48">
            <text:p>230973<text:s/></text:p>
          </table:table-cell>
          <table:table-cell office:value-type="float" office:value="555820" table:style-name="ce47">
            <text:p>555820<text:s/></text:p>
          </table:table-cell>
          <table:table-cell office:value-type="float" office:value="21503" table:style-name="ce49">
            <text:p>21503<text:s/></text:p>
          </table:table-cell>
          <table:table-cell office:value-type="float" office:value="30154" table:style-name="ce50">
            <text:p>30154</text:p>
          </table:table-cell>
          <table:table-cell office:value-type="float" office:value="359483" table:style-name="ce29">
            <text:p>359483</text:p>
          </table:table-cell>
          <table:table-cell office:value-type="float" office:value="108598" table:style-name="ce29">
            <text:p>108598</text:p>
          </table:table-cell>
          <table:table-cell office:value-type="float" office:value="57585" table:style-name="ce29">
            <text:p>57585</text:p>
          </table:table-cell>
          <table:table-cell office:value-type="float" office:value="555820" table:style-name="ce51">
            <text:p>555820</text:p>
          </table:table-cell>
          <table:table-cell table:style-name="ce26"/>
          <table:table-cell office:value-type="string" table:style-name="ce53">
            <text:p>(<text:span text:style-name="T3">Ofertas</text:span><text:span text:style-name="T1"><text:s/></text:span>-<text:s/><text:span text:style-name="T1">bloco W52 a W63</text:span>)<text:s/></text:p>
          </table:table-cell>
          <table:table-cell table:number-columns-repeated="4" table:style-name="ce29"/>
          <table:table-cell table:style-name="ce52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44915" table:style-name="ce45">
            <text:p>44915<text:s/></text:p>
          </table:table-cell>
          <table:table-cell office:value-type="float" office:value="505931" table:style-name="ce46">
            <text:p>505931<text:s/></text:p>
          </table:table-cell>
          <table:table-cell office:value-type="float" office:value="249490" table:style-name="ce47">
            <text:p>249490<text:s/></text:p>
          </table:table-cell>
          <table:table-cell office:value-type="float" office:value="301356" table:style-name="ce48">
            <text:p>301356<text:s/></text:p>
          </table:table-cell>
          <table:table-cell office:value-type="float" office:value="68049" table:style-name="ce47">
            <text:p>68049<text:s/></text:p>
          </table:table-cell>
          <table:table-cell office:value-type="float" office:value="482797" table:style-name="ce48">
            <text:p>482797<text:s/></text:p>
          </table:table-cell>
          <table:table-cell office:value-type="float" office:value="320055" table:style-name="ce47">
            <text:p>320055<text:s/></text:p>
          </table:table-cell>
          <table:table-cell office:value-type="float" office:value="230791" table:style-name="ce48">
            <text:p>230791<text:s/></text:p>
          </table:table-cell>
          <table:table-cell office:value-type="float" office:value="550846" table:style-name="ce47">
            <text:p>550846<text:s/></text:p>
          </table:table-cell>
          <table:table-cell office:value-type="float" office:value="18929" table:style-name="ce49">
            <text:p>18929<text:s/></text:p>
          </table:table-cell>
          <table:table-cell office:value-type="float" office:value="30494" table:style-name="ce50">
            <text:p>30494</text:p>
          </table:table-cell>
          <table:table-cell office:value-type="float" office:value="356725" table:style-name="ce29">
            <text:p>356725</text:p>
          </table:table-cell>
          <table:table-cell office:value-type="float" office:value="109299" table:style-name="ce29">
            <text:p>109299</text:p>
          </table:table-cell>
          <table:table-cell office:value-type="float" office:value="54328" table:style-name="ce29">
            <text:p>54328</text:p>
          </table:table-cell>
          <table:table-cell office:value-type="float" office:value="550846" table:style-name="ce51">
            <text:p>550846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44023" table:style-name="ce45">
            <text:p>44023<text:s/></text:p>
          </table:table-cell>
          <table:table-cell office:value-type="float" office:value="502903" table:style-name="ce46">
            <text:p>502903<text:s/></text:p>
          </table:table-cell>
          <table:table-cell office:value-type="float" office:value="250622" table:style-name="ce47">
            <text:p>250622<text:s/></text:p>
          </table:table-cell>
          <table:table-cell office:value-type="float" office:value="296304" table:style-name="ce48">
            <text:p>296304<text:s/></text:p>
          </table:table-cell>
          <table:table-cell office:value-type="float" office:value="67292" table:style-name="ce47">
            <text:p>67292<text:s/></text:p>
          </table:table-cell>
          <table:table-cell office:value-type="float" office:value="479634" table:style-name="ce48">
            <text:p>479634<text:s/></text:p>
          </table:table-cell>
          <table:table-cell office:value-type="float" office:value="317626" table:style-name="ce47">
            <text:p>317626<text:s/></text:p>
          </table:table-cell>
          <table:table-cell office:value-type="float" office:value="229300" table:style-name="ce48">
            <text:p>229300<text:s/></text:p>
          </table:table-cell>
          <table:table-cell office:value-type="float" office:value="546926" table:style-name="ce47">
            <text:p>546926<text:s/></text:p>
          </table:table-cell>
          <table:table-cell office:value-type="float" office:value="16803" table:style-name="ce49">
            <text:p>16803<text:s/></text:p>
          </table:table-cell>
          <table:table-cell office:value-type="float" office:value="30858" table:style-name="ce50">
            <text:p>30858</text:p>
          </table:table-cell>
          <table:table-cell office:value-type="float" office:value="354673" table:style-name="ce29">
            <text:p>354673</text:p>
          </table:table-cell>
          <table:table-cell office:value-type="float" office:value="109599" table:style-name="ce29">
            <text:p>109599</text:p>
          </table:table-cell>
          <table:table-cell office:value-type="float" office:value="51796" table:style-name="ce29">
            <text:p>51796</text:p>
          </table:table-cell>
          <table:table-cell office:value-type="float" office:value="546926" table:style-name="ce51">
            <text:p>546926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1211" table:style-name="ce45">
            <text:p>41211<text:s/></text:p>
          </table:table-cell>
          <table:table-cell office:value-type="float" office:value="500629" table:style-name="ce46">
            <text:p>500629<text:s/></text:p>
          </table:table-cell>
          <table:table-cell office:value-type="float" office:value="251062" table:style-name="ce47">
            <text:p>251062<text:s/></text:p>
          </table:table-cell>
          <table:table-cell office:value-type="float" office:value="290778" table:style-name="ce48">
            <text:p>290778<text:s/></text:p>
          </table:table-cell>
          <table:table-cell office:value-type="float" office:value="64041" table:style-name="ce47">
            <text:p>64041<text:s/></text:p>
          </table:table-cell>
          <table:table-cell office:value-type="float" office:value="477799" table:style-name="ce48">
            <text:p>477799<text:s/></text:p>
          </table:table-cell>
          <table:table-cell office:value-type="float" office:value="315560" table:style-name="ce47">
            <text:p>315560<text:s/></text:p>
          </table:table-cell>
          <table:table-cell office:value-type="float" office:value="226280" table:style-name="ce48">
            <text:p>226280<text:s/></text:p>
          </table:table-cell>
          <table:table-cell office:value-type="float" office:value="541840" table:style-name="ce47">
            <text:p>541840<text:s/></text:p>
          </table:table-cell>
          <table:table-cell office:value-type="float" office:value="13086" table:style-name="ce49">
            <text:p>13086<text:s/></text:p>
          </table:table-cell>
          <table:table-cell office:value-type="float" office:value="30912" table:style-name="ce50">
            <text:p>30912</text:p>
          </table:table-cell>
          <table:table-cell office:value-type="float" office:value="353336" table:style-name="ce29">
            <text:p>353336</text:p>
          </table:table-cell>
          <table:table-cell office:value-type="float" office:value="107766" table:style-name="ce29">
            <text:p>107766</text:p>
          </table:table-cell>
          <table:table-cell office:value-type="float" office:value="49826" table:style-name="ce29">
            <text:p>49826</text:p>
          </table:table-cell>
          <table:table-cell office:value-type="float" office:value="541840" table:style-name="ce51">
            <text:p>541840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office:value-type="float" office:value="2011" table:style-name="ce32">
            <text:p>2011</text:p>
          </table:table-cell>
          <table:table-cell office:value-type="string" table:style-name="ce44">
            <text:p>J</text:p>
          </table:table-cell>
          <table:table-cell office:value-type="float" office:value="41545" table:style-name="ce45">
            <text:p>41545<text:s/></text:p>
          </table:table-cell>
          <table:table-cell office:value-type="float" office:value="515699" table:style-name="ce46">
            <text:p>515699<text:s/></text:p>
          </table:table-cell>
          <table:table-cell office:value-type="float" office:value="259126" table:style-name="ce47">
            <text:p>259126<text:s/></text:p>
          </table:table-cell>
          <table:table-cell office:value-type="float" office:value="298118" table:style-name="ce48">
            <text:p>298118<text:s/></text:p>
          </table:table-cell>
          <table:table-cell office:value-type="float" office:value="66514" table:style-name="ce47">
            <text:p>66514<text:s/></text:p>
          </table:table-cell>
          <table:table-cell office:value-type="float" office:value="490730" table:style-name="ce48">
            <text:p>490730<text:s/></text:p>
          </table:table-cell>
          <table:table-cell office:value-type="float" office:value="322458" table:style-name="ce47">
            <text:p>322458<text:s/></text:p>
          </table:table-cell>
          <table:table-cell office:value-type="float" office:value="234786" table:style-name="ce48">
            <text:p>234786<text:s/></text:p>
          </table:table-cell>
          <table:table-cell office:value-type="float" office:value="557244" table:style-name="ce47">
            <text:p>557244<text:s/></text:p>
          </table:table-cell>
          <table:table-cell office:value-type="float" office:value="13623" table:style-name="ce49">
            <text:p>13623<text:s/></text:p>
          </table:table-cell>
          <table:table-cell office:value-type="float" office:value="31585" table:style-name="ce50">
            <text:p>31585</text:p>
          </table:table-cell>
          <table:table-cell office:value-type="float" office:value="364177" table:style-name="ce29">
            <text:p>364177</text:p>
          </table:table-cell>
          <table:table-cell office:value-type="float" office:value="111277" table:style-name="ce29">
            <text:p>111277</text:p>
          </table:table-cell>
          <table:table-cell office:value-type="float" office:value="50205" table:style-name="ce29">
            <text:p>50205</text:p>
          </table:table-cell>
          <table:table-cell office:value-type="float" office:value="557244" table:style-name="ce51">
            <text:p>557244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41529" table:style-name="ce45">
            <text:p>41529<text:s/></text:p>
          </table:table-cell>
          <table:table-cell office:value-type="float" office:value="514018" table:style-name="ce46">
            <text:p>514018<text:s/></text:p>
          </table:table-cell>
          <table:table-cell office:value-type="float" office:value="259008" table:style-name="ce47">
            <text:p>259008<text:s/></text:p>
          </table:table-cell>
          <table:table-cell office:value-type="float" office:value="296539" table:style-name="ce48">
            <text:p>296539<text:s/></text:p>
          </table:table-cell>
          <table:table-cell office:value-type="float" office:value="66717" table:style-name="ce47">
            <text:p>66717<text:s/></text:p>
          </table:table-cell>
          <table:table-cell office:value-type="float" office:value="488830" table:style-name="ce48">
            <text:p>488830<text:s/></text:p>
          </table:table-cell>
          <table:table-cell office:value-type="float" office:value="321428" table:style-name="ce47">
            <text:p>321428<text:s/></text:p>
          </table:table-cell>
          <table:table-cell office:value-type="float" office:value="234119" table:style-name="ce48">
            <text:p>234119<text:s/></text:p>
          </table:table-cell>
          <table:table-cell office:value-type="float" office:value="555547" table:style-name="ce47">
            <text:p>555547<text:s/></text:p>
          </table:table-cell>
          <table:table-cell office:value-type="float" office:value="13913" table:style-name="ce49">
            <text:p>13913<text:s/></text:p>
          </table:table-cell>
          <table:table-cell office:value-type="float" office:value="31630" table:style-name="ce50">
            <text:p>31630</text:p>
          </table:table-cell>
          <table:table-cell office:value-type="float" office:value="363091" table:style-name="ce29">
            <text:p>363091</text:p>
          </table:table-cell>
          <table:table-cell office:value-type="float" office:value="111920" table:style-name="ce29">
            <text:p>111920</text:p>
          </table:table-cell>
          <table:table-cell office:value-type="float" office:value="48906" table:style-name="ce29">
            <text:p>48906</text:p>
          </table:table-cell>
          <table:table-cell office:value-type="float" office:value="555547" table:style-name="ce51">
            <text:p>555547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1408" table:style-name="ce45">
            <text:p>41408<text:s/></text:p>
          </table:table-cell>
          <table:table-cell office:value-type="float" office:value="510453" table:style-name="ce46">
            <text:p>510453<text:s/></text:p>
          </table:table-cell>
          <table:table-cell office:value-type="float" office:value="257777" table:style-name="ce47">
            <text:p>257777<text:s/></text:p>
          </table:table-cell>
          <table:table-cell office:value-type="float" office:value="294084" table:style-name="ce48">
            <text:p>294084<text:s/></text:p>
          </table:table-cell>
          <table:table-cell office:value-type="float" office:value="65953" table:style-name="ce47">
            <text:p>65953<text:s/></text:p>
          </table:table-cell>
          <table:table-cell office:value-type="float" office:value="485908" table:style-name="ce48">
            <text:p>485908<text:s/></text:p>
          </table:table-cell>
          <table:table-cell office:value-type="float" office:value="317846" table:style-name="ce47">
            <text:p>317846<text:s/></text:p>
          </table:table-cell>
          <table:table-cell office:value-type="float" office:value="234015" table:style-name="ce48">
            <text:p>234015<text:s/></text:p>
          </table:table-cell>
          <table:table-cell office:value-type="float" office:value="551861" table:style-name="ce47">
            <text:p>551861<text:s/></text:p>
          </table:table-cell>
          <table:table-cell office:value-type="float" office:value="12635" table:style-name="ce49">
            <text:p>12635<text:s/></text:p>
          </table:table-cell>
          <table:table-cell office:value-type="float" office:value="31769" table:style-name="ce50">
            <text:p>31769</text:p>
          </table:table-cell>
          <table:table-cell office:value-type="float" office:value="360233" table:style-name="ce29">
            <text:p>360233</text:p>
          </table:table-cell>
          <table:table-cell office:value-type="float" office:value="111932" table:style-name="ce29">
            <text:p>111932</text:p>
          </table:table-cell>
          <table:table-cell office:value-type="float" office:value="47927" table:style-name="ce29">
            <text:p>47927</text:p>
          </table:table-cell>
          <table:table-cell office:value-type="float" office:value="551861" table:style-name="ce51">
            <text:p>551861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0662" table:style-name="ce45">
            <text:p>40662<text:s/></text:p>
          </table:table-cell>
          <table:table-cell office:value-type="float" office:value="501312" table:style-name="ce46">
            <text:p>501312<text:s/></text:p>
          </table:table-cell>
          <table:table-cell office:value-type="float" office:value="253503" table:style-name="ce47">
            <text:p>253503<text:s/></text:p>
          </table:table-cell>
          <table:table-cell office:value-type="float" office:value="288471" table:style-name="ce48">
            <text:p>288471<text:s/></text:p>
          </table:table-cell>
          <table:table-cell office:value-type="float" office:value="63473" table:style-name="ce47">
            <text:p>63473<text:s/></text:p>
          </table:table-cell>
          <table:table-cell office:value-type="float" office:value="478501" table:style-name="ce48">
            <text:p>478501<text:s/></text:p>
          </table:table-cell>
          <table:table-cell office:value-type="float" office:value="308568" table:style-name="ce47">
            <text:p>308568<text:s/></text:p>
          </table:table-cell>
          <table:table-cell office:value-type="float" office:value="233406" table:style-name="ce48">
            <text:p>233406<text:s/></text:p>
          </table:table-cell>
          <table:table-cell office:value-type="float" office:value="541974" table:style-name="ce47">
            <text:p>541974<text:s/></text:p>
          </table:table-cell>
          <table:table-cell office:value-type="float" office:value="13006" table:style-name="ce49">
            <text:p>13006<text:s/></text:p>
          </table:table-cell>
          <table:table-cell office:value-type="float" office:value="31227" table:style-name="ce50">
            <text:p>31227</text:p>
          </table:table-cell>
          <table:table-cell office:value-type="float" office:value="353152" table:style-name="ce29">
            <text:p>353152</text:p>
          </table:table-cell>
          <table:table-cell office:value-type="float" office:value="109290" table:style-name="ce29">
            <text:p>109290</text:p>
          </table:table-cell>
          <table:table-cell office:value-type="float" office:value="48305" table:style-name="ce29">
            <text:p>48305</text:p>
          </table:table-cell>
          <table:table-cell office:value-type="float" office:value="541974" table:style-name="ce51">
            <text:p>541974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0063" table:style-name="ce45">
            <text:p>40063<text:s/></text:p>
          </table:table-cell>
          <table:table-cell office:value-type="float" office:value="490553" table:style-name="ce46">
            <text:p>490553<text:s/></text:p>
          </table:table-cell>
          <table:table-cell office:value-type="float" office:value="249050" table:style-name="ce47">
            <text:p>249050<text:s/></text:p>
          </table:table-cell>
          <table:table-cell office:value-type="float" office:value="281566" table:style-name="ce48">
            <text:p>281566<text:s/></text:p>
          </table:table-cell>
          <table:table-cell office:value-type="float" office:value="61425" table:style-name="ce47">
            <text:p>61425<text:s/></text:p>
          </table:table-cell>
          <table:table-cell office:value-type="float" office:value="469191" table:style-name="ce48">
            <text:p>469191<text:s/></text:p>
          </table:table-cell>
          <table:table-cell office:value-type="float" office:value="299913" table:style-name="ce47">
            <text:p>299913<text:s/></text:p>
          </table:table-cell>
          <table:table-cell office:value-type="float" office:value="230703" table:style-name="ce48">
            <text:p>230703<text:s/></text:p>
          </table:table-cell>
          <table:table-cell office:value-type="float" office:value="530616" table:style-name="ce47">
            <text:p>530616<text:s/></text:p>
          </table:table-cell>
          <table:table-cell office:value-type="float" office:value="13585" table:style-name="ce49">
            <text:p>13585<text:s/></text:p>
          </table:table-cell>
          <table:table-cell office:value-type="float" office:value="30238" table:style-name="ce50">
            <text:p>30238</text:p>
          </table:table-cell>
          <table:table-cell office:value-type="float" office:value="344963" table:style-name="ce29">
            <text:p>344963</text:p>
          </table:table-cell>
          <table:table-cell office:value-type="float" office:value="107108" table:style-name="ce29">
            <text:p>107108</text:p>
          </table:table-cell>
          <table:table-cell office:value-type="float" office:value="48307" table:style-name="ce29">
            <text:p>48307</text:p>
          </table:table-cell>
          <table:table-cell office:value-type="float" office:value="530616" table:style-name="ce51">
            <text:p>530616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36925" table:style-name="ce45">
            <text:p>36925<text:s/></text:p>
          </table:table-cell>
          <table:table-cell office:value-type="float" office:value="481780" table:style-name="ce46">
            <text:p>481780<text:s/></text:p>
          </table:table-cell>
          <table:table-cell office:value-type="float" office:value="243106" table:style-name="ce47">
            <text:p>243106<text:s/></text:p>
          </table:table-cell>
          <table:table-cell office:value-type="float" office:value="275599" table:style-name="ce48">
            <text:p>275599<text:s/></text:p>
          </table:table-cell>
          <table:table-cell office:value-type="float" office:value="57259" table:style-name="ce47">
            <text:p>57259<text:s/></text:p>
          </table:table-cell>
          <table:table-cell office:value-type="float" office:value="461446" table:style-name="ce48">
            <text:p>461446<text:s/></text:p>
          </table:table-cell>
          <table:table-cell office:value-type="float" office:value="293392" table:style-name="ce47">
            <text:p>293392<text:s/></text:p>
          </table:table-cell>
          <table:table-cell office:value-type="float" office:value="225313" table:style-name="ce48">
            <text:p>225313<text:s/></text:p>
          </table:table-cell>
          <table:table-cell office:value-type="float" office:value="518705" table:style-name="ce47">
            <text:p>518705<text:s/></text:p>
          </table:table-cell>
          <table:table-cell office:value-type="float" office:value="13753" table:style-name="ce49">
            <text:p>13753<text:s/></text:p>
          </table:table-cell>
          <table:table-cell office:value-type="float" office:value="29484" table:style-name="ce50">
            <text:p>29484</text:p>
          </table:table-cell>
          <table:table-cell office:value-type="float" office:value="339927" table:style-name="ce29">
            <text:p>339927</text:p>
          </table:table-cell>
          <table:table-cell office:value-type="float" office:value="105155" table:style-name="ce29">
            <text:p>105155</text:p>
          </table:table-cell>
          <table:table-cell office:value-type="float" office:value="44139" table:style-name="ce29">
            <text:p>44139</text:p>
          </table:table-cell>
          <table:table-cell office:value-type="float" office:value="518705" table:style-name="ce51">
            <text:p>518705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38316" table:style-name="ce45">
            <text:p>38316<text:s/></text:p>
          </table:table-cell>
          <table:table-cell office:value-type="float" office:value="485802" table:style-name="ce46">
            <text:p>485802<text:s/></text:p>
          </table:table-cell>
          <table:table-cell office:value-type="float" office:value="242929" table:style-name="ce47">
            <text:p>242929<text:s/></text:p>
          </table:table-cell>
          <table:table-cell office:value-type="float" office:value="281189" table:style-name="ce48">
            <text:p>281189<text:s/></text:p>
          </table:table-cell>
          <table:table-cell office:value-type="float" office:value="57717" table:style-name="ce47">
            <text:p>57717<text:s/></text:p>
          </table:table-cell>
          <table:table-cell office:value-type="float" office:value="466401" table:style-name="ce48">
            <text:p>466401<text:s/></text:p>
          </table:table-cell>
          <table:table-cell office:value-type="float" office:value="299568" table:style-name="ce47">
            <text:p>299568<text:s/></text:p>
          </table:table-cell>
          <table:table-cell office:value-type="float" office:value="224550" table:style-name="ce48">
            <text:p>224550<text:s/></text:p>
          </table:table-cell>
          <table:table-cell office:value-type="float" office:value="524118" table:style-name="ce47">
            <text:p>524118<text:s/></text:p>
          </table:table-cell>
          <table:table-cell office:value-type="float" office:value="14052" table:style-name="ce49">
            <text:p>14052<text:s/></text:p>
          </table:table-cell>
          <table:table-cell office:value-type="float" office:value="29400" table:style-name="ce50">
            <text:p>29400</text:p>
          </table:table-cell>
          <table:table-cell office:value-type="float" office:value="338640" table:style-name="ce29">
            <text:p>338640</text:p>
          </table:table-cell>
          <table:table-cell office:value-type="float" office:value="106297" table:style-name="ce29">
            <text:p>106297</text:p>
          </table:table-cell>
          <table:table-cell office:value-type="float" office:value="49781" table:style-name="ce29">
            <text:p>49781</text:p>
          </table:table-cell>
          <table:table-cell office:value-type="float" office:value="524118" table:style-name="ce51">
            <text:p>524118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1218" table:style-name="ce45">
            <text:p>41218<text:s/></text:p>
          </table:table-cell>
          <table:table-cell office:value-type="float" office:value="492154" table:style-name="ce46">
            <text:p>492154<text:s/></text:p>
          </table:table-cell>
          <table:table-cell office:value-type="float" office:value="245546" table:style-name="ce47">
            <text:p>245546<text:s/></text:p>
          </table:table-cell>
          <table:table-cell office:value-type="float" office:value="287826" table:style-name="ce48">
            <text:p>287826<text:s/></text:p>
          </table:table-cell>
          <table:table-cell office:value-type="float" office:value="60789" table:style-name="ce47">
            <text:p>60789<text:s/></text:p>
          </table:table-cell>
          <table:table-cell office:value-type="float" office:value="472583" table:style-name="ce48">
            <text:p>472583<text:s/></text:p>
          </table:table-cell>
          <table:table-cell office:value-type="float" office:value="306460" table:style-name="ce47">
            <text:p>306460<text:s/></text:p>
          </table:table-cell>
          <table:table-cell office:value-type="float" office:value="226912" table:style-name="ce48">
            <text:p>226912<text:s/></text:p>
          </table:table-cell>
          <table:table-cell office:value-type="float" office:value="533372" table:style-name="ce47">
            <text:p>533372<text:s/></text:p>
          </table:table-cell>
          <table:table-cell office:value-type="float" office:value="13898" table:style-name="ce49">
            <text:p>13898<text:s/></text:p>
          </table:table-cell>
          <table:table-cell office:value-type="float" office:value="29116" table:style-name="ce50">
            <text:p>29116</text:p>
          </table:table-cell>
          <table:table-cell office:value-type="float" office:value="340599" table:style-name="ce29">
            <text:p>340599</text:p>
          </table:table-cell>
          <table:table-cell office:value-type="float" office:value="109622" table:style-name="ce29">
            <text:p>109622</text:p>
          </table:table-cell>
          <table:table-cell office:value-type="float" office:value="54035" table:style-name="ce29">
            <text:p>54035</text:p>
          </table:table-cell>
          <table:table-cell office:value-type="float" office:value="533372" table:style-name="ce51">
            <text:p>533372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office:value-type="float" office:value="45357" table:style-name="ce45">
            <text:p>45357<text:s/></text:p>
          </table:table-cell>
          <table:table-cell office:value-type="float" office:value="508729" table:style-name="ce46">
            <text:p>508729<text:s/></text:p>
          </table:table-cell>
          <table:table-cell office:value-type="float" office:value="254098" table:style-name="ce47">
            <text:p>254098<text:s/></text:p>
          </table:table-cell>
          <table:table-cell office:value-type="float" office:value="299988" table:style-name="ce48">
            <text:p>299988<text:s/></text:p>
          </table:table-cell>
          <table:table-cell office:value-type="float" office:value="66965" table:style-name="ce47">
            <text:p>66965<text:s/></text:p>
          </table:table-cell>
          <table:table-cell office:value-type="float" office:value="487121" table:style-name="ce48">
            <text:p>487121<text:s/></text:p>
          </table:table-cell>
          <table:table-cell office:value-type="float" office:value="325550" table:style-name="ce47">
            <text:p>325550<text:s/></text:p>
          </table:table-cell>
          <table:table-cell office:value-type="float" office:value="228536" table:style-name="ce48">
            <text:p>228536<text:s/></text:p>
          </table:table-cell>
          <table:table-cell office:value-type="float" office:value="554086" table:style-name="ce47">
            <text:p>554086<text:s/></text:p>
          </table:table-cell>
          <table:table-cell office:value-type="float" office:value="13108" table:style-name="ce49">
            <text:p>13108<text:s/></text:p>
          </table:table-cell>
          <table:table-cell office:value-type="float" office:value="29165" table:style-name="ce50">
            <text:p>29165</text:p>
          </table:table-cell>
          <table:table-cell office:value-type="float" office:value="343687" table:style-name="ce29">
            <text:p>343687</text:p>
          </table:table-cell>
          <table:table-cell office:value-type="float" office:value="116901" table:style-name="ce29">
            <text:p>116901</text:p>
          </table:table-cell>
          <table:table-cell office:value-type="float" office:value="64333" table:style-name="ce29">
            <text:p>64333</text:p>
          </table:table-cell>
          <table:table-cell office:value-type="float" office:value="554086" table:style-name="ce51">
            <text:p>554086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7768" table:style-name="ce45">
            <text:p>47768<text:s/></text:p>
          </table:table-cell>
          <table:table-cell office:value-type="float" office:value="519482" table:style-name="ce46">
            <text:p>519482<text:s/></text:p>
          </table:table-cell>
          <table:table-cell office:value-type="float" office:value="263788" table:style-name="ce47">
            <text:p>263788<text:s/></text:p>
          </table:table-cell>
          <table:table-cell office:value-type="float" office:value="303462" table:style-name="ce48">
            <text:p>303462<text:s/></text:p>
          </table:table-cell>
          <table:table-cell office:value-type="float" office:value="71564" table:style-name="ce47">
            <text:p>71564<text:s/></text:p>
          </table:table-cell>
          <table:table-cell office:value-type="float" office:value="495686" table:style-name="ce48">
            <text:p>495686<text:s/></text:p>
          </table:table-cell>
          <table:table-cell office:value-type="float" office:value="339236" table:style-name="ce47">
            <text:p>339236<text:s/></text:p>
          </table:table-cell>
          <table:table-cell office:value-type="float" office:value="228014" table:style-name="ce48">
            <text:p>228014<text:s/></text:p>
          </table:table-cell>
          <table:table-cell office:value-type="float" office:value="567250" table:style-name="ce47">
            <text:p>567250<text:s/></text:p>
          </table:table-cell>
          <table:table-cell office:value-type="float" office:value="10925" table:style-name="ce49">
            <text:p>10925<text:s/></text:p>
          </table:table-cell>
          <table:table-cell office:value-type="float" office:value="29999" table:style-name="ce50">
            <text:p>29999</text:p>
          </table:table-cell>
          <table:table-cell office:value-type="float" office:value="351525" table:style-name="ce29">
            <text:p>351525</text:p>
          </table:table-cell>
          <table:table-cell office:value-type="float" office:value="122323" table:style-name="ce29">
            <text:p>122323</text:p>
          </table:table-cell>
          <table:table-cell office:value-type="float" office:value="63403" table:style-name="ce29">
            <text:p>63403</text:p>
          </table:table-cell>
          <table:table-cell office:value-type="float" office:value="567250" table:style-name="ce51">
            <text:p>567250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48234" table:style-name="ce45">
            <text:p>48234<text:s/></text:p>
          </table:table-cell>
          <table:table-cell office:value-type="float" office:value="535186" table:style-name="ce46">
            <text:p>535186<text:s/></text:p>
          </table:table-cell>
          <table:table-cell office:value-type="float" office:value="275499" table:style-name="ce47">
            <text:p>275499<text:s/></text:p>
          </table:table-cell>
          <table:table-cell office:value-type="float" office:value="307921" table:style-name="ce48">
            <text:p>307921<text:s/></text:p>
          </table:table-cell>
          <table:table-cell office:value-type="float" office:value="74336" table:style-name="ce47">
            <text:p>74336<text:s/></text:p>
          </table:table-cell>
          <table:table-cell office:value-type="float" office:value="509084" table:style-name="ce48">
            <text:p>509084<text:s/></text:p>
          </table:table-cell>
          <table:table-cell office:value-type="float" office:value="356450" table:style-name="ce47">
            <text:p>356450<text:s/></text:p>
          </table:table-cell>
          <table:table-cell office:value-type="float" office:value="226970" table:style-name="ce48">
            <text:p>226970<text:s/></text:p>
          </table:table-cell>
          <table:table-cell office:value-type="float" office:value="583420" table:style-name="ce47">
            <text:p>583420<text:s/></text:p>
          </table:table-cell>
          <table:table-cell office:value-type="float" office:value="9242" table:style-name="ce49">
            <text:p>9242<text:s/></text:p>
          </table:table-cell>
          <table:table-cell office:value-type="float" office:value="30991" table:style-name="ce50">
            <text:p>30991</text:p>
          </table:table-cell>
          <table:table-cell office:value-type="float" office:value="362251" table:style-name="ce29">
            <text:p>362251</text:p>
          </table:table-cell>
          <table:table-cell office:value-type="float" office:value="127317" table:style-name="ce29">
            <text:p>127317</text:p>
          </table:table-cell>
          <table:table-cell office:value-type="float" office:value="62861" table:style-name="ce29">
            <text:p>62861</text:p>
          </table:table-cell>
          <table:table-cell office:value-type="float" office:value="583420" table:style-name="ce51">
            <text:p>583420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5938" table:style-name="ce45">
            <text:p>45938<text:s/></text:p>
          </table:table-cell>
          <table:table-cell office:value-type="float" office:value="559196" table:style-name="ce46">
            <text:p>559196<text:s/></text:p>
          </table:table-cell>
          <table:table-cell office:value-type="float" office:value="290146" table:style-name="ce47">
            <text:p>290146<text:s/></text:p>
          </table:table-cell>
          <table:table-cell office:value-type="float" office:value="314988" table:style-name="ce48">
            <text:p>314988<text:s/></text:p>
          </table:table-cell>
          <table:table-cell office:value-type="float" office:value="73534" table:style-name="ce47">
            <text:p>73534<text:s/></text:p>
          </table:table-cell>
          <table:table-cell office:value-type="float" office:value="531600" table:style-name="ce48">
            <text:p>531600<text:s/></text:p>
          </table:table-cell>
          <table:table-cell office:value-type="float" office:value="376243" table:style-name="ce47">
            <text:p>376243<text:s/></text:p>
          </table:table-cell>
          <table:table-cell office:value-type="float" office:value="228891" table:style-name="ce48">
            <text:p>228891<text:s/></text:p>
          </table:table-cell>
          <table:table-cell office:value-type="float" office:value="605134" table:style-name="ce47">
            <text:p>605134<text:s/></text:p>
          </table:table-cell>
          <table:table-cell office:value-type="float" office:value="9074" table:style-name="ce49">
            <text:p>9074<text:s/></text:p>
          </table:table-cell>
          <table:table-cell office:value-type="float" office:value="31819" table:style-name="ce50">
            <text:p>31819</text:p>
          </table:table-cell>
          <table:table-cell office:value-type="float" office:value="378133" table:style-name="ce29">
            <text:p>378133</text:p>
          </table:table-cell>
          <table:table-cell office:value-type="float" office:value="131712" table:style-name="ce29">
            <text:p>131712</text:p>
          </table:table-cell>
          <table:table-cell office:value-type="float" office:value="63470" table:style-name="ce29">
            <text:p>63470</text:p>
          </table:table-cell>
          <table:table-cell office:value-type="float" office:value="605134" table:style-name="ce51">
            <text:p>605134</text:p>
          </table:table-cell>
          <table:table-cell table:number-columns-repeated="16367"/>
        </table:table-row>
        <table:table-row table:style-name="ro2">
          <table:table-cell office:value-type="float" office:value="2012" table:style-name="ce32">
            <text:p>2012</text:p>
          </table:table-cell>
          <table:table-cell office:value-type="string" table:style-name="ce44">
            <text:p>J</text:p>
          </table:table-cell>
          <table:table-cell office:value-type="float" office:value="48008" table:style-name="ce45">
            <text:p>48008<text:s/></text:p>
          </table:table-cell>
          <table:table-cell office:value-type="float" office:value="589654" table:style-name="ce46">
            <text:p>589654<text:s/></text:p>
          </table:table-cell>
          <table:table-cell office:value-type="float" office:value="307547" table:style-name="ce47">
            <text:p>307547<text:s/></text:p>
          </table:table-cell>
          <table:table-cell office:value-type="float" office:value="330115" table:style-name="ce48">
            <text:p>330115<text:s/></text:p>
          </table:table-cell>
          <table:table-cell office:value-type="float" office:value="79200" table:style-name="ce47">
            <text:p>79200<text:s/></text:p>
          </table:table-cell>
          <table:table-cell office:value-type="float" office:value="558462" table:style-name="ce48">
            <text:p>558462<text:s/></text:p>
          </table:table-cell>
          <table:table-cell office:value-type="float" office:value="399203" table:style-name="ce47">
            <text:p>399203<text:s/></text:p>
          </table:table-cell>
          <table:table-cell office:value-type="float" office:value="238459" table:style-name="ce48">
            <text:p>238459<text:s/></text:p>
          </table:table-cell>
          <table:table-cell office:value-type="float" office:value="637662" table:style-name="ce47">
            <text:p>637662<text:s/></text:p>
          </table:table-cell>
          <table:table-cell office:value-type="float" office:value="8505" table:style-name="ce49">
            <text:p>8505<text:s/></text:p>
          </table:table-cell>
          <table:table-cell office:value-type="float" office:value="33277" table:style-name="ce50">
            <text:p>33277</text:p>
          </table:table-cell>
          <table:table-cell office:value-type="float" office:value="398686" table:style-name="ce29">
            <text:p>398686</text:p>
          </table:table-cell>
          <table:table-cell office:value-type="float" office:value="139763" table:style-name="ce29">
            <text:p>139763</text:p>
          </table:table-cell>
          <table:table-cell office:value-type="float" office:value="65936" table:style-name="ce29">
            <text:p>65936</text:p>
          </table:table-cell>
          <table:table-cell office:value-type="float" office:value="637662" table:style-name="ce51">
            <text:p>637662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8462" table:style-name="ce45">
            <text:p>48462<text:s/></text:p>
          </table:table-cell>
          <table:table-cell office:value-type="float" office:value="599556" table:style-name="ce46">
            <text:p>599556<text:s/></text:p>
          </table:table-cell>
          <table:table-cell office:value-type="float" office:value="315071" table:style-name="ce47">
            <text:p>315071<text:s/></text:p>
          </table:table-cell>
          <table:table-cell office:value-type="float" office:value="332947" table:style-name="ce48">
            <text:p>332947<text:s/></text:p>
          </table:table-cell>
          <table:table-cell office:value-type="float" office:value="80992" table:style-name="ce47">
            <text:p>80992<text:s/></text:p>
          </table:table-cell>
          <table:table-cell office:value-type="float" office:value="567026" table:style-name="ce48">
            <text:p>567026<text:s/></text:p>
          </table:table-cell>
          <table:table-cell office:value-type="float" office:value="408086" table:style-name="ce47">
            <text:p>408086<text:s/></text:p>
          </table:table-cell>
          <table:table-cell office:value-type="float" office:value="239932" table:style-name="ce48">
            <text:p>239932<text:s/></text:p>
          </table:table-cell>
          <table:table-cell office:value-type="float" office:value="648018" table:style-name="ce47">
            <text:p>648018<text:s/></text:p>
          </table:table-cell>
          <table:table-cell office:value-type="float" office:value="8732" table:style-name="ce49">
            <text:p>8732<text:s/></text:p>
          </table:table-cell>
          <table:table-cell office:value-type="float" office:value="33673" table:style-name="ce50">
            <text:p>33673</text:p>
          </table:table-cell>
          <table:table-cell office:value-type="float" office:value="406105" table:style-name="ce29">
            <text:p>406105</text:p>
          </table:table-cell>
          <table:table-cell office:value-type="float" office:value="142236" table:style-name="ce29">
            <text:p>142236</text:p>
          </table:table-cell>
          <table:table-cell office:value-type="float" office:value="66004" table:style-name="ce29">
            <text:p>66004</text:p>
          </table:table-cell>
          <table:table-cell office:value-type="float" office:value="648018" table:style-name="ce51">
            <text:p>648018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9447" table:style-name="ce45">
            <text:p>49447<text:s/></text:p>
          </table:table-cell>
          <table:table-cell office:value-type="float" office:value="611956" table:style-name="ce46">
            <text:p>611956<text:s/></text:p>
          </table:table-cell>
          <table:table-cell office:value-type="float" office:value="323092" table:style-name="ce47">
            <text:p>323092<text:s/></text:p>
          </table:table-cell>
          <table:table-cell office:value-type="float" office:value="338311" table:style-name="ce48">
            <text:p>338311<text:s/></text:p>
          </table:table-cell>
          <table:table-cell office:value-type="float" office:value="82701" table:style-name="ce47">
            <text:p>82701<text:s/></text:p>
          </table:table-cell>
          <table:table-cell office:value-type="float" office:value="578702" table:style-name="ce48">
            <text:p>578702<text:s/></text:p>
          </table:table-cell>
          <table:table-cell office:value-type="float" office:value="418349" table:style-name="ce47">
            <text:p>418349<text:s/></text:p>
          </table:table-cell>
          <table:table-cell office:value-type="float" office:value="243054" table:style-name="ce48">
            <text:p>243054<text:s/></text:p>
          </table:table-cell>
          <table:table-cell office:value-type="float" office:value="661403" table:style-name="ce47">
            <text:p>661403<text:s/></text:p>
          </table:table-cell>
          <table:table-cell office:value-type="float" office:value="9296" table:style-name="ce49">
            <text:p>9296<text:s/></text:p>
          </table:table-cell>
          <table:table-cell office:value-type="float" office:value="34118" table:style-name="ce50">
            <text:p>34118</text:p>
          </table:table-cell>
          <table:table-cell office:value-type="float" office:value="413828" table:style-name="ce29">
            <text:p>413828</text:p>
          </table:table-cell>
          <table:table-cell office:value-type="float" office:value="146476" table:style-name="ce29">
            <text:p>146476</text:p>
          </table:table-cell>
          <table:table-cell office:value-type="float" office:value="66981" table:style-name="ce29">
            <text:p>66981</text:p>
          </table:table-cell>
          <table:table-cell office:value-type="float" office:value="661403" table:style-name="ce51">
            <text:p>661403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8594" table:style-name="ce45">
            <text:p>48594<text:s/></text:p>
          </table:table-cell>
          <table:table-cell office:value-type="float" office:value="607304" table:style-name="ce46">
            <text:p>607304<text:s/></text:p>
          </table:table-cell>
          <table:table-cell office:value-type="float" office:value="320705" table:style-name="ce47">
            <text:p>320705<text:s/></text:p>
          </table:table-cell>
          <table:table-cell office:value-type="float" office:value="335193" table:style-name="ce48">
            <text:p>335193<text:s/></text:p>
          </table:table-cell>
          <table:table-cell office:value-type="float" office:value="81685" table:style-name="ce47">
            <text:p>81685<text:s/></text:p>
          </table:table-cell>
          <table:table-cell office:value-type="float" office:value="574213" table:style-name="ce48">
            <text:p>574213<text:s/></text:p>
          </table:table-cell>
          <table:table-cell office:value-type="float" office:value="412708" table:style-name="ce47">
            <text:p>412708<text:s/></text:p>
          </table:table-cell>
          <table:table-cell office:value-type="float" office:value="243190" table:style-name="ce48">
            <text:p>243190<text:s/></text:p>
          </table:table-cell>
          <table:table-cell office:value-type="float" office:value="655898" table:style-name="ce47">
            <text:p>655898<text:s/></text:p>
          </table:table-cell>
          <table:table-cell office:value-type="float" office:value="9651" table:style-name="ce49">
            <text:p>9651<text:s/></text:p>
          </table:table-cell>
          <table:table-cell office:value-type="float" office:value="33606" table:style-name="ce50">
            <text:p>33606</text:p>
          </table:table-cell>
          <table:table-cell office:value-type="float" office:value="409556" table:style-name="ce29">
            <text:p>409556</text:p>
          </table:table-cell>
          <table:table-cell office:value-type="float" office:value="146140" table:style-name="ce29">
            <text:p>146140</text:p>
          </table:table-cell>
          <table:table-cell office:value-type="float" office:value="66596" table:style-name="ce29">
            <text:p>66596</text:p>
          </table:table-cell>
          <table:table-cell office:value-type="float" office:value="655898" table:style-name="ce51">
            <text:p>655898</text:p>
          </table:table-cell>
          <table:table-cell table:number-columns-repeated="16367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47560" table:style-name="ce45">
            <text:p>47560<text:s/></text:p>
          </table:table-cell>
          <table:table-cell office:value-type="float" office:value="593662" table:style-name="ce46">
            <text:p>593662<text:s/></text:p>
          </table:table-cell>
          <table:table-cell office:value-type="float" office:value="314742" table:style-name="ce47">
            <text:p>314742<text:s/></text:p>
          </table:table-cell>
          <table:table-cell office:value-type="float" office:value="326480" table:style-name="ce48">
            <text:p>326480<text:s/></text:p>
          </table:table-cell>
          <table:table-cell office:value-type="float" office:value="78888" table:style-name="ce47">
            <text:p>78888<text:s/></text:p>
          </table:table-cell>
          <table:table-cell office:value-type="float" office:value="562334" table:style-name="ce48">
            <text:p>562334<text:s/></text:p>
          </table:table-cell>
          <table:table-cell office:value-type="float" office:value="401047" table:style-name="ce47">
            <text:p>401047<text:s/></text:p>
          </table:table-cell>
          <table:table-cell office:value-type="float" office:value="240175" table:style-name="ce48">
            <text:p>240175<text:s/></text:p>
          </table:table-cell>
          <table:table-cell office:value-type="float" office:value="641222" table:style-name="ce47">
            <text:p>641222<text:s/></text:p>
          </table:table-cell>
          <table:table-cell office:value-type="float" office:value="10219" table:style-name="ce49">
            <text:p>10219<text:s/></text:p>
          </table:table-cell>
          <table:table-cell office:value-type="float" office:value="33134" table:style-name="ce50">
            <text:p>33134</text:p>
          </table:table-cell>
          <table:table-cell office:value-type="float" office:value="399197" table:style-name="ce29">
            <text:p>399197</text:p>
          </table:table-cell>
          <table:table-cell office:value-type="float" office:value="143416" table:style-name="ce29">
            <text:p>143416</text:p>
          </table:table-cell>
          <table:table-cell office:value-type="float" office:value="65475" table:style-name="ce29">
            <text:p>65475</text:p>
          </table:table-cell>
          <table:table-cell office:value-type="float" office:value="641222" table:style-name="ce51">
            <text:p>641222</text:p>
          </table:table-cell>
          <table:table-cell table:number-columns-repeated="16367"/>
        </table:table-row>
        <table:table-row table:style-name="ro2">
          <table:table-cell table:style-name="ce32"/>
          <table:table-cell table:style-name="ce26"/>
          <table:table-cell office:value-type="float" office:value="47841" table:style-name="ce45">
            <text:p>47841<text:s/></text:p>
          </table:table-cell>
          <table:table-cell office:value-type="float" office:value="598114" table:style-name="ce46">
            <text:p>598114<text:s/></text:p>
          </table:table-cell>
          <table:table-cell office:value-type="float" office:value="315832" table:style-name="ce47">
            <text:p>315832<text:s/></text:p>
          </table:table-cell>
          <table:table-cell office:value-type="float" office:value="330123" table:style-name="ce48">
            <text:p>330123<text:s/></text:p>
          </table:table-cell>
          <table:table-cell office:value-type="float" office:value="78497" table:style-name="ce47">
            <text:p>78497<text:s/></text:p>
          </table:table-cell>
          <table:table-cell office:value-type="float" office:value="567458" table:style-name="ce48">
            <text:p>567458<text:s/></text:p>
          </table:table-cell>
          <table:table-cell office:value-type="float" office:value="403677" table:style-name="ce47">
            <text:p>403677<text:s/></text:p>
          </table:table-cell>
          <table:table-cell office:value-type="float" office:value="242278" table:style-name="ce48">
            <text:p>242278<text:s/></text:p>
          </table:table-cell>
          <table:table-cell office:value-type="float" office:value="645955" table:style-name="ce47">
            <text:p>645955<text:s/></text:p>
          </table:table-cell>
          <table:table-cell office:value-type="float" office:value="10939" table:style-name="ce49">
            <text:p>10939<text:s/></text:p>
          </table:table-cell>
          <table:table-cell office:value-type="float" office:value="32972" table:style-name="ce50">
            <text:p>32972</text:p>
          </table:table-cell>
          <table:table-cell office:value-type="float" office:value="400867" table:style-name="ce29">
            <text:p>400867</text:p>
          </table:table-cell>
          <table:table-cell office:value-type="float" office:value="143956" table:style-name="ce29">
            <text:p>143956</text:p>
          </table:table-cell>
          <table:table-cell office:value-type="float" office:value="68160" table:style-name="ce29">
            <text:p>68160</text:p>
          </table:table-cell>
          <table:table-cell office:value-type="float" office:value="645955" table:style-name="ce51">
            <text:p>645955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49988" table:style-name="ce45">
            <text:p>49988<text:s/></text:p>
          </table:table-cell>
          <table:table-cell office:value-type="float" office:value="605354" table:style-name="ce46">
            <text:p>605354<text:s/></text:p>
          </table:table-cell>
          <table:table-cell office:value-type="float" office:value="319183" table:style-name="ce47">
            <text:p>319183<text:s/></text:p>
          </table:table-cell>
          <table:table-cell office:value-type="float" office:value="336159" table:style-name="ce48">
            <text:p>336159<text:s/></text:p>
          </table:table-cell>
          <table:table-cell office:value-type="float" office:value="78831" table:style-name="ce47">
            <text:p>78831<text:s/></text:p>
          </table:table-cell>
          <table:table-cell office:value-type="float" office:value="576511" table:style-name="ce48">
            <text:p>576511<text:s/></text:p>
          </table:table-cell>
          <table:table-cell office:value-type="float" office:value="405560" table:style-name="ce47">
            <text:p>405560<text:s/></text:p>
          </table:table-cell>
          <table:table-cell office:value-type="float" office:value="249782" table:style-name="ce48">
            <text:p>249782<text:s/></text:p>
          </table:table-cell>
          <table:table-cell office:value-type="float" office:value="655342" table:style-name="ce47">
            <text:p>655342<text:s/></text:p>
          </table:table-cell>
          <table:table-cell office:value-type="float" office:value="11417" table:style-name="ce49">
            <text:p>11417<text:s/></text:p>
          </table:table-cell>
          <table:table-cell office:value-type="float" office:value="33316" table:style-name="ce50">
            <text:p>33316</text:p>
          </table:table-cell>
          <table:table-cell office:value-type="float" office:value="402860" table:style-name="ce29">
            <text:p>402860</text:p>
          </table:table-cell>
          <table:table-cell office:value-type="float" office:value="144750" table:style-name="ce29">
            <text:p>144750</text:p>
          </table:table-cell>
          <table:table-cell office:value-type="float" office:value="74416" table:style-name="ce29">
            <text:p>74416</text:p>
          </table:table-cell>
          <table:table-cell office:value-type="float" office:value="655342" table:style-name="ce51">
            <text:p>655342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53730" table:style-name="ce45">
            <text:p>53730<text:s/></text:p>
          </table:table-cell>
          <table:table-cell office:value-type="float" office:value="619691" table:style-name="ce46">
            <text:p>619691<text:s/></text:p>
          </table:table-cell>
          <table:table-cell office:value-type="float" office:value="325933" table:style-name="ce47">
            <text:p>325933<text:s/></text:p>
          </table:table-cell>
          <table:table-cell office:value-type="float" office:value="347488" table:style-name="ce48">
            <text:p>347488<text:s/></text:p>
          </table:table-cell>
          <table:table-cell office:value-type="float" office:value="81768" table:style-name="ce47">
            <text:p>81768<text:s/></text:p>
          </table:table-cell>
          <table:table-cell office:value-type="float" office:value="591653" table:style-name="ce48">
            <text:p>591653<text:s/></text:p>
          </table:table-cell>
          <table:table-cell office:value-type="float" office:value="413759" table:style-name="ce47">
            <text:p>413759<text:s/></text:p>
          </table:table-cell>
          <table:table-cell office:value-type="float" office:value="259662" table:style-name="ce48">
            <text:p>259662<text:s/></text:p>
          </table:table-cell>
          <table:table-cell office:value-type="float" office:value="673421" table:style-name="ce47">
            <text:p>673421<text:s/></text:p>
          </table:table-cell>
          <table:table-cell office:value-type="float" office:value="11955" table:style-name="ce49">
            <text:p>11955<text:s/></text:p>
          </table:table-cell>
          <table:table-cell office:value-type="float" office:value="33447" table:style-name="ce50">
            <text:p>33447</text:p>
          </table:table-cell>
          <table:table-cell office:value-type="float" office:value="406996" table:style-name="ce29">
            <text:p>406996</text:p>
          </table:table-cell>
          <table:table-cell office:value-type="float" office:value="149481" table:style-name="ce29">
            <text:p>149481</text:p>
          </table:table-cell>
          <table:table-cell office:value-type="float" office:value="83497" table:style-name="ce29">
            <text:p>83497</text:p>
          </table:table-cell>
          <table:table-cell office:value-type="float" office:value="673421" table:style-name="ce51">
            <text:p>673421</text:p>
          </table:table-cell>
          <table:table-cell table:style-name="ce26"/>
          <table:table-cell table:number-columns-repeated="16366" table:style-name="ce29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office:value-type="float" office:value="58068" table:style-name="ce45">
            <text:p>58068<text:s/></text:p>
          </table:table-cell>
          <table:table-cell office:value-type="float" office:value="625489" table:style-name="ce46">
            <text:p>625489<text:s/></text:p>
          </table:table-cell>
          <table:table-cell office:value-type="float" office:value="329797" table:style-name="ce47">
            <text:p>329797<text:s/></text:p>
          </table:table-cell>
          <table:table-cell office:value-type="float" office:value="353760" table:style-name="ce48">
            <text:p>353760<text:s/></text:p>
          </table:table-cell>
          <table:table-cell office:value-type="float" office:value="86196" table:style-name="ce47">
            <text:p>86196<text:s/></text:p>
          </table:table-cell>
          <table:table-cell office:value-type="float" office:value="597361" table:style-name="ce48">
            <text:p>597361<text:s/></text:p>
          </table:table-cell>
          <table:table-cell office:value-type="float" office:value="419277" table:style-name="ce47">
            <text:p>419277<text:s/></text:p>
          </table:table-cell>
          <table:table-cell office:value-type="float" office:value="264280" table:style-name="ce48">
            <text:p>264280<text:s/></text:p>
          </table:table-cell>
          <table:table-cell office:value-type="float" office:value="683557" table:style-name="ce47">
            <text:p>683557<text:s/></text:p>
          </table:table-cell>
          <table:table-cell office:value-type="float" office:value="12120" table:style-name="ce49">
            <text:p>12120<text:s/></text:p>
          </table:table-cell>
          <table:table-cell office:value-type="float" office:value="33412" table:style-name="ce50">
            <text:p>33412</text:p>
          </table:table-cell>
          <table:table-cell office:value-type="float" office:value="403446" table:style-name="ce29">
            <text:p>403446</text:p>
          </table:table-cell>
          <table:table-cell office:value-type="float" office:value="153269" table:style-name="ce29">
            <text:p>153269</text:p>
          </table:table-cell>
          <table:table-cell office:value-type="float" office:value="93430" table:style-name="ce29">
            <text:p>93430</text:p>
          </table:table-cell>
          <table:table-cell office:value-type="float" office:value="683557" table:style-name="ce51">
            <text:p>683557</text:p>
          </table:table-cell>
          <table:table-cell table:style-name="ce26"/>
          <table:table-cell office:value-type="string" table:style-name="ce55">
            <text:p>Desemprego registado</text:p>
          </table:table-cell>
          <table:table-cell table:number-columns-repeated="16365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61345" table:style-name="ce45">
            <text:p>61345<text:s/></text:p>
          </table:table-cell>
          <table:table-cell office:value-type="float" office:value="633655" table:style-name="ce46">
            <text:p>633655<text:s/></text:p>
          </table:table-cell>
          <table:table-cell office:value-type="float" office:value="338548" table:style-name="ce47">
            <text:p>338548<text:s/></text:p>
          </table:table-cell>
          <table:table-cell office:value-type="float" office:value="356452" table:style-name="ce48">
            <text:p>356452<text:s/></text:p>
          </table:table-cell>
          <table:table-cell office:value-type="float" office:value="90651" table:style-name="ce47">
            <text:p>90651<text:s/></text:p>
          </table:table-cell>
          <table:table-cell office:value-type="float" office:value="604349" table:style-name="ce48">
            <text:p>604349<text:s/></text:p>
          </table:table-cell>
          <table:table-cell office:value-type="float" office:value="421086" table:style-name="ce47">
            <text:p>421086<text:s/></text:p>
          </table:table-cell>
          <table:table-cell office:value-type="float" office:value="273914" table:style-name="ce48">
            <text:p>273914<text:s/></text:p>
          </table:table-cell>
          <table:table-cell office:value-type="float" office:value="695000" table:style-name="ce47">
            <text:p>695000<text:s/></text:p>
          </table:table-cell>
          <table:table-cell office:value-type="float" office:value="11565" table:style-name="ce49">
            <text:p>11565<text:s/></text:p>
          </table:table-cell>
          <table:table-cell office:value-type="float" office:value="34186" table:style-name="ce50">
            <text:p>34186</text:p>
          </table:table-cell>
          <table:table-cell office:value-type="float" office:value="410783" table:style-name="ce29">
            <text:p>410783</text:p>
          </table:table-cell>
          <table:table-cell office:value-type="float" office:value="159322" table:style-name="ce29">
            <text:p>159322</text:p>
          </table:table-cell>
          <table:table-cell office:value-type="float" office:value="90709" table:style-name="ce29">
            <text:p>90709</text:p>
          </table:table-cell>
          <table:table-cell office:value-type="float" office:value="695000" table:style-name="ce51">
            <text:p>695000</text:p>
          </table:table-cell>
          <table:table-cell table:style-name="ce26"/>
          <table:table-cell office:value-type="float" office:value="2010" table:style-name="ce56">
            <text:p>2010</text:p>
          </table:table-cell>
          <table:table-cell office:value-type="float" office:value="2011" table:style-name="ce56">
            <text:p>2011</text:p>
          </table:table-cell>
          <table:table-cell office:value-type="float" office:value="2012" table:style-name="ce56">
            <text:p>2012</text:p>
          </table:table-cell>
          <table:table-cell office:value-type="float" office:value="2013" table:style-name="ce56">
            <text:p>2013</text:p>
          </table:table-cell>
          <table:table-cell office:value-type="float" office:value="2014" table:style-name="ce56">
            <text:p>2014</text:p>
          </table:table-cell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61593" table:style-name="ce45">
            <text:p>61593<text:s/></text:p>
          </table:table-cell>
          <table:table-cell office:value-type="float" office:value="636196" table:style-name="ce46">
            <text:p>636196<text:s/></text:p>
          </table:table-cell>
          <table:table-cell office:value-type="float" office:value="343259" table:style-name="ce47">
            <text:p>343259<text:s/></text:p>
          </table:table-cell>
          <table:table-cell office:value-type="float" office:value="354530" table:style-name="ce48">
            <text:p>354530<text:s/></text:p>
          </table:table-cell>
          <table:table-cell office:value-type="float" office:value="91372" table:style-name="ce47">
            <text:p>91372<text:s/></text:p>
          </table:table-cell>
          <table:table-cell office:value-type="float" office:value="606417" table:style-name="ce48">
            <text:p>606417<text:s/></text:p>
          </table:table-cell>
          <table:table-cell office:value-type="float" office:value="421965" table:style-name="ce47">
            <text:p>421965<text:s/></text:p>
          </table:table-cell>
          <table:table-cell office:value-type="float" office:value="275824" table:style-name="ce48">
            <text:p>275824<text:s/></text:p>
          </table:table-cell>
          <table:table-cell office:value-type="float" office:value="697789" table:style-name="ce47">
            <text:p>697789<text:s/></text:p>
          </table:table-cell>
          <table:table-cell office:value-type="float" office:value="11103" table:style-name="ce49">
            <text:p>11103<text:s/></text:p>
          </table:table-cell>
          <table:table-cell office:value-type="float" office:value="35401" table:style-name="ce50">
            <text:p>35401</text:p>
          </table:table-cell>
          <table:table-cell office:value-type="float" office:value="412513" table:style-name="ce29">
            <text:p>412513</text:p>
          </table:table-cell>
          <table:table-cell office:value-type="float" office:value="160760" table:style-name="ce29">
            <text:p>160760</text:p>
          </table:table-cell>
          <table:table-cell office:value-type="float" office:value="89115" table:style-name="ce29">
            <text:p>89115</text:p>
          </table:table-cell>
          <table:table-cell office:value-type="float" office:value="697789" table:style-name="ce51">
            <text:p>697789</text:p>
          </table:table-cell>
          <table:table-cell office:value-type="string" table:style-name="ce57">
            <text:p>J</text:p>
          </table:table-cell>
          <table:table-cell office:value-type="float" office:value="560312" table:style-name="ce31">
            <text:p>560312</text:p>
          </table:table-cell>
          <table:table-cell office:value-type="float" office:value="557244" table:style-name="ce31">
            <text:p>557244</text:p>
          </table:table-cell>
          <table:table-cell office:value-type="float" office:value="637662" table:style-name="ce31">
            <text:p>637662</text:p>
          </table:table-cell>
          <table:table-cell office:value-type="float" office:value="740062" table:style-name="ce31">
            <text:p>740062</text:p>
          </table:table-cell>
          <table:table-cell office:value-type="float" office:value="705327" table:style-name="ce58">
            <text:p>705327</text:p>
          </table:table-cell>
          <table:table-cell table:style-name="ce26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58425" table:style-name="ce45">
            <text:p>58425<text:s/></text:p>
          </table:table-cell>
          <table:table-cell office:value-type="float" office:value="652227" table:style-name="ce46">
            <text:p>652227<text:s/></text:p>
          </table:table-cell>
          <table:table-cell office:value-type="float" office:value="352424" table:style-name="ce47">
            <text:p>352424<text:s/></text:p>
          </table:table-cell>
          <table:table-cell office:value-type="float" office:value="358228" table:style-name="ce48">
            <text:p>358228<text:s/></text:p>
          </table:table-cell>
          <table:table-cell office:value-type="float" office:value="87966" table:style-name="ce47">
            <text:p>87966<text:s/></text:p>
          </table:table-cell>
          <table:table-cell office:value-type="float" office:value="622686" table:style-name="ce48">
            <text:p>622686<text:s/></text:p>
          </table:table-cell>
          <table:table-cell office:value-type="float" office:value="417897" table:style-name="ce47">
            <text:p>417897<text:s/></text:p>
          </table:table-cell>
          <table:table-cell office:value-type="float" office:value="292755" table:style-name="ce48">
            <text:p>292755<text:s/></text:p>
          </table:table-cell>
          <table:table-cell office:value-type="float" office:value="710652" table:style-name="ce47">
            <text:p>710652<text:s/></text:p>
          </table:table-cell>
          <table:table-cell office:value-type="float" office:value="10640" table:style-name="ce49">
            <text:p>10640<text:s/></text:p>
          </table:table-cell>
          <table:table-cell office:value-type="float" office:value="35945" table:style-name="ce59">
            <text:p>35945<text:s/></text:p>
          </table:table-cell>
          <table:table-cell office:value-type="float" office:value="421541" table:style-name="ce29">
            <text:p>421541</text:p>
          </table:table-cell>
          <table:table-cell office:value-type="float" office:value="164425" table:style-name="ce29">
            <text:p>164425</text:p>
          </table:table-cell>
          <table:table-cell office:value-type="float" office:value="88741" table:style-name="ce29">
            <text:p>88741</text:p>
          </table:table-cell>
          <table:table-cell office:value-type="float" office:value="710652" table:style-name="ce51">
            <text:p>710652</text:p>
          </table:table-cell>
          <table:table-cell office:value-type="string" table:style-name="ce57">
            <text:p>F</text:p>
          </table:table-cell>
          <table:table-cell office:value-type="float" office:value="561315" table:style-name="ce31">
            <text:p>561315</text:p>
          </table:table-cell>
          <table:table-cell office:value-type="float" office:value="555547" table:style-name="ce31">
            <text:p>555547</text:p>
          </table:table-cell>
          <table:table-cell office:value-type="float" office:value="648018" table:style-name="ce31">
            <text:p>648018</text:p>
          </table:table-cell>
          <table:table-cell office:value-type="float" office:value="739611" table:style-name="ce31">
            <text:p>739611</text:p>
          </table:table-cell>
          <table:table-cell office:value-type="float" office:value="700954" table:style-name="ce58">
            <text:p>700954</text:p>
          </table:table-cell>
          <table:table-cell table:style-name="ce26"/>
          <table:table-cell table:number-columns-repeated="16360"/>
        </table:table-row>
        <table:table-row table:style-name="ro2">
          <table:table-cell office:value-type="float" office:value="2013" table:style-name="ce32">
            <text:p>2013</text:p>
          </table:table-cell>
          <table:table-cell office:value-type="string" table:style-name="ce44">
            <text:p>J</text:p>
          </table:table-cell>
          <table:table-cell office:value-type="float" office:value="60766" table:style-name="ce45">
            <text:p>60766<text:s/></text:p>
          </table:table-cell>
          <table:table-cell office:value-type="float" office:value="679296" table:style-name="ce46">
            <text:p>679296<text:s/></text:p>
          </table:table-cell>
          <table:table-cell office:value-type="float" office:value="368092" table:style-name="ce47">
            <text:p>368092<text:s/></text:p>
          </table:table-cell>
          <table:table-cell office:value-type="float" office:value="371970" table:style-name="ce48">
            <text:p>371970<text:s/></text:p>
          </table:table-cell>
          <table:table-cell office:value-type="float" office:value="93224" table:style-name="ce47">
            <text:p>93224<text:s/></text:p>
          </table:table-cell>
          <table:table-cell office:value-type="float" office:value="646838" table:style-name="ce48">
            <text:p>646838<text:s/></text:p>
          </table:table-cell>
          <table:table-cell office:value-type="float" office:value="433070" table:style-name="ce47">
            <text:p>433070<text:s/></text:p>
          </table:table-cell>
          <table:table-cell office:value-type="float" office:value="306992" table:style-name="ce48">
            <text:p>306992<text:s/></text:p>
          </table:table-cell>
          <table:table-cell office:value-type="float" office:value="740062" table:style-name="ce47">
            <text:p>740062<text:s/></text:p>
          </table:table-cell>
          <table:table-cell office:value-type="float" office:value="10804" table:style-name="ce49">
            <text:p>10804<text:s/></text:p>
          </table:table-cell>
          <table:table-cell office:value-type="float" office:value="37249" table:style-name="ce59">
            <text:p>37249<text:s/></text:p>
          </table:table-cell>
          <table:table-cell office:value-type="float" office:value="436836" table:style-name="ce29">
            <text:p>436836</text:p>
          </table:table-cell>
          <table:table-cell office:value-type="float" office:value="173603" table:style-name="ce29">
            <text:p>173603</text:p>
          </table:table-cell>
          <table:table-cell office:value-type="float" office:value="92374" table:style-name="ce29">
            <text:p>92374</text:p>
          </table:table-cell>
          <table:table-cell office:value-type="float" office:value="740062" table:style-name="ce51">
            <text:p>740062</text:p>
          </table:table-cell>
          <table:table-cell office:value-type="string" table:style-name="ce57">
            <text:p>M</text:p>
          </table:table-cell>
          <table:table-cell office:value-type="float" office:value="571754" table:style-name="ce31">
            <text:p>571754</text:p>
          </table:table-cell>
          <table:table-cell office:value-type="float" office:value="551861" table:style-name="ce31">
            <text:p>551861</text:p>
          </table:table-cell>
          <table:table-cell office:value-type="float" office:value="661403" table:style-name="ce31">
            <text:p>661403</text:p>
          </table:table-cell>
          <table:table-cell office:value-type="float" office:value="734448" table:style-name="ce31">
            <text:p>734448</text:p>
          </table:table-cell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style-name="ce32"/>
          <table:table-cell table:style-name="ce26"/>
          <table:table-cell office:value-type="float" office:value="60298" table:style-name="ce45">
            <text:p>60298<text:s/></text:p>
          </table:table-cell>
          <table:table-cell office:value-type="float" office:value="679313" table:style-name="ce46">
            <text:p>679313<text:s/></text:p>
          </table:table-cell>
          <table:table-cell office:value-type="float" office:value="368906" table:style-name="ce47">
            <text:p>368906<text:s/></text:p>
          </table:table-cell>
          <table:table-cell office:value-type="float" office:value="370705" table:style-name="ce48">
            <text:p>370705<text:s/></text:p>
          </table:table-cell>
          <table:table-cell office:value-type="float" office:value="91800" table:style-name="ce47">
            <text:p>91800<text:s/></text:p>
          </table:table-cell>
          <table:table-cell office:value-type="float" office:value="647811" table:style-name="ce48">
            <text:p>647811<text:s/></text:p>
          </table:table-cell>
          <table:table-cell office:value-type="float" office:value="426483" table:style-name="ce47">
            <text:p>426483<text:s/></text:p>
          </table:table-cell>
          <table:table-cell office:value-type="float" office:value="313128" table:style-name="ce48">
            <text:p>313128<text:s/></text:p>
          </table:table-cell>
          <table:table-cell office:value-type="float" office:value="739611" table:style-name="ce47">
            <text:p>739611<text:s/></text:p>
          </table:table-cell>
          <table:table-cell office:value-type="float" office:value="10930" table:style-name="ce49">
            <text:p>10930<text:s/></text:p>
          </table:table-cell>
          <table:table-cell office:value-type="float" office:value="38648" table:style-name="ce59">
            <text:p>38648<text:s/></text:p>
          </table:table-cell>
          <table:table-cell office:value-type="float" office:value="438037" table:style-name="ce29">
            <text:p>438037</text:p>
          </table:table-cell>
          <table:table-cell office:value-type="float" office:value="172063" table:style-name="ce29">
            <text:p>172063</text:p>
          </table:table-cell>
          <table:table-cell office:value-type="float" office:value="90863" table:style-name="ce29">
            <text:p>90863</text:p>
          </table:table-cell>
          <table:table-cell office:value-type="float" office:value="739611" table:style-name="ce51">
            <text:p>739611</text:p>
          </table:table-cell>
          <table:table-cell office:value-type="string" table:style-name="ce57">
            <text:p>A</text:p>
          </table:table-cell>
          <table:table-cell office:value-type="float" office:value="570768" table:style-name="ce31">
            <text:p>570768</text:p>
          </table:table-cell>
          <table:table-cell office:value-type="float" office:value="541974" table:style-name="ce31">
            <text:p>541974</text:p>
          </table:table-cell>
          <table:table-cell office:value-type="float" office:value="655898" table:style-name="ce31">
            <text:p>655898</text:p>
          </table:table-cell>
          <table:table-cell office:value-type="float" office:value="728512" table:style-name="ce31">
            <text:p>728512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60662" table:style-name="ce45">
            <text:p>60662<text:s/></text:p>
          </table:table-cell>
          <table:table-cell office:value-type="float" office:value="673786" table:style-name="ce46">
            <text:p>673786<text:s/></text:p>
          </table:table-cell>
          <table:table-cell office:value-type="float" office:value="366274" table:style-name="ce47">
            <text:p>366274<text:s/></text:p>
          </table:table-cell>
          <table:table-cell office:value-type="float" office:value="368174" table:style-name="ce48">
            <text:p>368174<text:s/></text:p>
          </table:table-cell>
          <table:table-cell office:value-type="float" office:value="89504" table:style-name="ce47">
            <text:p>89504<text:s/></text:p>
          </table:table-cell>
          <table:table-cell office:value-type="float" office:value="644944" table:style-name="ce48">
            <text:p>644944<text:s/></text:p>
          </table:table-cell>
          <table:table-cell office:value-type="float" office:value="417936" table:style-name="ce47">
            <text:p>417936<text:s/></text:p>
          </table:table-cell>
          <table:table-cell office:value-type="float" office:value="316512" table:style-name="ce48">
            <text:p>316512<text:s/></text:p>
          </table:table-cell>
          <table:table-cell office:value-type="float" office:value="734448" table:style-name="ce47">
            <text:p>734448<text:s/></text:p>
          </table:table-cell>
          <table:table-cell office:value-type="float" office:value="11789" table:style-name="ce49">
            <text:p>11789<text:s/></text:p>
          </table:table-cell>
          <table:table-cell office:value-type="float" office:value="39874" table:style-name="ce59">
            <text:p>39874<text:s/></text:p>
          </table:table-cell>
          <table:table-cell office:value-type="float" office:value="437291" table:style-name="ce29">
            <text:p>437291</text:p>
          </table:table-cell>
          <table:table-cell office:value-type="float" office:value="168907" table:style-name="ce29">
            <text:p>168907</text:p>
          </table:table-cell>
          <table:table-cell office:value-type="float" office:value="88376" table:style-name="ce29">
            <text:p>88376</text:p>
          </table:table-cell>
          <table:table-cell office:value-type="float" office:value="734448" table:style-name="ce51">
            <text:p>734448</text:p>
          </table:table-cell>
          <table:table-cell office:value-type="string" table:style-name="ce57">
            <text:p>M</text:p>
          </table:table-cell>
          <table:table-cell office:value-type="float" office:value="560751" table:style-name="ce31">
            <text:p>560751</text:p>
          </table:table-cell>
          <table:table-cell office:value-type="float" office:value="530616" table:style-name="ce31">
            <text:p>530616</text:p>
          </table:table-cell>
          <table:table-cell office:value-type="float" office:value="641222" table:style-name="ce31">
            <text:p>641222</text:p>
          </table:table-cell>
          <table:table-cell office:value-type="float" office:value="703205" table:style-name="ce31">
            <text:p>703205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60631" table:style-name="ce45">
            <text:p>60631<text:s/></text:p>
          </table:table-cell>
          <table:table-cell office:value-type="float" office:value="667881" table:style-name="ce46">
            <text:p>667881<text:s/></text:p>
          </table:table-cell>
          <table:table-cell office:value-type="float" office:value="363004" table:style-name="ce47">
            <text:p>363004<text:s/></text:p>
          </table:table-cell>
          <table:table-cell office:value-type="float" office:value="365508" table:style-name="ce48">
            <text:p>365508<text:s/></text:p>
          </table:table-cell>
          <table:table-cell office:value-type="float" office:value="89086" table:style-name="ce47">
            <text:p>89086<text:s/></text:p>
          </table:table-cell>
          <table:table-cell office:value-type="float" office:value="639426" table:style-name="ce48">
            <text:p>639426<text:s/></text:p>
          </table:table-cell>
          <table:table-cell office:value-type="float" office:value="408971" table:style-name="ce47">
            <text:p>408971<text:s/></text:p>
          </table:table-cell>
          <table:table-cell office:value-type="float" office:value="319541" table:style-name="ce48">
            <text:p>319541<text:s/></text:p>
          </table:table-cell>
          <table:table-cell office:value-type="float" office:value="728512" table:style-name="ce47">
            <text:p>728512<text:s/></text:p>
          </table:table-cell>
          <table:table-cell office:value-type="float" office:value="13281" table:style-name="ce49">
            <text:p>13281<text:s/></text:p>
          </table:table-cell>
          <table:table-cell office:value-type="float" office:value="39179" table:style-name="ce59">
            <text:p>39179<text:s/></text:p>
          </table:table-cell>
          <table:table-cell office:value-type="float" office:value="432567" table:style-name="ce29">
            <text:p>432567</text:p>
          </table:table-cell>
          <table:table-cell office:value-type="float" office:value="168808" table:style-name="ce29">
            <text:p>168808</text:p>
          </table:table-cell>
          <table:table-cell office:value-type="float" office:value="87958" table:style-name="ce29">
            <text:p>87958</text:p>
          </table:table-cell>
          <table:table-cell office:value-type="float" office:value="728512" table:style-name="ce51">
            <text:p>728512</text:p>
          </table:table-cell>
          <table:table-cell office:value-type="string" table:style-name="ce57">
            <text:p>J</text:p>
          </table:table-cell>
          <table:table-cell office:value-type="float" office:value="551868" table:style-name="ce31">
            <text:p>551868</text:p>
          </table:table-cell>
          <table:table-cell office:value-type="float" office:value="518705" table:style-name="ce31">
            <text:p>518705</text:p>
          </table:table-cell>
          <table:table-cell office:value-type="float" office:value="645955" table:style-name="ce31">
            <text:p>645955</text:p>
          </table:table-cell>
          <table:table-cell office:value-type="float" office:value="689933" table:style-name="ce31">
            <text:p>689933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office:value-type="float" office:value="58386" table:style-name="ce45">
            <text:p>58386<text:s/></text:p>
          </table:table-cell>
          <table:table-cell office:value-type="float" office:value="644819" table:style-name="ce46">
            <text:p>644819<text:s/></text:p>
          </table:table-cell>
          <table:table-cell office:value-type="float" office:value="350179" table:style-name="ce47">
            <text:p>350179<text:s/></text:p>
          </table:table-cell>
          <table:table-cell office:value-type="float" office:value="353026" table:style-name="ce48">
            <text:p>353026<text:s/></text:p>
          </table:table-cell>
          <table:table-cell office:value-type="float" office:value="84900" table:style-name="ce47">
            <text:p>84900<text:s/></text:p>
          </table:table-cell>
          <table:table-cell office:value-type="float" office:value="618305" table:style-name="ce48">
            <text:p>618305<text:s/></text:p>
          </table:table-cell>
          <table:table-cell office:value-type="float" office:value="387454" table:style-name="ce47">
            <text:p>387454<text:s/></text:p>
          </table:table-cell>
          <table:table-cell office:value-type="float" office:value="315751" table:style-name="ce48">
            <text:p>315751<text:s/></text:p>
          </table:table-cell>
          <table:table-cell office:value-type="float" office:value="703205" table:style-name="ce47">
            <text:p>703205<text:s/></text:p>
          </table:table-cell>
          <table:table-cell office:value-type="float" office:value="14369" table:style-name="ce49">
            <text:p>14369<text:s/></text:p>
          </table:table-cell>
          <table:table-cell office:value-type="float" office:value="37719" table:style-name="ce59">
            <text:p>37719<text:s/></text:p>
          </table:table-cell>
          <table:table-cell office:value-type="float" office:value="418081" table:style-name="ce29">
            <text:p>418081</text:p>
          </table:table-cell>
          <table:table-cell office:value-type="float" office:value="162314" table:style-name="ce29">
            <text:p>162314</text:p>
          </table:table-cell>
          <table:table-cell office:value-type="float" office:value="85091" table:style-name="ce29">
            <text:p>85091</text:p>
          </table:table-cell>
          <table:table-cell office:value-type="float" office:value="703205" table:style-name="ce51">
            <text:p>703205</text:p>
          </table:table-cell>
          <table:table-cell office:value-type="string" table:style-name="ce57">
            <text:p>J</text:p>
          </table:table-cell>
          <table:table-cell office:value-type="float" office:value="548067" table:style-name="ce31">
            <text:p>548067</text:p>
          </table:table-cell>
          <table:table-cell office:value-type="float" office:value="524118" table:style-name="ce31">
            <text:p>524118</text:p>
          </table:table-cell>
          <table:table-cell office:value-type="float" office:value="655342" table:style-name="ce31">
            <text:p>655342</text:p>
          </table:table-cell>
          <table:table-cell office:value-type="float" office:value="688099" table:style-name="ce31">
            <text:p>688099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57065" table:style-name="ce45">
            <text:p>57065<text:s/></text:p>
          </table:table-cell>
          <table:table-cell office:value-type="float" office:value="632868" table:style-name="ce46">
            <text:p>632868<text:s/></text:p>
          </table:table-cell>
          <table:table-cell office:value-type="float" office:value="339867" table:style-name="ce47">
            <text:p>339867<text:s/></text:p>
          </table:table-cell>
          <table:table-cell office:value-type="float" office:value="350066" table:style-name="ce48">
            <text:p>350066<text:s/></text:p>
          </table:table-cell>
          <table:table-cell office:value-type="float" office:value="81631" table:style-name="ce47">
            <text:p>81631<text:s/></text:p>
          </table:table-cell>
          <table:table-cell office:value-type="float" office:value="608302" table:style-name="ce48">
            <text:p>608302<text:s/></text:p>
          </table:table-cell>
          <table:table-cell office:value-type="float" office:value="375976" table:style-name="ce47">
            <text:p>375976<text:s/></text:p>
          </table:table-cell>
          <table:table-cell office:value-type="float" office:value="313957" table:style-name="ce48">
            <text:p>313957<text:s/></text:p>
          </table:table-cell>
          <table:table-cell office:value-type="float" office:value="689933" table:style-name="ce47">
            <text:p>689933<text:s/></text:p>
          </table:table-cell>
          <table:table-cell office:value-type="float" office:value="16138" table:style-name="ce49">
            <text:p>16138<text:s/></text:p>
          </table:table-cell>
          <table:table-cell office:value-type="float" office:value="37287" table:style-name="ce59">
            <text:p>37287<text:s/></text:p>
          </table:table-cell>
          <table:table-cell office:value-type="float" office:value="408759" table:style-name="ce29">
            <text:p>408759</text:p>
          </table:table-cell>
          <table:table-cell office:value-type="float" office:value="158299" table:style-name="ce29">
            <text:p>158299</text:p>
          </table:table-cell>
          <table:table-cell office:value-type="float" office:value="85588" table:style-name="ce29">
            <text:p>85588</text:p>
          </table:table-cell>
          <table:table-cell office:value-type="float" office:value="689933" table:style-name="ce51">
            <text:p>689933</text:p>
          </table:table-cell>
          <table:table-cell office:value-type="string" table:style-name="ce57">
            <text:p>A</text:p>
          </table:table-cell>
          <table:table-cell office:value-type="float" office:value="549654" table:style-name="ce31">
            <text:p>549654</text:p>
          </table:table-cell>
          <table:table-cell office:value-type="float" office:value="533372" table:style-name="ce31">
            <text:p>533372</text:p>
          </table:table-cell>
          <table:table-cell office:value-type="float" office:value="650827" table:style-name="ce31">
            <text:p>650827</text:p>
          </table:table-cell>
          <table:table-cell office:value-type="float" office:value="695065" table:style-name="ce31">
            <text:p>695065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office:value-type="float" office:value="58722" table:style-name="ce45">
            <text:p>58722<text:s/></text:p>
          </table:table-cell>
          <table:table-cell office:value-type="float" office:value="629377" table:style-name="ce46">
            <text:p>629377<text:s/></text:p>
          </table:table-cell>
          <table:table-cell office:value-type="float" office:value="335718" table:style-name="ce47">
            <text:p>335718<text:s/></text:p>
          </table:table-cell>
          <table:table-cell office:value-type="float" office:value="352381" table:style-name="ce48">
            <text:p>352381<text:s/></text:p>
          </table:table-cell>
          <table:table-cell office:value-type="float" office:value="82494" table:style-name="ce47">
            <text:p>82494<text:s/></text:p>
          </table:table-cell>
          <table:table-cell office:value-type="float" office:value="605605" table:style-name="ce48">
            <text:p>605605<text:s/></text:p>
          </table:table-cell>
          <table:table-cell office:value-type="float" office:value="370539" table:style-name="ce47">
            <text:p>370539<text:s/></text:p>
          </table:table-cell>
          <table:table-cell office:value-type="float" office:value="317560" table:style-name="ce48">
            <text:p>317560<text:s/></text:p>
          </table:table-cell>
          <table:table-cell office:value-type="float" office:value="688099" table:style-name="ce47">
            <text:p>688099<text:s/></text:p>
          </table:table-cell>
          <table:table-cell office:value-type="float" office:value="18452" table:style-name="ce49">
            <text:p>18452<text:s/></text:p>
          </table:table-cell>
          <table:table-cell office:value-type="float" office:value="36501" table:style-name="ce59">
            <text:p>36501<text:s/></text:p>
          </table:table-cell>
          <table:table-cell office:value-type="float" office:value="401793" table:style-name="ce29">
            <text:p>401793</text:p>
          </table:table-cell>
          <table:table-cell office:value-type="float" office:value="158159" table:style-name="ce29">
            <text:p>158159</text:p>
          </table:table-cell>
          <table:table-cell office:value-type="float" office:value="91646" table:style-name="ce29">
            <text:p>91646</text:p>
          </table:table-cell>
          <table:table-cell office:value-type="float" office:value="688099" table:style-name="ce51">
            <text:p>688099</text:p>
          </table:table-cell>
          <table:table-cell office:value-type="string" table:style-name="ce57">
            <text:p>S</text:p>
          </table:table-cell>
          <table:table-cell office:value-type="float" office:value="555820" table:style-name="ce31">
            <text:p>555820</text:p>
          </table:table-cell>
          <table:table-cell office:value-type="float" office:value="554086" table:style-name="ce31">
            <text:p>554086</text:p>
          </table:table-cell>
          <table:table-cell office:value-type="float" office:value="683557" table:style-name="ce31">
            <text:p>683557</text:p>
          </table:table-cell>
          <table:table-cell office:value-type="float" office:value="697296" table:style-name="ce31">
            <text:p>697296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61977" table:style-name="ce45">
            <text:p>61977<text:s/></text:p>
          </table:table-cell>
          <table:table-cell office:value-type="float" office:value="633088" table:style-name="ce46">
            <text:p>633088<text:s/></text:p>
          </table:table-cell>
          <table:table-cell office:value-type="float" office:value="334776" table:style-name="ce47">
            <text:p>334776<text:s/></text:p>
          </table:table-cell>
          <table:table-cell office:value-type="float" office:value="360289" table:style-name="ce48">
            <text:p>360289<text:s/></text:p>
          </table:table-cell>
          <table:table-cell office:value-type="float" office:value="84479" table:style-name="ce47">
            <text:p>84479<text:s/></text:p>
          </table:table-cell>
          <table:table-cell office:value-type="float" office:value="610586" table:style-name="ce48">
            <text:p>610586<text:s/></text:p>
          </table:table-cell>
          <table:table-cell office:value-type="float" office:value="374034" table:style-name="ce47">
            <text:p>374034<text:s/></text:p>
          </table:table-cell>
          <table:table-cell office:value-type="float" office:value="321031" table:style-name="ce48">
            <text:p>321031<text:s/></text:p>
          </table:table-cell>
          <table:table-cell office:value-type="float" office:value="695065" table:style-name="ce47">
            <text:p>695065<text:s/></text:p>
          </table:table-cell>
          <table:table-cell office:value-type="float" office:value="18239" table:style-name="ce49">
            <text:p>18239<text:s/></text:p>
          </table:table-cell>
          <table:table-cell office:value-type="float" office:value="36301" table:style-name="ce59">
            <text:p>36301<text:s/></text:p>
          </table:table-cell>
          <table:table-cell office:value-type="float" office:value="400636" table:style-name="ce29">
            <text:p>400636</text:p>
          </table:table-cell>
          <table:table-cell office:value-type="float" office:value="160014" table:style-name="ce29">
            <text:p>160014</text:p>
          </table:table-cell>
          <table:table-cell office:value-type="float" office:value="98114" table:style-name="ce29">
            <text:p>98114</text:p>
          </table:table-cell>
          <table:table-cell office:value-type="float" office:value="695065" table:style-name="ce51">
            <text:p>695065</text:p>
          </table:table-cell>
          <table:table-cell office:value-type="string" table:style-name="ce57">
            <text:p>O</text:p>
          </table:table-cell>
          <table:table-cell office:value-type="float" office:value="550846" table:style-name="ce31">
            <text:p>550846</text:p>
          </table:table-cell>
          <table:table-cell office:value-type="float" office:value="567250" table:style-name="ce31">
            <text:p>567250</text:p>
          </table:table-cell>
          <table:table-cell office:value-type="float" office:value="695000" table:style-name="ce31">
            <text:p>695000</text:p>
          </table:table-cell>
          <table:table-cell office:value-type="float" office:value="694904" table:style-name="ce31">
            <text:p>694904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office:value-type="float" office:value="68499" table:style-name="ce45">
            <text:p>68499<text:s/></text:p>
          </table:table-cell>
          <table:table-cell office:value-type="float" office:value="628797" table:style-name="ce46">
            <text:p>628797<text:s/></text:p>
          </table:table-cell>
          <table:table-cell office:value-type="float" office:value="334727" table:style-name="ce47">
            <text:p>334727<text:s/></text:p>
          </table:table-cell>
          <table:table-cell office:value-type="float" office:value="362569" table:style-name="ce48">
            <text:p>362569<text:s/></text:p>
          </table:table-cell>
          <table:table-cell office:value-type="float" office:value="89384" table:style-name="ce47">
            <text:p>89384<text:s/></text:p>
          </table:table-cell>
          <table:table-cell office:value-type="float" office:value="607912" table:style-name="ce48">
            <text:p>607912<text:s/></text:p>
          </table:table-cell>
          <table:table-cell office:value-type="float" office:value="370500" table:style-name="ce47">
            <text:p>370500<text:s/></text:p>
          </table:table-cell>
          <table:table-cell office:value-type="float" office:value="326796" table:style-name="ce48">
            <text:p>326796<text:s/></text:p>
          </table:table-cell>
          <table:table-cell office:value-type="float" office:value="697296" table:style-name="ce47">
            <text:p>697296<text:s/></text:p>
          </table:table-cell>
          <table:table-cell office:value-type="float" office:value="19645" table:style-name="ce49">
            <text:p>19645<text:s/></text:p>
          </table:table-cell>
          <table:table-cell office:value-type="float" office:value="36214" table:style-name="ce59">
            <text:p>36214<text:s/></text:p>
          </table:table-cell>
          <table:table-cell office:value-type="float" office:value="395917" table:style-name="ce29">
            <text:p>395917</text:p>
          </table:table-cell>
          <table:table-cell office:value-type="float" office:value="161715" table:style-name="ce29">
            <text:p>161715</text:p>
          </table:table-cell>
          <table:table-cell office:value-type="float" office:value="103450" table:style-name="ce29">
            <text:p>103450</text:p>
          </table:table-cell>
          <table:table-cell office:value-type="float" office:value="697296" table:style-name="ce51">
            <text:p>697296</text:p>
          </table:table-cell>
          <table:table-cell office:value-type="string" table:style-name="ce57">
            <text:p>N</text:p>
          </table:table-cell>
          <table:table-cell office:value-type="float" office:value="546926" table:style-name="ce31">
            <text:p>546926</text:p>
          </table:table-cell>
          <table:table-cell office:value-type="float" office:value="583420" table:style-name="ce31">
            <text:p>583420</text:p>
          </table:table-cell>
          <table:table-cell office:value-type="float" office:value="697789" table:style-name="ce31">
            <text:p>697789</text:p>
          </table:table-cell>
          <table:table-cell office:value-type="float" office:value="692019" table:style-name="ce31">
            <text:p>692019</text:p>
          </table:table-cell>
          <table:table-cell table:style-name="ce58"/>
          <table:table-cell table:number-columns-repeated="16361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72153" table:style-name="ce45">
            <text:p>72153<text:s/></text:p>
          </table:table-cell>
          <table:table-cell office:value-type="float" office:value="622751" table:style-name="ce46">
            <text:p>622751<text:s/></text:p>
          </table:table-cell>
          <table:table-cell office:value-type="float" office:value="335839" table:style-name="ce47">
            <text:p>335839<text:s/></text:p>
          </table:table-cell>
          <table:table-cell office:value-type="float" office:value="359065" table:style-name="ce48">
            <text:p>359065<text:s/></text:p>
          </table:table-cell>
          <table:table-cell office:value-type="float" office:value="92577" table:style-name="ce47">
            <text:p>92577<text:s/></text:p>
          </table:table-cell>
          <table:table-cell office:value-type="float" office:value="602327" table:style-name="ce48">
            <text:p>602327<text:s/></text:p>
          </table:table-cell>
          <table:table-cell office:value-type="float" office:value="371811" table:style-name="ce47">
            <text:p>371811<text:s/></text:p>
          </table:table-cell>
          <table:table-cell office:value-type="float" office:value="323093" table:style-name="ce48">
            <text:p>323093<text:s/></text:p>
          </table:table-cell>
          <table:table-cell office:value-type="float" office:value="694904" table:style-name="ce47">
            <text:p>694904<text:s/></text:p>
          </table:table-cell>
          <table:table-cell office:value-type="float" office:value="19566" table:style-name="ce49">
            <text:p>19566<text:s/></text:p>
          </table:table-cell>
          <table:table-cell office:value-type="float" office:value="36929" table:style-name="ce59">
            <text:p>36929<text:s/></text:p>
          </table:table-cell>
          <table:table-cell office:value-type="float" office:value="396453" table:style-name="ce29">
            <text:p>396453</text:p>
          </table:table-cell>
          <table:table-cell office:value-type="float" office:value="162583" table:style-name="ce29">
            <text:p>162583</text:p>
          </table:table-cell>
          <table:table-cell office:value-type="float" office:value="98939" table:style-name="ce29">
            <text:p>98939</text:p>
          </table:table-cell>
          <table:table-cell office:value-type="float" office:value="694904" table:style-name="ce51">
            <text:p>694904</text:p>
          </table:table-cell>
          <table:table-cell office:value-type="string" table:style-name="ce57">
            <text:p>D</text:p>
          </table:table-cell>
          <table:table-cell office:value-type="float" office:value="541840" table:style-name="ce31">
            <text:p>541840</text:p>
          </table:table-cell>
          <table:table-cell office:value-type="float" office:value="605134" table:style-name="ce31">
            <text:p>605134</text:p>
          </table:table-cell>
          <table:table-cell office:value-type="float" office:value="710652" table:style-name="ce31">
            <text:p>710652</text:p>
          </table:table-cell>
          <table:table-cell office:value-type="float" office:value="690535" table:style-name="ce31">
            <text:p>690535</text:p>
          </table:table-cell>
          <table:table-cell table:style-name="ce58"/>
          <table:table-cell table:number-columns-repeated="8" table:style-name="ce29"/>
          <table:table-cell office:value-type="string" table:style-name="ce55">
            <text:p>Este bloco está pronto</text:p>
          </table:table-cell>
          <table:table-cell table:number-columns-repeated="16352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office:value-type="float" office:value="73203" table:style-name="ce45">
            <text:p>73203<text:s/></text:p>
          </table:table-cell>
          <table:table-cell office:value-type="float" office:value="618816" table:style-name="ce46">
            <text:p>618816<text:s/></text:p>
          </table:table-cell>
          <table:table-cell office:value-type="float" office:value="336599" table:style-name="ce47">
            <text:p>336599<text:s/></text:p>
          </table:table-cell>
          <table:table-cell office:value-type="float" office:value="355420" table:style-name="ce48">
            <text:p>355420<text:s/></text:p>
          </table:table-cell>
          <table:table-cell office:value-type="float" office:value="93427" table:style-name="ce47">
            <text:p>93427<text:s/></text:p>
          </table:table-cell>
          <table:table-cell office:value-type="float" office:value="598592" table:style-name="ce48">
            <text:p>598592<text:s/></text:p>
          </table:table-cell>
          <table:table-cell office:value-type="float" office:value="370108" table:style-name="ce47">
            <text:p>370108<text:s/></text:p>
          </table:table-cell>
          <table:table-cell office:value-type="float" office:value="321911" table:style-name="ce48">
            <text:p>321911<text:s/></text:p>
          </table:table-cell>
          <table:table-cell office:value-type="float" office:value="692019" table:style-name="ce47">
            <text:p>692019<text:s/></text:p>
          </table:table-cell>
          <table:table-cell office:value-type="float" office:value="17886" table:style-name="ce49">
            <text:p>17886<text:s/></text:p>
          </table:table-cell>
          <table:table-cell office:value-type="float" office:value="37361" table:style-name="ce59">
            <text:p>37361<text:s/></text:p>
          </table:table-cell>
          <table:table-cell office:value-type="float" office:value="395774" table:style-name="ce29">
            <text:p>395774</text:p>
          </table:table-cell>
          <table:table-cell office:value-type="float" office:value="163235" table:style-name="ce29">
            <text:p>163235</text:p>
          </table:table-cell>
          <table:table-cell office:value-type="float" office:value="95649" table:style-name="ce29">
            <text:p>95649</text:p>
          </table:table-cell>
          <table:table-cell office:value-type="float" office:value="692019" table:style-name="ce51">
            <text:p>692019</text:p>
          </table:table-cell>
          <table:table-cell table:style-name="ce57"/>
          <table:table-cell office:value-type="string" table:style-name="ce55">
            <text:p>Ofertas</text:p>
          </table:table-cell>
          <table:table-cell table:number-columns-repeated="4" table:style-name="ce31"/>
          <table:table-cell office:value-type="string" table:number-columns-spanned="2" table:number-rows-spanned="1" table:style-name="ce88">
            <text:p>Médias fim</text:p>
          </table:table-cell>
          <table:covered-table-cell/>
          <table:table-cell office:value-type="float" office:value="2014" table:style-name="ce60">
            <text:p>2014</text:p>
          </table:table-cell>
          <table:table-cell office:value-type="string" table:number-columns-spanned="2" table:number-rows-spanned="1" table:style-name="ce88">
            <text:p>Médias longo</text:p>
          </table:table-cell>
          <table:covered-table-cell/>
          <table:table-cell office:value-type="float" office:value="2014" table:style-name="ce61">
            <text:p>2014</text:p>
          </table:table-cell>
          <table:table-cell table:style-name="ce62"/>
          <table:table-cell table:number-columns-repeated="16354" table:style-name="ce29"/>
        </table:table-row>
        <table:table-row table:style-name="ro2">
          <table:table-cell table:style-name="ce32"/>
          <table:table-cell table:style-name="ce26"/>
          <table:table-cell office:value-type="float" office:value="70693" table:style-name="ce45">
            <text:p>70693<text:s/></text:p>
          </table:table-cell>
          <table:table-cell office:value-type="float" office:value="619842" table:style-name="ce46">
            <text:p>619842<text:s/></text:p>
          </table:table-cell>
          <table:table-cell office:value-type="float" office:value="337688" table:style-name="ce47">
            <text:p>337688<text:s/></text:p>
          </table:table-cell>
          <table:table-cell office:value-type="float" office:value="352847" table:style-name="ce48">
            <text:p>352847<text:s/></text:p>
          </table:table-cell>
          <table:table-cell office:value-type="float" office:value="89496" table:style-name="ce47">
            <text:p>89496<text:s/></text:p>
          </table:table-cell>
          <table:table-cell office:value-type="float" office:value="601039" table:style-name="ce48">
            <text:p>601039<text:s/></text:p>
          </table:table-cell>
          <table:table-cell office:value-type="float" office:value="367550" table:style-name="ce47">
            <text:p>367550<text:s/></text:p>
          </table:table-cell>
          <table:table-cell office:value-type="float" office:value="322985" table:style-name="ce48">
            <text:p>322985<text:s/></text:p>
          </table:table-cell>
          <table:table-cell office:value-type="float" office:value="690535" table:style-name="ce47">
            <text:p>690535<text:s/></text:p>
          </table:table-cell>
          <table:table-cell office:value-type="float" office:value="17387" table:style-name="ce49">
            <text:p>17387<text:s/></text:p>
          </table:table-cell>
          <table:table-cell office:value-type="float" office:value="37808" table:style-name="ce59">
            <text:p>37808<text:s/></text:p>
          </table:table-cell>
          <table:table-cell office:value-type="float" office:value="397964" table:style-name="ce29">
            <text:p>397964</text:p>
          </table:table-cell>
          <table:table-cell office:value-type="float" office:value="161354" table:style-name="ce29">
            <text:p>161354</text:p>
          </table:table-cell>
          <table:table-cell office:value-type="float" office:value="93409" table:style-name="ce29">
            <text:p>93409</text:p>
          </table:table-cell>
          <table:table-cell office:value-type="float" office:value="690535" table:style-name="ce51">
            <text:p>690535</text:p>
          </table:table-cell>
          <table:table-cell table:style-name="ce57"/>
          <table:table-cell office:value-type="float" office:value="2010" table:style-name="ce63">
            <text:p>2010</text:p>
          </table:table-cell>
          <table:table-cell office:value-type="float" office:value="2011" table:style-name="ce63">
            <text:p>2011</text:p>
          </table:table-cell>
          <table:table-cell office:value-type="float" office:value="2012" table:style-name="ce63">
            <text:p>2012</text:p>
          </table:table-cell>
          <table:table-cell office:value-type="float" office:value="2013" table:style-name="ce63">
            <text:p>2013</text:p>
          </table:table-cell>
          <table:table-cell office:value-type="float" office:value="2014" table:style-name="ce56">
            <text:p>2014</text:p>
          </table:table-cell>
          <table:table-cell office:value-type="string" table:style-name="ce64">
            <text:p>Pedidos</text:p>
          </table:table-cell>
          <table:table-cell office:value-type="string" table:style-name="ce55">
            <text:p>Desemp</text:p>
          </table:table-cell>
          <table:table-cell office:value-type="string" table:style-name="ce65">
            <text:p>Ofertas</text:p>
          </table:table-cell>
          <table:table-cell office:value-type="string" table:style-name="ce66">
            <text:p>Pedidos</text:p>
          </table:table-cell>
          <table:table-cell office:value-type="string" table:style-name="ce38">
            <text:p>Desemp</text:p>
          </table:table-cell>
          <table:table-cell office:value-type="string" table:style-name="ce38">
            <text:p>Ofertas</text:p>
          </table:table-cell>
          <table:table-cell office:value-type="string" table:style-name="ce67">
            <text:p>Colocaç</text:p>
          </table:table-cell>
          <table:table-cell table:style-name="ce26"/>
          <table:table-cell office:value-type="string" table:style-name="ce38">
            <text:p>Jan</text:p>
          </table:table-cell>
          <table:table-cell office:value-type="string" table:style-name="ce38">
            <text:p>Fev</text:p>
          </table:table-cell>
          <table:table-cell office:value-type="string" table:style-name="ce38">
            <text:p>Mar</text:p>
          </table:table-cell>
          <table:table-cell office:value-type="string" table:style-name="ce38">
            <text:p>Abr</text:p>
          </table:table-cell>
          <table:table-cell office:value-type="string" table:style-name="ce38">
            <text:p>Mai</text:p>
          </table:table-cell>
          <table:table-cell office:value-type="string" table:style-name="ce38">
            <text:p>Jun</text:p>
          </table:table-cell>
          <table:table-cell office:value-type="string" table:style-name="ce38">
            <text:p>Jul</text:p>
          </table:table-cell>
          <table:table-cell office:value-type="string" table:style-name="ce38">
            <text:p>Ago</text:p>
          </table:table-cell>
          <table:table-cell office:value-type="string" table:style-name="ce38">
            <text:p>Set</text:p>
          </table:table-cell>
          <table:table-cell office:value-type="string" table:style-name="ce38">
            <text:p>Out</text:p>
          </table:table-cell>
          <table:table-cell office:value-type="string" table:style-name="ce38">
            <text:p>Nov</text:p>
          </table:table-cell>
          <table:table-cell office:value-type="string" table:style-name="ce38">
            <text:p>Dez</text:p>
          </table:table-cell>
          <table:table-cell table:number-columns-repeated="16341"/>
        </table:table-row>
        <table:table-row table:style-name="ro2">
          <table:table-cell office:value-type="float" office:value="2014" table:style-name="ce26">
            <text:p>2014</text:p>
          </table:table-cell>
          <table:table-cell office:value-type="string" table:style-name="ce44">
            <text:p>J</text:p>
          </table:table-cell>
          <table:table-cell office:value-type="float" office:value="73676" table:style-name="ce45">
            <text:p>73676<text:s/></text:p>
          </table:table-cell>
          <table:table-cell office:value-type="float" office:value="631651" table:style-name="ce46">
            <text:p>631651<text:s/></text:p>
          </table:table-cell>
          <table:table-cell office:value-type="float" office:value="345764" table:style-name="ce47">
            <text:p>345764<text:s/></text:p>
          </table:table-cell>
          <table:table-cell office:value-type="float" office:value="359563" table:style-name="ce48">
            <text:p>359563<text:s/></text:p>
          </table:table-cell>
          <table:table-cell office:value-type="float" office:value="93606" table:style-name="ce47">
            <text:p>93606<text:s/></text:p>
          </table:table-cell>
          <table:table-cell office:value-type="float" office:value="611721" table:style-name="ce48">
            <text:p>611721<text:s/></text:p>
          </table:table-cell>
          <table:table-cell office:value-type="float" office:value="375382" table:style-name="ce47">
            <text:p>375382<text:s/></text:p>
          </table:table-cell>
          <table:table-cell office:value-type="float" office:value="329945" table:style-name="ce48">
            <text:p>329945<text:s/></text:p>
          </table:table-cell>
          <table:table-cell office:value-type="float" office:value="705327" table:style-name="ce47">
            <text:p>705327<text:s/></text:p>
          </table:table-cell>
          <table:table-cell office:value-type="float" office:value="17098" table:style-name="ce49">
            <text:p>17098<text:s/></text:p>
          </table:table-cell>
          <table:table-cell office:value-type="float" office:value="38278" table:style-name="ce59">
            <text:p>38278<text:s/></text:p>
          </table:table-cell>
          <table:table-cell office:value-type="float" office:value="405701" table:style-name="ce29">
            <text:p>405701</text:p>
          </table:table-cell>
          <table:table-cell office:value-type="float" office:value="166692" table:style-name="ce29">
            <text:p>166692</text:p>
          </table:table-cell>
          <table:table-cell office:value-type="float" office:value="94656" table:style-name="ce29">
            <text:p>94656</text:p>
          </table:table-cell>
          <table:table-cell office:value-type="float" office:value="705327" table:style-name="ce51">
            <text:p>705327</text:p>
          </table:table-cell>
          <table:table-cell office:value-type="string" table:style-name="ce57">
            <text:p>J</text:p>
          </table:table-cell>
          <table:table-cell office:value-type="float" office:value="19033" table:style-name="ce31">
            <text:p>19033</text:p>
          </table:table-cell>
          <table:table-cell office:value-type="float" office:value="13623" table:style-name="ce31">
            <text:p>13623</text:p>
          </table:table-cell>
          <table:table-cell office:value-type="float" office:value="8505" table:style-name="ce31">
            <text:p>8505</text:p>
          </table:table-cell>
          <table:table-cell office:value-type="float" office:value="10804" table:style-name="ce31">
            <text:p>10804</text:p>
          </table:table-cell>
          <table:table-cell office:value-type="float" office:value="17098" table:style-name="ce58">
            <text:p>17098</text:p>
          </table:table-cell>
          <table:table-cell office:value-type="float" office:value="899987.83333333337" table:style-name="ce68">
            <text:p>899988</text:p>
          </table:table-cell>
          <table:table-cell office:value-type="float" office:value="704912.83333333337" table:style-name="ce69">
            <text:p>704913</text:p>
          </table:table-cell>
          <table:table-cell office:value-type="float" office:value="16231.666666666666" table:style-name="ce70">
            <text:p>16232</text:p>
          </table:table-cell>
          <table:table-cell office:value-type="float" office:value="66514.833333333328" table:style-name="ce68">
            <text:p>66515</text:p>
          </table:table-cell>
          <table:table-cell office:value-type="float" office:value="63887.75" table:style-name="ce58">
            <text:p>63888</text:p>
          </table:table-cell>
          <table:table-cell office:value-type="float" office:value="12167.083333333334" table:style-name="ce58">
            <text:p>12167</text:p>
          </table:table-cell>
          <table:table-cell office:value-type="float" office:value="7387.75" table:style-name="ce71">
            <text:p>7388</text:p>
          </table:table-cell>
          <table:table-cell office:value-type="string" table:style-name="ce55">
            <text:p>Pedidos</text:p>
          </table:table-cell>
          <table:table-cell office:value-type="float" office:value="899987.83333333337" table:style-name="ce72">
            <text:p>899988</text:p>
          </table:table-cell>
          <table:table-cell office:value-type="float" office:value="903023.83333333337" table:style-name="ce72">
            <text:p>903024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office:value-type="float" office:value="73556" table:style-name="ce45">
            <text:p>73556<text:s/></text:p>
          </table:table-cell>
          <table:table-cell office:value-type="float" office:value="627398" table:style-name="ce46">
            <text:p>627398<text:s/></text:p>
          </table:table-cell>
          <table:table-cell office:value-type="float" office:value="345319" table:style-name="ce47">
            <text:p>345319<text:s/></text:p>
          </table:table-cell>
          <table:table-cell office:value-type="float" office:value="355635" table:style-name="ce48">
            <text:p>355635<text:s/></text:p>
          </table:table-cell>
          <table:table-cell office:value-type="float" office:value="93306" table:style-name="ce47">
            <text:p>93306<text:s/></text:p>
          </table:table-cell>
          <table:table-cell office:value-type="float" office:value="607648" table:style-name="ce48">
            <text:p>607648<text:s/></text:p>
          </table:table-cell>
          <table:table-cell office:value-type="float" office:value="370054" table:style-name="ce47">
            <text:p>370054<text:s/></text:p>
          </table:table-cell>
          <table:table-cell office:value-type="float" office:value="330900" table:style-name="ce48">
            <text:p>330900<text:s/></text:p>
          </table:table-cell>
          <table:table-cell office:value-type="float" office:value="700954" table:style-name="ce47">
            <text:p>700954<text:s/></text:p>
          </table:table-cell>
          <table:table-cell office:value-type="float" office:value="18795" table:style-name="ce49">
            <text:p>18795<text:s/></text:p>
          </table:table-cell>
          <table:table-cell office:value-type="float" office:value="38628" table:style-name="ce59">
            <text:p>38628<text:s/></text:p>
          </table:table-cell>
          <table:table-cell office:value-type="float" office:value="405899" table:style-name="ce29">
            <text:p>405899</text:p>
          </table:table-cell>
          <table:table-cell office:value-type="float" office:value="165206" table:style-name="ce29">
            <text:p>165206</text:p>
          </table:table-cell>
          <table:table-cell office:value-type="float" office:value="91221" table:style-name="ce29">
            <text:p>91221</text:p>
          </table:table-cell>
          <table:table-cell office:value-type="float" office:value="700954" table:style-name="ce51">
            <text:p>700954</text:p>
          </table:table-cell>
          <table:table-cell office:value-type="string" table:style-name="ce57">
            <text:p>F</text:p>
          </table:table-cell>
          <table:table-cell office:value-type="float" office:value="18340" table:style-name="ce31">
            <text:p>18340</text:p>
          </table:table-cell>
          <table:table-cell office:value-type="float" office:value="13913" table:style-name="ce31">
            <text:p>13913</text:p>
          </table:table-cell>
          <table:table-cell office:value-type="float" office:value="8732" table:style-name="ce31">
            <text:p>8732</text:p>
          </table:table-cell>
          <table:table-cell office:value-type="float" office:value="10930" table:style-name="ce31">
            <text:p>10930</text:p>
          </table:table-cell>
          <table:table-cell office:value-type="float" office:value="18795" table:style-name="ce58">
            <text:p>18795</text:p>
          </table:table-cell>
          <table:table-cell office:value-type="float" office:value="903023.83333333337" table:style-name="ce68">
            <text:p>903024</text:p>
          </table:table-cell>
          <table:table-cell office:value-type="float" office:value="701691.41666666663" table:style-name="ce69">
            <text:p>701691</text:p>
          </table:table-cell>
          <table:table-cell office:value-type="float" office:value="16887.083333333332" table:style-name="ce70">
            <text:p>16887</text:p>
          </table:table-cell>
          <table:table-cell office:value-type="float" office:value="66660.75" table:style-name="ce68">
            <text:p>66661</text:p>
          </table:table-cell>
          <table:table-cell office:value-type="float" office:value="64027.833333333336" table:style-name="ce58">
            <text:p>64028</text:p>
          </table:table-cell>
          <table:table-cell office:value-type="float" office:value="12652.166666666666" table:style-name="ce58">
            <text:p>12652</text:p>
          </table:table-cell>
          <table:table-cell office:value-type="float" office:value="7609.833333333333" table:style-name="ce71">
            <text:p>7610</text:p>
          </table:table-cell>
          <table:table-cell office:value-type="string" table:style-name="ce55">
            <text:p>Desemp</text:p>
          </table:table-cell>
          <table:table-cell office:value-type="float" office:value="704912.83333333337" table:style-name="ce72">
            <text:p>704913</text:p>
          </table:table-cell>
          <table:table-cell office:value-type="float" office:value="701691.41666666663" table:style-name="ce72">
            <text:p>701691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M</text:p>
          </table:table-cell>
          <table:table-cell office:value-type="float" office:value="19288" table:style-name="ce31">
            <text:p>19288</text:p>
          </table:table-cell>
          <table:table-cell office:value-type="float" office:value="12635" table:style-name="ce31">
            <text:p>12635</text:p>
          </table:table-cell>
          <table:table-cell office:value-type="float" office:value="9296" table:style-name="ce31">
            <text:p>9296</text:p>
          </table:table-cell>
          <table:table-cell office:value-type="float" office:value="11789" table:style-name="ce31">
            <text:p>11789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55">
            <text:p>Ofertas</text:p>
          </table:table-cell>
          <table:table-cell office:value-type="float" office:value="16231.666666666666" table:style-name="ce72">
            <text:p>16232</text:p>
          </table:table-cell>
          <table:table-cell office:value-type="float" office:value="16887.083333333332" table:style-name="ce72">
            <text:p>16887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A</text:p>
          </table:table-cell>
          <table:table-cell office:value-type="float" office:value="21269" table:style-name="ce31">
            <text:p>21269</text:p>
          </table:table-cell>
          <table:table-cell office:value-type="float" office:value="13006" table:style-name="ce31">
            <text:p>13006</text:p>
          </table:table-cell>
          <table:table-cell office:value-type="float" office:value="9651" table:style-name="ce31">
            <text:p>9651</text:p>
          </table:table-cell>
          <table:table-cell office:value-type="float" office:value="13281" table:style-name="ce31">
            <text:p>13281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style-name="ce29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M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M</text:p>
          </table:table-cell>
          <table:table-cell office:value-type="float" office:value="22385" table:style-name="ce31">
            <text:p>22385</text:p>
          </table:table-cell>
          <table:table-cell office:value-type="float" office:value="13585" table:style-name="ce31">
            <text:p>13585</text:p>
          </table:table-cell>
          <table:table-cell office:value-type="float" office:value="10219" table:style-name="ce31">
            <text:p>10219</text:p>
          </table:table-cell>
          <table:table-cell office:value-type="float" office:value="14369" table:style-name="ce31">
            <text:p>14369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style-name="ce29"/>
          <table:table-cell table:number-columns-repeated="12" table:style-name="ce34"/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J</text:p>
          </table:table-cell>
          <table:table-cell office:value-type="float" office:value="22333" table:style-name="ce31">
            <text:p>22333</text:p>
          </table:table-cell>
          <table:table-cell office:value-type="float" office:value="13753" table:style-name="ce31">
            <text:p>13753</text:p>
          </table:table-cell>
          <table:table-cell office:value-type="float" office:value="10939" table:style-name="ce31">
            <text:p>10939</text:p>
          </table:table-cell>
          <table:table-cell office:value-type="float" office:value="16138" table:style-name="ce31">
            <text:p>16138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Pedidos</text:p>
          </table:table-cell>
          <table:table-cell office:value-type="float" office:value="66514.833333333328" table:style-name="ce72">
            <text:p>66515</text:p>
          </table:table-cell>
          <table:table-cell office:value-type="float" office:value="66660.75" table:style-name="ce72">
            <text:p>66661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J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J</text:p>
          </table:table-cell>
          <table:table-cell office:value-type="float" office:value="22892" table:style-name="ce31">
            <text:p>22892</text:p>
          </table:table-cell>
          <table:table-cell office:value-type="float" office:value="14052" table:style-name="ce31">
            <text:p>14052</text:p>
          </table:table-cell>
          <table:table-cell office:value-type="float" office:value="11417" table:style-name="ce31">
            <text:p>11417</text:p>
          </table:table-cell>
          <table:table-cell office:value-type="float" office:value="18452" table:style-name="ce31">
            <text:p>18452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Desemp</text:p>
          </table:table-cell>
          <table:table-cell office:value-type="float" office:value="63887.75" table:style-name="ce72">
            <text:p>63888</text:p>
          </table:table-cell>
          <table:table-cell office:value-type="float" office:value="64027.833333333336" table:style-name="ce72">
            <text:p>64028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A</text:p>
          </table:table-cell>
          <table:table-cell office:value-type="float" office:value="22237" table:style-name="ce31">
            <text:p>22237</text:p>
          </table:table-cell>
          <table:table-cell office:value-type="float" office:value="13898" table:style-name="ce31">
            <text:p>13898</text:p>
          </table:table-cell>
          <table:table-cell office:value-type="float" office:value="11900" table:style-name="ce31">
            <text:p>11900</text:p>
          </table:table-cell>
          <table:table-cell office:value-type="float" office:value="18239" table:style-name="ce31">
            <text:p>18239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Ofertas</text:p>
          </table:table-cell>
          <table:table-cell office:value-type="float" office:value="12167.083333333334" table:style-name="ce72">
            <text:p>12167</text:p>
          </table:table-cell>
          <table:table-cell office:value-type="float" office:value="12652.166666666666" table:style-name="ce72">
            <text:p>12652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office:value-type="string" table:style-name="ce44">
            <text:p>S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S</text:p>
          </table:table-cell>
          <table:table-cell office:value-type="float" office:value="21503" table:style-name="ce31">
            <text:p>21503</text:p>
          </table:table-cell>
          <table:table-cell office:value-type="float" office:value="13108" table:style-name="ce31">
            <text:p>13108</text:p>
          </table:table-cell>
          <table:table-cell office:value-type="float" office:value="12120" table:style-name="ce31">
            <text:p>12120</text:p>
          </table:table-cell>
          <table:table-cell office:value-type="float" office:value="19645" table:style-name="ce31">
            <text:p>19645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office:value-type="string" table:style-name="ce73">
            <text:p>Colocaç</text:p>
          </table:table-cell>
          <table:table-cell office:value-type="float" office:value="7387.75" table:style-name="ce72">
            <text:p>7388</text:p>
          </table:table-cell>
          <table:table-cell office:value-type="float" office:value="7609.833333333333" table:style-name="ce72">
            <text:p>761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72">
            <text:p>0</text:p>
          </table:table-cell>
          <table:table-cell table:number-columns-repeated="16341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O</text:p>
          </table:table-cell>
          <table:table-cell office:value-type="float" office:value="18929" table:style-name="ce31">
            <text:p>18929</text:p>
          </table:table-cell>
          <table:table-cell office:value-type="float" office:value="10925" table:style-name="ce31">
            <text:p>10925</text:p>
          </table:table-cell>
          <table:table-cell office:value-type="float" office:value="11565" table:style-name="ce31">
            <text:p>11565</text:p>
          </table:table-cell>
          <table:table-cell office:value-type="float" office:value="19566" table:style-name="ce31">
            <text:p>19566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number-columns-repeated="16354" table:style-name="ce29"/>
        </table:table-row>
        <table:table-row table:style-name="ro2">
          <table:table-cell table:style-name="ce32"/>
          <table:table-cell office:value-type="string" table:style-name="ce44">
            <text:p>N</text:p>
          </table:table-cell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N</text:p>
          </table:table-cell>
          <table:table-cell office:value-type="float" office:value="16803" table:style-name="ce31">
            <text:p>16803</text:p>
          </table:table-cell>
          <table:table-cell office:value-type="float" office:value="9242" table:style-name="ce31">
            <text:p>9242</text:p>
          </table:table-cell>
          <table:table-cell office:value-type="float" office:value="11103" table:style-name="ce31">
            <text:p>11103</text:p>
          </table:table-cell>
          <table:table-cell office:value-type="float" office:value="17886" table:style-name="ce31">
            <text:p>17886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number-columns-repeated="16354" table:style-name="ce29"/>
        </table:table-row>
        <table:table-row table:style-name="ro2">
          <table:table-cell table:style-name="ce32"/>
          <table:table-cell table:style-name="ce26"/>
          <table:table-cell table:style-name="ce45"/>
          <table:table-cell table:style-name="ce46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8"/>
          <table:table-cell table:style-name="ce47"/>
          <table:table-cell table:style-name="ce49"/>
          <table:table-cell table:style-name="ce59"/>
          <table:table-cell table:number-columns-repeated="3" table:style-name="ce29"/>
          <table:table-cell table:style-name="ce51"/>
          <table:table-cell office:value-type="string" table:style-name="ce57">
            <text:p>D</text:p>
          </table:table-cell>
          <table:table-cell office:value-type="float" office:value="13086" table:style-name="ce31">
            <text:p>13086</text:p>
          </table:table-cell>
          <table:table-cell office:value-type="float" office:value="9074" table:style-name="ce31">
            <text:p>9074</text:p>
          </table:table-cell>
          <table:table-cell office:value-type="float" office:value="10640" table:style-name="ce31">
            <text:p>10640</text:p>
          </table:table-cell>
          <table:table-cell office:value-type="float" office:value="17387" table:style-name="ce31">
            <text:p>17387</text:p>
          </table:table-cell>
          <table:table-cell table:style-name="ce58"/>
          <table:table-cell table:style-name="ce68"/>
          <table:table-cell table:style-name="ce69"/>
          <table:table-cell table:style-name="ce70"/>
          <table:table-cell table:style-name="ce68"/>
          <table:table-cell table:number-columns-repeated="2" table:style-name="ce58"/>
          <table:table-cell table:style-name="ce71"/>
          <table:table-cell table:number-columns-repeated="16354" table:style-name="ce29"/>
        </table:table-row>
        <table:table-row table:style-name="ro2">
          <table:table-cell table:style-name="ce74"/>
          <table:table-cell table:style-name="ce75"/>
          <table:table-cell office:value-type="string" table:style-name="ce76">
            <text:p>Última linha de trabaho é a 63</text:p>
          </table:table-cell>
          <table:table-cell table:style-name="ce75"/>
          <table:table-cell table:number-columns-repeated="4" table:style-name="ce77"/>
          <table:table-cell table:style-name="ce74"/>
          <table:table-cell table:style-name="ce75"/>
          <table:table-cell table:number-columns-repeated="2" table:style-name="ce78"/>
          <table:table-cell table:style-name="ce79"/>
          <table:table-cell table:number-columns-repeated="3" table:style-name="ce80"/>
          <table:table-cell table:style-name="ce81"/>
          <table:table-cell table:style-name="ce82"/>
          <table:table-cell table:style-name="ce83"/>
          <table:table-cell table:number-columns-repeated="4" table:style-name="ce81"/>
          <table:table-cell table:number-columns-repeated="7" table:style-name="ce80"/>
          <table:table-cell table:number-columns-repeated="16354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63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4" table:style-name="ce31"/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4" table:style-name="ce31"/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4" table:style-name="ce31"/>
          <table:table-cell table:style-name="ce58"/>
          <table:table-cell table:style-name="ce26"/>
          <table:table-cell table:number-columns-repeated="16360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86"/>
          <table:table-cell table:style-name="ce57"/>
          <table:table-cell table:number-columns-repeated="5" table:style-name="ce31"/>
          <table:table-cell table:number-columns-repeated="16361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31"/>
          <table:table-cell table:style-name="ce26"/>
          <table:table-cell table:number-columns-repeated="16366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4" table:style-name="ce29"/>
          <table:table-cell table:style-name="ce31"/>
          <table:table-cell table:style-name="ce26"/>
          <table:table-cell table:number-columns-repeated="16366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4" table:style-name="ce29"/>
          <table:table-cell table:style-name="ce31"/>
          <table:table-cell table:style-name="ce26"/>
          <table:table-cell table:number-columns-repeated="16366" table:style-name="ce29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5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26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84"/>
          <table:table-cell table:style-name="ce32"/>
          <table:table-cell table:style-name="ce44"/>
          <table:table-cell table:number-columns-repeated="2" table:style-name="ce84"/>
          <table:table-cell table:number-columns-repeated="16372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26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44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26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44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4"/>
          <table:table-cell table:number-columns-repeated="4" table:style-name="ce29"/>
          <table:table-cell table:style-name="ce32"/>
          <table:table-cell table:style-name="ce26"/>
          <table:table-cell table:number-columns-repeated="6" table:style-name="ce29"/>
          <table:table-cell table:number-columns-repeated="16368"/>
        </table:table-row>
        <table:table-row table:style-name="ro2">
          <table:table-cell table:number-columns-repeated="8"/>
          <table:table-cell table:style-name="ce32"/>
          <table:table-cell table:style-name="ce44"/>
          <table:table-cell table:number-columns-repeated="16374"/>
        </table:table-row>
        <table:table-row table:number-rows-repeated="1048463" table:style-name="ro2">
          <table:table-cell table:number-columns-repeated="16384"/>
        </table:table-row>
      </table:table>
      <table:table table:name="Síntese" table:style-name="ta4" table:print-ranges="Síntese.B2:Síntese.H39">
        <table:table-column table:style-name="co23" table:default-cell-style-name="ce89"/>
        <table:table-column table:style-name="co24" table:default-cell-style-name="ce89"/>
        <table:table-column table:style-name="co25" table:default-cell-style-name="ce89"/>
        <table:table-column table:style-name="co26" table:number-columns-repeated="2" table:default-cell-style-name="ce89"/>
        <table:table-column table:style-name="co27" table:default-cell-style-name="ce89"/>
        <table:table-column table:style-name="co26" table:default-cell-style-name="ce89"/>
        <table:table-column table:style-name="co27" table:default-cell-style-name="ce89"/>
        <table:table-column table:style-name="co28" table:number-columns-repeated="16376" table:default-cell-style-name="ce89"/>
        <table:table-row table:style-name="ro6">
          <table:table-cell table:number-columns-repeated="16384"/>
        </table:table-row>
        <table:table-row table:style-name="ro6">
          <table:table-cell table:style-name="ce89">
            <draw:frame draw:z-index="49" draw:id="id48" draw:style-name="a86" draw:name="Chart 58" svg:x="0.16667in" svg:y="0in" svg:width="2.89583in" svg:height="0in" style:rel-width="scale" style:rel-height="scale">
              <draw:object xlink:href="Object 21/" xlink:type="simple" xlink:show="embed" xlink:actuate="onLoad"/>
              <svg:title/>
              <svg:desc/>
            </draw:frame>
            <draw:frame draw:z-index="19" draw:id="id18" draw:style-name="a32" draw:name="Chart 22" svg:x="0.16667in" svg:y="0in" svg:width="2.89583in" svg:height="0in" style:rel-width="scale" style:rel-height="scale">
              <draw:object xlink:href="Object 9/" xlink:type="simple" xlink:show="embed" xlink:actuate="onLoad"/>
              <svg:title/>
              <svg:desc/>
            </draw:frame>
            <draw:frame draw:z-index="4" draw:id="id3" draw:style-name="a5" draw:name="Chart 4" svg:x="0.16667in" svg:y="0in" svg:width="2.89583in" svg:height="0in" style:rel-width="scale" style:rel-height="scale">
              <draw:object xlink:href="Object 3/" xlink:type="simple" xlink:show="embed" xlink:actuate="onLoad"/>
              <svg:title/>
              <svg:desc/>
            </draw:frame>
            <draw:frame draw:z-index="34" draw:id="id33" draw:style-name="a59" draw:name="Chart 40" svg:x="0.16667in" svg:y="0in" svg:width="2.89583in" svg:height="0in" style:rel-width="scale" style:rel-height="scale">
              <draw:object xlink:href="Object 15/" xlink:type="simple" xlink:show="embed" xlink:actuate="onLoad"/>
              <svg:title/>
              <svg:desc/>
            </draw:frame>
            <draw:frame draw:z-index="79" draw:id="id78" draw:style-name="a140" draw:name="Chart 94" svg:x="0.16667in" svg:y="0in" svg:width="2.89583in" svg:height="0in" style:rel-width="scale" style:rel-height="scale">
              <draw:object xlink:href="Object 33/" xlink:type="simple" xlink:show="embed" xlink:actuate="onLoad"/>
              <svg:title/>
              <svg:desc/>
            </draw:frame>
            <draw:frame draw:z-index="64" draw:id="id63" draw:style-name="a113" draw:name="Chart 76" svg:x="0.16667in" svg:y="0in" svg:width="2.89583in" svg:height="0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style-name="ce89">
            <draw:frame draw:z-index="21" draw:id="id20" draw:style-name="a34" draw:name="Chart 24" svg:x="0in" svg:y="0in" svg:width="2.92708in" svg:height="0in" style:rel-width="scale" style:rel-height="scale">
              <draw:object xlink:href="Object 11/" xlink:type="simple" xlink:show="embed" xlink:actuate="onLoad"/>
              <svg:title/>
              <svg:desc/>
            </draw:frame>
            <draw:g draw:z-index="23" draw:name="Group 27" draw:id="id25">
              <svg:title/>
              <svg:desc/>
              <draw:custom-shape svg:x="0.04178in" svg:y="0in" svg:width="0.09364in" svg:height="0in" draw:id="id22" draw:style-name="a38" draw:name="Rectangle 28">
                <svg:title/>
                <svg:desc/>
                <text:p text:style-name="a37" text:class-names="" text:cond-style-name=""><text:span text:style-name="a3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3" draw:style-name="a41" draw:transform="translate(-0.04681in 0in) rotate(-3.14159) translate(0.08846in 0in)" draw:name="Rectangle 29">
                <svg:title/>
                <svg:desc/>
                <text:p text:style-name="a40" text:class-names="" text:cond-style-name=""><text:span text:style-name="a3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24" draw:style-name="a44" draw:name="Rectangle 30">
                <svg:title/>
                <svg:desc/>
                <text:p text:style-name="a43" text:class-names="" text:cond-style-name=""><text:span text:style-name="a4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32" draw:id="id31" draw:style-name="a57" draw:name="Chart 38" svg:x="0.04167in" svg:y="0in" svg:width="2.5625in" svg:height="0in" style:rel-width="scale" style:rel-height="scale">
              <draw:object xlink:href="Object 13/" xlink:type="simple" xlink:show="embed" xlink:actuate="onLoad"/>
              <svg:title/>
              <svg:desc/>
            </draw:frame>
            <draw:frame draw:z-index="6" draw:id="id5" draw:style-name="a7" draw:name="Chart 6" svg:x="0in" svg:y="0in" svg:width="2.92708in" svg:height="0in" style:rel-width="scale" style:rel-height="scale">
              <draw:object xlink:href="Object 5/" xlink:type="simple" xlink:show="embed" xlink:actuate="onLoad"/>
              <svg:title/>
              <svg:desc/>
            </draw:frame>
            <draw:frame draw:z-index="36" draw:id="id35" draw:style-name="a61" draw:name="Chart 42" svg:x="0in" svg:y="0in" svg:width="2.92708in" svg:height="0in" style:rel-width="scale" style:rel-height="scale">
              <draw:object xlink:href="Object 17/" xlink:type="simple" xlink:show="embed" xlink:actuate="onLoad"/>
              <svg:title/>
              <svg:desc/>
            </draw:frame>
            <draw:g draw:z-index="8" draw:name="Group 9" draw:id="id10">
              <svg:title/>
              <svg:desc/>
              <draw:custom-shape svg:x="0.04178in" svg:y="0in" svg:width="0.09364in" svg:height="0in" draw:id="id7" draw:style-name="a11" draw:name="Rectangle 10">
                <svg:title/>
                <svg:desc/>
                <text:p text:style-name="a10" text:class-names="" text:cond-style-name=""><text:span text:style-name="a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" draw:style-name="a14" draw:transform="translate(-0.04681in 0in) rotate(-3.14159) translate(0.08846in 0in)" draw:name="Rectangle 11">
                <svg:title/>
                <svg:desc/>
                <text:p text:style-name="a13" text:class-names="" text:cond-style-name=""><text:span text:style-name="a1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9" draw:style-name="a17" draw:name="Rectangle 12">
                <svg:title/>
                <svg:desc/>
                <text:p text:style-name="a16" text:class-names="" text:cond-style-name=""><text:span text:style-name="a1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89" draw:id="id88" draw:style-name="a160" draw:name="Chart 107" svg:x="0in" svg:y="0in" svg:width="2.92708in" svg:height="0in" style:rel-width="scale" style:rel-height="scale">
              <draw:object xlink:href="Object 35/" xlink:type="simple" xlink:show="embed" xlink:actuate="onLoad"/>
              <svg:title/>
              <svg:desc/>
            </draw:frame>
            <draw:frame draw:z-index="92" draw:id="id91" draw:style-name="a165" draw:name="Picture 483" svg:x="0.21875in" svg:y="0.03125in" svg:width="2.36458in" svg:height="0.437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94" draw:id="id93" draw:style-name="a171" draw:name="Text Box 567" svg:x="0.60417in" svg:y="0.125in" svg:width="1.80208in" svg:height="0.29167in">
              <draw:text-box>
                <text:p text:style-name="a168" text:class-names="" text:cond-style-name=""><text:span text:style-name="a167" text:class-names="">FEVEREIRO 2014, <text:s text:c="1"/>Nº 02</text:span></text:p>
                <text:p text:style-name="a170" text:class-names="" text:cond-style-name=""><text:span text:style-name="a169" text:class-names=""/></text:p>
              </draw:text-box>
              <svg:title/>
              <svg:desc/>
            </draw:frame>
            <draw:frame draw:z-index="47" draw:id="id46" draw:style-name="a84" draw:name="Chart 56" svg:x="0.04167in" svg:y="0in" svg:width="2.5625in" svg:height="0in" style:rel-width="scale" style:rel-height="scale">
              <draw:object xlink:href="Object 19/" xlink:type="simple" xlink:show="embed" xlink:actuate="onLoad"/>
              <svg:title/>
              <svg:desc/>
            </draw:frame>
            <draw:frame draw:z-index="17" draw:id="id16" draw:style-name="a30" draw:name="Chart 20" svg:x="0.04167in" svg:y="0in" svg:width="2.5625in" svg:height="0in" style:rel-width="scale" style:rel-height="scale">
              <draw:object xlink:href="Object 7/" xlink:type="simple" xlink:show="embed" xlink:actuate="onLoad"/>
              <svg:title/>
              <svg:desc/>
            </draw:frame>
            <draw:frame draw:z-index="2" draw:id="id1" draw:style-name="a3" draw:name="Chart 2" svg:x="0.04167in" svg:y="0in" svg:width="2.5625in" svg:height="0in" style:rel-width="scale" style:rel-height="scale">
              <draw:object xlink:href="Object 1/" xlink:type="simple" xlink:show="embed" xlink:actuate="onLoad"/>
              <svg:title/>
              <svg:desc/>
            </draw:frame>
            <draw:frame draw:z-index="51" draw:id="id50" draw:style-name="a88" draw:name="Chart 60" svg:x="0in" svg:y="0in" svg:width="2.92708in" svg:height="0in" style:rel-width="scale" style:rel-height="scale">
              <draw:object xlink:href="Object 23/" xlink:type="simple" xlink:show="embed" xlink:actuate="onLoad"/>
              <svg:title/>
              <svg:desc/>
            </draw:frame>
            <draw:g draw:z-index="53" draw:name="Group 63" draw:id="id55">
              <svg:title/>
              <svg:desc/>
              <draw:custom-shape svg:x="0.04178in" svg:y="0in" svg:width="0.09364in" svg:height="0in" draw:id="id52" draw:style-name="a92" draw:name="Rectangle 64">
                <svg:title/>
                <svg:desc/>
                <text:p text:style-name="a91" text:class-names="" text:cond-style-name=""><text:span text:style-name="a9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3" draw:style-name="a95" draw:transform="translate(-0.04681in 0in) rotate(-3.14159) translate(0.08846in 0in)" draw:name="Rectangle 65">
                <svg:title/>
                <svg:desc/>
                <text:p text:style-name="a94" text:class-names="" text:cond-style-name=""><text:span text:style-name="a9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54" draw:style-name="a98" draw:name="Rectangle 66">
                <svg:title/>
                <svg:desc/>
                <text:p text:style-name="a97" text:class-names="" text:cond-style-name=""><text:span text:style-name="a9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2" draw:id="id61" draw:style-name="a111" draw:name="Chart 74" svg:x="0.04167in" svg:y="0in" svg:width="2.5625in" svg:height="0in" style:rel-width="scale" style:rel-height="scale">
              <draw:object xlink:href="Object 25/" xlink:type="simple" xlink:show="embed" xlink:actuate="onLoad"/>
              <svg:title/>
              <svg:desc/>
            </draw:frame>
            <draw:g draw:z-index="38" draw:name="Group 45" draw:id="id40">
              <svg:title/>
              <svg:desc/>
              <draw:custom-shape svg:x="0.04178in" svg:y="0in" svg:width="0.09364in" svg:height="0in" draw:id="id37" draw:style-name="a65" draw:name="Rectangle 46">
                <svg:title/>
                <svg:desc/>
                <text:p text:style-name="a64" text:class-names="" text:cond-style-name=""><text:span text:style-name="a6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38" draw:style-name="a68" draw:transform="translate(-0.04681in 0in) rotate(-3.14159) translate(0.08846in 0in)" draw:name="Rectangle 47">
                <svg:title/>
                <svg:desc/>
                <text:p text:style-name="a67" text:class-names="" text:cond-style-name=""><text:span text:style-name="a6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39" draw:style-name="a71" draw:name="Rectangle 48">
                <svg:title/>
                <svg:desc/>
                <text:p text:style-name="a70" text:class-names="" text:cond-style-name=""><text:span text:style-name="a6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81" draw:name="Group 97" draw:id="id83">
              <svg:title/>
              <svg:desc/>
              <draw:custom-shape svg:x="0.04178in" svg:y="0in" svg:width="0.09364in" svg:height="0in" draw:id="id80" draw:style-name="a144" draw:name="Rectangle 98">
                <svg:title/>
                <svg:desc/>
                <text:p text:style-name="a143" text:class-names="" text:cond-style-name=""><text:span text:style-name="a14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1" draw:style-name="a147" draw:transform="translate(-0.04681in 0in) rotate(-3.14159) translate(0.08846in 0in)" draw:name="Rectangle 99">
                <svg:title/>
                <svg:desc/>
                <text:p text:style-name="a146" text:class-names="" text:cond-style-name=""><text:span text:style-name="a14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82" draw:style-name="a150" draw:name="Rectangle 100">
                <svg:title/>
                <svg:desc/>
                <text:p text:style-name="a149" text:class-names="" text:cond-style-name=""><text:span text:style-name="a14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66" draw:id="id65" draw:style-name="a115" draw:name="Chart 78" svg:x="0in" svg:y="0in" svg:width="2.92708in" svg:height="0in" style:rel-width="scale" style:rel-height="scale">
              <draw:object xlink:href="Object 29/" xlink:type="simple" xlink:show="embed" xlink:actuate="onLoad"/>
              <svg:title/>
              <svg:desc/>
            </draw:frame>
            <draw:g draw:z-index="68" draw:name="Group 81" draw:id="id70">
              <svg:title/>
              <svg:desc/>
              <draw:custom-shape svg:x="0.04178in" svg:y="0in" svg:width="0.09364in" svg:height="0in" draw:id="id67" draw:style-name="a119" draw:name="Rectangle 82">
                <svg:title/>
                <svg:desc/>
                <text:p text:style-name="a118" text:class-names="" text:cond-style-name=""><text:span text:style-name="a11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68" draw:style-name="a122" draw:transform="translate(-0.04681in 0in) rotate(-3.14159) translate(0.08846in 0in)" draw:name="Rectangle 83">
                <svg:title/>
                <svg:desc/>
                <text:p text:style-name="a121" text:class-names="" text:cond-style-name=""><text:span text:style-name="a1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04167in" svg:y="0in" svg:width="0.0403in" svg:height="0in" draw:id="id69" draw:style-name="a125" draw:name="Rectangle 84">
                <svg:title/>
                <svg:desc/>
                <text:p text:style-name="a124" text:class-names="" text:cond-style-name=""><text:span text:style-name="a1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frame draw:z-index="77" draw:id="id76" draw:style-name="a138" draw:name="Chart 92" svg:x="0.04167in" svg:y="0in" svg:width="2.5625in" svg:height="0in" style:rel-width="scale" style:rel-height="scale">
              <draw:object xlink:href="Object 31/" xlink:type="simple" xlink:show="embed" xlink:actuate="onLoad"/>
              <svg:title/>
              <svg:desc/>
            </draw:frame>
          </table:table-cell>
          <table:table-cell table:style-name="ce89"/>
          <table:table-cell table:style-name="ce89">
            <draw:frame draw:z-index="20" draw:id="id19" draw:style-name="a33" draw:name="Chart 23" svg:x="0.07292in" svg:y="0in" svg:width="2.95833in" svg:height="0in" style:rel-width="scale" style:rel-height="scale">
              <draw:object xlink:href="Object 10/" xlink:type="simple" xlink:show="embed" xlink:actuate="onLoad"/>
              <svg:title/>
              <svg:desc/>
            </draw:frame>
            <draw:frame draw:z-index="5" draw:id="id4" draw:style-name="a6" draw:name="Chart 5" svg:x="0.07292in" svg:y="0in" svg:width="2.95833in" svg:height="0in" style:rel-width="scale" style:rel-height="scale">
              <draw:object xlink:href="Object 4/" xlink:type="simple" xlink:show="embed" xlink:actuate="onLoad"/>
              <svg:title/>
              <svg:desc/>
            </draw:frame>
            <draw:frame draw:z-index="3" draw:id="id2" draw:style-name="a4" draw:name="Chart 3" svg:x="0.3125in" svg:y="0in" svg:width="2.54167in" svg:height="0in" style:rel-width="scale" style:rel-height="scale">
              <draw:object xlink:href="Object 2/" xlink:type="simple" xlink:show="embed" xlink:actuate="onLoad"/>
              <svg:title/>
              <svg:desc/>
            </draw:frame>
            <draw:frame draw:z-index="22" draw:id="id21" draw:style-name="a35" draw:name="Chart 25" svg:x="0.35417in" svg:y="0in" svg:width="3in" svg:height="0in" style:rel-width="scale" style:rel-height="scale">
              <draw:object xlink:href="Object 12/" xlink:type="simple" xlink:show="embed" xlink:actuate="onLoad"/>
              <svg:title/>
              <svg:desc/>
            </draw:frame>
            <draw:frame draw:z-index="18" draw:id="id17" draw:style-name="a31" draw:name="Chart 21" svg:x="0.3125in" svg:y="0in" svg:width="2.54167in" svg:height="0in" style:rel-width="scale" style:rel-height="scale">
              <draw:object xlink:href="Object 8/" xlink:type="simple" xlink:show="embed" xlink:actuate="onLoad"/>
              <svg:title/>
              <svg:desc/>
            </draw:frame>
            <draw:frame draw:z-index="90" draw:id="id89" draw:style-name="a161" draw:name="Chart 108" svg:x="0.35417in" svg:y="0in" svg:width="3in" svg:height="0in" style:rel-width="scale" style:rel-height="scale">
              <draw:object xlink:href="Object 36/" xlink:type="simple" xlink:show="embed" xlink:actuate="onLoad"/>
              <svg:title/>
              <svg:desc/>
            </draw:frame>
            <draw:frame draw:z-index="7" draw:id="id6" draw:style-name="a8" draw:name="Chart 7" svg:x="0.35417in" svg:y="0in" svg:width="3in" svg:height="0in" style:rel-width="scale" style:rel-height="scale">
              <draw:object xlink:href="Object 6/" xlink:type="simple" xlink:show="embed" xlink:actuate="onLoad"/>
              <svg:title/>
              <svg:desc/>
            </draw:frame>
            <draw:frame draw:z-index="33" draw:id="id32" draw:style-name="a58" draw:name="Chart 39" svg:x="0.3125in" svg:y="0in" svg:width="2.54167in" svg:height="0in" style:rel-width="scale" style:rel-height="scale">
              <draw:object xlink:href="Object 14/" xlink:type="simple" xlink:show="embed" xlink:actuate="onLoad"/>
              <svg:title/>
              <svg:desc/>
            </draw:frame>
            <draw:frame draw:z-index="35" draw:id="id34" draw:style-name="a60" draw:name="Chart 41" svg:x="0.07292in" svg:y="0in" svg:width="2.95833in" svg:height="0in" style:rel-width="scale" style:rel-height="scale">
              <draw:object xlink:href="Object 16/" xlink:type="simple" xlink:show="embed" xlink:actuate="onLoad"/>
              <svg:title/>
              <svg:desc/>
            </draw:frame>
            <draw:frame draw:z-index="37" draw:id="id36" draw:style-name="a62" draw:name="Chart 43" svg:x="0.35417in" svg:y="0in" svg:width="3in" svg:height="0in" style:rel-width="scale" style:rel-height="scale">
              <draw:object xlink:href="Object 18/" xlink:type="simple" xlink:show="embed" xlink:actuate="onLoad"/>
              <svg:title/>
              <svg:desc/>
            </draw:frame>
            <draw:frame draw:z-index="48" draw:id="id47" draw:style-name="a85" draw:name="Chart 57" svg:x="0.3125in" svg:y="0in" svg:width="2.54167in" svg:height="0in" style:rel-width="scale" style:rel-height="scale">
              <draw:object xlink:href="Object 20/" xlink:type="simple" xlink:show="embed" xlink:actuate="onLoad"/>
              <svg:title/>
              <svg:desc/>
            </draw:frame>
            <draw:frame draw:z-index="50" draw:id="id49" draw:style-name="a87" draw:name="Chart 59" svg:x="0.07292in" svg:y="0in" svg:width="2.95833in" svg:height="0in" style:rel-width="scale" style:rel-height="scale">
              <draw:object xlink:href="Object 22/" xlink:type="simple" xlink:show="embed" xlink:actuate="onLoad"/>
              <svg:title/>
              <svg:desc/>
            </draw:frame>
            <draw:frame draw:z-index="52" draw:id="id51" draw:style-name="a89" draw:name="Chart 61" svg:x="0.35417in" svg:y="0in" svg:width="3in" svg:height="0in" style:rel-width="scale" style:rel-height="scale">
              <draw:object xlink:href="Object 24/" xlink:type="simple" xlink:show="embed" xlink:actuate="onLoad"/>
              <svg:title/>
              <svg:desc/>
            </draw:frame>
            <draw:frame draw:z-index="63" draw:id="id62" draw:style-name="a112" draw:name="Chart 75" svg:x="0.3125in" svg:y="0in" svg:width="2.54167in" svg:height="0in" style:rel-width="scale" style:rel-height="scale">
              <draw:object xlink:href="Object 26/" xlink:type="simple" xlink:show="embed" xlink:actuate="onLoad"/>
              <svg:title/>
              <svg:desc/>
            </draw:frame>
            <draw:frame draw:z-index="65" draw:id="id64" draw:style-name="a114" draw:name="Chart 77" svg:x="0.07292in" svg:y="0in" svg:width="2.95833in" svg:height="0in" style:rel-width="scale" style:rel-height="scale">
              <draw:object xlink:href="Object 28/" xlink:type="simple" xlink:show="embed" xlink:actuate="onLoad"/>
              <svg:title/>
              <svg:desc/>
            </draw:frame>
            <draw:frame draw:z-index="67" draw:id="id66" draw:style-name="a116" draw:name="Chart 79" svg:x="0.35417in" svg:y="0in" svg:width="3in" svg:height="0in" style:rel-width="scale" style:rel-height="scale">
              <draw:object xlink:href="Object 30/" xlink:type="simple" xlink:show="embed" xlink:actuate="onLoad"/>
              <svg:title/>
              <svg:desc/>
            </draw:frame>
            <draw:frame draw:z-index="78" draw:id="id77" draw:style-name="a139" draw:name="Chart 93" svg:x="0.3125in" svg:y="0in" svg:width="2.54167in" svg:height="0in" style:rel-width="scale" style:rel-height="scale">
              <draw:object xlink:href="Object 32/" xlink:type="simple" xlink:show="embed" xlink:actuate="onLoad"/>
              <svg:title/>
              <svg:desc/>
            </draw:frame>
            <draw:frame draw:z-index="80" draw:id="id79" draw:style-name="a141" draw:name="Chart 95" svg:x="0.07292in" svg:y="0in" svg:width="2.95833in" svg:height="0in" style:rel-width="scale" style:rel-height="scale">
              <draw:object xlink:href="Object 34/" xlink:type="simple" xlink:show="embed" xlink:actuate="onLoad"/>
              <svg:title/>
              <svg:desc/>
            </draw:frame>
          </table:table-cell>
          <table:table-cell table:style-name="ce89">
            <draw:g draw:z-index="72" draw:name="Group 85" draw:id="id74">
              <svg:title/>
              <svg:desc/>
              <draw:custom-shape svg:x="0.38542in" svg:y="0in" svg:width="0.09364in" svg:height="0in" draw:id="id71" draw:style-name="a128" draw:name="Rectangle 86">
                <svg:title/>
                <svg:desc/>
                <text:p text:style-name="a127" text:class-names="" text:cond-style-name=""><text:span text:style-name="a1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72" draw:style-name="a131" draw:transform="translate(-0.04681in 0in) rotate(-3.14159) translate(0.43232in 0in)" draw:name="Rectangle 87">
                <svg:title/>
                <svg:desc/>
                <text:p text:style-name="a130" text:class-names="" text:cond-style-name=""><text:span text:style-name="a1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73" draw:style-name="a134" draw:name="Rectangle 88">
                <svg:title/>
                <svg:desc/>
                <text:p text:style-name="a133" text:class-names="" text:cond-style-name=""><text:span text:style-name="a1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57" draw:name="Group 67" draw:id="id59">
              <svg:title/>
              <svg:desc/>
              <draw:custom-shape svg:x="0.38542in" svg:y="0in" svg:width="0.09364in" svg:height="0in" draw:id="id56" draw:style-name="a101" draw:name="Rectangle 68">
                <svg:title/>
                <svg:desc/>
                <text:p text:style-name="a100" text:class-names="" text:cond-style-name=""><text:span text:style-name="a9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57" draw:style-name="a104" draw:transform="translate(-0.04681in 0in) rotate(-3.14159) translate(0.43232in 0in)" draw:name="Rectangle 69">
                <svg:title/>
                <svg:desc/>
                <text:p text:style-name="a103" text:class-names="" text:cond-style-name=""><text:span text:style-name="a10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58" draw:style-name="a107" draw:name="Rectangle 70">
                <svg:title/>
                <svg:desc/>
                <text:p text:style-name="a106" text:class-names="" text:cond-style-name=""><text:span text:style-name="a10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42" draw:name="Group 49" draw:id="id44">
              <svg:title/>
              <svg:desc/>
              <draw:custom-shape svg:x="0.38542in" svg:y="0in" svg:width="0.09364in" svg:height="0in" draw:id="id41" draw:style-name="a74" draw:name="Rectangle 50">
                <svg:title/>
                <svg:desc/>
                <text:p text:style-name="a73" text:class-names="" text:cond-style-name=""><text:span text:style-name="a7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42" draw:style-name="a77" draw:transform="translate(-0.04681in 0in) rotate(-3.14159) translate(0.43232in 0in)" draw:name="Rectangle 51">
                <svg:title/>
                <svg:desc/>
                <text:p text:style-name="a76" text:class-names="" text:cond-style-name=""><text:span text:style-name="a7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43" draw:style-name="a80" draw:name="Rectangle 52">
                <svg:title/>
                <svg:desc/>
                <text:p text:style-name="a79" text:class-names="" text:cond-style-name=""><text:span text:style-name="a7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2" draw:name="Group 13" draw:id="id14">
              <svg:title/>
              <svg:desc/>
              <draw:custom-shape svg:x="0.38542in" svg:y="0in" svg:width="0.09364in" svg:height="0in" draw:id="id11" draw:style-name="a20" draw:name="Rectangle 14">
                <svg:title/>
                <svg:desc/>
                <text:p text:style-name="a19" text:class-names="" text:cond-style-name=""><text:span text:style-name="a1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12" draw:style-name="a23" draw:transform="translate(-0.04681in 0in) rotate(-3.14159) translate(0.43232in 0in)" draw:name="Rectangle 15">
                <svg:title/>
                <svg:desc/>
                <text:p text:style-name="a22" text:class-names="" text:cond-style-name=""><text:span text:style-name="a2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13" draw:style-name="a26" draw:name="Rectangle 16">
                <svg:title/>
                <svg:desc/>
                <text:p text:style-name="a25" text:class-names="" text:cond-style-name=""><text:span text:style-name="a2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27" draw:name="Group 31" draw:id="id29">
              <svg:title/>
              <svg:desc/>
              <draw:custom-shape svg:x="0.38542in" svg:y="0in" svg:width="0.09364in" svg:height="0in" draw:id="id26" draw:style-name="a47" draw:name="Rectangle 32">
                <svg:title/>
                <svg:desc/>
                <text:p text:style-name="a46" text:class-names="" text:cond-style-name=""><text:span text:style-name="a4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27" draw:style-name="a50" draw:transform="translate(-0.04681in 0in) rotate(-3.14159) translate(0.43232in 0in)" draw:name="Rectangle 33">
                <svg:title/>
                <svg:desc/>
                <text:p text:style-name="a49" text:class-names="" text:cond-style-name=""><text:span text:style-name="a4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28" draw:style-name="a53" draw:name="Rectangle 34">
                <svg:title/>
                <svg:desc/>
                <text:p text:style-name="a52" text:class-names="" text:cond-style-name=""><text:span text:style-name="a5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85" draw:name="Group 101" draw:id="id87">
              <svg:title/>
              <svg:desc/>
              <draw:custom-shape svg:x="0.38542in" svg:y="0in" svg:width="0.09364in" svg:height="0in" draw:id="id84" draw:style-name="a153" draw:name="Rectangle 102">
                <svg:title/>
                <svg:desc/>
                <text:p text:style-name="a152" text:class-names="" text:cond-style-name=""><text:span text:style-name="a15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.09363in" svg:height="0in" draw:id="id85" draw:style-name="a156" draw:transform="translate(-0.04681in 0in) rotate(-3.14159) translate(0.43232in 0in)" draw:name="Rectangle 103">
                <svg:title/>
                <svg:desc/>
                <text:p text:style-name="a155" text:class-names="" text:cond-style-name=""><text:span text:style-name="a15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43886in" svg:y="0in" svg:width="0.0403in" svg:height="0in" draw:id="id86" draw:style-name="a159" draw:name="Rectangle 104">
                <svg:title/>
                <svg:desc/>
                <text:p text:style-name="a158" text:class-names="" text:cond-style-name=""><text:span text:style-name="a15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style-name="ce89"/>
          <table:table-cell table:style-name="ce90"/>
          <table:table-cell table:number-columns-repeated="5" table:style-name="ce89"/>
          <table:table-cell table:number-columns-repeated="12" table:style-name="ce1"/>
          <table:table-cell table:style-name="ce1">
            <draw:custom-shape svg:width="0in" svg:height="0in" draw:z-index="46" draw:id="id45" draw:style-name="a83" draw:transform="translate(0in 0in) rotate(-1.5708) translate(0.41667in 0in)" draw:name="WordArt 55">
              <svg:title/>
              <svg:desc/>
              <text:p text:style-name="a82" text:class-names="" text:cond-style-name=""><text:span text:style-name="a81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" draw:id="id0" draw:style-name="a2" draw:transform="translate(0in 0in) rotate(-1.5708) translate(0.41667in 0in)" draw:name="WordArt 1">
              <svg:title/>
              <svg:desc/>
              <text:p text:style-name="a1" text:class-names="" text:cond-style-name=""><text:span text:style-name="a0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61" draw:id="id60" draw:style-name="a110" draw:transform="translate(0in 0in) rotate(-1.5708) translate(0.41667in 0in)" draw:name="WordArt 73">
              <svg:title/>
              <svg:desc/>
              <text:p text:style-name="a109" text:class-names="" text:cond-style-name=""><text:span text:style-name="a108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16" draw:id="id15" draw:style-name="a29" draw:transform="translate(0in 0in) rotate(-1.5708) translate(0.41667in 0in)" draw:name="WordArt 19">
              <svg:title/>
              <svg:desc/>
              <text:p text:style-name="a28" text:class-names="" text:cond-style-name=""><text:span text:style-name="a27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76" draw:id="id75" draw:style-name="a137" draw:transform="translate(0in 0in) rotate(-1.5708) translate(0.41667in 0in)" draw:name="WordArt 91">
              <svg:title/>
              <svg:desc/>
              <text:p text:style-name="a136" text:class-names="" text:cond-style-name=""><text:span text:style-name="a135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  <draw:custom-shape svg:width="0in" svg:height="0in" draw:z-index="31" draw:id="id30" draw:style-name="a56" draw:transform="translate(0in 0in) rotate(-1.5708) translate(0.41667in 0in)" draw:name="WordArt 37">
              <svg:title/>
              <svg:desc/>
              <text:p text:style-name="a55" text:class-names="" text:cond-style-name=""><text:span text:style-name="a54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 table:style-name="ce1"/>
        </table:table-row>
        <table:table-row table:style-name="ro6">
          <table:table-cell table:number-columns-repeated="6" table:style-name="ce89"/>
          <table:table-cell table:style-name="ce89">
            <draw:frame draw:z-index="93" draw:id="id92" draw:style-name="a166" draw:name="Picture 487" svg:x="0.78125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5" table:style-name="ce89"/>
          <table:table-cell table:number-columns-repeated="16372" table:style-name="ce1"/>
        </table:table-row>
        <table:table-row table:style-name="ro7">
          <table:table-cell table:number-columns-repeated="16384" table:style-name="ce91"/>
        </table:table-row>
        <table:table-row table:style-name="ro7">
          <table:table-cell table:number-columns-repeated="9" table:style-name="ce91"/>
          <table:table-cell table:style-name="ce92"/>
          <table:table-cell table:number-columns-repeated="16374" table:style-name="ce91"/>
        </table:table-row>
        <table:table-row table:style-name="ro6">
          <table:table-cell table:number-columns-repeated="12" table:style-name="ce89"/>
          <table:table-cell table:number-columns-repeated="16372" table:style-name="ce1"/>
        </table:table-row>
        <table:table-row table:style-name="ro6">
          <table:table-cell table:style-name="ce93"/>
          <table:table-cell office:value-type="string" table:number-columns-spanned="7" table:number-rows-spanned="1" table:style-name="ce125">
            <text:p>SÍNTESE</text:p>
          </table:table-cell>
          <table:covered-table-cell table:number-columns-repeated="6"/>
          <table:table-cell table:number-columns-repeated="4" table:style-name="ce89"/>
          <table:table-cell table:number-columns-repeated="16372" table:style-name="ce1"/>
        </table:table-row>
        <table:table-row table:style-name="ro8">
          <table:table-cell table:style-name="ce94"/>
          <table:table-cell office:value-type="string" table:style-name="ce95">
            <text:p>PORTUGAL</text:p>
          </table:table-cell>
          <table:table-cell table:number-columns-repeated="5" table:style-name="ce96"/>
          <table:table-cell table:number-columns-repeated="2" table:style-name="ce89"/>
          <table:table-cell table:style-name="ce97"/>
          <table:table-cell table:number-columns-repeated="2" table:style-name="ce89"/>
          <table:table-cell table:number-columns-repeated="16372" table:style-name="ce1"/>
        </table:table-row>
        <table:table-row table:style-name="ro7">
          <table:table-cell table:style-name="ce98"/>
          <table:table-cell table:number-columns-repeated="6" table:style-name="ce92"/>
          <table:table-cell table:style-name="ce99"/>
          <table:table-cell table:style-name="ce89"/>
          <table:table-cell table:style-name="ce97"/>
          <table:table-cell table:number-columns-repeated="2" table:style-name="ce89"/>
          <table:table-cell table:number-columns-repeated="16372" table:style-name="ce1"/>
        </table:table-row>
        <table:table-row table:style-name="ro9">
          <table:table-cell table:style-name="ce100"/>
          <table:table-cell table:style-name="ce92"/>
          <table:table-cell table:style-name="ce101"/>
          <table:table-cell office:value-type="string" table:number-columns-spanned="2" table:number-rows-spanned="1" table:style-name="ce126">
            <text:p>var. %</text:p>
          </table:table-cell>
          <table:covered-table-cell/>
          <table:table-cell table:style-name="ce102"/>
          <table:table-cell office:value-type="string" table:style-name="ce102">
            <text:p>MAR.13 / FEV.14</text:p>
          </table:table-cell>
          <table:table-cell table:number-columns-repeated="5" table:style-name="ce89"/>
          <table:table-cell table:number-columns-repeated="16372" table:style-name="ce1"/>
        </table:table-row>
        <table:table-row table:style-name="ro10">
          <table:table-cell table:style-name="ce100"/>
          <table:table-cell table:style-name="ce92"/>
          <table:table-cell office:value-type="string" table:style-name="ce103">
            <text:p>FEVEREIRO 2014</text:p>
          </table:table-cell>
          <table:table-cell office:value-type="string" table:style-name="ce104">
            <text:p>mês homólogo</text:p>
          </table:table-cell>
          <table:table-cell office:value-type="string" table:style-name="ce104">
            <text:p>mês anterior</text:p>
          </table:table-cell>
          <table:table-cell table:style-name="ce104"/>
          <table:table-cell office:value-type="string" table:style-name="ce104">
            <text:p>média<text:s/></text:p>
          </table:table-cell>
          <table:table-cell table:style-name="ce105"/>
          <table:table-cell table:number-columns-repeated="4" table:style-name="ce89"/>
          <table:table-cell table:number-columns-repeated="12" table:style-name="ce1"/>
          <table:table-cell table:style-name="ce1">
            <draw:custom-shape svg:width="8.91667in" svg:height="0in" draw:z-index="91" draw:id="id90" draw:style-name="a164" draw:transform="translate(-4.45833in 0in) rotate(-1.5708) translate(0.41667in 4.45836in)" draw:name="WordArt 109">
              <svg:title/>
              <svg:desc/>
              <text:p text:style-name="a163" text:class-names="" text:cond-style-name=""><text:span text:style-name="a162" text:class-names="">Mercado de Emprego</text:span></text:p>
              <draw:enhanced-geometry xmlns:dr3d="urn:oasis:names:tc:opendocument:xmlns:dr3d:1.0" draw:type="non-primitive" svg:viewBox="0 0 21600 21600" draw:extrusion-brightness="47%" draw:extrusion-depth="0.55906in 0" draw:extrusion-diffusion="65.536%" draw:extrusion-second-light-level="37%" draw:extrusion-first-light-direction="(0 -0.05468 0.01094)" draw:extrusion-second-light-direction="(0 0.05468 0.01094)" draw:extrusion-skew="50 -135" draw:extrusion-specularity="80%" draw:extrusion-viewpoint="(1.36702in -1.36702in 9.84252in)" draw:enhanced-path="M ?f20 ?f2 L ?f21 ?f2 N M ?f22 ?f3 L ?f23 ?f3 N" draw:text-areas="?f24 ?f26 ?f25 ?f27" draw:text-path-mode="shape" draw:modifiers="50000" dr3d:shade-mode="gouraud" draw:text-path="true" draw:extrusion-color="true" draw:extrusion-first-light-harsh="false" draw:extrusion-second-light-harsh="false" draw:extrusion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?f5 / 21600"/>
                <draw:equation draw:name="f9" draw:formula="?f4 / 21600"/>
                <draw:equation draw:name="f10" draw:formula="$0"/>
                <draw:equation draw:name="f11" draw:formula="?f10 * ?f5 / 100000"/>
                <draw:equation draw:name="f12" draw:formula="?f11 - ?f7"/>
                <draw:equation draw:name="f13" draw:formula="?f11 - ?f0"/>
                <draw:equation draw:name="f14" draw:formula="?f1 - ?f11"/>
                <draw:equation draw:name="f15" draw:formula="?f13 * 2"/>
                <draw:equation draw:name="f16" draw:formula="?f14 * 2"/>
                <draw:equation draw:name="f17" draw:formula="if(?f12, ?f16, ?f15)"/>
                <draw:equation draw:name="f18" draw:formula="?f0 + ?f17"/>
                <draw:equation draw:name="f19" draw:formula="?f1 - ?f17"/>
                <draw:equation draw:name="f20" draw:formula="if(?f12, ?f0, ?f19)"/>
                <draw:equation draw:name="f21" draw:formula="if(?f12, ?f18, ?f1)"/>
                <draw:equation draw:name="f22" draw:formula="if(?f12, ?f19, ?f0)"/>
                <draw:equation draw:name="f23" draw:formula="if(?f12, ?f1, ?f18)"/>
                <draw:equation draw:name="f24" draw:formula="0 / ?f8"/>
                <draw:equation draw:name="f25" draw:formula="21600 / ?f8"/>
                <draw:equation draw:name="f26" draw:formula="0 / ?f9"/>
                <draw:equation draw:name="f27" draw:formula="21600 / ?f9"/>
              </draw:enhanced-geometry>
            </draw:custom-shape>
          </table:table-cell>
          <table:table-cell table:number-columns-repeated="16359" table:style-name="ce1"/>
        </table:table-row>
        <table:table-row table:style-name="ro7">
          <table:table-cell table:style-name="ce94"/>
          <table:table-cell office:value-type="string" table:style-name="ce106">
            <text:p>FIM DO MÊS</text:p>
          </table:table-cell>
          <table:table-cell table:number-columns-repeated="5" table:style-name="ce101"/>
          <table:table-cell table:style-name="ce107"/>
          <table:table-cell table:number-columns-repeated="4" table:style-name="ce89"/>
          <table:table-cell table:number-columns-repeated="16372" table:style-name="ce1"/>
        </table:table-row>
        <table:table-row table:style-name="ro7">
          <table:table-cell table:style-name="ce108"/>
          <table:table-cell office:value-type="string" table:style-name="ce101">
            <text:p>Pedidos de emprego</text:p>
          </table:table-cell>
          <table:table-cell office:value-type="float" office:value="938826" table:style-name="ce109">
            <text:p>938 826<text:s text:c="10"/></text:p>
          </table:table-cell>
          <table:table-cell office:value-type="float" office:value="4.0372608860431285" table:style-name="ce110">
            <text:p>+4,0<text:s text:c="13"/></text:p>
          </table:table-cell>
          <table:table-cell office:value-type="float" office:value="0.5864882702345966" table:style-name="ce111">
            <text:p>+0,6<text:s text:c="13"/></text:p>
          </table:table-cell>
          <table:table-cell table:style-name="ce112"/>
          <table:table-cell office:value-type="float" office:value="903023.83333333337" table:style-name="ce113">
            <text:p>903 024<text:s text:c="11"/></text:p>
          </table:table-cell>
          <table:table-cell table:number-columns-repeated="5" table:style-name="ce89"/>
          <table:table-cell table:number-columns-repeated="16372" table:style-name="ce1"/>
        </table:table-row>
        <table:table-row table:style-name="ro7">
          <table:table-cell table:style-name="ce105"/>
          <table:table-cell office:value-type="string" table:style-name="ce101">
            <text:p>Desemprego registado</text:p>
          </table:table-cell>
          <table:table-cell office:value-type="float" office:value="700954" table:style-name="ce109">
            <text:p>700 954<text:s text:c="10"/></text:p>
          </table:table-cell>
          <table:table-cell office:value-type="float" office:value="-5.2266664503367366" table:style-name="ce110">
            <text:p>-5,2<text:s text:c="13"/></text:p>
          </table:table-cell>
          <table:table-cell office:value-type="float" office:value="-0.6199961152770328" table:style-name="ce110">
            <text:p>-0,6<text:s text:c="13"/></text:p>
          </table:table-cell>
          <table:table-cell table:style-name="ce112"/>
          <table:table-cell office:value-type="float" office:value="701691.41666666663" table:style-name="ce113">
            <text:p>701 691<text:s text:c="11"/></text:p>
          </table:table-cell>
          <table:table-cell table:style-name="ce114"/>
          <table:table-cell table:number-columns-repeated="4" table:style-name="ce89"/>
          <table:table-cell table:number-columns-repeated="16372" table:style-name="ce1"/>
        </table:table-row>
        <table:table-row table:style-name="ro7">
          <table:table-cell table:style-name="ce115"/>
          <table:table-cell office:value-type="string" table:style-name="ce101">
            <text:p>Ofertas de emprego</text:p>
          </table:table-cell>
          <table:table-cell office:value-type="float" office:value="18795" table:style-name="ce109">
            <text:p>18 795<text:s text:c="10"/></text:p>
          </table:table-cell>
          <table:table-cell office:value-type="float" office:value="71.95791399817017" table:style-name="ce110">
            <text:p>+72,0<text:s text:c="13"/></text:p>
          </table:table-cell>
          <table:table-cell office:value-type="float" office:value="9.9251374429757817" table:style-name="ce110">
            <text:p>+9,9<text:s text:c="13"/></text:p>
          </table:table-cell>
          <table:table-cell table:style-name="ce112"/>
          <table:table-cell office:value-type="float" office:value="16887.083333333332" table:style-name="ce113">
            <text:p>16 887<text:s text:c="11"/></text:p>
          </table:table-cell>
          <table:table-cell table:style-name="ce114"/>
          <table:table-cell table:number-columns-repeated="4" table:style-name="ce89"/>
          <table:table-cell table:number-columns-repeated="16372" table:style-name="ce1"/>
        </table:table-row>
        <table:table-row table:style-name="ro7">
          <table:table-cell table:style-name="ce115"/>
          <table:table-cell table:style-name="ce101"/>
          <table:table-cell table:style-name="ce109"/>
          <table:table-cell table:number-columns-repeated="2" table:style-name="ce110"/>
          <table:table-cell table:style-name="ce112"/>
          <table:table-cell table:style-name="ce113"/>
          <table:table-cell table:style-name="ce114"/>
          <table:table-cell table:number-columns-repeated="4" table:style-name="ce89"/>
          <table:table-cell table:number-columns-repeated="16372" table:style-name="ce1"/>
        </table:table-row>
        <table:table-row table:style-name="ro7">
          <table:table-cell table:style-name="ce116"/>
          <table:table-cell office:value-type="string" table:style-name="ce106">
            <text:p>LONGO DO MÊS</text:p>
          </table:table-cell>
          <table:table-cell table:style-name="ce109"/>
          <table:table-cell table:number-columns-repeated="2" table:style-name="ce110"/>
          <table:table-cell table:style-name="ce112"/>
          <table:table-cell table:style-name="ce113"/>
          <table:table-cell table:style-name="ce114"/>
          <table:table-cell table:number-columns-repeated="4" table:style-name="ce89"/>
          <table:table-cell table:number-columns-repeated="16372" table:style-name="ce1"/>
        </table:table-row>
        <table:table-row table:style-name="ro7">
          <table:table-cell table:style-name="ce115"/>
          <table:table-cell office:value-type="string" table:style-name="ce101">
            <text:p>Pedidos de emprego</text:p>
          </table:table-cell>
          <table:table-cell office:value-type="float" office:value="61210" table:style-name="ce109">
            <text:p>61 210<text:s text:c="10"/></text:p>
          </table:table-cell>
          <table:table-cell office:value-type="float" office:value="2.9448863923039426" table:style-name="ce110">
            <text:p>+2,9<text:s text:c="13"/></text:p>
          </table:table-cell>
          <table:table-cell office:value-type="float" office:value="-20.506493506493513" table:style-name="ce110">
            <text:p>-20,5<text:s text:c="13"/></text:p>
          </table:table-cell>
          <table:table-cell table:style-name="ce112"/>
          <table:table-cell office:value-type="float" office:value="66660.75" table:style-name="ce113">
            <text:p>66 661<text:s text:c="11"/></text:p>
          </table:table-cell>
          <table:table-cell table:style-name="ce114"/>
          <table:table-cell table:number-columns-repeated="4" table:style-name="ce89"/>
          <table:table-cell table:number-columns-repeated="16372" table:style-name="ce1"/>
        </table:table-row>
        <table:table-row table:style-name="ro7">
          <table:table-cell table:style-name="ce115"/>
          <table:table-cell office:value-type="string" table:style-name="ce101">
            <text:p>Desempregados</text:p>
          </table:table-cell>
          <table:table-cell office:value-type="float" office:value="58793" table:style-name="ce109">
            <text:p>58 793<text:s text:c="10"/></text:p>
          </table:table-cell>
          <table:table-cell office:value-type="float" office:value="2.9433394032777755" table:style-name="ce110">
            <text:p>+2,9<text:s text:c="13"/></text:p>
          </table:table-cell>
          <table:table-cell office:value-type="float" office:value="-20.783367916138943" table:style-name="ce110">
            <text:p>-20,8<text:s text:c="13"/></text:p>
          </table:table-cell>
          <table:table-cell table:style-name="ce112"/>
          <table:table-cell office:value-type="float" office:value="64027.833333333336" table:style-name="ce113">
            <text:p>64 028<text:s text:c="11"/></text:p>
          </table:table-cell>
          <table:table-cell table:style-name="ce114"/>
          <table:table-cell table:number-columns-repeated="4" table:style-name="ce89"/>
          <table:table-cell table:number-columns-repeated="16372" table:style-name="ce1"/>
        </table:table-row>
        <table:table-row table:style-name="ro7">
          <table:table-cell table:style-name="ce115"/>
          <table:table-cell office:value-type="string" table:style-name="ce101">
            <text:p>Ofertas de emprego</text:p>
          </table:table-cell>
          <table:table-cell office:value-type="float" office:value="13477" table:style-name="ce109">
            <text:p>13 477<text:s text:c="10"/></text:p>
          </table:table-cell>
          <table:table-cell office:value-type="float" office:value="76.031870428422138" table:style-name="ce110">
            <text:p>+76,0<text:s text:c="13"/></text:p>
          </table:table-cell>
          <table:table-cell office:value-type="float" office:value="-6.1424890312695766" table:style-name="ce110">
            <text:p>-6,1<text:s text:c="13"/></text:p>
          </table:table-cell>
          <table:table-cell table:style-name="ce112"/>
          <table:table-cell office:value-type="float" office:value="12652.166666666666" table:style-name="ce113">
            <text:p>12 652<text:s text:c="11"/></text:p>
          </table:table-cell>
          <table:table-cell table:style-name="ce114"/>
          <table:table-cell table:number-columns-repeated="4" table:style-name="ce89"/>
          <table:table-cell table:number-columns-repeated="16372" table:style-name="ce1"/>
        </table:table-row>
        <table:table-row table:style-name="ro7">
          <table:table-cell table:style-name="ce89"/>
          <table:table-cell office:value-type="string" table:style-name="ce101">
            <text:p>Colocações</text:p>
          </table:table-cell>
          <table:table-cell office:value-type="float" office:value="7426" table:style-name="ce109">
            <text:p>7 426<text:s text:c="10"/></text:p>
          </table:table-cell>
          <table:table-cell office:value-type="float" office:value="55.975635370720425" table:style-name="ce110">
            <text:p>+56,0<text:s text:c="13"/></text:p>
          </table:table-cell>
          <table:table-cell office:value-type="float" office:value="-21.125862984599038" table:style-name="ce110">
            <text:p>-21,1<text:s text:c="13"/></text:p>
          </table:table-cell>
          <table:table-cell table:style-name="ce112"/>
          <table:table-cell office:value-type="float" office:value="7609.833333333333" table:style-name="ce113">
            <text:p>7 610<text:s text:c="11"/></text:p>
          </table:table-cell>
          <table:table-cell table:style-name="ce114"/>
          <table:table-cell table:number-columns-repeated="4" table:style-name="ce89"/>
          <table:table-cell table:number-columns-repeated="16372" table:style-name="ce1"/>
        </table:table-row>
        <table:table-row table:style-name="ro6">
          <table:table-cell table:style-name="ce89"/>
          <table:table-cell table:style-name="ce7"/>
          <table:table-cell table:style-name="ce117"/>
          <table:table-cell table:number-columns-repeated="3" table:style-name="ce118"/>
          <table:table-cell table:style-name="ce117"/>
          <table:table-cell table:style-name="ce114"/>
          <table:table-cell table:number-columns-repeated="4" table:style-name="ce89"/>
          <table:table-cell table:number-columns-repeated="16372" table:style-name="ce1"/>
        </table:table-row>
        <table:table-row table:style-name="ro6">
          <table:table-cell table:style-name="ce89"/>
          <table:table-cell table:style-name="ce119"/>
          <table:table-cell table:style-name="ce117"/>
          <table:table-cell table:number-columns-repeated="3" table:style-name="ce118"/>
          <table:table-cell table:style-name="ce117"/>
          <table:table-cell table:style-name="ce114"/>
          <table:table-cell table:number-columns-repeated="4" table:style-name="ce89"/>
          <table:table-cell table:number-columns-repeated="16372" table:style-name="ce1"/>
        </table:table-row>
        <table:table-row table:style-name="ro6">
          <table:table-cell table:style-name="ce108"/>
          <table:table-cell table:number-columns-repeated="6" table:style-name="ce99"/>
          <table:table-cell table:style-name="ce120"/>
          <table:table-cell table:number-columns-repeated="4" table:style-name="ce89"/>
          <table:table-cell table:number-columns-repeated="16372" table:style-name="ce1"/>
        </table:table-row>
        <table:table-row table:style-name="ro6">
          <table:table-cell table:style-name="ce89"/>
          <table:table-cell table:number-columns-spanned="7" table:number-rows-spanned="1" table:style-name="ce127"/>
          <table:covered-table-cell table:number-columns-repeated="6"/>
          <table:table-cell table:number-columns-repeated="4" table:style-name="ce89"/>
          <table:table-cell table:number-columns-repeated="16372" table:style-name="ce1"/>
        </table:table-row>
        <table:table-row table:style-name="ro6">
          <table:table-cell table:number-columns-repeated="7" table:style-name="ce89"/>
          <table:table-cell table:style-name="ce114"/>
          <table:table-cell table:number-columns-repeated="4" table:style-name="ce89"/>
          <table:table-cell table:number-columns-repeated="16372" table:style-name="ce1"/>
        </table:table-row>
        <table:table-row table:number-rows-repeated="3" table:style-name="ro6">
          <table:table-cell table:style-name="ce89"/>
          <table:table-cell table:style-name="ce121"/>
          <table:table-cell table:style-name="ce122"/>
          <table:table-cell table:number-columns-repeated="3" table:style-name="ce123"/>
          <table:table-cell table:number-columns-repeated="2" table:style-name="ce114"/>
          <table:table-cell table:number-columns-repeated="4" table:style-name="ce89"/>
          <table:table-cell table:number-columns-repeated="16372" table:style-name="ce1"/>
        </table:table-row>
        <table:table-row table:style-name="ro6">
          <table:table-cell table:number-columns-repeated="16384"/>
        </table:table-row>
        <table:table-row table:number-rows-repeated="3" table:style-name="ro6">
          <table:table-cell table:style-name="ce89"/>
          <table:table-cell table:number-columns-repeated="7" table:style-name="ce124"/>
          <table:table-cell table:number-columns-repeated="4" table:style-name="ce89"/>
          <table:table-cell table:number-columns-repeated="16372" table:style-name="ce1"/>
        </table:table-row>
        <table:table-row table:style-name="ro6">
          <table:table-cell table:style-name="ce89"/>
          <table:table-cell table:number-columns-repeated="7" table:style-name="ce124"/>
          <table:table-cell table:number-columns-repeated="2" table:style-name="ce89"/>
          <table:table-cell table:number-columns-repeated="2" table:style-name="ce121"/>
          <table:table-cell table:number-columns-repeated="16372" table:style-name="ce1"/>
        </table:table-row>
        <table:table-row table:number-rows-repeated="5" table:style-name="ro6">
          <table:table-cell table:number-columns-repeated="10" table:style-name="ce89"/>
          <table:table-cell table:number-columns-repeated="2" table:style-name="ce121"/>
          <table:table-cell table:number-columns-repeated="16372" table:style-name="ce1"/>
        </table:table-row>
        <table:table-row table:number-rows-repeated="1048537" table:style-name="ro6">
          <table:table-cell table:number-columns-repeated="16384"/>
        </table:table-row>
      </table:table>
      <table:table table:name="QI" table:style-name="ta5" table:print-ranges="QI.B1:QI.K47">
        <table:table-column table:style-name="co15" table:default-cell-style-name="ce128"/>
        <table:table-column table:style-name="co29" table:default-cell-style-name="ce128"/>
        <table:table-column table:style-name="co30" table:default-cell-style-name="ce128"/>
        <table:table-column table:style-name="co10" table:default-cell-style-name="ce128"/>
        <table:table-column table:style-name="co31" table:default-cell-style-name="ce128"/>
        <table:table-column table:style-name="co32" table:default-cell-style-name="ce128"/>
        <table:table-column table:style-name="co19" table:default-cell-style-name="ce128"/>
        <table:table-column table:style-name="co33" table:default-cell-style-name="ce128"/>
        <table:table-column table:style-name="co34" table:default-cell-style-name="ce128"/>
        <table:table-column table:style-name="co35" table:default-cell-style-name="ce128"/>
        <table:table-column table:style-name="co33" table:default-cell-style-name="ce128"/>
        <table:table-column table:style-name="co28" table:number-columns-repeated="16373" table:default-cell-style-name="ce128"/>
        <table:table-row table:style-name="ro11">
          <table:table-cell table:style-name="ce1"/>
          <table:table-cell table:style-name="ce129">
            <draw:frame draw:z-index="3" draw:id="id96" draw:style-name="a178" draw:name="Picture 452" svg:x="0.09375in" svg:y="0.14583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3" table:style-name="ce129"/>
          <table:table-cell table:style-name="ce129">
            <draw:frame draw:z-index="1" draw:id="id94" draw:style-name="a172" draw:name="Picture 453" svg:x="0.13542in" svg:y="0.22917in" svg:width="2.58333in" svg:height="0.41667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number-columns-repeated="5" table:style-name="ce129"/>
          <table:table-cell table:number-columns-repeated="6" table:style-name="ce128"/>
          <table:table-cell table:number-columns-repeated="16367" table:style-name="ce1"/>
        </table:table-row>
        <table:table-row table:style-name="ro12">
          <table:table-cell table:style-name="ce1"/>
          <table:table-cell table:number-columns-repeated="4" table:style-name="ce129"/>
          <table:table-cell table:style-name="ce129">
            <draw:frame draw:z-index="2" draw:id="id95" draw:style-name="a177" draw:name="Text Box 454" svg:x="0.45834in" svg:y="0in" svg:width="1.82292in" svg:height="0.20833in">
              <draw:text-box>
                <text:p text:style-name="a174" text:class-names="" text:cond-style-name=""><text:span text:style-name="a173" text:class-names="">FEVEREIRO 2014, <text:s text:c="1"/>Nº 02</text:span></text:p>
                <text:p text:style-name="a176" text:class-names="" text:cond-style-name=""><text:span text:style-name="a175" text:class-names=""/></text:p>
              </draw:text-box>
              <svg:title/>
              <svg:desc/>
            </draw:frame>
          </table:table-cell>
          <table:table-cell table:number-columns-repeated="5" table:style-name="ce129"/>
          <table:table-cell table:number-columns-repeated="6" table:style-name="ce128"/>
          <table:table-cell table:number-columns-repeated="16367" table:style-name="ce1"/>
        </table:table-row>
        <table:table-row table:style-name="ro2">
          <table:table-cell table:style-name="ce1"/>
          <table:table-cell table:number-columns-repeated="10" table:style-name="ce129"/>
          <table:table-cell table:number-columns-repeated="6" table:style-name="ce128"/>
          <table:table-cell table:number-columns-repeated="16367" table:style-name="ce1"/>
        </table:table-row>
        <table:table-row table:style-name="ro13">
          <table:table-cell table:style-name="ce1"/>
          <table:table-cell office:value-type="string" table:number-columns-spanned="10" table:number-rows-spanned="1" table:style-name="ce173">
            <text:p>QUADRO I - PEDIDOS DE EMPREGO</text:p>
          </table:table-cell>
          <table:covered-table-cell table:number-columns-repeated="9"/>
          <table:table-cell table:number-columns-repeated="6" table:style-name="ce128"/>
          <table:table-cell table:number-columns-repeated="16367" table:style-name="ce1"/>
        </table:table-row>
        <table:table-row table:style-name="ro14">
          <table:table-cell table:style-name="ce1"/>
          <table:table-cell office:value-type="string" table:number-columns-spanned="10" table:number-rows-spanned="1" table:style-name="ce174">
            <text:p>Situação no fim dos meses</text:p>
          </table:table-cell>
          <table:covered-table-cell table:number-columns-repeated="9"/>
          <table:table-cell table:number-columns-repeated="6" table:style-name="ce128"/>
          <table:table-cell table:number-columns-repeated="16367" table:style-name="ce1"/>
        </table:table-row>
        <table:table-row table:style-name="ro15">
          <table:table-cell table:style-name="ce1"/>
          <table:table-cell office:value-type="string" table:style-name="ce130">
            <text:p>PORTUGAL</text:p>
          </table:table-cell>
          <table:table-cell table:number-columns-repeated="9" table:style-name="ce129"/>
          <table:table-cell table:number-columns-repeated="6" table:style-name="ce128"/>
          <table:table-cell table:number-columns-repeated="16367" table:style-name="ce1"/>
        </table:table-row>
        <table:table-row table:style-name="ro16">
          <table:table-cell table:style-name="ce131"/>
          <table:table-cell table:style-name="ce132"/>
          <table:table-cell office:value-type="float" office:value="2013" table:style-name="ce133">
            <text:p>2013</text:p>
          </table:table-cell>
          <table:table-cell table:style-name="ce134"/>
          <table:table-cell office:value-type="float" office:value="2014" table:number-columns-spanned="4" table:number-rows-spanned="1" table:style-name="ce175">
            <text:p>2014</text:p>
          </table:table-cell>
          <table:covered-table-cell table:number-columns-repeated="3"/>
          <table:table-cell office:value-type="string" table:number-columns-spanned="3" table:number-rows-spanned="1" table:style-name="ce176">
            <text:p>var.%</text:p>
          </table:table-cell>
          <table:covered-table-cell table:number-columns-repeated="2"/>
          <table:table-cell table:number-columns-repeated="16373" table:style-name="ce131"/>
        </table:table-row>
        <table:table-row table:style-name="ro17">
          <table:table-cell table:style-name="ce131"/>
          <table:table-cell table:style-name="ce135"/>
          <table:table-cell office:value-type="string" table:style-name="ce136">
            <text:p>FEVER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JAN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FEVEREIRO</text:p>
          </table:table-cell>
          <table:table-cell office:value-type="string" table:style-name="ce138">
            <text:p>%</text:p>
          </table:table-cell>
          <table:table-cell office:value-type="string" table:number-columns-spanned="2" table:number-rows-spanned="1" table:style-name="ce177">
            <text:p>mês homólogo</text:p>
          </table:table-cell>
          <table:covered-table-cell/>
          <table:table-cell office:value-type="string" table:style-name="ce139">
            <text:p>mês <text:s text:c="2"/>anterior</text:p>
          </table:table-cell>
          <table:table-cell table:number-columns-repeated="6" table:style-name="ce140"/>
          <table:table-cell table:number-columns-repeated="16367" table:style-name="ce131"/>
        </table:table-row>
        <table:table-row table:style-name="ro18">
          <table:table-cell table:style-name="ce1"/>
          <table:table-cell office:value-type="string" table:style-name="ce141">
            <text:p>PEDIDOS DE EMPREGO</text:p>
          </table:table-cell>
          <table:table-cell office:value-type="float" office:value="902394" table:style-name="ce142">
            <text:p>902 394</text:p>
          </table:table-cell>
          <table:table-cell office:value-type="float" office:value="100" table:style-name="ce143">
            <text:p>100,0<text:s text:c="5"/></text:p>
          </table:table-cell>
          <table:table-cell office:value-type="float" office:value="933352" table:style-name="ce144">
            <text:p>933 352</text:p>
          </table:table-cell>
          <table:table-cell office:value-type="float" office:value="100" table:style-name="ce143">
            <text:p>100,0<text:s text:c="5"/></text:p>
          </table:table-cell>
          <table:table-cell office:value-type="float" office:value="938826" table:style-name="ce144">
            <text:p>938 826</text:p>
          </table:table-cell>
          <table:table-cell office:value-type="float" office:value="100" table:style-name="ce143">
            <text:p>100,0<text:s text:c="5"/></text:p>
          </table:table-cell>
          <table:table-cell table:style-name="ce145"/>
          <table:table-cell office:value-type="float" office:value="4.0372608860431285" table:style-name="ce146">
            <text:p>+4,0<text:s text:c="3"/></text:p>
          </table:table-cell>
          <table:table-cell office:value-type="float" office:value="0.5864882702345966" table:style-name="ce146">
            <text:p>+0,6<text:s text:c="3"/></text:p>
          </table:table-cell>
          <table:table-cell table:style-name="ce147"/>
          <table:table-cell table:style-name="ce128"/>
          <table:table-cell table:number-columns-repeated="4" table:style-name="ce148"/>
          <table:table-cell table:number-columns-repeated="16367" table:style-name="ce1"/>
        </table:table-row>
        <table:table-row table:style-name="ro7">
          <table:table-cell table:style-name="ce1"/>
          <table:table-cell office:value-type="string" table:style-name="ce131">
            <text:p><text:s text:c="7"/>Desemprego registado</text:p>
          </table:table-cell>
          <table:table-cell office:value-type="float" office:value="739611" table:style-name="ce149">
            <text:p>739 611</text:p>
          </table:table-cell>
          <table:table-cell office:value-type="float" office:value="81.960983783136854" table:style-name="ce150">
            <text:p>82,0<text:s text:c="5"/></text:p>
          </table:table-cell>
          <table:table-cell office:value-type="float" office:value="705327" table:style-name="ce151">
            <text:p>705 327</text:p>
          </table:table-cell>
          <table:table-cell office:value-type="float" office:value="75.56923861522769" table:style-name="ce150">
            <text:p>75,6<text:s text:c="5"/></text:p>
          </table:table-cell>
          <table:table-cell office:value-type="float" office:value="700954" table:style-name="ce151">
            <text:p>700 954</text:p>
          </table:table-cell>
          <table:table-cell office:value-type="float" office:value="74.662823569010655" table:style-name="ce150">
            <text:p>74,7<text:s text:c="5"/></text:p>
          </table:table-cell>
          <table:table-cell table:style-name="ce150"/>
          <table:table-cell office:value-type="float" office:value="-5.2266664503367366" table:style-name="ce152">
            <text:p>-5,2<text:s text:c="3"/></text:p>
          </table:table-cell>
          <table:table-cell office:value-type="float" office:value="-0.6199961152770328" table:style-name="ce152">
            <text:p>-0,6<text:s text:c="3"/></text:p>
          </table:table-cell>
          <table:table-cell table:style-name="ce148"/>
          <table:table-cell table:number-columns-repeated="3" table:style-name="ce153"/>
          <table:table-cell table:number-columns-repeated="2" table:style-name="ce148"/>
          <table:table-cell table:number-columns-repeated="16367" table:style-name="ce1"/>
        </table:table-row>
        <table:table-row table:style-name="ro7">
          <table:table-cell table:style-name="ce1"/>
          <table:table-cell office:value-type="string" table:style-name="ce131">
            <text:p><text:s text:c="7"/>Empregados</text:p>
          </table:table-cell>
          <table:table-cell office:value-type="float" office:value="59018" table:style-name="ce149">
            <text:p>59 018</text:p>
          </table:table-cell>
          <table:table-cell office:value-type="float" office:value="6.5401587333249109" table:style-name="ce150">
            <text:p>6,5<text:s text:c="5"/></text:p>
          </table:table-cell>
          <table:table-cell office:value-type="float" office:value="62912" table:style-name="ce151">
            <text:p>62 912</text:p>
          </table:table-cell>
          <table:table-cell office:value-type="float" office:value="6.7404366198390315" table:style-name="ce150">
            <text:p>6,7<text:s text:c="5"/></text:p>
          </table:table-cell>
          <table:table-cell office:value-type="float" office:value="63259" table:style-name="ce151">
            <text:p>63 259</text:p>
          </table:table-cell>
          <table:table-cell office:value-type="float" office:value="6.7380963032553423" table:style-name="ce150">
            <text:p>6,7<text:s text:c="5"/></text:p>
          </table:table-cell>
          <table:table-cell table:style-name="ce150"/>
          <table:table-cell office:value-type="float" office:value="7.185943271544275" table:style-name="ce152">
            <text:p>+7,2<text:s text:c="3"/></text:p>
          </table:table-cell>
          <table:table-cell office:value-type="float" office:value="0.55156408952186098" table:style-name="ce152">
            <text:p>+0,6<text:s text:c="3"/></text:p>
          </table:table-cell>
          <table:table-cell table:style-name="ce148"/>
          <table:table-cell table:number-columns-repeated="3" table:style-name="ce153"/>
          <table:table-cell table:number-columns-repeated="2" table:style-name="ce148"/>
          <table:table-cell table:number-columns-repeated="16367" table:style-name="ce1"/>
        </table:table-row>
        <table:table-row table:style-name="ro7">
          <table:table-cell table:style-name="ce1"/>
          <table:table-cell office:value-type="string" table:style-name="ce131">
            <text:p><text:s text:c="7"/>Ocupados</text:p>
          </table:table-cell>
          <table:table-cell office:value-type="float" office:value="85192" table:style-name="ce149">
            <text:p>85 192</text:p>
          </table:table-cell>
          <table:table-cell office:value-type="float" office:value="9.44066560726246" table:style-name="ce150">
            <text:p>9,4<text:s text:c="5"/></text:p>
          </table:table-cell>
          <table:table-cell office:value-type="float" office:value="144445" table:style-name="ce151">
            <text:p>144 445</text:p>
          </table:table-cell>
          <table:table-cell office:value-type="float" office:value="15.475940481190376" table:style-name="ce150">
            <text:p>15,5<text:s text:c="5"/></text:p>
          </table:table-cell>
          <table:table-cell office:value-type="float" office:value="153553" table:style-name="ce151">
            <text:p>153 553</text:p>
          </table:table-cell>
          <table:table-cell office:value-type="float" office:value="16.355852948256651" table:style-name="ce150">
            <text:p>16,4<text:s text:c="5"/></text:p>
          </table:table-cell>
          <table:table-cell table:style-name="ce150"/>
          <table:table-cell office:value-type="float" office:value="80.243450089210256" table:style-name="ce152">
            <text:p>+80,2<text:s text:c="3"/></text:p>
          </table:table-cell>
          <table:table-cell office:value-type="float" office:value="6.3055142095607408" table:style-name="ce152">
            <text:p>+6,3<text:s text:c="3"/></text:p>
          </table:table-cell>
          <table:table-cell table:style-name="ce148"/>
          <table:table-cell table:number-columns-repeated="3" table:style-name="ce153"/>
          <table:table-cell table:number-columns-repeated="2" table:style-name="ce148"/>
          <table:table-cell table:number-columns-repeated="16367" table:style-name="ce1"/>
        </table:table-row>
        <table:table-row table:style-name="ro7">
          <table:table-cell table:style-name="ce1"/>
          <table:table-cell office:value-type="string" table:style-name="ce131">
            <text:p><text:s text:c="7"/>Indisponíveis temporariamente</text:p>
          </table:table-cell>
          <table:table-cell office:value-type="float" office:value="18573" table:style-name="ce149">
            <text:p>18 573</text:p>
          </table:table-cell>
          <table:table-cell office:value-type="float" office:value="2.0581918762757732" table:style-name="ce150">
            <text:p>2,1<text:s text:c="5"/></text:p>
          </table:table-cell>
          <table:table-cell office:value-type="float" office:value="20668" table:style-name="ce151">
            <text:p>20 668</text:p>
          </table:table-cell>
          <table:table-cell office:value-type="float" office:value="2.2143842837428966" table:style-name="ce150">
            <text:p>2,2<text:s text:c="5"/></text:p>
          </table:table-cell>
          <table:table-cell office:value-type="float" office:value="21060" table:style-name="ce151">
            <text:p>21 060</text:p>
          </table:table-cell>
          <table:table-cell office:value-type="float" office:value="2.2432271794773473" table:style-name="ce150">
            <text:p>2,2<text:s text:c="5"/></text:p>
          </table:table-cell>
          <table:table-cell table:style-name="ce150"/>
          <table:table-cell office:value-type="float" office:value="13.390405427233091" table:style-name="ce152">
            <text:p>+13,4<text:s text:c="3"/></text:p>
          </table:table-cell>
          <table:table-cell office:value-type="float" office:value="1.8966518289142584" table:style-name="ce152">
            <text:p>+1,9<text:s text:c="3"/></text:p>
          </table:table-cell>
          <table:table-cell table:style-name="ce148"/>
          <table:table-cell table:number-columns-repeated="3" table:style-name="ce153"/>
          <table:table-cell table:number-columns-repeated="2" table:style-name="ce148"/>
          <table:table-cell table:number-columns-repeated="16367" table:style-name="ce1"/>
        </table:table-row>
        <table:table-row table:style-name="ro1">
          <table:table-cell table:style-name="ce1"/>
          <table:table-cell table:style-name="ce141"/>
          <table:table-cell table:style-name="ce154"/>
          <table:table-cell table:style-name="ce155"/>
          <table:table-cell office:value-type="string" table:style-name="ce156">
            <text:p><text:s/></text:p>
          </table:table-cell>
          <table:table-cell table:style-name="ce155"/>
          <table:table-cell table:style-name="ce156"/>
          <table:table-cell table:number-columns-repeated="2" table:style-name="ce155"/>
          <table:table-cell table:number-columns-repeated="2" table:style-name="ce157"/>
          <table:table-cell table:number-columns-repeated="6" table:style-name="ce148"/>
          <table:table-cell table:number-columns-repeated="16367" table:style-name="ce1"/>
        </table:table-row>
        <table:table-row table:style-name="ro16">
          <table:table-cell table:style-name="ce158"/>
          <table:table-cell office:value-type="string" table:style-name="ce141">
            <text:p><text:s text:c="7"/>Desemprego registado</text:p>
          </table:table-cell>
          <table:table-cell office:value-type="float" office:value="739611" table:style-name="ce142">
            <text:p>739 611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705327" table:style-name="ce159">
            <text:p>705 327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700954" table:style-name="ce159">
            <text:p>700 954</text:p>
          </table:table-cell>
          <table:table-cell office:value-type="float" office:value="100" table:style-name="ce145">
            <text:p>100,0<text:s text:c="5"/></text:p>
          </table:table-cell>
          <table:table-cell table:style-name="ce145"/>
          <table:table-cell office:value-type="float" office:value="-5.2266664503367366" table:style-name="ce146">
            <text:p>-5,2<text:s text:c="3"/></text:p>
          </table:table-cell>
          <table:table-cell office:value-type="float" office:value="-0.6199961152770328" table:style-name="ce146">
            <text:p>-0,6<text:s text:c="3"/></text:p>
          </table:table-cell>
          <table:table-cell table:number-columns-repeated="2" table:style-name="ce158"/>
          <table:table-cell table:number-columns-repeated="4" table:style-name="ce160"/>
          <table:table-cell table:number-columns-repeated="16367" table:style-name="ce158"/>
        </table:table-row>
        <table:table-row table:style-name="ro11">
          <table:table-cell table:style-name="ce158"/>
          <table:table-cell office:value-type="string" table:style-name="ce161">
            <text:p><text:s text:c="13"/>Homens</text:p>
          </table:table-cell>
          <table:table-cell office:value-type="float" office:value="368906" table:style-name="ce151">
            <text:p>368 906</text:p>
          </table:table-cell>
          <table:table-cell office:value-type="float" office:value="49.878382014329155" table:style-name="ce150">
            <text:p>49,9<text:s text:c="5"/></text:p>
          </table:table-cell>
          <table:table-cell office:value-type="float" office:value="345764" table:style-name="ce151">
            <text:p>345 764</text:p>
          </table:table-cell>
          <table:table-cell office:value-type="float" office:value="49.021801235455328" table:style-name="ce150">
            <text:p>49,0<text:s text:c="5"/></text:p>
          </table:table-cell>
          <table:table-cell office:value-type="float" office:value="345319" table:style-name="ce151">
            <text:p>345 319</text:p>
          </table:table-cell>
          <table:table-cell office:value-type="float" office:value="49.264145721402549" table:style-name="ce150">
            <text:p>49,3<text:s text:c="5"/></text:p>
          </table:table-cell>
          <table:table-cell table:style-name="ce145"/>
          <table:table-cell office:value-type="float" office:value="-6.3937696865868219" table:style-name="ce152">
            <text:p>-6,4<text:s text:c="3"/></text:p>
          </table:table-cell>
          <table:table-cell office:value-type="float" office:value="-0.12870050091969176" table:style-name="ce152">
            <text:p>-0,1<text:s text:c="3"/></text:p>
          </table:table-cell>
          <table:table-cell table:style-name="ce162"/>
          <table:table-cell table:style-name="ce158"/>
          <table:table-cell table:number-columns-repeated="4" table:style-name="ce160"/>
          <table:table-cell table:number-columns-repeated="16367" table:style-name="ce158"/>
        </table:table-row>
        <table:table-row table:style-name="ro10">
          <table:table-cell table:style-name="ce158"/>
          <table:table-cell office:value-type="string" table:style-name="ce131">
            <text:p><text:s text:c="13"/>Mulheres</text:p>
          </table:table-cell>
          <table:table-cell office:value-type="float" office:value="370705" table:style-name="ce149">
            <text:p>370 705</text:p>
          </table:table-cell>
          <table:table-cell office:value-type="float" office:value="50.121617985670838" table:style-name="ce150">
            <text:p>50,1<text:s text:c="5"/></text:p>
          </table:table-cell>
          <table:table-cell office:value-type="float" office:value="359563" table:style-name="ce151">
            <text:p>359 563</text:p>
          </table:table-cell>
          <table:table-cell office:value-type="float" office:value="50.978198764544672" table:style-name="ce150">
            <text:p>51,0<text:s text:c="5"/></text:p>
          </table:table-cell>
          <table:table-cell office:value-type="float" office:value="355635" table:style-name="ce151">
            <text:p>355 635</text:p>
          </table:table-cell>
          <table:table-cell office:value-type="float" office:value="50.735854278597458" table:style-name="ce150">
            <text:p>50,7<text:s text:c="5"/></text:p>
          </table:table-cell>
          <table:table-cell table:style-name="ce145"/>
          <table:table-cell office:value-type="float" office:value="-4.0652270673446509" table:style-name="ce152">
            <text:p>-4,1<text:s text:c="3"/></text:p>
          </table:table-cell>
          <table:table-cell office:value-type="float" office:value="-1.0924372085003142" table:style-name="ce152">
            <text:p>-1,1<text:s text:c="3"/></text:p>
          </table:table-cell>
          <table:table-cell table:style-name="ce158"/>
          <table:table-cell table:style-name="ce163"/>
          <table:table-cell table:number-columns-repeated="4" table:style-name="ce160"/>
          <table:table-cell table:number-columns-repeated="16367" table:style-name="ce158"/>
        </table:table-row>
        <table:table-row table:style-name="ro11">
          <table:table-cell table:style-name="ce158"/>
          <table:table-cell office:value-type="string" table:style-name="ce131">
            <text:p><text:s text:c="13"/>&lt; 25 anos de idade</text:p>
          </table:table-cell>
          <table:table-cell office:value-type="float" office:value="91800" table:style-name="ce149">
            <text:p>91 800</text:p>
          </table:table-cell>
          <table:table-cell office:value-type="float" office:value="12.411930055123571" table:style-name="ce150">
            <text:p>12,4<text:s text:c="5"/></text:p>
          </table:table-cell>
          <table:table-cell office:value-type="float" office:value="93606" table:style-name="ce151">
            <text:p>93 606</text:p>
          </table:table-cell>
          <table:table-cell office:value-type="float" office:value="13.271291188342429" table:style-name="ce150">
            <text:p>13,3<text:s text:c="5"/></text:p>
          </table:table-cell>
          <table:table-cell office:value-type="float" office:value="93306" table:style-name="ce151">
            <text:p>93 306</text:p>
          </table:table-cell>
          <table:table-cell office:value-type="float" office:value="13.311287188602961" table:style-name="ce150">
            <text:p>13,3<text:s text:c="5"/></text:p>
          </table:table-cell>
          <table:table-cell table:style-name="ce150"/>
          <table:table-cell office:value-type="float" office:value="1.6405228758169983" table:style-name="ce152">
            <text:p>+1,6<text:s text:c="3"/></text:p>
          </table:table-cell>
          <table:table-cell office:value-type="float" office:value="-0.32049227613613596" table:style-name="ce152">
            <text:p>-0,3<text:s text:c="3"/></text:p>
          </table:table-cell>
          <table:table-cell table:style-name="ce162"/>
          <table:table-cell table:number-columns-repeated="5" table:style-name="ce160"/>
          <table:table-cell table:number-columns-repeated="16367" table:style-name="ce158"/>
        </table:table-row>
        <table:table-row table:style-name="ro10">
          <table:table-cell table:style-name="ce158"/>
          <table:table-cell office:value-type="string" table:style-name="ce131">
            <text:p><text:s text:c="13"/>&gt;= 25 anos de idade</text:p>
          </table:table-cell>
          <table:table-cell office:value-type="float" office:value="647811" table:style-name="ce149">
            <text:p>647 811</text:p>
          </table:table-cell>
          <table:table-cell office:value-type="float" office:value="87.588069944876423" table:style-name="ce150">
            <text:p>87,6<text:s text:c="5"/></text:p>
          </table:table-cell>
          <table:table-cell office:value-type="float" office:value="611721" table:style-name="ce151">
            <text:p>611 721</text:p>
          </table:table-cell>
          <table:table-cell office:value-type="float" office:value="86.728708811657569" table:style-name="ce150">
            <text:p>86,7<text:s text:c="5"/></text:p>
          </table:table-cell>
          <table:table-cell office:value-type="float" office:value="607648" table:style-name="ce151">
            <text:p>607 648</text:p>
          </table:table-cell>
          <table:table-cell office:value-type="float" office:value="86.688712811397039" table:style-name="ce150">
            <text:p>86,7<text:s text:c="5"/></text:p>
          </table:table-cell>
          <table:table-cell table:style-name="ce150"/>
          <table:table-cell office:value-type="float" office:value="-6.1998021027738019" table:style-name="ce152">
            <text:p>-6,2<text:s text:c="3"/></text:p>
          </table:table-cell>
          <table:table-cell office:value-type="float" office:value="-0.66582641432940193" table:style-name="ce152">
            <text:p>-0,7<text:s text:c="3"/></text:p>
          </table:table-cell>
          <table:table-cell table:style-name="ce158"/>
          <table:table-cell table:style-name="ce163"/>
          <table:table-cell table:number-columns-repeated="4" table:style-name="ce160"/>
          <table:table-cell table:number-columns-repeated="16367" table:style-name="ce158"/>
        </table:table-row>
        <table:table-row table:style-name="ro11">
          <table:table-cell table:style-name="ce158"/>
          <table:table-cell office:value-type="string" table:style-name="ce131">
            <text:p><text:s text:c="13"/>&lt; 1 ano de inscrição</text:p>
          </table:table-cell>
          <table:table-cell office:value-type="float" office:value="426483" table:style-name="ce149">
            <text:p>426 483</text:p>
          </table:table-cell>
          <table:table-cell office:value-type="float" office:value="57.663149953151049" table:style-name="ce150">
            <text:p>57,7<text:s text:c="5"/></text:p>
          </table:table-cell>
          <table:table-cell office:value-type="float" office:value="375382" table:style-name="ce151">
            <text:p>375 382</text:p>
          </table:table-cell>
          <table:table-cell office:value-type="float" office:value="53.220988279195325" table:style-name="ce150">
            <text:p>53,2<text:s text:c="5"/></text:p>
          </table:table-cell>
          <table:table-cell office:value-type="float" office:value="370054" table:style-name="ce151">
            <text:p>370 054</text:p>
          </table:table-cell>
          <table:table-cell office:value-type="float" office:value="52.792907951163706" table:style-name="ce150">
            <text:p>52,8<text:s text:c="5"/></text:p>
          </table:table-cell>
          <table:table-cell table:style-name="ce150"/>
          <table:table-cell office:value-type="float" office:value="-13.231242511424838" table:style-name="ce152">
            <text:p>-13,2<text:s text:c="3"/></text:p>
          </table:table-cell>
          <table:table-cell office:value-type="float" office:value="-1.4193541512379397" table:style-name="ce152">
            <text:p>-1,4<text:s text:c="3"/></text:p>
          </table:table-cell>
          <table:table-cell table:style-name="ce162"/>
          <table:table-cell table:style-name="ce158"/>
          <table:table-cell table:number-columns-repeated="4" table:style-name="ce160"/>
          <table:table-cell table:number-columns-repeated="16367" table:style-name="ce158"/>
        </table:table-row>
        <table:table-row table:style-name="ro19">
          <table:table-cell table:style-name="ce158"/>
          <table:table-cell office:value-type="string" table:style-name="ce131">
            <text:p><text:s text:c="13"/>&gt;= 1 ano de inscrição</text:p>
          </table:table-cell>
          <table:table-cell office:value-type="float" office:value="313128" table:style-name="ce149">
            <text:p>313 128</text:p>
          </table:table-cell>
          <table:table-cell office:value-type="float" office:value="42.336850046848951" table:style-name="ce150">
            <text:p>42,3<text:s text:c="5"/></text:p>
          </table:table-cell>
          <table:table-cell office:value-type="float" office:value="329945" table:style-name="ce151">
            <text:p>329 945</text:p>
          </table:table-cell>
          <table:table-cell office:value-type="float" office:value="46.779011720804675" table:style-name="ce150">
            <text:p>46,8<text:s text:c="5"/></text:p>
          </table:table-cell>
          <table:table-cell office:value-type="float" office:value="330900" table:style-name="ce151">
            <text:p>330 900</text:p>
          </table:table-cell>
          <table:table-cell office:value-type="float" office:value="47.207092048836302" table:style-name="ce150">
            <text:p>47,2<text:s text:c="5"/></text:p>
          </table:table-cell>
          <table:table-cell table:style-name="ce150"/>
          <table:table-cell office:value-type="float" office:value="5.6756342454204116" table:style-name="ce152">
            <text:p>+5,7<text:s text:c="3"/></text:p>
          </table:table-cell>
          <table:table-cell office:value-type="float" office:value="0.28944217975723063" table:style-name="ce152">
            <text:p>+0,3<text:s text:c="3"/></text:p>
          </table:table-cell>
          <table:table-cell table:style-name="ce158"/>
          <table:table-cell table:style-name="ce163"/>
          <table:table-cell table:number-columns-repeated="4" table:style-name="ce160"/>
          <table:table-cell table:number-columns-repeated="16367" table:style-name="ce158"/>
        </table:table-row>
        <table:table-row table:style-name="ro11">
          <table:table-cell table:style-name="ce158"/>
          <table:table-cell office:value-type="string" table:style-name="ce131">
            <text:p><text:s text:c="13"/>Primeiro Emprego</text:p>
          </table:table-cell>
          <table:table-cell office:value-type="float" office:value="60298" table:style-name="ce149">
            <text:p>60 298</text:p>
          </table:table-cell>
          <table:table-cell office:value-type="float" office:value="8.1526640355538245" table:style-name="ce150">
            <text:p>8,2<text:s text:c="5"/></text:p>
          </table:table-cell>
          <table:table-cell office:value-type="float" office:value="73676" table:style-name="ce151">
            <text:p>73 676</text:p>
          </table:table-cell>
          <table:table-cell office:value-type="float" office:value="10.445651449611315" table:style-name="ce150">
            <text:p>10,4<text:s text:c="5"/></text:p>
          </table:table-cell>
          <table:table-cell office:value-type="float" office:value="73556" table:style-name="ce151">
            <text:p>73 556</text:p>
          </table:table-cell>
          <table:table-cell office:value-type="float" office:value="10.493698587924458" table:style-name="ce150">
            <text:p>10,5<text:s text:c="5"/></text:p>
          </table:table-cell>
          <table:table-cell table:style-name="ce150"/>
          <table:table-cell office:value-type="float" office:value="21.987462270722077" table:style-name="ce152">
            <text:p>+22,0<text:s text:c="3"/></text:p>
          </table:table-cell>
          <table:table-cell office:value-type="float" office:value="-0.16287529181823857" table:style-name="ce152">
            <text:p>-0,2<text:s text:c="3"/></text:p>
          </table:table-cell>
          <table:table-cell table:number-columns-repeated="2" table:style-name="ce162"/>
          <table:table-cell table:number-columns-repeated="4" table:style-name="ce160"/>
          <table:table-cell table:number-columns-repeated="16367" table:style-name="ce158"/>
        </table:table-row>
        <table:table-row table:style-name="ro10">
          <table:table-cell table:style-name="ce158"/>
          <table:table-cell office:value-type="string" table:style-name="ce131">
            <text:p><text:s text:c="13"/>Novo Emprego</text:p>
          </table:table-cell>
          <table:table-cell office:value-type="float" office:value="679313" table:style-name="ce149">
            <text:p>679 313</text:p>
          </table:table-cell>
          <table:table-cell office:value-type="float" office:value="91.847335964446174" table:style-name="ce150">
            <text:p>91,8<text:s text:c="5"/></text:p>
          </table:table-cell>
          <table:table-cell office:value-type="float" office:value="631651" table:style-name="ce151">
            <text:p>631 651</text:p>
          </table:table-cell>
          <table:table-cell office:value-type="float" office:value="89.554348550388681" table:style-name="ce150">
            <text:p>89,6<text:s text:c="5"/></text:p>
          </table:table-cell>
          <table:table-cell office:value-type="float" office:value="627398" table:style-name="ce151">
            <text:p>627 398</text:p>
          </table:table-cell>
          <table:table-cell office:value-type="float" office:value="89.506301412075544" table:style-name="ce150">
            <text:p>89,5<text:s text:c="5"/></text:p>
          </table:table-cell>
          <table:table-cell table:style-name="ce150"/>
          <table:table-cell office:value-type="float" office:value="-7.6422797738303245" table:style-name="ce152">
            <text:p>-7,6<text:s text:c="3"/></text:p>
          </table:table-cell>
          <table:table-cell office:value-type="float" office:value="-0.67331485266389279" table:style-name="ce152">
            <text:p>-0,7<text:s text:c="3"/></text:p>
          </table:table-cell>
          <table:table-cell table:number-columns-repeated="2" table:style-name="ce158"/>
          <table:table-cell table:number-columns-repeated="4" table:style-name="ce160"/>
          <table:table-cell table:number-columns-repeated="16367" table:style-name="ce158"/>
        </table:table-row>
        <table:table-row table:style-name="ro11">
          <table:table-cell table:style-name="ce158"/>
          <table:table-cell office:value-type="string" table:style-name="ce131">
            <text:p><text:s text:c="13"/>Nenhum <text:s/>Nível de Instrução</text:p>
          </table:table-cell>
          <table:table-cell office:value-type="float" office:value="38648" table:style-name="ce149">
            <text:p>38 648</text:p>
          </table:table-cell>
          <table:table-cell office:value-type="float" office:value="5.2254495944489738" table:style-name="ce150">
            <text:p>5,2<text:s text:c="5"/></text:p>
          </table:table-cell>
          <table:table-cell office:value-type="float" office:value="38278" table:style-name="ce151">
            <text:p>38 278</text:p>
          </table:table-cell>
          <table:table-cell office:value-type="float" office:value="5.4269863481760945" table:style-name="ce150">
            <text:p>5,4<text:s text:c="5"/></text:p>
          </table:table-cell>
          <table:table-cell office:value-type="float" office:value="38628" table:style-name="ce151">
            <text:p>38 628</text:p>
          </table:table-cell>
          <table:table-cell office:value-type="float" office:value="5.5107753147852785" table:style-name="ce150">
            <text:p>5,5<text:s text:c="5"/></text:p>
          </table:table-cell>
          <table:table-cell table:style-name="ce150"/>
          <table:table-cell office:value-type="float" office:value="-5.1749120264958037E-2" table:style-name="ce152">
            <text:p>-0,1<text:s text:c="3"/></text:p>
          </table:table-cell>
          <table:table-cell office:value-type="float" office:value="0.91436334186738577" table:style-name="ce152">
            <text:p>+0,9<text:s text:c="3"/></text:p>
          </table:table-cell>
          <table:table-cell table:style-name="ce162"/>
          <table:table-cell table:style-name="ce158"/>
          <table:table-cell table:number-columns-repeated="4" table:style-name="ce160"/>
          <table:table-cell table:number-columns-repeated="16367" table:style-name="ce158"/>
        </table:table-row>
        <table:table-row table:style-name="ro7">
          <table:table-cell table:style-name="ce158"/>
          <table:table-cell office:value-type="string" table:style-name="ce131">
            <text:p><text:s text:c="13"/>Básico - 1º Ciclo</text:p>
          </table:table-cell>
          <table:table-cell office:value-type="float" office:value="160409" table:style-name="ce149">
            <text:p>160 409</text:p>
          </table:table-cell>
          <table:table-cell office:value-type="float" office:value="21.688292899916306" table:style-name="ce150">
            <text:p>21,7<text:s text:c="5"/></text:p>
          </table:table-cell>
          <table:table-cell office:value-type="float" office:value="149875" table:style-name="ce151">
            <text:p>149 875</text:p>
          </table:table-cell>
          <table:table-cell office:value-type="float" office:value="21.249009324752915" table:style-name="ce150">
            <text:p>21,2<text:s text:c="5"/></text:p>
          </table:table-cell>
          <table:table-cell office:value-type="float" office:value="149842" table:style-name="ce151">
            <text:p>149 842</text:p>
          </table:table-cell>
          <table:table-cell office:value-type="float" office:value="21.376866384955363" table:style-name="ce150">
            <text:p>21,4<text:s text:c="5"/></text:p>
          </table:table-cell>
          <table:table-cell table:style-name="ce150"/>
          <table:table-cell office:value-type="float" office:value="-6.5875356120915853" table:style-name="ce152">
            <text:p>-6,6<text:s text:c="3"/></text:p>
          </table:table-cell>
          <table:table-cell office:value-type="float" office:value="-2.2018348623859652E-2" table:style-name="ce152">
            <text:p>-0,0<text:s text:c="3"/></text:p>
          </table:table-cell>
          <table:table-cell table:number-columns-repeated="16373" table:style-name="ce158"/>
        </table:table-row>
        <table:table-row table:style-name="ro7">
          <table:table-cell table:style-name="ce158"/>
          <table:table-cell office:value-type="string" table:style-name="ce131">
            <text:p><text:s text:c="13"/>Básico - 2º Ciclo</text:p>
          </table:table-cell>
          <table:table-cell office:value-type="float" office:value="123339" table:style-name="ce149">
            <text:p>123 339</text:p>
          </table:table-cell>
          <table:table-cell office:value-type="float" office:value="16.676198704454098" table:style-name="ce150">
            <text:p>16,7<text:s text:c="5"/></text:p>
          </table:table-cell>
          <table:table-cell office:value-type="float" office:value="113704" table:style-name="ce151">
            <text:p>113 704</text:p>
          </table:table-cell>
          <table:table-cell office:value-type="float" office:value="16.120749666466761" table:style-name="ce150">
            <text:p>16,1<text:s text:c="5"/></text:p>
          </table:table-cell>
          <table:table-cell office:value-type="float" office:value="113845" table:style-name="ce151">
            <text:p>113 845</text:p>
          </table:table-cell>
          <table:table-cell office:value-type="float" office:value="16.241436670594648" table:style-name="ce150">
            <text:p>16,2<text:s text:c="5"/></text:p>
          </table:table-cell>
          <table:table-cell table:style-name="ce150"/>
          <table:table-cell office:value-type="float" office:value="-7.697484169646259" table:style-name="ce152">
            <text:p>-7,7<text:s text:c="3"/></text:p>
          </table:table-cell>
          <table:table-cell office:value-type="float" office:value="0.12400619151480896" table:style-name="ce152">
            <text:p>+0,1<text:s text:c="3"/></text:p>
          </table:table-cell>
          <table:table-cell table:number-columns-repeated="16373" table:style-name="ce158"/>
        </table:table-row>
        <table:table-row table:style-name="ro7">
          <table:table-cell table:style-name="ce158"/>
          <table:table-cell office:value-type="string" table:style-name="ce131">
            <text:p><text:s text:c="13"/>Básico - 3º Ciclo</text:p>
          </table:table-cell>
          <table:table-cell office:value-type="float" office:value="154289" table:style-name="ce149">
            <text:p>154 289</text:p>
          </table:table-cell>
          <table:table-cell office:value-type="float" office:value="20.860830896241403" table:style-name="ce150">
            <text:p>20,9<text:s text:c="5"/></text:p>
          </table:table-cell>
          <table:table-cell office:value-type="float" office:value="142122" table:style-name="ce151">
            <text:p>142 122</text:p>
          </table:table-cell>
          <table:table-cell office:value-type="float" office:value="20.149802857398058" table:style-name="ce150">
            <text:p>20,1<text:s text:c="5"/></text:p>
          </table:table-cell>
          <table:table-cell office:value-type="float" office:value="142212" table:style-name="ce151">
            <text:p>142 212</text:p>
          </table:table-cell>
          <table:table-cell office:value-type="float" office:value="20.288349877452731" table:style-name="ce150">
            <text:p>20,3<text:s text:c="5"/></text:p>
          </table:table-cell>
          <table:table-cell table:style-name="ce150"/>
          <table:table-cell office:value-type="float" office:value="-7.8275184880321973" table:style-name="ce152">
            <text:p>-7,8<text:s text:c="3"/></text:p>
          </table:table-cell>
          <table:table-cell office:value-type="float" office:value="6.3325874952496974E-2" table:style-name="ce152">
            <text:p>+0,1<text:s text:c="3"/></text:p>
          </table:table-cell>
          <table:table-cell table:number-columns-repeated="16373" table:style-name="ce158"/>
        </table:table-row>
        <table:table-row table:style-name="ro7">
          <table:table-cell table:style-name="ce158"/>
          <table:table-cell office:value-type="string" table:style-name="ce131">
            <text:p><text:s text:c="13"/>Secundário</text:p>
          </table:table-cell>
          <table:table-cell office:value-type="float" office:value="172063" table:style-name="ce149">
            <text:p>172 063</text:p>
          </table:table-cell>
          <table:table-cell office:value-type="float" office:value="23.263986068352146" table:style-name="ce150">
            <text:p>23,3<text:s text:c="5"/></text:p>
          </table:table-cell>
          <table:table-cell office:value-type="float" office:value="166692" table:style-name="ce151">
            <text:p>166 692</text:p>
          </table:table-cell>
          <table:table-cell office:value-type="float" office:value="23.633293493656137" table:style-name="ce150">
            <text:p>23,6<text:s text:c="5"/></text:p>
          </table:table-cell>
          <table:table-cell office:value-type="float" office:value="165206" table:style-name="ce151">
            <text:p>165 206</text:p>
          </table:table-cell>
          <table:table-cell office:value-type="float" office:value="23.568736322212299" table:style-name="ce150">
            <text:p>23,6<text:s text:c="5"/></text:p>
          </table:table-cell>
          <table:table-cell table:style-name="ce150"/>
          <table:table-cell office:value-type="float" office:value="-3.9851682232670527" table:style-name="ce152">
            <text:p>-4,0<text:s text:c="3"/></text:p>
          </table:table-cell>
          <table:table-cell office:value-type="float" office:value="-0.89146449739639877" table:style-name="ce152">
            <text:p>-0,9<text:s text:c="3"/></text:p>
          </table:table-cell>
          <table:table-cell table:style-name="ce158"/>
          <table:table-cell table:style-name="ce162"/>
          <table:table-cell table:number-columns-repeated="16371" table:style-name="ce158"/>
        </table:table-row>
        <table:table-row table:style-name="ro7">
          <table:table-cell table:style-name="ce158"/>
          <table:table-cell office:value-type="string" table:style-name="ce131">
            <text:p><text:s text:c="13"/>Superior</text:p>
          </table:table-cell>
          <table:table-cell office:value-type="float" office:value="90863" table:style-name="ce149">
            <text:p>90 863</text:p>
          </table:table-cell>
          <table:table-cell office:value-type="float" office:value="12.285241836587071" table:style-name="ce150">
            <text:p>12,3<text:s text:c="5"/></text:p>
          </table:table-cell>
          <table:table-cell office:value-type="float" office:value="94656" table:style-name="ce151">
            <text:p>94 656</text:p>
          </table:table-cell>
          <table:table-cell office:value-type="float" office:value="13.42015830955004" table:style-name="ce150">
            <text:p>13,4<text:s text:c="5"/></text:p>
          </table:table-cell>
          <table:table-cell office:value-type="float" office:value="91221" table:style-name="ce151">
            <text:p>91 221</text:p>
          </table:table-cell>
          <table:table-cell office:value-type="float" office:value="13.013835429999688" table:style-name="ce150">
            <text:p>13,0<text:s text:c="5"/></text:p>
          </table:table-cell>
          <table:table-cell table:style-name="ce150"/>
          <table:table-cell office:value-type="float" office:value="0.39399975787723918" table:style-name="ce152">
            <text:p>+0,4<text:s text:c="3"/></text:p>
          </table:table-cell>
          <table:table-cell office:value-type="float" office:value="-3.628930020283974" table:style-name="ce152">
            <text:p>-3,6<text:s text:c="3"/></text:p>
          </table:table-cell>
          <table:table-cell table:number-columns-repeated="16373" table:style-name="ce158"/>
        </table:table-row>
        <table:table-row table:style-name="ro20">
          <table:table-cell table:style-name="ce1"/>
          <table:table-cell table:style-name="ce164"/>
          <table:table-cell table:style-name="ce165"/>
          <table:table-cell table:style-name="ce166"/>
          <table:table-cell table:style-name="ce165"/>
          <table:table-cell table:style-name="ce167"/>
          <table:table-cell table:style-name="ce165"/>
          <table:table-cell table:number-columns-repeated="4" table:style-name="ce167"/>
          <table:table-cell table:number-columns-repeated="6" table:style-name="ce128"/>
          <table:table-cell table:number-columns-repeated="16367" table:style-name="ce1"/>
        </table:table-row>
        <table:table-row table:number-rows-repeated="2" table:style-name="ro20">
          <table:table-cell table:style-name="ce1"/>
          <table:table-cell table:style-name="ce168"/>
          <table:table-cell table:style-name="ce169"/>
          <table:table-cell table:style-name="ce170"/>
          <table:table-cell table:style-name="ce169"/>
          <table:table-cell table:style-name="ce170"/>
          <table:table-cell table:style-name="ce169"/>
          <table:table-cell table:style-name="ce170"/>
          <table:table-cell table:style-name="ce171"/>
          <table:table-cell table:number-columns-repeated="2" table:style-name="ce172"/>
          <table:table-cell table:number-columns-repeated="6" table:style-name="ce128"/>
          <table:table-cell table:number-columns-repeated="16367" table:style-name="ce1"/>
        </table:table-row>
        <table:table-row table:number-rows-repeated="1048544" table:style-name="ro2">
          <table:table-cell table:number-columns-repeated="16384"/>
        </table:table-row>
      </table:table>
      <table:table table:name="QII" table:style-name="ta6" table:print-ranges="QII.B1:QII.K54">
        <table:table-column table:style-name="co33" table:default-cell-style-name="ce89"/>
        <table:table-column table:style-name="co36" table:default-cell-style-name="ce89"/>
        <table:table-column table:style-name="co37" table:default-cell-style-name="ce89"/>
        <table:table-column table:style-name="co33" table:default-cell-style-name="ce89"/>
        <table:table-column table:style-name="co38" table:default-cell-style-name="ce89"/>
        <table:table-column table:style-name="co10" table:default-cell-style-name="ce89"/>
        <table:table-column table:style-name="co39" table:default-cell-style-name="ce89"/>
        <table:table-column table:style-name="co10" table:default-cell-style-name="ce89"/>
        <table:table-column table:style-name="co34" table:default-cell-style-name="ce89"/>
        <table:table-column table:style-name="co9" table:number-columns-repeated="2" table:default-cell-style-name="ce89"/>
        <table:table-column table:style-name="co28" table:number-columns-repeated="16373" table:default-cell-style-name="ce89"/>
        <table:table-row table:style-name="ro17">
          <table:table-cell table:style-name="ce89"/>
          <table:table-cell table:style-name="ce178">
            <draw:frame draw:z-index="1" draw:id="id97" draw:style-name="a179" draw:name="Picture 256" svg:x="0in" svg:y="0.13542in" svg:width="2.46875in" svg:height="0.42709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98" draw:style-name="a184" draw:name="Text Box 258" svg:x="0.38542in" svg:y="0.22917in" svg:width="1.82292in" svg:height="0.21875in">
              <draw:text-box>
                <text:p text:style-name="a181" text:class-names="" text:cond-style-name=""><text:span text:style-name="a180" text:class-names="">FEVEREIRO 2014, <text:s text:c="1"/>Nº 02</text:span></text:p>
                <text:p text:style-name="a183" text:class-names="" text:cond-style-name=""><text:span text:style-name="a182" text:class-names=""/></text:p>
              </draw:text-box>
              <svg:title/>
              <svg:desc/>
            </draw:frame>
          </table:table-cell>
          <table:table-cell table:number-columns-repeated="9" table:style-name="ce178"/>
          <table:table-cell table:number-columns-repeated="6" table:style-name="ce89"/>
          <table:table-cell table:number-columns-repeated="16367" table:style-name="ce1"/>
        </table:table-row>
        <table:table-row table:style-name="ro12">
          <table:table-cell table:style-name="ce91"/>
          <table:table-cell table:number-columns-repeated="9" table:style-name="ce179"/>
          <table:table-cell table:style-name="ce179">
            <draw:frame draw:z-index="3" draw:id="id99" draw:style-name="a185" draw:name="Picture 259" svg:x="0.15625in" svg:y="0.09375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91"/>
        </table:table-row>
        <table:table-row table:style-name="ro7">
          <table:table-cell table:style-name="ce91"/>
          <table:table-cell table:number-columns-repeated="7" table:style-name="ce179"/>
          <table:table-cell office:value-type="string" table:style-name="ce179">
            <text:p><text:s/></text:p>
          </table:table-cell>
          <table:table-cell table:number-columns-repeated="2" table:style-name="ce179"/>
          <table:table-cell table:number-columns-repeated="16373" table:style-name="ce91"/>
        </table:table-row>
        <table:table-row table:style-name="ro7">
          <table:table-cell table:style-name="ce89"/>
          <table:table-cell table:number-columns-repeated="10" table:style-name="ce178"/>
          <table:table-cell table:number-columns-repeated="6" table:style-name="ce89"/>
          <table:table-cell table:number-columns-repeated="16367" table:style-name="ce1"/>
        </table:table-row>
        <table:table-row table:style-name="ro7">
          <table:table-cell table:style-name="ce89"/>
          <table:table-cell office:value-type="string" table:number-columns-spanned="10" table:number-rows-spanned="1" table:style-name="ce209">
            <text:p>QUADRO II - DESEMPREGO REGISTADO POR GÉNERO</text:p>
          </table:table-cell>
          <table:covered-table-cell table:number-columns-repeated="9"/>
          <table:table-cell table:number-columns-repeated="6" table:style-name="ce89"/>
          <table:table-cell table:number-columns-repeated="16367" table:style-name="ce1"/>
        </table:table-row>
        <table:table-row table:style-name="ro6">
          <table:table-cell table:style-name="ce89"/>
          <table:table-cell office:value-type="string" table:number-columns-spanned="10" table:number-rows-spanned="1" table:style-name="ce210">
            <text:p>Situação no fim dos meses</text:p>
          </table:table-cell>
          <table:covered-table-cell table:number-columns-repeated="9"/>
          <table:table-cell table:number-columns-repeated="6" table:style-name="ce89"/>
          <table:table-cell table:number-columns-repeated="16367" table:style-name="ce1"/>
        </table:table-row>
        <table:table-row table:style-name="ro21">
          <table:table-cell table:style-name="ce1"/>
          <table:table-cell office:value-type="string" table:style-name="ce181">
            <text:p>PORTUGAL</text:p>
          </table:table-cell>
          <table:table-cell table:number-columns-repeated="9" table:style-name="ce182"/>
          <table:table-cell table:number-columns-repeated="6" table:style-name="ce89"/>
          <table:table-cell table:number-columns-repeated="16367" table:style-name="ce1"/>
        </table:table-row>
        <table:table-row table:style-name="ro16">
          <table:table-cell table:style-name="ce183"/>
          <table:table-cell table:style-name="ce132"/>
          <table:table-cell office:value-type="float" office:value="2013" table:style-name="ce133">
            <text:p>2013</text:p>
          </table:table-cell>
          <table:table-cell table:style-name="ce134"/>
          <table:table-cell office:value-type="float" office:value="2014" table:number-columns-spanned="4" table:number-rows-spanned="1" table:style-name="ce175">
            <text:p>2014</text:p>
          </table:table-cell>
          <table:covered-table-cell table:number-columns-repeated="3"/>
          <table:table-cell office:value-type="string" table:number-columns-spanned="3" table:number-rows-spanned="1" table:style-name="ce176">
            <text:p>var.%</text:p>
          </table:table-cell>
          <table:covered-table-cell table:number-columns-repeated="2"/>
          <table:table-cell table:number-columns-repeated="16373" table:style-name="ce183"/>
        </table:table-row>
        <table:table-row table:style-name="ro17">
          <table:table-cell table:style-name="ce183"/>
          <table:table-cell table:style-name="ce135"/>
          <table:table-cell office:value-type="string" table:style-name="ce136">
            <text:p>FEVER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JAN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FEVEREIRO</text:p>
          </table:table-cell>
          <table:table-cell office:value-type="string" table:style-name="ce138">
            <text:p>%</text:p>
          </table:table-cell>
          <table:table-cell office:value-type="string" table:number-columns-spanned="2" table:number-rows-spanned="1" table:style-name="ce177">
            <text:p>mês homólogo</text:p>
          </table:table-cell>
          <table:covered-table-cell/>
          <table:table-cell office:value-type="string" table:style-name="ce139">
            <text:p>mês <text:s text:c="2"/>anterior</text:p>
          </table:table-cell>
          <table:table-cell table:number-columns-repeated="16373" table:style-name="ce183"/>
        </table:table-row>
        <table:table-row table:style-name="ro10">
          <table:table-cell table:style-name="ce1"/>
          <table:table-cell table:style-name="ce184"/>
          <table:table-cell table:style-name="ce185"/>
          <table:table-cell table:style-name="ce186"/>
          <table:table-cell table:style-name="ce187"/>
          <table:table-cell table:style-name="ce186"/>
          <table:table-cell table:style-name="ce187"/>
          <table:table-cell table:number-columns-repeated="2" table:style-name="ce186"/>
          <table:table-cell table:number-columns-repeated="2" table:style-name="ce188"/>
          <table:table-cell table:number-columns-repeated="6" table:style-name="ce89"/>
          <table:table-cell table:number-columns-repeated="16367" table:style-name="ce1"/>
        </table:table-row>
        <table:table-row table:style-name="ro1">
          <table:table-cell table:style-name="ce7"/>
          <table:table-cell office:value-type="string" table:style-name="ce106">
            <text:p><text:s text:c="7"/>Desemprego registado</text:p>
          </table:table-cell>
          <table:table-cell office:value-type="float" office:value="739611" table:style-name="ce189">
            <text:p>739 611</text:p>
          </table:table-cell>
          <table:table-cell table:style-name="ce190"/>
          <table:table-cell office:value-type="float" office:value="705327" table:style-name="ce191">
            <text:p>705 327</text:p>
          </table:table-cell>
          <table:table-cell table:style-name="ce190"/>
          <table:table-cell office:value-type="float" office:value="700954" table:style-name="ce191">
            <text:p>700 954</text:p>
          </table:table-cell>
          <table:table-cell table:number-columns-repeated="2" table:style-name="ce190"/>
          <table:table-cell office:value-type="float" office:value="-5.2266664503367366" table:style-name="ce192">
            <text:p>-5,2<text:s text:c="3"/></text:p>
          </table:table-cell>
          <table:table-cell office:value-type="float" office:value="-0.6199961152770328" table:style-name="ce192">
            <text:p>-0,6<text:s text:c="3"/></text:p>
          </table:table-cell>
          <table:table-cell office:value-type="string" table:style-name="ce193">
            <text:p>w</text:p>
          </table:table-cell>
          <table:table-cell table:number-columns-repeated="5" table:style-name="ce193"/>
          <table:table-cell table:number-columns-repeated="16367" table:style-name="ce7"/>
        </table:table-row>
        <table:table-row table:style-name="ro16">
          <table:table-cell table:style-name="ce7"/>
          <table:table-cell office:value-type="string" table:style-name="ce106">
            <text:p><text:s text:c="10"/>Homens</text:p>
          </table:table-cell>
          <table:table-cell office:value-type="float" office:value="368906" table:style-name="ce189">
            <text:p>368 906</text:p>
          </table:table-cell>
          <table:table-cell office:value-type="float" office:value="100" table:style-name="ce194">
            <text:p>100,0<text:s text:c="5"/></text:p>
          </table:table-cell>
          <table:table-cell office:value-type="float" office:value="345764" table:style-name="ce191">
            <text:p>345 764</text:p>
          </table:table-cell>
          <table:table-cell office:value-type="float" office:value="100" table:style-name="ce194">
            <text:p>100,0<text:s text:c="5"/></text:p>
          </table:table-cell>
          <table:table-cell office:value-type="float" office:value="345319" table:style-name="ce191">
            <text:p>345 319</text:p>
          </table:table-cell>
          <table:table-cell office:value-type="float" office:value="100" table:style-name="ce194">
            <text:p>100,0<text:s text:c="5"/></text:p>
          </table:table-cell>
          <table:table-cell table:style-name="ce190"/>
          <table:table-cell office:value-type="float" office:value="-6.3937696865868219" table:style-name="ce192">
            <text:p>-6,4<text:s text:c="3"/></text:p>
          </table:table-cell>
          <table:table-cell office:value-type="float" office:value="-0.12870050091969176" table:style-name="ce192">
            <text:p>-0,1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1">
          <table:table-cell table:style-name="ce7"/>
          <table:table-cell office:value-type="string" table:style-name="ce101">
            <text:p><text:s text:c="13"/>&lt; 25 anos de idade</text:p>
          </table:table-cell>
          <table:table-cell office:value-type="float" office:value="43091" table:style-name="ce195">
            <text:p>43 091</text:p>
          </table:table-cell>
          <table:table-cell office:value-type="float" office:value="11.680753362645227" table:style-name="ce196">
            <text:p>11,7<text:s text:c="5"/></text:p>
          </table:table-cell>
          <table:table-cell office:value-type="float" office:value="43618" table:style-name="ce197">
            <text:p>43 618</text:p>
          </table:table-cell>
          <table:table-cell office:value-type="float" office:value="12.614962807001307" table:style-name="ce196">
            <text:p>12,6<text:s text:c="5"/></text:p>
          </table:table-cell>
          <table:table-cell office:value-type="float" office:value="44071" table:style-name="ce197">
            <text:p>44 071</text:p>
          </table:table-cell>
          <table:table-cell office:value-type="float" office:value="12.762402300481584" table:style-name="ce196">
            <text:p>12,8<text:s text:c="5"/></text:p>
          </table:table-cell>
          <table:table-cell table:style-name="ce186"/>
          <table:table-cell office:value-type="float" office:value="2.2742568053653969" table:style-name="ce198">
            <text:p>+2,3<text:s text:c="3"/></text:p>
          </table:table-cell>
          <table:table-cell office:value-type="float" office:value="1.0385620615342361" table:style-name="ce198">
            <text:p>+1,0<text:s text:c="3"/></text:p>
          </table:table-cell>
          <table:table-cell table:style-name="ce199"/>
          <table:table-cell table:number-columns-repeated="5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25 anos de idade</text:p>
          </table:table-cell>
          <table:table-cell office:value-type="float" office:value="325815" table:style-name="ce195">
            <text:p>325 815</text:p>
          </table:table-cell>
          <table:table-cell office:value-type="float" office:value="88.31924663735478" table:style-name="ce196">
            <text:p>88,3<text:s text:c="5"/></text:p>
          </table:table-cell>
          <table:table-cell office:value-type="float" office:value="302146" table:style-name="ce197">
            <text:p>302 146</text:p>
          </table:table-cell>
          <table:table-cell office:value-type="float" office:value="87.385037192998695" table:style-name="ce196">
            <text:p>87,4<text:s text:c="5"/></text:p>
          </table:table-cell>
          <table:table-cell office:value-type="float" office:value="301248" table:style-name="ce197">
            <text:p>301 248</text:p>
          </table:table-cell>
          <table:table-cell office:value-type="float" office:value="87.237597699518417" table:style-name="ce196">
            <text:p>87,2<text:s text:c="5"/></text:p>
          </table:table-cell>
          <table:table-cell table:style-name="ce186"/>
          <table:table-cell office:value-type="float" office:value="-7.5401685005294468" table:style-name="ce198">
            <text:p>-7,5<text:s text:c="3"/></text:p>
          </table:table-cell>
          <table:table-cell office:value-type="float" office:value="-0.29720731037312476" table:style-name="ce198">
            <text:p>-0,3<text:s text:c="3"/></text:p>
          </table:table-cell>
          <table:table-cell table:style-name="ce193"/>
          <table:table-cell table:style-name="ce199"/>
          <table:table-cell table:number-columns-repeated="4" table:style-name="ce193"/>
          <table:table-cell table:number-columns-repeated="16367" table:style-name="ce7"/>
        </table:table-row>
        <table:table-row table:style-name="ro11">
          <table:table-cell table:style-name="ce7"/>
          <table:table-cell office:value-type="string" table:style-name="ce101">
            <text:p><text:s text:c="13"/>&lt; 1 ano de inscrição</text:p>
          </table:table-cell>
          <table:table-cell office:value-type="float" office:value="218170" table:style-name="ce195">
            <text:p>218 170</text:p>
          </table:table-cell>
          <table:table-cell office:value-type="float" office:value="59.139726651233651" table:style-name="ce196">
            <text:p>59,1<text:s text:c="5"/></text:p>
          </table:table-cell>
          <table:table-cell office:value-type="float" office:value="184450" table:style-name="ce197">
            <text:p>184 450</text:p>
          </table:table-cell>
          <table:table-cell office:value-type="float" office:value="53.345634594694644" table:style-name="ce196">
            <text:p>53,3<text:s text:c="5"/></text:p>
          </table:table-cell>
          <table:table-cell office:value-type="float" office:value="182841" table:style-name="ce197">
            <text:p>182 841</text:p>
          </table:table-cell>
          <table:table-cell office:value-type="float" office:value="52.948433187863976" table:style-name="ce196">
            <text:p>52,9<text:s text:c="5"/></text:p>
          </table:table-cell>
          <table:table-cell table:style-name="ce186"/>
          <table:table-cell office:value-type="float" office:value="-16.193335472338092" table:style-name="ce198">
            <text:p>-16,2<text:s text:c="3"/></text:p>
          </table:table-cell>
          <table:table-cell office:value-type="float" office:value="-0.87232312279749635" table:style-name="ce198">
            <text:p>-0,9<text:s text:c="3"/></text:p>
          </table:table-cell>
          <table:table-cell table:number-columns-repeated="2" table:style-name="ce199"/>
          <table:table-cell table:number-columns-repeated="4" table:style-name="ce193"/>
          <table:table-cell table:number-columns-repeated="16367" table:style-name="ce7"/>
        </table:table-row>
        <table:table-row table:style-name="ro19">
          <table:table-cell table:style-name="ce7"/>
          <table:table-cell office:value-type="string" table:style-name="ce101">
            <text:p><text:s text:c="13"/>&gt;= 1 ano de inscrição</text:p>
          </table:table-cell>
          <table:table-cell office:value-type="float" office:value="150736" table:style-name="ce195">
            <text:p>150 736</text:p>
          </table:table-cell>
          <table:table-cell office:value-type="float" office:value="40.860273348766349" table:style-name="ce196">
            <text:p>40,9<text:s text:c="5"/></text:p>
          </table:table-cell>
          <table:table-cell office:value-type="float" office:value="161314" table:style-name="ce197">
            <text:p>161 314</text:p>
          </table:table-cell>
          <table:table-cell office:value-type="float" office:value="46.654365405305356" table:style-name="ce196">
            <text:p>46,7<text:s text:c="5"/></text:p>
          </table:table-cell>
          <table:table-cell office:value-type="float" office:value="162478" table:style-name="ce197">
            <text:p>162 478</text:p>
          </table:table-cell>
          <table:table-cell office:value-type="float" office:value="47.051566812136024" table:style-name="ce196">
            <text:p>47,1<text:s text:c="5"/></text:p>
          </table:table-cell>
          <table:table-cell table:style-name="ce186"/>
          <table:table-cell office:value-type="float" office:value="7.7897781551852177" table:style-name="ce198">
            <text:p>+7,8<text:s text:c="3"/></text:p>
          </table:table-cell>
          <table:table-cell office:value-type="float" office:value="0.72157407292610287" table:style-name="ce198">
            <text:p>+0,7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1">
          <table:table-cell table:style-name="ce7"/>
          <table:table-cell office:value-type="string" table:style-name="ce200">
            <text:p><text:s text:c="13"/>Primeiro Emprego</text:p>
          </table:table-cell>
          <table:table-cell office:value-type="float" office:value="24751" table:style-name="ce197">
            <text:p>24 751</text:p>
          </table:table-cell>
          <table:table-cell office:value-type="float" office:value="6.7092972193458502" table:style-name="ce196">
            <text:p>6,7<text:s text:c="5"/></text:p>
          </table:table-cell>
          <table:table-cell office:value-type="float" office:value="31191" table:style-name="ce197">
            <text:p>31 191</text:p>
          </table:table-cell>
          <table:table-cell office:value-type="float" office:value="9.0208928633403129" table:style-name="ce196">
            <text:p>9,0<text:s text:c="5"/></text:p>
          </table:table-cell>
          <table:table-cell office:value-type="float" office:value="31516" table:style-name="ce197">
            <text:p>31 516</text:p>
          </table:table-cell>
          <table:table-cell office:value-type="float" office:value="9.1266336344076056" table:style-name="ce196">
            <text:p>9,1<text:s text:c="5"/></text:p>
          </table:table-cell>
          <table:table-cell table:style-name="ce186"/>
          <table:table-cell office:value-type="float" office:value="27.332229000848443" table:style-name="ce198">
            <text:p>+27,3<text:s text:c="3"/></text:p>
          </table:table-cell>
          <table:table-cell office:value-type="float" office:value="1.0419672341380561" table:style-name="ce198">
            <text:p>+1,0<text:s text:c="3"/></text:p>
          </table:table-cell>
          <table:table-cell table:style-name="ce201"/>
          <table:table-cell table:number-columns-repeated="5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Novo Emprego</text:p>
          </table:table-cell>
          <table:table-cell office:value-type="float" office:value="344155" table:style-name="ce195">
            <text:p>344 155</text:p>
          </table:table-cell>
          <table:table-cell office:value-type="float" office:value="93.290702780654158" table:style-name="ce196">
            <text:p>93,3<text:s text:c="5"/></text:p>
          </table:table-cell>
          <table:table-cell office:value-type="float" office:value="314573" table:style-name="ce197">
            <text:p>314 573</text:p>
          </table:table-cell>
          <table:table-cell office:value-type="float" office:value="90.979107136659692" table:style-name="ce196">
            <text:p>91,0<text:s text:c="5"/></text:p>
          </table:table-cell>
          <table:table-cell office:value-type="float" office:value="313803" table:style-name="ce197">
            <text:p>313 803</text:p>
          </table:table-cell>
          <table:table-cell office:value-type="float" office:value="90.873366365592389" table:style-name="ce196">
            <text:p>90,9<text:s text:c="5"/></text:p>
          </table:table-cell>
          <table:table-cell table:style-name="ce186"/>
          <table:table-cell office:value-type="float" office:value="-8.8192820095596431" table:style-name="ce198">
            <text:p>-8,8<text:s text:c="3"/></text:p>
          </table:table-cell>
          <table:table-cell office:value-type="float" office:value="-0.24477625225304678" table:style-name="ce198">
            <text:p>-0,2<text:s text:c="3"/></text:p>
          </table:table-cell>
          <table:table-cell table:style-name="ce201"/>
          <table:table-cell table:number-columns-repeated="5" table:style-name="ce193"/>
          <table:table-cell table:number-columns-repeated="16367" table:style-name="ce7"/>
        </table:table-row>
        <table:table-row table:style-name="ro11">
          <table:table-cell table:style-name="ce7"/>
          <table:table-cell office:value-type="string" table:style-name="ce101">
            <text:p><text:s text:c="13"/>Nenhum <text:s/>Nível de Instrução</text:p>
          </table:table-cell>
          <table:table-cell office:value-type="float" office:value="21722" table:style-name="ce195">
            <text:p>21 722</text:p>
          </table:table-cell>
          <table:table-cell office:value-type="float" office:value="5.8882208475871902" table:style-name="ce196">
            <text:p>5,9<text:s text:c="5"/></text:p>
          </table:table-cell>
          <table:table-cell office:value-type="float" office:value="20719" table:style-name="ce197">
            <text:p>20 719</text:p>
          </table:table-cell>
          <table:table-cell office:value-type="float" office:value="5.9922374798995852" table:style-name="ce196">
            <text:p>6,0<text:s text:c="5"/></text:p>
          </table:table-cell>
          <table:table-cell office:value-type="float" office:value="20966" table:style-name="ce197">
            <text:p>20 966</text:p>
          </table:table-cell>
          <table:table-cell office:value-type="float" office:value="6.0714875231307861" table:style-name="ce196">
            <text:p>6,1<text:s text:c="5"/></text:p>
          </table:table-cell>
          <table:table-cell table:style-name="ce186"/>
          <table:table-cell office:value-type="float" office:value="-3.4803425098978096" table:style-name="ce198">
            <text:p>-3,5<text:s text:c="3"/></text:p>
          </table:table-cell>
          <table:table-cell office:value-type="float" office:value="1.1921424779188072" table:style-name="ce198">
            <text:p>+1,2<text:s text:c="3"/></text:p>
          </table:table-cell>
          <table:table-cell table:style-name="ce199"/>
          <table:table-cell table:number-columns-repeated="5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1º Ciclo</text:p>
          </table:table-cell>
          <table:table-cell office:value-type="float" office:value="92774" table:style-name="ce195">
            <text:p>92 774</text:p>
          </table:table-cell>
          <table:table-cell office:value-type="float" office:value="25.148411790537427" table:style-name="ce196">
            <text:p>25,1<text:s text:c="5"/></text:p>
          </table:table-cell>
          <table:table-cell office:value-type="float" office:value="85545" table:style-name="ce197">
            <text:p>85 545</text:p>
          </table:table-cell>
          <table:table-cell office:value-type="float" office:value="24.740863710507746" table:style-name="ce196">
            <text:p>24,7<text:s text:c="5"/></text:p>
          </table:table-cell>
          <table:table-cell office:value-type="float" office:value="85814" table:style-name="ce197">
            <text:p>85 814</text:p>
          </table:table-cell>
          <table:table-cell office:value-type="float" office:value="24.850645345318387" table:style-name="ce196">
            <text:p>24,9<text:s text:c="5"/></text:p>
          </table:table-cell>
          <table:table-cell table:style-name="ce186"/>
          <table:table-cell office:value-type="float" office:value="-7.5021018819928003" table:style-name="ce198">
            <text:p>-7,5<text:s text:c="3"/></text:p>
          </table:table-cell>
          <table:table-cell office:value-type="float" office:value="0.31445438073529886" table:style-name="ce198">
            <text:p>+0,3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2º Ciclo</text:p>
          </table:table-cell>
          <table:table-cell office:value-type="float" office:value="72421" table:style-name="ce195">
            <text:p>72 421</text:p>
          </table:table-cell>
          <table:table-cell office:value-type="float" office:value="19.631288187234688" table:style-name="ce196">
            <text:p>19,6<text:s text:c="5"/></text:p>
          </table:table-cell>
          <table:table-cell office:value-type="float" office:value="65664" table:style-name="ce197">
            <text:p>65 664</text:p>
          </table:table-cell>
          <table:table-cell office:value-type="float" office:value="18.990988072789534" table:style-name="ce196">
            <text:p>19,0<text:s text:c="5"/></text:p>
          </table:table-cell>
          <table:table-cell office:value-type="float" office:value="65805" table:style-name="ce197">
            <text:p>65 805</text:p>
          </table:table-cell>
          <table:table-cell office:value-type="float" office:value="19.056292877020958" table:style-name="ce196">
            <text:p>19,1<text:s text:c="5"/></text:p>
          </table:table-cell>
          <table:table-cell table:style-name="ce186"/>
          <table:table-cell office:value-type="float" office:value="-9.1354717554300606" table:style-name="ce198">
            <text:p>-9,1<text:s text:c="3"/></text:p>
          </table:table-cell>
          <table:table-cell office:value-type="float" office:value="0.21472953216374435" table:style-name="ce198">
            <text:p>+0,2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3º Ciclo</text:p>
          </table:table-cell>
          <table:table-cell office:value-type="float" office:value="76754" table:style-name="ce195">
            <text:p>76 754</text:p>
          </table:table-cell>
          <table:table-cell office:value-type="float" office:value="20.805842138647783" table:style-name="ce196">
            <text:p>20,8<text:s text:c="5"/></text:p>
          </table:table-cell>
          <table:table-cell office:value-type="float" office:value="70022" table:style-name="ce197">
            <text:p>70 022</text:p>
          </table:table-cell>
          <table:table-cell office:value-type="float" office:value="20.251385337976192" table:style-name="ce196">
            <text:p>20,3<text:s text:c="5"/></text:p>
          </table:table-cell>
          <table:table-cell office:value-type="float" office:value="70306" table:style-name="ce197">
            <text:p>70 306</text:p>
          </table:table-cell>
          <table:table-cell office:value-type="float" office:value="20.359725355396023" table:style-name="ce196">
            <text:p>20,4<text:s text:c="5"/></text:p>
          </table:table-cell>
          <table:table-cell table:style-name="ce186"/>
          <table:table-cell office:value-type="float" office:value="-8.400865101493082" table:style-name="ce198">
            <text:p>-8,4<text:s text:c="3"/></text:p>
          </table:table-cell>
          <table:table-cell office:value-type="float" office:value="0.4055868155722635" table:style-name="ce198">
            <text:p>+0,4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ecundário</text:p>
          </table:table-cell>
          <table:table-cell office:value-type="float" office:value="75392" table:style-name="ce195">
            <text:p>75 392</text:p>
          </table:table-cell>
          <table:table-cell office:value-type="float" office:value="20.436642396708105" table:style-name="ce196">
            <text:p>20,4<text:s text:c="5"/></text:p>
          </table:table-cell>
          <table:table-cell office:value-type="float" office:value="72351" table:style-name="ce197">
            <text:p>72 351</text:p>
          </table:table-cell>
          <table:table-cell office:value-type="float" office:value="20.924966161890772" table:style-name="ce196">
            <text:p>20,9<text:s text:c="5"/></text:p>
          </table:table-cell>
          <table:table-cell office:value-type="float" office:value="71906" table:style-name="ce197">
            <text:p>71 906</text:p>
          </table:table-cell>
          <table:table-cell office:value-type="float" office:value="20.82306504999725" table:style-name="ce196">
            <text:p>20,8<text:s text:c="5"/></text:p>
          </table:table-cell>
          <table:table-cell table:style-name="ce186"/>
          <table:table-cell office:value-type="float" office:value="-4.6238327674023765" table:style-name="ce198">
            <text:p>-4,6<text:s text:c="3"/></text:p>
          </table:table-cell>
          <table:table-cell office:value-type="float" office:value="-0.61505715193985111" table:style-name="ce198">
            <text:p>-0,6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uperior</text:p>
          </table:table-cell>
          <table:table-cell office:value-type="float" office:value="29843" table:style-name="ce195">
            <text:p>29 843</text:p>
          </table:table-cell>
          <table:table-cell office:value-type="float" office:value="8.0895946392848046" table:style-name="ce196">
            <text:p>8,1<text:s text:c="5"/></text:p>
          </table:table-cell>
          <table:table-cell office:value-type="float" office:value="31463" table:style-name="ce197">
            <text:p>31 463</text:p>
          </table:table-cell>
          <table:table-cell office:value-type="float" office:value="9.0995592369361766" table:style-name="ce196">
            <text:p>9,1<text:s text:c="5"/></text:p>
          </table:table-cell>
          <table:table-cell office:value-type="float" office:value="30522" table:style-name="ce197">
            <text:p>30 522</text:p>
          </table:table-cell>
          <table:table-cell office:value-type="float" office:value="8.8387838491365951" table:style-name="ce196">
            <text:p>8,8<text:s text:c="5"/></text:p>
          </table:table-cell>
          <table:table-cell table:style-name="ce186"/>
          <table:table-cell office:value-type="float" office:value="2.2752404248902707" table:style-name="ce198">
            <text:p>+2,3<text:s text:c="3"/></text:p>
          </table:table-cell>
          <table:table-cell office:value-type="float" office:value="-2.9908146076343627" table:style-name="ce198">
            <text:p>-3,0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0">
          <table:table-cell table:style-name="ce7"/>
          <table:table-cell table:style-name="ce200"/>
          <table:table-cell table:style-name="ce202"/>
          <table:table-cell table:style-name="ce203"/>
          <table:table-cell table:style-name="ce202"/>
          <table:table-cell table:style-name="ce203"/>
          <table:table-cell table:style-name="ce202"/>
          <table:table-cell table:style-name="ce203"/>
          <table:table-cell table:style-name="ce101"/>
          <table:table-cell table:number-columns-repeated="2" table:style-name="ce203"/>
          <table:table-cell table:number-columns-repeated="6" table:style-name="ce193"/>
          <table:table-cell table:number-columns-repeated="16367" table:style-name="ce7"/>
        </table:table-row>
        <table:table-row table:style-name="ro16">
          <table:table-cell table:style-name="ce7"/>
          <table:table-cell office:value-type="string" table:style-name="ce204">
            <text:p><text:s text:c="11"/>Mulheres</text:p>
          </table:table-cell>
          <table:table-cell office:value-type="float" office:value="370705" table:style-name="ce189">
            <text:p>370 705</text:p>
          </table:table-cell>
          <table:table-cell office:value-type="float" office:value="100" table:style-name="ce194">
            <text:p>100,0<text:s text:c="5"/></text:p>
          </table:table-cell>
          <table:table-cell office:value-type="float" office:value="359563" table:style-name="ce191">
            <text:p>359 563</text:p>
          </table:table-cell>
          <table:table-cell office:value-type="float" office:value="100" table:style-name="ce194">
            <text:p>100,0<text:s text:c="5"/></text:p>
          </table:table-cell>
          <table:table-cell office:value-type="float" office:value="355635" table:style-name="ce191">
            <text:p>355 635</text:p>
          </table:table-cell>
          <table:table-cell office:value-type="float" office:value="100" table:style-name="ce194">
            <text:p>100,0<text:s text:c="5"/></text:p>
          </table:table-cell>
          <table:table-cell table:style-name="ce190"/>
          <table:table-cell office:value-type="float" office:value="-4.0652270673446509" table:style-name="ce192">
            <text:p>-4,1<text:s text:c="3"/></text:p>
          </table:table-cell>
          <table:table-cell office:value-type="float" office:value="-1.0924372085003142" table:style-name="ce192">
            <text:p>-1,1<text:s text:c="3"/></text:p>
          </table:table-cell>
          <table:table-cell table:number-columns-repeated="6" table:style-name="ce193"/>
          <table:table-cell table:number-columns-repeated="16367" table:style-name="ce7"/>
        </table:table-row>
        <table:table-row table:style-name="ro11">
          <table:table-cell table:style-name="ce7"/>
          <table:table-cell office:value-type="string" table:style-name="ce101">
            <text:p><text:s text:c="13"/>&lt; 25 anos de idade</text:p>
          </table:table-cell>
          <table:table-cell office:value-type="float" office:value="48709" table:style-name="ce195">
            <text:p>48 709</text:p>
          </table:table-cell>
          <table:table-cell office:value-type="float" office:value="13.139558408977489" table:style-name="ce196">
            <text:p>13,1<text:s text:c="5"/></text:p>
          </table:table-cell>
          <table:table-cell office:value-type="float" office:value="49988" table:style-name="ce197">
            <text:p>49 988</text:p>
          </table:table-cell>
          <table:table-cell office:value-type="float" office:value="13.902431562758125" table:style-name="ce196">
            <text:p>13,9<text:s text:c="5"/></text:p>
          </table:table-cell>
          <table:table-cell office:value-type="float" office:value="49235" table:style-name="ce197">
            <text:p>49 235</text:p>
          </table:table-cell>
          <table:table-cell office:value-type="float" office:value="13.844250425295598" table:style-name="ce196">
            <text:p>13,8<text:s text:c="5"/></text:p>
          </table:table-cell>
          <table:table-cell table:style-name="ce186"/>
          <table:table-cell office:value-type="float" office:value="1.0798825679032547" table:style-name="ce198">
            <text:p>+1,1<text:s text:c="3"/></text:p>
          </table:table-cell>
          <table:table-cell office:value-type="float" office:value="-1.5063615267664261" table:style-name="ce198">
            <text:p>-1,5<text:s text:c="3"/></text:p>
          </table:table-cell>
          <table:table-cell table:style-name="ce199"/>
          <table:table-cell table:style-name="ce205"/>
          <table:table-cell table:number-columns-repeated="4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25 anos de idade</text:p>
          </table:table-cell>
          <table:table-cell office:value-type="float" office:value="321996" table:style-name="ce195">
            <text:p>321 996</text:p>
          </table:table-cell>
          <table:table-cell office:value-type="float" office:value="86.860441591022507" table:style-name="ce196">
            <text:p>86,9<text:s text:c="5"/></text:p>
          </table:table-cell>
          <table:table-cell office:value-type="float" office:value="309575" table:style-name="ce197">
            <text:p>309 575</text:p>
          </table:table-cell>
          <table:table-cell office:value-type="float" office:value="86.097568437241875" table:style-name="ce196">
            <text:p>86,1<text:s text:c="5"/></text:p>
          </table:table-cell>
          <table:table-cell office:value-type="float" office:value="306400" table:style-name="ce197">
            <text:p>306 400</text:p>
          </table:table-cell>
          <table:table-cell office:value-type="float" office:value="86.155749574704402" table:style-name="ce196">
            <text:p>86,2<text:s text:c="5"/></text:p>
          </table:table-cell>
          <table:table-cell table:style-name="ce186"/>
          <table:table-cell office:value-type="float" office:value="-4.8435384290488059" table:style-name="ce198">
            <text:p>-4,8<text:s text:c="3"/></text:p>
          </table:table-cell>
          <table:table-cell office:value-type="float" office:value="-1.0255996123717921" table:style-name="ce198">
            <text:p>-1,0<text:s text:c="3"/></text:p>
          </table:table-cell>
          <table:table-cell table:style-name="ce193"/>
          <table:table-cell table:style-name="ce7"/>
          <table:table-cell table:number-columns-repeated="4" table:style-name="ce193"/>
          <table:table-cell table:number-columns-repeated="16367" table:style-name="ce7"/>
        </table:table-row>
        <table:table-row table:style-name="ro11">
          <table:table-cell table:style-name="ce7"/>
          <table:table-cell office:value-type="string" table:style-name="ce101">
            <text:p><text:s text:c="13"/>&lt; 1 ano de inscrição</text:p>
          </table:table-cell>
          <table:table-cell office:value-type="float" office:value="208313" table:style-name="ce195">
            <text:p>208 313</text:p>
          </table:table-cell>
          <table:table-cell office:value-type="float" office:value="56.193738956852478" table:style-name="ce196">
            <text:p>56,2<text:s text:c="5"/></text:p>
          </table:table-cell>
          <table:table-cell office:value-type="float" office:value="190932" table:style-name="ce197">
            <text:p>190 932</text:p>
          </table:table-cell>
          <table:table-cell office:value-type="float" office:value="53.101125532938596" table:style-name="ce196">
            <text:p>53,1<text:s text:c="5"/></text:p>
          </table:table-cell>
          <table:table-cell office:value-type="float" office:value="187213" table:style-name="ce197">
            <text:p>187 213</text:p>
          </table:table-cell>
          <table:table-cell office:value-type="float" office:value="52.641894076792219" table:style-name="ce196">
            <text:p>52,6<text:s text:c="5"/></text:p>
          </table:table-cell>
          <table:table-cell table:style-name="ce186"/>
          <table:table-cell office:value-type="float" office:value="-10.128988589286308" table:style-name="ce198">
            <text:p>-10,1<text:s text:c="3"/></text:p>
          </table:table-cell>
          <table:table-cell office:value-type="float" office:value="-1.9478138813818475" table:style-name="ce198">
            <text:p>-1,9<text:s text:c="3"/></text:p>
          </table:table-cell>
          <table:table-cell table:style-name="ce199"/>
          <table:table-cell table:style-name="ce7"/>
          <table:table-cell table:number-columns-repeated="4" table:style-name="ce193"/>
          <table:table-cell table:number-columns-repeated="16367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1 ano de inscrição</text:p>
          </table:table-cell>
          <table:table-cell office:value-type="float" office:value="162392" table:style-name="ce195">
            <text:p>162 392</text:p>
          </table:table-cell>
          <table:table-cell office:value-type="float" office:value="43.806261043147515" table:style-name="ce196">
            <text:p>43,8<text:s text:c="5"/></text:p>
          </table:table-cell>
          <table:table-cell office:value-type="float" office:value="168631" table:style-name="ce197">
            <text:p>168 631</text:p>
          </table:table-cell>
          <table:table-cell office:value-type="float" office:value="46.898874467061411" table:style-name="ce196">
            <text:p>46,9<text:s text:c="5"/></text:p>
          </table:table-cell>
          <table:table-cell office:value-type="float" office:value="168422" table:style-name="ce197">
            <text:p>168 422</text:p>
          </table:table-cell>
          <table:table-cell office:value-type="float" office:value="47.358105923207781" table:style-name="ce196">
            <text:p>47,4<text:s text:c="5"/></text:p>
          </table:table-cell>
          <table:table-cell table:style-name="ce186"/>
          <table:table-cell office:value-type="float" office:value="3.7132371052761073" table:style-name="ce198">
            <text:p>+3,7<text:s text:c="3"/></text:p>
          </table:table-cell>
          <table:table-cell office:value-type="float" office:value="-0.12393925197621058" table:style-name="ce198">
            <text:p>-0,1<text:s text:c="3"/></text:p>
          </table:table-cell>
          <table:table-cell table:style-name="ce193"/>
          <table:table-cell table:style-name="ce205"/>
          <table:table-cell table:number-columns-repeated="4" table:style-name="ce193"/>
          <table:table-cell table:number-columns-repeated="16367" table:style-name="ce7"/>
        </table:table-row>
        <table:table-row table:style-name="ro11">
          <table:table-cell table:style-name="ce7"/>
          <table:table-cell office:value-type="string" table:style-name="ce101">
            <text:p><text:s text:c="13"/>Primeiro Emprego</text:p>
          </table:table-cell>
          <table:table-cell office:value-type="float" office:value="35547" table:style-name="ce195">
            <text:p>35 547</text:p>
          </table:table-cell>
          <table:table-cell office:value-type="float" office:value="9.5890263147246468" table:style-name="ce196">
            <text:p>9,6<text:s text:c="5"/></text:p>
          </table:table-cell>
          <table:table-cell office:value-type="float" office:value="42485" table:style-name="ce197">
            <text:p>42 485</text:p>
          </table:table-cell>
          <table:table-cell office:value-type="float" office:value="11.815731874525467" table:style-name="ce196">
            <text:p>11,8<text:s text:c="5"/></text:p>
          </table:table-cell>
          <table:table-cell office:value-type="float" office:value="42040" table:style-name="ce197">
            <text:p>42 040</text:p>
          </table:table-cell>
          <table:table-cell office:value-type="float" office:value="11.821108721020147" table:style-name="ce196">
            <text:p>11,8<text:s text:c="5"/></text:p>
          </table:table-cell>
          <table:table-cell table:style-name="ce186"/>
          <table:table-cell office:value-type="float" office:value="18.265957746082663" table:style-name="ce198">
            <text:p>+18,3<text:s text:c="3"/></text:p>
          </table:table-cell>
          <table:table-cell office:value-type="float" office:value="-1.0474285041779439" table:style-name="ce198">
            <text:p>-1,0<text:s text:c="3"/></text:p>
          </table:table-cell>
          <table:table-cell table:style-name="ce205"/>
          <table:table-cell table:number-columns-repeated="16372" table:style-name="ce7"/>
        </table:table-row>
        <table:table-row table:style-name="ro10">
          <table:table-cell table:style-name="ce7"/>
          <table:table-cell office:value-type="string" table:style-name="ce101">
            <text:p><text:s text:c="13"/>Novo Emprego</text:p>
          </table:table-cell>
          <table:table-cell office:value-type="float" office:value="335158" table:style-name="ce195">
            <text:p>335 158</text:p>
          </table:table-cell>
          <table:table-cell office:value-type="float" office:value="90.410973685275351" table:style-name="ce196">
            <text:p>90,4<text:s text:c="5"/></text:p>
          </table:table-cell>
          <table:table-cell office:value-type="float" office:value="317078" table:style-name="ce197">
            <text:p>317 078</text:p>
          </table:table-cell>
          <table:table-cell office:value-type="float" office:value="88.184268125474532" table:style-name="ce196">
            <text:p>88,2<text:s text:c="5"/></text:p>
          </table:table-cell>
          <table:table-cell office:value-type="float" office:value="313595" table:style-name="ce197">
            <text:p>313 595</text:p>
          </table:table-cell>
          <table:table-cell office:value-type="float" office:value="88.178891278979847" table:style-name="ce196">
            <text:p>88,2<text:s text:c="5"/></text:p>
          </table:table-cell>
          <table:table-cell table:style-name="ce186"/>
          <table:table-cell office:value-type="float" office:value="-6.4336820245973598" table:style-name="ce198">
            <text:p>-6,4<text:s text:c="3"/></text:p>
          </table:table-cell>
          <table:table-cell office:value-type="float" office:value="-1.0984678848737559" table:style-name="ce198">
            <text:p>-1,1<text:s text:c="3"/></text:p>
          </table:table-cell>
          <table:table-cell table:number-columns-repeated="16373" table:style-name="ce7"/>
        </table:table-row>
        <table:table-row table:style-name="ro11">
          <table:table-cell table:style-name="ce7"/>
          <table:table-cell office:value-type="string" table:style-name="ce101">
            <text:p><text:s text:c="13"/>Nenhum <text:s/>Nível de Instrução</text:p>
          </table:table-cell>
          <table:table-cell office:value-type="float" office:value="16926" table:style-name="ce195">
            <text:p>16 926</text:p>
          </table:table-cell>
          <table:table-cell office:value-type="float" office:value="4.5658947141257871" table:style-name="ce196">
            <text:p>4,6<text:s text:c="5"/></text:p>
          </table:table-cell>
          <table:table-cell office:value-type="float" office:value="17559" table:style-name="ce197">
            <text:p>17 559</text:p>
          </table:table-cell>
          <table:table-cell office:value-type="float" office:value="4.8834279389147381" table:style-name="ce196">
            <text:p>4,9<text:s text:c="5"/></text:p>
          </table:table-cell>
          <table:table-cell office:value-type="float" office:value="17662" table:style-name="ce197">
            <text:p>17 662</text:p>
          </table:table-cell>
          <table:table-cell office:value-type="float" office:value="4.9663278361241163" table:style-name="ce196">
            <text:p>5,0<text:s text:c="5"/></text:p>
          </table:table-cell>
          <table:table-cell table:style-name="ce186"/>
          <table:table-cell office:value-type="float" office:value="4.3483398322107973" table:style-name="ce198">
            <text:p>+4,3<text:s text:c="3"/></text:p>
          </table:table-cell>
          <table:table-cell office:value-type="float" office:value="0.58659376957686504" table:style-name="ce198">
            <text:p>+0,6<text:s text:c="3"/></text:p>
          </table:table-cell>
          <table:table-cell table:style-name="ce205"/>
          <table:table-cell table:number-columns-repeated="16372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1º Ciclo</text:p>
          </table:table-cell>
          <table:table-cell office:value-type="float" office:value="67635" table:style-name="ce195">
            <text:p>67 635</text:p>
          </table:table-cell>
          <table:table-cell office:value-type="float" office:value="18.244965673513981" table:style-name="ce196">
            <text:p>18,2<text:s text:c="5"/></text:p>
          </table:table-cell>
          <table:table-cell office:value-type="float" office:value="64330" table:style-name="ce197">
            <text:p>64 330</text:p>
          </table:table-cell>
          <table:table-cell office:value-type="float" office:value="17.891162327603229" table:style-name="ce196">
            <text:p>17,9<text:s text:c="5"/></text:p>
          </table:table-cell>
          <table:table-cell office:value-type="float" office:value="64028" table:style-name="ce197">
            <text:p>64 028</text:p>
          </table:table-cell>
          <table:table-cell office:value-type="float" office:value="18.003852264259702" table:style-name="ce196">
            <text:p>18,0<text:s text:c="5"/></text:p>
          </table:table-cell>
          <table:table-cell table:style-name="ce186"/>
          <table:table-cell office:value-type="float" office:value="-5.3330376284468173" table:style-name="ce198">
            <text:p>-5,3<text:s text:c="3"/></text:p>
          </table:table-cell>
          <table:table-cell office:value-type="float" office:value="-0.46945437587440608" table:style-name="ce198">
            <text:p>-0,5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2º Ciclo</text:p>
          </table:table-cell>
          <table:table-cell office:value-type="float" office:value="50918" table:style-name="ce195">
            <text:p>50 918</text:p>
          </table:table-cell>
          <table:table-cell office:value-type="float" office:value="13.735450020906113" table:style-name="ce196">
            <text:p>13,7<text:s text:c="5"/></text:p>
          </table:table-cell>
          <table:table-cell office:value-type="float" office:value="48040" table:style-name="ce197">
            <text:p>48 040</text:p>
          </table:table-cell>
          <table:table-cell office:value-type="float" office:value="13.360662804571104" table:style-name="ce196">
            <text:p>13,4<text:s text:c="5"/></text:p>
          </table:table-cell>
          <table:table-cell office:value-type="float" office:value="48040" table:style-name="ce197">
            <text:p>48 040</text:p>
          </table:table-cell>
          <table:table-cell office:value-type="float" office:value="13.508231754467362" table:style-name="ce196">
            <text:p>13,5<text:s text:c="5"/></text:p>
          </table:table-cell>
          <table:table-cell table:style-name="ce186"/>
          <table:table-cell office:value-type="float" office:value="-5.6522251463136826" table:style-name="ce198">
            <text:p>-5,7<text:s text:c="3"/></text:p>
          </table:table-cell>
          <table:table-cell office:value-type="float" office:value="0" table:style-name="ce198">
            <text:p>+0,0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3º Ciclo</text:p>
          </table:table-cell>
          <table:table-cell office:value-type="float" office:value="77535" table:style-name="ce195">
            <text:p>77 535</text:p>
          </table:table-cell>
          <table:table-cell office:value-type="float" office:value="20.915552798046967" table:style-name="ce196">
            <text:p>20,9<text:s text:c="5"/></text:p>
          </table:table-cell>
          <table:table-cell office:value-type="float" office:value="72100" table:style-name="ce197">
            <text:p>72 100</text:p>
          </table:table-cell>
          <table:table-cell office:value-type="float" office:value="20.052118822014499" table:style-name="ce196">
            <text:p>20,1<text:s text:c="5"/></text:p>
          </table:table-cell>
          <table:table-cell office:value-type="float" office:value="71906" table:style-name="ce197">
            <text:p>71 906</text:p>
          </table:table-cell>
          <table:table-cell office:value-type="float" office:value="20.219044807175894" table:style-name="ce196">
            <text:p>20,2<text:s text:c="5"/></text:p>
          </table:table-cell>
          <table:table-cell table:style-name="ce186"/>
          <table:table-cell office:value-type="float" office:value="-7.259947120655184" table:style-name="ce198">
            <text:p>-7,3<text:s text:c="3"/></text:p>
          </table:table-cell>
          <table:table-cell office:value-type="float" office:value="-0.26907073509015333" table:style-name="ce198">
            <text:p>-0,3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ecundário</text:p>
          </table:table-cell>
          <table:table-cell office:value-type="float" office:value="96671" table:style-name="ce195">
            <text:p>96 671</text:p>
          </table:table-cell>
          <table:table-cell office:value-type="float" office:value="26.07760888037658" table:style-name="ce196">
            <text:p>26,1<text:s text:c="5"/></text:p>
          </table:table-cell>
          <table:table-cell office:value-type="float" office:value="94341" table:style-name="ce197">
            <text:p>94 341</text:p>
          </table:table-cell>
          <table:table-cell office:value-type="float" office:value="26.237682965154924" table:style-name="ce196">
            <text:p>26,2<text:s text:c="5"/></text:p>
          </table:table-cell>
          <table:table-cell office:value-type="float" office:value="93300" table:style-name="ce197">
            <text:p>93 300</text:p>
          </table:table-cell>
          <table:table-cell office:value-type="float" office:value="26.234763170104181" table:style-name="ce196">
            <text:p>26,2<text:s text:c="5"/></text:p>
          </table:table-cell>
          <table:table-cell table:style-name="ce186"/>
          <table:table-cell office:value-type="float" office:value="-3.4870850617041356" table:style-name="ce198">
            <text:p>-3,5<text:s text:c="3"/></text:p>
          </table:table-cell>
          <table:table-cell office:value-type="float" office:value="-1.103443889719216" table:style-name="ce198">
            <text:p>-1,1<text:s text:c="3"/></text:p>
          </table:table-cell>
          <table:table-cell table:number-columns-repeated="16373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uperior</text:p>
          </table:table-cell>
          <table:table-cell office:value-type="float" office:value="61020" table:style-name="ce195">
            <text:p>61 020</text:p>
          </table:table-cell>
          <table:table-cell office:value-type="float" office:value="16.460527913030575" table:style-name="ce196">
            <text:p>16,5<text:s text:c="5"/></text:p>
          </table:table-cell>
          <table:table-cell office:value-type="float" office:value="63193" table:style-name="ce197">
            <text:p>63 193</text:p>
          </table:table-cell>
          <table:table-cell office:value-type="float" office:value="17.574945141741502" table:style-name="ce196">
            <text:p>17,6<text:s text:c="5"/></text:p>
          </table:table-cell>
          <table:table-cell office:value-type="float" office:value="60699" table:style-name="ce197">
            <text:p>60 699</text:p>
          </table:table-cell>
          <table:table-cell office:value-type="float" office:value="17.067780167868744" table:style-name="ce196">
            <text:p>17,1<text:s text:c="5"/></text:p>
          </table:table-cell>
          <table:table-cell table:style-name="ce186"/>
          <table:table-cell office:value-type="float" office:value="-0.52605703048180885" table:style-name="ce198">
            <text:p>-0,5<text:s text:c="3"/></text:p>
          </table:table-cell>
          <table:table-cell office:value-type="float" office:value="-3.9466396594559541" table:style-name="ce198">
            <text:p>-3,9<text:s text:c="3"/></text:p>
          </table:table-cell>
          <table:table-cell table:number-columns-repeated="16373" table:style-name="ce7"/>
        </table:table-row>
        <table:table-row table:style-name="ro10">
          <table:table-cell table:style-name="ce1"/>
          <table:table-cell table:style-name="ce206"/>
          <table:table-cell table:style-name="ce207"/>
          <table:table-cell table:style-name="ce208"/>
          <table:table-cell table:style-name="ce207"/>
          <table:table-cell table:style-name="ce208"/>
          <table:table-cell table:style-name="ce207"/>
          <table:table-cell table:number-columns-repeated="4" table:style-name="ce208"/>
          <table:table-cell table:number-columns-repeated="6" table:style-name="ce89"/>
          <table:table-cell table:number-columns-repeated="16367" table:style-name="ce1"/>
        </table:table-row>
        <table:table-row table:number-rows-repeated="1048537" table:style-name="ro6">
          <table:table-cell table:number-columns-repeated="16384"/>
        </table:table-row>
      </table:table>
      <table:table table:name="QIII-QIV" table:style-name="ta7" table:print-ranges="QIII-QIV.B1:QIII-QIV.K42">
        <table:table-column table:style-name="co23" table:default-cell-style-name="ce89"/>
        <table:table-column table:style-name="co40" table:default-cell-style-name="ce89"/>
        <table:table-column table:style-name="co19" table:default-cell-style-name="ce89"/>
        <table:table-column table:style-name="co41" table:default-cell-style-name="ce89"/>
        <table:table-column table:style-name="co19" table:default-cell-style-name="ce89"/>
        <table:table-column table:style-name="co41" table:default-cell-style-name="ce89"/>
        <table:table-column table:style-name="co19" table:default-cell-style-name="ce89"/>
        <table:table-column table:style-name="co41" table:default-cell-style-name="ce89"/>
        <table:table-column table:style-name="co42" table:default-cell-style-name="ce89"/>
        <table:table-column table:style-name="co1" table:default-cell-style-name="ce89"/>
        <table:table-column table:style-name="co33" table:default-cell-style-name="ce89"/>
        <table:table-column table:style-name="co28" table:number-columns-repeated="16373" table:default-cell-style-name="ce89"/>
        <table:table-row table:style-name="ro6">
          <table:table-cell/>
          <table:table-cell table:style-name="ce89">
            <draw:frame draw:z-index="2" draw:id="id101" draw:style-name="a187" draw:name="Picture 254" svg:x="0.16667in" svg:y="0.16667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89">
            <draw:frame draw:z-index="1" draw:id="id100" draw:style-name="a186" draw:name="Picture 255" svg:x="0.19791in" svg:y="0.09375in" svg:width="2.66667in" svg:height="0.42708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style-name="ce89">
            <draw:frame draw:z-index="3" draw:id="id102" draw:style-name="a192" draw:name="Text Box 256" svg:x="0.14583in" svg:y="0.1875in" svg:width="1.90625in" svg:height="0.21875in">
              <draw:text-box>
                <text:p text:style-name="a189" text:class-names="" text:cond-style-name=""><text:span text:style-name="a188" text:class-names="">FEVEREIRO 2014, <text:s text:c="1"/>Nº 02</text:span></text:p>
                <text:p text:style-name="a191" text:class-names="" text:cond-style-name=""><text:span text:style-name="a190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6">
          <table:table-cell/>
          <table:table-cell table:number-columns-repeated="10" table:style-name="ce178"/>
          <table:table-cell table:number-columns-repeated="16373" table:style-name="ce89"/>
        </table:table-row>
        <table:table-row table:style-name="ro7">
          <table:table-cell table:style-name="ce91"/>
          <table:table-cell table:number-columns-repeated="10" table:style-name="ce179"/>
          <table:table-cell table:style-name="ce91"/>
          <table:table-cell table:style-name="ce211"/>
          <table:table-cell table:number-columns-repeated="16371" table:style-name="ce91"/>
        </table:table-row>
        <table:table-row table:style-name="ro7">
          <table:table-cell table:style-name="ce91"/>
          <table:table-cell table:number-columns-repeated="10" table:style-name="ce179"/>
          <table:table-cell table:number-columns-repeated="16373" table:style-name="ce91"/>
        </table:table-row>
        <table:table-row table:style-name="ro7">
          <table:table-cell/>
          <table:table-cell table:number-columns-repeated="10" table:style-name="ce178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09">
            <text:p>QUADRO III - DESEMPREGO REGISTADO POR REGIÕES</text:p>
          </table:table-cell>
          <table:covered-table-cell table:number-columns-repeated="9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10">
            <text:p>Situação no fim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22">
          <table:table-cell/>
          <table:table-cell table:number-columns-repeated="10" table:style-name="ce180"/>
          <table:table-cell table:number-columns-repeated="16373" table:style-name="ce89"/>
        </table:table-row>
        <table:table-row table:style-name="ro16">
          <table:table-cell table:style-name="ce183"/>
          <table:table-cell table:style-name="ce132"/>
          <table:table-cell office:value-type="float" office:value="2013" table:style-name="ce133">
            <text:p>2013</text:p>
          </table:table-cell>
          <table:table-cell table:style-name="ce134"/>
          <table:table-cell office:value-type="float" office:value="2014" table:number-columns-spanned="4" table:number-rows-spanned="1" table:style-name="ce175">
            <text:p>2014</text:p>
          </table:table-cell>
          <table:covered-table-cell table:number-columns-repeated="3"/>
          <table:table-cell office:value-type="string" table:number-columns-spanned="3" table:number-rows-spanned="1" table:style-name="ce176">
            <text:p>var.%</text:p>
          </table:table-cell>
          <table:covered-table-cell table:number-columns-repeated="2"/>
          <table:table-cell table:number-columns-repeated="16373" table:style-name="ce183"/>
        </table:table-row>
        <table:table-row table:style-name="ro17">
          <table:table-cell table:style-name="ce183"/>
          <table:table-cell table:style-name="ce135"/>
          <table:table-cell office:value-type="string" table:style-name="ce136">
            <text:p>FEVER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JAN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FEVEREIRO</text:p>
          </table:table-cell>
          <table:table-cell office:value-type="string" table:style-name="ce138">
            <text:p>%</text:p>
          </table:table-cell>
          <table:table-cell office:value-type="string" table:number-columns-spanned="2" table:number-rows-spanned="1" table:style-name="ce177">
            <text:p>mês homólogo</text:p>
          </table:table-cell>
          <table:covered-table-cell/>
          <table:table-cell office:value-type="string" table:style-name="ce139">
            <text:p>mês <text:s text:c="2"/>anterior</text:p>
          </table:table-cell>
          <table:table-cell table:number-columns-repeated="16373" table:style-name="ce183"/>
        </table:table-row>
        <table:table-row table:style-name="ro23">
          <table:table-cell table:style-name="ce7"/>
          <table:table-cell table:style-name="ce131"/>
          <table:table-cell table:style-name="ce212"/>
          <table:table-cell table:number-columns-repeated="8" table:style-name="ce101"/>
          <table:table-cell table:number-columns-repeated="16373" table:style-name="ce7"/>
        </table:table-row>
        <table:table-row table:style-name="ro1">
          <table:table-cell table:style-name="ce213"/>
          <table:table-cell office:value-type="string" table:style-name="ce214">
            <text:p>PORTUGAL</text:p>
          </table:table-cell>
          <table:table-cell office:value-type="float" office:value="739611" table:style-name="ce215">
            <text:p>739 611</text:p>
          </table:table-cell>
          <table:table-cell office:value-type="float" office:value="100" table:style-name="ce216">
            <text:p>100,0<text:s text:c="4"/></text:p>
          </table:table-cell>
          <table:table-cell office:value-type="float" office:value="705327" table:style-name="ce217">
            <text:p>705 327</text:p>
          </table:table-cell>
          <table:table-cell office:value-type="float" office:value="100" table:style-name="ce216">
            <text:p>100,0<text:s text:c="4"/></text:p>
          </table:table-cell>
          <table:table-cell office:value-type="float" office:value="700954" table:style-name="ce217">
            <text:p>700 954</text:p>
          </table:table-cell>
          <table:table-cell office:value-type="float" office:value="99.999999999999986" table:style-name="ce216">
            <text:p>100,0<text:s text:c="4"/></text:p>
          </table:table-cell>
          <table:table-cell table:style-name="ce216"/>
          <table:table-cell office:value-type="float" office:value="-5.2266664503367366" table:style-name="ce218">
            <text:p>-5,2<text:s text:c="3"/></text:p>
          </table:table-cell>
          <table:table-cell office:value-type="float" office:value="-0.6199961152770328" table:style-name="ce218">
            <text:p>-0,6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19">
            <text:p>CONTINENTE</text:p>
          </table:table-cell>
          <table:table-cell office:value-type="float" office:value="701959" table:style-name="ce215">
            <text:p>701 959</text:p>
          </table:table-cell>
          <table:table-cell office:value-type="float" office:value="94.909215790462824" table:style-name="ce216">
            <text:p>94,9<text:s text:c="4"/></text:p>
          </table:table-cell>
          <table:table-cell office:value-type="float" office:value="669668" table:style-name="ce217">
            <text:p>669 668</text:p>
          </table:table-cell>
          <table:table-cell office:value-type="float" office:value="94.944330785578885" table:style-name="ce216">
            <text:p>94,9<text:s text:c="4"/></text:p>
          </table:table-cell>
          <table:table-cell office:value-type="float" office:value="664713" table:style-name="ce217">
            <text:p>664 713</text:p>
          </table:table-cell>
          <table:table-cell office:value-type="float" office:value="94.829760583433426" table:style-name="ce216">
            <text:p>94,8<text:s text:c="4"/></text:p>
          </table:table-cell>
          <table:table-cell table:style-name="ce216"/>
          <table:table-cell office:value-type="float" office:value="-5.3060079007463372" table:style-name="ce218">
            <text:p>-5,3<text:s text:c="3"/></text:p>
          </table:table-cell>
          <table:table-cell office:value-type="float" office:value="-0.73991888517892335" table:style-name="ce218">
            <text:p>-0,7<text:s text:c="3"/></text:p>
          </table:table-cell>
          <table:table-cell table:style-name="ce220"/>
          <table:table-cell table:number-columns-repeated="3"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21">
            <text:p>Norte</text:p>
          </table:table-cell>
          <table:table-cell office:value-type="float" office:value="302592" table:style-name="ce222">
            <text:p>302 592</text:p>
          </table:table-cell>
          <table:table-cell office:value-type="float" office:value="40.912317420914505" table:style-name="ce223">
            <text:p>40,9<text:s text:c="4"/></text:p>
          </table:table-cell>
          <table:table-cell office:value-type="float" office:value="296816" table:style-name="ce224">
            <text:p>296 816</text:p>
          </table:table-cell>
          <table:table-cell office:value-type="float" office:value="42.082041379388571" table:style-name="ce223">
            <text:p>42,1<text:s text:c="4"/></text:p>
          </table:table-cell>
          <table:table-cell office:value-type="float" office:value="294590" table:style-name="ce224">
            <text:p>294 590</text:p>
          </table:table-cell>
          <table:table-cell office:value-type="float" office:value="42.02700890500661" table:style-name="ce223">
            <text:p>42,0<text:s text:c="4"/></text:p>
          </table:table-cell>
          <table:table-cell table:style-name="ce223"/>
          <table:table-cell office:value-type="float" office:value="-2.6444849830795363" table:style-name="ce225">
            <text:p>-2,6<text:s text:c="3"/></text:p>
          </table:table-cell>
          <table:table-cell office:value-type="float" office:value="-0.74995957091262255" table:style-name="ce225">
            <text:p>-0,7<text:s text:c="3"/></text:p>
          </table:table-cell>
          <table:table-cell office:value-type="float" office:value="-5.2266664503367366" table:style-name="ce226">
            <text:p>-5,2</text:p>
          </table:table-cell>
          <table:table-cell office:value-type="string" table:style-name="ce220">
            <text:p>Norte</text:p>
          </table:table-cell>
          <table:table-cell office:value-type="float" office:value="-2.6444849830795363" table:style-name="ce227">
            <text:p>- 2,6</text:p>
          </table:table-cell>
          <table:table-cell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21">
            <text:p>Centro</text:p>
          </table:table-cell>
          <table:table-cell office:value-type="float" office:value="102186" table:style-name="ce222">
            <text:p>102 186</text:p>
          </table:table-cell>
          <table:table-cell office:value-type="float" office:value="13.816181749595396" table:style-name="ce223">
            <text:p>13,8<text:s text:c="4"/></text:p>
          </table:table-cell>
          <table:table-cell office:value-type="float" office:value="98757" table:style-name="ce224">
            <text:p>98 757</text:p>
          </table:table-cell>
          <table:table-cell office:value-type="float" office:value="14.001590751523763" table:style-name="ce223">
            <text:p>14,0<text:s text:c="4"/></text:p>
          </table:table-cell>
          <table:table-cell office:value-type="float" office:value="96579" table:style-name="ce224">
            <text:p>96 579</text:p>
          </table:table-cell>
          <table:table-cell office:value-type="float" office:value="13.778222251388822" table:style-name="ce223">
            <text:p>13,8<text:s text:c="4"/></text:p>
          </table:table-cell>
          <table:table-cell table:style-name="ce223"/>
          <table:table-cell office:value-type="float" office:value="-5.4870530209617812" table:style-name="ce225">
            <text:p>-5,5<text:s text:c="3"/></text:p>
          </table:table-cell>
          <table:table-cell office:value-type="float" office:value="-2.2054132871594021" table:style-name="ce225">
            <text:p>-2,2<text:s text:c="3"/></text:p>
          </table:table-cell>
          <table:table-cell office:value-type="float" office:value="-5.2266664503367366" table:style-name="ce226">
            <text:p>-5,2</text:p>
          </table:table-cell>
          <table:table-cell office:value-type="string" table:style-name="ce220">
            <text:p>Centro</text:p>
          </table:table-cell>
          <table:table-cell office:value-type="float" office:value="-5.4870530209617812" table:style-name="ce227">
            <text:p>- 5,5</text:p>
          </table:table-cell>
          <table:table-cell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21">
            <text:p>Lisboa V. Tejo</text:p>
          </table:table-cell>
          <table:table-cell office:value-type="float" office:value="225115" table:style-name="ce222">
            <text:p>225 115</text:p>
          </table:table-cell>
          <table:table-cell office:value-type="float" office:value="30.436945908051666" table:style-name="ce223">
            <text:p>30,4<text:s text:c="4"/></text:p>
          </table:table-cell>
          <table:table-cell office:value-type="float" office:value="209046" table:style-name="ce224">
            <text:p>209 046</text:p>
          </table:table-cell>
          <table:table-cell office:value-type="float" office:value="29.638167828539103" table:style-name="ce223">
            <text:p>29,6<text:s text:c="4"/></text:p>
          </table:table-cell>
          <table:table-cell office:value-type="float" office:value="208475" table:style-name="ce224">
            <text:p>208 475</text:p>
          </table:table-cell>
          <table:table-cell office:value-type="float" office:value="29.74160929247854" table:style-name="ce223">
            <text:p>29,7<text:s text:c="4"/></text:p>
          </table:table-cell>
          <table:table-cell table:style-name="ce223"/>
          <table:table-cell office:value-type="float" office:value="-7.3917775359260816" table:style-name="ce225">
            <text:p>-7,4<text:s text:c="3"/></text:p>
          </table:table-cell>
          <table:table-cell office:value-type="float" office:value="-0.273145623451299" table:style-name="ce225">
            <text:p>-0,3<text:s text:c="3"/></text:p>
          </table:table-cell>
          <table:table-cell office:value-type="float" office:value="-5.2266664503367366" table:style-name="ce226">
            <text:p>-5,2</text:p>
          </table:table-cell>
          <table:table-cell office:value-type="string" table:style-name="ce220">
            <text:p>Lisboa V. Tejo</text:p>
          </table:table-cell>
          <table:table-cell office:value-type="float" office:value="-7.3917775359260816" table:style-name="ce227">
            <text:p>- 7,4</text:p>
          </table:table-cell>
          <table:table-cell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21">
            <text:p>Alentejo</text:p>
          </table:table-cell>
          <table:table-cell office:value-type="float" office:value="34007" table:style-name="ce222">
            <text:p>34 007</text:p>
          </table:table-cell>
          <table:table-cell office:value-type="float" office:value="4.5979575749955046" table:style-name="ce223">
            <text:p>4,6<text:s text:c="4"/></text:p>
          </table:table-cell>
          <table:table-cell office:value-type="float" office:value="31411" table:style-name="ce224">
            <text:p>31 411</text:p>
          </table:table-cell>
          <table:table-cell office:value-type="float" office:value="4.4533953754783244" table:style-name="ce223">
            <text:p>4,5<text:s text:c="4"/></text:p>
          </table:table-cell>
          <table:table-cell office:value-type="float" office:value="31645" table:style-name="ce224">
            <text:p>31 645</text:p>
          </table:table-cell>
          <table:table-cell office:value-type="float" office:value="4.5145615832137347" table:style-name="ce223">
            <text:p>4,5<text:s text:c="4"/></text:p>
          </table:table-cell>
          <table:table-cell table:style-name="ce223"/>
          <table:table-cell office:value-type="float" office:value="-6.9456288411209499" table:style-name="ce225">
            <text:p>-6,9<text:s text:c="3"/></text:p>
          </table:table-cell>
          <table:table-cell office:value-type="float" office:value="0.74496195600266901" table:style-name="ce225">
            <text:p>+0,7<text:s text:c="3"/></text:p>
          </table:table-cell>
          <table:table-cell office:value-type="float" office:value="-5.2266664503367366" table:style-name="ce226">
            <text:p>-5,2</text:p>
          </table:table-cell>
          <table:table-cell office:value-type="string" table:style-name="ce220">
            <text:p>Alentejo</text:p>
          </table:table-cell>
          <table:table-cell office:value-type="float" office:value="-6.9456288411209499" table:style-name="ce227">
            <text:p>- 6,9</text:p>
          </table:table-cell>
          <table:table-cell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28">
            <text:p>Algarve</text:p>
          </table:table-cell>
          <table:table-cell office:value-type="float" office:value="38059" table:style-name="ce222">
            <text:p>38 059</text:p>
          </table:table-cell>
          <table:table-cell office:value-type="float" office:value="5.145813136905752" table:style-name="ce223">
            <text:p>5,1<text:s text:c="4"/></text:p>
          </table:table-cell>
          <table:table-cell office:value-type="float" office:value="33638" table:style-name="ce224">
            <text:p>33 638</text:p>
          </table:table-cell>
          <table:table-cell office:value-type="float" office:value="4.7691354506491308" table:style-name="ce223">
            <text:p>4,8<text:s text:c="4"/></text:p>
          </table:table-cell>
          <table:table-cell office:value-type="float" office:value="33424" table:style-name="ce224">
            <text:p>33 424</text:p>
          </table:table-cell>
          <table:table-cell office:value-type="float" office:value="4.7683585513457372" table:style-name="ce223">
            <text:p>4,8<text:s text:c="4"/></text:p>
          </table:table-cell>
          <table:table-cell table:style-name="ce223"/>
          <table:table-cell office:value-type="float" office:value="-12.178459759846547" table:style-name="ce225">
            <text:p>-12,2<text:s text:c="3"/></text:p>
          </table:table-cell>
          <table:table-cell office:value-type="float" office:value="-0.63618526666270725" table:style-name="ce225">
            <text:p>-0,6<text:s text:c="3"/></text:p>
          </table:table-cell>
          <table:table-cell office:value-type="float" office:value="-5.2266664503367366" table:style-name="ce226">
            <text:p>-5,2</text:p>
          </table:table-cell>
          <table:table-cell office:value-type="string" table:style-name="ce229">
            <text:p>Algarve</text:p>
          </table:table-cell>
          <table:table-cell office:value-type="float" office:value="-12.178459759846547" table:style-name="ce227">
            <text:p>- 12,2</text:p>
          </table:table-cell>
          <table:table-cell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14">
            <text:p>REG.AUTÓNOMAS</text:p>
          </table:table-cell>
          <table:table-cell office:value-type="float" office:value="37652" table:style-name="ce215">
            <text:p>37 652</text:p>
          </table:table-cell>
          <table:table-cell office:value-type="float" office:value="5.0907842095371754" table:style-name="ce216">
            <text:p>5,1<text:s text:c="4"/></text:p>
          </table:table-cell>
          <table:table-cell office:value-type="float" office:value="35659" table:style-name="ce217">
            <text:p>35 659</text:p>
          </table:table-cell>
          <table:table-cell office:value-type="float" office:value="5.0556692144211119" table:style-name="ce216">
            <text:p>5,1<text:s text:c="4"/></text:p>
          </table:table-cell>
          <table:table-cell office:value-type="float" office:value="36241" table:style-name="ce217">
            <text:p>36 241</text:p>
          </table:table-cell>
          <table:table-cell office:value-type="float" office:value="5.1702394165665648" table:style-name="ce216">
            <text:p>5,2<text:s text:c="4"/></text:p>
          </table:table-cell>
          <table:table-cell table:style-name="ce216"/>
          <table:table-cell office:value-type="float" office:value="-3.747476893657705" table:style-name="ce218">
            <text:p>-3,7<text:s text:c="3"/></text:p>
          </table:table-cell>
          <table:table-cell office:value-type="float" office:value="1.63212653187135" table:style-name="ce218">
            <text:p>+1,6<text:s text:c="3"/></text:p>
          </table:table-cell>
          <table:table-cell office:value-type="float" office:value="-5.2266664503367366" table:style-name="ce226">
            <text:p>-5,2</text:p>
          </table:table-cell>
          <table:table-cell office:value-type="string" table:style-name="ce230">
            <text:p>Açores</text:p>
          </table:table-cell>
          <table:table-cell office:value-type="float" office:value="3.3764594509308949" table:style-name="ce227">
            <text:p>+3,4</text:p>
          </table:table-cell>
          <table:table-cell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31">
            <text:p>Açores</text:p>
          </table:table-cell>
          <table:table-cell office:value-type="float" office:value="12676" table:style-name="ce224">
            <text:p>12 676</text:p>
          </table:table-cell>
          <table:table-cell office:value-type="float" office:value="1.7138739148011588" table:style-name="ce223">
            <text:p>1,7<text:s text:c="4"/></text:p>
          </table:table-cell>
          <table:table-cell office:value-type="float" office:value="12823" table:style-name="ce224">
            <text:p>12 823</text:p>
          </table:table-cell>
          <table:table-cell office:value-type="float" office:value="1.8180219954716039" table:style-name="ce223">
            <text:p>1,8<text:s text:c="4"/></text:p>
          </table:table-cell>
          <table:table-cell office:value-type="float" office:value="13104" table:style-name="ce224">
            <text:p>13 104</text:p>
          </table:table-cell>
          <table:table-cell office:value-type="float" office:value="1.8694522037109425" table:style-name="ce223">
            <text:p>1,9<text:s text:c="4"/></text:p>
          </table:table-cell>
          <table:table-cell table:style-name="ce223"/>
          <table:table-cell office:value-type="float" office:value="3.3764594509308949" table:style-name="ce225">
            <text:p>+3,4<text:s text:c="3"/></text:p>
          </table:table-cell>
          <table:table-cell office:value-type="float" office:value="2.191374873274583" table:style-name="ce225">
            <text:p>+2,2<text:s text:c="3"/></text:p>
          </table:table-cell>
          <table:table-cell office:value-type="float" office:value="-5.2266664503367366" table:style-name="ce226">
            <text:p>-5,2</text:p>
          </table:table-cell>
          <table:table-cell office:value-type="string" table:style-name="ce230">
            <text:p>Madeira</text:p>
          </table:table-cell>
          <table:table-cell office:value-type="float" office:value="-7.3630685458039693" table:style-name="ce227">
            <text:p>- 7,4</text:p>
          </table:table-cell>
          <table:table-cell table:style-name="ce213"/>
          <table:table-cell table:number-columns-repeated="2" table:style-name="ce220"/>
          <table:table-cell table:number-columns-repeated="16367" table:style-name="ce213"/>
        </table:table-row>
        <table:table-row table:style-name="ro1">
          <table:table-cell table:style-name="ce213"/>
          <table:table-cell office:value-type="string" table:style-name="ce232">
            <text:p>Madeira</text:p>
          </table:table-cell>
          <table:table-cell office:value-type="float" office:value="24976" table:style-name="ce233">
            <text:p>24 976</text:p>
          </table:table-cell>
          <table:table-cell office:value-type="float" office:value="3.3769102947360166" table:style-name="ce234">
            <text:p>3,4<text:s text:c="4"/></text:p>
          </table:table-cell>
          <table:table-cell office:value-type="float" office:value="22836" table:style-name="ce235">
            <text:p>22 836</text:p>
          </table:table-cell>
          <table:table-cell office:value-type="float" office:value="3.2376472189495082" table:style-name="ce234">
            <text:p>3,2<text:s text:c="4"/></text:p>
          </table:table-cell>
          <table:table-cell office:value-type="float" office:value="23137" table:style-name="ce235">
            <text:p>23 137</text:p>
          </table:table-cell>
          <table:table-cell office:value-type="float" office:value="3.3007872128556222" table:style-name="ce234">
            <text:p>3,3<text:s text:c="4"/></text:p>
          </table:table-cell>
          <table:table-cell table:style-name="ce234"/>
          <table:table-cell office:value-type="float" office:value="-7.3630685458039693" table:style-name="ce236">
            <text:p>-7,4<text:s text:c="3"/></text:p>
          </table:table-cell>
          <table:table-cell office:value-type="float" office:value="1.318094237169376" table:style-name="ce236">
            <text:p>+1,3<text:s text:c="3"/></text:p>
          </table:table-cell>
          <table:table-cell table:style-name="ce237"/>
          <table:table-cell table:number-columns-repeated="16372" table:style-name="ce213"/>
        </table:table-row>
        <table:table-row table:number-rows-repeated="2" table:style-name="ro1">
          <table:table-cell table:style-name="ce213"/>
          <table:table-cell table:style-name="ce401"/>
          <table:table-cell table:style-name="ce402"/>
          <table:table-cell table:style-name="ce403"/>
          <table:table-cell table:style-name="ce402"/>
          <table:table-cell table:style-name="ce403"/>
          <table:table-cell table:style-name="ce402"/>
          <table:table-cell table:number-columns-repeated="2" table:style-name="ce403"/>
          <table:table-cell table:number-columns-repeated="2" table:style-name="ce404"/>
          <table:table-cell table:style-name="ce237"/>
          <table:table-cell table:number-columns-repeated="16372" table:style-name="ce213"/>
        </table:table-row>
        <table:table-row table:number-rows-repeated="3" table:style-name="ro6">
          <table:table-cell table:number-columns-repeated="16384"/>
        </table:table-row>
        <table:table-row table:style-name="ro6">
          <table:table-cell table:style-name="ce1"/>
          <table:table-cell office:value-type="string" table:number-columns-spanned="10" table:number-rows-spanned="1" table:style-name="ce246">
            <text:p>QUADRO IV - OFERTAS DE EMPREGO POR REGIÕES</text:p>
          </table:table-cell>
          <table:covered-table-cell table:number-columns-repeated="9"/>
          <table:table-cell table:number-columns-repeated="6" table:style-name="ce89"/>
          <table:table-cell table:number-columns-repeated="16367" table:style-name="ce1"/>
        </table:table-row>
        <table:table-row table:style-name="ro6">
          <table:table-cell table:style-name="ce1"/>
          <table:table-cell office:value-type="string" table:number-columns-spanned="10" table:number-rows-spanned="1" table:style-name="ce247">
            <text:p>Situação no fim dos meses</text:p>
          </table:table-cell>
          <table:covered-table-cell table:number-columns-repeated="9"/>
          <table:table-cell table:number-columns-repeated="6" table:style-name="ce89"/>
          <table:table-cell table:number-columns-repeated="16367" table:style-name="ce1"/>
        </table:table-row>
        <table:table-row table:style-name="ro22">
          <table:table-cell table:style-name="ce1"/>
          <table:table-cell table:number-columns-repeated="10" table:style-name="ce92"/>
          <table:table-cell table:number-columns-repeated="6" table:style-name="ce89"/>
          <table:table-cell table:number-columns-repeated="16367" table:style-name="ce1"/>
        </table:table-row>
        <table:table-row table:style-name="ro16">
          <table:table-cell table:style-name="ce183"/>
          <table:table-cell table:style-name="ce132"/>
          <table:table-cell office:value-type="float" office:value="2013" table:style-name="ce133">
            <text:p>2013</text:p>
          </table:table-cell>
          <table:table-cell table:style-name="ce134"/>
          <table:table-cell office:value-type="float" office:value="2014" table:number-columns-spanned="4" table:number-rows-spanned="1" table:style-name="ce175">
            <text:p>2014</text:p>
          </table:table-cell>
          <table:covered-table-cell table:number-columns-repeated="3"/>
          <table:table-cell office:value-type="string" table:number-columns-spanned="3" table:number-rows-spanned="1" table:style-name="ce176">
            <text:p>var.%</text:p>
          </table:table-cell>
          <table:covered-table-cell table:number-columns-repeated="2"/>
          <table:table-cell table:number-columns-repeated="16373" table:style-name="ce183"/>
        </table:table-row>
        <table:table-row table:style-name="ro17">
          <table:table-cell table:style-name="ce183"/>
          <table:table-cell table:style-name="ce135"/>
          <table:table-cell office:value-type="string" table:style-name="ce136">
            <text:p>FEVER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JAN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FEVEREIRO</text:p>
          </table:table-cell>
          <table:table-cell office:value-type="string" table:style-name="ce138">
            <text:p>%</text:p>
          </table:table-cell>
          <table:table-cell office:value-type="string" table:number-columns-spanned="2" table:number-rows-spanned="1" table:style-name="ce177">
            <text:p>mês homólogo</text:p>
          </table:table-cell>
          <table:covered-table-cell/>
          <table:table-cell office:value-type="string" table:style-name="ce139">
            <text:p>mês <text:s text:c="2"/>anterior</text:p>
          </table:table-cell>
          <table:table-cell table:number-columns-repeated="16373" table:style-name="ce183"/>
        </table:table-row>
        <table:table-row table:style-name="ro2">
          <table:table-cell table:style-name="ce7"/>
          <table:table-cell table:style-name="ce101"/>
          <table:table-cell table:style-name="ce212"/>
          <table:table-cell table:number-columns-repeated="8" table:style-name="ce101"/>
          <table:table-cell table:number-columns-repeated="16373" table:style-name="ce7"/>
        </table:table-row>
        <table:table-row table:style-name="ro1">
          <table:table-cell table:style-name="ce213"/>
          <table:table-cell office:value-type="string" table:style-name="ce214">
            <text:p>PORTUGAL</text:p>
          </table:table-cell>
          <table:table-cell office:value-type="float" office:value="10930" table:style-name="ce215">
            <text:p>10 930</text:p>
          </table:table-cell>
          <table:table-cell office:value-type="float" office:value="100" table:style-name="ce216">
            <text:p>100,0<text:s text:c="4"/></text:p>
          </table:table-cell>
          <table:table-cell office:value-type="float" office:value="17098" table:style-name="ce217">
            <text:p>17 098</text:p>
          </table:table-cell>
          <table:table-cell office:value-type="float" office:value="100" table:style-name="ce216">
            <text:p>100,0<text:s text:c="4"/></text:p>
          </table:table-cell>
          <table:table-cell office:value-type="float" office:value="18795" table:style-name="ce238">
            <text:p>18 795</text:p>
          </table:table-cell>
          <table:table-cell office:value-type="float" office:value="100" table:style-name="ce216">
            <text:p>100,0<text:s text:c="4"/></text:p>
          </table:table-cell>
          <table:table-cell table:style-name="ce239"/>
          <table:table-cell office:value-type="float" office:value="71.95791399817017" table:style-name="ce218">
            <text:p>+72,0<text:s text:c="3"/></text:p>
          </table:table-cell>
          <table:table-cell office:value-type="float" office:value="9.9251374429757817" table:style-name="ce218">
            <text:p>+9,9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19">
            <text:p>CONTINENTE</text:p>
          </table:table-cell>
          <table:table-cell office:value-type="float" office:value="10822" table:style-name="ce215">
            <text:p>10 822</text:p>
          </table:table-cell>
          <table:table-cell office:value-type="float" office:value="99.011893870082346" table:style-name="ce216">
            <text:p>99,0<text:s text:c="4"/></text:p>
          </table:table-cell>
          <table:table-cell office:value-type="float" office:value="16877" table:style-name="ce217">
            <text:p>16 877</text:p>
          </table:table-cell>
          <table:table-cell office:value-type="float" office:value="98.707451163878815" table:style-name="ce216">
            <text:p>98,7<text:s text:c="4"/></text:p>
          </table:table-cell>
          <table:table-cell office:value-type="float" office:value="18553" table:style-name="ce238">
            <text:p>18 553</text:p>
          </table:table-cell>
          <table:table-cell office:value-type="float" office:value="98.712423516892784" table:style-name="ce216">
            <text:p>98,7<text:s text:c="4"/></text:p>
          </table:table-cell>
          <table:table-cell table:style-name="ce239"/>
          <table:table-cell office:value-type="float" office:value="71.437811864720032" table:style-name="ce218">
            <text:p>+71,4<text:s text:c="3"/></text:p>
          </table:table-cell>
          <table:table-cell office:value-type="float" office:value="9.930674882976831" table:style-name="ce218">
            <text:p>+9,9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8">
            <text:p>Norte</text:p>
          </table:table-cell>
          <table:table-cell office:value-type="float" office:value="5949" table:style-name="ce222">
            <text:p>5 949</text:p>
          </table:table-cell>
          <table:table-cell office:value-type="float" office:value="54.428179322964318" table:style-name="ce223">
            <text:p>54,4<text:s text:c="4"/></text:p>
          </table:table-cell>
          <table:table-cell office:value-type="float" office:value="8648" table:style-name="ce224">
            <text:p>8 648</text:p>
          </table:table-cell>
          <table:table-cell office:value-type="float" office:value="50.579015089484145" table:style-name="ce223">
            <text:p>50,6<text:s text:c="4"/></text:p>
          </table:table-cell>
          <table:table-cell office:value-type="float" office:value="9419" table:style-name="ce240">
            <text:p>9 419</text:p>
          </table:table-cell>
          <table:table-cell office:value-type="float" office:value="50.11439212556531" table:style-name="ce223">
            <text:p>50,1<text:s text:c="4"/></text:p>
          </table:table-cell>
          <table:table-cell table:style-name="ce241"/>
          <table:table-cell office:value-type="float" office:value="58.329130946377546" table:style-name="ce225">
            <text:p>+58,3<text:s text:c="3"/></text:p>
          </table:table-cell>
          <table:table-cell office:value-type="float" office:value="8.9153561517113786" table:style-name="ce225">
            <text:p>+8,9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Centro</text:p>
          </table:table-cell>
          <table:table-cell office:value-type="float" office:value="1506" table:style-name="ce222">
            <text:p>1 506</text:p>
          </table:table-cell>
          <table:table-cell office:value-type="float" office:value="13.778591033851784" table:style-name="ce223">
            <text:p>13,8<text:s text:c="4"/></text:p>
          </table:table-cell>
          <table:table-cell office:value-type="float" office:value="2999" table:style-name="ce224">
            <text:p>2 999</text:p>
          </table:table-cell>
          <table:table-cell office:value-type="float" office:value="17.540063165282486" table:style-name="ce223">
            <text:p>17,5<text:s text:c="4"/></text:p>
          </table:table-cell>
          <table:table-cell office:value-type="float" office:value="3127" table:style-name="ce240">
            <text:p>3 127</text:p>
          </table:table-cell>
          <table:table-cell office:value-type="float" office:value="16.637403564777866" table:style-name="ce223">
            <text:p>16,6<text:s text:c="4"/></text:p>
          </table:table-cell>
          <table:table-cell table:style-name="ce241"/>
          <table:table-cell office:value-type="float" office:value="107.63612217795483" table:style-name="ce225">
            <text:p>+107,6<text:s text:c="3"/></text:p>
          </table:table-cell>
          <table:table-cell office:value-type="float" office:value="4.2680893631210353" table:style-name="ce225">
            <text:p>+4,3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Lisboa V. Tejo</text:p>
          </table:table-cell>
          <table:table-cell office:value-type="float" office:value="1795" table:style-name="ce222">
            <text:p>1 795</text:p>
          </table:table-cell>
          <table:table-cell office:value-type="float" office:value="16.422689844464774" table:style-name="ce223">
            <text:p>16,4<text:s text:c="4"/></text:p>
          </table:table-cell>
          <table:table-cell office:value-type="float" office:value="3674" table:style-name="ce224">
            <text:p>3 674</text:p>
          </table:table-cell>
          <table:table-cell office:value-type="float" office:value="21.487893320856241" table:style-name="ce223">
            <text:p>21,5<text:s text:c="4"/></text:p>
          </table:table-cell>
          <table:table-cell office:value-type="float" office:value="3844" table:style-name="ce240">
            <text:p>3 844</text:p>
          </table:table-cell>
          <table:table-cell office:value-type="float" office:value="20.452247938281456" table:style-name="ce223">
            <text:p>20,5<text:s text:c="4"/></text:p>
          </table:table-cell>
          <table:table-cell table:style-name="ce241"/>
          <table:table-cell office:value-type="float" office:value="114.15041782729807" table:style-name="ce225">
            <text:p>+114,2<text:s text:c="3"/></text:p>
          </table:table-cell>
          <table:table-cell office:value-type="float" office:value="4.6271094175285725" table:style-name="ce225">
            <text:p>+4,6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Alentejo</text:p>
          </table:table-cell>
          <table:table-cell office:value-type="float" office:value="1239" table:style-name="ce222">
            <text:p>1 239</text:p>
          </table:table-cell>
          <table:table-cell office:value-type="float" office:value="11.335773101555352" table:style-name="ce223">
            <text:p>11,3<text:s text:c="4"/></text:p>
          </table:table-cell>
          <table:table-cell office:value-type="float" office:value="892" table:style-name="ce224">
            <text:p><text:s/>892</text:p>
          </table:table-cell>
          <table:table-cell office:value-type="float" office:value="5.2169844426248684" table:style-name="ce223">
            <text:p>5,2<text:s text:c="4"/></text:p>
          </table:table-cell>
          <table:table-cell office:value-type="float" office:value="1256" table:style-name="ce240">
            <text:p>1 256</text:p>
          </table:table-cell>
          <table:table-cell office:value-type="float" office:value="6.6826283586060118" table:style-name="ce223">
            <text:p>6,7<text:s text:c="4"/></text:p>
          </table:table-cell>
          <table:table-cell table:style-name="ce241"/>
          <table:table-cell office:value-type="float" office:value="1.3720742534301849" table:style-name="ce225">
            <text:p>+1,4<text:s text:c="3"/></text:p>
          </table:table-cell>
          <table:table-cell office:value-type="float" office:value="40.807174887892387" table:style-name="ce225">
            <text:p>+40,8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8">
            <text:p>Algarve</text:p>
          </table:table-cell>
          <table:table-cell office:value-type="float" office:value="333" table:style-name="ce222">
            <text:p><text:s/>333</text:p>
          </table:table-cell>
          <table:table-cell office:value-type="float" office:value="3.0466605672461116" table:style-name="ce223">
            <text:p>3,0<text:s text:c="4"/></text:p>
          </table:table-cell>
          <table:table-cell office:value-type="float" office:value="664" table:style-name="ce224">
            <text:p><text:s/>664</text:p>
          </table:table-cell>
          <table:table-cell office:value-type="float" office:value="3.8834951456310676" table:style-name="ce223">
            <text:p>3,9<text:s text:c="4"/></text:p>
          </table:table-cell>
          <table:table-cell office:value-type="float" office:value="907" table:style-name="ce240">
            <text:p><text:s/>907</text:p>
          </table:table-cell>
          <table:table-cell office:value-type="float" office:value="4.8257515296621447" table:style-name="ce223">
            <text:p>4,8<text:s text:c="4"/></text:p>
          </table:table-cell>
          <table:table-cell table:style-name="ce241"/>
          <table:table-cell office:value-type="float" office:value="172.37237237237235" table:style-name="ce225">
            <text:p>+172,4<text:s text:c="3"/></text:p>
          </table:table-cell>
          <table:table-cell office:value-type="float" office:value="36.59638554216869" table:style-name="ce225">
            <text:p>+36,6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14">
            <text:p>REG.AUTÓNOMAS</text:p>
          </table:table-cell>
          <table:table-cell office:value-type="float" office:value="108" table:style-name="ce215">
            <text:p><text:s/>108</text:p>
          </table:table-cell>
          <table:table-cell office:value-type="float" office:value="0.98810612991765778" table:style-name="ce216">
            <text:p>1,0<text:s text:c="4"/></text:p>
          </table:table-cell>
          <table:table-cell office:value-type="float" office:value="221" table:style-name="ce217">
            <text:p><text:s/>221</text:p>
          </table:table-cell>
          <table:table-cell office:value-type="float" office:value="1.2925488361211837" table:style-name="ce216">
            <text:p>1,3<text:s text:c="4"/></text:p>
          </table:table-cell>
          <table:table-cell office:value-type="float" office:value="242" table:style-name="ce238">
            <text:p><text:s/>242</text:p>
          </table:table-cell>
          <table:table-cell office:value-type="float" office:value="1.2875764831072094" table:style-name="ce216">
            <text:p>1,3<text:s text:c="4"/></text:p>
          </table:table-cell>
          <table:table-cell table:style-name="ce239"/>
          <table:table-cell office:value-type="float" office:value="124.0740740740741" table:style-name="ce218">
            <text:p>+124,1<text:s text:c="3"/></text:p>
          </table:table-cell>
          <table:table-cell office:value-type="float" office:value="9.5022624434389229" table:style-name="ce218">
            <text:p>+9,5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42">
            <text:p>Açores</text:p>
          </table:table-cell>
          <table:table-cell office:value-type="float" office:value="34" table:style-name="ce222">
            <text:p><text:s/>34</text:p>
          </table:table-cell>
          <table:table-cell office:value-type="float" office:value="0.31107044830741076" table:style-name="ce223">
            <text:p>0,3<text:s text:c="4"/></text:p>
          </table:table-cell>
          <table:table-cell office:value-type="float" office:value="25" table:style-name="ce224">
            <text:p><text:s/>25</text:p>
          </table:table-cell>
          <table:table-cell office:value-type="float" office:value="0.14621593168791672" table:style-name="ce223">
            <text:p>0,1<text:s text:c="4"/></text:p>
          </table:table-cell>
          <table:table-cell office:value-type="float" office:value="73" table:style-name="ce240">
            <text:p><text:s/>73</text:p>
          </table:table-cell>
          <table:table-cell office:value-type="float" office:value="0.38840117052407558" table:style-name="ce223">
            <text:p>0,4<text:s text:c="4"/></text:p>
          </table:table-cell>
          <table:table-cell table:style-name="ce241"/>
          <table:table-cell office:value-type="float" office:value="114.70588235294116" table:style-name="ce225">
            <text:p>+114,7<text:s text:c="3"/></text:p>
          </table:table-cell>
          <table:table-cell office:value-type="float" office:value="192" table:style-name="ce225">
            <text:p>+192,0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32">
            <text:p>Madeira</text:p>
          </table:table-cell>
          <table:table-cell office:value-type="float" office:value="74" table:style-name="ce233">
            <text:p><text:s/>74</text:p>
          </table:table-cell>
          <table:table-cell office:value-type="float" office:value="0.67703568161024708" table:style-name="ce234">
            <text:p>0,7<text:s text:c="4"/></text:p>
          </table:table-cell>
          <table:table-cell office:value-type="float" office:value="196" table:style-name="ce235">
            <text:p><text:s/>196</text:p>
          </table:table-cell>
          <table:table-cell office:value-type="float" office:value="1.1463329044332671" table:style-name="ce234">
            <text:p>1,1<text:s text:c="4"/></text:p>
          </table:table-cell>
          <table:table-cell office:value-type="float" office:value="169" table:style-name="ce243">
            <text:p><text:s/>169</text:p>
          </table:table-cell>
          <table:table-cell office:value-type="float" office:value="0.89917531258313388" table:style-name="ce234">
            <text:p>0,9<text:s text:c="4"/></text:p>
          </table:table-cell>
          <table:table-cell table:style-name="ce244"/>
          <table:table-cell office:value-type="float" office:value="128.37837837837839" table:style-name="ce236">
            <text:p>+128,4<text:s text:c="3"/></text:p>
          </table:table-cell>
          <table:table-cell office:value-type="float" office:value="-13.775510204081627" table:style-name="ce236">
            <text:p>-13,8<text:s text:c="3"/></text:p>
          </table:table-cell>
          <table:table-cell table:number-columns-repeated="16373" table:style-name="ce213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 table:style-name="ce1"/>
          <table:table-cell table:number-columns-repeated="11" table:style-name="ce89"/>
          <table:table-cell table:style-name="ce245"/>
          <table:table-cell table:number-columns-repeated="4" table:style-name="ce89"/>
          <table:table-cell table:number-columns-repeated="16367" table:style-name="ce1"/>
        </table:table-row>
        <table:table-row table:number-rows-repeated="1048529" table:style-name="ro6">
          <table:table-cell table:number-columns-repeated="16384"/>
        </table:table-row>
      </table:table>
      <table:table table:name="QV" table:style-name="ta8" table:print-ranges="QV.B1:QV.K61">
        <table:table-column table:style-name="co35" table:default-cell-style-name="ce89"/>
        <table:table-column table:style-name="co43" table:default-cell-style-name="ce89"/>
        <table:table-column table:style-name="co19" table:default-cell-style-name="ce89"/>
        <table:table-column table:style-name="co12" table:default-cell-style-name="ce89"/>
        <table:table-column table:style-name="co20" table:default-cell-style-name="ce89"/>
        <table:table-column table:style-name="co10" table:default-cell-style-name="ce89"/>
        <table:table-column table:style-name="co19" table:default-cell-style-name="ce89"/>
        <table:table-column table:style-name="co44" table:default-cell-style-name="ce89"/>
        <table:table-column table:style-name="co34" table:default-cell-style-name="ce89"/>
        <table:table-column table:style-name="co18" table:default-cell-style-name="ce89"/>
        <table:table-column table:style-name="co33" table:default-cell-style-name="ce89"/>
        <table:table-column table:style-name="co28" table:number-columns-repeated="16373" table:default-cell-style-name="ce89"/>
        <table:table-row table:style-name="ro16">
          <table:table-cell table:style-name="ce1"/>
          <table:table-cell table:style-name="ce89">
            <draw:g draw:z-index="1" draw:name="Group 1" draw:id="id113">
              <svg:title/>
              <svg:desc/>
              <draw:g draw:name="Group 2" draw:id="id108">
                <svg:title/>
                <svg:desc/>
                <draw:custom-shape svg:x="0in" svg:y="0in" svg:width="4.70993in" svg:height="0in" draw:id="id103" draw:style-name="a196" draw:name="Rectangle 3">
                  <svg:title/>
                  <svg:desc/>
                  <text:p text:style-name="a194" text:class-names="" text:cond-style-name=""><text:span text:style-name="a19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4" draw:id="id107">
                  <svg:title/>
                  <svg:desc/>
                  <draw:custom-shape svg:x="0.17267in" svg:y="0in" svg:width="0.09125in" svg:height="0in" draw:id="id104" draw:style-name="a199" draw:name="Rectangle 5">
                    <svg:title/>
                    <svg:desc/>
                    <text:p text:style-name="a198" text:class-names="" text:cond-style-name=""><text:span text:style-name="a19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9124in" svg:height="0in" draw:id="id105" draw:style-name="a202" draw:transform="translate(-0.04562in 0in) rotate(-3.14159) translate(0.21818in 0in)" draw:name="Rectangle 6">
                    <svg:title/>
                    <svg:desc/>
                    <text:p text:style-name="a201" text:class-names="" text:cond-style-name=""><text:span text:style-name="a200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7256in" svg:y="0in" svg:width="0.03927in" svg:height="0in" draw:id="id106" draw:style-name="a205" draw:name="Rectangle 7">
                    <svg:title/>
                    <svg:desc/>
                    <text:p text:style-name="a204" text:class-names="" text:cond-style-name=""><text:span text:style-name="a203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8" draw:id="id112">
                <svg:title/>
                <svg:desc/>
                <draw:custom-shape svg:x="4.67948in" svg:y="0in" svg:width="0.09125in" svg:height="0in" draw:id="id109" draw:style-name="a208" draw:name="Rectangle 9">
                  <svg:title/>
                  <svg:desc/>
                  <text:p text:style-name="a207" text:class-names="" text:cond-style-name=""><text:span text:style-name="a20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9124in" svg:height="0in" draw:id="id110" draw:style-name="a211" draw:transform="translate(-0.04562in 0in) rotate(-3.14159) translate(4.72521in 0in)" draw:name="Rectangle 10">
                  <svg:title/>
                  <svg:desc/>
                  <text:p text:style-name="a210" text:class-names="" text:cond-style-name=""><text:span text:style-name="a209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3156in" svg:y="0in" svg:width="0.03927in" svg:height="0in" draw:id="id111" draw:style-name="a214" draw:name="Rectangle 11">
                  <svg:title/>
                  <svg:desc/>
                  <text:p text:style-name="a213" text:class-names="" text:cond-style-name=""><text:span text:style-name="a212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12" draw:name="Group 14" draw:id="id124">
              <svg:title/>
              <svg:desc/>
              <draw:g draw:name="Group 15" draw:id="id119">
                <svg:title/>
                <svg:desc/>
                <draw:custom-shape svg:x="0in" svg:y="0in" svg:width="4.70993in" svg:height="0in" draw:id="id114" draw:style-name="a218" draw:name="Rectangle 16">
                  <svg:title/>
                  <svg:desc/>
                  <text:p text:style-name="a216" text:class-names="" text:cond-style-name=""><text:span text:style-name="a215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17" draw:id="id118">
                  <svg:title/>
                  <svg:desc/>
                  <draw:custom-shape svg:x="0.17267in" svg:y="0in" svg:width="0.09125in" svg:height="0in" draw:id="id115" draw:style-name="a221" draw:name="Rectangle 18">
                    <svg:title/>
                    <svg:desc/>
                    <text:p text:style-name="a220" text:class-names="" text:cond-style-name=""><text:span text:style-name="a219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9124in" svg:height="0in" draw:id="id116" draw:style-name="a224" draw:transform="translate(-0.04562in 0in) rotate(-3.14159) translate(0.21818in 0in)" draw:name="Rectangle 19">
                    <svg:title/>
                    <svg:desc/>
                    <text:p text:style-name="a223" text:class-names="" text:cond-style-name=""><text:span text:style-name="a222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7256in" svg:y="0in" svg:width="0.03927in" svg:height="0in" draw:id="id117" draw:style-name="a227" draw:name="Rectangle 20">
                    <svg:title/>
                    <svg:desc/>
                    <text:p text:style-name="a226" text:class-names="" text:cond-style-name=""><text:span text:style-name="a225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21" draw:id="id123">
                <svg:title/>
                <svg:desc/>
                <draw:custom-shape svg:x="4.67948in" svg:y="0in" svg:width="0.09125in" svg:height="0in" draw:id="id120" draw:style-name="a230" draw:name="Rectangle 22">
                  <svg:title/>
                  <svg:desc/>
                  <text:p text:style-name="a229" text:class-names="" text:cond-style-name=""><text:span text:style-name="a228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9124in" svg:height="0in" draw:id="id121" draw:style-name="a233" draw:transform="translate(-0.04562in 0in) rotate(-3.14159) translate(4.72521in 0in)" draw:name="Rectangle 23">
                  <svg:title/>
                  <svg:desc/>
                  <text:p text:style-name="a232" text:class-names="" text:cond-style-name=""><text:span text:style-name="a23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3156in" svg:y="0in" svg:width="0.03927in" svg:height="0in" draw:id="id122" draw:style-name="a236" draw:name="Rectangle 24">
                  <svg:title/>
                  <svg:desc/>
                  <text:p text:style-name="a235" text:class-names="" text:cond-style-name=""><text:span text:style-name="a23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g draw:z-index="23" draw:name="Group 27" draw:id="id135">
              <svg:title/>
              <svg:desc/>
              <draw:g draw:name="Group 28" draw:id="id130">
                <svg:title/>
                <svg:desc/>
                <draw:custom-shape svg:x="0in" svg:y="0in" svg:width="4.70993in" svg:height="0in" draw:id="id125" draw:style-name="a240" draw:name="Rectangle 29">
                  <svg:title/>
                  <svg:desc/>
                  <text:p text:style-name="a238" text:class-names="" text:cond-style-name=""><text:span text:style-name="a23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g draw:name="Group 30" draw:id="id129">
                  <svg:title/>
                  <svg:desc/>
                  <draw:custom-shape svg:x="0.17267in" svg:y="0in" svg:width="0.09125in" svg:height="0in" draw:id="id126" draw:style-name="a243" draw:name="Rectangle 31">
                    <svg:title/>
                    <svg:desc/>
                    <text:p text:style-name="a242" text:class-names="" text:cond-style-name=""><text:span text:style-name="a241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width="0.09124in" svg:height="0in" draw:id="id127" draw:style-name="a246" draw:transform="translate(-0.04562in 0in) rotate(-3.14159) translate(0.21818in 0in)" draw:name="Rectangle 32">
                    <svg:title/>
                    <svg:desc/>
                    <text:p text:style-name="a245" text:class-names="" text:cond-style-name=""><text:span text:style-name="a244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  <draw:custom-shape svg:x="0.17256in" svg:y="0in" svg:width="0.03927in" svg:height="0in" draw:id="id128" draw:style-name="a249" draw:name="Rectangle 33">
                    <svg:title/>
                    <svg:desc/>
                    <text:p text:style-name="a248" text:class-names="" text:cond-style-name=""><text:span text:style-name="a247" text:class-names=""/></text:p>
                    <draw:enhanced-geometry xmlns:dr3d="urn:oasis:names:tc:opendocument:xmlns:dr3d:1.0" draw:type="non-primitive" svg:viewBox="0 0 21600 21600" draw:enhanced-path="M 0 0 L 21600 0 21600 21600 0 21600 Z N"/>
                  </draw:custom-shape>
                </draw:g>
              </draw:g>
              <draw:g draw:name="Group 34" draw:id="id134">
                <svg:title/>
                <svg:desc/>
                <draw:custom-shape svg:x="4.67948in" svg:y="0in" svg:width="0.09125in" svg:height="0in" draw:id="id131" draw:style-name="a252" draw:name="Rectangle 35">
                  <svg:title/>
                  <svg:desc/>
                  <text:p text:style-name="a251" text:class-names="" text:cond-style-name=""><text:span text:style-name="a250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width="0.09124in" svg:height="0in" draw:id="id132" draw:style-name="a255" draw:transform="translate(-0.04562in 0in) rotate(-3.14159) translate(4.72521in 0in)" draw:name="Rectangle 36">
                  <svg:title/>
                  <svg:desc/>
                  <text:p text:style-name="a254" text:class-names="" text:cond-style-name=""><text:span text:style-name="a253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4.73156in" svg:y="0in" svg:width="0.03927in" svg:height="0in" draw:id="id133" draw:style-name="a258" draw:name="Rectangle 37">
                  <svg:title/>
                  <svg:desc/>
                  <text:p text:style-name="a257" text:class-names="" text:cond-style-name=""><text:span text:style-name="a256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</draw:g>
            <draw:frame draw:z-index="34" draw:id="id136" draw:style-name="a265" draw:name="Text Box 55" svg:x="0.63542in" svg:y="0.07292in" svg:width="1.5625in" svg:height="0.25in">
              <draw:text-box>
                <text:p text:style-name="a260" text:class-names="" text:cond-style-name=""><text:span text:style-name="a259" text:class-names="">JANEIRO 2011, Nº1</text:span></text:p>
                <text:p text:style-name="a262" text:class-names="" text:cond-style-name=""><text:span text:style-name="a261" text:class-names=""/></text:p>
                <text:p text:style-name="a264" text:class-names="" text:cond-style-name=""><text:span text:style-name="a263" text:class-names=""/></text:p>
              </draw:text-box>
              <svg:title/>
              <svg:desc/>
            </draw:frame>
            <draw:frame draw:z-index="36" draw:id="id138" draw:style-name="a267" draw:name="Picture 184" svg:x="0.07292in" svg:y="0.14583in" svg:width="2.46875in" svg:height="0.38542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1" table:style-name="ce89"/>
          <table:table-cell table:number-columns-repeated="16371" table:style-name="ce1"/>
        </table:table-row>
        <table:table-row table:style-name="ro16">
          <table:table-cell table:style-name="ce91"/>
          <table:table-cell table:style-name="ce91">
            <draw:frame draw:z-index="37" draw:id="id139" draw:style-name="a270" draw:name="Text Box 185" svg:x="0.29167in" svg:y="0in" svg:width="1.95833in" svg:height="0.21875in">
              <draw:text-box>
                <text:p text:style-name="a269" text:class-names="" text:cond-style-name=""><text:span text:style-name="a268" text:class-names="">FEVEREIRO 2014, <text:s text:c="1"/>Nº 02</text:span></text:p>
              </draw:text-box>
              <svg:title/>
              <svg:desc/>
            </draw:frame>
          </table:table-cell>
          <table:table-cell table:number-columns-repeated="8" table:style-name="ce91"/>
          <table:table-cell table:style-name="ce91">
            <draw:frame draw:z-index="35" draw:id="id137" draw:style-name="a266" draw:name="Picture 183" svg:x="0.1875in" svg:y="0.04167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91"/>
        </table:table-row>
        <table:table-row table:style-name="ro16">
          <table:table-cell table:style-name="ce91"/>
          <table:table-cell table:number-columns-repeated="16383" table:style-name="ce91"/>
        </table:table-row>
        <table:table-row table:style-name="ro16">
          <table:table-cell table:style-name="ce1"/>
          <table:table-cell table:number-columns-repeated="12" table:style-name="ce89"/>
          <table:table-cell table:number-columns-repeated="16371" table:style-name="ce1"/>
        </table:table-row>
        <table:table-row table:style-name="ro7">
          <table:table-cell table:style-name="ce1"/>
          <table:table-cell table:number-columns-repeated="12" table:style-name="ce89"/>
          <table:table-cell table:number-columns-repeated="16371" table:style-name="ce1"/>
        </table:table-row>
        <table:table-row table:style-name="ro15">
          <table:table-cell table:style-name="ce1"/>
          <table:table-cell office:value-type="string" table:number-columns-spanned="10" table:number-rows-spanned="1" table:style-name="ce246">
            <text:p>QUADRO V - PEDIDOS DE EMPREGO</text:p>
          </table:table-cell>
          <table:covered-table-cell table:number-columns-repeated="9"/>
          <table:table-cell table:number-columns-repeated="2" table:style-name="ce89"/>
          <table:table-cell table:number-columns-repeated="16371" table:style-name="ce1"/>
        </table:table-row>
        <table:table-row table:style-name="ro7">
          <table:table-cell table:style-name="ce1"/>
          <table:table-cell office:value-type="string" table:number-columns-spanned="10" table:number-rows-spanned="1" table:style-name="ce247">
            <text:p>Situação no fim dos meses</text:p>
          </table:table-cell>
          <table:covered-table-cell table:number-columns-repeated="9"/>
          <table:table-cell table:number-columns-repeated="2" table:style-name="ce89"/>
          <table:table-cell table:number-columns-repeated="16371" table:style-name="ce1"/>
        </table:table-row>
        <table:table-row table:style-name="ro24">
          <table:table-cell table:style-name="ce1"/>
          <table:table-cell office:value-type="string" table:style-name="ce248">
            <text:p>CONTINENTE</text:p>
          </table:table-cell>
          <table:table-cell table:number-columns-repeated="9" table:style-name="ce92"/>
          <table:table-cell table:number-columns-repeated="2" table:style-name="ce89"/>
          <table:table-cell table:number-columns-repeated="16371" table:style-name="ce1"/>
        </table:table-row>
        <table:table-row table:style-name="ro25">
          <table:table-cell table:style-name="ce1"/>
          <table:table-cell table:style-name="ce92"/>
          <table:table-cell office:value-type="date" office:date-value="2009-06-01T00:00:00" table:style-name="ce249">
            <text:p>jun-09</text:p>
          </table:table-cell>
          <table:table-cell table:number-columns-repeated="8" table:style-name="ce92"/>
          <table:table-cell table:number-columns-repeated="2" table:style-name="ce89"/>
          <table:table-cell table:number-columns-repeated="16371" table:style-name="ce1"/>
        </table:table-row>
        <table:table-row table:style-name="ro16">
          <table:table-cell table:style-name="ce183"/>
          <table:table-cell table:style-name="ce250"/>
          <table:table-cell office:value-type="float" office:value="2013" table:style-name="ce133">
            <text:p>2013</text:p>
          </table:table-cell>
          <table:table-cell table:style-name="ce134"/>
          <table:table-cell office:value-type="float" office:value="2014" table:number-columns-spanned="4" table:number-rows-spanned="1" table:style-name="ce175">
            <text:p>2014</text:p>
          </table:table-cell>
          <table:covered-table-cell table:number-columns-repeated="3"/>
          <table:table-cell office:value-type="string" table:number-columns-spanned="3" table:number-rows-spanned="1" table:style-name="ce176">
            <text:p>var.%</text:p>
          </table:table-cell>
          <table:covered-table-cell table:number-columns-repeated="2"/>
          <table:table-cell table:number-columns-repeated="16373" table:style-name="ce183"/>
        </table:table-row>
        <table:table-row table:style-name="ro17">
          <table:table-cell table:style-name="ce183"/>
          <table:table-cell table:style-name="ce131"/>
          <table:table-cell office:value-type="string" table:style-name="ce136">
            <text:p>FEVER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JAN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FEVEREIRO</text:p>
          </table:table-cell>
          <table:table-cell office:value-type="string" table:style-name="ce138">
            <text:p>%</text:p>
          </table:table-cell>
          <table:table-cell office:value-type="string" table:number-columns-spanned="2" table:number-rows-spanned="1" table:style-name="ce177">
            <text:p>mês homólogo</text:p>
          </table:table-cell>
          <table:covered-table-cell/>
          <table:table-cell office:value-type="string" table:style-name="ce139">
            <text:p>mês <text:s text:c="2"/>anterior</text:p>
          </table:table-cell>
          <table:table-cell table:number-columns-repeated="16373" table:style-name="ce183"/>
        </table:table-row>
        <table:table-row table:style-name="ro12">
          <table:table-cell table:style-name="ce7"/>
          <table:table-cell office:value-type="string" table:style-name="ce106">
            <text:p>PEDIDOS DE EMPREGO</text:p>
          </table:table-cell>
          <table:table-cell office:value-type="float" office:value="857110" table:style-name="ce251">
            <text:p>857 110<text:s/></text:p>
          </table:table-cell>
          <table:table-cell office:value-type="float" office:value="100" table:style-name="ce143">
            <text:p>100,0<text:s text:c="5"/></text:p>
          </table:table-cell>
          <table:table-cell office:value-type="float" office:value="884661" table:style-name="ce252">
            <text:p>884 661<text:s/></text:p>
          </table:table-cell>
          <table:table-cell office:value-type="float" office:value="99.999999999999986" table:style-name="ce143">
            <text:p>100,0<text:s text:c="5"/></text:p>
          </table:table-cell>
          <table:table-cell office:value-type="float" office:value="889508" table:style-name="ce252">
            <text:p>889 508<text:s/></text:p>
          </table:table-cell>
          <table:table-cell office:value-type="float" office:value="100" table:style-name="ce143">
            <text:p>100,0<text:s text:c="5"/></text:p>
          </table:table-cell>
          <table:table-cell table:style-name="ce253"/>
          <table:table-cell office:value-type="float" office:value="3.7799115632765989" table:style-name="ce254">
            <text:p>+3,8<text:s text:c="3"/></text:p>
          </table:table-cell>
          <table:table-cell office:value-type="float" office:value="0.54789348688366601" table:style-name="ce192">
            <text:p>+0,5<text:s text:c="3"/></text:p>
          </table:table-cell>
          <table:table-cell table:style-name="ce255"/>
          <table:table-cell table:style-name="ce256"/>
          <table:table-cell table:number-columns-repeated="16371" table:style-name="ce7"/>
        </table:table-row>
        <table:table-row table:style-name="ro26">
          <table:table-cell table:style-name="ce7"/>
          <table:table-cell office:value-type="string" table:style-name="ce101">
            <text:p><text:s text:c="7"/>Desemprego registado</text:p>
          </table:table-cell>
          <table:table-cell office:value-type="float" office:value="701959" table:style-name="ce257">
            <text:p>701 959<text:s/></text:p>
          </table:table-cell>
          <table:table-cell office:value-type="float" office:value="81.898356103650642" table:style-name="ce150">
            <text:p>81,9<text:s text:c="5"/></text:p>
          </table:table-cell>
          <table:table-cell office:value-type="float" office:value="669668" table:style-name="ce258">
            <text:p>669 668<text:s/></text:p>
          </table:table-cell>
          <table:table-cell office:value-type="float" office:value="75.697696631817152" table:style-name="ce150">
            <text:p>75,7<text:s text:c="5"/></text:p>
          </table:table-cell>
          <table:table-cell office:value-type="float" office:value="664713" table:style-name="ce258">
            <text:p>664 713<text:s/></text:p>
          </table:table-cell>
          <table:table-cell office:value-type="float" office:value="74.728164333541685" table:style-name="ce150">
            <text:p>74,7<text:s text:c="5"/></text:p>
          </table:table-cell>
          <table:table-cell table:style-name="ce196"/>
          <table:table-cell office:value-type="float" office:value="-5.3060079007463372" table:style-name="ce198">
            <text:p>-5,3<text:s text:c="3"/></text:p>
          </table:table-cell>
          <table:table-cell office:value-type="float" office:value="-0.73991888517892335" table:style-name="ce198">
            <text:p>-0,7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7"/>Empregados</text:p>
          </table:table-cell>
          <table:table-cell office:value-type="float" office:value="55405" table:style-name="ce257">
            <text:p>55 405<text:s/></text:p>
          </table:table-cell>
          <table:table-cell office:value-type="float" office:value="6.4641644596376198" table:style-name="ce150">
            <text:p>6,5<text:s text:c="5"/></text:p>
          </table:table-cell>
          <table:table-cell office:value-type="float" office:value="59047" table:style-name="ce258">
            <text:p>59 047<text:s/></text:p>
          </table:table-cell>
          <table:table-cell office:value-type="float" office:value="6.6745340870683805" table:style-name="ce150">
            <text:p>6,7<text:s text:c="5"/></text:p>
          </table:table-cell>
          <table:table-cell office:value-type="float" office:value="59322" table:style-name="ce258">
            <text:p>59 322<text:s/></text:p>
          </table:table-cell>
          <table:table-cell office:value-type="float" office:value="6.6690799857898968" table:style-name="ce150">
            <text:p>6,7<text:s text:c="5"/></text:p>
          </table:table-cell>
          <table:table-cell table:style-name="ce196"/>
          <table:table-cell office:value-type="float" office:value="7.0697590470174134" table:style-name="ce198">
            <text:p>+7,1<text:s text:c="3"/></text:p>
          </table:table-cell>
          <table:table-cell office:value-type="float" office:value="0.46573068911206406" table:style-name="ce198">
            <text:p>+0,5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7"/>Ocupados</text:p>
          </table:table-cell>
          <table:table-cell office:value-type="float" office:value="81866" table:style-name="ce257">
            <text:p>81 866<text:s/></text:p>
          </table:table-cell>
          <table:table-cell office:value-type="float" office:value="9.5513994703130276" table:style-name="ce150">
            <text:p>9,6<text:s text:c="5"/></text:p>
          </table:table-cell>
          <table:table-cell office:value-type="float" office:value="136191" table:style-name="ce258">
            <text:p>136 191<text:s/></text:p>
          </table:table-cell>
          <table:table-cell office:value-type="float" office:value="15.39471051623164" table:style-name="ce150">
            <text:p>15,4<text:s text:c="5"/></text:p>
          </table:table-cell>
          <table:table-cell office:value-type="float" office:value="145239" table:style-name="ce258">
            <text:p>145 239<text:s/></text:p>
          </table:table-cell>
          <table:table-cell office:value-type="float" office:value="16.328015037526363" table:style-name="ce150">
            <text:p>16,3<text:s text:c="5"/></text:p>
          </table:table-cell>
          <table:table-cell table:style-name="ce196"/>
          <table:table-cell office:value-type="float" office:value="77.410646666503794" table:style-name="ce198">
            <text:p>+77,4<text:s text:c="3"/></text:p>
          </table:table-cell>
          <table:table-cell office:value-type="float" office:value="6.6436108112870755" table:style-name="ce198">
            <text:p>+6,6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7"/>Indisponíveis temporariamente</text:p>
          </table:table-cell>
          <table:table-cell office:value-type="float" office:value="17880" table:style-name="ce257">
            <text:p>17 880<text:s/></text:p>
          </table:table-cell>
          <table:table-cell office:value-type="float" office:value="2.086079966398712" table:style-name="ce150">
            <text:p>2,1<text:s text:c="5"/></text:p>
          </table:table-cell>
          <table:table-cell office:value-type="float" office:value="19755" table:style-name="ce258">
            <text:p>19 755<text:s/></text:p>
          </table:table-cell>
          <table:table-cell office:value-type="float" office:value="2.2330587648828195" table:style-name="ce150">
            <text:p>2,2<text:s text:c="5"/></text:p>
          </table:table-cell>
          <table:table-cell office:value-type="float" office:value="20234" table:style-name="ce258">
            <text:p>20 234<text:s/></text:p>
          </table:table-cell>
          <table:table-cell office:value-type="float" office:value="2.2747406431420516" table:style-name="ce150">
            <text:p>2,3<text:s text:c="5"/></text:p>
          </table:table-cell>
          <table:table-cell table:style-name="ce196"/>
          <table:table-cell office:value-type="float" office:value="13.165548098434002" table:style-name="ce198">
            <text:p>+13,2<text:s text:c="3"/></text:p>
          </table:table-cell>
          <table:table-cell office:value-type="float" office:value="2.4247026069349431" table:style-name="ce198">
            <text:p>+2,4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7">
          <table:table-cell table:style-name="ce7"/>
          <table:table-cell table:style-name="ce101"/>
          <table:table-cell table:style-name="ce251"/>
          <table:table-cell table:style-name="ce145"/>
          <table:table-cell table:style-name="ce258"/>
          <table:table-cell table:style-name="ce145"/>
          <table:table-cell table:style-name="ce258"/>
          <table:table-cell table:style-name="ce145"/>
          <table:table-cell table:style-name="ce196"/>
          <table:table-cell table:number-columns-repeated="2" table:style-name="ce198"/>
          <table:table-cell table:style-name="ce7"/>
          <table:table-cell table:style-name="ce256"/>
          <table:table-cell table:number-columns-repeated="16371" table:style-name="ce7"/>
        </table:table-row>
        <table:table-row table:style-name="ro16">
          <table:table-cell table:style-name="ce7"/>
          <table:table-cell office:value-type="string" table:style-name="ce106">
            <text:p><text:s text:c="7"/>Desemprego registado</text:p>
          </table:table-cell>
          <table:table-cell office:value-type="float" office:value="701959" table:style-name="ce251">
            <text:p>701 959<text:s/>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669668" table:style-name="ce259">
            <text:p>669 668<text:s/>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664713" table:style-name="ce259">
            <text:p>664 713<text:s/></text:p>
          </table:table-cell>
          <table:table-cell office:value-type="float" office:value="99.999999999999986" table:style-name="ce145">
            <text:p>100,0<text:s text:c="5"/></text:p>
          </table:table-cell>
          <table:table-cell table:style-name="ce253"/>
          <table:table-cell office:value-type="float" office:value="-5.3060079007463372" table:style-name="ce192">
            <text:p>-5,3<text:s text:c="3"/></text:p>
          </table:table-cell>
          <table:table-cell office:value-type="float" office:value="-0.73991888517892335" table:style-name="ce192">
            <text:p>-0,7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61">
            <text:p><text:s text:c="13"/>Homens</text:p>
          </table:table-cell>
          <table:table-cell office:value-type="float" office:value="347209" table:style-name="ce258">
            <text:p>347 209<text:s/></text:p>
          </table:table-cell>
          <table:table-cell office:value-type="float" office:value="49.462860366488641" table:style-name="ce150">
            <text:p>49,5<text:s text:c="5"/></text:p>
          </table:table-cell>
          <table:table-cell office:value-type="float" office:value="325523" table:style-name="ce258">
            <text:p>325 523<text:s/></text:p>
          </table:table-cell>
          <table:table-cell office:value-type="float" office:value="48.609609537860557" table:style-name="ce150">
            <text:p>48,6<text:s text:c="5"/></text:p>
          </table:table-cell>
          <table:table-cell office:value-type="float" office:value="324681" table:style-name="ce258">
            <text:p>324 681<text:s/></text:p>
          </table:table-cell>
          <table:table-cell office:value-type="float" office:value="48.845291125643698" table:style-name="ce150">
            <text:p>48,8<text:s text:c="5"/></text:p>
          </table:table-cell>
          <table:table-cell table:style-name="ce145"/>
          <table:table-cell office:value-type="float" office:value="-6.4883110748857291" table:style-name="ce152">
            <text:p>-6,5<text:s text:c="3"/></text:p>
          </table:table-cell>
          <table:table-cell office:value-type="float" office:value="-0.25866067835453066" table:style-name="ce152">
            <text:p>-0,3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31">
            <text:p><text:s text:c="13"/>Mulheres</text:p>
          </table:table-cell>
          <table:table-cell office:value-type="float" office:value="354750" table:style-name="ce257">
            <text:p>354 750<text:s/></text:p>
          </table:table-cell>
          <table:table-cell office:value-type="float" office:value="50.537139633511366" table:style-name="ce150">
            <text:p>50,5<text:s text:c="5"/></text:p>
          </table:table-cell>
          <table:table-cell office:value-type="float" office:value="344145" table:style-name="ce258">
            <text:p>344 145<text:s/></text:p>
          </table:table-cell>
          <table:table-cell office:value-type="float" office:value="51.390390462139443" table:style-name="ce150">
            <text:p>51,4<text:s text:c="5"/></text:p>
          </table:table-cell>
          <table:table-cell office:value-type="float" office:value="340032" table:style-name="ce258">
            <text:p>340 032<text:s/></text:p>
          </table:table-cell>
          <table:table-cell office:value-type="float" office:value="51.154708874356302" table:style-name="ce150">
            <text:p>51,2<text:s text:c="5"/></text:p>
          </table:table-cell>
          <table:table-cell table:style-name="ce145"/>
          <table:table-cell office:value-type="float" office:value="-4.1488372093023287" table:style-name="ce152">
            <text:p>-4,1<text:s text:c="3"/></text:p>
          </table:table-cell>
          <table:table-cell office:value-type="float" office:value="-1.1951357712592028" table:style-name="ce152">
            <text:p>-1,2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01">
            <text:p><text:s text:c="13"/>&lt; 25 anos</text:p>
          </table:table-cell>
          <table:table-cell office:value-type="float" office:value="85887" table:style-name="ce257">
            <text:p>85 887<text:s/></text:p>
          </table:table-cell>
          <table:table-cell office:value-type="float" office:value="12.235329983660016" table:style-name="ce150">
            <text:p>12,2<text:s text:c="5"/></text:p>
          </table:table-cell>
          <table:table-cell office:value-type="float" office:value="87989" table:style-name="ce258">
            <text:p>87 989<text:s/></text:p>
          </table:table-cell>
          <table:table-cell office:value-type="float" office:value="13.139197333604113" table:style-name="ce150">
            <text:p>13,1<text:s text:c="5"/></text:p>
          </table:table-cell>
          <table:table-cell office:value-type="float" office:value="87682" table:style-name="ce258">
            <text:p>87 682<text:s/></text:p>
          </table:table-cell>
          <table:table-cell office:value-type="float" office:value="13.190956096841793" table:style-name="ce150">
            <text:p>13,2<text:s text:c="5"/></text:p>
          </table:table-cell>
          <table:table-cell table:style-name="ce196"/>
          <table:table-cell office:value-type="float" office:value="2.0899554065225203" table:style-name="ce198">
            <text:p>+2,1<text:s text:c="3"/></text:p>
          </table:table-cell>
          <table:table-cell office:value-type="float" office:value="-0.34890724976986576" table:style-name="ce198">
            <text:p>-0,3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25 anos</text:p>
          </table:table-cell>
          <table:table-cell office:value-type="float" office:value="616072" table:style-name="ce257">
            <text:p>616 072<text:s/></text:p>
          </table:table-cell>
          <table:table-cell office:value-type="float" office:value="87.764670016339991" table:style-name="ce150">
            <text:p>87,8<text:s text:c="5"/></text:p>
          </table:table-cell>
          <table:table-cell office:value-type="float" office:value="581679" table:style-name="ce258">
            <text:p>581 679<text:s/></text:p>
          </table:table-cell>
          <table:table-cell office:value-type="float" office:value="86.860802666395884" table:style-name="ce150">
            <text:p>86,9<text:s text:c="5"/></text:p>
          </table:table-cell>
          <table:table-cell office:value-type="float" office:value="577031" table:style-name="ce258">
            <text:p>577 031<text:s/></text:p>
          </table:table-cell>
          <table:table-cell office:value-type="float" office:value="86.809043903158198" table:style-name="ce150">
            <text:p>86,8<text:s text:c="5"/></text:p>
          </table:table-cell>
          <table:table-cell table:style-name="ce196"/>
          <table:table-cell office:value-type="float" office:value="-6.3370839771974659" table:style-name="ce198">
            <text:p>-6,3<text:s text:c="3"/></text:p>
          </table:table-cell>
          <table:table-cell office:value-type="float" office:value="-0.79906615160595607" table:style-name="ce198">
            <text:p>-0,8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01">
            <text:p><text:s text:c="13"/>Inscritos &lt; 1 ano</text:p>
          </table:table-cell>
          <table:table-cell office:value-type="float" office:value="405524" table:style-name="ce257">
            <text:p>405 524<text:s/></text:p>
          </table:table-cell>
          <table:table-cell office:value-type="float" office:value="57.770325617308139" table:style-name="ce150">
            <text:p>57,8<text:s text:c="5"/></text:p>
          </table:table-cell>
          <table:table-cell office:value-type="float" office:value="355940" table:style-name="ce258">
            <text:p>355 940<text:s/></text:p>
          </table:table-cell>
          <table:table-cell office:value-type="float" office:value="53.151710997091094" table:style-name="ce150">
            <text:p>53,2<text:s text:c="5"/></text:p>
          </table:table-cell>
          <table:table-cell office:value-type="float" office:value="350308" table:style-name="ce258">
            <text:p>350 308<text:s/></text:p>
          </table:table-cell>
          <table:table-cell office:value-type="float" office:value="52.700639223243719" table:style-name="ce150">
            <text:p>52,7<text:s text:c="5"/></text:p>
          </table:table-cell>
          <table:table-cell table:style-name="ce196"/>
          <table:table-cell office:value-type="float" office:value="-13.615963543464744" table:style-name="ce198">
            <text:p>-13,6<text:s text:c="3"/></text:p>
          </table:table-cell>
          <table:table-cell office:value-type="float" office:value="-1.5822891498567202" table:style-name="ce198">
            <text:p>-1,6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9">
          <table:table-cell table:style-name="ce7"/>
          <table:table-cell office:value-type="string" table:style-name="ce101">
            <text:p><text:s text:c="13"/>Inscritos &gt;= 1 ano</text:p>
          </table:table-cell>
          <table:table-cell office:value-type="float" office:value="296435" table:style-name="ce257">
            <text:p>296 435<text:s/></text:p>
          </table:table-cell>
          <table:table-cell office:value-type="float" office:value="42.229674382691869" table:style-name="ce150">
            <text:p>42,2<text:s text:c="5"/></text:p>
          </table:table-cell>
          <table:table-cell office:value-type="float" office:value="313728" table:style-name="ce258">
            <text:p>313 728<text:s/></text:p>
          </table:table-cell>
          <table:table-cell office:value-type="float" office:value="46.848289002908906" table:style-name="ce150">
            <text:p>46,8<text:s text:c="5"/></text:p>
          </table:table-cell>
          <table:table-cell office:value-type="float" office:value="314405" table:style-name="ce258">
            <text:p>314 405<text:s/></text:p>
          </table:table-cell>
          <table:table-cell office:value-type="float" office:value="47.299360776756281" table:style-name="ce150">
            <text:p>47,3<text:s text:c="5"/></text:p>
          </table:table-cell>
          <table:table-cell table:style-name="ce196"/>
          <table:table-cell office:value-type="float" office:value="6.0620372088316117" table:style-name="ce198">
            <text:p>+6,1<text:s text:c="3"/></text:p>
          </table:table-cell>
          <table:table-cell office:value-type="float" office:value="0.21579202366382333" table:style-name="ce198">
            <text:p>+0,2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01">
            <text:p><text:s text:c="13"/>Primeiro Emprego</text:p>
          </table:table-cell>
          <table:table-cell office:value-type="float" office:value="56575" table:style-name="ce257">
            <text:p>56 575<text:s/></text:p>
          </table:table-cell>
          <table:table-cell office:value-type="float" office:value="8.0595875257671743" table:style-name="ce150">
            <text:p>8,1<text:s text:c="5"/></text:p>
          </table:table-cell>
          <table:table-cell office:value-type="float" office:value="69638" table:style-name="ce258">
            <text:p>69 638<text:s/></text:p>
          </table:table-cell>
          <table:table-cell office:value-type="float" office:value="10.39888422322703" table:style-name="ce150">
            <text:p>10,4<text:s text:c="5"/></text:p>
          </table:table-cell>
          <table:table-cell office:value-type="float" office:value="69504" table:style-name="ce258">
            <text:p>69 504<text:s/></text:p>
          </table:table-cell>
          <table:table-cell office:value-type="float" office:value="10.456242017231498" table:style-name="ce150">
            <text:p>10,5<text:s text:c="5"/></text:p>
          </table:table-cell>
          <table:table-cell table:style-name="ce196"/>
          <table:table-cell office:value-type="float" office:value="22.852850198851087" table:style-name="ce198">
            <text:p>+22,9<text:s text:c="3"/></text:p>
          </table:table-cell>
          <table:table-cell office:value-type="float" office:value="-0.19242367672822525" table:style-name="ce198">
            <text:p>-0,2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Novo Emprego</text:p>
          </table:table-cell>
          <table:table-cell office:value-type="float" office:value="645384" table:style-name="ce257">
            <text:p>645 384<text:s/></text:p>
          </table:table-cell>
          <table:table-cell office:value-type="float" office:value="91.940412474232829" table:style-name="ce150">
            <text:p>91,9<text:s text:c="5"/></text:p>
          </table:table-cell>
          <table:table-cell office:value-type="float" office:value="600030" table:style-name="ce258">
            <text:p>600 030<text:s/></text:p>
          </table:table-cell>
          <table:table-cell office:value-type="float" office:value="89.601115776772971" table:style-name="ce150">
            <text:p>89,6<text:s text:c="5"/></text:p>
          </table:table-cell>
          <table:table-cell office:value-type="float" office:value="595209" table:style-name="ce258">
            <text:p>595 209<text:s/></text:p>
          </table:table-cell>
          <table:table-cell office:value-type="float" office:value="89.543757982768497" table:style-name="ce150">
            <text:p>89,5<text:s text:c="5"/></text:p>
          </table:table-cell>
          <table:table-cell table:style-name="ce196"/>
          <table:table-cell office:value-type="float" office:value="-7.7744412628760529" table:style-name="ce198">
            <text:p>-7,8<text:s text:c="3"/></text:p>
          </table:table-cell>
          <table:table-cell office:value-type="float" office:value="-0.80345982700865193" table:style-name="ce198">
            <text:p>-0,8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01">
            <text:p><text:s text:c="13"/>Nenhum <text:s/>Nível de Instrução</text:p>
          </table:table-cell>
          <table:table-cell office:value-type="float" office:value="36249" table:style-name="ce257">
            <text:p>36 249<text:s/></text:p>
          </table:table-cell>
          <table:table-cell office:value-type="float" office:value="5.1639768134606152" table:style-name="ce150">
            <text:p>5,2<text:s text:c="5"/></text:p>
          </table:table-cell>
          <table:table-cell office:value-type="float" office:value="35962" table:style-name="ce258">
            <text:p>35 962<text:s/></text:p>
          </table:table-cell>
          <table:table-cell office:value-type="float" office:value="5.3701237030886944" table:style-name="ce150">
            <text:p>5,4<text:s text:c="5"/></text:p>
          </table:table-cell>
          <table:table-cell office:value-type="float" office:value="36293" table:style-name="ce258">
            <text:p>36 293<text:s/></text:p>
          </table:table-cell>
          <table:table-cell office:value-type="float" office:value="5.4599503846020765" table:style-name="ce150">
            <text:p>5,5<text:s text:c="5"/></text:p>
          </table:table-cell>
          <table:table-cell table:style-name="ce196"/>
          <table:table-cell office:value-type="float" office:value="0.12138265883197619" table:style-name="ce198">
            <text:p>+0,1<text:s text:c="3"/></text:p>
          </table:table-cell>
          <table:table-cell office:value-type="float" office:value="0.92041599466104174" table:style-name="ce198">
            <text:p>+0,9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1º Ciclo</text:p>
          </table:table-cell>
          <table:table-cell office:value-type="float" office:value="149869" table:style-name="ce257">
            <text:p>149 869<text:s/></text:p>
          </table:table-cell>
          <table:table-cell office:value-type="float" office:value="21.350107342451626" table:style-name="ce150">
            <text:p>21,4<text:s text:c="5"/></text:p>
          </table:table-cell>
          <table:table-cell office:value-type="float" office:value="140552" table:style-name="ce258">
            <text:p>140 552<text:s/></text:p>
          </table:table-cell>
          <table:table-cell office:value-type="float" office:value="20.98831062556371" table:style-name="ce150">
            <text:p>21,0<text:s text:c="5"/></text:p>
          </table:table-cell>
          <table:table-cell office:value-type="float" office:value="140421" table:style-name="ce258">
            <text:p>140 421<text:s/></text:p>
          </table:table-cell>
          <table:table-cell office:value-type="float" office:value="21.125056979478362" table:style-name="ce150">
            <text:p>21,1<text:s text:c="5"/></text:p>
          </table:table-cell>
          <table:table-cell table:style-name="ce196"/>
          <table:table-cell office:value-type="float" office:value="-6.3041723104844891" table:style-name="ce198">
            <text:p>-6,3<text:s text:c="3"/></text:p>
          </table:table-cell>
          <table:table-cell office:value-type="float" office:value="-9.3203938755763716E-2" table:style-name="ce198">
            <text:p>-0,1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2º Ciclo</text:p>
          </table:table-cell>
          <table:table-cell office:value-type="float" office:value="114663" table:style-name="ce257">
            <text:p>114 663<text:s/></text:p>
          </table:table-cell>
          <table:table-cell office:value-type="float" office:value="16.334714705559726" table:style-name="ce150">
            <text:p>16,3<text:s text:c="5"/></text:p>
          </table:table-cell>
          <table:table-cell office:value-type="float" office:value="105647" table:style-name="ce258">
            <text:p>105 647<text:s/></text:p>
          </table:table-cell>
          <table:table-cell office:value-type="float" office:value="15.776026329464749" table:style-name="ce150">
            <text:p>15,8<text:s text:c="5"/></text:p>
          </table:table-cell>
          <table:table-cell office:value-type="float" office:value="105683" table:style-name="ce258">
            <text:p>105 683<text:s/></text:p>
          </table:table-cell>
          <table:table-cell office:value-type="float" office:value="15.899042143000061" table:style-name="ce150">
            <text:p>15,9<text:s text:c="5"/></text:p>
          </table:table-cell>
          <table:table-cell table:style-name="ce196"/>
          <table:table-cell office:value-type="float" office:value="-7.8316457793708594" table:style-name="ce198">
            <text:p>-7,8<text:s text:c="3"/></text:p>
          </table:table-cell>
          <table:table-cell office:value-type="float" office:value="3.4075742803878484E-2" table:style-name="ce198">
            <text:p>+0,0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3º Ciclo</text:p>
          </table:table-cell>
          <table:table-cell office:value-type="float" office:value="147580" table:style-name="ce257">
            <text:p>147 580<text:s/></text:p>
          </table:table-cell>
          <table:table-cell office:value-type="float" office:value="21.024019921391421" table:style-name="ce150">
            <text:p>21,0<text:s text:c="5"/></text:p>
          </table:table-cell>
          <table:table-cell office:value-type="float" office:value="135853" table:style-name="ce258">
            <text:p>135 853<text:s/></text:p>
          </table:table-cell>
          <table:table-cell office:value-type="float" office:value="20.286619638387975" table:style-name="ce150">
            <text:p>20,3<text:s text:c="5"/></text:p>
          </table:table-cell>
          <table:table-cell office:value-type="float" office:value="135479" table:style-name="ce258">
            <text:p>135 479<text:s/></text:p>
          </table:table-cell>
          <table:table-cell office:value-type="float" office:value="20.381578214958935" table:style-name="ce150">
            <text:p>20,4<text:s text:c="5"/></text:p>
          </table:table-cell>
          <table:table-cell table:style-name="ce196"/>
          <table:table-cell office:value-type="float" office:value="-8.1996205447892692" table:style-name="ce198">
            <text:p>-8,2<text:s text:c="3"/></text:p>
          </table:table-cell>
          <table:table-cell office:value-type="float" office:value="-0.27529756427904317" table:style-name="ce198">
            <text:p>-0,3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ecundário</text:p>
          </table:table-cell>
          <table:table-cell office:value-type="float" office:value="165454" table:style-name="ce257">
            <text:p>165 454<text:s/></text:p>
          </table:table-cell>
          <table:table-cell office:value-type="float" office:value="23.570322483221954" table:style-name="ce150">
            <text:p>23,6<text:s text:c="5"/></text:p>
          </table:table-cell>
          <table:table-cell office:value-type="float" office:value="159746" table:style-name="ce258">
            <text:p>159 746<text:s/></text:p>
          </table:table-cell>
          <table:table-cell office:value-type="float" office:value="23.854507009443484" table:style-name="ce150">
            <text:p>23,9<text:s text:c="5"/></text:p>
          </table:table-cell>
          <table:table-cell office:value-type="float" office:value="158325" table:style-name="ce258">
            <text:p>158 325<text:s/></text:p>
          </table:table-cell>
          <table:table-cell office:value-type="float" office:value="23.818550261541446" table:style-name="ce150">
            <text:p>23,8<text:s text:c="5"/></text:p>
          </table:table-cell>
          <table:table-cell table:style-name="ce196"/>
          <table:table-cell office:value-type="float" office:value="-4.3087504684081352" table:style-name="ce198">
            <text:p>-4,3<text:s text:c="3"/></text:p>
          </table:table-cell>
          <table:table-cell office:value-type="float" office:value="-0.88953714021008068" table:style-name="ce198">
            <text:p>-0,9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uperior</text:p>
          </table:table-cell>
          <table:table-cell office:value-type="float" office:value="88144" table:style-name="ce257">
            <text:p>88 144<text:s/></text:p>
          </table:table-cell>
          <table:table-cell office:value-type="float" office:value="12.556858733914659" table:style-name="ce150">
            <text:p>12,6<text:s text:c="5"/></text:p>
          </table:table-cell>
          <table:table-cell office:value-type="float" office:value="91908" table:style-name="ce258">
            <text:p>91 908<text:s/></text:p>
          </table:table-cell>
          <table:table-cell office:value-type="float" office:value="13.724412694051381" table:style-name="ce150">
            <text:p>13,7<text:s text:c="5"/></text:p>
          </table:table-cell>
          <table:table-cell office:value-type="float" office:value="88512" table:style-name="ce258">
            <text:p>88 512<text:s/></text:p>
          </table:table-cell>
          <table:table-cell office:value-type="float" office:value="13.315822016419116" table:style-name="ce150">
            <text:p>13,3<text:s text:c="5"/></text:p>
          </table:table-cell>
          <table:table-cell table:style-name="ce196"/>
          <table:table-cell office:value-type="float" office:value="0.4174986385913968" table:style-name="ce198">
            <text:p>+0,4<text:s text:c="3"/></text:p>
          </table:table-cell>
          <table:table-cell office:value-type="float" office:value="-3.6949993471732512" table:style-name="ce198">
            <text:p>-3,7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7">
          <table:table-cell table:style-name="ce7"/>
          <table:table-cell table:style-name="ce200"/>
          <table:table-cell table:style-name="ce257"/>
          <table:table-cell table:style-name="ce150"/>
          <table:table-cell table:style-name="ce258"/>
          <table:table-cell table:style-name="ce150"/>
          <table:table-cell table:style-name="ce258"/>
          <table:table-cell table:style-name="ce150"/>
          <table:table-cell table:number-columns-repeated="3" table:style-name="ce203"/>
          <table:table-cell table:style-name="ce7"/>
          <table:table-cell table:style-name="ce256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106">
            <text:p><text:s text:c="11"/>Homens</text:p>
          </table:table-cell>
          <table:table-cell office:value-type="float" office:value="347209" table:style-name="ce251">
            <text:p>347 209<text:s/>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325523" table:style-name="ce259">
            <text:p>325 523<text:s/></text:p>
          </table:table-cell>
          <table:table-cell office:value-type="float" office:value="100" table:style-name="ce145">
            <text:p>100,0<text:s text:c="5"/></text:p>
          </table:table-cell>
          <table:table-cell office:value-type="float" office:value="324681" table:style-name="ce259">
            <text:p>324 681<text:s/></text:p>
          </table:table-cell>
          <table:table-cell office:value-type="float" office:value="100" table:style-name="ce145">
            <text:p>100,0<text:s text:c="5"/></text:p>
          </table:table-cell>
          <table:table-cell table:style-name="ce253"/>
          <table:table-cell office:value-type="float" office:value="-6.4883110748857291" table:style-name="ce192">
            <text:p>-6,5<text:s text:c="3"/></text:p>
          </table:table-cell>
          <table:table-cell office:value-type="float" office:value="-0.25866067835453066" table:style-name="ce192">
            <text:p>-0,3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01">
            <text:p><text:s text:c="13"/>&lt; 25 anos</text:p>
          </table:table-cell>
          <table:table-cell office:value-type="float" office:value="40107" table:style-name="ce257">
            <text:p>40 107<text:s/></text:p>
          </table:table-cell>
          <table:table-cell office:value-type="float" office:value="11.551255871823599" table:style-name="ce196">
            <text:p>11,6<text:s text:c="5"/></text:p>
          </table:table-cell>
          <table:table-cell office:value-type="float" office:value="40836" table:style-name="ce258">
            <text:p>40 836<text:s/></text:p>
          </table:table-cell>
          <table:table-cell office:value-type="float" office:value="12.544735702239166" table:style-name="ce196">
            <text:p>12,5<text:s text:c="5"/></text:p>
          </table:table-cell>
          <table:table-cell office:value-type="float" office:value="41215" table:style-name="ce258">
            <text:p>41 215<text:s/></text:p>
          </table:table-cell>
          <table:table-cell office:value-type="float" office:value="12.693998108913057" table:style-name="ce196">
            <text:p>12,7<text:s text:c="5"/></text:p>
          </table:table-cell>
          <table:table-cell table:style-name="ce196"/>
          <table:table-cell office:value-type="float" office:value="2.7626100182013005" table:style-name="ce198">
            <text:p>+2,8<text:s text:c="3"/></text:p>
          </table:table-cell>
          <table:table-cell office:value-type="float" office:value="0.92810265452052931" table:style-name="ce198">
            <text:p>+0,9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25 anos</text:p>
          </table:table-cell>
          <table:table-cell office:value-type="float" office:value="307102" table:style-name="ce257">
            <text:p>307 102<text:s/></text:p>
          </table:table-cell>
          <table:table-cell office:value-type="float" office:value="88.448744128176401" table:style-name="ce196">
            <text:p>88,4<text:s text:c="5"/></text:p>
          </table:table-cell>
          <table:table-cell office:value-type="float" office:value="284687" table:style-name="ce258">
            <text:p>284 687<text:s/></text:p>
          </table:table-cell>
          <table:table-cell office:value-type="float" office:value="87.455264297760834" table:style-name="ce196">
            <text:p>87,5<text:s text:c="5"/></text:p>
          </table:table-cell>
          <table:table-cell office:value-type="float" office:value="283466" table:style-name="ce258">
            <text:p>283 466<text:s/></text:p>
          </table:table-cell>
          <table:table-cell office:value-type="float" office:value="87.30600189108695" table:style-name="ce196">
            <text:p>87,3<text:s text:c="5"/></text:p>
          </table:table-cell>
          <table:table-cell table:style-name="ce196"/>
          <table:table-cell office:value-type="float" office:value="-7.6964656693867255" table:style-name="ce198">
            <text:p>-7,7<text:s text:c="3"/></text:p>
          </table:table-cell>
          <table:table-cell office:value-type="float" office:value="-0.42889208147896341" table:style-name="ce198">
            <text:p>-0,4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01">
            <text:p><text:s text:c="13"/>Inscritos &lt; 1 ano</text:p>
          </table:table-cell>
          <table:table-cell office:value-type="float" office:value="206095" table:style-name="ce257">
            <text:p>206 095<text:s/></text:p>
          </table:table-cell>
          <table:table-cell office:value-type="float" office:value="59.357620338182485" table:style-name="ce196">
            <text:p>59,4<text:s text:c="5"/></text:p>
          </table:table-cell>
          <table:table-cell office:value-type="float" office:value="173802" table:style-name="ce258">
            <text:p>173 802<text:s/></text:p>
          </table:table-cell>
          <table:table-cell office:value-type="float" office:value="53.391619025383761" table:style-name="ce196">
            <text:p>53,4<text:s text:c="5"/></text:p>
          </table:table-cell>
          <table:table-cell office:value-type="float" office:value="171986" table:style-name="ce258">
            <text:p>171 986<text:s/></text:p>
          </table:table-cell>
          <table:table-cell office:value-type="float" office:value="52.970762071079001" table:style-name="ce196">
            <text:p>53,0<text:s text:c="5"/></text:p>
          </table:table-cell>
          <table:table-cell table:style-name="ce196"/>
          <table:table-cell office:value-type="float" office:value="-16.550134646643528" table:style-name="ce198">
            <text:p>-16,6<text:s text:c="3"/></text:p>
          </table:table-cell>
          <table:table-cell office:value-type="float" office:value="-1.0448671476737843" table:style-name="ce198">
            <text:p>-1,0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Inscritos &gt;= 1 ano</text:p>
          </table:table-cell>
          <table:table-cell office:value-type="float" office:value="141114" table:style-name="ce257">
            <text:p>141 114<text:s/></text:p>
          </table:table-cell>
          <table:table-cell office:value-type="float" office:value="40.642379661817522" table:style-name="ce196">
            <text:p>40,6<text:s text:c="5"/></text:p>
          </table:table-cell>
          <table:table-cell office:value-type="float" office:value="151721" table:style-name="ce258">
            <text:p>151 721<text:s/></text:p>
          </table:table-cell>
          <table:table-cell office:value-type="float" office:value="46.608380974616232" table:style-name="ce196">
            <text:p>46,6<text:s text:c="5"/></text:p>
          </table:table-cell>
          <table:table-cell office:value-type="float" office:value="152695" table:style-name="ce258">
            <text:p>152 695<text:s/></text:p>
          </table:table-cell>
          <table:table-cell office:value-type="float" office:value="47.029237928921006" table:style-name="ce196">
            <text:p>47,0<text:s text:c="5"/></text:p>
          </table:table-cell>
          <table:table-cell table:style-name="ce196"/>
          <table:table-cell office:value-type="float" office:value="8.2068398599713674" table:style-name="ce198">
            <text:p>+8,2<text:s text:c="3"/></text:p>
          </table:table-cell>
          <table:table-cell office:value-type="float" office:value="0.64196782251633522" table:style-name="ce198">
            <text:p>+0,6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01">
            <text:p><text:s text:c="13"/>Primeiro Emprego</text:p>
          </table:table-cell>
          <table:table-cell office:value-type="float" office:value="23188" table:style-name="ce257">
            <text:p>23 188<text:s/></text:p>
          </table:table-cell>
          <table:table-cell office:value-type="float" office:value="6.678398313407774" table:style-name="ce196">
            <text:p>6,7<text:s text:c="5"/></text:p>
          </table:table-cell>
          <table:table-cell office:value-type="float" office:value="29426" table:style-name="ce258">
            <text:p>29 426<text:s/></text:p>
          </table:table-cell>
          <table:table-cell office:value-type="float" office:value="9.0396070323755922" table:style-name="ce196">
            <text:p>9,0<text:s text:c="5"/></text:p>
          </table:table-cell>
          <table:table-cell office:value-type="float" office:value="29710" table:style-name="ce258">
            <text:p>29 710<text:s/></text:p>
          </table:table-cell>
          <table:table-cell office:value-type="float" office:value="9.1505200489095451" table:style-name="ce196">
            <text:p>9,2<text:s text:c="5"/></text:p>
          </table:table-cell>
          <table:table-cell table:style-name="ce196"/>
          <table:table-cell office:value-type="float" office:value="28.126617215801275" table:style-name="ce198">
            <text:p>+28,1<text:s text:c="3"/></text:p>
          </table:table-cell>
          <table:table-cell office:value-type="float" office:value="0.96513287568815542" table:style-name="ce198">
            <text:p>+1,0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Novo Emprego</text:p>
          </table:table-cell>
          <table:table-cell office:value-type="float" office:value="324021" table:style-name="ce257">
            <text:p>324 021<text:s/></text:p>
          </table:table-cell>
          <table:table-cell office:value-type="float" office:value="93.321601686592231" table:style-name="ce196">
            <text:p>93,3<text:s text:c="5"/></text:p>
          </table:table-cell>
          <table:table-cell office:value-type="float" office:value="296097" table:style-name="ce258">
            <text:p>296 097<text:s/></text:p>
          </table:table-cell>
          <table:table-cell office:value-type="float" office:value="90.960392967624401" table:style-name="ce196">
            <text:p>91,0<text:s text:c="5"/></text:p>
          </table:table-cell>
          <table:table-cell office:value-type="float" office:value="294971" table:style-name="ce258">
            <text:p>294 971<text:s/></text:p>
          </table:table-cell>
          <table:table-cell office:value-type="float" office:value="90.849479951090444" table:style-name="ce196">
            <text:p>90,8<text:s text:c="5"/></text:p>
          </table:table-cell>
          <table:table-cell table:style-name="ce196"/>
          <table:table-cell office:value-type="float" office:value="-8.9654682875492568" table:style-name="ce198">
            <text:p>-9,0<text:s text:c="3"/></text:p>
          </table:table-cell>
          <table:table-cell office:value-type="float" office:value="-0.38028078636392593" table:style-name="ce198">
            <text:p>-0,4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01">
            <text:p><text:s text:c="13"/>Nenhum <text:s/>Nível de Instrução</text:p>
          </table:table-cell>
          <table:table-cell office:value-type="float" office:value="19979" table:style-name="ce257">
            <text:p>19 979<text:s/></text:p>
          </table:table-cell>
          <table:table-cell office:value-type="float" office:value="5.7541711188362052" table:style-name="ce196">
            <text:p>5,8<text:s text:c="5"/></text:p>
          </table:table-cell>
          <table:table-cell office:value-type="float" office:value="19090" table:style-name="ce258">
            <text:p>19 090<text:s/></text:p>
          </table:table-cell>
          <table:table-cell office:value-type="float" office:value="5.8644089664939187" table:style-name="ce196">
            <text:p>5,9<text:s text:c="5"/></text:p>
          </table:table-cell>
          <table:table-cell office:value-type="float" office:value="19321" table:style-name="ce258">
            <text:p>19 321<text:s/></text:p>
          </table:table-cell>
          <table:table-cell office:value-type="float" office:value="5.9507639806456183" table:style-name="ce196">
            <text:p>6,0<text:s text:c="5"/></text:p>
          </table:table-cell>
          <table:table-cell table:style-name="ce196"/>
          <table:table-cell office:value-type="float" office:value="-3.2934581310375819" table:style-name="ce198">
            <text:p>-3,3<text:s text:c="3"/></text:p>
          </table:table-cell>
          <table:table-cell office:value-type="float" office:value="1.2100576217915204" table:style-name="ce198">
            <text:p>+1,2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1º Ciclo</text:p>
          </table:table-cell>
          <table:table-cell office:value-type="float" office:value="85854" table:style-name="ce257">
            <text:p>85 854<text:s/></text:p>
          </table:table-cell>
          <table:table-cell office:value-type="float" office:value="24.726893600108294" table:style-name="ce196">
            <text:p>24,7<text:s text:c="5"/></text:p>
          </table:table-cell>
          <table:table-cell office:value-type="float" office:value="79512" table:style-name="ce258">
            <text:p>79 512<text:s/></text:p>
          </table:table-cell>
          <table:table-cell office:value-type="float" office:value="24.425923821051047" table:style-name="ce196">
            <text:p>24,4<text:s text:c="5"/></text:p>
          </table:table-cell>
          <table:table-cell office:value-type="float" office:value="79666" table:style-name="ce258">
            <text:p>79 666<text:s/></text:p>
          </table:table-cell>
          <table:table-cell office:value-type="float" office:value="24.53669909849976" table:style-name="ce196">
            <text:p>24,5<text:s text:c="5"/></text:p>
          </table:table-cell>
          <table:table-cell table:style-name="ce196"/>
          <table:table-cell office:value-type="float" office:value="-7.2075849698325101" table:style-name="ce198">
            <text:p>-7,2<text:s text:c="3"/></text:p>
          </table:table-cell>
          <table:table-cell office:value-type="float" office:value="0.19368145688700622" table:style-name="ce198">
            <text:p>+0,2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2º Ciclo</text:p>
          </table:table-cell>
          <table:table-cell office:value-type="float" office:value="66935" table:style-name="ce257">
            <text:p>66 935<text:s/></text:p>
          </table:table-cell>
          <table:table-cell office:value-type="float" office:value="19.278014106777185" table:style-name="ce196">
            <text:p>19,3<text:s text:c="5"/></text:p>
          </table:table-cell>
          <table:table-cell office:value-type="float" office:value="60583" table:style-name="ce258">
            <text:p>60 583<text:s/></text:p>
          </table:table-cell>
          <table:table-cell office:value-type="float" office:value="18.610973725358885" table:style-name="ce196">
            <text:p>18,6<text:s text:c="5"/></text:p>
          </table:table-cell>
          <table:table-cell office:value-type="float" office:value="60655" table:style-name="ce258">
            <text:p>60 655<text:s/></text:p>
          </table:table-cell>
          <table:table-cell office:value-type="float" office:value="18.681413448892915" table:style-name="ce196">
            <text:p>18,7<text:s text:c="5"/></text:p>
          </table:table-cell>
          <table:table-cell table:style-name="ce196"/>
          <table:table-cell office:value-type="float" office:value="-9.3822364980951676" table:style-name="ce198">
            <text:p>-9,4<text:s text:c="3"/></text:p>
          </table:table-cell>
          <table:table-cell office:value-type="float" office:value="0.11884522060643121" table:style-name="ce198">
            <text:p>+0,1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3º Ciclo</text:p>
          </table:table-cell>
          <table:table-cell office:value-type="float" office:value="73105" table:style-name="ce257">
            <text:p>73 105<text:s/></text:p>
          </table:table-cell>
          <table:table-cell office:value-type="float" office:value="21.05504177599083" table:style-name="ce196">
            <text:p>21,1<text:s text:c="5"/></text:p>
          </table:table-cell>
          <table:table-cell office:value-type="float" office:value="66605" table:style-name="ce258">
            <text:p>66 605<text:s/></text:p>
          </table:table-cell>
          <table:table-cell office:value-type="float" office:value="20.46091981211773" table:style-name="ce196">
            <text:p>20,5<text:s text:c="5"/></text:p>
          </table:table-cell>
          <table:table-cell office:value-type="float" office:value="66662" table:style-name="ce258">
            <text:p>66 662<text:s/></text:p>
          </table:table-cell>
          <table:table-cell office:value-type="float" office:value="20.531537108731339" table:style-name="ce196">
            <text:p>20,5<text:s text:c="5"/></text:p>
          </table:table-cell>
          <table:table-cell table:style-name="ce196"/>
          <table:table-cell office:value-type="float" office:value="-8.8133506600095757" table:style-name="ce198">
            <text:p>-8,8<text:s text:c="3"/></text:p>
          </table:table-cell>
          <table:table-cell office:value-type="float" office:value="8.5579160723668224E-2" table:style-name="ce198">
            <text:p>+0,1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ecundário</text:p>
          </table:table-cell>
          <table:table-cell office:value-type="float" office:value="72484" table:style-name="ce257">
            <text:p>72 484<text:s/></text:p>
          </table:table-cell>
          <table:table-cell office:value-type="float" office:value="20.876186965199633" table:style-name="ce196">
            <text:p>20,9<text:s text:c="5"/></text:p>
          </table:table-cell>
          <table:table-cell office:value-type="float" office:value="69261" table:style-name="ce258">
            <text:p>69 261<text:s/></text:p>
          </table:table-cell>
          <table:table-cell office:value-type="float" office:value="21.276837581369058" table:style-name="ce196">
            <text:p>21,3<text:s text:c="5"/></text:p>
          </table:table-cell>
          <table:table-cell office:value-type="float" office:value="68836" table:style-name="ce258">
            <text:p>68 836<text:s/></text:p>
          </table:table-cell>
          <table:table-cell office:value-type="float" office:value="21.201117404467769" table:style-name="ce196">
            <text:p>21,2<text:s text:c="5"/></text:p>
          </table:table-cell>
          <table:table-cell table:style-name="ce196"/>
          <table:table-cell office:value-type="float" office:value="-5.0328348325147658" table:style-name="ce198">
            <text:p>-5,0<text:s text:c="3"/></text:p>
          </table:table-cell>
          <table:table-cell office:value-type="float" office:value="-0.61362094107795428" table:style-name="ce198">
            <text:p>-0,6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uperior</text:p>
          </table:table-cell>
          <table:table-cell office:value-type="float" office:value="28852" table:style-name="ce257">
            <text:p>28 852<text:s/></text:p>
          </table:table-cell>
          <table:table-cell office:value-type="float" office:value="8.3096924330878519" table:style-name="ce196">
            <text:p>8,3<text:s text:c="5"/></text:p>
          </table:table-cell>
          <table:table-cell office:value-type="float" office:value="30472" table:style-name="ce258">
            <text:p>30 472<text:s/></text:p>
          </table:table-cell>
          <table:table-cell office:value-type="float" office:value="9.3609360936093609" table:style-name="ce196">
            <text:p>9,4<text:s text:c="5"/></text:p>
          </table:table-cell>
          <table:table-cell office:value-type="float" office:value="29541" table:style-name="ce258">
            <text:p>29 541<text:s/></text:p>
          </table:table-cell>
          <table:table-cell office:value-type="float" office:value="9.0984689587626004" table:style-name="ce196">
            <text:p>9,1<text:s text:c="5"/></text:p>
          </table:table-cell>
          <table:table-cell table:style-name="ce196"/>
          <table:table-cell office:value-type="float" office:value="2.3880493553306508" table:style-name="ce198">
            <text:p>+2,4<text:s text:c="3"/></text:p>
          </table:table-cell>
          <table:table-cell office:value-type="float" office:value="-3.0552638487792052" table:style-name="ce198">
            <text:p>-3,1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7">
          <table:table-cell table:style-name="ce7"/>
          <table:table-cell table:style-name="ce200"/>
          <table:table-cell table:style-name="ce261"/>
          <table:table-cell table:style-name="ce203"/>
          <table:table-cell table:style-name="ce261"/>
          <table:table-cell table:style-name="ce203"/>
          <table:table-cell table:style-name="ce261"/>
          <table:table-cell table:number-columns-repeated="4" table:style-name="ce203"/>
          <table:table-cell table:style-name="ce7"/>
          <table:table-cell table:style-name="ce256"/>
          <table:table-cell table:number-columns-repeated="16371" table:style-name="ce7"/>
        </table:table-row>
        <table:table-row table:style-name="ro1">
          <table:table-cell table:style-name="ce7"/>
          <table:table-cell office:value-type="string" table:style-name="ce106">
            <text:p><text:s text:c="11"/>Mulheres</text:p>
          </table:table-cell>
          <table:table-cell office:value-type="float" office:value="354750" table:style-name="ce251">
            <text:p>354 750<text:s/>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344145" table:style-name="ce259">
            <text:p>344 145<text:s/></text:p>
          </table:table-cell>
          <table:table-cell office:value-type="float" office:value="100" table:style-name="ce253">
            <text:p>100,0<text:s text:c="5"/></text:p>
          </table:table-cell>
          <table:table-cell office:value-type="float" office:value="340032" table:style-name="ce259">
            <text:p>340 032<text:s/></text:p>
          </table:table-cell>
          <table:table-cell office:value-type="float" office:value="100" table:style-name="ce253">
            <text:p>100,0<text:s text:c="5"/></text:p>
          </table:table-cell>
          <table:table-cell table:style-name="ce253"/>
          <table:table-cell office:value-type="float" office:value="-4.1488372093023287" table:style-name="ce192">
            <text:p>-4,1<text:s text:c="3"/></text:p>
          </table:table-cell>
          <table:table-cell office:value-type="float" office:value="-1.1951357712592028" table:style-name="ce192">
            <text:p>-1,2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01">
            <text:p><text:s text:c="13"/>&lt; 25 anos</text:p>
          </table:table-cell>
          <table:table-cell office:value-type="float" office:value="45780" table:style-name="ce257">
            <text:p>45 780<text:s/></text:p>
          </table:table-cell>
          <table:table-cell office:value-type="float" office:value="12.904862579281184" table:style-name="ce196">
            <text:p>12,9<text:s text:c="5"/></text:p>
          </table:table-cell>
          <table:table-cell office:value-type="float" office:value="47153" table:style-name="ce258">
            <text:p>47 153<text:s/></text:p>
          </table:table-cell>
          <table:table-cell office:value-type="float" office:value="13.701492103619115" table:style-name="ce196">
            <text:p>13,7<text:s text:c="5"/></text:p>
          </table:table-cell>
          <table:table-cell office:value-type="float" office:value="46467" table:style-name="ce258">
            <text:p>46 467<text:s/></text:p>
          </table:table-cell>
          <table:table-cell office:value-type="float" office:value="13.665478543195936" table:style-name="ce196">
            <text:p>13,7<text:s text:c="5"/></text:p>
          </table:table-cell>
          <table:table-cell table:style-name="ce196"/>
          <table:table-cell office:value-type="float" office:value="1.500655307994748" table:style-name="ce198">
            <text:p>+1,5<text:s text:c="3"/></text:p>
          </table:table-cell>
          <table:table-cell office:value-type="float" office:value="-1.454838504442975" table:style-name="ce198">
            <text:p>-1,5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&gt;= 25 anos</text:p>
          </table:table-cell>
          <table:table-cell office:value-type="float" office:value="308970" table:style-name="ce257">
            <text:p>308 970<text:s/></text:p>
          </table:table-cell>
          <table:table-cell office:value-type="float" office:value="87.095137420718814" table:style-name="ce196">
            <text:p>87,1<text:s text:c="5"/></text:p>
          </table:table-cell>
          <table:table-cell office:value-type="float" office:value="296992" table:style-name="ce258">
            <text:p>296 992<text:s/></text:p>
          </table:table-cell>
          <table:table-cell office:value-type="float" office:value="86.298507896380883" table:style-name="ce196">
            <text:p>86,3<text:s text:c="5"/></text:p>
          </table:table-cell>
          <table:table-cell office:value-type="float" office:value="293565" table:style-name="ce258">
            <text:p>293 565<text:s/></text:p>
          </table:table-cell>
          <table:table-cell office:value-type="float" office:value="86.334521456804069" table:style-name="ce196">
            <text:p>86,3<text:s text:c="5"/></text:p>
          </table:table-cell>
          <table:table-cell table:style-name="ce196"/>
          <table:table-cell office:value-type="float" office:value="-4.9859209632003143" table:style-name="ce198">
            <text:p>-5,0<text:s text:c="3"/></text:p>
          </table:table-cell>
          <table:table-cell office:value-type="float" office:value="-1.153903135438" table:style-name="ce198">
            <text:p>-1,2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01">
            <text:p><text:s text:c="13"/>Inscritos &lt; 1 ano</text:p>
          </table:table-cell>
          <table:table-cell office:value-type="float" office:value="199429" table:style-name="ce257">
            <text:p>199 429<text:s/></text:p>
          </table:table-cell>
          <table:table-cell office:value-type="float" office:value="56.216772374911905" table:style-name="ce196">
            <text:p>56,2<text:s text:c="5"/></text:p>
          </table:table-cell>
          <table:table-cell office:value-type="float" office:value="182138" table:style-name="ce258">
            <text:p>182 138<text:s/></text:p>
          </table:table-cell>
          <table:table-cell office:value-type="float" office:value="52.924784611137746" table:style-name="ce196">
            <text:p>52,9<text:s text:c="5"/></text:p>
          </table:table-cell>
          <table:table-cell office:value-type="float" office:value="178322" table:style-name="ce258">
            <text:p>178 322<text:s/></text:p>
          </table:table-cell>
          <table:table-cell office:value-type="float" office:value="52.442711274233012" table:style-name="ce196">
            <text:p>52,4<text:s text:c="5"/></text:p>
          </table:table-cell>
          <table:table-cell table:style-name="ce196"/>
          <table:table-cell office:value-type="float" office:value="-10.583716510637871" table:style-name="ce198">
            <text:p>-10,6<text:s text:c="3"/></text:p>
          </table:table-cell>
          <table:table-cell office:value-type="float" office:value="-2.0951146932545583" table:style-name="ce198">
            <text:p>-2,1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Inscritos &gt;= 1 ano</text:p>
          </table:table-cell>
          <table:table-cell office:value-type="float" office:value="155321" table:style-name="ce257">
            <text:p>155 321<text:s/></text:p>
          </table:table-cell>
          <table:table-cell office:value-type="float" office:value="43.783227625088088" table:style-name="ce196">
            <text:p>43,8<text:s text:c="5"/></text:p>
          </table:table-cell>
          <table:table-cell office:value-type="float" office:value="162007" table:style-name="ce258">
            <text:p>162 007<text:s/></text:p>
          </table:table-cell>
          <table:table-cell office:value-type="float" office:value="47.075215388862254" table:style-name="ce196">
            <text:p>47,1<text:s text:c="5"/></text:p>
          </table:table-cell>
          <table:table-cell office:value-type="float" office:value="161710" table:style-name="ce258">
            <text:p>161 710<text:s/></text:p>
          </table:table-cell>
          <table:table-cell office:value-type="float" office:value="47.557288725766988" table:style-name="ce196">
            <text:p>47,6<text:s text:c="5"/></text:p>
          </table:table-cell>
          <table:table-cell table:style-name="ce196"/>
          <table:table-cell office:value-type="float" office:value="4.1134167305129381" table:style-name="ce198">
            <text:p>+4,1<text:s text:c="3"/></text:p>
          </table:table-cell>
          <table:table-cell office:value-type="float" office:value="-0.1833254118649279" table:style-name="ce198">
            <text:p>-0,2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01">
            <text:p><text:s text:c="13"/>Primeiro Emprego</text:p>
          </table:table-cell>
          <table:table-cell office:value-type="float" office:value="33387" table:style-name="ce257">
            <text:p>33 387<text:s/></text:p>
          </table:table-cell>
          <table:table-cell office:value-type="float" office:value="9.4114164904862569" table:style-name="ce196">
            <text:p>9,4<text:s text:c="5"/></text:p>
          </table:table-cell>
          <table:table-cell office:value-type="float" office:value="40212" table:style-name="ce258">
            <text:p>40 212<text:s/></text:p>
          </table:table-cell>
          <table:table-cell office:value-type="float" office:value="11.684609684871203" table:style-name="ce196">
            <text:p>11,7<text:s text:c="5"/></text:p>
          </table:table-cell>
          <table:table-cell office:value-type="float" office:value="39794" table:style-name="ce258">
            <text:p>39 794<text:s/></text:p>
          </table:table-cell>
          <table:table-cell office:value-type="float" office:value="11.703016186711839" table:style-name="ce196">
            <text:p>11,7<text:s text:c="5"/></text:p>
          </table:table-cell>
          <table:table-cell table:style-name="ce196"/>
          <table:table-cell office:value-type="float" office:value="19.190103932668407" table:style-name="ce198">
            <text:p>+19,2<text:s text:c="3"/></text:p>
          </table:table-cell>
          <table:table-cell office:value-type="float" office:value="-1.0394906992937365" table:style-name="ce198">
            <text:p>-1,0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Novo Emprego</text:p>
          </table:table-cell>
          <table:table-cell office:value-type="float" office:value="321363" table:style-name="ce257">
            <text:p>321 363<text:s/></text:p>
          </table:table-cell>
          <table:table-cell office:value-type="float" office:value="90.58858350951374" table:style-name="ce196">
            <text:p>90,6<text:s text:c="5"/></text:p>
          </table:table-cell>
          <table:table-cell office:value-type="float" office:value="303933" table:style-name="ce258">
            <text:p>303 933<text:s/></text:p>
          </table:table-cell>
          <table:table-cell office:value-type="float" office:value="88.315390315128795" table:style-name="ce196">
            <text:p>88,3<text:s text:c="5"/></text:p>
          </table:table-cell>
          <table:table-cell office:value-type="float" office:value="300238" table:style-name="ce258">
            <text:p>300 238<text:s/></text:p>
          </table:table-cell>
          <table:table-cell office:value-type="float" office:value="88.296983813288165" table:style-name="ce196">
            <text:p>88,3<text:s text:c="5"/></text:p>
          </table:table-cell>
          <table:table-cell table:style-name="ce196"/>
          <table:table-cell office:value-type="float" office:value="-6.573563229120964" table:style-name="ce198">
            <text:p>-6,6<text:s text:c="3"/></text:p>
          </table:table-cell>
          <table:table-cell office:value-type="float" office:value="-1.2157284664712336" table:style-name="ce198">
            <text:p>-1,2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8">
          <table:table-cell table:style-name="ce7"/>
          <table:table-cell office:value-type="string" table:style-name="ce101">
            <text:p><text:s text:c="13"/>Nenhum <text:s/>Nível de Instrução</text:p>
          </table:table-cell>
          <table:table-cell office:value-type="float" office:value="16270" table:style-name="ce257">
            <text:p>16 270<text:s/></text:p>
          </table:table-cell>
          <table:table-cell office:value-type="float" office:value="4.5863284002818885" table:style-name="ce196">
            <text:p>4,6<text:s text:c="5"/></text:p>
          </table:table-cell>
          <table:table-cell office:value-type="float" office:value="16872" table:style-name="ce258">
            <text:p>16 872<text:s/></text:p>
          </table:table-cell>
          <table:table-cell office:value-type="float" office:value="4.9025846663470336" table:style-name="ce196">
            <text:p>4,9<text:s text:c="5"/></text:p>
          </table:table-cell>
          <table:table-cell office:value-type="float" office:value="16972" table:style-name="ce258">
            <text:p>16 972<text:s/></text:p>
          </table:table-cell>
          <table:table-cell office:value-type="float" office:value="4.9912949369471109" table:style-name="ce196">
            <text:p>5,0<text:s text:c="5"/></text:p>
          </table:table-cell>
          <table:table-cell table:style-name="ce196"/>
          <table:table-cell office:value-type="float" office:value="4.314689612784278" table:style-name="ce198">
            <text:p>+4,3<text:s text:c="3"/></text:p>
          </table:table-cell>
          <table:table-cell office:value-type="float" office:value="0.59269796111900064" table:style-name="ce198">
            <text:p>+0,6<text:s text:c="3"/></text:p>
          </table:table-cell>
          <table:table-cell table:style-name="ce260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1º Ciclo</text:p>
          </table:table-cell>
          <table:table-cell office:value-type="float" office:value="64015" table:style-name="ce257">
            <text:p>64 015<text:s/></text:p>
          </table:table-cell>
          <table:table-cell office:value-type="float" office:value="18.04510218463707" table:style-name="ce196">
            <text:p>18,0<text:s text:c="5"/></text:p>
          </table:table-cell>
          <table:table-cell office:value-type="float" office:value="61040" table:style-name="ce258">
            <text:p>61 040<text:s/></text:p>
          </table:table-cell>
          <table:table-cell office:value-type="float" office:value="17.736709817082914" table:style-name="ce196">
            <text:p>17,7<text:s text:c="5"/></text:p>
          </table:table-cell>
          <table:table-cell office:value-type="float" office:value="60755" table:style-name="ce258">
            <text:p>60 755<text:s/></text:p>
          </table:table-cell>
          <table:table-cell office:value-type="float" office:value="17.867436006022963" table:style-name="ce196">
            <text:p>17,9<text:s text:c="5"/></text:p>
          </table:table-cell>
          <table:table-cell table:style-name="ce196"/>
          <table:table-cell office:value-type="float" office:value="-5.0925564320862264" table:style-name="ce198">
            <text:p>-5,1<text:s text:c="3"/></text:p>
          </table:table-cell>
          <table:table-cell office:value-type="float" office:value="-0.46690694626474283" table:style-name="ce198">
            <text:p>-0,5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2º Ciclo</text:p>
          </table:table-cell>
          <table:table-cell office:value-type="float" office:value="47728" table:style-name="ce257">
            <text:p>47 728<text:s/></text:p>
          </table:table-cell>
          <table:table-cell office:value-type="float" office:value="13.453981677237492" table:style-name="ce196">
            <text:p>13,5<text:s text:c="5"/></text:p>
          </table:table-cell>
          <table:table-cell office:value-type="float" office:value="45064" table:style-name="ce258">
            <text:p>45 064<text:s/></text:p>
          </table:table-cell>
          <table:table-cell office:value-type="float" office:value="13.09448052419765" table:style-name="ce196">
            <text:p>13,1<text:s text:c="5"/></text:p>
          </table:table-cell>
          <table:table-cell office:value-type="float" office:value="45028" table:style-name="ce258">
            <text:p>45 028<text:s/></text:p>
          </table:table-cell>
          <table:table-cell office:value-type="float" office:value="13.2422830792396" table:style-name="ce196">
            <text:p>13,2<text:s text:c="5"/></text:p>
          </table:table-cell>
          <table:table-cell table:style-name="ce196"/>
          <table:table-cell office:value-type="float" office:value="-5.6570566543747987" table:style-name="ce198">
            <text:p>-5,7<text:s text:c="3"/></text:p>
          </table:table-cell>
          <table:table-cell office:value-type="float" office:value="-7.9886383809693484E-2" table:style-name="ce198">
            <text:p>-0,1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Básico - 3º Ciclo</text:p>
          </table:table-cell>
          <table:table-cell office:value-type="float" office:value="74475" table:style-name="ce257">
            <text:p>74 475<text:s/></text:p>
          </table:table-cell>
          <table:table-cell office:value-type="float" office:value="20.993657505285412" table:style-name="ce196">
            <text:p>21,0<text:s text:c="5"/></text:p>
          </table:table-cell>
          <table:table-cell office:value-type="float" office:value="69248" table:style-name="ce258">
            <text:p>69 248<text:s/></text:p>
          </table:table-cell>
          <table:table-cell office:value-type="float" office:value="20.121751006116607" table:style-name="ce196">
            <text:p>20,1<text:s text:c="5"/></text:p>
          </table:table-cell>
          <table:table-cell office:value-type="float" office:value="68817" table:style-name="ce258">
            <text:p>68 817<text:s/></text:p>
          </table:table-cell>
          <table:table-cell office:value-type="float" office:value="20.238389328063242" table:style-name="ce196">
            <text:p>20,2<text:s text:c="5"/></text:p>
          </table:table-cell>
          <table:table-cell table:style-name="ce196"/>
          <table:table-cell office:value-type="float" office:value="-7.5971802618328184" table:style-name="ce198">
            <text:p>-7,6<text:s text:c="3"/></text:p>
          </table:table-cell>
          <table:table-cell office:value-type="float" office:value="-0.62240064695009778" table:style-name="ce198">
            <text:p>-0,6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ecundário</text:p>
          </table:table-cell>
          <table:table-cell office:value-type="float" office:value="92970" table:style-name="ce257">
            <text:p>92 970<text:s/></text:p>
          </table:table-cell>
          <table:table-cell office:value-type="float" office:value="26.20718816067653" table:style-name="ce196">
            <text:p>26,2<text:s text:c="5"/></text:p>
          </table:table-cell>
          <table:table-cell office:value-type="float" office:value="90485" table:style-name="ce258">
            <text:p>90 485<text:s/></text:p>
          </table:table-cell>
          <table:table-cell office:value-type="float" office:value="26.292696392508972" table:style-name="ce196">
            <text:p>26,3<text:s text:c="5"/></text:p>
          </table:table-cell>
          <table:table-cell office:value-type="float" office:value="89489" table:style-name="ce258">
            <text:p>89 489<text:s/></text:p>
          </table:table-cell>
          <table:table-cell office:value-type="float" office:value="26.317817146621497" table:style-name="ce196">
            <text:p>26,3<text:s text:c="5"/></text:p>
          </table:table-cell>
          <table:table-cell table:style-name="ce196"/>
          <table:table-cell office:value-type="float" office:value="-3.7442185651285342" table:style-name="ce198">
            <text:p>-3,7<text:s text:c="3"/></text:p>
          </table:table-cell>
          <table:table-cell office:value-type="float" office:value="-1.1007349284411845" table:style-name="ce198">
            <text:p>-1,1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10">
          <table:table-cell table:style-name="ce7"/>
          <table:table-cell office:value-type="string" table:style-name="ce101">
            <text:p><text:s text:c="13"/>Superior</text:p>
          </table:table-cell>
          <table:table-cell office:value-type="float" office:value="59292" table:style-name="ce257">
            <text:p>59 292<text:s/></text:p>
          </table:table-cell>
          <table:table-cell office:value-type="float" office:value="16.713742071881608" table:style-name="ce196">
            <text:p>16,7<text:s text:c="5"/></text:p>
          </table:table-cell>
          <table:table-cell office:value-type="float" office:value="61436" table:style-name="ce258">
            <text:p>61 436<text:s/></text:p>
          </table:table-cell>
          <table:table-cell office:value-type="float" office:value="17.851777593746824" table:style-name="ce196">
            <text:p>17,9<text:s text:c="5"/></text:p>
          </table:table-cell>
          <table:table-cell office:value-type="float" office:value="58971" table:style-name="ce258">
            <text:p>58 971<text:s/></text:p>
          </table:table-cell>
          <table:table-cell office:value-type="float" office:value="17.342779503105589" table:style-name="ce196">
            <text:p>17,3<text:s text:c="5"/></text:p>
          </table:table-cell>
          <table:table-cell table:style-name="ce196"/>
          <table:table-cell office:value-type="float" office:value="-0.54138838291844138" table:style-name="ce198">
            <text:p>-0,5<text:s text:c="3"/></text:p>
          </table:table-cell>
          <table:table-cell office:value-type="float" office:value="-4.0123054886385745" table:style-name="ce198">
            <text:p>-4,0<text:s text:c="3"/></text:p>
          </table:table-cell>
          <table:table-cell table:style-name="ce7"/>
          <table:table-cell table:style-name="ce256"/>
          <table:table-cell table:number-columns-repeated="16371" table:style-name="ce7"/>
        </table:table-row>
        <table:table-row table:style-name="ro29">
          <table:table-cell table:style-name="ce1"/>
          <table:table-cell table:style-name="ce262"/>
          <table:table-cell table:style-name="ce263"/>
          <table:table-cell table:style-name="ce264"/>
          <table:table-cell table:style-name="ce262"/>
          <table:table-cell table:style-name="ce264"/>
          <table:table-cell table:number-columns-repeated="5" table:style-name="ce262"/>
          <table:table-cell table:style-name="ce89"/>
          <table:table-cell table:style-name="ce256"/>
          <table:table-cell table:number-columns-repeated="16371" table:style-name="ce1"/>
        </table:table-row>
        <table:table-row table:number-rows-repeated="1048515" table:style-name="ro6">
          <table:table-cell table:number-columns-repeated="16384"/>
        </table:table-row>
      </table:table>
      <table:table table:name="QVI" table:style-name="ta9" table:print-ranges="QVI.B1:QVI.K53">
        <table:table-column table:style-name="co45" table:default-cell-style-name="ce89"/>
        <table:table-column table:style-name="co46" table:default-cell-style-name="ce121"/>
        <table:table-column table:style-name="co19" table:default-cell-style-name="ce89"/>
        <table:table-column table:style-name="co44" table:default-cell-style-name="ce89"/>
        <table:table-column table:style-name="co47" table:default-cell-style-name="ce89"/>
        <table:table-column table:style-name="co18" table:default-cell-style-name="ce89"/>
        <table:table-column table:style-name="co48" table:default-cell-style-name="ce89"/>
        <table:table-column table:style-name="co49" table:default-cell-style-name="ce89"/>
        <table:table-column table:style-name="co34" table:default-cell-style-name="ce89"/>
        <table:table-column table:style-name="co1" table:default-cell-style-name="ce89"/>
        <table:table-column table:style-name="co50" table:default-cell-style-name="ce89"/>
        <table:table-column table:style-name="co12" table:default-cell-style-name="ce89"/>
        <table:table-column table:style-name="co28" table:number-columns-repeated="16372" table:default-cell-style-name="ce89"/>
        <table:table-row table:style-name="ro7">
          <table:table-cell table:style-name="ce89"/>
          <table:table-cell table:style-name="ce89">
            <draw:g draw:z-index="1" draw:name="Chart 3" draw:id="id143">
              <svg:title/>
              <svg:desc/>
              <draw:frame draw:id="id140" draw:style-name="a271" draw:name="Gráfico 4" svg:x="0.44792in" svg:y="0in" svg:width="6.67708in" svg:height="0in" style:rel-width="scale" style:rel-height="scale">
                <draw:object xlink:href="Object 37/" xlink:type="simple" xlink:show="embed" xlink:actuate="onLoad"/>
                <svg:title/>
                <svg:desc/>
              </draw:frame>
              <draw:frame draw:id="id141" draw:style-name="a274" draw:name="Text Box 1" svg:x="5.28194in" svg:y="0in" svg:width="0.13992in" svg:height="0in">
                <draw:text-box>
                  <text:p text:style-name="a273" text:class-names="" text:cond-style-name=""><text:span text:style-name="a272" text:class-names="">AGO.03 / AGO.02</text:span></text:p>
                </draw:text-box>
                <svg:title/>
                <svg:desc/>
              </draw:frame>
              <draw:frame draw:id="id142" draw:style-name="a277" draw:name="Text Box 2" svg:x="6.72686in" svg:y="0in" svg:width="0in" svg:height="0in">
                <draw:text-box>
                  <text:p text:style-name="a276" text:class-names="" text:cond-style-name=""><text:span text:style-name="a275" text:class-names="">%</text:span></text:p>
                </draw:text-box>
                <svg:title/>
                <svg:desc/>
              </draw:frame>
            </draw:g>
            <draw:g draw:z-index="5" draw:name="Chart 19" draw:id="id147">
              <svg:title/>
              <svg:desc/>
              <draw:frame draw:id="id144" draw:style-name="a278" draw:name="Gráfico 31" svg:x="0.44792in" svg:y="0in" svg:width="6.67708in" svg:height="0in" style:rel-width="scale" style:rel-height="scale">
                <draw:object xlink:href="Object 38/" xlink:type="simple" xlink:show="embed" xlink:actuate="onLoad"/>
                <svg:title/>
                <svg:desc/>
              </draw:frame>
              <draw:frame draw:id="id145" draw:style-name="a281" draw:name="Text Box 1" svg:x="5.02659in" svg:y="0in" svg:width="0.13154in" svg:height="0in">
                <draw:text-box>
                  <text:p text:style-name="a280" text:class-names="" text:cond-style-name=""><text:span text:style-name="a279" text:class-names="">SET.03 / SET.02</text:span></text:p>
                </draw:text-box>
                <svg:title/>
                <svg:desc/>
              </draw:frame>
              <draw:frame draw:id="id146" draw:style-name="a284" draw:name="Text Box 2" svg:x="6.69888in" svg:y="0in" svg:width="0in" svg:height="0in">
                <draw:text-box>
                  <text:p text:style-name="a283" text:class-names="" text:cond-style-name=""><text:span text:style-name="a282" text:class-names="">%</text:span></text:p>
                </draw:text-box>
                <svg:title/>
                <svg:desc/>
              </draw:frame>
            </draw:g>
            <draw:g draw:z-index="9" draw:name="Chart 35" draw:id="id151">
              <svg:title/>
              <svg:desc/>
              <draw:frame draw:id="id148" draw:style-name="a285" draw:name="Gráfico 41" svg:x="0.44792in" svg:y="0in" svg:width="6.67708in" svg:height="0in" style:rel-width="scale" style:rel-height="scale">
                <draw:object xlink:href="Object 39/" xlink:type="simple" xlink:show="embed" xlink:actuate="onLoad"/>
                <svg:title/>
                <svg:desc/>
              </draw:frame>
              <draw:frame draw:id="id149" draw:style-name="a288" draw:name="Text Box 1" svg:x="5.27211in" svg:y="0in" svg:width="0.13654in" svg:height="0in">
                <draw:text-box>
                  <text:p text:style-name="a287" text:class-names="" text:cond-style-name=""><text:span text:style-name="a286" text:class-names="">OUT.03 / OUT.02</text:span></text:p>
                </draw:text-box>
                <svg:title/>
                <svg:desc/>
              </draw:frame>
              <draw:frame draw:id="id150" draw:style-name="a291" draw:name="Text Box 2" svg:x="6.72686in" svg:y="0in" svg:width="0in" svg:height="0in">
                <draw:text-box>
                  <text:p text:style-name="a290" text:class-names="" text:cond-style-name=""><text:span text:style-name="a289" text:class-names="">%</text:span></text:p>
                </draw:text-box>
                <svg:title/>
                <svg:desc/>
              </draw:frame>
            </draw:g>
          </table:table-cell>
          <table:table-cell table:number-columns-repeated="16382" table:style-name="ce89"/>
        </table:table-row>
        <table:table-row table:style-name="ro7">
          <table:table-cell table:style-name="ce89"/>
          <table:table-cell table:style-name="ce89">
            <draw:frame draw:z-index="15" draw:id="id154" draw:style-name="a298" draw:name="Picture 227" svg:x="0.17708in" svg:y="0.11458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2" table:style-name="ce89"/>
          <table:table-cell table:style-name="ce89">
            <draw:frame draw:z-index="13" draw:id="id152" draw:style-name="a292" draw:name="Picture 228" svg:x="0.39583in" svg:y="0.03125in" svg:width="2.67708in" svg:height="0.38542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style-name="ce89">
            <draw:frame draw:z-index="14" draw:id="id153" draw:style-name="a297" draw:name="Text Box 229" svg:x="0.32291in" svg:y="0.10417in" svg:width="1.77083in" svg:height="0.25in">
              <draw:text-box>
                <text:p text:style-name="a294" text:class-names="" text:cond-style-name=""><text:span text:style-name="a293" text:class-names="">FEVEREIRO 2014, <text:s text:c="1"/>Nº 02</text:span></text:p>
                <text:p text:style-name="a296" text:class-names="" text:cond-style-name=""><text:span text:style-name="a295" text:class-names=""/></text:p>
              </draw:text-box>
              <svg:title/>
              <svg:desc/>
            </draw:frame>
          </table:table-cell>
          <table:table-cell table:number-columns-repeated="16378" table:style-name="ce89"/>
        </table:table-row>
        <table:table-row table:number-rows-repeated="2" table:style-name="ro7">
          <table:table-cell table:number-columns-repeated="16384" table:style-name="ce91"/>
        </table:table-row>
        <table:table-row table:style-name="ro7">
          <table:table-cell table:number-columns-repeated="16384" table:style-name="ce89"/>
        </table:table-row>
        <table:table-row table:style-name="ro7">
          <table:table-cell table:style-name="ce89"/>
          <table:table-cell table:style-name="ce121"/>
          <table:table-cell table:number-columns-repeated="10" table:style-name="ce89"/>
          <table:table-cell table:number-columns-repeated="16372" table:style-name="ce1"/>
        </table:table-row>
        <table:table-row table:style-name="ro12">
          <table:table-cell table:style-name="ce89"/>
          <table:table-cell office:value-type="string" table:number-columns-spanned="10" table:number-rows-spanned="1" table:style-name="ce246">
            <text:p>QUADRO VI <text:s/>- DESEMPREGO REGISTADO POR GRUPOS DE PROFISSÕES</text:p>
          </table:table-cell>
          <table:covered-table-cell table:number-columns-repeated="9"/>
          <table:table-cell table:style-name="ce265"/>
          <table:table-cell table:number-columns-repeated="16372" table:style-name="ce1"/>
        </table:table-row>
        <table:table-row table:style-name="ro11">
          <table:table-cell table:style-name="ce89"/>
          <table:table-cell office:value-type="string" table:number-columns-spanned="10" table:number-rows-spanned="1" table:style-name="ce247">
            <text:p>Situação no fim dos meses</text:p>
          </table:table-cell>
          <table:covered-table-cell table:number-columns-repeated="9"/>
          <table:table-cell table:style-name="ce266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48">
            <text:p>CONTINENTE</text:p>
          </table:table-cell>
          <table:table-cell table:number-columns-repeated="9" table:style-name="ce92"/>
          <table:table-cell table:style-name="ce89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70">
            <text:p>GRUPOS DE PROFISSÕES</text:p>
          </table:table-cell>
          <table:table-cell office:value-type="float" office:value="2013" table:style-name="ce133">
            <text:p>2013</text:p>
          </table:table-cell>
          <table:table-cell table:style-name="ce134"/>
          <table:table-cell office:value-type="float" office:value="2014" table:number-columns-spanned="4" table:number-rows-spanned="1" table:style-name="ce175">
            <text:p>2014</text:p>
          </table:table-cell>
          <table:covered-table-cell table:number-columns-repeated="3"/>
          <table:table-cell office:value-type="string" table:number-columns-spanned="3" table:number-rows-spanned="1" table:style-name="ce176">
            <text:p>var.%</text:p>
          </table:table-cell>
          <table:covered-table-cell table:number-columns-repeated="2"/>
          <table:table-cell table:style-name="ce271"/>
          <table:table-cell table:number-columns-repeated="16372" table:style-name="ce1"/>
        </table:table-row>
        <table:table-row table:style-name="ro26">
          <table:table-cell table:style-name="ce1"/>
          <table:table-cell table:style-name="ce200"/>
          <table:table-cell office:value-type="string" table:style-name="ce136">
            <text:p>FEVER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JAN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FEVEREIRO</text:p>
          </table:table-cell>
          <table:table-cell office:value-type="string" table:style-name="ce138">
            <text:p>%</text:p>
          </table:table-cell>
          <table:table-cell office:value-type="string" table:number-columns-spanned="2" table:number-rows-spanned="1" table:style-name="ce177">
            <text:p>mês homólogo</text:p>
          </table:table-cell>
          <table:covered-table-cell/>
          <table:table-cell office:value-type="string" table:style-name="ce139">
            <text:p>mês <text:s text:c="2"/>anterior</text:p>
          </table:table-cell>
          <table:table-cell table:style-name="ce272"/>
          <table:table-cell table:number-columns-repeated="16372" table:style-name="ce1"/>
        </table:table-row>
        <table:table-row table:style-name="ro12">
          <table:table-cell table:style-name="ce7"/>
          <table:table-cell office:value-type="string" table:style-name="ce273">
            <text:p>Total</text:p>
          </table:table-cell>
          <table:table-cell table:style-name="ce274"/>
          <table:table-cell table:style-name="ce275"/>
          <table:table-cell office:value-type="float" office:value="669668" table:style-name="ce276">
            <text:p>669 668<text:s/></text:p>
          </table:table-cell>
          <table:table-cell office:value-type="float" office:value="100.00000000000001" table:style-name="ce275">
            <text:p>100,0<text:s text:c="4"/></text:p>
          </table:table-cell>
          <table:table-cell office:value-type="float" office:value="664713" table:style-name="ce276">
            <text:p>664 713<text:s/></text:p>
          </table:table-cell>
          <table:table-cell office:value-type="float" office:value="100.00000000000001" table:style-name="ce275">
            <text:p>100,0<text:s text:c="4"/></text:p>
          </table:table-cell>
          <table:table-cell table:style-name="ce253"/>
          <table:table-cell table:style-name="ce254"/>
          <table:table-cell office:value-type="float" office:value="-0.73991888517892457" table:style-name="ce192">
            <text:p>-0,7<text:s text:c="3"/></text:p>
          </table:table-cell>
          <table:table-cell table:style-name="ce277"/>
          <table:table-cell table:number-columns-repeated="16372" table:style-name="ce7"/>
        </table:table-row>
        <table:table-row table:style-name="ro28">
          <table:table-cell table:style-name="ce1"/>
          <table:table-cell office:value-type="string" table:style-name="ce101">
            <text:p>1. <text:s text:c="2"/>Repres. poder legisla., orgãos execu., dirig., direto. e gestores execu.</text:p>
          </table:table-cell>
          <table:table-cell table:style-name="ce185"/>
          <table:table-cell table:style-name="ce278"/>
          <table:table-cell office:value-type="float" office:value="10561" table:style-name="ce187">
            <text:p>10 561<text:s/></text:p>
          </table:table-cell>
          <table:table-cell office:value-type="float" office:value="1.5770501203581477" table:style-name="ce278">
            <text:p>1,6<text:s text:c="4"/></text:p>
          </table:table-cell>
          <table:table-cell office:value-type="float" office:value="10391" table:style-name="ce187">
            <text:p>10 391<text:s/></text:p>
          </table:table-cell>
          <table:table-cell office:value-type="float" office:value="1.5632310485878869" table:style-name="ce278">
            <text:p>1,6<text:s text:c="4"/></text:p>
          </table:table-cell>
          <table:table-cell table:style-name="ce278"/>
          <table:table-cell table:style-name="ce279"/>
          <table:table-cell office:value-type="float" office:value="-1.6096960515102736" table:style-name="ce198">
            <text:p>-1,6<text:s text:c="3"/></text:p>
          </table:table-cell>
          <table:table-cell table:style-name="ce279"/>
          <table:table-cell table:number-columns-repeated="16372" table:style-name="ce1"/>
        </table:table-row>
        <table:table-row table:style-name="ro14">
          <table:table-cell table:style-name="ce1"/>
          <table:table-cell office:value-type="string" table:style-name="ce101">
            <text:p>2. <text:s text:c="2"/>Especialistas das atividades intelectuais e cientificas</text:p>
          </table:table-cell>
          <table:table-cell table:style-name="ce185"/>
          <table:table-cell table:style-name="ce278"/>
          <table:table-cell office:value-type="float" office:value="71144" table:style-name="ce187">
            <text:p>71 144<text:s/></text:p>
          </table:table-cell>
          <table:table-cell office:value-type="float" office:value="10.623771779448921" table:style-name="ce278">
            <text:p>10,6<text:s text:c="4"/></text:p>
          </table:table-cell>
          <table:table-cell office:value-type="float" office:value="68415" table:style-name="ce187">
            <text:p>68 415<text:s/></text:p>
          </table:table-cell>
          <table:table-cell office:value-type="float" office:value="10.292411913111373" table:style-name="ce278">
            <text:p>10,3<text:s text:c="4"/></text:p>
          </table:table-cell>
          <table:table-cell table:style-name="ce278"/>
          <table:table-cell table:style-name="ce279"/>
          <table:table-cell office:value-type="float" office:value="-3.8358821545035422" table:style-name="ce198">
            <text:p>-3,8<text:s text:c="3"/></text:p>
          </table:table-cell>
          <table:table-cell table:style-name="ce279"/>
          <table:table-cell table:number-columns-repeated="16372" table:style-name="ce1"/>
        </table:table-row>
        <table:table-row table:style-name="ro14">
          <table:table-cell table:style-name="ce1"/>
          <table:table-cell office:value-type="string" table:style-name="ce101">
            <text:p>3. <text:s text:c="2"/>Técnicos e profissões de nível intermédio</text:p>
          </table:table-cell>
          <table:table-cell table:style-name="ce185"/>
          <table:table-cell table:style-name="ce278"/>
          <table:table-cell office:value-type="float" office:value="69531" table:style-name="ce187">
            <text:p>69 531<text:s/></text:p>
          </table:table-cell>
          <table:table-cell office:value-type="float" office:value="10.382906156483511" table:style-name="ce278">
            <text:p>10,4<text:s text:c="4"/></text:p>
          </table:table-cell>
          <table:table-cell office:value-type="float" office:value="68189" table:style-name="ce187">
            <text:p>68 189<text:s/></text:p>
          </table:table-cell>
          <table:table-cell office:value-type="float" office:value="10.258412277178271" table:style-name="ce278">
            <text:p>10,3<text:s text:c="4"/></text:p>
          </table:table-cell>
          <table:table-cell table:style-name="ce278"/>
          <table:table-cell table:style-name="ce279"/>
          <table:table-cell office:value-type="float" office:value="-1.9300743553235249" table:style-name="ce198">
            <text:p>-1,9<text:s text:c="3"/></text:p>
          </table:table-cell>
          <table:table-cell table:style-name="ce279"/>
          <table:table-cell table:number-columns-repeated="16372" table:style-name="ce1"/>
        </table:table-row>
        <table:table-row table:style-name="ro14">
          <table:table-cell table:style-name="ce1"/>
          <table:table-cell office:value-type="string" table:style-name="ce101">
            <text:p>4. <text:s text:c="2"/>Pessoal administrativo</text:p>
          </table:table-cell>
          <table:table-cell table:style-name="ce185"/>
          <table:table-cell table:style-name="ce278"/>
          <table:table-cell office:value-type="float" office:value="76515" table:style-name="ce187">
            <text:p>76 515<text:s/></text:p>
          </table:table-cell>
          <table:table-cell office:value-type="float" office:value="11.42581099888303" table:style-name="ce278">
            <text:p>11,4<text:s text:c="4"/></text:p>
          </table:table-cell>
          <table:table-cell office:value-type="float" office:value="75502" table:style-name="ce187">
            <text:p>75 502<text:s/></text:p>
          </table:table-cell>
          <table:table-cell office:value-type="float" office:value="11.358586337261345" table:style-name="ce278">
            <text:p>11,4<text:s text:c="4"/></text:p>
          </table:table-cell>
          <table:table-cell table:style-name="ce275"/>
          <table:table-cell table:style-name="ce279"/>
          <table:table-cell office:value-type="float" office:value="-1.3239234137097302" table:style-name="ce198">
            <text:p>-1,3<text:s text:c="3"/></text:p>
          </table:table-cell>
          <table:table-cell table:style-name="ce279"/>
          <table:table-cell table:number-columns-repeated="16372" table:style-name="ce1"/>
        </table:table-row>
        <table:table-row table:style-name="ro14">
          <table:table-cell table:style-name="ce1"/>
          <table:table-cell office:value-type="string" table:style-name="ce200">
            <text:p>5. <text:s text:c="2"/>Trab. dos serviços pessoais, de proteção e segurança e vendedores</text:p>
          </table:table-cell>
          <table:table-cell table:style-name="ce187"/>
          <table:table-cell table:style-name="ce278"/>
          <table:table-cell office:value-type="float" office:value="115591" table:style-name="ce187">
            <text:p>115 591<text:s/></text:p>
          </table:table-cell>
          <table:table-cell office:value-type="float" office:value="17.260941242526147" table:style-name="ce278">
            <text:p>17,3<text:s text:c="4"/></text:p>
          </table:table-cell>
          <table:table-cell office:value-type="float" office:value="116271" table:style-name="ce187">
            <text:p>116 271<text:s/></text:p>
          </table:table-cell>
          <table:table-cell office:value-type="float" office:value="17.491910042379192" table:style-name="ce278">
            <text:p>17,5<text:s text:c="4"/></text:p>
          </table:table-cell>
          <table:table-cell table:style-name="ce278"/>
          <table:table-cell table:style-name="ce279"/>
          <table:table-cell office:value-type="float" office:value="0.58828109454888355" table:style-name="ce198">
            <text:p>+0,6<text:s text:c="3"/></text:p>
          </table:table-cell>
          <table:table-cell table:style-name="ce279"/>
          <table:table-cell table:number-columns-repeated="16372" table:style-name="ce1"/>
        </table:table-row>
        <table:table-row table:style-name="ro14">
          <table:table-cell table:style-name="ce1"/>
          <table:table-cell office:value-type="string" table:style-name="ce101">
            <text:p>6. <text:s text:c="2"/>Agricultores e trab. qualificados da agricultura, da pesca e da floresta</text:p>
          </table:table-cell>
          <table:table-cell table:style-name="ce185"/>
          <table:table-cell table:style-name="ce278"/>
          <table:table-cell office:value-type="float" office:value="17229" table:style-name="ce187">
            <text:p>17 229<text:s/></text:p>
          </table:table-cell>
          <table:table-cell office:value-type="float" office:value="2.5727674011599779" table:style-name="ce278">
            <text:p>2,6<text:s text:c="4"/></text:p>
          </table:table-cell>
          <table:table-cell office:value-type="float" office:value="17855" table:style-name="ce187">
            <text:p>17 855<text:s/></text:p>
          </table:table-cell>
          <table:table-cell office:value-type="float" office:value="2.6861216795820151" table:style-name="ce278">
            <text:p>2,7<text:s text:c="4"/></text:p>
          </table:table-cell>
          <table:table-cell table:style-name="ce278"/>
          <table:table-cell table:style-name="ce279"/>
          <table:table-cell office:value-type="float" office:value="3.6334087875094316" table:style-name="ce198">
            <text:p>+3,6<text:s text:c="3"/></text:p>
          </table:table-cell>
          <table:table-cell table:style-name="ce279"/>
          <table:table-cell table:number-columns-repeated="16372" table:style-name="ce1"/>
        </table:table-row>
        <table:table-row table:style-name="ro14">
          <table:table-cell table:style-name="ce1"/>
          <table:table-cell office:value-type="string" table:style-name="ce101">
            <text:p>7. <text:s text:c="2"/>Trab. qualificados da indústria, construção e artífices</text:p>
          </table:table-cell>
          <table:table-cell table:style-name="ce185"/>
          <table:table-cell table:style-name="ce278"/>
          <table:table-cell office:value-type="float" office:value="112176" table:style-name="ce187">
            <text:p>112 176<text:s/></text:p>
          </table:table-cell>
          <table:table-cell office:value-type="float" office:value="16.75098705627266" table:style-name="ce278">
            <text:p>16,8<text:s text:c="4"/></text:p>
          </table:table-cell>
          <table:table-cell office:value-type="float" office:value="111753" table:style-name="ce187">
            <text:p>111 753<text:s/></text:p>
          </table:table-cell>
          <table:table-cell office:value-type="float" office:value="16.812218205451074" table:style-name="ce278">
            <text:p>16,8<text:s text:c="4"/></text:p>
          </table:table-cell>
          <table:table-cell table:style-name="ce275"/>
          <table:table-cell table:style-name="ce279"/>
          <table:table-cell office:value-type="float" office:value="-0.37708600770218231" table:style-name="ce198">
            <text:p>-0,4<text:s text:c="3"/></text:p>
          </table:table-cell>
          <table:table-cell table:style-name="ce279"/>
          <table:table-cell table:number-columns-repeated="16372" table:style-name="ce1"/>
        </table:table-row>
        <table:table-row table:style-name="ro14">
          <table:table-cell table:style-name="ce1"/>
          <table:table-cell office:value-type="string" table:style-name="ce101">
            <text:p>8. <text:s text:c="2"/>Operadores de instalações e máquinas e trab. da montagem</text:p>
          </table:table-cell>
          <table:table-cell table:style-name="ce185"/>
          <table:table-cell table:style-name="ce278"/>
          <table:table-cell office:value-type="float" office:value="48587" table:style-name="ce187">
            <text:p>48 587<text:s/></text:p>
          </table:table-cell>
          <table:table-cell office:value-type="float" office:value="7.2553862510975593" table:style-name="ce278">
            <text:p>7,3<text:s text:c="4"/></text:p>
          </table:table-cell>
          <table:table-cell office:value-type="float" office:value="47865" table:style-name="ce187">
            <text:p>47 865<text:s/></text:p>
          </table:table-cell>
          <table:table-cell office:value-type="float" office:value="7.2008520970704648" table:style-name="ce278">
            <text:p>7,2<text:s text:c="4"/></text:p>
          </table:table-cell>
          <table:table-cell table:style-name="ce278"/>
          <table:table-cell table:style-name="ce279"/>
          <table:table-cell office:value-type="float" office:value="-1.4859941959783483" table:style-name="ce198">
            <text:p>-1,5<text:s text:c="3"/></text:p>
          </table:table-cell>
          <table:table-cell table:style-name="ce279"/>
          <table:table-cell table:number-columns-repeated="16372" table:style-name="ce1"/>
        </table:table-row>
        <table:table-row table:style-name="ro14">
          <table:table-cell table:style-name="ce1"/>
          <table:table-cell office:value-type="string" table:style-name="ce101">
            <text:p>9. <text:s text:c="2"/>Trabalhadores não qualificados</text:p>
          </table:table-cell>
          <table:table-cell table:style-name="ce185"/>
          <table:table-cell table:style-name="ce278"/>
          <table:table-cell office:value-type="float" office:value="147969" table:style-name="ce187">
            <text:p>147 969<text:s/></text:p>
          </table:table-cell>
          <table:table-cell office:value-type="float" office:value="22.095874373570187" table:style-name="ce278">
            <text:p>22,1<text:s text:c="4"/></text:p>
          </table:table-cell>
          <table:table-cell office:value-type="float" office:value="148092" table:style-name="ce187">
            <text:p>148 092<text:s/></text:p>
          </table:table-cell>
          <table:table-cell office:value-type="float" office:value="22.279088869933339" table:style-name="ce278">
            <text:p>22,3<text:s text:c="4"/></text:p>
          </table:table-cell>
          <table:table-cell table:style-name="ce278"/>
          <table:table-cell table:style-name="ce279"/>
          <table:table-cell office:value-type="float" office:value="8.3125519534497094E-2" table:style-name="ce198">
            <text:p>+0,1<text:s text:c="3"/></text:p>
          </table:table-cell>
          <table:table-cell table:style-name="ce279"/>
          <table:table-cell table:number-columns-repeated="16372" table:style-name="ce1"/>
        </table:table-row>
        <table:table-row table:style-name="ro14">
          <table:table-cell table:style-name="ce1"/>
          <table:table-cell office:value-type="string" table:style-name="ce101">
            <text:p>0. <text:s/>Profissões das Forças Armadas</text:p>
          </table:table-cell>
          <table:table-cell table:style-name="ce185"/>
          <table:table-cell table:style-name="ce278"/>
          <table:table-cell office:value-type="float" office:value="0" table:style-name="ce187">
            <text:p><text:s/>0<text:s/></text:p>
          </table:table-cell>
          <table:table-cell office:value-type="float" office:value="0" table:style-name="ce278">
            <text:p>0,0<text:s text:c="4"/></text:p>
          </table:table-cell>
          <table:table-cell office:value-type="float" office:value="23" table:style-name="ce187">
            <text:p><text:s/>23<text:s/></text:p>
          </table:table-cell>
          <table:table-cell office:value-type="float" office:value="3.4601399400944468E-3" table:style-name="ce278">
            <text:p>0,0<text:s text:c="4"/></text:p>
          </table:table-cell>
          <table:table-cell table:style-name="ce275"/>
          <table:table-cell table:style-name="ce279"/>
          <table:table-cell office:value-type="string" table:style-name="ce280">
            <text:p><text:s text:c="7"/>-</text:p>
          </table:table-cell>
          <table:table-cell table:style-name="ce279"/>
          <table:table-cell table:number-columns-repeated="16372" table:style-name="ce1"/>
        </table:table-row>
        <table:table-row table:style-name="ro14">
          <table:table-cell table:style-name="ce1"/>
          <table:table-cell office:value-type="string" table:style-name="ce101">
            <text:p><text:s text:c="6"/>Outros</text:p>
          </table:table-cell>
          <table:table-cell table:style-name="ce185"/>
          <table:table-cell table:style-name="ce278"/>
          <table:table-cell office:value-type="float" office:value="365" table:style-name="ce187">
            <text:p><text:s/>365<text:s/></text:p>
          </table:table-cell>
          <table:table-cell office:value-type="float" office:value="5.4504620199860229E-2" table:style-name="ce278">
            <text:p>0,1<text:s text:c="4"/></text:p>
          </table:table-cell>
          <table:table-cell office:value-type="float" office:value="357" table:style-name="ce187">
            <text:p><text:s/>357<text:s/></text:p>
          </table:table-cell>
          <table:table-cell office:value-type="float" office:value="5.3707389504944247E-2" table:style-name="ce278">
            <text:p>0,1<text:s text:c="4"/></text:p>
          </table:table-cell>
          <table:table-cell table:style-name="ce278"/>
          <table:table-cell table:style-name="ce279"/>
          <table:table-cell office:value-type="float" office:value="-2.1917808219178081" table:style-name="ce198">
            <text:p>-2,2<text:s text:c="3"/></text:p>
          </table:table-cell>
          <table:table-cell table:style-name="ce279"/>
          <table:table-cell table:number-columns-repeated="16372" table:style-name="ce1"/>
        </table:table-row>
        <table:table-row table:style-name="ro29">
          <table:table-cell table:style-name="ce1"/>
          <table:table-cell table:style-name="ce208"/>
          <table:table-cell table:style-name="ce281"/>
          <table:table-cell table:style-name="ce282"/>
          <table:table-cell table:style-name="ce283"/>
          <table:table-cell table:style-name="ce282"/>
          <table:table-cell table:style-name="ce283"/>
          <table:table-cell table:number-columns-repeated="2" table:style-name="ce282"/>
          <table:table-cell table:number-columns-repeated="2" table:style-name="ce284"/>
          <table:table-cell table:style-name="ce279"/>
          <table:table-cell table:number-columns-repeated="16372" table:style-name="ce1"/>
        </table:table-row>
        <table:table-row table:style-name="ro6">
          <table:table-cell table:style-name="ce1"/>
          <table:table-cell table:style-name="ce184"/>
          <table:table-cell table:number-columns-repeated="9" table:style-name="ce92"/>
          <table:table-cell table:style-name="ce89"/>
          <table:table-cell table:number-columns-repeated="16372" table:style-name="ce1"/>
        </table:table-row>
        <table:table-row table:style-name="ro19">
          <table:table-cell table:style-name="ce1"/>
          <table:table-cell office:value-type="string" table:number-columns-spanned="10" table:number-rows-spanned="2" table:style-name="ce285">
            <text:p>Nota: A adoção da Classificação Portuguesa de Profissões (CPP) não permite a comparação com o período homólogo do ano anterior.</text:p>
          </table:table-cell>
          <table:covered-table-cell table:number-columns-repeated="9"/>
          <table:table-cell table:style-name="ce89"/>
          <table:table-cell table:number-columns-repeated="16372" table:style-name="ce1"/>
        </table:table-row>
        <table:table-row table:style-name="ro6">
          <table:table-cell table:style-name="ce1"/>
          <table:covered-table-cell/>
          <table:covered-table-cell table:number-columns-repeated="9"/>
          <table:table-cell table:style-name="ce89"/>
          <table:table-cell table:number-columns-repeated="16372" table:style-name="ce1"/>
        </table:table-row>
        <table:table-row table:style-name="ro30">
          <table:table-cell table:style-name="ce1"/>
          <table:table-cell table:style-name="ce121"/>
          <table:table-cell table:number-columns-repeated="10" table:style-name="ce89"/>
          <table:table-cell table:number-columns-repeated="16372" table:style-name="ce1"/>
        </table:table-row>
        <table:table-row table:number-rows-repeated="1048548" table:style-name="ro6">
          <table:table-cell table:number-columns-repeated="16384"/>
        </table:table-row>
      </table:table>
      <table:table table:name="QVII" table:style-name="ta10" table:print-ranges="QVII.B1:QVII.K73">
        <table:table-column table:style-name="co28" table:default-cell-style-name="ce89"/>
        <table:table-column table:style-name="co51" table:default-cell-style-name="ce121"/>
        <table:table-column table:style-name="co30" table:default-cell-style-name="ce89"/>
        <table:table-column table:style-name="co35" table:default-cell-style-name="ce89"/>
        <table:table-column table:style-name="co19" table:default-cell-style-name="ce89"/>
        <table:table-column table:style-name="co35" table:default-cell-style-name="ce89"/>
        <table:table-column table:style-name="co20" table:default-cell-style-name="ce89"/>
        <table:table-column table:style-name="co18" table:default-cell-style-name="ce89"/>
        <table:table-column table:style-name="co34" table:default-cell-style-name="ce89"/>
        <table:table-column table:style-name="co9" table:default-cell-style-name="ce89"/>
        <table:table-column table:style-name="co50" table:default-cell-style-name="ce89"/>
        <table:table-column table:style-name="co52" table:default-cell-style-name="ce89"/>
        <table:table-column table:style-name="co53" table:default-cell-style-name="ce121"/>
        <table:table-column table:style-name="co50" table:default-cell-style-name="ce89"/>
        <table:table-column table:style-name="co54" table:default-cell-style-name="ce89"/>
        <table:table-column table:style-name="co55" table:default-cell-style-name="ce89"/>
        <table:table-column table:style-name="co4" table:default-cell-style-name="ce89"/>
        <table:table-column table:style-name="co28" table:number-columns-repeated="16367" table:default-cell-style-name="ce89"/>
        <table:table-row table:style-name="ro6">
          <table:table-cell table:style-name="ce89">
            <draw:g draw:z-index="1" draw:name="Group 1" draw:id="id158">
              <svg:title/>
              <svg:desc/>
              <draw:custom-shape svg:x="0in" svg:y="0in" svg:width="0in" svg:height="0in" draw:id="id155" draw:style-name="a301" draw:name="Rectangle 2">
                <svg:title/>
                <svg:desc/>
                <text:p text:style-name="a300" text:class-names="" text:cond-style-name=""><text:span text:style-name="a29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in" svg:height="0in" draw:id="id156" draw:style-name="a304" draw:transform="translate(0in 0in) rotate(-3.14159) translate(0in 0in)" draw:name="Rectangle 3">
                <svg:title/>
                <svg:desc/>
                <text:p text:style-name="a303" text:class-names="" text:cond-style-name=""><text:span text:style-name="a30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in" svg:y="0in" svg:width="0in" svg:height="0in" draw:id="id157" draw:style-name="a307" draw:name="Rectangle 4">
                <svg:title/>
                <svg:desc/>
                <text:p text:style-name="a306" text:class-names="" text:cond-style-name=""><text:span text:style-name="a30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5" draw:name="Group 20" draw:id="id162">
              <svg:title/>
              <svg:desc/>
              <draw:custom-shape svg:x="0in" svg:y="0in" svg:width="0in" svg:height="0in" draw:id="id159" draw:style-name="a310" draw:name="Rectangle 21">
                <svg:title/>
                <svg:desc/>
                <text:p text:style-name="a309" text:class-names="" text:cond-style-name=""><text:span text:style-name="a30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in" svg:height="0in" draw:id="id160" draw:style-name="a313" draw:transform="translate(0in 0in) rotate(-3.14159) translate(0in 0in)" draw:name="Rectangle 22">
                <svg:title/>
                <svg:desc/>
                <text:p text:style-name="a312" text:class-names="" text:cond-style-name=""><text:span text:style-name="a31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in" svg:y="0in" svg:width="0in" svg:height="0in" draw:id="id161" draw:style-name="a316" draw:name="Rectangle 23">
                <svg:title/>
                <svg:desc/>
                <text:p text:style-name="a315" text:class-names="" text:cond-style-name=""><text:span text:style-name="a31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9" draw:name="Group 90" draw:id="id166">
              <svg:title/>
              <svg:desc/>
              <draw:custom-shape svg:x="0in" svg:y="0in" svg:width="0in" svg:height="0in" draw:id="id163" draw:style-name="a319" draw:name="Rectangle 91">
                <svg:title/>
                <svg:desc/>
                <text:p text:style-name="a318" text:class-names="" text:cond-style-name=""><text:span text:style-name="a31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in" svg:height="0in" draw:id="id164" draw:style-name="a322" draw:transform="translate(0in 0in) rotate(-3.14159) translate(0in 0in)" draw:name="Rectangle 92">
                <svg:title/>
                <svg:desc/>
                <text:p text:style-name="a321" text:class-names="" text:cond-style-name=""><text:span text:style-name="a32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in" svg:y="0in" svg:width="0in" svg:height="0in" draw:id="id165" draw:style-name="a325" draw:name="Rectangle 93">
                <svg:title/>
                <svg:desc/>
                <text:p text:style-name="a324" text:class-names="" text:cond-style-name=""><text:span text:style-name="a32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3" draw:name="Group 39" draw:id="id170">
              <svg:title/>
              <svg:desc/>
              <draw:custom-shape svg:x="0in" svg:y="0in" svg:width="0in" svg:height="0in" draw:id="id167" draw:style-name="a328" draw:name="Rectangle 40">
                <svg:title/>
                <svg:desc/>
                <text:p text:style-name="a327" text:class-names="" text:cond-style-name=""><text:span text:style-name="a32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in" svg:height="0in" draw:id="id168" draw:style-name="a331" draw:transform="translate(0in 0in) rotate(-3.14159) translate(0in 0in)" draw:name="Rectangle 41">
                <svg:title/>
                <svg:desc/>
                <text:p text:style-name="a330" text:class-names="" text:cond-style-name=""><text:span text:style-name="a32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in" svg:y="0in" svg:width="0in" svg:height="0in" draw:id="id169" draw:style-name="a334" draw:name="Rectangle 42">
                <svg:title/>
                <svg:desc/>
                <text:p text:style-name="a333" text:class-names="" text:cond-style-name=""><text:span text:style-name="a33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g draw:z-index="17" draw:name="Group 58" draw:id="id174">
              <svg:title/>
              <svg:desc/>
              <draw:custom-shape svg:x="0in" svg:y="0in" svg:width="0in" svg:height="0in" draw:id="id171" draw:style-name="a337" draw:name="Rectangle 59">
                <svg:title/>
                <svg:desc/>
                <text:p text:style-name="a336" text:class-names="" text:cond-style-name=""><text:span text:style-name="a335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width="0in" svg:height="0in" draw:id="id172" draw:style-name="a340" draw:transform="translate(0in 0in) rotate(-3.14159) translate(0in 0in)" draw:name="Rectangle 60">
                <svg:title/>
                <svg:desc/>
                <text:p text:style-name="a339" text:class-names="" text:cond-style-name=""><text:span text:style-name="a33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in" svg:y="0in" svg:width="0in" svg:height="0in" draw:id="id173" draw:style-name="a343" draw:name="Rectangle 61">
                <svg:title/>
                <svg:desc/>
                <text:p text:style-name="a342" text:class-names="" text:cond-style-name=""><text:span text:style-name="a34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3" table:style-name="ce89"/>
        </table:table-row>
        <table:table-row table:style-name="ro6">
          <table:table-cell/>
          <table:table-cell table:style-name="ce405">
            <draw:frame draw:z-index="21" draw:id="id175" draw:style-name="a344" draw:name="Picture 415" svg:x="0.0625in" svg:y="0.05208in" svg:width="2.36458in" svg:height="0.40625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3" draw:id="id177" draw:style-name="a350" draw:name="Text Box 229" svg:x="0.4375in" svg:y="0.11458in" svg:width="1.77083in" svg:height="0.26042in">
              <draw:text-box>
                <text:p text:style-name="a347" text:class-names="" text:cond-style-name=""><text:span text:style-name="a346" text:class-names="">FEVEREIRO 2014, <text:s text:c="1"/>Nº 02</text:span></text:p>
                <text:p text:style-name="a349" text:class-names="" text:cond-style-name=""><text:span text:style-name="a348" text:class-names=""/></text:p>
              </draw:text-box>
              <svg:title/>
              <svg:desc/>
            </draw:frame>
          </table:table-cell>
          <table:table-cell table:number-columns-repeated="6" table:style-name="ce405"/>
          <table:table-cell table:number-columns-repeated="2" table:style-name="ce89"/>
          <table:table-cell table:style-name="ce89">
            <draw:frame draw:z-index="22" draw:id="id176" draw:style-name="a345" draw:name="Picture 414" svg:x="0.15625in" svg:y="0.0625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 table:style-name="ce89"/>
        </table:table-row>
        <table:table-row table:style-name="ro6">
          <table:table-cell table:style-name="ce91"/>
          <table:table-cell table:number-columns-repeated="7" table:style-name="ce406"/>
          <table:table-cell table:number-columns-repeated="4" table:style-name="ce91"/>
          <table:table-cell table:number-columns-repeated="5" table:style-name="ce286"/>
          <table:table-cell table:number-columns-repeated="16367" table:style-name="ce91"/>
        </table:table-row>
        <table:table-row table:style-name="ro7">
          <table:table-cell table:style-name="ce91"/>
          <table:table-cell table:number-columns-repeated="7" table:style-name="ce406"/>
          <table:table-cell table:number-columns-repeated="4" table:style-name="ce91"/>
          <table:table-cell table:number-columns-repeated="5" table:style-name="ce286"/>
          <table:table-cell table:number-columns-repeated="16367" table:style-name="ce91"/>
        </table:table-row>
        <table:table-row table:style-name="ro30">
          <table:table-cell table:style-name="ce91"/>
          <table:table-cell table:number-columns-repeated="7" table:style-name="ce406"/>
          <table:table-cell table:number-columns-repeated="4" table:style-name="ce91"/>
          <table:table-cell table:number-columns-repeated="5" table:style-name="ce286"/>
          <table:table-cell table:number-columns-repeated="16367" table:style-name="ce91"/>
        </table:table-row>
        <table:table-row table:style-name="ro30">
          <table:table-cell/>
          <table:table-cell table:number-columns-repeated="7" table:style-name="ce405"/>
          <table:table-cell table:number-columns-repeated="4" table:style-name="ce89"/>
          <table:table-cell table:number-columns-repeated="5" table:style-name="ce287"/>
          <table:table-cell table:number-columns-repeated="16367" table:style-name="ce89"/>
        </table:table-row>
        <table:table-row table:style-name="ro15">
          <table:table-cell/>
          <table:table-cell office:value-type="string" table:number-columns-spanned="10" table:number-rows-spanned="1" table:style-name="ce246">
            <text:p>QUADRO VII <text:s/>- DESEMPREGO REGISTADO<text:s/><text:span text:style-name="T6">(NOVO EMPREGO)</text:span><text:s/>POR ATIVIDADE ECONÓMICA DE ORIGEM DO DESEMPREGO</text:p>
          </table:table-cell>
          <table:covered-table-cell table:number-columns-repeated="9"/>
          <table:table-cell table:style-name="ce89"/>
          <table:table-cell table:style-name="ce288"/>
          <table:table-cell table:number-columns-repeated="4" table:style-name="ce287"/>
          <table:table-cell table:number-columns-repeated="16367" table:style-name="ce89"/>
        </table:table-row>
        <table:table-row table:style-name="ro16">
          <table:table-cell/>
          <table:table-cell office:value-type="string" table:number-columns-spanned="10" table:number-rows-spanned="1" table:style-name="ce247">
            <text:p>Situação no fim dos meses</text:p>
          </table:table-cell>
          <table:covered-table-cell table:number-columns-repeated="9"/>
          <table:table-cell table:style-name="ce89"/>
          <table:table-cell table:style-name="ce121"/>
          <table:table-cell table:number-columns-repeated="16371" table:style-name="ce89"/>
        </table:table-row>
        <table:table-row table:style-name="ro31">
          <table:table-cell table:style-name="ce1"/>
          <table:table-cell office:value-type="string" table:style-name="ce248">
            <text:p>CONTINENTE</text:p>
          </table:table-cell>
          <table:table-cell table:style-name="ce249"/>
          <table:table-cell table:number-columns-repeated="8" table:style-name="ce92"/>
          <table:table-cell table:style-name="ce89"/>
          <table:table-cell table:style-name="ce121"/>
          <table:table-cell table:number-columns-repeated="6" table:style-name="ce89"/>
          <table:table-cell table:number-columns-repeated="16365" table:style-name="ce1"/>
        </table:table-row>
        <table:table-row table:style-name="ro1">
          <table:table-cell table:style-name="ce1"/>
          <table:table-cell office:value-type="string" table:style-name="ce270">
            <text:p>ATIVIDADE ECONÓMICA</text:p>
          </table:table-cell>
          <table:table-cell office:value-type="float" office:value="2013" table:style-name="ce133">
            <text:p>2013</text:p>
          </table:table-cell>
          <table:table-cell table:style-name="ce134"/>
          <table:table-cell office:value-type="float" office:value="2014" table:number-columns-spanned="4" table:number-rows-spanned="1" table:style-name="ce175">
            <text:p>2014</text:p>
          </table:table-cell>
          <table:covered-table-cell table:number-columns-repeated="3"/>
          <table:table-cell office:value-type="string" table:number-columns-spanned="3" table:number-rows-spanned="1" table:style-name="ce176">
            <text:p>var.%</text:p>
          </table:table-cell>
          <table:covered-table-cell table:number-columns-repeated="2"/>
          <table:table-cell table:style-name="ce271"/>
          <table:table-cell table:style-name="ce289"/>
          <table:table-cell table:style-name="ce121"/>
          <table:table-cell table:number-columns-repeated="5" table:style-name="ce89"/>
          <table:table-cell table:number-columns-repeated="16365" table:style-name="ce1"/>
        </table:table-row>
        <table:table-row table:style-name="ro26">
          <table:table-cell table:style-name="ce1"/>
          <table:table-cell table:style-name="ce200"/>
          <table:table-cell office:value-type="string" table:style-name="ce136">
            <text:p>FEVER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JAN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FEVEREIRO</text:p>
          </table:table-cell>
          <table:table-cell office:value-type="string" table:style-name="ce138">
            <text:p>%</text:p>
          </table:table-cell>
          <table:table-cell office:value-type="string" table:number-columns-spanned="2" table:number-rows-spanned="1" table:style-name="ce177">
            <text:p>mês homólogo</text:p>
          </table:table-cell>
          <table:covered-table-cell/>
          <table:table-cell office:value-type="string" table:style-name="ce139">
            <text:p>mês <text:s text:c="2"/>anterior</text:p>
          </table:table-cell>
          <table:table-cell table:style-name="ce272"/>
          <table:table-cell table:style-name="ce290"/>
          <table:table-cell table:style-name="ce121"/>
          <table:table-cell table:number-columns-repeated="5" table:style-name="ce89"/>
          <table:table-cell table:number-columns-repeated="16365" table:style-name="ce1"/>
        </table:table-row>
        <table:table-row table:style-name="ro12">
          <table:table-cell table:style-name="ce294"/>
          <table:table-cell office:value-type="string" table:style-name="ce291">
            <text:p><text:s text:c="2"/>Total</text:p>
          </table:table-cell>
          <table:table-cell office:value-type="float" office:value="645384" table:style-name="ce274">
            <text:p>645 384<text:s/></text:p>
          </table:table-cell>
          <table:table-cell office:value-type="float" office:value="100" table:style-name="ce292">
            <text:p>100,0<text:s text:c="4"/></text:p>
          </table:table-cell>
          <table:table-cell office:value-type="float" office:value="600030" table:style-name="ce276">
            <text:p>600 030<text:s/></text:p>
          </table:table-cell>
          <table:table-cell office:value-type="float" office:value="99.999999999999986" table:style-name="ce292">
            <text:p>100,0<text:s text:c="4"/></text:p>
          </table:table-cell>
          <table:table-cell office:value-type="float" office:value="595209" table:style-name="ce293">
            <text:p>595 209<text:s/></text:p>
          </table:table-cell>
          <table:table-cell office:value-type="float" office:value="100" table:style-name="ce275">
            <text:p>100,0<text:s text:c="4"/></text:p>
          </table:table-cell>
          <table:table-cell table:style-name="ce253"/>
          <table:table-cell office:value-type="float" office:value="-7.7744412628760529" table:style-name="ce254">
            <text:p>-7,8<text:s text:c="3"/></text:p>
          </table:table-cell>
          <table:table-cell office:value-type="float" office:value="-0.80345982700864949" table:style-name="ce192">
            <text:p>-0,8<text:s text:c="3"/></text:p>
          </table:table-cell>
          <table:table-cell table:style-name="ce294"/>
          <table:table-cell table:style-name="ce295"/>
          <table:table-cell table:style-name="ce296"/>
          <table:table-cell table:style-name="ce297"/>
          <table:table-cell office:value-type="string" table:style-name="ce297">
            <text:p>Q</text:p>
          </table:table-cell>
          <table:table-cell office:value-type="string" table:style-name="ce297">
            <text:p>R</text:p>
          </table:table-cell>
          <table:table-cell table:style-name="ce294"/>
          <table:table-cell table:style-name="ce297"/>
          <table:table-cell table:number-columns-repeated="16365" table:style-name="ce294"/>
        </table:table-row>
        <table:table-row table:style-name="ro24">
          <table:table-cell table:style-name="ce1"/>
          <table:table-cell office:value-type="string" table:style-name="ce291">
            <text:p>Agricultura, produção animal, caça, floresta e pesca</text:p>
          </table:table-cell>
          <table:table-cell office:value-type="float" office:value="21332" table:style-name="ce274">
            <text:p>21 332<text:s/></text:p>
          </table:table-cell>
          <table:table-cell office:value-type="float" office:value="3.3053190038798608" table:style-name="ce275">
            <text:p>3,3<text:s text:c="4"/></text:p>
          </table:table-cell>
          <table:table-cell office:value-type="float" office:value="21126" table:style-name="ce276">
            <text:p>21 126<text:s/></text:p>
          </table:table-cell>
          <table:table-cell office:value-type="float" office:value="3.52082395880206" table:style-name="ce275">
            <text:p>3,5<text:s text:c="4"/></text:p>
          </table:table-cell>
          <table:table-cell office:value-type="float" office:value="21617" table:style-name="ce293">
            <text:p>21 617<text:s/></text:p>
          </table:table-cell>
          <table:table-cell office:value-type="float" office:value="3.631833524022654" table:style-name="ce275">
            <text:p>3,6<text:s text:c="4"/></text:p>
          </table:table-cell>
          <table:table-cell table:style-name="ce275"/>
          <table:table-cell office:value-type="float" office:value="1.3360210013125822" table:style-name="ce254">
            <text:p>+1,3<text:s text:c="3"/></text:p>
          </table:table-cell>
          <table:table-cell office:value-type="float" office:value="2.3241503360787652" table:style-name="ce192">
            <text:p>+2,3<text:s text:c="3"/></text:p>
          </table:table-cell>
          <table:table-cell table:style-name="ce7"/>
          <table:table-cell office:value-type="string" table:style-name="ce193">
            <text:p>Agricultura, produção animal, caça, floresta e pesca</text:p>
          </table:table-cell>
          <table:table-cell office:value-type="float" office:value="1.3360210013125822" table:style-name="ce298">
            <text:p>+1,3<text:s text:c="3"/></text:p>
          </table:table-cell>
          <table:table-cell table:style-name="ce299"/>
          <table:table-cell office:value-type="string" table:style-name="ce193">
            <text:p>Fabricação de têxteis</text:p>
          </table:table-cell>
          <table:table-cell office:value-type="float" office:value="-19.597069597069599" table:style-name="ce298">
            <text:p>-19,6<text:s text:c="3"/></text:p>
          </table:table-cell>
          <table:table-cell table:style-name="ce89"/>
          <table:table-cell table:style-name="ce29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291">
            <text:p>Indústria, energia e água e construção</text:p>
          </table:table-cell>
          <table:table-cell office:value-type="float" office:value="218618" table:style-name="ce274">
            <text:p>218 618<text:s/></text:p>
          </table:table-cell>
          <table:table-cell office:value-type="float" office:value="33.874096661832333" table:style-name="ce275">
            <text:p>33,9<text:s text:c="4"/></text:p>
          </table:table-cell>
          <table:table-cell office:value-type="float" office:value="190167" table:style-name="ce276">
            <text:p>190 167<text:s/></text:p>
          </table:table-cell>
          <table:table-cell office:value-type="float" office:value="31.692915354232287" table:style-name="ce275">
            <text:p>31,7<text:s text:c="4"/></text:p>
          </table:table-cell>
          <table:table-cell office:value-type="float" office:value="188003" table:style-name="ce293">
            <text:p>188 003<text:s/></text:p>
          </table:table-cell>
          <table:table-cell office:value-type="float" office:value="31.586047926022623" table:style-name="ce275">
            <text:p>31,6<text:s text:c="4"/></text:p>
          </table:table-cell>
          <table:table-cell table:style-name="ce275"/>
          <table:table-cell office:value-type="float" office:value="-14.003878912074944" table:style-name="ce254">
            <text:p>-14,0<text:s text:c="3"/></text:p>
          </table:table-cell>
          <table:table-cell office:value-type="float" office:value="-1.1379471727481634" table:style-name="ce192">
            <text:p>-1,1<text:s text:c="3"/></text:p>
          </table:table-cell>
          <table:table-cell table:style-name="ce7"/>
          <table:table-cell office:value-type="string" table:style-name="ce300">
            <text:p>Indústrias extrativas</text:p>
          </table:table-cell>
          <table:table-cell office:value-type="float" office:value="-5.070318282753516" table:style-name="ce298">
            <text:p>-5,1<text:s text:c="3"/></text:p>
          </table:table-cell>
          <table:table-cell table:style-name="ce298"/>
          <table:table-cell office:value-type="string" table:style-name="ce193">
            <text:p>Fab. veículos automóveis, componentes e outro equipa. de transporte</text:p>
          </table:table-cell>
          <table:table-cell office:value-type="float" office:value="-19.134051805634336" table:style-name="ce298">
            <text:p>-19,1<text:s text:c="3"/></text:p>
          </table:table-cell>
          <table:table-cell table:style-name="ce89"/>
          <table:table-cell table:style-name="ce29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Indústrias extrativas</text:p>
          </table:table-cell>
          <table:table-cell office:value-type="float" office:value="2702" table:style-name="ce185">
            <text:p>2 702<text:s/></text:p>
          </table:table-cell>
          <table:table-cell office:value-type="float" office:value="0.41866547667745091" table:style-name="ce278">
            <text:p>0,4<text:s text:c="4"/></text:p>
          </table:table-cell>
          <table:table-cell office:value-type="float" office:value="2581" table:style-name="ce187">
            <text:p>2 581<text:s/></text:p>
          </table:table-cell>
          <table:table-cell office:value-type="float" office:value="0.43014515940869624" table:style-name="ce278">
            <text:p>0,4<text:s text:c="4"/></text:p>
          </table:table-cell>
          <table:table-cell office:value-type="float" office:value="2565" table:style-name="ce302">
            <text:p>2 565<text:s/></text:p>
          </table:table-cell>
          <table:table-cell office:value-type="float" office:value="0.43094106439922786" table:style-name="ce278">
            <text:p>0,4<text:s text:c="4"/></text:p>
          </table:table-cell>
          <table:table-cell table:style-name="ce278"/>
          <table:table-cell office:value-type="float" office:value="-5.070318282753516" table:style-name="ce279">
            <text:p>-5,1<text:s text:c="3"/></text:p>
          </table:table-cell>
          <table:table-cell office:value-type="float" office:value="-0.6199147617202635" table:style-name="ce198">
            <text:p>-0,6<text:s text:c="3"/></text:p>
          </table:table-cell>
          <table:table-cell table:style-name="ce89"/>
          <table:table-cell office:value-type="string" table:style-name="ce300">
            <text:p>Indústrias alimentares das bebidas e do tabaco</text:p>
          </table:table-cell>
          <table:table-cell office:value-type="float" office:value="-8.2510578279266564" table:style-name="ce298">
            <text:p>-8,3<text:s text:c="3"/></text:p>
          </table:table-cell>
          <table:table-cell table:style-name="ce299"/>
          <table:table-cell office:value-type="string" table:style-name="ce193">
            <text:p>Fab. equipamento informático, elétrico, máquinas e equipamentos n.e.</text:p>
          </table:table-cell>
          <table:table-cell office:value-type="float" office:value="-16.698798754263681" table:style-name="ce298">
            <text:p>-16,7<text:s text:c="3"/></text:p>
          </table:table-cell>
          <table:table-cell table:style-name="ce89"/>
          <table:table-cell table:style-name="ce29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Indústrias alimentares das bebidas e do tabaco</text:p>
          </table:table-cell>
          <table:table-cell office:value-type="float" office:value="15598" table:style-name="ce185">
            <text:p>15 598<text:s/></text:p>
          </table:table-cell>
          <table:table-cell office:value-type="float" office:value="2.4168557014118726" table:style-name="ce278">
            <text:p>2,4<text:s text:c="4"/></text:p>
          </table:table-cell>
          <table:table-cell office:value-type="float" office:value="14504" table:style-name="ce187">
            <text:p>14 504<text:s/></text:p>
          </table:table-cell>
          <table:table-cell office:value-type="float" office:value="2.4172124727096977" table:style-name="ce278">
            <text:p>2,4<text:s text:c="4"/></text:p>
          </table:table-cell>
          <table:table-cell office:value-type="float" office:value="14311" table:style-name="ce302">
            <text:p>14 311<text:s/></text:p>
          </table:table-cell>
          <table:table-cell office:value-type="float" office:value="2.404365525386881" table:style-name="ce278">
            <text:p>2,4<text:s text:c="4"/></text:p>
          </table:table-cell>
          <table:table-cell table:style-name="ce278"/>
          <table:table-cell office:value-type="float" office:value="-8.2510578279266564" table:style-name="ce279">
            <text:p>-8,3<text:s text:c="3"/></text:p>
          </table:table-cell>
          <table:table-cell office:value-type="float" office:value="-1.3306674020959735" table:style-name="ce198">
            <text:p>-1,3<text:s text:c="3"/></text:p>
          </table:table-cell>
          <table:table-cell table:style-name="ce89"/>
          <table:table-cell office:value-type="string" table:style-name="ce300">
            <text:p>Fabricação de têxteis</text:p>
          </table:table-cell>
          <table:table-cell office:value-type="float" office:value="-19.597069597069599" table:style-name="ce298">
            <text:p>-19,6<text:s text:c="3"/></text:p>
          </table:table-cell>
          <table:table-cell table:style-name="ce299"/>
          <table:table-cell office:value-type="string" table:style-name="ce193">
            <text:p>Indústria do vestuário</text:p>
          </table:table-cell>
          <table:table-cell office:value-type="float" office:value="-16.65742675593842" table:style-name="ce298">
            <text:p>-16,7<text:s text:c="3"/></text:p>
          </table:table-cell>
          <table:table-cell table:style-name="ce89"/>
          <table:table-cell table:style-name="ce29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Fabricação de têxteis</text:p>
          </table:table-cell>
          <table:table-cell office:value-type="float" office:value="9828" table:style-name="ce185">
            <text:p>9 828<text:s/></text:p>
          </table:table-cell>
          <table:table-cell office:value-type="float" office:value="1.5228143244951844" table:style-name="ce278">
            <text:p>1,5<text:s text:c="4"/></text:p>
          </table:table-cell>
          <table:table-cell office:value-type="float" office:value="8082" table:style-name="ce187">
            <text:p>8 082<text:s/></text:p>
          </table:table-cell>
          <table:table-cell office:value-type="float" office:value="1.3469326533673316" table:style-name="ce278">
            <text:p>1,3<text:s text:c="4"/></text:p>
          </table:table-cell>
          <table:table-cell office:value-type="float" office:value="7902" table:style-name="ce302">
            <text:p>7 902<text:s/></text:p>
          </table:table-cell>
          <table:table-cell office:value-type="float" office:value="1.3276008931316563" table:style-name="ce278">
            <text:p>1,3<text:s text:c="4"/></text:p>
          </table:table-cell>
          <table:table-cell table:style-name="ce275"/>
          <table:table-cell office:value-type="float" office:value="-19.597069597069599" table:style-name="ce279">
            <text:p>-19,6<text:s text:c="3"/></text:p>
          </table:table-cell>
          <table:table-cell office:value-type="float" office:value="-2.2271714922048997" table:style-name="ce198">
            <text:p>-2,2<text:s text:c="3"/></text:p>
          </table:table-cell>
          <table:table-cell table:style-name="ce89"/>
          <table:table-cell office:value-type="string" table:style-name="ce300">
            <text:p>Indústria do vestuário</text:p>
          </table:table-cell>
          <table:table-cell office:value-type="float" office:value="-16.65742675593842" table:style-name="ce298">
            <text:p>-16,7<text:s text:c="3"/></text:p>
          </table:table-cell>
          <table:table-cell table:style-name="ce299"/>
          <table:table-cell office:value-type="string" table:style-name="ce193">
            <text:p>Indústrias do papel, impressão e reprodução</text:p>
          </table:table-cell>
          <table:table-cell office:value-type="float" office:value="-16.276826621654209" table:style-name="ce298">
            <text:p>-16,3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Indústria do vestuário</text:p>
          </table:table-cell>
          <table:table-cell office:value-type="float" office:value="23449" table:style-name="ce185">
            <text:p>23 449<text:s/></text:p>
          </table:table-cell>
          <table:table-cell office:value-type="float" office:value="3.633340770765932" table:style-name="ce278">
            <text:p>3,6<text:s text:c="4"/></text:p>
          </table:table-cell>
          <table:table-cell office:value-type="float" office:value="19938" table:style-name="ce187">
            <text:p>19 938<text:s/></text:p>
          </table:table-cell>
          <table:table-cell office:value-type="float" office:value="3.3228338583070847" table:style-name="ce278">
            <text:p>3,3<text:s text:c="4"/></text:p>
          </table:table-cell>
          <table:table-cell office:value-type="float" office:value="19543" table:style-name="ce302">
            <text:p>19 543<text:s/></text:p>
          </table:table-cell>
          <table:table-cell office:value-type="float" office:value="3.2833844918339605" table:style-name="ce278">
            <text:p>3,3<text:s text:c="4"/></text:p>
          </table:table-cell>
          <table:table-cell table:style-name="ce278"/>
          <table:table-cell office:value-type="float" office:value="-16.65742675593842" table:style-name="ce279">
            <text:p>-16,7<text:s text:c="3"/></text:p>
          </table:table-cell>
          <table:table-cell office:value-type="float" office:value="-1.9811415387701876" table:style-name="ce198">
            <text:p>-2,0<text:s text:c="3"/></text:p>
          </table:table-cell>
          <table:table-cell table:style-name="ce89"/>
          <table:table-cell office:value-type="string" table:style-name="ce300">
            <text:p>Indústria do couro e dos produtos do couro</text:p>
          </table:table-cell>
          <table:table-cell office:value-type="float" office:value="-13.935508202904018" table:style-name="ce298">
            <text:p>-13,9<text:s text:c="3"/></text:p>
          </table:table-cell>
          <table:table-cell table:style-name="ce299"/>
          <table:table-cell office:value-type="string" table:style-name="ce193">
            <text:p>Indústria metalúrgica de base e fab. produtos metálicos</text:p>
          </table:table-cell>
          <table:table-cell office:value-type="float" office:value="-14.988998899889989" table:style-name="ce298">
            <text:p>-15,0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Indústria do couro e dos produtos do couro</text:p>
          </table:table-cell>
          <table:table-cell office:value-type="float" office:value="5303" table:style-name="ce185">
            <text:p>5 303<text:s/></text:p>
          </table:table-cell>
          <table:table-cell office:value-type="float" office:value="0.82168135559604827" table:style-name="ce278">
            <text:p>0,8<text:s text:c="4"/></text:p>
          </table:table-cell>
          <table:table-cell office:value-type="float" office:value="4586" table:style-name="ce187">
            <text:p>4 586<text:s/></text:p>
          </table:table-cell>
          <table:table-cell office:value-type="float" office:value="0.76429511857740451" table:style-name="ce278">
            <text:p>0,8<text:s text:c="4"/></text:p>
          </table:table-cell>
          <table:table-cell office:value-type="float" office:value="4564" table:style-name="ce302">
            <text:p>4 564<text:s/></text:p>
          </table:table-cell>
          <table:table-cell office:value-type="float" office:value="0.76678948066981512" table:style-name="ce278">
            <text:p>0,8<text:s text:c="4"/></text:p>
          </table:table-cell>
          <table:table-cell table:style-name="ce278"/>
          <table:table-cell office:value-type="float" office:value="-13.935508202904018" table:style-name="ce279">
            <text:p>-13,9<text:s text:c="3"/></text:p>
          </table:table-cell>
          <table:table-cell office:value-type="float" office:value="-0.4797208896641954" table:style-name="ce198">
            <text:p>-0,5<text:s text:c="3"/></text:p>
          </table:table-cell>
          <table:table-cell table:style-name="ce89"/>
          <table:table-cell office:value-type="string" table:style-name="ce300">
            <text:p>Indústria da madeira e da cortiça</text:p>
          </table:table-cell>
          <table:table-cell office:value-type="float" office:value="-9.5623707787732606" table:style-name="ce298">
            <text:p>-9,6<text:s text:c="3"/></text:p>
          </table:table-cell>
          <table:table-cell table:style-name="ce299"/>
          <table:table-cell office:value-type="string" table:style-name="ce193">
            <text:p>Construção</text:p>
          </table:table-cell>
          <table:table-cell office:value-type="float" office:value="-14.601270358625969" table:style-name="ce298">
            <text:p>-14,6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Indústria da madeira e da cortiça</text:p>
          </table:table-cell>
          <table:table-cell office:value-type="float" office:value="5804" table:style-name="ce185">
            <text:p>5 804<text:s/></text:p>
          </table:table-cell>
          <table:table-cell office:value-type="float" office:value="0.89930955834046089" table:style-name="ce278">
            <text:p>0,9<text:s text:c="4"/></text:p>
          </table:table-cell>
          <table:table-cell office:value-type="float" office:value="5270" table:style-name="ce187">
            <text:p>5 270<text:s/></text:p>
          </table:table-cell>
          <table:table-cell office:value-type="float" office:value="0.8782894188623902" table:style-name="ce278">
            <text:p>0,9<text:s text:c="4"/></text:p>
          </table:table-cell>
          <table:table-cell office:value-type="float" office:value="5249" table:style-name="ce302">
            <text:p>5 249<text:s/></text:p>
          </table:table-cell>
          <table:table-cell office:value-type="float" office:value="0.88187510605518393" table:style-name="ce278">
            <text:p>0,9<text:s text:c="4"/></text:p>
          </table:table-cell>
          <table:table-cell table:style-name="ce275"/>
          <table:table-cell office:value-type="float" office:value="-9.5623707787732606" table:style-name="ce279">
            <text:p>-9,6<text:s text:c="3"/></text:p>
          </table:table-cell>
          <table:table-cell office:value-type="float" office:value="-0.39848197343453506" table:style-name="ce198">
            <text:p>-0,4<text:s text:c="3"/></text:p>
          </table:table-cell>
          <table:table-cell table:style-name="ce89"/>
          <table:table-cell office:value-type="string" table:style-name="ce300">
            <text:p>Indústrias do papel, impressão e reprodução</text:p>
          </table:table-cell>
          <table:table-cell office:value-type="float" office:value="-16.276826621654209" table:style-name="ce298">
            <text:p>-16,3<text:s text:c="3"/></text:p>
          </table:table-cell>
          <table:table-cell table:style-name="ce299"/>
          <table:table-cell office:value-type="string" table:style-name="ce193">
            <text:p>Transportes e armazenagem</text:p>
          </table:table-cell>
          <table:table-cell office:value-type="float" office:value="-14.116960770016043" table:style-name="ce298">
            <text:p>-14,1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Indústrias do papel, impressão e reprodução</text:p>
          </table:table-cell>
          <table:table-cell office:value-type="float" office:value="4147" table:style-name="ce185">
            <text:p>4 147<text:s/></text:p>
          </table:table-cell>
          <table:table-cell office:value-type="float" office:value="0.64256318718778282" table:style-name="ce303">
            <text:p>0,6<text:s text:c="4"/></text:p>
          </table:table-cell>
          <table:table-cell office:value-type="float" office:value="3553" table:style-name="ce187">
            <text:p>3 553<text:s/></text:p>
          </table:table-cell>
          <table:table-cell office:value-type="float" office:value="0.59213705981367604" table:style-name="ce278">
            <text:p>0,6<text:s text:c="4"/></text:p>
          </table:table-cell>
          <table:table-cell office:value-type="float" office:value="3472" table:style-name="ce302">
            <text:p>3 472<text:s/></text:p>
          </table:table-cell>
          <table:table-cell office:value-type="float" office:value="0.58332451290219067" table:style-name="ce278">
            <text:p>0,6<text:s text:c="4"/></text:p>
          </table:table-cell>
          <table:table-cell table:style-name="ce278"/>
          <table:table-cell office:value-type="float" office:value="-16.276826621654209" table:style-name="ce279">
            <text:p>-16,3<text:s text:c="3"/></text:p>
          </table:table-cell>
          <table:table-cell office:value-type="float" office:value="-2.2797635800731775" table:style-name="ce198">
            <text:p>-2,3<text:s text:c="3"/></text:p>
          </table:table-cell>
          <table:table-cell table:style-name="ce89"/>
          <table:table-cell office:value-type="string" table:style-name="ce300">
            <text:p>Fab. produtos petrolíferos, químicos, farmacêuticos, borracha e plástico</text:p>
          </table:table-cell>
          <table:table-cell office:value-type="float" office:value="-12.96796603627943" table:style-name="ce298">
            <text:p>-13,0<text:s text:c="3"/></text:p>
          </table:table-cell>
          <table:table-cell table:style-name="ce299"/>
          <table:table-cell office:value-type="string" table:style-name="ce193">
            <text:p>Indústria do couro e dos produtos do couro</text:p>
          </table:table-cell>
          <table:table-cell office:value-type="float" office:value="-13.935508202904018" table:style-name="ce298">
            <text:p>-13,9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Fab. produtos petrolíferos, químicos, farmacêuticos, borracha e plástico</text:p>
          </table:table-cell>
          <table:table-cell office:value-type="float" office:value="5182" table:style-name="ce185">
            <text:p>5 182<text:s/></text:p>
          </table:table-cell>
          <table:table-cell office:value-type="float" office:value="0.80293282758791673" table:style-name="ce278">
            <text:p>0,8<text:s text:c="4"/></text:p>
          </table:table-cell>
          <table:table-cell office:value-type="float" office:value="4625" table:style-name="ce187">
            <text:p>4 625<text:s/></text:p>
          </table:table-cell>
          <table:table-cell office:value-type="float" office:value="0.77079479359365366" table:style-name="ce278">
            <text:p>0,8<text:s text:c="4"/></text:p>
          </table:table-cell>
          <table:table-cell office:value-type="float" office:value="4510" table:style-name="ce302">
            <text:p>4 510<text:s/></text:p>
          </table:table-cell>
          <table:table-cell office:value-type="float" office:value="0.75771703720877881" table:style-name="ce278">
            <text:p>0,8<text:s text:c="4"/></text:p>
          </table:table-cell>
          <table:table-cell table:style-name="ce278"/>
          <table:table-cell office:value-type="float" office:value="-12.96796603627943" table:style-name="ce279">
            <text:p>-13,0<text:s text:c="3"/></text:p>
          </table:table-cell>
          <table:table-cell office:value-type="float" office:value="-2.4864864864864864" table:style-name="ce198">
            <text:p>-2,5<text:s text:c="3"/></text:p>
          </table:table-cell>
          <table:table-cell table:style-name="ce89"/>
          <table:table-cell office:value-type="string" table:style-name="ce300">
            <text:p>Fabricação de outros produtos minerais não metálicos</text:p>
          </table:table-cell>
          <table:table-cell office:value-type="float" office:value="-10.68090787716956" table:style-name="ce298">
            <text:p>-10,7<text:s text:c="3"/></text:p>
          </table:table-cell>
          <table:table-cell table:style-name="ce299"/>
          <table:table-cell office:value-type="string" table:style-name="ce193">
            <text:p>Fab. produtos petrolíferos, químicos, farmacêuticos, borracha e plástico</text:p>
          </table:table-cell>
          <table:table-cell office:value-type="float" office:value="-12.96796603627943" table:style-name="ce298">
            <text:p>-13,0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Fabricação de outros produtos minerais não metálicos</text:p>
          </table:table-cell>
          <table:table-cell office:value-type="float" office:value="6741" table:style-name="ce185">
            <text:p>6 741<text:s/></text:p>
          </table:table-cell>
          <table:table-cell office:value-type="float" office:value="1.0444944405191328" table:style-name="ce278">
            <text:p>1,0<text:s text:c="4"/></text:p>
          </table:table-cell>
          <table:table-cell office:value-type="float" office:value="6120" table:style-name="ce187">
            <text:p>6 120<text:s/></text:p>
          </table:table-cell>
          <table:table-cell office:value-type="float" office:value="1.0199490025498725" table:style-name="ce278">
            <text:p>1,0<text:s text:c="4"/></text:p>
          </table:table-cell>
          <table:table-cell office:value-type="float" office:value="6021" table:style-name="ce302">
            <text:p>6 021<text:s/></text:p>
          </table:table-cell>
          <table:table-cell office:value-type="float" office:value="1.0115774459055558" table:style-name="ce278">
            <text:p>1,0<text:s text:c="4"/></text:p>
          </table:table-cell>
          <table:table-cell table:style-name="ce275"/>
          <table:table-cell office:value-type="float" office:value="-10.68090787716956" table:style-name="ce279">
            <text:p>-10,7<text:s text:c="3"/></text:p>
          </table:table-cell>
          <table:table-cell office:value-type="float" office:value="-1.6176470588235297" table:style-name="ce198">
            <text:p>-1,6<text:s text:c="3"/></text:p>
          </table:table-cell>
          <table:table-cell table:style-name="ce89"/>
          <table:table-cell office:value-type="string" table:style-name="ce300">
            <text:p>Indústria metalúrgica de base e fab. produtos metálicos</text:p>
          </table:table-cell>
          <table:table-cell office:value-type="float" office:value="-14.988998899889989" table:style-name="ce298">
            <text:p>-15,0<text:s text:c="3"/></text:p>
          </table:table-cell>
          <table:table-cell table:style-name="ce299"/>
          <table:table-cell office:value-type="string" table:style-name="ce193">
            <text:p>Atividades de consultoria, científicas, técnicas e similares</text:p>
          </table:table-cell>
          <table:table-cell office:value-type="float" office:value="-12.255131376612956" table:style-name="ce298">
            <text:p>-12,3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Indústria metalúrgica de base e fab. produtos metálicos</text:p>
          </table:table-cell>
          <table:table-cell office:value-type="float" office:value="10908" table:style-name="ce185">
            <text:p>10 908<text:s/></text:p>
          </table:table-cell>
          <table:table-cell office:value-type="float" office:value="1.6901565579561932" table:style-name="ce278">
            <text:p>1,7<text:s text:c="4"/></text:p>
          </table:table-cell>
          <table:table-cell office:value-type="float" office:value="9474" table:style-name="ce187">
            <text:p>9 474<text:s/></text:p>
          </table:table-cell>
          <table:table-cell office:value-type="float" office:value="1.5789210539473026" table:style-name="ce278">
            <text:p>1,6<text:s text:c="4"/></text:p>
          </table:table-cell>
          <table:table-cell office:value-type="float" office:value="9273" table:style-name="ce302">
            <text:p>9 273<text:s/></text:p>
          </table:table-cell>
          <table:table-cell office:value-type="float" office:value="1.5579401521146352" table:style-name="ce278">
            <text:p>1,6<text:s text:c="4"/></text:p>
          </table:table-cell>
          <table:table-cell table:style-name="ce278"/>
          <table:table-cell office:value-type="float" office:value="-14.988998899889989" table:style-name="ce279">
            <text:p>-15,0<text:s text:c="3"/></text:p>
          </table:table-cell>
          <table:table-cell office:value-type="float" office:value="-2.1215959468017731" table:style-name="ce198">
            <text:p>-2,1<text:s text:c="3"/></text:p>
          </table:table-cell>
          <table:table-cell table:style-name="ce89"/>
          <table:table-cell office:value-type="string" table:style-name="ce300">
            <text:p>Fab. equipamento informático, elétrico, máquinas e equipamentos n.e.</text:p>
          </table:table-cell>
          <table:table-cell office:value-type="float" office:value="-16.698798754263681" table:style-name="ce298">
            <text:p>-16,7<text:s text:c="3"/></text:p>
          </table:table-cell>
          <table:table-cell table:style-name="ce299"/>
          <table:table-cell office:value-type="string" table:style-name="ce193">
            <text:p>Comércio, manut. repar. de veículos automóveis e motociclos</text:p>
          </table:table-cell>
          <table:table-cell office:value-type="float" office:value="-11.137936584580718" table:style-name="ce298">
            <text:p>-11,1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Fab. equipamento informático, elétrico, máquinas e equipamentos n.e.</text:p>
          </table:table-cell>
          <table:table-cell office:value-type="float" office:value="6743" table:style-name="ce185">
            <text:p>6 743<text:s/></text:p>
          </table:table-cell>
          <table:table-cell office:value-type="float" office:value="1.0448043335440607" table:style-name="ce278">
            <text:p>1,0<text:s text:c="4"/></text:p>
          </table:table-cell>
          <table:table-cell office:value-type="float" office:value="5825" table:style-name="ce187">
            <text:p>5 825<text:s/></text:p>
          </table:table-cell>
          <table:table-cell office:value-type="float" office:value="0.97078479409362861" table:style-name="ce278">
            <text:p>1,0<text:s text:c="4"/></text:p>
          </table:table-cell>
          <table:table-cell office:value-type="float" office:value="5617" table:style-name="ce302">
            <text:p>5 617<text:s/></text:p>
          </table:table-cell>
          <table:table-cell office:value-type="float" office:value="0.94370212816002452" table:style-name="ce278">
            <text:p>0,9<text:s text:c="4"/></text:p>
          </table:table-cell>
          <table:table-cell table:style-name="ce278"/>
          <table:table-cell office:value-type="float" office:value="-16.698798754263681" table:style-name="ce279">
            <text:p>-16,7<text:s text:c="3"/></text:p>
          </table:table-cell>
          <table:table-cell office:value-type="float" office:value="-3.5708154506437766" table:style-name="ce198">
            <text:p>-3,6<text:s text:c="3"/></text:p>
          </table:table-cell>
          <table:table-cell table:style-name="ce89"/>
          <table:table-cell office:value-type="string" table:style-name="ce300">
            <text:p>Fab. veículos automóveis, componentes e outro equipa. de transporte</text:p>
          </table:table-cell>
          <table:table-cell office:value-type="float" office:value="-19.134051805634336" table:style-name="ce298">
            <text:p>-19,1<text:s text:c="3"/></text:p>
          </table:table-cell>
          <table:table-cell table:style-name="ce299"/>
          <table:table-cell office:value-type="string" table:style-name="ce193">
            <text:p>Fabricação de outros produtos minerais não metálicos</text:p>
          </table:table-cell>
          <table:table-cell office:value-type="float" office:value="-10.68090787716956" table:style-name="ce298">
            <text:p>-10,7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Fab. veículos automóveis, componentes e outro equipa. de transporte</text:p>
          </table:table-cell>
          <table:table-cell office:value-type="float" office:value="5289" table:style-name="ce185">
            <text:p>5 289<text:s/></text:p>
          </table:table-cell>
          <table:table-cell office:value-type="float" office:value="0.81951210442155376" table:style-name="ce278">
            <text:p>0,8<text:s text:c="4"/></text:p>
          </table:table-cell>
          <table:table-cell office:value-type="float" office:value="4298" table:style-name="ce187">
            <text:p>4 298<text:s/></text:p>
          </table:table-cell>
          <table:table-cell office:value-type="float" office:value="0.71629751845741041" table:style-name="ce278">
            <text:p>0,7<text:s text:c="4"/></text:p>
          </table:table-cell>
          <table:table-cell office:value-type="float" office:value="4277" table:style-name="ce302">
            <text:p>4 277<text:s/></text:p>
          </table:table-cell>
          <table:table-cell office:value-type="float" office:value="0.71857112375652921" table:style-name="ce278">
            <text:p>0,7<text:s text:c="4"/></text:p>
          </table:table-cell>
          <table:table-cell table:style-name="ce275"/>
          <table:table-cell office:value-type="float" office:value="-19.134051805634336" table:style-name="ce279">
            <text:p>-19,1<text:s text:c="3"/></text:p>
          </table:table-cell>
          <table:table-cell office:value-type="float" office:value="-0.48859934853420189" table:style-name="ce198">
            <text:p>-0,5<text:s text:c="3"/></text:p>
          </table:table-cell>
          <table:table-cell table:style-name="ce89"/>
          <table:table-cell office:value-type="string" table:style-name="ce300">
            <text:p>Fab. mobiliário, repar. instal. máq. e equipa. e outras ind. transformadoras</text:p>
          </table:table-cell>
          <table:table-cell office:value-type="float" office:value="-9.8964968152866248" table:style-name="ce298">
            <text:p>-9,9<text:s text:c="3"/></text:p>
          </table:table-cell>
          <table:table-cell table:style-name="ce299"/>
          <table:table-cell office:value-type="string" table:style-name="ce193">
            <text:p>Fab. mobiliário, repar. instal. máq. e equipa. e outras ind. transformadoras</text:p>
          </table:table-cell>
          <table:table-cell office:value-type="float" office:value="-9.8964968152866248" table:style-name="ce304">
            <text:p>-9,9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Fab. mobiliário, repar. instal. máq. e equipa. e outras ind. transformadoras</text:p>
          </table:table-cell>
          <table:table-cell office:value-type="float" office:value="12560" table:style-name="ce185">
            <text:p>12 560<text:s/></text:p>
          </table:table-cell>
          <table:table-cell office:value-type="float" office:value="1.946128196546552" table:style-name="ce278">
            <text:p>1,9<text:s text:c="4"/></text:p>
          </table:table-cell>
          <table:table-cell office:value-type="float" office:value="11522" table:style-name="ce187">
            <text:p>11 522<text:s/></text:p>
          </table:table-cell>
          <table:table-cell office:value-type="float" office:value="1.9202373214672601" table:style-name="ce278">
            <text:p>1,9<text:s text:c="4"/></text:p>
          </table:table-cell>
          <table:table-cell office:value-type="float" office:value="11317" table:style-name="ce302">
            <text:p>11 317<text:s/></text:p>
          </table:table-cell>
          <table:table-cell office:value-type="float" office:value="1.9013489379360864" table:style-name="ce278">
            <text:p>1,9<text:s text:c="4"/></text:p>
          </table:table-cell>
          <table:table-cell table:style-name="ce278"/>
          <table:table-cell office:value-type="float" office:value="-9.8964968152866248" table:style-name="ce279">
            <text:p>-9,9<text:s text:c="3"/></text:p>
          </table:table-cell>
          <table:table-cell office:value-type="float" office:value="-1.7792049991320951" table:style-name="ce198">
            <text:p>-1,8<text:s text:c="3"/></text:p>
          </table:table-cell>
          <table:table-cell table:style-name="ce89"/>
          <table:table-cell office:value-type="string" table:style-name="ce300">
            <text:p>Eletricidade, gás e água, saneamento, resíduos e despoluição</text:p>
          </table:table-cell>
          <table:table-cell office:value-type="float" office:value="-4.3547742708749499" table:style-name="ce298">
            <text:p>-4,4<text:s text:c="3"/></text:p>
          </table:table-cell>
          <table:table-cell table:style-name="ce299"/>
          <table:table-cell office:value-type="string" table:style-name="ce193">
            <text:p>Indústria da madeira e da cortiça</text:p>
          </table:table-cell>
          <table:table-cell office:value-type="float" office:value="-9.5623707787732606" table:style-name="ce298">
            <text:p>-9,6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Eletricidade, gás e água, saneamento, resíduos e despoluição</text:p>
          </table:table-cell>
          <table:table-cell office:value-type="float" office:value="2503" table:style-name="ce185">
            <text:p>2 503<text:s/></text:p>
          </table:table-cell>
          <table:table-cell office:value-type="float" office:value="0.38783112069713532" table:style-name="ce278">
            <text:p>0,4<text:s text:c="4"/></text:p>
          </table:table-cell>
          <table:table-cell office:value-type="float" office:value="2400" table:style-name="ce187">
            <text:p>2 400<text:s/></text:p>
          </table:table-cell>
          <table:table-cell office:value-type="float" office:value="0.39998000099995001" table:style-name="ce278">
            <text:p>0,4<text:s text:c="4"/></text:p>
          </table:table-cell>
          <table:table-cell office:value-type="float" office:value="2394" table:style-name="ce302">
            <text:p>2 394<text:s/></text:p>
          </table:table-cell>
          <table:table-cell office:value-type="float" office:value="0.402211660105946" table:style-name="ce278">
            <text:p>0,4<text:s text:c="4"/></text:p>
          </table:table-cell>
          <table:table-cell table:style-name="ce278"/>
          <table:table-cell office:value-type="float" office:value="-4.3547742708749499" table:style-name="ce279">
            <text:p>-4,4<text:s text:c="3"/></text:p>
          </table:table-cell>
          <table:table-cell office:value-type="float" office:value="-0.25" table:style-name="ce198">
            <text:p>-0,3<text:s text:c="3"/></text:p>
          </table:table-cell>
          <table:table-cell table:style-name="ce89"/>
          <table:table-cell office:value-type="string" table:style-name="ce300">
            <text:p>Construção</text:p>
          </table:table-cell>
          <table:table-cell office:value-type="float" office:value="-14.601270358625969" table:style-name="ce298">
            <text:p>-14,6<text:s text:c="3"/></text:p>
          </table:table-cell>
          <table:table-cell table:style-name="ce299"/>
          <table:table-cell office:value-type="string" table:style-name="ce193">
            <text:p>Comércio por grosso e a retalho</text:p>
          </table:table-cell>
          <table:table-cell office:value-type="float" office:value="-8.7735188271381297" table:style-name="ce298">
            <text:p>-8,8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Construção</text:p>
          </table:table-cell>
          <table:table-cell office:value-type="float" office:value="101861" table:style-name="ce185">
            <text:p>101 861<text:s/></text:p>
          </table:table-cell>
          <table:table-cell office:value-type="float" office:value="15.783006706085059" table:style-name="ce278">
            <text:p>15,8<text:s text:c="4"/></text:p>
          </table:table-cell>
          <table:table-cell office:value-type="float" office:value="87389" table:style-name="ce187">
            <text:p>87 389<text:s/></text:p>
          </table:table-cell>
          <table:table-cell office:value-type="float" office:value="14.564105128076928" table:style-name="ce278">
            <text:p>14,6<text:s text:c="4"/></text:p>
          </table:table-cell>
          <table:table-cell office:value-type="float" office:value="86988" table:style-name="ce302">
            <text:p>86 988<text:s/></text:p>
          </table:table-cell>
          <table:table-cell office:value-type="float" office:value="14.614698366456153" table:style-name="ce278">
            <text:p>14,6<text:s text:c="4"/></text:p>
          </table:table-cell>
          <table:table-cell table:style-name="ce275"/>
          <table:table-cell office:value-type="float" office:value="-14.601270358625969" table:style-name="ce279">
            <text:p>-14,6<text:s text:c="3"/></text:p>
          </table:table-cell>
          <table:table-cell office:value-type="float" office:value="-0.45886782089278971" table:style-name="ce198">
            <text:p>-0,5<text:s text:c="3"/></text:p>
          </table:table-cell>
          <table:table-cell table:style-name="ce89"/>
          <table:table-cell office:value-type="string" table:style-name="ce300">
            <text:p>Comércio, manut. repar. de veículos automóveis e motociclos</text:p>
          </table:table-cell>
          <table:table-cell office:value-type="float" office:value="-11.137936584580718" table:style-name="ce298">
            <text:p>-11,1<text:s text:c="3"/></text:p>
          </table:table-cell>
          <table:table-cell table:style-name="ce299"/>
          <table:table-cell office:value-type="string" table:style-name="ce193">
            <text:p>Indústrias alimentares das bebidas e do tabaco</text:p>
          </table:table-cell>
          <table:table-cell office:value-type="float" office:value="-8.2510578279266564" table:style-name="ce298">
            <text:p>-8,3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294"/>
          <table:table-cell office:value-type="string" table:style-name="ce291">
            <text:p>Serviços</text:p>
          </table:table-cell>
          <table:table-cell office:value-type="float" office:value="399746" table:style-name="ce274">
            <text:p>399 746<text:s/></text:p>
          </table:table-cell>
          <table:table-cell office:value-type="float" office:value="61.939248571393158" table:style-name="ce275">
            <text:p>61,9<text:s text:c="4"/></text:p>
          </table:table-cell>
          <table:table-cell office:value-type="float" office:value="383296" table:style-name="ce276">
            <text:p>383 296<text:s/></text:p>
          </table:table-cell>
          <table:table-cell office:value-type="float" office:value="63.879472693032014" table:style-name="ce275">
            <text:p>63,9<text:s text:c="4"/></text:p>
          </table:table-cell>
          <table:table-cell office:value-type="float" office:value="380412" table:style-name="ce293">
            <text:p>380 412<text:s/></text:p>
          </table:table-cell>
          <table:table-cell office:value-type="float" office:value="63.912340035180918" table:style-name="ce305">
            <text:p>63,9<text:s text:c="4"/></text:p>
          </table:table-cell>
          <table:table-cell table:style-name="ce305"/>
          <table:table-cell office:value-type="float" office:value="-4.8365712227264313" table:style-name="ce306">
            <text:p>-4,8<text:s text:c="3"/></text:p>
          </table:table-cell>
          <table:table-cell office:value-type="float" office:value="-0.75242110535982631" table:style-name="ce307">
            <text:p>-0,8<text:s text:c="3"/></text:p>
          </table:table-cell>
          <table:table-cell table:style-name="ce116"/>
          <table:table-cell office:value-type="string" table:style-name="ce300">
            <text:p>Comércio por grosso e a retalho</text:p>
          </table:table-cell>
          <table:table-cell office:value-type="float" office:value="-8.7735188271381297" table:style-name="ce298">
            <text:p>-8,8<text:s text:c="3"/></text:p>
          </table:table-cell>
          <table:table-cell table:style-name="ce297"/>
          <table:table-cell office:value-type="string" table:style-name="ce193">
            <text:p>Atividades de informação e de comunicação</text:p>
          </table:table-cell>
          <table:table-cell office:value-type="float" office:value="-7.3026689381033503" table:style-name="ce298">
            <text:p>-7,3<text:s text:c="3"/></text:p>
          </table:table-cell>
          <table:table-cell table:number-columns-repeated="16367" table:style-name="ce294"/>
        </table:table-row>
        <table:table-row table:style-name="ro24">
          <table:table-cell table:style-name="ce1"/>
          <table:table-cell office:value-type="string" table:style-name="ce301">
            <text:p>Comércio, manut. repar. de veículos automóveis e motociclos</text:p>
          </table:table-cell>
          <table:table-cell office:value-type="float" office:value="12426" table:style-name="ce185">
            <text:p>12 426<text:s/></text:p>
          </table:table-cell>
          <table:table-cell office:value-type="float" office:value="1.9253653638763899" table:style-name="ce278">
            <text:p>1,9<text:s text:c="4"/></text:p>
          </table:table-cell>
          <table:table-cell office:value-type="float" office:value="11306" table:style-name="ce187">
            <text:p>11 306<text:s/></text:p>
          </table:table-cell>
          <table:table-cell office:value-type="float" office:value="1.8842391213772645" table:style-name="ce278">
            <text:p>1,9<text:s text:c="4"/></text:p>
          </table:table-cell>
          <table:table-cell office:value-type="float" office:value="11042" table:style-name="ce302">
            <text:p>11 042<text:s/></text:p>
          </table:table-cell>
          <table:table-cell office:value-type="float" office:value="1.8551466795696974" table:style-name="ce278">
            <text:p>1,9<text:s text:c="4"/></text:p>
          </table:table-cell>
          <table:table-cell table:style-name="ce278"/>
          <table:table-cell office:value-type="float" office:value="-11.137936584580718" table:style-name="ce279">
            <text:p>-11,1<text:s text:c="3"/></text:p>
          </table:table-cell>
          <table:table-cell office:value-type="float" office:value="-2.3350433398195647" table:style-name="ce198">
            <text:p>-2,3<text:s text:c="3"/></text:p>
          </table:table-cell>
          <table:table-cell table:style-name="ce89"/>
          <table:table-cell office:value-type="string" table:style-name="ce300">
            <text:p>Transportes e armazenagem</text:p>
          </table:table-cell>
          <table:table-cell office:value-type="float" office:value="-14.116960770016043" table:style-name="ce298">
            <text:p>-14,1<text:s text:c="3"/></text:p>
          </table:table-cell>
          <table:table-cell table:style-name="ce299"/>
          <table:table-cell office:value-type="string" table:style-name="ce193">
            <text:p>Alojamento, restauração e similares</text:p>
          </table:table-cell>
          <table:table-cell office:value-type="float" office:value="-6.8452481932616296" table:style-name="ce298">
            <text:p>-6,8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Comércio por grosso e a retalho</text:p>
          </table:table-cell>
          <table:table-cell office:value-type="float" office:value="82806" table:style-name="ce185">
            <text:p>82 806<text:s/></text:p>
          </table:table-cell>
          <table:table-cell office:value-type="float" office:value="12.830500911085494" table:style-name="ce278">
            <text:p>12,8<text:s text:c="4"/></text:p>
          </table:table-cell>
          <table:table-cell office:value-type="float" office:value="76043" table:style-name="ce187">
            <text:p>76 043<text:s/></text:p>
          </table:table-cell>
          <table:table-cell office:value-type="float" office:value="12.673199673349666" table:style-name="ce278">
            <text:p>12,7<text:s text:c="4"/></text:p>
          </table:table-cell>
          <table:table-cell office:value-type="float" office:value="75541" table:style-name="ce302">
            <text:p>75 541<text:s/></text:p>
          </table:table-cell>
          <table:table-cell office:value-type="float" office:value="12.691508360928683" table:style-name="ce278">
            <text:p>12,7<text:s text:c="4"/></text:p>
          </table:table-cell>
          <table:table-cell table:style-name="ce278"/>
          <table:table-cell office:value-type="float" office:value="-8.7735188271381297" table:style-name="ce279">
            <text:p>-8,8<text:s text:c="3"/></text:p>
          </table:table-cell>
          <table:table-cell office:value-type="float" office:value="-0.66015280827952605" table:style-name="ce198">
            <text:p>-0,7<text:s text:c="3"/></text:p>
          </table:table-cell>
          <table:table-cell table:style-name="ce89"/>
          <table:table-cell office:value-type="string" table:style-name="ce300">
            <text:p>Alojamento, restauração e similares</text:p>
          </table:table-cell>
          <table:table-cell office:value-type="float" office:value="-6.8452481932616296" table:style-name="ce298">
            <text:p>-6,8<text:s text:c="3"/></text:p>
          </table:table-cell>
          <table:table-cell table:style-name="ce299"/>
          <table:table-cell office:value-type="string" table:style-name="ce193">
            <text:p>Admin. pública, educação, atividades de saúde e apoio social</text:p>
          </table:table-cell>
          <table:table-cell office:value-type="float" office:value="-6.7849144495207376" table:style-name="ce298">
            <text:p>-6,8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Transportes e armazenagem</text:p>
          </table:table-cell>
          <table:table-cell office:value-type="float" office:value="13714" table:style-name="ce185">
            <text:p>13 714<text:s/></text:p>
          </table:table-cell>
          <table:table-cell office:value-type="float" office:value="2.1249364719298898" table:style-name="ce278">
            <text:p>2,1<text:s text:c="4"/></text:p>
          </table:table-cell>
          <table:table-cell office:value-type="float" office:value="12017" table:style-name="ce187">
            <text:p>12 017<text:s/></text:p>
          </table:table-cell>
          <table:table-cell office:value-type="float" office:value="2.0027331966734998" table:style-name="ce278">
            <text:p>2,0<text:s text:c="4"/></text:p>
          </table:table-cell>
          <table:table-cell office:value-type="float" office:value="11778" table:style-name="ce302">
            <text:p>11 778<text:s/></text:p>
          </table:table-cell>
          <table:table-cell office:value-type="float" office:value="1.9788007237793785" table:style-name="ce278">
            <text:p>2,0<text:s text:c="4"/></text:p>
          </table:table-cell>
          <table:table-cell table:style-name="ce278"/>
          <table:table-cell office:value-type="float" office:value="-14.116960770016043" table:style-name="ce279">
            <text:p>-14,1<text:s text:c="3"/></text:p>
          </table:table-cell>
          <table:table-cell office:value-type="float" office:value="-1.9888491303986018" table:style-name="ce198">
            <text:p>-2,0<text:s text:c="3"/></text:p>
          </table:table-cell>
          <table:table-cell table:style-name="ce89"/>
          <table:table-cell office:value-type="string" table:style-name="ce300">
            <text:p>Atividades de informação e de comunicação</text:p>
          </table:table-cell>
          <table:table-cell office:value-type="float" office:value="-7.3026689381033503" table:style-name="ce298">
            <text:p>-7,3<text:s text:c="3"/></text:p>
          </table:table-cell>
          <table:table-cell table:style-name="ce299"/>
          <table:table-cell office:value-type="string" table:style-name="ce193">
            <text:p>Atividades financeiras e de seguros</text:p>
          </table:table-cell>
          <table:table-cell office:value-type="float" office:value="-5.3321678321678316" table:style-name="ce298">
            <text:p>-5,3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Alojamento, restauração e similares</text:p>
          </table:table-cell>
          <table:table-cell office:value-type="float" office:value="58946" table:style-name="ce185">
            <text:p>58 946<text:s/></text:p>
          </table:table-cell>
          <table:table-cell office:value-type="float" office:value="9.133477123696899" table:style-name="ce278">
            <text:p>9,1<text:s text:c="4"/></text:p>
          </table:table-cell>
          <table:table-cell office:value-type="float" office:value="55198" table:style-name="ce187">
            <text:p>55 198<text:s/></text:p>
          </table:table-cell>
          <table:table-cell office:value-type="float" office:value="9.199206706331351" table:style-name="ce278">
            <text:p>9,2<text:s text:c="4"/></text:p>
          </table:table-cell>
          <table:table-cell office:value-type="float" office:value="54911" table:style-name="ce302">
            <text:p>54 911<text:s/></text:p>
          </table:table-cell>
          <table:table-cell office:value-type="float" office:value="9.2254989423883043" table:style-name="ce278">
            <text:p>9,2<text:s text:c="4"/></text:p>
          </table:table-cell>
          <table:table-cell table:style-name="ce196"/>
          <table:table-cell office:value-type="float" office:value="-6.8452481932616296" table:style-name="ce279">
            <text:p>-6,8<text:s text:c="3"/></text:p>
          </table:table-cell>
          <table:table-cell office:value-type="float" office:value="-0.51994637486865469" table:style-name="ce198">
            <text:p>-0,5<text:s text:c="3"/></text:p>
          </table:table-cell>
          <table:table-cell table:style-name="ce89"/>
          <table:table-cell office:value-type="string" table:style-name="ce300">
            <text:p>Atividades financeiras e de seguros</text:p>
          </table:table-cell>
          <table:table-cell office:value-type="float" office:value="-5.3321678321678316" table:style-name="ce298">
            <text:p>-5,3<text:s text:c="3"/></text:p>
          </table:table-cell>
          <table:table-cell table:style-name="ce299"/>
          <table:table-cell office:value-type="string" table:style-name="ce193">
            <text:p>Indústrias extrativas</text:p>
          </table:table-cell>
          <table:table-cell office:value-type="float" office:value="-5.070318282753516" table:style-name="ce298">
            <text:p>-5,1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Atividades de informação e de comunicação</text:p>
          </table:table-cell>
          <table:table-cell office:value-type="float" office:value="8805" table:style-name="ce185">
            <text:p>8 805<text:s/></text:p>
          </table:table-cell>
          <table:table-cell office:value-type="float" office:value="1.3643040422446173" table:style-name="ce278">
            <text:p>1,4<text:s text:c="4"/></text:p>
          </table:table-cell>
          <table:table-cell office:value-type="float" office:value="8292" table:style-name="ce187">
            <text:p>8 292<text:s/></text:p>
          </table:table-cell>
          <table:table-cell office:value-type="float" office:value="1.3819309034548273" table:style-name="ce278">
            <text:p>1,4<text:s text:c="4"/></text:p>
          </table:table-cell>
          <table:table-cell office:value-type="float" office:value="8162" table:style-name="ce302">
            <text:p>8 162<text:s/></text:p>
          </table:table-cell>
          <table:table-cell office:value-type="float" office:value="1.3712830283144239" table:style-name="ce278">
            <text:p>1,4<text:s text:c="4"/></text:p>
          </table:table-cell>
          <table:table-cell table:style-name="ce196"/>
          <table:table-cell office:value-type="float" office:value="-7.3026689381033503" table:style-name="ce279">
            <text:p>-7,3<text:s text:c="3"/></text:p>
          </table:table-cell>
          <table:table-cell office:value-type="float" office:value="-1.567776169802219" table:style-name="ce198">
            <text:p>-1,6<text:s text:c="3"/></text:p>
          </table:table-cell>
          <table:table-cell table:style-name="ce89"/>
          <table:table-cell office:value-type="string" table:style-name="ce300">
            <text:p>Atividades imobiliárias, administrativas e dos serviços de apoio</text:p>
          </table:table-cell>
          <table:table-cell office:value-type="float" office:value="2.3129415468375294" table:style-name="ce298">
            <text:p>+2,3<text:s text:c="3"/></text:p>
          </table:table-cell>
          <table:table-cell table:style-name="ce299"/>
          <table:table-cell office:value-type="string" table:style-name="ce193">
            <text:p>Eletricidade, gás e água, saneamento, resíduos e despoluição</text:p>
          </table:table-cell>
          <table:table-cell office:value-type="float" office:value="-4.3547742708749499" table:style-name="ce298">
            <text:p>-4,4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Atividades financeiras e de seguros</text:p>
          </table:table-cell>
          <table:table-cell office:value-type="float" office:value="4576" table:style-name="ce185">
            <text:p>4 576<text:s/></text:p>
          </table:table-cell>
          <table:table-cell office:value-type="float" office:value="0.70903524103479476" table:style-name="ce278">
            <text:p>0,7<text:s text:c="4"/></text:p>
          </table:table-cell>
          <table:table-cell office:value-type="float" office:value="4321" table:style-name="ce187">
            <text:p>4 321<text:s/></text:p>
          </table:table-cell>
          <table:table-cell office:value-type="float" office:value="0.72013066013366001" table:style-name="ce278">
            <text:p>0,7<text:s text:c="4"/></text:p>
          </table:table-cell>
          <table:table-cell office:value-type="float" office:value="4332" table:style-name="ce302">
            <text:p>4 332<text:s/></text:p>
          </table:table-cell>
          <table:table-cell office:value-type="float" office:value="0.72781157542980701" table:style-name="ce278">
            <text:p>0,7<text:s text:c="4"/></text:p>
          </table:table-cell>
          <table:table-cell table:style-name="ce196"/>
          <table:table-cell office:value-type="float" office:value="-5.3321678321678316" table:style-name="ce279">
            <text:p>-5,3<text:s text:c="3"/></text:p>
          </table:table-cell>
          <table:table-cell office:value-type="float" office:value="0.25457070122656794" table:style-name="ce198">
            <text:p>+0,3<text:s text:c="3"/></text:p>
          </table:table-cell>
          <table:table-cell table:style-name="ce89"/>
          <table:table-cell office:value-type="string" table:style-name="ce300">
            <text:p>Atividades de consultoria, científicas, técnicas e similares</text:p>
          </table:table-cell>
          <table:table-cell office:value-type="float" office:value="-12.255131376612956" table:style-name="ce298">
            <text:p>-12,3<text:s text:c="3"/></text:p>
          </table:table-cell>
          <table:table-cell table:style-name="ce299"/>
          <table:table-cell office:value-type="string" table:style-name="ce193">
            <text:p>Outras atividades de serviços</text:p>
          </table:table-cell>
          <table:table-cell office:value-type="float" office:value="-1.7758186397984888" table:style-name="ce298">
            <text:p>-1,8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Atividades imobiliárias, administrativas e dos serviços de apoio</text:p>
          </table:table-cell>
          <table:table-cell office:value-type="float" office:value="108001" table:style-name="ce185">
            <text:p>108 001<text:s/></text:p>
          </table:table-cell>
          <table:table-cell office:value-type="float" office:value="16.734378292613389" table:style-name="ce278">
            <text:p>16,7<text:s text:c="4"/></text:p>
          </table:table-cell>
          <table:table-cell office:value-type="float" office:value="110071" table:style-name="ce187">
            <text:p>110 071<text:s/></text:p>
          </table:table-cell>
          <table:table-cell office:value-type="float" office:value="18.344249454193957" table:style-name="ce278">
            <text:p>18,3<text:s text:c="4"/></text:p>
          </table:table-cell>
          <table:table-cell office:value-type="float" office:value="110499" table:style-name="ce302">
            <text:p>110 499<text:s/></text:p>
          </table:table-cell>
          <table:table-cell office:value-type="float" office:value="18.564739444464045" table:style-name="ce278">
            <text:p>18,6<text:s text:c="4"/></text:p>
          </table:table-cell>
          <table:table-cell table:style-name="ce196"/>
          <table:table-cell office:value-type="float" office:value="2.3129415468375294" table:style-name="ce279">
            <text:p>+2,3<text:s text:c="3"/></text:p>
          </table:table-cell>
          <table:table-cell office:value-type="float" office:value="0.3888399305902554" table:style-name="ce198">
            <text:p>+0,4<text:s text:c="3"/></text:p>
          </table:table-cell>
          <table:table-cell table:style-name="ce89"/>
          <table:table-cell office:value-type="string" table:style-name="ce300">
            <text:p>Admin. pública, educação, atividades de saúde e apoio social</text:p>
          </table:table-cell>
          <table:table-cell office:value-type="float" office:value="-6.7849144495207376" table:style-name="ce298">
            <text:p>-6,8<text:s text:c="3"/></text:p>
          </table:table-cell>
          <table:table-cell table:style-name="ce299"/>
          <table:table-cell office:value-type="string" table:style-name="ce193">
            <text:p>Agricultura, produção animal, caça, floresta e pesca</text:p>
          </table:table-cell>
          <table:table-cell office:value-type="float" office:value="1.3360210013125822" table:style-name="ce298">
            <text:p>+1,3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Atividades de consultoria, científicas, técnicas e similares</text:p>
          </table:table-cell>
          <table:table-cell office:value-type="float" office:value="14957" table:style-name="ce185">
            <text:p>14 957<text:s/></text:p>
          </table:table-cell>
          <table:table-cell office:value-type="float" office:value="2.3175349869225146" table:style-name="ce278">
            <text:p>2,3<text:s text:c="4"/></text:p>
          </table:table-cell>
          <table:table-cell office:value-type="float" office:value="13501" table:style-name="ce187">
            <text:p>13 501<text:s/></text:p>
          </table:table-cell>
          <table:table-cell office:value-type="float" office:value="2.2500541639584686" table:style-name="ce278">
            <text:p>2,3<text:s text:c="4"/></text:p>
          </table:table-cell>
          <table:table-cell office:value-type="float" office:value="13124" table:style-name="ce302">
            <text:p>13 124<text:s/></text:p>
          </table:table-cell>
          <table:table-cell office:value-type="float" office:value="2.204939777456322" table:style-name="ce278">
            <text:p>2,2<text:s text:c="4"/></text:p>
          </table:table-cell>
          <table:table-cell table:style-name="ce196"/>
          <table:table-cell office:value-type="float" office:value="-12.255131376612956" table:style-name="ce279">
            <text:p>-12,3<text:s text:c="3"/></text:p>
          </table:table-cell>
          <table:table-cell office:value-type="float" office:value="-2.7923857492037625" table:style-name="ce198">
            <text:p>-2,8<text:s text:c="3"/></text:p>
          </table:table-cell>
          <table:table-cell table:style-name="ce89"/>
          <table:table-cell office:value-type="string" table:style-name="ce300">
            <text:p>Outras atividades de serviços</text:p>
          </table:table-cell>
          <table:table-cell office:value-type="float" office:value="-1.7758186397984888" table:style-name="ce298">
            <text:p>-1,8<text:s text:c="3"/></text:p>
          </table:table-cell>
          <table:table-cell table:style-name="ce299"/>
          <table:table-cell office:value-type="string" table:style-name="ce193">
            <text:p>Atividades imobiliárias, administrativas e dos serviços de apoio</text:p>
          </table:table-cell>
          <table:table-cell office:value-type="float" office:value="2.3129415468375294" table:style-name="ce298">
            <text:p>+2,3<text:s text:c="3"/></text:p>
          </table:table-cell>
          <table:table-cell table:number-columns-repeated="2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301">
            <text:p>Admin. pública, educação, atividades de saúde e apoio social</text:p>
          </table:table-cell>
          <table:table-cell office:value-type="float" office:value="55815" table:style-name="ce185">
            <text:p>55 815<text:s/></text:p>
          </table:table-cell>
          <table:table-cell office:value-type="float" office:value="8.6483395931724374" table:style-name="ce278">
            <text:p>8,6<text:s text:c="4"/></text:p>
          </table:table-cell>
          <table:table-cell office:value-type="float" office:value="53521" table:style-name="ce187">
            <text:p>53 521<text:s/></text:p>
          </table:table-cell>
          <table:table-cell office:value-type="float" office:value="8.9197206806326346" table:style-name="ce278">
            <text:p>8,9<text:s text:c="4"/></text:p>
          </table:table-cell>
          <table:table-cell office:value-type="float" office:value="52028" table:style-name="ce302">
            <text:p>52 028<text:s/></text:p>
          </table:table-cell>
          <table:table-cell office:value-type="float" office:value="8.741131266496307" table:style-name="ce278">
            <text:p>8,7<text:s text:c="4"/></text:p>
          </table:table-cell>
          <table:table-cell table:style-name="ce196"/>
          <table:table-cell office:value-type="float" office:value="-6.7849144495207376" table:style-name="ce279">
            <text:p>-6,8<text:s text:c="3"/></text:p>
          </table:table-cell>
          <table:table-cell office:value-type="float" office:value="-2.7895592384297752" table:style-name="ce198">
            <text:p>-2,8<text:s text:c="3"/></text:p>
          </table:table-cell>
          <table:table-cell table:style-name="ce89"/>
          <table:table-cell table:style-name="ce121"/>
          <table:table-cell table:number-columns-repeated="6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203">
            <text:p>Outras atividades de serviços</text:p>
          </table:table-cell>
          <table:table-cell office:value-type="float" office:value="39700" table:style-name="ce185">
            <text:p>39 700<text:s/></text:p>
          </table:table-cell>
          <table:table-cell office:value-type="float" office:value="6.1513765448167295" table:style-name="ce278">
            <text:p>6,2<text:s text:c="4"/></text:p>
          </table:table-cell>
          <table:table-cell office:value-type="float" office:value="39026" table:style-name="ce187">
            <text:p>39 026<text:s/></text:p>
          </table:table-cell>
          <table:table-cell office:value-type="float" office:value="6.5040081329266863" table:style-name="ce278">
            <text:p>6,5<text:s text:c="4"/></text:p>
          </table:table-cell>
          <table:table-cell office:value-type="float" office:value="38995" table:style-name="ce302">
            <text:p>38 995<text:s/></text:p>
          </table:table-cell>
          <table:table-cell office:value-type="float" office:value="6.551480236353953" table:style-name="ce278">
            <text:p>6,6<text:s text:c="4"/></text:p>
          </table:table-cell>
          <table:table-cell table:style-name="ce196"/>
          <table:table-cell office:value-type="float" office:value="-1.7758186397984888" table:style-name="ce279">
            <text:p>-1,8<text:s text:c="3"/></text:p>
          </table:table-cell>
          <table:table-cell office:value-type="float" office:value="-7.9434223338287299E-2" table:style-name="ce198">
            <text:p>-0,1<text:s text:c="3"/></text:p>
          </table:table-cell>
          <table:table-cell table:style-name="ce89"/>
          <table:table-cell table:style-name="ce121"/>
          <table:table-cell table:number-columns-repeated="6" table:style-name="ce89"/>
          <table:table-cell table:number-columns-repeated="16365" table:style-name="ce1"/>
        </table:table-row>
        <table:table-row table:style-name="ro24">
          <table:table-cell table:style-name="ce1"/>
          <table:table-cell office:value-type="string" table:style-name="ce203">
            <text:p>Sem classificação</text:p>
          </table:table-cell>
          <table:table-cell office:value-type="float" office:value="5688" table:style-name="ce185">
            <text:p>5 688<text:s/></text:p>
          </table:table-cell>
          <table:table-cell office:value-type="float" office:value="0.88133576289464877" table:style-name="ce278">
            <text:p>0,9<text:s text:c="4"/></text:p>
          </table:table-cell>
          <table:table-cell office:value-type="float" office:value="5441" table:style-name="ce187">
            <text:p>5 441<text:s/></text:p>
          </table:table-cell>
          <table:table-cell office:value-type="float" office:value="0.90678799393363663" table:style-name="ce278">
            <text:p>0,9<text:s text:c="4"/></text:p>
          </table:table-cell>
          <table:table-cell office:value-type="float" office:value="5177" table:style-name="ce302">
            <text:p>5 177<text:s/></text:p>
          </table:table-cell>
          <table:table-cell office:value-type="float" office:value="0.86977851477380208" table:style-name="ce278">
            <text:p>0,9<text:s text:c="4"/></text:p>
          </table:table-cell>
          <table:table-cell table:style-name="ce196"/>
          <table:table-cell office:value-type="float" office:value="-8.9838255977496484" table:style-name="ce279">
            <text:p>-9,0<text:s text:c="3"/></text:p>
          </table:table-cell>
          <table:table-cell office:value-type="float" office:value="-4.8520492556515347" table:style-name="ce198">
            <text:p>-4,9<text:s text:c="3"/></text:p>
          </table:table-cell>
          <table:table-cell table:style-name="ce89"/>
          <table:table-cell table:style-name="ce193"/>
          <table:table-cell table:style-name="ce298"/>
          <table:table-cell table:number-columns-repeated="3" table:style-name="ce299"/>
          <table:table-cell table:style-name="ce308"/>
          <table:table-cell table:style-name="ce89"/>
          <table:table-cell table:number-columns-repeated="16365" table:style-name="ce1"/>
        </table:table-row>
        <table:table-row table:style-name="ro32">
          <table:table-cell table:style-name="ce1"/>
          <table:table-cell table:style-name="ce309"/>
          <table:table-cell table:style-name="ce310"/>
          <table:table-cell table:style-name="ce311"/>
          <table:table-cell table:style-name="ce312"/>
          <table:table-cell table:style-name="ce311"/>
          <table:table-cell table:style-name="ce312"/>
          <table:table-cell table:style-name="ce311"/>
          <table:table-cell table:style-name="ce313"/>
          <table:table-cell table:number-columns-repeated="2" table:style-name="ce314"/>
          <table:table-cell table:style-name="ce89"/>
          <table:table-cell table:style-name="ce315"/>
          <table:table-cell table:number-columns-repeated="4" table:style-name="ce299"/>
          <table:table-cell table:style-name="ce308"/>
          <table:table-cell table:style-name="ce89"/>
          <table:table-cell table:number-columns-repeated="16365" table:style-name="ce1"/>
        </table:table-row>
        <table:table-row table:style-name="ro10">
          <table:table-cell table:style-name="ce1"/>
          <table:table-cell table:style-name="ce316"/>
          <table:table-cell table:number-columns-repeated="5" table:style-name="ce317"/>
          <table:table-cell table:style-name="ce318"/>
          <table:table-cell table:style-name="ce319"/>
          <table:table-cell table:number-columns-repeated="2" table:style-name="ce320"/>
          <table:table-cell table:style-name="ce89"/>
          <table:table-cell table:style-name="ce315"/>
          <table:table-cell table:number-columns-repeated="6" table:style-name="ce299"/>
          <table:table-cell table:number-columns-repeated="16365" table:style-name="ce1"/>
        </table:table-row>
        <table:table-row table:style-name="ro6">
          <table:table-cell table:style-name="ce1"/>
          <table:table-cell table:style-name="ce321"/>
          <table:table-cell table:number-columns-repeated="7" table:style-name="ce322"/>
          <table:table-cell table:number-columns-repeated="2" table:style-name="ce323"/>
          <table:table-cell table:style-name="ce89"/>
          <table:table-cell table:style-name="ce324"/>
          <table:table-cell table:number-columns-repeated="4" table:style-name="ce287"/>
          <table:table-cell table:number-columns-repeated="2" table:style-name="ce89"/>
          <table:table-cell table:number-columns-repeated="16365" table:style-name="ce1"/>
        </table:table-row>
        <table:table-row table:number-rows-repeated="1048532" table:style-name="ro6">
          <table:table-cell table:number-columns-repeated="16384"/>
        </table:table-row>
      </table:table>
      <table:table table:name="VIII-IX" table:style-name="ta11" table:print-ranges="VIII-IX.B2:VIII-IX.L65">
        <table:table-column table:style-name="co28" table:default-cell-style-name="ce89"/>
        <table:table-column table:style-name="co56" table:default-cell-style-name="ce89"/>
        <table:table-column table:style-name="co57" table:default-cell-style-name="ce89"/>
        <table:table-column table:style-name="co47" table:default-cell-style-name="ce89"/>
        <table:table-column table:style-name="co12" table:default-cell-style-name="ce89"/>
        <table:table-column table:style-name="co58" table:default-cell-style-name="ce89"/>
        <table:table-column table:style-name="co12" table:default-cell-style-name="ce89"/>
        <table:table-column table:style-name="co59" table:default-cell-style-name="ce89"/>
        <table:table-column table:style-name="co45" table:default-cell-style-name="ce89"/>
        <table:table-column table:style-name="co28" table:default-cell-style-name="ce89"/>
        <table:table-column table:style-name="co8" table:default-cell-style-name="ce89"/>
        <table:table-column table:style-name="co19" table:default-cell-style-name="ce89"/>
        <table:table-column table:style-name="co28" table:number-columns-repeated="16372" table:default-cell-style-name="ce89"/>
        <table:table-row table:style-name="ro29">
          <table:table-cell/>
          <table:table-cell table:number-columns-repeated="16383" table:style-name="ce89"/>
        </table:table-row>
        <table:table-row table:style-name="ro6">
          <table:table-cell/>
          <table:table-cell table:style-name="ce89">
            <draw:frame draw:z-index="1" draw:id="id178" draw:style-name="a351" draw:name="Picture 578" svg:x="0.26042in" svg:y="0.04167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4" table:style-name="ce89"/>
          <table:table-cell table:style-name="ce89">
            <draw:frame draw:z-index="2" draw:id="id179" draw:style-name="a352" draw:name="Picture 579" svg:x="0.33333in" svg:y="0.04167in" svg:width="2.86458in" svg:height="0.4375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style-name="ce89">
            <draw:frame draw:z-index="3" draw:id="id180" draw:style-name="a355" draw:name="Text Box 580" svg:x="0.09375in" svg:y="0.16667in" svg:width="2.02083in" svg:height="0.21875in">
              <draw:text-box>
                <text:p text:style-name="a354" text:class-names="" text:cond-style-name=""><text:span text:style-name="a353" text:class-names="">FEVEREIRO 2014, <text:s text:c="1"/>Nº 02</text:span></text:p>
              </draw:text-box>
              <svg:title/>
              <svg:desc/>
            </draw:frame>
          </table:table-cell>
          <table:table-cell table:number-columns-repeated="16376" table:style-name="ce89"/>
        </table:table-row>
        <table:table-row table:style-name="ro7">
          <table:table-cell table:style-name="ce91"/>
          <table:table-cell table:style-name="ce91"/>
          <table:table-cell table:number-columns-repeated="2" table:style-name="ce89"/>
          <table:table-cell table:number-columns-repeated="16380" table:style-name="ce91"/>
        </table:table-row>
        <table:table-row table:style-name="ro7">
          <table:table-cell table:style-name="ce91"/>
          <table:table-cell table:number-columns-repeated="16383" table:style-name="ce91"/>
        </table:table-row>
        <table:table-row table:style-name="ro12">
          <table:table-cell/>
          <table:table-cell table:number-columns-repeated="16383" table:style-name="ce89"/>
        </table:table-row>
        <table:table-row table:style-name="ro6">
          <table:table-cell/>
          <table:table-cell table:style-name="ce92"/>
          <table:table-cell office:value-type="string" table:number-columns-spanned="9" table:number-rows-spanned="1" table:style-name="ce246">
            <text:p>QUADRO VIII - DESEMPREGADOS INSCRITOS POR REGIÕES</text:p>
          </table:table-cell>
          <table:covered-table-cell table:number-columns-repeated="8"/>
          <table:table-cell table:style-name="ce92"/>
          <table:table-cell table:number-columns-repeated="16372"/>
        </table:table-row>
        <table:table-row table:style-name="ro6">
          <table:table-cell/>
          <table:table-cell table:style-name="ce92"/>
          <table:table-cell office:value-type="string" table:number-columns-spanned="9" table:number-rows-spanned="1" table:style-name="ce247">
            <text:p>Movimento ao longo dos meses</text:p>
          </table:table-cell>
          <table:covered-table-cell table:number-columns-repeated="8"/>
          <table:table-cell table:style-name="ce92"/>
          <table:table-cell table:number-columns-repeated="16372"/>
        </table:table-row>
        <table:table-row table:style-name="ro30">
          <table:table-cell/>
          <table:table-cell table:style-name="ce92"/>
          <table:table-cell table:style-name="ce325"/>
          <table:table-cell table:number-columns-repeated="9" table:style-name="ce92"/>
          <table:table-cell table:number-columns-repeated="16372"/>
        </table:table-row>
        <table:table-row table:style-name="ro16">
          <table:table-cell table:style-name="ce183"/>
          <table:table-cell table:style-name="ce131"/>
          <table:table-cell table:style-name="ce250"/>
          <table:table-cell office:value-type="float" office:value="2013" table:style-name="ce133">
            <text:p>2013</text:p>
          </table:table-cell>
          <table:table-cell table:style-name="ce134"/>
          <table:table-cell office:value-type="float" office:value="2014" table:number-columns-spanned="4" table:number-rows-spanned="1" table:style-name="ce175">
            <text:p>2014</text:p>
          </table:table-cell>
          <table:covered-table-cell table:number-columns-repeated="3"/>
          <table:table-cell office:value-type="string" table:number-columns-spanned="2" table:number-rows-spanned="1" table:style-name="ce176">
            <text:p>var.%</text:p>
          </table:table-cell>
          <table:covered-table-cell/>
          <table:table-cell table:style-name="ce92"/>
          <table:table-cell table:number-columns-repeated="16372" table:style-name="ce183"/>
        </table:table-row>
        <table:table-row table:style-name="ro17">
          <table:table-cell table:style-name="ce183"/>
          <table:table-cell table:style-name="ce131"/>
          <table:table-cell table:style-name="ce326"/>
          <table:table-cell office:value-type="string" table:style-name="ce136">
            <text:p>FEVER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JAN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FEVEREIRO</text:p>
          </table:table-cell>
          <table:table-cell office:value-type="string" table:style-name="ce138">
            <text:p>%</text:p>
          </table:table-cell>
          <table:table-cell office:value-type="string" table:style-name="ce327">
            <text:p>mês homólogo</text:p>
          </table:table-cell>
          <table:table-cell office:value-type="string" table:style-name="ce139">
            <text:p>mês <text:s text:c="2"/>anterior</text:p>
          </table:table-cell>
          <table:table-cell table:number-columns-repeated="16373" table:style-name="ce183"/>
        </table:table-row>
        <table:table-row table:style-name="ro33">
          <table:table-cell table:style-name="ce7"/>
          <table:table-cell table:number-columns-repeated="2" table:style-name="ce101"/>
          <table:table-cell table:style-name="ce212"/>
          <table:table-cell table:number-columns-repeated="8" table:style-name="ce101"/>
          <table:table-cell table:number-columns-repeated="16372" table:style-name="ce7"/>
        </table:table-row>
        <table:table-row table:style-name="ro1">
          <table:table-cell table:style-name="ce213"/>
          <table:table-cell table:style-name="ce221"/>
          <table:table-cell office:value-type="string" table:style-name="ce214">
            <text:p>PORTUGAL</text:p>
          </table:table-cell>
          <table:table-cell office:value-type="float" office:value="57112" table:style-name="ce215">
            <text:p>57 112</text:p>
          </table:table-cell>
          <table:table-cell office:value-type="float" office:value="100" table:style-name="ce216">
            <text:p>100,0<text:s text:c="4"/></text:p>
          </table:table-cell>
          <table:table-cell office:value-type="float" office:value="74218" table:style-name="ce217">
            <text:p>74 218</text:p>
          </table:table-cell>
          <table:table-cell office:value-type="float" office:value="99.999999999999986" table:style-name="ce216">
            <text:p>100,0<text:s text:c="4"/></text:p>
          </table:table-cell>
          <table:table-cell office:value-type="float" office:value="58793" table:style-name="ce217">
            <text:p>58 793</text:p>
          </table:table-cell>
          <table:table-cell office:value-type="float" office:value="100" table:style-name="ce216">
            <text:p>100,0<text:s text:c="4"/></text:p>
          </table:table-cell>
          <table:table-cell office:value-type="float" office:value="2.9433394032777755" table:style-name="ce218">
            <text:p>+2,9<text:s text:c="3"/></text:p>
          </table:table-cell>
          <table:table-cell office:value-type="float" office:value="-20.783367916138943" table:style-name="ce218">
            <text:p>-20,8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7"/>
          <table:table-cell table:style-name="ce101"/>
          <table:table-cell office:value-type="string" table:style-name="ce219">
            <text:p>CONTINENTE</text:p>
          </table:table-cell>
          <table:table-cell office:value-type="float" office:value="54628" table:style-name="ce215">
            <text:p>54 628</text:p>
          </table:table-cell>
          <table:table-cell office:value-type="float" office:value="95.650651351729934" table:style-name="ce216">
            <text:p>95,7<text:s text:c="4"/></text:p>
          </table:table-cell>
          <table:table-cell office:value-type="float" office:value="70326" table:style-name="ce217">
            <text:p>70 326</text:p>
          </table:table-cell>
          <table:table-cell office:value-type="float" office:value="94.755989113153134" table:style-name="ce216">
            <text:p>94,8<text:s text:c="4"/></text:p>
          </table:table-cell>
          <table:table-cell office:value-type="float" office:value="55842" table:style-name="ce217">
            <text:p>55 842</text:p>
          </table:table-cell>
          <table:table-cell office:value-type="float" office:value="94.980694980694977" table:style-name="ce216">
            <text:p>95,0<text:s text:c="4"/></text:p>
          </table:table-cell>
          <table:table-cell office:value-type="float" office:value="2.2223035805813964" table:style-name="ce218">
            <text:p>+2,2<text:s text:c="3"/></text:p>
          </table:table-cell>
          <table:table-cell office:value-type="float" office:value="-20.595512328299634" table:style-name="ce218">
            <text:p>-20,6<text:s text:c="3"/></text:p>
          </table:table-cell>
          <table:table-cell table:style-name="ce101"/>
          <table:table-cell table:number-columns-repeated="16372" table:style-name="ce7"/>
        </table:table-row>
        <table:table-row table:style-name="ro1">
          <table:table-cell table:style-name="ce213"/>
          <table:table-cell table:style-name="ce221"/>
          <table:table-cell office:value-type="string" table:style-name="ce221">
            <text:p>Norte</text:p>
          </table:table-cell>
          <table:table-cell office:value-type="float" office:value="19826" table:style-name="ce222">
            <text:p>19 826</text:p>
          </table:table-cell>
          <table:table-cell office:value-type="float" office:value="34.714245692674048" table:style-name="ce223">
            <text:p>34,7<text:s text:c="4"/></text:p>
          </table:table-cell>
          <table:table-cell office:value-type="float" office:value="24799" table:style-name="ce224">
            <text:p>24 799</text:p>
          </table:table-cell>
          <table:table-cell office:value-type="float" office:value="33.413727128189933" table:style-name="ce223">
            <text:p>33,4<text:s text:c="4"/></text:p>
          </table:table-cell>
          <table:table-cell office:value-type="float" office:value="20081" table:style-name="ce224">
            <text:p>20 081</text:p>
          </table:table-cell>
          <table:table-cell office:value-type="float" office:value="34.15542666643988" table:style-name="ce223">
            <text:p>34,2<text:s text:c="4"/></text:p>
          </table:table-cell>
          <table:table-cell office:value-type="float" office:value="1.286189851709878" table:style-name="ce225">
            <text:p>+1,3<text:s text:c="3"/></text:p>
          </table:table-cell>
          <table:table-cell office:value-type="float" office:value="-19.024960683898541" table:style-name="ce225">
            <text:p>-19,0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213"/>
          <table:table-cell table:style-name="ce221"/>
          <table:table-cell office:value-type="string" table:style-name="ce221">
            <text:p>Centro</text:p>
          </table:table-cell>
          <table:table-cell office:value-type="float" office:value="8324" table:style-name="ce222">
            <text:p>8 324</text:p>
          </table:table-cell>
          <table:table-cell office:value-type="float" office:value="14.574870430032217" table:style-name="ce223">
            <text:p>14,6<text:s text:c="4"/></text:p>
          </table:table-cell>
          <table:table-cell office:value-type="float" office:value="10903" table:style-name="ce224">
            <text:p>10 903</text:p>
          </table:table-cell>
          <table:table-cell office:value-type="float" office:value="14.690506346169393" table:style-name="ce223">
            <text:p>14,7<text:s text:c="4"/></text:p>
          </table:table-cell>
          <table:table-cell office:value-type="float" office:value="8031" table:style-name="ce224">
            <text:p>8 031</text:p>
          </table:table-cell>
          <table:table-cell office:value-type="float" office:value="13.659789430714541" table:style-name="ce223">
            <text:p>13,7<text:s text:c="4"/></text:p>
          </table:table-cell>
          <table:table-cell office:value-type="float" office:value="-3.5199423354156636" table:style-name="ce225">
            <text:p>-3,5<text:s text:c="3"/></text:p>
          </table:table-cell>
          <table:table-cell office:value-type="float" office:value="-26.341373933779693" table:style-name="ce225">
            <text:p>-26,3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213"/>
          <table:table-cell table:style-name="ce221"/>
          <table:table-cell office:value-type="string" table:style-name="ce221">
            <text:p>Lisboa V. Tejo</text:p>
          </table:table-cell>
          <table:table-cell office:value-type="float" office:value="19752" table:style-name="ce222">
            <text:p>19 752</text:p>
          </table:table-cell>
          <table:table-cell office:value-type="float" office:value="34.58467572489144" table:style-name="ce223">
            <text:p>34,6<text:s text:c="4"/></text:p>
          </table:table-cell>
          <table:table-cell office:value-type="float" office:value="25936" table:style-name="ce224">
            <text:p>25 936</text:p>
          </table:table-cell>
          <table:table-cell office:value-type="float" office:value="34.945700503920882" table:style-name="ce223">
            <text:p>34,9<text:s text:c="4"/></text:p>
          </table:table-cell>
          <table:table-cell office:value-type="float" office:value="21335" table:style-name="ce224">
            <text:p>21 335</text:p>
          </table:table-cell>
          <table:table-cell office:value-type="float" office:value="36.288333645161842" table:style-name="ce223">
            <text:p>36,3<text:s text:c="4"/></text:p>
          </table:table-cell>
          <table:table-cell office:value-type="float" office:value="8.0143782908060075" table:style-name="ce225">
            <text:p>+8,0<text:s text:c="3"/></text:p>
          </table:table-cell>
          <table:table-cell office:value-type="float" office:value="-17.739821098087603" table:style-name="ce225">
            <text:p>-17,7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213"/>
          <table:table-cell table:style-name="ce221"/>
          <table:table-cell office:value-type="string" table:style-name="ce221">
            <text:p>Alentejo</text:p>
          </table:table-cell>
          <table:table-cell office:value-type="float" office:value="3442" table:style-name="ce222">
            <text:p>3 442</text:p>
          </table:table-cell>
          <table:table-cell office:value-type="float" office:value="6.026754447401597" table:style-name="ce223">
            <text:p>6,0<text:s text:c="4"/></text:p>
          </table:table-cell>
          <table:table-cell office:value-type="float" office:value="4226" table:style-name="ce224">
            <text:p>4 226</text:p>
          </table:table-cell>
          <table:table-cell office:value-type="float" office:value="5.6940364871055538" table:style-name="ce223">
            <text:p>5,7<text:s text:c="4"/></text:p>
          </table:table-cell>
          <table:table-cell office:value-type="float" office:value="3198" table:style-name="ce224">
            <text:p>3 198</text:p>
          </table:table-cell>
          <table:table-cell office:value-type="float" office:value="5.4394230605684353" table:style-name="ce223">
            <text:p>5,4<text:s text:c="4"/></text:p>
          </table:table-cell>
          <table:table-cell office:value-type="float" office:value="-7.0889018012783254" table:style-name="ce225">
            <text:p>-7,1<text:s text:c="3"/></text:p>
          </table:table-cell>
          <table:table-cell office:value-type="float" office:value="-24.32560340747753" table:style-name="ce225">
            <text:p>-24,3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213"/>
          <table:table-cell table:style-name="ce221"/>
          <table:table-cell office:value-type="string" table:style-name="ce228">
            <text:p>Algarve</text:p>
          </table:table-cell>
          <table:table-cell office:value-type="float" office:value="3284" table:style-name="ce222">
            <text:p>3 284</text:p>
          </table:table-cell>
          <table:table-cell office:value-type="float" office:value="5.7501050567306349" table:style-name="ce223">
            <text:p>5,8<text:s text:c="4"/></text:p>
          </table:table-cell>
          <table:table-cell office:value-type="float" office:value="4462" table:style-name="ce224">
            <text:p>4 462</text:p>
          </table:table-cell>
          <table:table-cell office:value-type="float" office:value="6.0120186477673876" table:style-name="ce223">
            <text:p>6,0<text:s text:c="4"/></text:p>
          </table:table-cell>
          <table:table-cell office:value-type="float" office:value="3197" table:style-name="ce224">
            <text:p>3 197</text:p>
          </table:table-cell>
          <table:table-cell office:value-type="float" office:value="5.4377221778102838" table:style-name="ce223">
            <text:p>5,4<text:s text:c="4"/></text:p>
          </table:table-cell>
          <table:table-cell office:value-type="float" office:value="-2.6492082825822223" table:style-name="ce225">
            <text:p>-2,6<text:s text:c="3"/></text:p>
          </table:table-cell>
          <table:table-cell office:value-type="float" office:value="-28.350515463917532" table:style-name="ce225">
            <text:p>-28,4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213"/>
          <table:table-cell table:style-name="ce221"/>
          <table:table-cell office:value-type="string" table:style-name="ce214">
            <text:p>REG.AUTÓN.</text:p>
          </table:table-cell>
          <table:table-cell office:value-type="float" office:value="2484" table:style-name="ce215">
            <text:p>2 484</text:p>
          </table:table-cell>
          <table:table-cell office:value-type="float" office:value="4.3493486482700652" table:style-name="ce216">
            <text:p>4,3<text:s text:c="4"/></text:p>
          </table:table-cell>
          <table:table-cell office:value-type="float" office:value="3892" table:style-name="ce217">
            <text:p>3 892</text:p>
          </table:table-cell>
          <table:table-cell office:value-type="float" office:value="5.2440108868468567" table:style-name="ce216">
            <text:p>5,2<text:s text:c="4"/></text:p>
          </table:table-cell>
          <table:table-cell office:value-type="float" office:value="2951" table:style-name="ce217">
            <text:p>2 951</text:p>
          </table:table-cell>
          <table:table-cell office:value-type="float" office:value="5.019305019305019" table:style-name="ce216">
            <text:p>5,0<text:s text:c="4"/></text:p>
          </table:table-cell>
          <table:table-cell office:value-type="float" office:value="18.800322061191622" table:style-name="ce218">
            <text:p>+18,8<text:s text:c="3"/></text:p>
          </table:table-cell>
          <table:table-cell office:value-type="float" office:value="-24.177800616649535" table:style-name="ce218">
            <text:p>-24,2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213"/>
          <table:table-cell table:style-name="ce221"/>
          <table:table-cell office:value-type="string" table:style-name="ce328">
            <text:p>Açores</text:p>
          </table:table-cell>
          <table:table-cell office:value-type="float" office:value="1273" table:style-name="ce222">
            <text:p>1 273</text:p>
          </table:table-cell>
          <table:table-cell office:value-type="float" office:value="2.2289536349628802" table:style-name="ce223">
            <text:p>2,2<text:s text:c="4"/></text:p>
          </table:table-cell>
          <table:table-cell office:value-type="float" office:value="2260" table:style-name="ce224">
            <text:p>2 260</text:p>
          </table:table-cell>
          <table:table-cell office:value-type="float" office:value="3.0450834029480718" table:style-name="ce223">
            <text:p>3,0<text:s text:c="4"/></text:p>
          </table:table-cell>
          <table:table-cell office:value-type="float" office:value="1752" table:style-name="ce224">
            <text:p>1 752</text:p>
          </table:table-cell>
          <table:table-cell office:value-type="float" office:value="2.9799465922813941" table:style-name="ce223">
            <text:p>3,0<text:s text:c="4"/></text:p>
          </table:table-cell>
          <table:table-cell office:value-type="float" office:value="37.627651217596224" table:style-name="ce225">
            <text:p>+37,6<text:s text:c="3"/></text:p>
          </table:table-cell>
          <table:table-cell office:value-type="float" office:value="-22.477876106194699" table:style-name="ce225">
            <text:p>-22,5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1">
          <table:table-cell table:style-name="ce213"/>
          <table:table-cell table:style-name="ce221"/>
          <table:table-cell office:value-type="string" table:style-name="ce329">
            <text:p>Madeira</text:p>
          </table:table-cell>
          <table:table-cell office:value-type="float" office:value="1211" table:style-name="ce222">
            <text:p>1 211</text:p>
          </table:table-cell>
          <table:table-cell office:value-type="float" office:value="2.1203950133071858" table:style-name="ce223">
            <text:p>2,1<text:s text:c="4"/></text:p>
          </table:table-cell>
          <table:table-cell office:value-type="float" office:value="1632" table:style-name="ce224">
            <text:p>1 632</text:p>
          </table:table-cell>
          <table:table-cell office:value-type="float" office:value="2.1989274838987849" table:style-name="ce223">
            <text:p>2,2<text:s text:c="4"/></text:p>
          </table:table-cell>
          <table:table-cell office:value-type="float" office:value="1199" table:style-name="ce224">
            <text:p>1 199</text:p>
          </table:table-cell>
          <table:table-cell office:value-type="float" office:value="2.0393584270236254" table:style-name="ce223">
            <text:p>2,0<text:s text:c="4"/></text:p>
          </table:table-cell>
          <table:table-cell office:value-type="float" office:value="-0.99091659785301545" table:style-name="ce225">
            <text:p>-1,0<text:s text:c="3"/></text:p>
          </table:table-cell>
          <table:table-cell office:value-type="float" office:value="-26.531862745098039" table:style-name="ce225">
            <text:p>-26,5<text:s text:c="3"/></text:p>
          </table:table-cell>
          <table:table-cell table:style-name="ce221"/>
          <table:table-cell table:number-columns-repeated="16372" table:style-name="ce213"/>
        </table:table-row>
        <table:table-row table:style-name="ro22">
          <table:table-cell table:style-name="ce89"/>
          <table:table-cell table:style-name="ce92"/>
          <table:table-cell table:number-columns-repeated="9" table:style-name="ce330"/>
          <table:table-cell table:style-name="ce92"/>
          <table:table-cell table:number-columns-repeated="5" table:style-name="ce89"/>
          <table:table-cell table:number-columns-repeated="16367" table:style-name="ce1"/>
        </table:table-row>
        <table:table-row table:style-name="ro22">
          <table:table-cell table:style-name="ce89"/>
          <table:table-cell table:style-name="ce92"/>
          <table:table-cell table:number-columns-repeated="9" table:style-name="ce407"/>
          <table:table-cell table:style-name="ce92"/>
          <table:table-cell table:number-columns-repeated="5" table:style-name="ce89"/>
          <table:table-cell table:number-columns-repeated="16367" table:style-name="ce1"/>
        </table:table-row>
        <table:table-row table:style-name="ro6">
          <table:table-cell table:style-name="ce89"/>
          <table:table-cell office:value-type="string" table:number-columns-spanned="11" table:number-rows-spanned="1" table:style-name="ce366">
            <text:p>QUADRO IX - DESEMPREGADOS INSCRITOS SEGUNDO OS MOTIVOS DE INSCRIÇÃO POR REGIÕES</text:p>
          </table:table-cell>
          <table:covered-table-cell table:number-columns-repeated="10"/>
          <table:table-cell table:number-columns-repeated="5" table:style-name="ce89"/>
          <table:table-cell table:number-columns-repeated="16367" table:style-name="ce1"/>
        </table:table-row>
        <table:table-row table:style-name="ro6">
          <table:table-cell table:style-name="ce89"/>
          <table:table-cell office:value-type="string" table:number-columns-spanned="11" table:number-rows-spanned="1" table:style-name="ce247">
            <text:p>Movimento ao longo do mês - FEVEREIRO<text:s/><text:span text:style-name="T5"><text:s/></text:span>2014</text:p>
          </table:table-cell>
          <table:covered-table-cell table:number-columns-repeated="10"/>
          <table:table-cell table:number-columns-repeated="5" table:style-name="ce89"/>
          <table:table-cell table:number-columns-repeated="16367" table:style-name="ce1"/>
        </table:table-row>
        <table:table-row table:style-name="ro6">
          <table:table-cell table:style-name="ce89"/>
          <table:table-cell table:style-name="ce331"/>
          <table:table-cell table:number-columns-repeated="8" table:style-name="ce332"/>
          <table:table-cell table:style-name="ce92"/>
          <table:table-cell table:style-name="ce333"/>
          <table:table-cell table:number-columns-repeated="5" table:style-name="ce89"/>
          <table:table-cell table:number-columns-repeated="16367" table:style-name="ce1"/>
        </table:table-row>
        <table:table-row table:style-name="ro6">
          <table:table-cell table:style-name="ce89"/>
          <table:table-cell table:style-name="ce334"/>
          <table:table-cell office:value-type="string" table:style-name="ce335">
            <text:p>Ex</text:p>
          </table:table-cell>
          <table:table-cell office:value-type="string" table:style-name="ce336">
            <text:p>Fim de</text:p>
          </table:table-cell>
          <table:table-cell office:value-type="string" table:style-name="ce337">
            <text:p>Despedido</text:p>
          </table:table-cell>
          <table:table-cell office:value-type="string" table:style-name="ce336">
            <text:p>Despediu-se</text:p>
          </table:table-cell>
          <table:table-cell office:value-type="string" table:style-name="ce336">
            <text:p>Despedim.</text:p>
          </table:table-cell>
          <table:table-cell office:value-type="string" table:style-name="ce336">
            <text:p>Fim trab.</text:p>
          </table:table-cell>
          <table:table-cell office:value-type="string" table:style-name="ce336">
            <text:p>Outros</text:p>
          </table:table-cell>
          <table:table-cell office:value-type="string" table:style-name="ce336">
            <text:p>Trabalhava</text:p>
          </table:table-cell>
          <table:table-cell office:value-type="string" table:style-name="ce338">
            <text:p>Outros<text:s/><text:span text:style-name="T8">2</text:span></text:p>
          </table:table-cell>
          <table:table-cell office:value-type="string" table:style-name="ce339">
            <text:p>TOTAL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6">
          <table:table-cell table:style-name="ce89"/>
          <table:table-cell table:style-name="ce340"/>
          <table:table-cell office:value-type="string" table:style-name="ce341">
            <text:p>Estudantes</text:p>
          </table:table-cell>
          <table:table-cell office:value-type="string" table:style-name="ce342">
            <text:p>Formação</text:p>
          </table:table-cell>
          <table:table-cell table:style-name="ce343"/>
          <table:table-cell table:style-name="ce344"/>
          <table:table-cell office:value-type="string" table:style-name="ce344">
            <text:p>mút. acordo</text:p>
          </table:table-cell>
          <table:table-cell office:value-type="string" table:style-name="ce344">
            <text:p>não perm.</text:p>
          </table:table-cell>
          <table:table-cell office:value-type="string" table:style-name="ce344">
            <text:p>ex-inativos<text:span text:style-name="T8">1</text:span></text:p>
          </table:table-cell>
          <table:table-cell office:value-type="string" table:style-name="ce344">
            <text:p>conta próp.</text:p>
          </table:table-cell>
          <table:table-cell table:style-name="ce345"/>
          <table:table-cell table:style-name="ce341"/>
          <table:table-cell table:number-columns-repeated="5" table:style-name="ce89"/>
          <table:table-cell table:number-columns-repeated="16367" table:style-name="ce1"/>
        </table:table-row>
        <table:table-row table:style-name="ro12">
          <table:table-cell table:style-name="ce89"/>
          <table:table-cell office:value-type="string" table:style-name="ce346">
            <text:p><text:s/>CONTINENTE</text:p>
          </table:table-cell>
          <table:table-cell office:value-type="float" office:value="5024" table:style-name="ce347">
            <text:p>5 024<text:s text:c="4"/></text:p>
          </table:table-cell>
          <table:table-cell office:value-type="float" office:value="1126" table:style-name="ce347">
            <text:p>1 126<text:s text:c="4"/></text:p>
          </table:table-cell>
          <table:table-cell office:value-type="float" office:value="6935" table:style-name="ce347">
            <text:p>6 935<text:s text:c="4"/></text:p>
          </table:table-cell>
          <table:table-cell office:value-type="float" office:value="2215" table:style-name="ce347">
            <text:p>2 215<text:s text:c="4"/></text:p>
          </table:table-cell>
          <table:table-cell office:value-type="float" office:value="1786" table:style-name="ce347">
            <text:p>1 786<text:s text:c="4"/></text:p>
          </table:table-cell>
          <table:table-cell office:value-type="float" office:value="19807" table:style-name="ce347">
            <text:p>19 807<text:s text:c="4"/></text:p>
          </table:table-cell>
          <table:table-cell office:value-type="float" office:value="1534" table:style-name="ce347">
            <text:p>1 534<text:s text:c="4"/></text:p>
          </table:table-cell>
          <table:table-cell office:value-type="float" office:value="1140" table:style-name="ce347">
            <text:p>1 140<text:s text:c="4"/></text:p>
          </table:table-cell>
          <table:table-cell office:value-type="float" office:value="16275" table:style-name="ce347">
            <text:p>16 275<text:s text:c="4"/></text:p>
          </table:table-cell>
          <table:table-cell office:value-type="float" office:value="55842" table:style-name="ce347">
            <text:p>55 842<text:s text:c="4"/></text:p>
          </table:table-cell>
          <table:table-cell table:style-name="ce89"/>
          <table:table-cell table:style-name="ce348"/>
          <table:table-cell table:style-name="ce89"/>
          <table:table-cell office:value-type="string" table:style-name="ce349">
            <text:p>GRÁFICO 1</text:p>
          </table:table-cell>
          <table:table-cell office:value-type="float" office:value="100" table:style-name="ce350">
            <text:p>100,0</text:p>
          </table:table-cell>
          <table:table-cell table:number-columns-repeated="16367" table:style-name="ce1"/>
        </table:table-row>
        <table:table-row table:style-name="ro20">
          <table:table-cell table:style-name="ce89"/>
          <table:table-cell office:value-type="string" table:style-name="ce351">
            <text:p>var.%mês homólogo</text:p>
          </table:table-cell>
          <table:table-cell office:value-type="float" office:value="25.349301397205593" table:style-name="ce352">
            <text:p>+25,3<text:s text:c="5"/></text:p>
          </table:table-cell>
          <table:table-cell office:value-type="float" office:value="-26.357096141268798" table:style-name="ce352">
            <text:p>-26,4<text:s text:c="5"/></text:p>
          </table:table-cell>
          <table:table-cell office:value-type="float" office:value="-26.121231490359008" table:style-name="ce352">
            <text:p>-26,1<text:s text:c="5"/></text:p>
          </table:table-cell>
          <table:table-cell office:value-type="float" office:value="-1.0277033065236907" table:style-name="ce352">
            <text:p>-1,0<text:s text:c="5"/></text:p>
          </table:table-cell>
          <table:table-cell office:value-type="float" office:value="-25.892116182572607" table:style-name="ce352">
            <text:p>-25,9<text:s text:c="5"/></text:p>
          </table:table-cell>
          <table:table-cell office:value-type="float" office:value="6.6670256879745722" table:style-name="ce352">
            <text:p>+6,7<text:s text:c="5"/></text:p>
          </table:table-cell>
          <table:table-cell office:value-type="float" office:value="-9.0693538826318871" table:style-name="ce352">
            <text:p>-9,1<text:s text:c="5"/></text:p>
          </table:table-cell>
          <table:table-cell office:value-type="float" office:value="-8.5072231139646846" table:style-name="ce352">
            <text:p>-8,5<text:s text:c="5"/></text:p>
          </table:table-cell>
          <table:table-cell office:value-type="float" office:value="20.075254537405925" table:style-name="ce353">
            <text:p>+20,1<text:s text:c="5"/></text:p>
          </table:table-cell>
          <table:table-cell office:value-type="float" office:value="2.2223035805813964" table:style-name="ce353">
            <text:p>+2,2<text:s text:c="5"/></text:p>
          </table:table-cell>
          <table:table-cell table:number-columns-repeated="3" table:style-name="ce89"/>
          <table:table-cell office:value-type="string" table:style-name="ce354">
            <text:p>Ex-Estudantes</text:p>
          </table:table-cell>
          <table:table-cell office:value-type="float" office:value="8.9968124350847027" table:style-name="ce350">
            <text:p>9,0</text:p>
          </table:table-cell>
          <table:table-cell table:number-columns-repeated="16367" table:style-name="ce1"/>
        </table:table-row>
        <table:table-row table:style-name="ro20">
          <table:table-cell table:style-name="ce89"/>
          <table:table-cell office:value-type="string" table:style-name="ce351">
            <text:p>var.%mês anterior</text:p>
          </table:table-cell>
          <table:table-cell office:value-type="float" office:value="-19.019987105093477" table:style-name="ce352">
            <text:p>-19,0<text:s text:c="5"/></text:p>
          </table:table-cell>
          <table:table-cell office:value-type="float" office:value="-15.844544095665171" table:style-name="ce352">
            <text:p>-15,8<text:s text:c="5"/></text:p>
          </table:table-cell>
          <table:table-cell office:value-type="float" office:value="-24.438875572020052" table:style-name="ce352">
            <text:p>-24,4<text:s text:c="5"/></text:p>
          </table:table-cell>
          <table:table-cell office:value-type="float" office:value="-16.415094339622641" table:style-name="ce352">
            <text:p>-16,4<text:s text:c="5"/></text:p>
          </table:table-cell>
          <table:table-cell office:value-type="float" office:value="-30.802014722975585" table:style-name="ce352">
            <text:p>-30,8<text:s text:c="5"/></text:p>
          </table:table-cell>
          <table:table-cell office:value-type="float" office:value="-24.679621249572193" table:style-name="ce352">
            <text:p>-24,7<text:s text:c="5"/></text:p>
          </table:table-cell>
          <table:table-cell office:value-type="float" office:value="-11.380704794916227" table:style-name="ce352">
            <text:p>-11,4<text:s text:c="5"/></text:p>
          </table:table-cell>
          <table:table-cell office:value-type="float" office:value="-23.847695390781567" table:style-name="ce352">
            <text:p>-23,8<text:s text:c="5"/></text:p>
          </table:table-cell>
          <table:table-cell office:value-type="float" office:value="-13.660477453580896" table:style-name="ce352">
            <text:p>-13,7<text:s text:c="5"/></text:p>
          </table:table-cell>
          <table:table-cell office:value-type="float" office:value="-20.595512328299634" table:style-name="ce352">
            <text:p>-20,6<text:s text:c="5"/></text:p>
          </table:table-cell>
          <table:table-cell table:number-columns-repeated="3" table:style-name="ce89"/>
          <table:table-cell office:value-type="string" table:style-name="ce354">
            <text:p>Fim de formação</text:p>
          </table:table-cell>
          <table:table-cell office:value-type="float" office:value="2.0164034239461337" table:style-name="ce350">
            <text:p>2,0</text:p>
          </table:table-cell>
          <table:table-cell table:number-columns-repeated="16367" table:style-name="ce1"/>
        </table:table-row>
        <table:table-row table:style-name="ro12">
          <table:table-cell table:style-name="ce89"/>
          <table:table-cell office:value-type="string" table:style-name="ce200">
            <text:p><text:s/>NORTE</text:p>
          </table:table-cell>
          <table:table-cell office:value-type="float" office:value="1965" table:style-name="ce355">
            <text:p>1 965<text:s text:c="4"/></text:p>
          </table:table-cell>
          <table:table-cell office:value-type="float" office:value="438" table:style-name="ce355">
            <text:p><text:s/>438<text:s text:c="4"/></text:p>
          </table:table-cell>
          <table:table-cell office:value-type="float" office:value="3062" table:style-name="ce355">
            <text:p>3 062<text:s text:c="4"/></text:p>
          </table:table-cell>
          <table:table-cell office:value-type="float" office:value="876" table:style-name="ce355">
            <text:p><text:s/>876<text:s text:c="4"/></text:p>
          </table:table-cell>
          <table:table-cell office:value-type="float" office:value="736" table:style-name="ce355">
            <text:p><text:s/>736<text:s text:c="4"/></text:p>
          </table:table-cell>
          <table:table-cell office:value-type="float" office:value="5705" table:style-name="ce355">
            <text:p>5 705<text:s text:c="4"/></text:p>
          </table:table-cell>
          <table:table-cell office:value-type="float" office:value="650" table:style-name="ce355">
            <text:p><text:s/>650<text:s text:c="4"/></text:p>
          </table:table-cell>
          <table:table-cell office:value-type="float" office:value="431" table:style-name="ce355">
            <text:p><text:s/>431<text:s text:c="4"/></text:p>
          </table:table-cell>
          <table:table-cell office:value-type="float" office:value="6218" table:style-name="ce355">
            <text:p>6 218<text:s text:c="4"/></text:p>
          </table:table-cell>
          <table:table-cell office:value-type="float" office:value="20081" table:style-name="ce355">
            <text:p>20 081<text:s text:c="4"/></text:p>
          </table:table-cell>
          <table:table-cell table:number-columns-repeated="2" table:style-name="ce89"/>
          <table:table-cell table:style-name="ce245"/>
          <table:table-cell office:value-type="string" table:style-name="ce354">
            <text:p>Despedido</text:p>
          </table:table-cell>
          <table:table-cell office:value-type="float" office:value="12.418967802012821" table:style-name="ce350">
            <text:p>12,4</text:p>
          </table:table-cell>
          <table:table-cell table:number-columns-repeated="16367" table:style-name="ce1"/>
        </table:table-row>
        <table:table-row table:style-name="ro20">
          <table:table-cell table:style-name="ce89"/>
          <table:table-cell office:value-type="string" table:style-name="ce351">
            <text:p>var.%mês homólogo</text:p>
          </table:table-cell>
          <table:table-cell office:value-type="float" office:value="24.524714828897331" table:style-name="ce352">
            <text:p>+24,5<text:s text:c="5"/></text:p>
          </table:table-cell>
          <table:table-cell office:value-type="float" office:value="-27" table:style-name="ce352">
            <text:p>-27,0<text:s text:c="5"/></text:p>
          </table:table-cell>
          <table:table-cell office:value-type="float" office:value="-19.037546271813852" table:style-name="ce352">
            <text:p>-19,0<text:s text:c="5"/></text:p>
          </table:table-cell>
          <table:table-cell office:value-type="float" office:value="9.6370463078848729" table:style-name="ce352">
            <text:p>+9,6<text:s text:c="5"/></text:p>
          </table:table-cell>
          <table:table-cell office:value-type="float" office:value="-21.283422459893046" table:style-name="ce352">
            <text:p>-21,3<text:s text:c="5"/></text:p>
          </table:table-cell>
          <table:table-cell office:value-type="float" office:value="4.3724844493230819" table:style-name="ce352">
            <text:p>+4,4<text:s text:c="5"/></text:p>
          </table:table-cell>
          <table:table-cell office:value-type="float" office:value="-3.1296572280178765" table:style-name="ce352">
            <text:p>-3,1<text:s text:c="5"/></text:p>
          </table:table-cell>
          <table:table-cell office:value-type="float" office:value="5.3789731051344631" table:style-name="ce352">
            <text:p>+5,4<text:s text:c="5"/></text:p>
          </table:table-cell>
          <table:table-cell office:value-type="float" office:value="11.31399928392409" table:style-name="ce353">
            <text:p>+11,3<text:s text:c="5"/></text:p>
          </table:table-cell>
          <table:table-cell office:value-type="float" office:value="1.286189851709878" table:style-name="ce352">
            <text:p>+1,3<text:s text:c="5"/></text:p>
          </table:table-cell>
          <table:table-cell table:number-columns-repeated="2" table:style-name="ce89"/>
          <table:table-cell table:style-name="ce245"/>
          <table:table-cell office:value-type="string" table:style-name="ce354">
            <text:p>Despediu-se</text:p>
          </table:table-cell>
          <table:table-cell office:value-type="float" office:value="3.9665484760574481" table:style-name="ce350">
            <text:p>4,0</text:p>
          </table:table-cell>
          <table:table-cell table:number-columns-repeated="16367" table:style-name="ce1"/>
        </table:table-row>
        <table:table-row table:style-name="ro20">
          <table:table-cell table:style-name="ce89"/>
          <table:table-cell office:value-type="string" table:style-name="ce351">
            <text:p>var.%mês anterior</text:p>
          </table:table-cell>
          <table:table-cell office:value-type="float" office:value="-21.11601766358892" table:style-name="ce352">
            <text:p>-21,1<text:s text:c="5"/></text:p>
          </table:table-cell>
          <table:table-cell office:value-type="float" office:value="-15.280464216634428" table:style-name="ce352">
            <text:p>-15,3<text:s text:c="5"/></text:p>
          </table:table-cell>
          <table:table-cell office:value-type="float" office:value="-22.422092728654675" table:style-name="ce352">
            <text:p>-22,4<text:s text:c="5"/></text:p>
          </table:table-cell>
          <table:table-cell office:value-type="float" office:value="-13.181367690782949" table:style-name="ce352">
            <text:p>-13,2<text:s text:c="5"/></text:p>
          </table:table-cell>
          <table:table-cell office:value-type="float" office:value="-20.518358531317489" table:style-name="ce352">
            <text:p>-20,5<text:s text:c="5"/></text:p>
          </table:table-cell>
          <table:table-cell office:value-type="float" office:value="-24.487094639311707" table:style-name="ce352">
            <text:p>-24,5<text:s text:c="5"/></text:p>
          </table:table-cell>
          <table:table-cell office:value-type="float" office:value="-7.5391180654338541" table:style-name="ce352">
            <text:p>-7,5<text:s text:c="5"/></text:p>
          </table:table-cell>
          <table:table-cell office:value-type="float" office:value="-15.8203125" table:style-name="ce352">
            <text:p>-15,8<text:s text:c="5"/></text:p>
          </table:table-cell>
          <table:table-cell office:value-type="float" office:value="-12.900966521921845" table:style-name="ce352">
            <text:p>-12,9<text:s text:c="5"/></text:p>
          </table:table-cell>
          <table:table-cell office:value-type="float" office:value="-19.024960683898541" table:style-name="ce352">
            <text:p>-19,0<text:s text:c="5"/></text:p>
          </table:table-cell>
          <table:table-cell table:number-columns-repeated="3" table:style-name="ce89"/>
          <table:table-cell office:value-type="string" table:style-name="ce354">
            <text:p>Despedimento mútuo acordo</text:p>
          </table:table-cell>
          <table:table-cell office:value-type="float" office:value="3.1983095161348092" table:style-name="ce350">
            <text:p>3,2</text:p>
          </table:table-cell>
          <table:table-cell table:number-columns-repeated="16367" table:style-name="ce1"/>
        </table:table-row>
        <table:table-row table:style-name="ro12">
          <table:table-cell table:style-name="ce89"/>
          <table:table-cell office:value-type="string" table:style-name="ce356">
            <text:p><text:s/>CENTRO</text:p>
          </table:table-cell>
          <table:table-cell office:value-type="float" office:value="825" table:style-name="ce355">
            <text:p><text:s/>825<text:s text:c="4"/></text:p>
          </table:table-cell>
          <table:table-cell office:value-type="float" office:value="194" table:style-name="ce355">
            <text:p><text:s/>194<text:s text:c="4"/></text:p>
          </table:table-cell>
          <table:table-cell office:value-type="float" office:value="809" table:style-name="ce355">
            <text:p><text:s/>809<text:s text:c="4"/></text:p>
          </table:table-cell>
          <table:table-cell office:value-type="float" office:value="424" table:style-name="ce355">
            <text:p><text:s/>424<text:s text:c="4"/></text:p>
          </table:table-cell>
          <table:table-cell office:value-type="float" office:value="247" table:style-name="ce355">
            <text:p><text:s/>247<text:s text:c="4"/></text:p>
          </table:table-cell>
          <table:table-cell office:value-type="float" office:value="2672" table:style-name="ce355">
            <text:p>2 672<text:s text:c="4"/></text:p>
          </table:table-cell>
          <table:table-cell office:value-type="float" office:value="234" table:style-name="ce355">
            <text:p><text:s/>234<text:s text:c="4"/></text:p>
          </table:table-cell>
          <table:table-cell office:value-type="float" office:value="177" table:style-name="ce355">
            <text:p><text:s/>177<text:s text:c="4"/></text:p>
          </table:table-cell>
          <table:table-cell office:value-type="float" office:value="2449" table:style-name="ce355">
            <text:p>2 449<text:s text:c="4"/></text:p>
          </table:table-cell>
          <table:table-cell office:value-type="float" office:value="8031" table:style-name="ce355">
            <text:p>8 031<text:s text:c="4"/></text:p>
          </table:table-cell>
          <table:table-cell table:number-columns-repeated="3" table:style-name="ce89"/>
          <table:table-cell office:value-type="string" table:style-name="ce354">
            <text:p>Fim trabalho não permanente</text:p>
          </table:table-cell>
          <table:table-cell office:value-type="float" office:value="35.469718133304681" table:style-name="ce350">
            <text:p>35,5</text:p>
          </table:table-cell>
          <table:table-cell table:number-columns-repeated="16367" table:style-name="ce1"/>
        </table:table-row>
        <table:table-row table:style-name="ro20">
          <table:table-cell table:style-name="ce89"/>
          <table:table-cell office:value-type="string" table:style-name="ce351">
            <text:p>var.%mês homólogo</text:p>
          </table:table-cell>
          <table:table-cell office:value-type="float" office:value="11.788617886178869" table:style-name="ce352">
            <text:p>+11,8<text:s text:c="5"/></text:p>
          </table:table-cell>
          <table:table-cell office:value-type="float" office:value="-36.393442622950822" table:style-name="ce352">
            <text:p>-36,4<text:s text:c="5"/></text:p>
          </table:table-cell>
          <table:table-cell office:value-type="float" office:value="-37.577160493827158" table:style-name="ce352">
            <text:p>-37,6<text:s text:c="5"/></text:p>
          </table:table-cell>
          <table:table-cell office:value-type="float" office:value="-2.0785219399538164" table:style-name="ce352">
            <text:p>-2,1<text:s text:c="5"/></text:p>
          </table:table-cell>
          <table:table-cell office:value-type="float" office:value="-27.988338192419832" table:style-name="ce352">
            <text:p>-28,0<text:s text:c="5"/></text:p>
          </table:table-cell>
          <table:table-cell office:value-type="float" office:value="4.9077345897133853" table:style-name="ce352">
            <text:p>+4,9<text:s text:c="5"/></text:p>
          </table:table-cell>
          <table:table-cell office:value-type="float" office:value="-9.6525096525096501" table:style-name="ce352">
            <text:p>-9,7<text:s text:c="5"/></text:p>
          </table:table-cell>
          <table:table-cell office:value-type="float" office:value="-23.376623376623371" table:style-name="ce352">
            <text:p>-23,4<text:s text:c="5"/></text:p>
          </table:table-cell>
          <table:table-cell office:value-type="float" office:value="12.753222836095773" table:style-name="ce353">
            <text:p>+12,8<text:s text:c="5"/></text:p>
          </table:table-cell>
          <table:table-cell office:value-type="float" office:value="-3.5199423354156636" table:style-name="ce352">
            <text:p>-3,5<text:s text:c="5"/></text:p>
          </table:table-cell>
          <table:table-cell table:number-columns-repeated="3" table:style-name="ce89"/>
          <table:table-cell office:value-type="string" table:style-name="ce354">
            <text:p>Outros ex-inactivos</text:p>
          </table:table-cell>
          <table:table-cell office:value-type="float" office:value="2.7470362809354967" table:style-name="ce350">
            <text:p>2,7</text:p>
          </table:table-cell>
          <table:table-cell table:number-columns-repeated="16367" table:style-name="ce1"/>
        </table:table-row>
        <table:table-row table:style-name="ro20">
          <table:table-cell table:style-name="ce89"/>
          <table:table-cell office:value-type="string" table:style-name="ce351">
            <text:p>var.%mês anterior</text:p>
          </table:table-cell>
          <table:table-cell office:value-type="float" office:value="-18.7992125984252" table:style-name="ce352">
            <text:p>-18,8<text:s text:c="5"/></text:p>
          </table:table-cell>
          <table:table-cell office:value-type="float" office:value="-27.881040892193312" table:style-name="ce352">
            <text:p>-27,9<text:s text:c="5"/></text:p>
          </table:table-cell>
          <table:table-cell office:value-type="float" office:value="-33.688524590163937" table:style-name="ce352">
            <text:p>-33,7<text:s text:c="5"/></text:p>
          </table:table-cell>
          <table:table-cell office:value-type="float" office:value="-22.201834862385311" table:style-name="ce352">
            <text:p>-22,2<text:s text:c="5"/></text:p>
          </table:table-cell>
          <table:table-cell office:value-type="float" office:value="-35.340314136125656" table:style-name="ce352">
            <text:p>-35,3<text:s text:c="5"/></text:p>
          </table:table-cell>
          <table:table-cell office:value-type="float" office:value="-30.289590399165149" table:style-name="ce352">
            <text:p>-30,3<text:s text:c="5"/></text:p>
          </table:table-cell>
          <table:table-cell office:value-type="float" office:value="-15.827338129496411" table:style-name="ce352">
            <text:p>-15,8<text:s text:c="5"/></text:p>
          </table:table-cell>
          <table:table-cell office:value-type="float" office:value="-33.458646616541358" table:style-name="ce352">
            <text:p>-33,5<text:s text:c="5"/></text:p>
          </table:table-cell>
          <table:table-cell office:value-type="float" office:value="-20.846800258564969" table:style-name="ce352">
            <text:p>-20,8<text:s text:c="5"/></text:p>
          </table:table-cell>
          <table:table-cell office:value-type="float" office:value="-26.341373933779693" table:style-name="ce352">
            <text:p>-26,3<text:s text:c="5"/></text:p>
          </table:table-cell>
          <table:table-cell table:number-columns-repeated="3" table:style-name="ce89"/>
          <table:table-cell office:value-type="string" table:style-name="ce354">
            <text:p>Trabalhava conta própria</text:p>
          </table:table-cell>
          <table:table-cell office:value-type="float" office:value="2.0414741592349843" table:style-name="ce350">
            <text:p>2,0</text:p>
          </table:table-cell>
          <table:table-cell table:number-columns-repeated="16367" table:style-name="ce1"/>
        </table:table-row>
        <table:table-row table:style-name="ro12">
          <table:table-cell table:style-name="ce89"/>
          <table:table-cell office:value-type="string" table:style-name="ce356">
            <text:p><text:s/>LISBOA V. TEJO</text:p>
          </table:table-cell>
          <table:table-cell office:value-type="float" office:value="1796" table:style-name="ce355">
            <text:p>1 796<text:s text:c="4"/></text:p>
          </table:table-cell>
          <table:table-cell office:value-type="float" office:value="370" table:style-name="ce355">
            <text:p><text:s/>370<text:s text:c="4"/></text:p>
          </table:table-cell>
          <table:table-cell office:value-type="float" office:value="2299" table:style-name="ce355">
            <text:p>2 299<text:s text:c="4"/></text:p>
          </table:table-cell>
          <table:table-cell office:value-type="float" office:value="759" table:style-name="ce355">
            <text:p><text:s/>759<text:s text:c="4"/></text:p>
          </table:table-cell>
          <table:table-cell office:value-type="float" office:value="716" table:style-name="ce355">
            <text:p><text:s/>716<text:s text:c="4"/></text:p>
          </table:table-cell>
          <table:table-cell office:value-type="float" office:value="8521" table:style-name="ce355">
            <text:p>8 521<text:s text:c="4"/></text:p>
          </table:table-cell>
          <table:table-cell office:value-type="float" office:value="491" table:style-name="ce355">
            <text:p><text:s/>491<text:s text:c="4"/></text:p>
          </table:table-cell>
          <table:table-cell office:value-type="float" office:value="415" table:style-name="ce355">
            <text:p><text:s/>415<text:s text:c="4"/></text:p>
          </table:table-cell>
          <table:table-cell office:value-type="float" office:value="5968" table:style-name="ce355">
            <text:p>5 968<text:s text:c="4"/></text:p>
          </table:table-cell>
          <table:table-cell office:value-type="float" office:value="21335" table:style-name="ce355">
            <text:p>21 335<text:s text:c="4"/></text:p>
          </table:table-cell>
          <table:table-cell table:number-columns-repeated="3" table:style-name="ce89"/>
          <table:table-cell office:value-type="string" table:style-name="ce354">
            <text:p>Outros</text:p>
          </table:table-cell>
          <table:table-cell office:value-type="float" office:value="29.144729773288923" table:style-name="ce350">
            <text:p>29,1</text:p>
          </table:table-cell>
          <table:table-cell table:number-columns-repeated="16367" table:style-name="ce1"/>
        </table:table-row>
        <table:table-row table:style-name="ro20">
          <table:table-cell table:style-name="ce89"/>
          <table:table-cell office:value-type="string" table:style-name="ce351">
            <text:p>var.%mês homólogo</text:p>
          </table:table-cell>
          <table:table-cell office:value-type="float" office:value="37.203972498090167" table:style-name="ce352">
            <text:p>+37,2<text:s text:c="5"/></text:p>
          </table:table-cell>
          <table:table-cell office:value-type="float" office:value="-18.859649122807014" table:style-name="ce352">
            <text:p>-18,9<text:s text:c="5"/></text:p>
          </table:table-cell>
          <table:table-cell office:value-type="float" office:value="-28.757359776882552" table:style-name="ce352">
            <text:p>-28,8<text:s text:c="5"/></text:p>
          </table:table-cell>
          <table:table-cell office:value-type="float" office:value="-11.124121779859479" table:style-name="ce352">
            <text:p>-11,1<text:s text:c="5"/></text:p>
          </table:table-cell>
          <table:table-cell office:value-type="float" office:value="-27.749747729566096" table:style-name="ce352">
            <text:p>-27,7<text:s text:c="5"/></text:p>
          </table:table-cell>
          <table:table-cell office:value-type="float" office:value="10.418556433847343" table:style-name="ce352">
            <text:p>+10,4<text:s text:c="5"/></text:p>
          </table:table-cell>
          <table:table-cell office:value-type="float" office:value="-11.371841155234648" table:style-name="ce352">
            <text:p>-11,4<text:s text:c="5"/></text:p>
          </table:table-cell>
          <table:table-cell office:value-type="float" office:value="-3.9351851851851904" table:style-name="ce352">
            <text:p>-3,9<text:s text:c="5"/></text:p>
          </table:table-cell>
          <table:table-cell office:value-type="float" office:value="41.690408357075029" table:style-name="ce353">
            <text:p>+41,7<text:s text:c="5"/></text:p>
          </table:table-cell>
          <table:table-cell office:value-type="float" office:value="8.0143782908060075" table:style-name="ce352">
            <text:p>+8,0<text:s text:c="5"/>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20">
          <table:table-cell table:style-name="ce89"/>
          <table:table-cell office:value-type="string" table:style-name="ce351">
            <text:p>var.%mês anterior</text:p>
          </table:table-cell>
          <table:table-cell office:value-type="float" office:value="-17.614678899082577" table:style-name="ce352">
            <text:p>-17,6<text:s text:c="5"/></text:p>
          </table:table-cell>
          <table:table-cell office:value-type="float" office:value="-8.8669950738916299" table:style-name="ce352">
            <text:p>-8,9<text:s text:c="5"/></text:p>
          </table:table-cell>
          <table:table-cell office:value-type="float" office:value="-27.015873015873012" table:style-name="ce352">
            <text:p>-27,0<text:s text:c="5"/></text:p>
          </table:table-cell>
          <table:table-cell office:value-type="float" office:value="-16.776315789473685" table:style-name="ce352">
            <text:p>-16,8<text:s text:c="5"/></text:p>
          </table:table-cell>
          <table:table-cell office:value-type="float" office:value="-37.793223284100783" table:style-name="ce352">
            <text:p>-37,8<text:s text:c="5"/></text:p>
          </table:table-cell>
          <table:table-cell office:value-type="float" office:value="-19.055761375510599" table:style-name="ce352">
            <text:p>-19,1<text:s text:c="5"/></text:p>
          </table:table-cell>
          <table:table-cell office:value-type="float" office:value="-12.007168458781365" table:style-name="ce352">
            <text:p>-12,0<text:s text:c="5"/></text:p>
          </table:table-cell>
          <table:table-cell office:value-type="float" office:value="-23.992673992674" table:style-name="ce352">
            <text:p>-24,0<text:s text:c="5"/></text:p>
          </table:table-cell>
          <table:table-cell office:value-type="float" office:value="-8.2692898862588322" table:style-name="ce352">
            <text:p>-8,3<text:s text:c="5"/></text:p>
          </table:table-cell>
          <table:table-cell office:value-type="float" office:value="-17.739821098087603" table:style-name="ce352">
            <text:p>-17,7<text:s text:c="5"/>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12">
          <table:table-cell table:style-name="ce89"/>
          <table:table-cell office:value-type="string" table:style-name="ce200">
            <text:p><text:s/>ALENTEJO</text:p>
          </table:table-cell>
          <table:table-cell office:value-type="float" office:value="226" table:style-name="ce355">
            <text:p><text:s/>226<text:s text:c="4"/></text:p>
          </table:table-cell>
          <table:table-cell office:value-type="float" office:value="58" table:style-name="ce355">
            <text:p><text:s/>58<text:s text:c="4"/></text:p>
          </table:table-cell>
          <table:table-cell office:value-type="float" office:value="407" table:style-name="ce355">
            <text:p><text:s/>407<text:s text:c="4"/></text:p>
          </table:table-cell>
          <table:table-cell office:value-type="float" office:value="73" table:style-name="ce355">
            <text:p><text:s/>73<text:s text:c="4"/></text:p>
          </table:table-cell>
          <table:table-cell office:value-type="float" office:value="24" table:style-name="ce355">
            <text:p><text:s/>24<text:s text:c="4"/></text:p>
          </table:table-cell>
          <table:table-cell office:value-type="float" office:value="1603" table:style-name="ce355">
            <text:p>1 603<text:s text:c="4"/></text:p>
          </table:table-cell>
          <table:table-cell office:value-type="float" office:value="111" table:style-name="ce355">
            <text:p><text:s/>111<text:s text:c="4"/></text:p>
          </table:table-cell>
          <table:table-cell office:value-type="float" office:value="81" table:style-name="ce355">
            <text:p><text:s/>81<text:s text:c="4"/></text:p>
          </table:table-cell>
          <table:table-cell office:value-type="float" office:value="615" table:style-name="ce355">
            <text:p><text:s/>615<text:s text:c="4"/></text:p>
          </table:table-cell>
          <table:table-cell office:value-type="float" office:value="3198" table:style-name="ce355">
            <text:p>3 198<text:s text:c="4"/>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20">
          <table:table-cell table:style-name="ce89"/>
          <table:table-cell office:value-type="string" table:style-name="ce351">
            <text:p>var.%mês homólogo</text:p>
          </table:table-cell>
          <table:table-cell office:value-type="float" office:value="7.6190476190476204" table:style-name="ce352">
            <text:p>+7,6<text:s text:c="5"/></text:p>
          </table:table-cell>
          <table:table-cell office:value-type="float" office:value="-53.225806451612904" table:style-name="ce352">
            <text:p>-53,2<text:s text:c="5"/></text:p>
          </table:table-cell>
          <table:table-cell office:value-type="float" office:value="-28.091872791519435" table:style-name="ce352">
            <text:p>-28,1<text:s text:c="5"/></text:p>
          </table:table-cell>
          <table:table-cell office:value-type="float" office:value="1.3888888888888857" table:style-name="ce352">
            <text:p>+1,4<text:s text:c="5"/></text:p>
          </table:table-cell>
          <table:table-cell office:value-type="float" office:value="-46.666666666666664" table:style-name="ce352">
            <text:p>-46,7<text:s text:c="5"/></text:p>
          </table:table-cell>
          <table:table-cell office:value-type="float" office:value="5.4605263157894797" table:style-name="ce352">
            <text:p>+5,5<text:s text:c="5"/></text:p>
          </table:table-cell>
          <table:table-cell office:value-type="float" office:value="-2.6315789473684248" table:style-name="ce352">
            <text:p>-2,6<text:s text:c="5"/></text:p>
          </table:table-cell>
          <table:table-cell office:value-type="float" office:value="-19" table:style-name="ce352">
            <text:p>-19,0<text:s text:c="5"/></text:p>
          </table:table-cell>
          <table:table-cell office:value-type="float" office:value="-10.998552821997109" table:style-name="ce353">
            <text:p>-11,0<text:s text:c="5"/></text:p>
          </table:table-cell>
          <table:table-cell office:value-type="float" office:value="-7.0889018012783254" table:style-name="ce352">
            <text:p>-7,1<text:s text:c="5"/>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20">
          <table:table-cell table:style-name="ce89"/>
          <table:table-cell office:value-type="string" table:style-name="ce351">
            <text:p>var.%mês anterior</text:p>
          </table:table-cell>
          <table:table-cell office:value-type="float" office:value="-15.037593984962399" table:style-name="ce352">
            <text:p>-15,0<text:s text:c="5"/></text:p>
          </table:table-cell>
          <table:table-cell office:value-type="float" office:value="-40.816326530612244" table:style-name="ce352">
            <text:p>-40,8<text:s text:c="5"/></text:p>
          </table:table-cell>
          <table:table-cell office:value-type="float" office:value="-4.4600938967136159" table:style-name="ce352">
            <text:p>-4,5<text:s text:c="5"/></text:p>
          </table:table-cell>
          <table:table-cell office:value-type="float" office:value="-22.340425531914903" table:style-name="ce352">
            <text:p>-22,3<text:s text:c="5"/></text:p>
          </table:table-cell>
          <table:table-cell office:value-type="float" office:value="-58.620689655172413" table:style-name="ce352">
            <text:p>-58,6<text:s text:c="5"/></text:p>
          </table:table-cell>
          <table:table-cell office:value-type="float" office:value="-25.16339869281046" table:style-name="ce352">
            <text:p>-25,2<text:s text:c="5"/></text:p>
          </table:table-cell>
          <table:table-cell office:value-type="float" office:value="-16.541353383458642" table:style-name="ce352">
            <text:p>-16,5<text:s text:c="5"/></text:p>
          </table:table-cell>
          <table:table-cell office:value-type="float" office:value="-26.363636363636374" table:style-name="ce352">
            <text:p>-26,4<text:s text:c="5"/></text:p>
          </table:table-cell>
          <table:table-cell office:value-type="float" office:value="-31.59065628476084" table:style-name="ce352">
            <text:p>-31,6<text:s text:c="5"/></text:p>
          </table:table-cell>
          <table:table-cell office:value-type="float" office:value="-24.32560340747753" table:style-name="ce352">
            <text:p>-24,3<text:s text:c="5"/>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12">
          <table:table-cell table:style-name="ce89"/>
          <table:table-cell office:value-type="string" table:style-name="ce200">
            <text:p><text:s/>ALGARVE</text:p>
          </table:table-cell>
          <table:table-cell office:value-type="float" office:value="212" table:style-name="ce355">
            <text:p><text:s/>212<text:s text:c="4"/></text:p>
          </table:table-cell>
          <table:table-cell office:value-type="float" office:value="66" table:style-name="ce355">
            <text:p><text:s/>66<text:s text:c="4"/></text:p>
          </table:table-cell>
          <table:table-cell office:value-type="float" office:value="358" table:style-name="ce355">
            <text:p><text:s/>358<text:s text:c="4"/></text:p>
          </table:table-cell>
          <table:table-cell office:value-type="float" office:value="83" table:style-name="ce355">
            <text:p><text:s/>83<text:s text:c="4"/></text:p>
          </table:table-cell>
          <table:table-cell office:value-type="float" office:value="63" table:style-name="ce355">
            <text:p><text:s/>63<text:s text:c="4"/></text:p>
          </table:table-cell>
          <table:table-cell office:value-type="float" office:value="1306" table:style-name="ce355">
            <text:p>1 306<text:s text:c="4"/></text:p>
          </table:table-cell>
          <table:table-cell office:value-type="float" office:value="48" table:style-name="ce355">
            <text:p><text:s/>48<text:s text:c="4"/></text:p>
          </table:table-cell>
          <table:table-cell office:value-type="float" office:value="36" table:style-name="ce355">
            <text:p><text:s/>36<text:s text:c="4"/></text:p>
          </table:table-cell>
          <table:table-cell office:value-type="float" office:value="1025" table:style-name="ce355">
            <text:p>1 025<text:s text:c="4"/></text:p>
          </table:table-cell>
          <table:table-cell office:value-type="float" office:value="3197" table:style-name="ce355">
            <text:p>3 197<text:s text:c="4"/>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20">
          <table:table-cell table:style-name="ce89"/>
          <table:table-cell office:value-type="string" table:style-name="ce351">
            <text:p>var.%mês homólogo</text:p>
          </table:table-cell>
          <table:table-cell office:value-type="float" office:value="22.543352601156073" table:style-name="ce352">
            <text:p>+22,5<text:s text:c="5"/></text:p>
          </table:table-cell>
          <table:table-cell office:value-type="float" office:value="50" table:style-name="ce352">
            <text:p>+50,0<text:s text:c="5"/></text:p>
          </table:table-cell>
          <table:table-cell office:value-type="float" office:value="-30.620155038759691" table:style-name="ce352">
            <text:p>-30,6<text:s text:c="5"/></text:p>
          </table:table-cell>
          <table:table-cell office:value-type="float" office:value="3.7500000000000142" table:style-name="ce352">
            <text:p>+3,8<text:s text:c="5"/></text:p>
          </table:table-cell>
          <table:table-cell office:value-type="float" office:value="-34.375" table:style-name="ce352">
            <text:p>-34,4<text:s text:c="5"/></text:p>
          </table:table-cell>
          <table:table-cell office:value-type="float" office:value="-0.98559514783926261" table:style-name="ce352">
            <text:p>-1,0<text:s text:c="5"/></text:p>
          </table:table-cell>
          <table:table-cell office:value-type="float" office:value="-46.067415730337082" table:style-name="ce352">
            <text:p>-46,1<text:s text:c="5"/></text:p>
          </table:table-cell>
          <table:table-cell office:value-type="float" office:value="-51.351351351351347" table:style-name="ce352">
            <text:p>-51,4<text:s text:c="5"/></text:p>
          </table:table-cell>
          <table:table-cell office:value-type="float" office:value="14.781634938409852" table:style-name="ce353">
            <text:p>+14,8<text:s text:c="5"/></text:p>
          </table:table-cell>
          <table:table-cell office:value-type="float" office:value="-2.6492082825822223" table:style-name="ce352">
            <text:p>-2,6<text:s text:c="5"/></text:p>
          </table:table-cell>
          <table:table-cell table:number-columns-repeated="5" table:style-name="ce89"/>
          <table:table-cell table:number-columns-repeated="16367" table:style-name="ce1"/>
        </table:table-row>
        <table:table-row table:style-name="ro20">
          <table:table-cell table:style-name="ce89"/>
          <table:table-cell office:value-type="string" table:style-name="ce351">
            <text:p>var.%mês anterior</text:p>
          </table:table-cell>
          <table:table-cell office:value-type="float" office:value="-15.537848605577693" table:style-name="ce352">
            <text:p>-15,5<text:s text:c="5"/></text:p>
          </table:table-cell>
          <table:table-cell office:value-type="float" office:value="37.5" table:style-name="ce352">
            <text:p>+37,5<text:s text:c="5"/></text:p>
          </table:table-cell>
          <table:table-cell office:value-type="float" office:value="-17.701149425287355" table:style-name="ce352">
            <text:p>-17,7<text:s text:c="5"/></text:p>
          </table:table-cell>
          <table:table-cell office:value-type="float" office:value="-7.7777777777777715" table:style-name="ce352">
            <text:p>-7,8<text:s text:c="5"/></text:p>
          </table:table-cell>
          <table:table-cell office:value-type="float" office:value="-1.5625" table:style-name="ce352">
            <text:p>-1,6<text:s text:c="5"/></text:p>
          </table:table-cell>
          <table:table-cell office:value-type="float" office:value="-41.696428571428569" table:style-name="ce352">
            <text:p>-41,7<text:s text:c="5"/></text:p>
          </table:table-cell>
          <table:table-cell office:value-type="float" office:value="-18.644067796610159" table:style-name="ce352">
            <text:p>-18,6<text:s text:c="5"/></text:p>
          </table:table-cell>
          <table:table-cell office:value-type="float" office:value="-42.857142857142861" table:style-name="ce352">
            <text:p>-42,9<text:s text:c="5"/></text:p>
          </table:table-cell>
          <table:table-cell office:value-type="float" office:value="-15.429042904290426" table:style-name="ce352">
            <text:p>-15,4<text:s text:c="5"/></text:p>
          </table:table-cell>
          <table:table-cell office:value-type="float" office:value="-28.350515463917532" table:style-name="ce352">
            <text:p>-28,4<text:s text:c="5"/></text:p>
          </table:table-cell>
          <table:table-cell table:style-name="ce89"/>
          <table:table-cell table:style-name="ce348"/>
          <table:table-cell table:number-columns-repeated="3" table:style-name="ce89"/>
          <table:table-cell table:number-columns-repeated="16367" table:style-name="ce1"/>
        </table:table-row>
        <table:table-row table:style-name="ro33">
          <table:table-cell table:style-name="ce89"/>
          <table:table-cell table:style-name="ce357"/>
          <table:table-cell table:number-columns-repeated="8" table:style-name="ce358"/>
          <table:table-cell table:style-name="ce359"/>
          <table:table-cell table:style-name="ce358"/>
          <table:table-cell table:number-columns-repeated="5" table:style-name="ce89"/>
          <table:table-cell table:number-columns-repeated="16367" table:style-name="ce1"/>
        </table:table-row>
        <table:table-row table:style-name="ro19">
          <table:table-cell table:style-name="ce89"/>
          <table:table-cell office:value-type="string" table:style-name="ce101">
            <text:p><text:span text:style-name="T9">1</text:span>Outros ex-inativos - Inclui situações como o fim de indisponibilidade prolongada para o emprego, ex-domésticas e reformados.</text:p>
          </table:table-cell>
          <table:table-cell table:number-columns-repeated="8" table:style-name="ce332"/>
          <table:table-cell table:style-name="ce360"/>
          <table:table-cell table:style-name="ce361"/>
          <table:table-cell table:number-columns-repeated="5" table:style-name="ce89"/>
          <table:table-cell table:number-columns-repeated="16367" table:style-name="ce1"/>
        </table:table-row>
        <table:table-row table:style-name="ro7">
          <table:table-cell table:style-name="ce89"/>
          <table:table-cell office:value-type="string" table:style-name="ce101">
            <text:p><text:span text:style-name="T9">2</text:span><text:span text:style-name="T8"><text:s/></text:span>Outros - Inclui reinscrições por falta à conv/controlo, fim do serviço militar, ex-emigrantes e beneficiários de prestações de desemprego no espaço europeu.</text:p>
          </table:table-cell>
          <table:table-cell table:number-columns-repeated="10" table:style-name="ce362"/>
          <table:table-cell table:number-columns-repeated="5" table:style-name="ce89"/>
          <table:table-cell table:number-columns-repeated="16367" table:style-name="ce1"/>
        </table:table-row>
        <table:table-row table:style-name="ro10">
          <table:table-cell table:style-name="ce89"/>
          <table:table-cell table:style-name="ce121"/>
          <table:table-cell table:number-columns-repeated="8" table:style-name="ce363"/>
          <table:table-cell table:style-name="ce364"/>
          <table:table-cell table:style-name="ce365"/>
          <table:table-cell table:style-name="ce89"/>
          <table:table-cell table:style-name="ce97"/>
          <table:table-cell table:number-columns-repeated="3" table:style-name="ce89"/>
          <table:table-cell table:number-columns-repeated="16367" table:style-name="ce1"/>
        </table:table-row>
        <table:table-row table:style-name="ro10">
          <table:table-cell table:number-columns-repeated="2" table:style-name="ce89"/>
          <table:table-cell table:number-columns-repeated="10" table:style-name="ce363"/>
          <table:table-cell table:style-name="ce89"/>
          <table:table-cell table:style-name="ce97"/>
          <table:table-cell table:number-columns-repeated="3" table:style-name="ce89"/>
          <table:table-cell table:number-columns-repeated="16367" table:style-name="ce1"/>
        </table:table-row>
        <table:table-row table:number-rows-repeated="4" table:style-name="ro6">
          <table:table-cell table:number-columns-repeated="2" table:style-name="ce89"/>
          <table:table-cell table:number-columns-repeated="10" table:style-name="ce363"/>
          <table:table-cell table:style-name="ce89"/>
          <table:table-cell table:style-name="ce97"/>
          <table:table-cell table:number-columns-repeated="3" table:style-name="ce89"/>
          <table:table-cell table:number-columns-repeated="16367" table:style-name="ce1"/>
        </table:table-row>
        <table:table-row table:number-rows-repeated="2" table:style-name="ro6">
          <table:table-cell table:number-columns-repeated="2" table:style-name="ce89"/>
          <table:table-cell table:number-columns-repeated="10" table:style-name="ce363"/>
          <table:table-cell table:number-columns-repeated="5" table:style-name="ce89"/>
          <table:table-cell table:number-columns-repeated="16367" table:style-name="ce1"/>
        </table:table-row>
        <table:table-row table:style-name="ro10">
          <table:table-cell table:number-columns-repeated="2" table:style-name="ce89"/>
          <table:table-cell table:number-columns-repeated="10" table:style-name="ce363"/>
          <table:table-cell table:number-columns-repeated="5" table:style-name="ce89"/>
          <table:table-cell table:number-columns-repeated="16367" table:style-name="ce1"/>
        </table:table-row>
        <table:table-row table:number-rows-repeated="5" table:style-name="ro6">
          <table:table-cell table:number-columns-repeated="2" table:style-name="ce89"/>
          <table:table-cell table:number-columns-repeated="10" table:style-name="ce363"/>
          <table:table-cell table:number-columns-repeated="5" table:style-name="ce89"/>
          <table:table-cell table:number-columns-repeated="16367" table:style-name="ce1"/>
        </table:table-row>
        <table:table-row table:number-rows-repeated="1048513" table:style-name="ro6">
          <table:table-cell table:number-columns-repeated="16384"/>
        </table:table-row>
      </table:table>
      <table:table table:name="X-XI" table:style-name="ta12" table:print-ranges="X-XI.B1:X-XI.K60">
        <table:table-column table:style-name="co28" table:default-cell-style-name="ce89"/>
        <table:table-column table:style-name="co60" table:default-cell-style-name="ce89"/>
        <table:table-column table:style-name="co47" table:default-cell-style-name="ce89"/>
        <table:table-column table:style-name="co49" table:default-cell-style-name="ce89"/>
        <table:table-column table:style-name="co61" table:default-cell-style-name="ce89"/>
        <table:table-column table:style-name="co18" table:default-cell-style-name="ce89"/>
        <table:table-column table:style-name="co28" table:default-cell-style-name="ce89"/>
        <table:table-column table:style-name="co41" table:default-cell-style-name="ce89"/>
        <table:table-column table:style-name="co34" table:default-cell-style-name="ce89"/>
        <table:table-column table:style-name="co18" table:default-cell-style-name="ce89"/>
        <table:table-column table:style-name="co33" table:default-cell-style-name="ce89"/>
        <table:table-column table:style-name="co28" table:number-columns-repeated="16373" table:default-cell-style-name="ce89"/>
        <table:table-row table:style-name="ro6">
          <table:table-cell table:number-columns-repeated="16384"/>
        </table:table-row>
        <table:table-row table:style-name="ro6">
          <table:table-cell table:number-columns-repeated="10"/>
          <table:table-cell table:style-name="ce89">
            <draw:frame draw:z-index="1" draw:id="id181" draw:style-name="a356" draw:name="Picture 559" svg:x="0.0625in" svg:y="0.08333in" svg:width="0.26042in" svg:height="0.26042in" style:rel-width="scale" style:rel-height="scale">
              <draw:image xlink:href="media/image2.emf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7">
          <table:table-cell table:style-name="ce91"/>
          <table:table-cell table:style-name="ce91">
            <draw:frame draw:z-index="2" draw:id="id182" draw:style-name="a357" draw:name="Picture 560" svg:x="0.01042in" svg:y="0.0625in" svg:width="2.38542in" svg:height="0.5208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3" draw:id="id183" draw:style-name="a362" draw:name="Text Box 561" svg:x="0.29167in" svg:y="0.14584in" svg:width="1.82292in" svg:height="0.21875in">
              <draw:text-box>
                <text:p text:style-name="a359" text:class-names="" text:cond-style-name=""><text:span text:style-name="a358" text:class-names="">FEVEREIRO 2014, <text:s text:c="1"/>Nº 02</text:span></text:p>
                <text:p text:style-name="a361" text:class-names="" text:cond-style-name=""><text:span text:style-name="a360" text:class-names=""/></text:p>
              </draw:text-box>
              <svg:title/>
              <svg:desc/>
            </draw:frame>
          </table:table-cell>
          <table:table-cell table:number-columns-repeated="16382" table:style-name="ce91"/>
        </table:table-row>
        <table:table-row table:style-name="ro7">
          <table:table-cell table:style-name="ce91"/>
          <table:table-cell table:number-columns-repeated="16383" table:style-name="ce91"/>
        </table:table-row>
        <table:table-row table:style-name="ro22">
          <table:table-cell/>
          <table:table-cell table:number-columns-repeated="16383" table:style-name="ce89"/>
        </table:table-row>
        <table:table-row table:style-name="ro6">
          <table:table-cell/>
          <table:table-cell office:value-type="string" table:number-columns-spanned="10" table:number-rows-spanned="1" table:style-name="ce246">
            <text:p>QUADRO X - OFERTAS DE EMPREGO POR REGIÕES</text:p>
          </table:table-cell>
          <table:covered-table-cell table:number-columns-repeated="9"/>
          <table:table-cell table:number-columns-repeated="16373"/>
        </table:table-row>
        <table:table-row table:style-name="ro6">
          <table:table-cell/>
          <table:table-cell office:value-type="string" table:number-columns-spanned="10" table:number-rows-spanned="1" table:style-name="ce247">
            <text:p>Movimento ao longo dos meses</text:p>
          </table:table-cell>
          <table:covered-table-cell table:number-columns-repeated="9"/>
          <table:table-cell table:number-columns-repeated="16373"/>
        </table:table-row>
        <table:table-row table:style-name="ro30">
          <table:table-cell/>
          <table:table-cell table:number-columns-repeated="10" table:style-name="ce92"/>
          <table:table-cell table:number-columns-repeated="16373"/>
        </table:table-row>
        <table:table-row table:style-name="ro16">
          <table:table-cell table:style-name="ce183"/>
          <table:table-cell table:style-name="ce250"/>
          <table:table-cell office:value-type="float" office:value="2013" table:style-name="ce133">
            <text:p>2013</text:p>
          </table:table-cell>
          <table:table-cell table:style-name="ce134"/>
          <table:table-cell office:value-type="float" office:value="2014" table:number-columns-spanned="4" table:number-rows-spanned="1" table:style-name="ce175">
            <text:p>2014</text:p>
          </table:table-cell>
          <table:covered-table-cell table:number-columns-repeated="3"/>
          <table:table-cell office:value-type="string" table:number-columns-spanned="3" table:number-rows-spanned="1" table:style-name="ce176">
            <text:p>var.%</text:p>
          </table:table-cell>
          <table:covered-table-cell table:number-columns-repeated="2"/>
          <table:table-cell table:number-columns-repeated="16373" table:style-name="ce183"/>
        </table:table-row>
        <table:table-row table:style-name="ro17">
          <table:table-cell table:style-name="ce183"/>
          <table:table-cell table:style-name="ce131"/>
          <table:table-cell office:value-type="string" table:style-name="ce136">
            <text:p>FEVER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JAN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FEVEREIRO</text:p>
          </table:table-cell>
          <table:table-cell office:value-type="string" table:style-name="ce138">
            <text:p>%</text:p>
          </table:table-cell>
          <table:table-cell office:value-type="string" table:number-columns-spanned="2" table:number-rows-spanned="1" table:style-name="ce177">
            <text:p>mês homólogo</text:p>
          </table:table-cell>
          <table:covered-table-cell/>
          <table:table-cell office:value-type="string" table:style-name="ce139">
            <text:p>mês <text:s text:c="2"/>anterior</text:p>
          </table:table-cell>
          <table:table-cell table:number-columns-repeated="16373" table:style-name="ce183"/>
        </table:table-row>
        <table:table-row table:style-name="ro33">
          <table:table-cell table:style-name="ce7"/>
          <table:table-cell table:style-name="ce141"/>
          <table:table-cell table:style-name="ce212"/>
          <table:table-cell table:number-columns-repeated="8" table:style-name="ce101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14">
            <text:p>PORTUGAL</text:p>
          </table:table-cell>
          <table:table-cell office:value-type="float" office:value="7656" table:style-name="ce215">
            <text:p>7 656</text:p>
          </table:table-cell>
          <table:table-cell office:value-type="float" office:value="100" table:style-name="ce216">
            <text:p>100,0<text:s text:c="4"/></text:p>
          </table:table-cell>
          <table:table-cell office:value-type="float" office:value="14359" table:style-name="ce217">
            <text:p>14 359</text:p>
          </table:table-cell>
          <table:table-cell office:value-type="float" office:value="100" table:style-name="ce216">
            <text:p>100,0<text:s text:c="4"/></text:p>
          </table:table-cell>
          <table:table-cell office:value-type="float" office:value="13477" table:style-name="ce217">
            <text:p>13 477</text:p>
          </table:table-cell>
          <table:table-cell office:value-type="float" office:value="99.999999999999986" table:style-name="ce216">
            <text:p>100,0<text:s text:c="4"/></text:p>
          </table:table-cell>
          <table:table-cell table:style-name="ce216"/>
          <table:table-cell office:value-type="float" office:value="76.031870428422138" table:style-name="ce218">
            <text:p>+76,0<text:s text:c="3"/></text:p>
          </table:table-cell>
          <table:table-cell office:value-type="float" office:value="-6.1424890312695766" table:style-name="ce218">
            <text:p>-6,1<text:s text:c="3"/></text:p>
          </table:table-cell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19">
            <text:p>CONTINENTE</text:p>
          </table:table-cell>
          <table:table-cell office:value-type="float" office:value="7522" table:style-name="ce215">
            <text:p>7 522</text:p>
          </table:table-cell>
          <table:table-cell office:value-type="float" office:value="98.249738766980144" table:style-name="ce216">
            <text:p>98,2<text:s text:c="4"/></text:p>
          </table:table-cell>
          <table:table-cell office:value-type="float" office:value="14146" table:style-name="ce217">
            <text:p>14 146</text:p>
          </table:table-cell>
          <table:table-cell office:value-type="float" office:value="98.516609791768232" table:style-name="ce216">
            <text:p>98,5<text:s text:c="4"/></text:p>
          </table:table-cell>
          <table:table-cell office:value-type="float" office:value="13164" table:style-name="ce217">
            <text:p>13 164</text:p>
          </table:table-cell>
          <table:table-cell office:value-type="float" office:value="97.677524671662823" table:style-name="ce216">
            <text:p>97,7<text:s text:c="4"/></text:p>
          </table:table-cell>
          <table:table-cell table:style-name="ce216"/>
          <table:table-cell office:value-type="float" office:value="75.006647168306301" table:style-name="ce218">
            <text:p>+75,0<text:s text:c="3"/></text:p>
          </table:table-cell>
          <table:table-cell office:value-type="float" office:value="-6.9418917008341623" table:style-name="ce218">
            <text:p>-6,9<text:s text:c="3"/></text:p>
          </table:table-cell>
          <table:table-cell table:number-columns-repeated="16373" table:style-name="ce7"/>
        </table:table-row>
        <table:table-row table:style-name="ro1">
          <table:table-cell table:style-name="ce213"/>
          <table:table-cell office:value-type="string" table:style-name="ce228">
            <text:p>Norte</text:p>
          </table:table-cell>
          <table:table-cell office:value-type="float" office:value="2984" table:style-name="ce222">
            <text:p>2 984</text:p>
          </table:table-cell>
          <table:table-cell office:value-type="float" office:value="38.975966562173461" table:style-name="ce223">
            <text:p>39,0<text:s text:c="4"/></text:p>
          </table:table-cell>
          <table:table-cell office:value-type="float" office:value="5947" table:style-name="ce224">
            <text:p>5 947</text:p>
          </table:table-cell>
          <table:table-cell office:value-type="float" office:value="41.416533184762173" table:style-name="ce223">
            <text:p>41,4<text:s text:c="4"/></text:p>
          </table:table-cell>
          <table:table-cell office:value-type="float" office:value="5902" table:style-name="ce224">
            <text:p>5 902</text:p>
          </table:table-cell>
          <table:table-cell office:value-type="float" office:value="43.793129034651628" table:style-name="ce223">
            <text:p>43,8<text:s text:c="4"/></text:p>
          </table:table-cell>
          <table:table-cell table:style-name="ce223"/>
          <table:table-cell office:value-type="float" office:value="97.788203753351212" table:style-name="ce225">
            <text:p>+97,8<text:s text:c="3"/></text:p>
          </table:table-cell>
          <table:table-cell office:value-type="float" office:value="-0.7566840423743173" table:style-name="ce225">
            <text:p>-0,8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Centro</text:p>
          </table:table-cell>
          <table:table-cell office:value-type="float" office:value="2001" table:style-name="ce222">
            <text:p>2 001</text:p>
          </table:table-cell>
          <table:table-cell office:value-type="float" office:value="26.136363636363637" table:style-name="ce223">
            <text:p>26,1<text:s text:c="4"/></text:p>
          </table:table-cell>
          <table:table-cell office:value-type="float" office:value="3538" table:style-name="ce224">
            <text:p>3 538</text:p>
          </table:table-cell>
          <table:table-cell office:value-type="float" office:value="24.639598857859184" table:style-name="ce223">
            <text:p>24,6<text:s text:c="4"/></text:p>
          </table:table-cell>
          <table:table-cell office:value-type="float" office:value="2874" table:style-name="ce224">
            <text:p>2 874</text:p>
          </table:table-cell>
          <table:table-cell office:value-type="float" office:value="21.325220746456928" table:style-name="ce223">
            <text:p>21,3<text:s text:c="4"/></text:p>
          </table:table-cell>
          <table:table-cell table:style-name="ce223"/>
          <table:table-cell office:value-type="float" office:value="43.628185907046458" table:style-name="ce225">
            <text:p>+43,6<text:s text:c="3"/></text:p>
          </table:table-cell>
          <table:table-cell office:value-type="float" office:value="-18.767665347654045" table:style-name="ce225">
            <text:p>-18,8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Lisboa V. Tejo</text:p>
          </table:table-cell>
          <table:table-cell office:value-type="float" office:value="1496" table:style-name="ce222">
            <text:p>1 496</text:p>
          </table:table-cell>
          <table:table-cell office:value-type="float" office:value="19.540229885057471" table:style-name="ce223">
            <text:p>19,5<text:s text:c="4"/></text:p>
          </table:table-cell>
          <table:table-cell office:value-type="float" office:value="3446" table:style-name="ce224">
            <text:p>3 446</text:p>
          </table:table-cell>
          <table:table-cell office:value-type="float" office:value="23.998885716275506" table:style-name="ce223">
            <text:p>24,0<text:s text:c="4"/></text:p>
          </table:table-cell>
          <table:table-cell office:value-type="float" office:value="2712" table:style-name="ce224">
            <text:p>2 712</text:p>
          </table:table-cell>
          <table:table-cell office:value-type="float" office:value="20.123172812940567" table:style-name="ce223">
            <text:p>20,1<text:s text:c="4"/></text:p>
          </table:table-cell>
          <table:table-cell table:style-name="ce223"/>
          <table:table-cell office:value-type="float" office:value="81.283422459893046" table:style-name="ce225">
            <text:p>+81,3<text:s text:c="3"/></text:p>
          </table:table-cell>
          <table:table-cell office:value-type="float" office:value="-21.300058038305281" table:style-name="ce225">
            <text:p>-21,3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Alentejo</text:p>
          </table:table-cell>
          <table:table-cell office:value-type="float" office:value="544" table:style-name="ce222">
            <text:p><text:s/>544</text:p>
          </table:table-cell>
          <table:table-cell office:value-type="float" office:value="7.105538140020899" table:style-name="ce223">
            <text:p>7,1<text:s text:c="4"/></text:p>
          </table:table-cell>
          <table:table-cell office:value-type="float" office:value="706" table:style-name="ce224">
            <text:p><text:s/>706</text:p>
          </table:table-cell>
          <table:table-cell office:value-type="float" office:value="4.9167769343269034" table:style-name="ce223">
            <text:p>4,9<text:s text:c="4"/></text:p>
          </table:table-cell>
          <table:table-cell office:value-type="float" office:value="957" table:style-name="ce224">
            <text:p><text:s/>957</text:p>
          </table:table-cell>
          <table:table-cell office:value-type="float" office:value="7.1009868665133187" table:style-name="ce223">
            <text:p>7,1<text:s text:c="4"/></text:p>
          </table:table-cell>
          <table:table-cell table:style-name="ce223"/>
          <table:table-cell office:value-type="float" office:value="75.91911764705884" table:style-name="ce225">
            <text:p>+75,9<text:s text:c="3"/></text:p>
          </table:table-cell>
          <table:table-cell office:value-type="float" office:value="35.552407932011334" table:style-name="ce225">
            <text:p>+35,6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8">
            <text:p>Algarve</text:p>
          </table:table-cell>
          <table:table-cell office:value-type="float" office:value="497" table:style-name="ce222">
            <text:p><text:s/>497</text:p>
          </table:table-cell>
          <table:table-cell office:value-type="float" office:value="6.4916405433646807" table:style-name="ce223">
            <text:p>6,5<text:s text:c="4"/></text:p>
          </table:table-cell>
          <table:table-cell office:value-type="float" office:value="509" table:style-name="ce224">
            <text:p><text:s/>509</text:p>
          </table:table-cell>
          <table:table-cell office:value-type="float" office:value="3.5448150985444666" table:style-name="ce223">
            <text:p>3,5<text:s text:c="4"/></text:p>
          </table:table-cell>
          <table:table-cell office:value-type="float" office:value="719" table:style-name="ce224">
            <text:p><text:s/>719</text:p>
          </table:table-cell>
          <table:table-cell office:value-type="float" office:value="5.3350152111003935" table:style-name="ce223">
            <text:p>5,3<text:s text:c="4"/></text:p>
          </table:table-cell>
          <table:table-cell table:style-name="ce223"/>
          <table:table-cell office:value-type="float" office:value="44.668008048289749" table:style-name="ce225">
            <text:p>+44,7<text:s text:c="3"/></text:p>
          </table:table-cell>
          <table:table-cell office:value-type="float" office:value="41.257367387033412" table:style-name="ce225">
            <text:p>+41,3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14">
            <text:p>REG.AUTÓNOMAS</text:p>
          </table:table-cell>
          <table:table-cell office:value-type="float" office:value="134" table:style-name="ce215">
            <text:p><text:s/>134</text:p>
          </table:table-cell>
          <table:table-cell office:value-type="float" office:value="1.7502612330198537" table:style-name="ce216">
            <text:p>1,8<text:s text:c="4"/></text:p>
          </table:table-cell>
          <table:table-cell office:value-type="float" office:value="213" table:style-name="ce217">
            <text:p><text:s/>213</text:p>
          </table:table-cell>
          <table:table-cell office:value-type="float" office:value="1.4833902082317709" table:style-name="ce216">
            <text:p>1,5<text:s text:c="4"/></text:p>
          </table:table-cell>
          <table:table-cell office:value-type="float" office:value="313" table:style-name="ce217">
            <text:p><text:s/>313</text:p>
          </table:table-cell>
          <table:table-cell office:value-type="float" office:value="2.3224753283371671" table:style-name="ce216">
            <text:p>2,3<text:s text:c="4"/></text:p>
          </table:table-cell>
          <table:table-cell table:style-name="ce216"/>
          <table:table-cell office:value-type="float" office:value="133.58208955223881" table:style-name="ce218">
            <text:p>+133,6<text:s text:c="3"/></text:p>
          </table:table-cell>
          <table:table-cell office:value-type="float" office:value="46.948356807511715" table:style-name="ce218">
            <text:p>+46,9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367">
            <text:p>Açores</text:p>
          </table:table-cell>
          <table:table-cell office:value-type="float" office:value="21" table:style-name="ce224">
            <text:p><text:s/>21</text:p>
          </table:table-cell>
          <table:table-cell office:value-type="float" office:value="0.27429467084639497" table:style-name="ce223">
            <text:p>0,3<text:s text:c="4"/></text:p>
          </table:table-cell>
          <table:table-cell office:value-type="float" office:value="71" table:style-name="ce224">
            <text:p><text:s/>71</text:p>
          </table:table-cell>
          <table:table-cell office:value-type="float" office:value="0.49446340274392364" table:style-name="ce223">
            <text:p>0,5<text:s text:c="4"/></text:p>
          </table:table-cell>
          <table:table-cell office:value-type="float" office:value="123" table:style-name="ce224">
            <text:p><text:s/>123</text:p>
          </table:table-cell>
          <table:table-cell office:value-type="float" office:value="0.91266602359575577" table:style-name="ce223">
            <text:p>0,9<text:s text:c="4"/></text:p>
          </table:table-cell>
          <table:table-cell table:style-name="ce223"/>
          <table:table-cell office:value-type="float" office:value="485.71428571428567" table:style-name="ce225">
            <text:p>+485,7<text:s text:c="3"/></text:p>
          </table:table-cell>
          <table:table-cell office:value-type="float" office:value="73.239436619718305" table:style-name="ce225">
            <text:p>+73,2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329">
            <text:p>Madeira</text:p>
          </table:table-cell>
          <table:table-cell office:value-type="float" office:value="113" table:style-name="ce222">
            <text:p><text:s/>113</text:p>
          </table:table-cell>
          <table:table-cell office:value-type="float" office:value="1.4759665621734588" table:style-name="ce223">
            <text:p>1,5<text:s text:c="4"/></text:p>
          </table:table-cell>
          <table:table-cell office:value-type="float" office:value="142" table:style-name="ce224">
            <text:p><text:s/>142</text:p>
          </table:table-cell>
          <table:table-cell office:value-type="float" office:value="0.98892680548784728" table:style-name="ce223">
            <text:p>1,0<text:s text:c="4"/></text:p>
          </table:table-cell>
          <table:table-cell office:value-type="float" office:value="190" table:style-name="ce224">
            <text:p><text:s/>190</text:p>
          </table:table-cell>
          <table:table-cell office:value-type="float" office:value="1.4098093047414113" table:style-name="ce223">
            <text:p>1,4<text:s text:c="4"/></text:p>
          </table:table-cell>
          <table:table-cell table:style-name="ce223"/>
          <table:table-cell office:value-type="float" office:value="68.141592920353986" table:style-name="ce225">
            <text:p>+68,1<text:s text:c="3"/></text:p>
          </table:table-cell>
          <table:table-cell office:value-type="float" office:value="33.802816901408448" table:style-name="ce225">
            <text:p>+33,8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table:style-name="ce329"/>
          <table:table-cell table:style-name="ce402"/>
          <table:table-cell table:style-name="ce223"/>
          <table:table-cell table:style-name="ce224"/>
          <table:table-cell table:style-name="ce223"/>
          <table:table-cell table:style-name="ce224"/>
          <table:table-cell table:number-columns-repeated="2" table:style-name="ce223"/>
          <table:table-cell table:number-columns-repeated="2" table:style-name="ce225"/>
          <table:table-cell table:number-columns-repeated="16373" table:style-name="ce213"/>
        </table:table-row>
        <table:table-row table:style-name="ro12">
          <table:table-cell table:style-name="ce1"/>
          <table:table-cell table:number-columns-repeated="10" table:style-name="ce330"/>
          <table:table-cell table:number-columns-repeated="3" table:style-name="ce89"/>
          <table:table-cell table:number-columns-repeated="16370" table:style-name="ce1"/>
        </table:table-row>
        <table:table-row table:style-name="ro12">
          <table:table-cell table:style-name="ce1"/>
          <table:table-cell office:value-type="string" table:number-columns-spanned="10" table:number-rows-spanned="1" table:style-name="ce246">
            <text:p>QUADRO XI <text:s/>- OFERTAS DE EMPREGO POR ATIVIDADE ECONÓMICA</text:p>
          </table:table-cell>
          <table:covered-table-cell table:number-columns-repeated="9"/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12">
          <table:table-cell table:style-name="ce1"/>
          <table:table-cell office:value-type="string" table:number-columns-spanned="10" table:number-rows-spanned="1" table:style-name="ce247">
            <text:p>Movimento ao longo dos meses</text:p>
          </table:table-cell>
          <table:covered-table-cell table:number-columns-repeated="9"/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12">
          <table:table-cell table:style-name="ce1"/>
          <table:table-cell table:style-name="ce267"/>
          <table:table-cell table:number-columns-repeated="8" table:style-name="ce268"/>
          <table:table-cell table:style-name="ce92"/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12">
          <table:table-cell table:style-name="ce1"/>
          <table:table-cell office:value-type="string" table:style-name="ce248">
            <text:p>CONTINENTE</text:p>
          </table:table-cell>
          <table:table-cell table:number-columns-repeated="9" table:style-name="ce92"/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1">
          <table:table-cell table:style-name="ce1"/>
          <table:table-cell office:value-type="string" table:style-name="ce270">
            <text:p>ATIVIDADE ECONÓMICA</text:p>
          </table:table-cell>
          <table:table-cell office:value-type="float" office:value="2013" table:style-name="ce133">
            <text:p>2013</text:p>
          </table:table-cell>
          <table:table-cell table:style-name="ce134"/>
          <table:table-cell office:value-type="float" office:value="2014" table:number-columns-spanned="4" table:number-rows-spanned="1" table:style-name="ce175">
            <text:p>2014</text:p>
          </table:table-cell>
          <table:covered-table-cell table:number-columns-repeated="3"/>
          <table:table-cell office:value-type="string" table:number-columns-spanned="3" table:number-rows-spanned="1" table:style-name="ce176">
            <text:p>var. valores abs.</text:p>
          </table:table-cell>
          <table:covered-table-cell table:number-columns-repeated="2"/>
          <table:table-cell table:style-name="ce271"/>
          <table:table-cell table:style-name="ce368"/>
          <table:table-cell table:style-name="ce288"/>
          <table:table-cell table:number-columns-repeated="16370" table:style-name="ce1"/>
        </table:table-row>
        <table:table-row table:style-name="ro26">
          <table:table-cell table:style-name="ce1"/>
          <table:table-cell table:style-name="ce200"/>
          <table:table-cell office:value-type="string" table:style-name="ce136">
            <text:p>FEVER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JAN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FEVEREIRO</text:p>
          </table:table-cell>
          <table:table-cell office:value-type="string" table:style-name="ce138">
            <text:p>%</text:p>
          </table:table-cell>
          <table:table-cell office:value-type="string" table:number-columns-spanned="2" table:number-rows-spanned="1" table:style-name="ce177">
            <text:p>mês homólogo</text:p>
          </table:table-cell>
          <table:covered-table-cell/>
          <table:table-cell office:value-type="string" table:style-name="ce139">
            <text:p>mês <text:s text:c="2"/>anterior</text:p>
          </table:table-cell>
          <table:table-cell table:style-name="ce272"/>
          <table:table-cell table:style-name="ce369"/>
          <table:table-cell table:style-name="ce288"/>
          <table:table-cell table:number-columns-repeated="16370" table:style-name="ce1"/>
        </table:table-row>
        <table:table-row table:style-name="ro12">
          <table:table-cell table:style-name="ce1"/>
          <table:table-cell office:value-type="string" table:style-name="ce273">
            <text:p><text:s text:c="2"/>Total</text:p>
          </table:table-cell>
          <table:table-cell office:value-type="float" office:value="7522" table:style-name="ce189">
            <text:p>7 522</text:p>
          </table:table-cell>
          <table:table-cell office:value-type="float" office:value="100" table:style-name="ce370">
            <text:p>100,0</text:p>
          </table:table-cell>
          <table:table-cell office:value-type="float" office:value="14146" table:style-name="ce371">
            <text:p>14 146</text:p>
          </table:table-cell>
          <table:table-cell office:value-type="float" office:value="100" table:style-name="ce275">
            <text:p>100,0<text:s text:c="4"/></text:p>
          </table:table-cell>
          <table:table-cell office:value-type="float" office:value="13164" table:style-name="ce372">
            <text:p>13 164</text:p>
          </table:table-cell>
          <table:table-cell office:value-type="float" office:value="100" table:style-name="ce275">
            <text:p>100,0<text:s text:c="4"/></text:p>
          </table:table-cell>
          <table:table-cell table:style-name="ce275"/>
          <table:table-cell office:value-type="float" office:value="5642" table:style-name="ce373">
            <text:p>+5642<text:s text:c="2"/></text:p>
          </table:table-cell>
          <table:table-cell office:value-type="float" office:value="-982" table:style-name="ce374">
            <text:p>-982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291">
            <text:p>Agricultura, produção animal, caça, floresta e pesca</text:p>
          </table:table-cell>
          <table:table-cell office:value-type="float" office:value="342" table:style-name="ce274">
            <text:p><text:s/>342<text:s/></text:p>
          </table:table-cell>
          <table:table-cell office:value-type="float" office:value="4.5466631215102371" table:style-name="ce275">
            <text:p>4,5<text:s text:c="4"/></text:p>
          </table:table-cell>
          <table:table-cell office:value-type="float" office:value="540" table:style-name="ce276">
            <text:p><text:s/>540<text:s/></text:p>
          </table:table-cell>
          <table:table-cell office:value-type="float" office:value="3.8173335218436306" table:style-name="ce275">
            <text:p>3,8<text:s text:c="4"/></text:p>
          </table:table-cell>
          <table:table-cell office:value-type="float" office:value="477" table:style-name="ce293">
            <text:p><text:s/>477<text:s/></text:p>
          </table:table-cell>
          <table:table-cell office:value-type="float" office:value="3.6235186873290797" table:style-name="ce275">
            <text:p>3,6<text:s text:c="4"/></text:p>
          </table:table-cell>
          <table:table-cell table:style-name="ce275"/>
          <table:table-cell office:value-type="float" office:value="135" table:style-name="ce373">
            <text:p>+135<text:s text:c="2"/></text:p>
          </table:table-cell>
          <table:table-cell office:value-type="float" office:value="-63" table:style-name="ce374">
            <text:p>-63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291">
            <text:p>Indústria, energia e água e construção</text:p>
          </table:table-cell>
          <table:table-cell office:value-type="float" office:value="2468" table:style-name="ce274">
            <text:p>2 468<text:s/></text:p>
          </table:table-cell>
          <table:table-cell office:value-type="float" office:value="32.810422759904277" table:style-name="ce275">
            <text:p>32,8<text:s text:c="4"/></text:p>
          </table:table-cell>
          <table:table-cell office:value-type="float" office:value="3971" table:style-name="ce276">
            <text:p>3 971<text:s/></text:p>
          </table:table-cell>
          <table:table-cell office:value-type="float" office:value="28.071539657853812" table:style-name="ce275">
            <text:p>28,1<text:s text:c="4"/></text:p>
          </table:table-cell>
          <table:table-cell office:value-type="float" office:value="3836" table:style-name="ce293">
            <text:p>3 836<text:s/></text:p>
          </table:table-cell>
          <table:table-cell office:value-type="float" office:value="29.14007900334245" table:style-name="ce275">
            <text:p>29,1<text:s text:c="4"/></text:p>
          </table:table-cell>
          <table:table-cell table:style-name="ce275"/>
          <table:table-cell office:value-type="float" office:value="1368" table:style-name="ce373">
            <text:p>+1368<text:s text:c="2"/></text:p>
          </table:table-cell>
          <table:table-cell office:value-type="float" office:value="-135" table:style-name="ce374">
            <text:p>-135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Indústrias extrativas</text:p>
          </table:table-cell>
          <table:table-cell office:value-type="float" office:value="18" table:style-name="ce185">
            <text:p><text:s/>18<text:s/></text:p>
          </table:table-cell>
          <table:table-cell office:value-type="float" office:value="0.23929805902685458" table:style-name="ce278">
            <text:p>0,2<text:s text:c="4"/></text:p>
          </table:table-cell>
          <table:table-cell office:value-type="float" office:value="35" table:style-name="ce187">
            <text:p><text:s/>35<text:s/></text:p>
          </table:table-cell>
          <table:table-cell office:value-type="float" office:value="0.24741976530467977" table:style-name="ce278">
            <text:p>0,2<text:s text:c="4"/></text:p>
          </table:table-cell>
          <table:table-cell office:value-type="float" office:value="59" table:style-name="ce302">
            <text:p><text:s/>59<text:s/></text:p>
          </table:table-cell>
          <table:table-cell office:value-type="float" office:value="0.4481920388939532" table:style-name="ce278">
            <text:p>0,4<text:s text:c="4"/></text:p>
          </table:table-cell>
          <table:table-cell table:style-name="ce278"/>
          <table:table-cell office:value-type="float" office:value="41" table:style-name="ce375">
            <text:p>+41<text:s text:c="2"/></text:p>
          </table:table-cell>
          <table:table-cell office:value-type="float" office:value="24" table:style-name="ce376">
            <text:p>+24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Indústrias alimentares das bebidas e do tabaco</text:p>
          </table:table-cell>
          <table:table-cell office:value-type="float" office:value="219" table:style-name="ce185">
            <text:p><text:s/>219<text:s/></text:p>
          </table:table-cell>
          <table:table-cell office:value-type="float" office:value="2.9114597181600641" table:style-name="ce278">
            <text:p>2,9<text:s text:c="4"/></text:p>
          </table:table-cell>
          <table:table-cell office:value-type="float" office:value="385" table:style-name="ce187">
            <text:p><text:s/>385<text:s/></text:p>
          </table:table-cell>
          <table:table-cell office:value-type="float" office:value="2.7216174183514776" table:style-name="ce278">
            <text:p>2,7<text:s text:c="4"/></text:p>
          </table:table-cell>
          <table:table-cell office:value-type="float" office:value="439" table:style-name="ce302">
            <text:p><text:s/>439<text:s/></text:p>
          </table:table-cell>
          <table:table-cell office:value-type="float" office:value="3.3348526283804318" table:style-name="ce278">
            <text:p>3,3<text:s text:c="4"/></text:p>
          </table:table-cell>
          <table:table-cell table:style-name="ce278"/>
          <table:table-cell office:value-type="float" office:value="220" table:style-name="ce375">
            <text:p>+220<text:s text:c="2"/></text:p>
          </table:table-cell>
          <table:table-cell office:value-type="float" office:value="54" table:style-name="ce376">
            <text:p>+54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Fabricação de têxteis</text:p>
          </table:table-cell>
          <table:table-cell office:value-type="float" office:value="127" table:style-name="ce185">
            <text:p><text:s/>127<text:s/></text:p>
          </table:table-cell>
          <table:table-cell office:value-type="float" office:value="1.6883807498005849" table:style-name="ce278">
            <text:p>1,7<text:s text:c="4"/></text:p>
          </table:table-cell>
          <table:table-cell office:value-type="float" office:value="261" table:style-name="ce187">
            <text:p><text:s/>261<text:s/></text:p>
          </table:table-cell>
          <table:table-cell office:value-type="float" office:value="1.8450445355577549" table:style-name="ce278">
            <text:p>1,8<text:s text:c="4"/></text:p>
          </table:table-cell>
          <table:table-cell office:value-type="float" office:value="290" table:style-name="ce302">
            <text:p><text:s/>290<text:s/></text:p>
          </table:table-cell>
          <table:table-cell office:value-type="float" office:value="2.2029778182923123" table:style-name="ce278">
            <text:p>2,2<text:s text:c="4"/></text:p>
          </table:table-cell>
          <table:table-cell table:style-name="ce275"/>
          <table:table-cell office:value-type="float" office:value="163" table:style-name="ce375">
            <text:p>+163<text:s text:c="2"/></text:p>
          </table:table-cell>
          <table:table-cell office:value-type="float" office:value="29" table:style-name="ce376">
            <text:p>+29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Indústria do vestuário</text:p>
          </table:table-cell>
          <table:table-cell office:value-type="float" office:value="521" table:style-name="ce185">
            <text:p><text:s/>521<text:s/></text:p>
          </table:table-cell>
          <table:table-cell office:value-type="float" office:value="6.92634937516618" table:style-name="ce278">
            <text:p>6,9<text:s text:c="4"/></text:p>
          </table:table-cell>
          <table:table-cell office:value-type="float" office:value="846" table:style-name="ce187">
            <text:p><text:s/>846<text:s/></text:p>
          </table:table-cell>
          <table:table-cell office:value-type="float" office:value="5.9804891842216881" table:style-name="ce278">
            <text:p>6,0<text:s text:c="4"/></text:p>
          </table:table-cell>
          <table:table-cell office:value-type="float" office:value="689" table:style-name="ce302">
            <text:p><text:s/>689<text:s/></text:p>
          </table:table-cell>
          <table:table-cell office:value-type="float" office:value="5.233971437253115" table:style-name="ce278">
            <text:p>5,2<text:s text:c="4"/></text:p>
          </table:table-cell>
          <table:table-cell table:style-name="ce278"/>
          <table:table-cell office:value-type="float" office:value="168" table:style-name="ce375">
            <text:p>+168<text:s text:c="2"/></text:p>
          </table:table-cell>
          <table:table-cell office:value-type="float" office:value="-157" table:style-name="ce376">
            <text:p>-157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Indústria do couro e dos produtos do couro</text:p>
          </table:table-cell>
          <table:table-cell office:value-type="float" office:value="114" table:style-name="ce185">
            <text:p><text:s/>114<text:s/></text:p>
          </table:table-cell>
          <table:table-cell office:value-type="float" office:value="1.5155543738367456" table:style-name="ce278">
            <text:p>1,5<text:s text:c="4"/></text:p>
          </table:table-cell>
          <table:table-cell office:value-type="float" office:value="350" table:style-name="ce187">
            <text:p><text:s/>350<text:s/></text:p>
          </table:table-cell>
          <table:table-cell office:value-type="float" office:value="2.4741976530467977" table:style-name="ce278">
            <text:p>2,5<text:s text:c="4"/></text:p>
          </table:table-cell>
          <table:table-cell office:value-type="float" office:value="289" table:style-name="ce302">
            <text:p><text:s/>289<text:s/></text:p>
          </table:table-cell>
          <table:table-cell office:value-type="float" office:value="2.1953813430568214" table:style-name="ce278">
            <text:p>2,2<text:s text:c="4"/></text:p>
          </table:table-cell>
          <table:table-cell table:style-name="ce278"/>
          <table:table-cell office:value-type="float" office:value="175" table:style-name="ce375">
            <text:p>+175<text:s text:c="2"/></text:p>
          </table:table-cell>
          <table:table-cell office:value-type="float" office:value="-61" table:style-name="ce376">
            <text:p>-61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Indústria da madeira e da cortiça</text:p>
          </table:table-cell>
          <table:table-cell office:value-type="float" office:value="57" table:style-name="ce185">
            <text:p><text:s/>57<text:s/></text:p>
          </table:table-cell>
          <table:table-cell office:value-type="float" office:value="0.75777718691837281" table:style-name="ce278">
            <text:p>0,8<text:s text:c="4"/></text:p>
          </table:table-cell>
          <table:table-cell office:value-type="float" office:value="97" table:style-name="ce187">
            <text:p><text:s/>97<text:s/></text:p>
          </table:table-cell>
          <table:table-cell office:value-type="float" office:value="0.68570620670154103" table:style-name="ce278">
            <text:p>0,7<text:s text:c="4"/></text:p>
          </table:table-cell>
          <table:table-cell office:value-type="float" office:value="62" table:style-name="ce302">
            <text:p><text:s/>62<text:s/></text:p>
          </table:table-cell>
          <table:table-cell office:value-type="float" office:value="0.47098146460042539" table:style-name="ce278">
            <text:p>0,5<text:s text:c="4"/></text:p>
          </table:table-cell>
          <table:table-cell table:style-name="ce275"/>
          <table:table-cell office:value-type="float" office:value="5" table:style-name="ce375">
            <text:p>+5<text:s text:c="2"/></text:p>
          </table:table-cell>
          <table:table-cell office:value-type="float" office:value="-35" table:style-name="ce376">
            <text:p>-35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Indústrias do papel, impressão e reprodução</text:p>
          </table:table-cell>
          <table:table-cell office:value-type="float" office:value="30" table:style-name="ce185">
            <text:p><text:s/>30<text:s/></text:p>
          </table:table-cell>
          <table:table-cell office:value-type="float" office:value="0.39883009837809091" table:style-name="ce278">
            <text:p>0,4<text:s text:c="4"/></text:p>
          </table:table-cell>
          <table:table-cell office:value-type="float" office:value="65" table:style-name="ce187">
            <text:p><text:s/>65<text:s/></text:p>
          </table:table-cell>
          <table:table-cell office:value-type="float" office:value="0.45949384985154812" table:style-name="ce278">
            <text:p>0,5<text:s text:c="4"/></text:p>
          </table:table-cell>
          <table:table-cell office:value-type="float" office:value="64" table:style-name="ce302">
            <text:p><text:s/>64<text:s/></text:p>
          </table:table-cell>
          <table:table-cell office:value-type="float" office:value="0.48617441507140685" table:style-name="ce278">
            <text:p>0,5<text:s text:c="4"/></text:p>
          </table:table-cell>
          <table:table-cell table:style-name="ce278"/>
          <table:table-cell office:value-type="float" office:value="34" table:style-name="ce375">
            <text:p>+34<text:s text:c="2"/></text:p>
          </table:table-cell>
          <table:table-cell office:value-type="float" office:value="-1" table:style-name="ce376">
            <text:p>-1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Fab. produtos petrolíferos, químicos, farmacêuticos, borracha e plástico</text:p>
          </table:table-cell>
          <table:table-cell office:value-type="float" office:value="95" table:style-name="ce185">
            <text:p><text:s/>95<text:s/></text:p>
          </table:table-cell>
          <table:table-cell office:value-type="float" office:value="1.2629619781972878" table:style-name="ce278">
            <text:p>1,3<text:s text:c="4"/></text:p>
          </table:table-cell>
          <table:table-cell office:value-type="float" office:value="84" table:style-name="ce187">
            <text:p><text:s/>84<text:s/></text:p>
          </table:table-cell>
          <table:table-cell office:value-type="float" office:value="0.59380743673123138" table:style-name="ce278">
            <text:p>0,6<text:s text:c="4"/></text:p>
          </table:table-cell>
          <table:table-cell office:value-type="float" office:value="108" table:style-name="ce302">
            <text:p><text:s/>108<text:s/></text:p>
          </table:table-cell>
          <table:table-cell office:value-type="float" office:value="0.82041932543299911" table:style-name="ce278">
            <text:p>0,8<text:s text:c="4"/></text:p>
          </table:table-cell>
          <table:table-cell table:style-name="ce278"/>
          <table:table-cell office:value-type="float" office:value="13" table:style-name="ce375">
            <text:p>+13<text:s text:c="2"/></text:p>
          </table:table-cell>
          <table:table-cell office:value-type="float" office:value="24" table:style-name="ce376">
            <text:p>+24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Fabricação de outros produtos minerais não metálicos</text:p>
          </table:table-cell>
          <table:table-cell office:value-type="float" office:value="67" table:style-name="ce185">
            <text:p><text:s/>67<text:s/></text:p>
          </table:table-cell>
          <table:table-cell office:value-type="float" office:value="0.89072055304440301" table:style-name="ce278">
            <text:p>0,9<text:s text:c="4"/></text:p>
          </table:table-cell>
          <table:table-cell office:value-type="float" office:value="124" table:style-name="ce187">
            <text:p><text:s/>124<text:s/></text:p>
          </table:table-cell>
          <table:table-cell office:value-type="float" office:value="0.87657288279372259" table:style-name="ce278">
            <text:p>0,9<text:s text:c="4"/></text:p>
          </table:table-cell>
          <table:table-cell office:value-type="float" office:value="87" table:style-name="ce302">
            <text:p><text:s/>87<text:s/></text:p>
          </table:table-cell>
          <table:table-cell office:value-type="float" office:value="0.66089334548769374" table:style-name="ce278">
            <text:p>0,7<text:s text:c="4"/></text:p>
          </table:table-cell>
          <table:table-cell table:style-name="ce275"/>
          <table:table-cell office:value-type="float" office:value="20" table:style-name="ce375">
            <text:p>+20<text:s text:c="2"/></text:p>
          </table:table-cell>
          <table:table-cell office:value-type="float" office:value="-37" table:style-name="ce376">
            <text:p>-37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Indústria metalúrgica de base e fab. produtos metálicos</text:p>
          </table:table-cell>
          <table:table-cell office:value-type="float" office:value="245" table:style-name="ce185">
            <text:p><text:s/>245<text:s/></text:p>
          </table:table-cell>
          <table:table-cell office:value-type="float" office:value="3.2571124700877427" table:style-name="ce278">
            <text:p>3,3<text:s text:c="4"/></text:p>
          </table:table-cell>
          <table:table-cell office:value-type="float" office:value="438" table:style-name="ce187">
            <text:p><text:s/>438<text:s/></text:p>
          </table:table-cell>
          <table:table-cell office:value-type="float" office:value="3.0962816343842783" table:style-name="ce278">
            <text:p>3,1<text:s text:c="4"/></text:p>
          </table:table-cell>
          <table:table-cell office:value-type="float" office:value="340" table:style-name="ce302">
            <text:p><text:s/>340<text:s/></text:p>
          </table:table-cell>
          <table:table-cell office:value-type="float" office:value="2.5828015800668491" table:style-name="ce278">
            <text:p>2,6<text:s text:c="4"/></text:p>
          </table:table-cell>
          <table:table-cell table:style-name="ce278"/>
          <table:table-cell office:value-type="float" office:value="95" table:style-name="ce375">
            <text:p>+95<text:s text:c="2"/></text:p>
          </table:table-cell>
          <table:table-cell office:value-type="float" office:value="-98" table:style-name="ce376">
            <text:p>-98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Fab. equipamento informático, elétrico, máquinas e equipamentos n.e.</text:p>
          </table:table-cell>
          <table:table-cell office:value-type="float" office:value="96" table:style-name="ce185">
            <text:p><text:s/>96<text:s/></text:p>
          </table:table-cell>
          <table:table-cell office:value-type="float" office:value="1.2762563148098909" table:style-name="ce278">
            <text:p>1,3<text:s text:c="4"/></text:p>
          </table:table-cell>
          <table:table-cell office:value-type="float" office:value="206" table:style-name="ce187">
            <text:p><text:s/>206<text:s/></text:p>
          </table:table-cell>
          <table:table-cell office:value-type="float" office:value="1.4562420472218296" table:style-name="ce278">
            <text:p>1,5<text:s text:c="4"/></text:p>
          </table:table-cell>
          <table:table-cell office:value-type="float" office:value="148" table:style-name="ce302">
            <text:p><text:s/>148<text:s/></text:p>
          </table:table-cell>
          <table:table-cell office:value-type="float" office:value="1.1242783348526284" table:style-name="ce278">
            <text:p>1,1<text:s text:c="4"/></text:p>
          </table:table-cell>
          <table:table-cell table:style-name="ce278"/>
          <table:table-cell office:value-type="float" office:value="52" table:style-name="ce375">
            <text:p>+52<text:s text:c="2"/></text:p>
          </table:table-cell>
          <table:table-cell office:value-type="float" office:value="-58" table:style-name="ce376">
            <text:p>-58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Fab. veículos automóveis, componentes e outro equipa. de transporte</text:p>
          </table:table-cell>
          <table:table-cell office:value-type="float" office:value="49" table:style-name="ce185">
            <text:p><text:s/>49<text:s/></text:p>
          </table:table-cell>
          <table:table-cell office:value-type="float" office:value="0.65142249401754848" table:style-name="ce278">
            <text:p>0,7<text:s text:c="4"/></text:p>
          </table:table-cell>
          <table:table-cell office:value-type="float" office:value="65" table:style-name="ce187">
            <text:p><text:s/>65<text:s/></text:p>
          </table:table-cell>
          <table:table-cell office:value-type="float" office:value="0.45949384985154812" table:style-name="ce278">
            <text:p>0,5<text:s text:c="4"/></text:p>
          </table:table-cell>
          <table:table-cell office:value-type="float" office:value="150" table:style-name="ce302">
            <text:p><text:s/>150<text:s/></text:p>
          </table:table-cell>
          <table:table-cell office:value-type="float" office:value="1.1394712853236098" table:style-name="ce278">
            <text:p>1,1<text:s text:c="4"/></text:p>
          </table:table-cell>
          <table:table-cell table:style-name="ce275"/>
          <table:table-cell office:value-type="float" office:value="101" table:style-name="ce375">
            <text:p>+101<text:s text:c="2"/></text:p>
          </table:table-cell>
          <table:table-cell office:value-type="float" office:value="85" table:style-name="ce376">
            <text:p>+85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Fab. mobiliário, repar. instal. máq. e equipa. e outras ind. transformadoras</text:p>
          </table:table-cell>
          <table:table-cell office:value-type="float" office:value="137" table:style-name="ce185">
            <text:p><text:s/>137<text:s/></text:p>
          </table:table-cell>
          <table:table-cell office:value-type="float" office:value="1.8213241159266154" table:style-name="ce278">
            <text:p>1,8<text:s text:c="4"/></text:p>
          </table:table-cell>
          <table:table-cell office:value-type="float" office:value="228" table:style-name="ce187">
            <text:p><text:s/>228<text:s/></text:p>
          </table:table-cell>
          <table:table-cell office:value-type="float" office:value="1.6117630425561997" table:style-name="ce278">
            <text:p>1,6<text:s text:c="4"/></text:p>
          </table:table-cell>
          <table:table-cell office:value-type="float" office:value="186" table:style-name="ce302">
            <text:p><text:s/>186<text:s/></text:p>
          </table:table-cell>
          <table:table-cell office:value-type="float" office:value="1.4129443938012762" table:style-name="ce278">
            <text:p>1,4<text:s text:c="4"/></text:p>
          </table:table-cell>
          <table:table-cell table:style-name="ce278"/>
          <table:table-cell office:value-type="float" office:value="49" table:style-name="ce375">
            <text:p>+49<text:s text:c="2"/></text:p>
          </table:table-cell>
          <table:table-cell office:value-type="float" office:value="-42" table:style-name="ce376">
            <text:p>-42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Eletricidade, gás e água, saneamento, resíduos e despoluição</text:p>
          </table:table-cell>
          <table:table-cell office:value-type="float" office:value="43" table:style-name="ce185">
            <text:p><text:s/>43<text:s/></text:p>
          </table:table-cell>
          <table:table-cell office:value-type="float" office:value="0.57165647434193034" table:style-name="ce278">
            <text:p>0,6<text:s text:c="4"/></text:p>
          </table:table-cell>
          <table:table-cell office:value-type="float" office:value="83" table:style-name="ce187">
            <text:p><text:s/>83<text:s/></text:p>
          </table:table-cell>
          <table:table-cell office:value-type="float" office:value="0.58673830057966914" table:style-name="ce278">
            <text:p>0,6<text:s text:c="4"/></text:p>
          </table:table-cell>
          <table:table-cell office:value-type="float" office:value="106" table:style-name="ce302">
            <text:p><text:s/>106<text:s/></text:p>
          </table:table-cell>
          <table:table-cell office:value-type="float" office:value="0.80522637496201754" table:style-name="ce278">
            <text:p>0,8<text:s text:c="4"/></text:p>
          </table:table-cell>
          <table:table-cell table:style-name="ce278"/>
          <table:table-cell office:value-type="float" office:value="63" table:style-name="ce375">
            <text:p>+63<text:s text:c="2"/></text:p>
          </table:table-cell>
          <table:table-cell office:value-type="float" office:value="23" table:style-name="ce376">
            <text:p>+23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Construção</text:p>
          </table:table-cell>
          <table:table-cell office:value-type="float" office:value="650" table:style-name="ce185">
            <text:p><text:s/>650<text:s/></text:p>
          </table:table-cell>
          <table:table-cell office:value-type="float" office:value="8.6413187981919695" table:style-name="ce278">
            <text:p>8,6<text:s text:c="4"/></text:p>
          </table:table-cell>
          <table:table-cell office:value-type="float" office:value="704" table:style-name="ce187">
            <text:p><text:s/>704<text:s/></text:p>
          </table:table-cell>
          <table:table-cell office:value-type="float" office:value="4.9766718506998444" table:style-name="ce278">
            <text:p>5,0<text:s text:c="4"/></text:p>
          </table:table-cell>
          <table:table-cell office:value-type="float" office:value="819" table:style-name="ce302">
            <text:p><text:s/>819<text:s/></text:p>
          </table:table-cell>
          <table:table-cell office:value-type="float" office:value="6.2215132178669101" table:style-name="ce278">
            <text:p>6,2<text:s text:c="4"/></text:p>
          </table:table-cell>
          <table:table-cell table:style-name="ce275"/>
          <table:table-cell office:value-type="float" office:value="169" table:style-name="ce375">
            <text:p>+169<text:s text:c="2"/></text:p>
          </table:table-cell>
          <table:table-cell office:value-type="float" office:value="115" table:style-name="ce376">
            <text:p>+115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291">
            <text:p>Serviços</text:p>
          </table:table-cell>
          <table:table-cell office:value-type="float" office:value="4712" table:style-name="ce274">
            <text:p>4 712<text:s/></text:p>
          </table:table-cell>
          <table:table-cell office:value-type="float" office:value="62.64291411858548" table:style-name="ce275">
            <text:p>62,6<text:s text:c="4"/></text:p>
          </table:table-cell>
          <table:table-cell office:value-type="float" office:value="9635" table:style-name="ce276">
            <text:p>9 635<text:s/></text:p>
          </table:table-cell>
          <table:table-cell office:value-type="float" office:value="68.111126820302559" table:style-name="ce275">
            <text:p>68,1<text:s text:c="4"/></text:p>
          </table:table-cell>
          <table:table-cell office:value-type="float" office:value="8851" table:style-name="ce293">
            <text:p>8 851<text:s/></text:p>
          </table:table-cell>
          <table:table-cell office:value-type="float" office:value="67.236402309328469" table:style-name="ce275">
            <text:p>67,2<text:s text:c="4"/></text:p>
          </table:table-cell>
          <table:table-cell table:style-name="ce275"/>
          <table:table-cell office:value-type="float" office:value="4139" table:style-name="ce373">
            <text:p>+4139<text:s text:c="2"/></text:p>
          </table:table-cell>
          <table:table-cell office:value-type="float" office:value="-784" table:style-name="ce374">
            <text:p>-784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Comércio, manut. repar. de veículos automóveis e motociclos</text:p>
          </table:table-cell>
          <table:table-cell office:value-type="float" office:value="82" table:style-name="ce185">
            <text:p><text:s/>82<text:s/></text:p>
          </table:table-cell>
          <table:table-cell office:value-type="float" office:value="1.0901356022334485" table:style-name="ce278">
            <text:p>1,1<text:s text:c="4"/></text:p>
          </table:table-cell>
          <table:table-cell office:value-type="float" office:value="223" table:style-name="ce187">
            <text:p><text:s/>223<text:s/></text:p>
          </table:table-cell>
          <table:table-cell office:value-type="float" office:value="1.5764173617983883" table:style-name="ce278">
            <text:p>1,6<text:s text:c="4"/></text:p>
          </table:table-cell>
          <table:table-cell office:value-type="float" office:value="252" table:style-name="ce302">
            <text:p><text:s/>252<text:s/></text:p>
          </table:table-cell>
          <table:table-cell office:value-type="float" office:value="1.9143117593436645" table:style-name="ce278">
            <text:p>1,9<text:s text:c="4"/></text:p>
          </table:table-cell>
          <table:table-cell table:style-name="ce278"/>
          <table:table-cell office:value-type="float" office:value="170" table:style-name="ce375">
            <text:p>+170<text:s text:c="2"/></text:p>
          </table:table-cell>
          <table:table-cell office:value-type="float" office:value="29" table:style-name="ce376">
            <text:p>+29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Comércio por grosso e a retalho</text:p>
          </table:table-cell>
          <table:table-cell office:value-type="float" office:value="672" table:style-name="ce185">
            <text:p><text:s/>672<text:s/></text:p>
          </table:table-cell>
          <table:table-cell office:value-type="float" office:value="8.9337942036692368" table:style-name="ce278">
            <text:p>8,9<text:s text:c="4"/></text:p>
          </table:table-cell>
          <table:table-cell office:value-type="float" office:value="1545" table:style-name="ce187">
            <text:p>1 545<text:s/></text:p>
          </table:table-cell>
          <table:table-cell office:value-type="float" office:value="10.921815354163721" table:style-name="ce278">
            <text:p>10,9<text:s text:c="4"/></text:p>
          </table:table-cell>
          <table:table-cell office:value-type="float" office:value="1562" table:style-name="ce302">
            <text:p>1 562<text:s/></text:p>
          </table:table-cell>
          <table:table-cell office:value-type="float" office:value="11.865694317836525" table:style-name="ce278">
            <text:p>11,9<text:s text:c="4"/></text:p>
          </table:table-cell>
          <table:table-cell table:style-name="ce278"/>
          <table:table-cell office:value-type="float" office:value="890" table:style-name="ce375">
            <text:p>+890<text:s text:c="2"/></text:p>
          </table:table-cell>
          <table:table-cell office:value-type="float" office:value="17" table:style-name="ce376">
            <text:p>+17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Transportes e armazenagem</text:p>
          </table:table-cell>
          <table:table-cell office:value-type="float" office:value="123" table:style-name="ce185">
            <text:p><text:s/>123<text:s/></text:p>
          </table:table-cell>
          <table:table-cell office:value-type="float" office:value="1.6352034033501728" table:style-name="ce278">
            <text:p>1,6<text:s text:c="4"/></text:p>
          </table:table-cell>
          <table:table-cell office:value-type="float" office:value="233" table:style-name="ce187">
            <text:p><text:s/>233<text:s/></text:p>
          </table:table-cell>
          <table:table-cell office:value-type="float" office:value="1.6471087233140109" table:style-name="ce278">
            <text:p>1,6<text:s text:c="4"/></text:p>
          </table:table-cell>
          <table:table-cell office:value-type="float" office:value="275" table:style-name="ce302">
            <text:p><text:s/>275<text:s/></text:p>
          </table:table-cell>
          <table:table-cell office:value-type="float" office:value="2.0890306897599511" table:style-name="ce278">
            <text:p>2,1<text:s text:c="4"/></text:p>
          </table:table-cell>
          <table:table-cell table:style-name="ce278"/>
          <table:table-cell office:value-type="float" office:value="152" table:style-name="ce375">
            <text:p>+152<text:s text:c="2"/></text:p>
          </table:table-cell>
          <table:table-cell office:value-type="float" office:value="42" table:style-name="ce376">
            <text:p>+42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Alojamento, restauração e similares</text:p>
          </table:table-cell>
          <table:table-cell office:value-type="float" office:value="713" table:style-name="ce185">
            <text:p><text:s/>713<text:s/></text:p>
          </table:table-cell>
          <table:table-cell office:value-type="float" office:value="9.4788620047859613" table:style-name="ce278">
            <text:p>9,5<text:s text:c="4"/></text:p>
          </table:table-cell>
          <table:table-cell office:value-type="float" office:value="1411" table:style-name="ce187">
            <text:p>1 411<text:s/></text:p>
          </table:table-cell>
          <table:table-cell office:value-type="float" office:value="9.9745511098543744" table:style-name="ce278">
            <text:p>10,0<text:s text:c="4"/></text:p>
          </table:table-cell>
          <table:table-cell office:value-type="float" office:value="1119" table:style-name="ce302">
            <text:p>1 119<text:s/></text:p>
          </table:table-cell>
          <table:table-cell office:value-type="float" office:value="8.5004557885141292" table:style-name="ce278">
            <text:p>8,5<text:s text:c="4"/></text:p>
          </table:table-cell>
          <table:table-cell table:style-name="ce278"/>
          <table:table-cell office:value-type="float" office:value="406" table:style-name="ce375">
            <text:p>+406<text:s text:c="2"/></text:p>
          </table:table-cell>
          <table:table-cell office:value-type="float" office:value="-292" table:style-name="ce376">
            <text:p>-292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Atividades de informação e de comunicação</text:p>
          </table:table-cell>
          <table:table-cell office:value-type="float" office:value="148" table:style-name="ce185">
            <text:p><text:s/>148<text:s/></text:p>
          </table:table-cell>
          <table:table-cell office:value-type="float" office:value="1.9675618186652488" table:style-name="ce278">
            <text:p>2,0<text:s text:c="4"/></text:p>
          </table:table-cell>
          <table:table-cell office:value-type="float" office:value="275" table:style-name="ce187">
            <text:p><text:s/>275<text:s/></text:p>
          </table:table-cell>
          <table:table-cell office:value-type="float" office:value="1.9440124416796267" table:style-name="ce278">
            <text:p>1,9<text:s text:c="4"/></text:p>
          </table:table-cell>
          <table:table-cell office:value-type="float" office:value="192" table:style-name="ce302">
            <text:p><text:s/>192<text:s/></text:p>
          </table:table-cell>
          <table:table-cell office:value-type="float" office:value="1.4585232452142205" table:style-name="ce278">
            <text:p>1,5<text:s text:c="4"/></text:p>
          </table:table-cell>
          <table:table-cell table:style-name="ce278"/>
          <table:table-cell office:value-type="float" office:value="44" table:style-name="ce375">
            <text:p>+44<text:s text:c="2"/></text:p>
          </table:table-cell>
          <table:table-cell office:value-type="float" office:value="-83" table:style-name="ce376">
            <text:p>-83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Atividades financeiras e de seguros</text:p>
          </table:table-cell>
          <table:table-cell office:value-type="float" office:value="26" table:style-name="ce185">
            <text:p><text:s/>26<text:s/></text:p>
          </table:table-cell>
          <table:table-cell office:value-type="float" office:value="0.3456527519276788" table:style-name="ce278">
            <text:p>0,3<text:s text:c="4"/></text:p>
          </table:table-cell>
          <table:table-cell office:value-type="float" office:value="53" table:style-name="ce187">
            <text:p><text:s/>53<text:s/></text:p>
          </table:table-cell>
          <table:table-cell office:value-type="float" office:value="0.37466421603280081" table:style-name="ce278">
            <text:p>0,4<text:s text:c="4"/></text:p>
          </table:table-cell>
          <table:table-cell office:value-type="float" office:value="59" table:style-name="ce302">
            <text:p><text:s/>59<text:s/></text:p>
          </table:table-cell>
          <table:table-cell office:value-type="float" office:value="0.4481920388939532" table:style-name="ce278">
            <text:p>0,4<text:s text:c="4"/></text:p>
          </table:table-cell>
          <table:table-cell table:style-name="ce278"/>
          <table:table-cell office:value-type="float" office:value="33" table:style-name="ce375">
            <text:p>+33<text:s text:c="2"/></text:p>
          </table:table-cell>
          <table:table-cell office:value-type="float" office:value="6" table:style-name="ce376">
            <text:p>+6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Atividades imobiliárias, administrativas e dos serviços de apoio</text:p>
          </table:table-cell>
          <table:table-cell office:value-type="float" office:value="1596" table:style-name="ce185">
            <text:p>1 596<text:s/></text:p>
          </table:table-cell>
          <table:table-cell office:value-type="float" office:value="21.217761233714437" table:style-name="ce278">
            <text:p>21,2<text:s text:c="4"/></text:p>
          </table:table-cell>
          <table:table-cell office:value-type="float" office:value="3705" table:style-name="ce187">
            <text:p>3 705<text:s/></text:p>
          </table:table-cell>
          <table:table-cell office:value-type="float" office:value="26.191149441538244" table:style-name="ce278">
            <text:p>26,2<text:s text:c="4"/></text:p>
          </table:table-cell>
          <table:table-cell office:value-type="float" office:value="3511" table:style-name="ce302">
            <text:p>3 511<text:s/></text:p>
          </table:table-cell>
          <table:table-cell office:value-type="float" office:value="26.67122455180796" table:style-name="ce278">
            <text:p>26,7<text:s text:c="4"/></text:p>
          </table:table-cell>
          <table:table-cell table:style-name="ce278"/>
          <table:table-cell office:value-type="float" office:value="1915" table:style-name="ce375">
            <text:p>+1915<text:s text:c="2"/></text:p>
          </table:table-cell>
          <table:table-cell office:value-type="float" office:value="-194" table:style-name="ce376">
            <text:p>-194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Atividades de consultoria, científicas, técnicas e similares</text:p>
          </table:table-cell>
          <table:table-cell office:value-type="float" office:value="287" table:style-name="ce185">
            <text:p><text:s/>287<text:s/></text:p>
          </table:table-cell>
          <table:table-cell office:value-type="float" office:value="3.81547460781707" table:style-name="ce278">
            <text:p>3,8<text:s text:c="4"/></text:p>
          </table:table-cell>
          <table:table-cell office:value-type="float" office:value="641" table:style-name="ce187">
            <text:p><text:s/>641<text:s/></text:p>
          </table:table-cell>
          <table:table-cell office:value-type="float" office:value="4.5313162731514209" table:style-name="ce278">
            <text:p>4,5<text:s text:c="4"/></text:p>
          </table:table-cell>
          <table:table-cell office:value-type="float" office:value="499" table:style-name="ce302">
            <text:p><text:s/>499<text:s/></text:p>
          </table:table-cell>
          <table:table-cell office:value-type="float" office:value="3.7906411425098754" table:style-name="ce278">
            <text:p>3,8<text:s text:c="4"/></text:p>
          </table:table-cell>
          <table:table-cell table:style-name="ce278"/>
          <table:table-cell office:value-type="float" office:value="212" table:style-name="ce375">
            <text:p>+212<text:s text:c="2"/></text:p>
          </table:table-cell>
          <table:table-cell office:value-type="float" office:value="-142" table:style-name="ce376">
            <text:p>-142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301">
            <text:p>Admin. pública, educação, atividades de saúde e apoio social</text:p>
          </table:table-cell>
          <table:table-cell office:value-type="float" office:value="745" table:style-name="ce185">
            <text:p><text:s/>745<text:s/></text:p>
          </table:table-cell>
          <table:table-cell office:value-type="float" office:value="9.9042807763892586" table:style-name="ce278">
            <text:p>9,9<text:s text:c="4"/></text:p>
          </table:table-cell>
          <table:table-cell office:value-type="float" office:value="1056" table:style-name="ce187">
            <text:p>1 056<text:s/></text:p>
          </table:table-cell>
          <table:table-cell office:value-type="float" office:value="7.4650077760497675" table:style-name="ce278">
            <text:p>7,5<text:s text:c="4"/></text:p>
          </table:table-cell>
          <table:table-cell office:value-type="float" office:value="929" table:style-name="ce302">
            <text:p><text:s/>929<text:s/></text:p>
          </table:table-cell>
          <table:table-cell office:value-type="float" office:value="7.05712549377089" table:style-name="ce278">
            <text:p>7,1<text:s text:c="4"/></text:p>
          </table:table-cell>
          <table:table-cell table:style-name="ce278"/>
          <table:table-cell office:value-type="float" office:value="184" table:style-name="ce375">
            <text:p>+184<text:s text:c="2"/></text:p>
          </table:table-cell>
          <table:table-cell office:value-type="float" office:value="-127" table:style-name="ce376">
            <text:p>-127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203">
            <text:p>Outras atividades de serviços</text:p>
          </table:table-cell>
          <table:table-cell office:value-type="float" office:value="320" table:style-name="ce185">
            <text:p><text:s/>320<text:s/></text:p>
          </table:table-cell>
          <table:table-cell office:value-type="float" office:value="4.2541877160329697" table:style-name="ce278">
            <text:p>4,3<text:s text:c="4"/></text:p>
          </table:table-cell>
          <table:table-cell office:value-type="float" office:value="493" table:style-name="ce187">
            <text:p><text:s/>493<text:s/></text:p>
          </table:table-cell>
          <table:table-cell office:value-type="float" office:value="3.4850841227202034" table:style-name="ce278">
            <text:p>3,5<text:s text:c="4"/></text:p>
          </table:table-cell>
          <table:table-cell office:value-type="float" office:value="453" table:style-name="ce302">
            <text:p><text:s/>453<text:s/></text:p>
          </table:table-cell>
          <table:table-cell office:value-type="float" office:value="3.4412032816773017" table:style-name="ce278">
            <text:p>3,4<text:s text:c="4"/></text:p>
          </table:table-cell>
          <table:table-cell table:style-name="ce278"/>
          <table:table-cell office:value-type="float" office:value="133" table:style-name="ce375">
            <text:p>+133<text:s text:c="2"/></text:p>
          </table:table-cell>
          <table:table-cell office:value-type="float" office:value="-40" table:style-name="ce376">
            <text:p>-40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style-name="ce1"/>
          <table:table-cell office:value-type="string" table:style-name="ce203">
            <text:p>Sem classificação</text:p>
          </table:table-cell>
          <table:table-cell office:value-type="float" office:value="0" table:style-name="ce185">
            <text:p><text:s/>0<text:s/></text:p>
          </table:table-cell>
          <table:table-cell office:value-type="float" office:value="0" table:style-name="ce278">
            <text:p>0,0<text:s text:c="4"/></text:p>
          </table:table-cell>
          <table:table-cell office:value-type="float" office:value="0" table:style-name="ce187">
            <text:p><text:s/>0<text:s/></text:p>
          </table:table-cell>
          <table:table-cell office:value-type="float" office:value="0" table:style-name="ce278">
            <text:p>0,0<text:s text:c="4"/></text:p>
          </table:table-cell>
          <table:table-cell office:value-type="float" office:value="0" table:style-name="ce302">
            <text:p><text:s/>0<text:s/></text:p>
          </table:table-cell>
          <table:table-cell office:value-type="float" office:value="0" table:style-name="ce278">
            <text:p>0,0<text:s text:c="4"/></text:p>
          </table:table-cell>
          <table:table-cell table:style-name="ce278"/>
          <table:table-cell office:value-type="float" office:value="0" table:style-name="ce375">
            <text:p>+0<text:s text:c="2"/></text:p>
          </table:table-cell>
          <table:table-cell office:value-type="float" office:value="0" table:style-name="ce376">
            <text:p>+0<text:s text:c="2"/></text:p>
          </table:table-cell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33">
          <table:table-cell table:style-name="ce1"/>
          <table:table-cell table:style-name="ce377"/>
          <table:table-cell table:style-name="ce378"/>
          <table:table-cell table:style-name="ce379"/>
          <table:table-cell table:style-name="ce283"/>
          <table:table-cell table:style-name="ce379"/>
          <table:table-cell table:style-name="ce380"/>
          <table:table-cell table:style-name="ce379"/>
          <table:table-cell table:style-name="ce381"/>
          <table:table-cell table:number-columns-repeated="2" table:style-name="ce382"/>
          <table:table-cell table:style-name="ce89"/>
          <table:table-cell table:number-columns-repeated="2" table:style-name="ce288"/>
          <table:table-cell table:number-columns-repeated="16370" table:style-name="ce1"/>
        </table:table-row>
        <table:table-row table:style-name="ro6">
          <table:table-cell table:number-columns-repeated="16384"/>
        </table:table-row>
        <table:table-row table:style-name="ro6">
          <table:table-cell table:style-name="ce1"/>
          <table:table-cell table:style-name="ce89"/>
          <table:table-cell table:style-name="ce383"/>
          <table:table-cell table:style-name="ce89"/>
          <table:table-cell table:style-name="ce383"/>
          <table:table-cell table:style-name="ce89"/>
          <table:table-cell table:style-name="ce383"/>
          <table:table-cell table:number-columns-repeated="7" table:style-name="ce89"/>
          <table:table-cell table:number-columns-repeated="16370" table:style-name="ce1"/>
        </table:table-row>
        <table:table-row table:style-name="ro6">
          <table:table-cell table:number-columns-repeated="16384"/>
        </table:table-row>
        <table:table-row table:style-name="ro6">
          <table:table-cell table:style-name="ce1"/>
          <table:table-cell table:number-columns-repeated="5" table:style-name="ce89"/>
          <table:table-cell table:style-name="ce383"/>
          <table:table-cell table:number-columns-repeated="7" table:style-name="ce89"/>
          <table:table-cell table:number-columns-repeated="16370" table:style-name="ce1"/>
        </table:table-row>
        <table:table-row table:number-rows-repeated="1048512" table:style-name="ro6">
          <table:table-cell table:number-columns-repeated="16384"/>
        </table:table-row>
      </table:table>
      <table:table table:name="XII-XIII" table:style-name="ta13" table:print-ranges="XII-XIII.B1:XII-XIII.K53">
        <table:table-column table:style-name="co28" table:default-cell-style-name="ce89"/>
        <table:table-column table:style-name="co62" table:default-cell-style-name="ce89"/>
        <table:table-column table:style-name="co16" table:default-cell-style-name="ce89"/>
        <table:table-column table:style-name="co41" table:default-cell-style-name="ce89"/>
        <table:table-column table:style-name="co30" table:default-cell-style-name="ce89"/>
        <table:table-column table:style-name="co9" table:default-cell-style-name="ce89"/>
        <table:table-column table:style-name="co31" table:default-cell-style-name="ce89"/>
        <table:table-column table:style-name="co63" table:default-cell-style-name="ce89"/>
        <table:table-column table:style-name="co64" table:default-cell-style-name="ce89"/>
        <table:table-column table:style-name="co28" table:default-cell-style-name="ce89"/>
        <table:table-column table:style-name="co8" table:default-cell-style-name="ce89"/>
        <table:table-column table:style-name="co28" table:number-columns-repeated="16373" table:default-cell-style-name="ce89"/>
        <table:table-row table:style-name="ro6">
          <table:table-cell table:number-columns-repeated="6"/>
          <table:table-cell table:style-name="ce89">
            <draw:frame draw:z-index="1" draw:id="id184" draw:style-name="a371" draw:name="Text Box 162" svg:x="0.125in" svg:y="0.15625in" svg:width="1.41667in" svg:height="0.28125in">
              <draw:text-box>
                <text:p text:style-name="a364" text:class-names="" text:cond-style-name=""><text:span text:style-name="a363" text:class-names="">JANEIRO 2011, Nº1</text:span></text:p>
                <text:p text:style-name="a366" text:class-names="" text:cond-style-name=""><text:span text:style-name="a365" text:class-names=""/></text:p>
                <text:p text:style-name="a368" text:class-names="" text:cond-style-name=""><text:span text:style-name="a367" text:class-names=""/></text:p>
                <text:p text:style-name="a370" text:class-names="" text:cond-style-name=""><text:span text:style-name="a369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6">
          <table:table-cell/>
          <table:table-cell table:style-name="ce89">
            <draw:frame draw:z-index="2" draw:id="id185" draw:style-name="a372" draw:name="Picture 565" svg:x="0.21875in" svg:y="0.13542in" svg:width="0.26042in" svg:height="0.2604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3"/>
          <table:table-cell table:style-name="ce89">
            <draw:frame draw:z-index="3" draw:id="id186" draw:style-name="a373" draw:name="Picture 566" svg:x="0.44791in" svg:y="0.07292in" svg:width="2.67708in" svg:height="0.36458in" style:rel-width="scale" style:rel-height="scale">
              <draw:image xlink:href="media/image4.emf" xlink:type="simple" xlink:show="embed" xlink:actuate="onLoad"/>
              <svg:title/>
              <svg:desc/>
            </draw:frame>
          </table:table-cell>
          <table:table-cell table:style-name="ce89">
            <draw:frame draw:z-index="4" draw:id="id187" draw:style-name="a378" draw:name="Text Box 567" svg:x="0.35417in" svg:y="0.15625in" svg:width="1.80208in" svg:height="0.21875in">
              <draw:text-box>
                <text:p text:style-name="a375" text:class-names="" text:cond-style-name=""><text:span text:style-name="a374" text:class-names="">FEVEREIRO 2014, <text:s text:c="1"/>Nº 02</text:span></text:p>
                <text:p text:style-name="a377" text:class-names="" text:cond-style-name=""><text:span text:style-name="a376" text:class-names=""/></text:p>
              </draw:text-box>
              <svg:title/>
              <svg:desc/>
            </draw:frame>
          </table:table-cell>
          <table:table-cell table:number-columns-repeated="16377"/>
        </table:table-row>
        <table:table-row table:style-name="ro7">
          <table:table-cell table:style-name="ce91"/>
          <table:table-cell table:number-columns-repeated="11" table:style-name="ce91"/>
          <table:table-cell office:value-type="string" table:style-name="ce91">
            <text:p><text:s/></text:p>
          </table:table-cell>
          <table:table-cell table:number-columns-repeated="16371" table:style-name="ce91"/>
        </table:table-row>
        <table:table-row table:style-name="ro7">
          <table:table-cell table:style-name="ce91"/>
          <table:table-cell table:number-columns-repeated="16383" table:style-name="ce91"/>
        </table:table-row>
        <table:table-row table:number-rows-repeated="2" table:style-name="ro22">
          <table:table-cell/>
          <table:table-cell table:number-columns-repeated="16383" table:style-name="ce89"/>
        </table:table-row>
        <table:table-row table:style-name="ro6">
          <table:table-cell/>
          <table:table-cell office:value-type="string" table:number-columns-spanned="10" table:number-rows-spanned="1" table:style-name="ce246">
            <text:p>QUADRO XII - COLOCAÇÕES POR REGIÕES</text:p>
          </table:table-cell>
          <table:covered-table-cell table:number-columns-repeated="9"/>
          <table:table-cell table:number-columns-repeated="16373" table:style-name="ce89"/>
        </table:table-row>
        <table:table-row table:style-name="ro6">
          <table:table-cell/>
          <table:table-cell office:value-type="string" table:number-columns-spanned="10" table:number-rows-spanned="1" table:style-name="ce247">
            <text:p>Movimento ao longo dos meses</text:p>
          </table:table-cell>
          <table:covered-table-cell table:number-columns-repeated="9"/>
          <table:table-cell table:number-columns-repeated="16373" table:style-name="ce89"/>
        </table:table-row>
        <table:table-row table:style-name="ro30">
          <table:table-cell/>
          <table:table-cell table:number-columns-repeated="10" table:style-name="ce92"/>
          <table:table-cell table:number-columns-repeated="16373" table:style-name="ce89"/>
        </table:table-row>
        <table:table-row table:style-name="ro16">
          <table:table-cell table:style-name="ce183"/>
          <table:table-cell table:style-name="ce250"/>
          <table:table-cell office:value-type="float" office:value="2013" table:style-name="ce133">
            <text:p>2013</text:p>
          </table:table-cell>
          <table:table-cell table:style-name="ce134"/>
          <table:table-cell office:value-type="float" office:value="2014" table:number-columns-spanned="4" table:number-rows-spanned="1" table:style-name="ce175">
            <text:p>2014</text:p>
          </table:table-cell>
          <table:covered-table-cell table:number-columns-repeated="3"/>
          <table:table-cell office:value-type="string" table:number-columns-spanned="3" table:number-rows-spanned="1" table:style-name="ce176">
            <text:p>var.%</text:p>
          </table:table-cell>
          <table:covered-table-cell table:number-columns-repeated="2"/>
          <table:table-cell table:number-columns-repeated="16373" table:style-name="ce183"/>
        </table:table-row>
        <table:table-row table:style-name="ro17">
          <table:table-cell table:style-name="ce183"/>
          <table:table-cell table:style-name="ce131"/>
          <table:table-cell office:value-type="string" table:style-name="ce136">
            <text:p>FEVER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JAN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FEVEREIRO</text:p>
          </table:table-cell>
          <table:table-cell office:value-type="string" table:style-name="ce138">
            <text:p>%</text:p>
          </table:table-cell>
          <table:table-cell office:value-type="string" table:number-columns-spanned="2" table:number-rows-spanned="1" table:style-name="ce177">
            <text:p>mês homólogo</text:p>
          </table:table-cell>
          <table:covered-table-cell/>
          <table:table-cell office:value-type="string" table:style-name="ce139">
            <text:p>mês <text:s text:c="2"/>anterior</text:p>
          </table:table-cell>
          <table:table-cell table:number-columns-repeated="16373" table:style-name="ce183"/>
        </table:table-row>
        <table:table-row table:style-name="ro33">
          <table:table-cell table:style-name="ce7"/>
          <table:table-cell table:style-name="ce101"/>
          <table:table-cell table:style-name="ce212"/>
          <table:table-cell table:style-name="ce101"/>
          <table:table-cell table:style-name="ce384"/>
          <table:table-cell table:number-columns-repeated="6" table:style-name="ce101"/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14">
            <text:p>PORTUGAL</text:p>
          </table:table-cell>
          <table:table-cell office:value-type="float" office:value="4761" table:style-name="ce215">
            <text:p>4 761</text:p>
          </table:table-cell>
          <table:table-cell office:value-type="float" office:value="100" table:style-name="ce385">
            <text:p>100,0<text:s text:c="4"/></text:p>
          </table:table-cell>
          <table:table-cell office:value-type="float" office:value="9415" table:style-name="ce217">
            <text:p>9 415</text:p>
          </table:table-cell>
          <table:table-cell office:value-type="float" office:value="100" table:style-name="ce385">
            <text:p>100,0<text:s text:c="4"/></text:p>
          </table:table-cell>
          <table:table-cell office:value-type="float" office:value="7426" table:style-name="ce217">
            <text:p>7 426</text:p>
          </table:table-cell>
          <table:table-cell office:value-type="float" office:value="99.999999999999986" table:style-name="ce385">
            <text:p>100,0<text:s text:c="4"/></text:p>
          </table:table-cell>
          <table:table-cell table:style-name="ce216"/>
          <table:table-cell office:value-type="float" office:value="55.975635370720425" table:style-name="ce218">
            <text:p>+56,0<text:s text:c="3"/></text:p>
          </table:table-cell>
          <table:table-cell office:value-type="float" office:value="-21.125862984599038" table:style-name="ce218">
            <text:p>-21,1<text:s text:c="3"/></text:p>
          </table:table-cell>
          <table:table-cell table:number-columns-repeated="16373" table:style-name="ce7"/>
        </table:table-row>
        <table:table-row table:style-name="ro1">
          <table:table-cell table:style-name="ce7"/>
          <table:table-cell office:value-type="string" table:style-name="ce219">
            <text:p>CONTINENTE</text:p>
          </table:table-cell>
          <table:table-cell office:value-type="float" office:value="4654" table:style-name="ce215">
            <text:p>4 654</text:p>
          </table:table-cell>
          <table:table-cell office:value-type="float" office:value="97.752572988867882" table:style-name="ce216">
            <text:p>97,8<text:s text:c="4"/></text:p>
          </table:table-cell>
          <table:table-cell office:value-type="float" office:value="9235" table:style-name="ce217">
            <text:p>9 235</text:p>
          </table:table-cell>
          <table:table-cell office:value-type="float" office:value="98.088157195963888" table:style-name="ce385">
            <text:p>98,1<text:s text:c="4"/></text:p>
          </table:table-cell>
          <table:table-cell office:value-type="float" office:value="7263" table:style-name="ce217">
            <text:p>7 263</text:p>
          </table:table-cell>
          <table:table-cell office:value-type="float" office:value="97.805009426339879" table:style-name="ce385">
            <text:p>97,8<text:s text:c="4"/></text:p>
          </table:table-cell>
          <table:table-cell table:style-name="ce216"/>
          <table:table-cell office:value-type="float" office:value="56.059303824666955" table:style-name="ce218">
            <text:p>+56,1<text:s text:c="3"/></text:p>
          </table:table-cell>
          <table:table-cell office:value-type="float" office:value="-21.353546291283166" table:style-name="ce218">
            <text:p>-21,4<text:s text:c="3"/></text:p>
          </table:table-cell>
          <table:table-cell table:number-columns-repeated="16373" table:style-name="ce7"/>
        </table:table-row>
        <table:table-row table:style-name="ro1">
          <table:table-cell table:style-name="ce213"/>
          <table:table-cell office:value-type="string" table:style-name="ce228">
            <text:p>Norte</text:p>
          </table:table-cell>
          <table:table-cell office:value-type="float" office:value="1577" table:style-name="ce222">
            <text:p>1 577</text:p>
          </table:table-cell>
          <table:table-cell office:value-type="float" office:value="33.123293425750894" table:style-name="ce386">
            <text:p>33,1<text:s text:c="4"/></text:p>
          </table:table-cell>
          <table:table-cell office:value-type="float" office:value="3253" table:style-name="ce224">
            <text:p>3 253</text:p>
          </table:table-cell>
          <table:table-cell office:value-type="float" office:value="34.551248008497083" table:style-name="ce386">
            <text:p>34,6<text:s text:c="4"/></text:p>
          </table:table-cell>
          <table:table-cell office:value-type="float" office:value="2767" table:style-name="ce224">
            <text:p>2 767</text:p>
          </table:table-cell>
          <table:table-cell office:value-type="float" office:value="37.260974952868303" table:style-name="ce386">
            <text:p>37,3<text:s text:c="4"/></text:p>
          </table:table-cell>
          <table:table-cell table:style-name="ce223"/>
          <table:table-cell office:value-type="float" office:value="75.459733671528227" table:style-name="ce225">
            <text:p>+75,5<text:s text:c="3"/></text:p>
          </table:table-cell>
          <table:table-cell office:value-type="float" office:value="-14.940055333538268" table:style-name="ce225">
            <text:p>-14,9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Centro</text:p>
          </table:table-cell>
          <table:table-cell office:value-type="float" office:value="1654" table:style-name="ce222">
            <text:p>1 654</text:p>
          </table:table-cell>
          <table:table-cell office:value-type="float" office:value="34.740600714135681" table:style-name="ce386">
            <text:p>34,7<text:s text:c="4"/></text:p>
          </table:table-cell>
          <table:table-cell office:value-type="float" office:value="2842" table:style-name="ce224">
            <text:p>2 842</text:p>
          </table:table-cell>
          <table:table-cell office:value-type="float" office:value="30.185873605947954" table:style-name="ce386">
            <text:p>30,2<text:s text:c="4"/></text:p>
          </table:table-cell>
          <table:table-cell office:value-type="float" office:value="1979" table:style-name="ce224">
            <text:p>1 979</text:p>
          </table:table-cell>
          <table:table-cell office:value-type="float" office:value="26.649609480204688" table:style-name="ce386">
            <text:p>26,6<text:s text:c="4"/></text:p>
          </table:table-cell>
          <table:table-cell table:style-name="ce223"/>
          <table:table-cell office:value-type="float" office:value="19.649334945586446" table:style-name="ce225">
            <text:p>+19,6<text:s text:c="3"/></text:p>
          </table:table-cell>
          <table:table-cell office:value-type="float" office:value="-30.36593947923997" table:style-name="ce225">
            <text:p>-30,4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Lisboa V. Tejo</text:p>
          </table:table-cell>
          <table:table-cell office:value-type="float" office:value="800" table:style-name="ce222">
            <text:p><text:s/>800</text:p>
          </table:table-cell>
          <table:table-cell office:value-type="float" office:value="16.803192606595253" table:style-name="ce386">
            <text:p>16,8<text:s text:c="4"/></text:p>
          </table:table-cell>
          <table:table-cell office:value-type="float" office:value="2292" table:style-name="ce224">
            <text:p>2 292</text:p>
          </table:table-cell>
          <table:table-cell office:value-type="float" office:value="24.3441317047265" table:style-name="ce386">
            <text:p>24,3<text:s text:c="4"/></text:p>
          </table:table-cell>
          <table:table-cell office:value-type="float" office:value="1664" table:style-name="ce224">
            <text:p>1 664</text:p>
          </table:table-cell>
          <table:table-cell office:value-type="float" office:value="22.407756531106919" table:style-name="ce386">
            <text:p>22,4<text:s text:c="4"/></text:p>
          </table:table-cell>
          <table:table-cell table:style-name="ce223"/>
          <table:table-cell office:value-type="float" office:value="108" table:style-name="ce225">
            <text:p>+108,0<text:s text:c="3"/></text:p>
          </table:table-cell>
          <table:table-cell office:value-type="float" office:value="-27.399650959860395" table:style-name="ce225">
            <text:p>-27,4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1">
            <text:p>Alentejo</text:p>
          </table:table-cell>
          <table:table-cell office:value-type="float" office:value="329" table:style-name="ce222">
            <text:p><text:s/>329</text:p>
          </table:table-cell>
          <table:table-cell office:value-type="float" office:value="6.9103129594622974" table:style-name="ce386">
            <text:p>6,9<text:s text:c="4"/></text:p>
          </table:table-cell>
          <table:table-cell office:value-type="float" office:value="519" table:style-name="ce224">
            <text:p><text:s/>519</text:p>
          </table:table-cell>
          <table:table-cell office:value-type="float" office:value="5.5124800849707913" table:style-name="ce386">
            <text:p>5,5<text:s text:c="4"/></text:p>
          </table:table-cell>
          <table:table-cell office:value-type="float" office:value="478" table:style-name="ce224">
            <text:p><text:s/>478</text:p>
          </table:table-cell>
          <table:table-cell office:value-type="float" office:value="6.4368435227578775" table:style-name="ce386">
            <text:p>6,4<text:s text:c="4"/></text:p>
          </table:table-cell>
          <table:table-cell table:style-name="ce223"/>
          <table:table-cell office:value-type="float" office:value="45.288753799392111" table:style-name="ce225">
            <text:p>+45,3<text:s text:c="3"/></text:p>
          </table:table-cell>
          <table:table-cell office:value-type="float" office:value="-7.8998073217726414" table:style-name="ce225">
            <text:p>-7,9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28">
            <text:p>Algarve</text:p>
          </table:table-cell>
          <table:table-cell office:value-type="float" office:value="294" table:style-name="ce222">
            <text:p><text:s/>294</text:p>
          </table:table-cell>
          <table:table-cell office:value-type="float" office:value="6.1751732829237556" table:style-name="ce386">
            <text:p>6,2<text:s text:c="4"/></text:p>
          </table:table-cell>
          <table:table-cell office:value-type="float" office:value="329" table:style-name="ce224">
            <text:p><text:s/>329</text:p>
          </table:table-cell>
          <table:table-cell office:value-type="float" office:value="3.494423791821561" table:style-name="ce386">
            <text:p>3,5<text:s text:c="4"/></text:p>
          </table:table-cell>
          <table:table-cell office:value-type="float" office:value="375" table:style-name="ce224">
            <text:p><text:s/>375</text:p>
          </table:table-cell>
          <table:table-cell office:value-type="float" office:value="5.0498249394021002" table:style-name="ce386">
            <text:p>5,0<text:s text:c="4"/></text:p>
          </table:table-cell>
          <table:table-cell table:style-name="ce223"/>
          <table:table-cell office:value-type="float" office:value="27.551020408163268" table:style-name="ce225">
            <text:p>+27,6<text:s text:c="3"/></text:p>
          </table:table-cell>
          <table:table-cell office:value-type="float" office:value="13.981762917933139" table:style-name="ce225">
            <text:p>+14,0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387">
            <text:p>REG.AUTÓNOMAS</text:p>
          </table:table-cell>
          <table:table-cell office:value-type="float" office:value="107" table:style-name="ce217">
            <text:p><text:s/>107</text:p>
          </table:table-cell>
          <table:table-cell office:value-type="float" office:value="2.2474270111321153" table:style-name="ce385">
            <text:p>2,2<text:s text:c="4"/></text:p>
          </table:table-cell>
          <table:table-cell office:value-type="float" office:value="180" table:style-name="ce217">
            <text:p><text:s/>180</text:p>
          </table:table-cell>
          <table:table-cell office:value-type="float" office:value="1.9118428040361128" table:style-name="ce385">
            <text:p>1,9<text:s text:c="4"/></text:p>
          </table:table-cell>
          <table:table-cell office:value-type="float" office:value="163" table:style-name="ce217">
            <text:p><text:s/>163</text:p>
          </table:table-cell>
          <table:table-cell office:value-type="float" office:value="2.194990573660113" table:style-name="ce385">
            <text:p>2,2<text:s text:c="4"/></text:p>
          </table:table-cell>
          <table:table-cell table:style-name="ce216"/>
          <table:table-cell office:value-type="float" office:value="52.336448598130858" table:style-name="ce218">
            <text:p>+52,3<text:s text:c="3"/></text:p>
          </table:table-cell>
          <table:table-cell office:value-type="float" office:value="-9.4444444444444429" table:style-name="ce218">
            <text:p>-9,4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242">
            <text:p>Açores</text:p>
          </table:table-cell>
          <table:table-cell office:value-type="float" office:value="14" table:style-name="ce222">
            <text:p><text:s/>14</text:p>
          </table:table-cell>
          <table:table-cell office:value-type="float" office:value="0.29405587061541694" table:style-name="ce386">
            <text:p>0,3<text:s text:c="4"/></text:p>
          </table:table-cell>
          <table:table-cell office:value-type="float" office:value="57" table:style-name="ce224">
            <text:p><text:s/>57</text:p>
          </table:table-cell>
          <table:table-cell office:value-type="float" office:value="0.605416887944769" table:style-name="ce386">
            <text:p>0,6<text:s text:c="4"/></text:p>
          </table:table-cell>
          <table:table-cell office:value-type="float" office:value="55" table:style-name="ce224">
            <text:p><text:s/>55</text:p>
          </table:table-cell>
          <table:table-cell office:value-type="float" office:value="0.74064099111230808" table:style-name="ce386">
            <text:p>0,7<text:s text:c="4"/></text:p>
          </table:table-cell>
          <table:table-cell table:style-name="ce223"/>
          <table:table-cell office:value-type="float" office:value="292.85714285714283" table:style-name="ce225">
            <text:p>+292,9<text:s text:c="3"/></text:p>
          </table:table-cell>
          <table:table-cell office:value-type="float" office:value="-3.5087719298245617" table:style-name="ce225">
            <text:p>-3,5<text:s text:c="3"/></text:p>
          </table:table-cell>
          <table:table-cell table:number-columns-repeated="16373" table:style-name="ce213"/>
        </table:table-row>
        <table:table-row table:style-name="ro1">
          <table:table-cell table:style-name="ce213"/>
          <table:table-cell office:value-type="string" table:style-name="ce329">
            <text:p>Madeira</text:p>
          </table:table-cell>
          <table:table-cell office:value-type="float" office:value="93" table:style-name="ce222">
            <text:p><text:s/>93</text:p>
          </table:table-cell>
          <table:table-cell office:value-type="float" office:value="1.9533711405166982" table:style-name="ce386">
            <text:p>2,0<text:s text:c="4"/></text:p>
          </table:table-cell>
          <table:table-cell office:value-type="float" office:value="123" table:style-name="ce224">
            <text:p><text:s/>123</text:p>
          </table:table-cell>
          <table:table-cell office:value-type="float" office:value="1.3064259160913436" table:style-name="ce386">
            <text:p>1,3<text:s text:c="4"/></text:p>
          </table:table-cell>
          <table:table-cell office:value-type="float" office:value="108" table:style-name="ce224">
            <text:p><text:s/>108</text:p>
          </table:table-cell>
          <table:table-cell office:value-type="float" office:value="1.454349582547805" table:style-name="ce386">
            <text:p>1,5<text:s text:c="4"/></text:p>
          </table:table-cell>
          <table:table-cell table:style-name="ce223"/>
          <table:table-cell office:value-type="float" office:value="16.129032258064527" table:style-name="ce225">
            <text:p>+16,1<text:s text:c="3"/></text:p>
          </table:table-cell>
          <table:table-cell office:value-type="float" office:value="-12.195121951219505" table:style-name="ce225">
            <text:p>-12,2<text:s text:c="3"/></text:p>
          </table:table-cell>
          <table:table-cell table:number-columns-repeated="16373" table:style-name="ce213"/>
        </table:table-row>
        <table:table-row table:style-name="ro6">
          <table:table-cell table:style-name="ce89"/>
          <table:table-cell table:number-columns-repeated="10" table:style-name="ce330"/>
          <table:table-cell table:number-columns-repeated="16373" table:style-name="ce89"/>
        </table:table-row>
        <table:table-row table:style-name="ro6">
          <table:table-cell table:style-name="ce89"/>
          <table:table-cell table:number-columns-repeated="10" table:style-name="ce92"/>
          <table:table-cell table:number-columns-repeated="16373" table:style-name="ce89"/>
        </table:table-row>
        <table:table-row table:number-rows-repeated="2" table:style-name="ro6">
          <table:table-cell table:style-name="ce89"/>
          <table:table-cell table:number-columns-repeated="10" table:style-name="ce92"/>
          <table:table-cell table:number-columns-repeated="6" table:style-name="ce89"/>
          <table:table-cell table:number-columns-repeated="16367" table:style-name="ce1"/>
        </table:table-row>
        <table:table-row table:style-name="ro10">
          <table:table-cell table:style-name="ce89"/>
          <table:table-cell office:value-type="string" table:number-columns-spanned="10" table:number-rows-spanned="1" table:style-name="ce246">
            <text:p>QUADRO XIII <text:s/>- COLOCAÇÕES POR GRUPOS DE PROFISSÕES</text:p>
          </table:table-cell>
          <table:covered-table-cell table:number-columns-repeated="9"/>
          <table:table-cell table:style-name="ce269"/>
          <table:table-cell table:style-name="ce388"/>
          <table:table-cell table:style-name="ce288"/>
          <table:table-cell table:number-columns-repeated="3" table:style-name="ce89"/>
          <table:table-cell table:number-columns-repeated="16367" table:style-name="ce1"/>
        </table:table-row>
        <table:table-row table:style-name="ro10">
          <table:table-cell table:style-name="ce89"/>
          <table:table-cell office:value-type="string" table:number-columns-spanned="10" table:number-rows-spanned="1" table:style-name="ce247">
            <text:p>Movimento ao longo dos meses</text:p>
          </table:table-cell>
          <table:covered-table-cell table:number-columns-repeated="9"/>
          <table:table-cell table:style-name="ce269"/>
          <table:table-cell table:style-name="ce388"/>
          <table:table-cell table:style-name="ce288"/>
          <table:table-cell table:number-columns-repeated="3" table:style-name="ce89"/>
          <table:table-cell table:number-columns-repeated="16367" table:style-name="ce1"/>
        </table:table-row>
        <table:table-row table:style-name="ro30">
          <table:table-cell table:style-name="ce89"/>
          <table:table-cell table:style-name="ce267"/>
          <table:table-cell table:number-columns-repeated="9" table:style-name="ce268"/>
          <table:table-cell table:style-name="ce269"/>
          <table:table-cell table:style-name="ce388"/>
          <table:table-cell table:style-name="ce288"/>
          <table:table-cell table:number-columns-repeated="3" table:style-name="ce89"/>
          <table:table-cell table:number-columns-repeated="16367" table:style-name="ce1"/>
        </table:table-row>
        <table:table-row table:style-name="ro10">
          <table:table-cell table:style-name="ce89"/>
          <table:table-cell office:value-type="string" table:style-name="ce248">
            <text:p>CONTINENTE</text:p>
          </table:table-cell>
          <table:table-cell table:number-columns-repeated="9" table:style-name="ce92"/>
          <table:table-cell table:style-name="ce89"/>
          <table:table-cell table:style-name="ce389"/>
          <table:table-cell table:style-name="ce288"/>
          <table:table-cell table:number-columns-repeated="3" table:style-name="ce89"/>
          <table:table-cell table:number-columns-repeated="16367" table:style-name="ce1"/>
        </table:table-row>
        <table:table-row table:style-name="ro1">
          <table:table-cell table:style-name="ce89"/>
          <table:table-cell office:value-type="string" table:style-name="ce270">
            <text:p>GRUPOS DE PROFISSÕES</text:p>
          </table:table-cell>
          <table:table-cell office:value-type="float" office:value="2013" table:style-name="ce133">
            <text:p>2013</text:p>
          </table:table-cell>
          <table:table-cell table:style-name="ce134"/>
          <table:table-cell office:value-type="float" office:value="2014" table:number-columns-spanned="4" table:number-rows-spanned="1" table:style-name="ce175">
            <text:p>2014</text:p>
          </table:table-cell>
          <table:covered-table-cell table:number-columns-repeated="3"/>
          <table:table-cell office:value-type="string" table:number-columns-spanned="3" table:number-rows-spanned="1" table:style-name="ce176">
            <text:p>var. valores abs.</text:p>
          </table:table-cell>
          <table:covered-table-cell table:number-columns-repeated="2"/>
          <table:table-cell table:style-name="ce271"/>
          <table:table-cell table:style-name="ce368"/>
          <table:table-cell table:style-name="ce288"/>
          <table:table-cell table:number-columns-repeated="3" table:style-name="ce89"/>
          <table:table-cell table:number-columns-repeated="16367" table:style-name="ce1"/>
        </table:table-row>
        <table:table-row table:style-name="ro26">
          <table:table-cell table:style-name="ce89"/>
          <table:table-cell table:style-name="ce200"/>
          <table:table-cell office:value-type="string" table:style-name="ce136">
            <text:p>FEVER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JANEIRO</text:p>
          </table:table-cell>
          <table:table-cell office:value-type="string" table:style-name="ce137">
            <text:p>%</text:p>
          </table:table-cell>
          <table:table-cell office:value-type="string" table:style-name="ce136">
            <text:p>FEVEREIRO</text:p>
          </table:table-cell>
          <table:table-cell office:value-type="string" table:style-name="ce138">
            <text:p>%</text:p>
          </table:table-cell>
          <table:table-cell office:value-type="string" table:number-columns-spanned="2" table:number-rows-spanned="1" table:style-name="ce177">
            <text:p>mês homólogo</text:p>
          </table:table-cell>
          <table:covered-table-cell/>
          <table:table-cell office:value-type="string" table:style-name="ce139">
            <text:p>mês <text:s text:c="2"/>anterior</text:p>
          </table:table-cell>
          <table:table-cell table:style-name="ce272"/>
          <table:table-cell table:style-name="ce369"/>
          <table:table-cell table:style-name="ce288"/>
          <table:table-cell table:number-columns-repeated="3" table:style-name="ce89"/>
          <table:table-cell table:number-columns-repeated="16367" table:style-name="ce1"/>
        </table:table-row>
        <table:table-row table:style-name="ro34">
          <table:table-cell table:style-name="ce89"/>
          <table:table-cell table:style-name="ce200"/>
          <table:table-cell table:style-name="ce390"/>
          <table:table-cell table:number-columns-repeated="5" table:style-name="ce391"/>
          <table:table-cell table:number-columns-repeated="3" table:style-name="ce392"/>
          <table:table-cell table:style-name="ce272"/>
          <table:table-cell table:style-name="ce369"/>
          <table:table-cell table:style-name="ce288"/>
          <table:table-cell table:number-columns-repeated="3" table:style-name="ce89"/>
          <table:table-cell table:number-columns-repeated="16367" table:style-name="ce1"/>
        </table:table-row>
        <table:table-row table:style-name="ro19">
          <table:table-cell table:style-name="ce7"/>
          <table:table-cell office:value-type="string" table:style-name="ce273">
            <text:p>Total</text:p>
          </table:table-cell>
          <table:table-cell table:style-name="ce274"/>
          <table:table-cell table:style-name="ce275"/>
          <table:table-cell office:value-type="float" office:value="9235" table:style-name="ce293">
            <text:p>9 235<text:s/></text:p>
          </table:table-cell>
          <table:table-cell office:value-type="float" office:value="99.999999999999986" table:style-name="ce305">
            <text:p>100,0<text:s text:c="4"/></text:p>
          </table:table-cell>
          <table:table-cell office:value-type="float" office:value="7263" table:style-name="ce293">
            <text:p>7 263<text:s/></text:p>
          </table:table-cell>
          <table:table-cell office:value-type="float" office:value="100" table:style-name="ce305">
            <text:p>100,0<text:s text:c="4"/></text:p>
          </table:table-cell>
          <table:table-cell table:style-name="ce253"/>
          <table:table-cell table:style-name="ce254"/>
          <table:table-cell office:value-type="float" office:value="-1972" table:style-name="ce373">
            <text:p>-1972<text:s text:c="2"/></text:p>
          </table:table-cell>
          <table:table-cell table:style-name="ce277"/>
          <table:table-cell table:style-name="ce393"/>
          <table:table-cell table:style-name="ce288"/>
          <table:table-cell table:number-columns-repeated="16370" table:style-name="ce7"/>
        </table:table-row>
        <table:table-row table:style-name="ro16">
          <table:table-cell table:style-name="ce89"/>
          <table:table-cell office:value-type="string" table:style-name="ce101">
            <text:p>1. <text:s text:c="2"/>Repres. poder legisla., orgãos execu., dirig., direto. e gestores execu.</text:p>
          </table:table-cell>
          <table:table-cell table:style-name="ce185"/>
          <table:table-cell table:style-name="ce278"/>
          <table:table-cell office:value-type="float" office:value="70" table:style-name="ce187">
            <text:p><text:s/>70<text:s/></text:p>
          </table:table-cell>
          <table:table-cell office:value-type="float" office:value="0.7579859231185706" table:style-name="ce394">
            <text:p>0,8<text:s text:c="4"/></text:p>
          </table:table-cell>
          <table:table-cell office:value-type="float" office:value="67" table:style-name="ce187">
            <text:p><text:s/>67<text:s/></text:p>
          </table:table-cell>
          <table:table-cell office:value-type="float" office:value="0.92248382211207491" table:style-name="ce394">
            <text:p>0,9<text:s text:c="4"/></text:p>
          </table:table-cell>
          <table:table-cell table:style-name="ce278"/>
          <table:table-cell table:style-name="ce279"/>
          <table:table-cell office:value-type="float" office:value="-3" table:style-name="ce395">
            <text:p>-3<text:s text:c="2"/></text:p>
          </table:table-cell>
          <table:table-cell table:style-name="ce396"/>
          <table:table-cell table:style-name="ce397"/>
          <table:table-cell table:style-name="ce398"/>
          <table:table-cell table:style-name="ce399"/>
          <table:table-cell table:style-name="ce400"/>
          <table:table-cell table:style-name="ce398"/>
          <table:table-cell table:number-columns-repeated="16367" table:style-name="ce1"/>
        </table:table-row>
        <table:table-row table:style-name="ro16">
          <table:table-cell table:style-name="ce89"/>
          <table:table-cell office:value-type="string" table:style-name="ce101">
            <text:p>2. <text:s text:c="2"/>Especialistas das atividades intelectuais e cientificas</text:p>
          </table:table-cell>
          <table:table-cell table:style-name="ce185"/>
          <table:table-cell table:style-name="ce278"/>
          <table:table-cell office:value-type="float" office:value="608" table:style-name="ce187">
            <text:p><text:s/>608<text:s/></text:p>
          </table:table-cell>
          <table:table-cell office:value-type="float" office:value="6.5836491608012997" table:style-name="ce394">
            <text:p>6,6<text:s text:c="4"/></text:p>
          </table:table-cell>
          <table:table-cell office:value-type="float" office:value="518" table:style-name="ce187">
            <text:p><text:s/>518<text:s/></text:p>
          </table:table-cell>
          <table:table-cell office:value-type="float" office:value="7.1320391022993253" table:style-name="ce394">
            <text:p>7,1<text:s text:c="4"/></text:p>
          </table:table-cell>
          <table:table-cell table:style-name="ce278"/>
          <table:table-cell table:style-name="ce279"/>
          <table:table-cell office:value-type="float" office:value="-90" table:style-name="ce395">
            <text:p>-90<text:s text:c="2"/></text:p>
          </table:table-cell>
          <table:table-cell table:style-name="ce396"/>
          <table:table-cell table:style-name="ce400"/>
          <table:table-cell table:style-name="ce398"/>
          <table:table-cell table:style-name="ce399"/>
          <table:table-cell table:style-name="ce400"/>
          <table:table-cell table:style-name="ce398"/>
          <table:table-cell table:number-columns-repeated="16367" table:style-name="ce1"/>
        </table:table-row>
        <table:table-row table:style-name="ro16">
          <table:table-cell table:style-name="ce89"/>
          <table:table-cell office:value-type="string" table:style-name="ce101">
            <text:p>3. <text:s text:c="2"/>Técnicos e profissões de nível intermédio</text:p>
          </table:table-cell>
          <table:table-cell table:style-name="ce185"/>
          <table:table-cell table:style-name="ce278"/>
          <table:table-cell office:value-type="float" office:value="554" table:style-name="ce187">
            <text:p><text:s/>554<text:s/></text:p>
          </table:table-cell>
          <table:table-cell office:value-type="float" office:value="5.9989171629669737" table:style-name="ce394">
            <text:p>6,0<text:s text:c="4"/></text:p>
          </table:table-cell>
          <table:table-cell office:value-type="float" office:value="567" table:style-name="ce187">
            <text:p><text:s/>567<text:s/></text:p>
          </table:table-cell>
          <table:table-cell office:value-type="float" office:value="7.8066914498141262" table:style-name="ce394">
            <text:p>7,8<text:s text:c="4"/></text:p>
          </table:table-cell>
          <table:table-cell table:style-name="ce278"/>
          <table:table-cell table:style-name="ce279"/>
          <table:table-cell office:value-type="float" office:value="13" table:style-name="ce395">
            <text:p>+13<text:s text:c="2"/></text:p>
          </table:table-cell>
          <table:table-cell table:style-name="ce396"/>
          <table:table-cell table:style-name="ce400"/>
          <table:table-cell table:style-name="ce398"/>
          <table:table-cell table:style-name="ce399"/>
          <table:table-cell table:style-name="ce400"/>
          <table:table-cell table:style-name="ce398"/>
          <table:table-cell table:number-columns-repeated="16367" table:style-name="ce1"/>
        </table:table-row>
        <table:table-row table:style-name="ro16">
          <table:table-cell table:style-name="ce89"/>
          <table:table-cell office:value-type="string" table:style-name="ce101">
            <text:p>4. <text:s text:c="2"/>Pessoal administrativo</text:p>
          </table:table-cell>
          <table:table-cell table:style-name="ce185"/>
          <table:table-cell table:style-name="ce278"/>
          <table:table-cell office:value-type="float" office:value="753" table:style-name="ce187">
            <text:p><text:s/>753<text:s/></text:p>
          </table:table-cell>
          <table:table-cell office:value-type="float" office:value="8.1537628586897668" table:style-name="ce394">
            <text:p>8,2<text:s text:c="4"/></text:p>
          </table:table-cell>
          <table:table-cell office:value-type="float" office:value="838" table:style-name="ce187">
            <text:p><text:s/>838<text:s/></text:p>
          </table:table-cell>
          <table:table-cell office:value-type="float" office:value="11.537931984028639" table:style-name="ce394">
            <text:p>11,5<text:s text:c="4"/></text:p>
          </table:table-cell>
          <table:table-cell table:style-name="ce275"/>
          <table:table-cell table:style-name="ce279"/>
          <table:table-cell office:value-type="float" office:value="85" table:style-name="ce395">
            <text:p>+85<text:s text:c="2"/></text:p>
          </table:table-cell>
          <table:table-cell table:style-name="ce396"/>
          <table:table-cell table:style-name="ce400"/>
          <table:table-cell table:style-name="ce398"/>
          <table:table-cell table:style-name="ce399"/>
          <table:table-cell table:style-name="ce400"/>
          <table:table-cell table:style-name="ce398"/>
          <table:table-cell table:number-columns-repeated="16367" table:style-name="ce1"/>
        </table:table-row>
        <table:table-row table:style-name="ro16">
          <table:table-cell table:style-name="ce89"/>
          <table:table-cell office:value-type="string" table:style-name="ce200">
            <text:p>5. <text:s text:c="2"/>Trab. dos serviços pessoais, de proteção e segurança e vendedores</text:p>
          </table:table-cell>
          <table:table-cell table:style-name="ce187"/>
          <table:table-cell table:style-name="ce278"/>
          <table:table-cell office:value-type="float" office:value="1700" table:style-name="ce187">
            <text:p>1 700<text:s/></text:p>
          </table:table-cell>
          <table:table-cell office:value-type="float" office:value="18.408229561451002" table:style-name="ce394">
            <text:p>18,4<text:s text:c="4"/></text:p>
          </table:table-cell>
          <table:table-cell office:value-type="float" office:value="1259" table:style-name="ce187">
            <text:p>1 259<text:s/></text:p>
          </table:table-cell>
          <table:table-cell office:value-type="float" office:value="17.334434806553766" table:style-name="ce394">
            <text:p>17,3<text:s text:c="4"/></text:p>
          </table:table-cell>
          <table:table-cell table:style-name="ce278"/>
          <table:table-cell table:style-name="ce279"/>
          <table:table-cell office:value-type="float" office:value="-441" table:style-name="ce395">
            <text:p>-441<text:s text:c="2"/></text:p>
          </table:table-cell>
          <table:table-cell table:style-name="ce396"/>
          <table:table-cell table:style-name="ce400"/>
          <table:table-cell table:style-name="ce398"/>
          <table:table-cell table:style-name="ce399"/>
          <table:table-cell table:style-name="ce400"/>
          <table:table-cell table:style-name="ce398"/>
          <table:table-cell table:number-columns-repeated="16367" table:style-name="ce1"/>
        </table:table-row>
        <table:table-row table:style-name="ro16">
          <table:table-cell table:style-name="ce89"/>
          <table:table-cell office:value-type="string" table:style-name="ce101">
            <text:p>6. <text:s text:c="2"/>Agricultores e trab. qualificados da agricultura, da pesca e da floresta</text:p>
          </table:table-cell>
          <table:table-cell table:style-name="ce185"/>
          <table:table-cell table:style-name="ce278"/>
          <table:table-cell office:value-type="float" office:value="277" table:style-name="ce187">
            <text:p><text:s/>277<text:s/></text:p>
          </table:table-cell>
          <table:table-cell office:value-type="float" office:value="2.9994585814834869" table:style-name="ce394">
            <text:p>3,0<text:s text:c="4"/></text:p>
          </table:table-cell>
          <table:table-cell office:value-type="float" office:value="179" table:style-name="ce187">
            <text:p><text:s/>179<text:s/></text:p>
          </table:table-cell>
          <table:table-cell office:value-type="float" office:value="2.4645463307173343" table:style-name="ce394">
            <text:p>2,5<text:s text:c="4"/></text:p>
          </table:table-cell>
          <table:table-cell table:style-name="ce278"/>
          <table:table-cell table:style-name="ce279"/>
          <table:table-cell office:value-type="float" office:value="-98" table:style-name="ce395">
            <text:p>-98<text:s text:c="2"/></text:p>
          </table:table-cell>
          <table:table-cell table:style-name="ce396"/>
          <table:table-cell table:style-name="ce400"/>
          <table:table-cell table:style-name="ce398"/>
          <table:table-cell table:style-name="ce399"/>
          <table:table-cell table:style-name="ce400"/>
          <table:table-cell table:style-name="ce398"/>
          <table:table-cell table:number-columns-repeated="16367" table:style-name="ce1"/>
        </table:table-row>
        <table:table-row table:style-name="ro16">
          <table:table-cell table:style-name="ce89"/>
          <table:table-cell office:value-type="string" table:style-name="ce101">
            <text:p>7. <text:s text:c="2"/>Trab. qualificados da indústria, construção e artífices</text:p>
          </table:table-cell>
          <table:table-cell table:style-name="ce185"/>
          <table:table-cell table:style-name="ce278"/>
          <table:table-cell office:value-type="float" office:value="1182" table:style-name="ce187">
            <text:p>1 182<text:s/></text:p>
          </table:table-cell>
          <table:table-cell office:value-type="float" office:value="12.79913373037358" table:style-name="ce394">
            <text:p>12,8<text:s text:c="4"/></text:p>
          </table:table-cell>
          <table:table-cell office:value-type="float" office:value="1134" table:style-name="ce187">
            <text:p>1 134<text:s/></text:p>
          </table:table-cell>
          <table:table-cell office:value-type="float" office:value="15.613382899628252" table:style-name="ce394">
            <text:p>15,6<text:s text:c="4"/></text:p>
          </table:table-cell>
          <table:table-cell table:style-name="ce275"/>
          <table:table-cell table:style-name="ce279"/>
          <table:table-cell office:value-type="float" office:value="-48" table:style-name="ce395">
            <text:p>-48<text:s text:c="2"/></text:p>
          </table:table-cell>
          <table:table-cell table:style-name="ce396"/>
          <table:table-cell table:style-name="ce400"/>
          <table:table-cell table:style-name="ce398"/>
          <table:table-cell table:style-name="ce399"/>
          <table:table-cell table:style-name="ce400"/>
          <table:table-cell table:style-name="ce398"/>
          <table:table-cell table:number-columns-repeated="16367" table:style-name="ce1"/>
        </table:table-row>
        <table:table-row table:style-name="ro16">
          <table:table-cell table:style-name="ce89"/>
          <table:table-cell office:value-type="string" table:style-name="ce101">
            <text:p>8. <text:s text:c="2"/>Operadores de instalações e máquinas e trab. da montagem</text:p>
          </table:table-cell>
          <table:table-cell table:style-name="ce185"/>
          <table:table-cell table:style-name="ce278"/>
          <table:table-cell office:value-type="float" office:value="1439" table:style-name="ce187">
            <text:p>1 439<text:s/></text:p>
          </table:table-cell>
          <table:table-cell office:value-type="float" office:value="15.58202490525176" table:style-name="ce394">
            <text:p>15,6<text:s text:c="4"/></text:p>
          </table:table-cell>
          <table:table-cell office:value-type="float" office:value="1128" table:style-name="ce187">
            <text:p>1 128<text:s/></text:p>
          </table:table-cell>
          <table:table-cell office:value-type="float" office:value="15.530772408095828" table:style-name="ce394">
            <text:p>15,5<text:s text:c="4"/></text:p>
          </table:table-cell>
          <table:table-cell table:style-name="ce278"/>
          <table:table-cell table:style-name="ce279"/>
          <table:table-cell office:value-type="float" office:value="-311" table:style-name="ce395">
            <text:p>-311<text:s text:c="2"/></text:p>
          </table:table-cell>
          <table:table-cell table:style-name="ce396"/>
          <table:table-cell table:style-name="ce400"/>
          <table:table-cell table:style-name="ce398"/>
          <table:table-cell table:style-name="ce399"/>
          <table:table-cell table:style-name="ce400"/>
          <table:table-cell table:style-name="ce398"/>
          <table:table-cell table:number-columns-repeated="16367" table:style-name="ce1"/>
        </table:table-row>
        <table:table-row table:style-name="ro16">
          <table:table-cell table:style-name="ce89"/>
          <table:table-cell office:value-type="string" table:style-name="ce101">
            <text:p>9. <text:s text:c="2"/>Trabalhadores não qualificados</text:p>
          </table:table-cell>
          <table:table-cell table:style-name="ce185"/>
          <table:table-cell table:style-name="ce278"/>
          <table:table-cell office:value-type="float" office:value="2553" table:style-name="ce187">
            <text:p>2 553<text:s/></text:p>
          </table:table-cell>
          <table:table-cell office:value-type="float" office:value="27.644829453167297" table:style-name="ce394">
            <text:p>27,6<text:s text:c="4"/></text:p>
          </table:table-cell>
          <table:table-cell office:value-type="float" office:value="1565" table:style-name="ce187">
            <text:p>1 565<text:s/></text:p>
          </table:table-cell>
          <table:table-cell office:value-type="float" office:value="21.54756987470742" table:style-name="ce394">
            <text:p>21,5<text:s text:c="4"/></text:p>
          </table:table-cell>
          <table:table-cell table:style-name="ce278"/>
          <table:table-cell table:style-name="ce279"/>
          <table:table-cell office:value-type="float" office:value="-988" table:style-name="ce395">
            <text:p>-988<text:s text:c="2"/></text:p>
          </table:table-cell>
          <table:table-cell table:style-name="ce396"/>
          <table:table-cell table:style-name="ce400"/>
          <table:table-cell table:style-name="ce398"/>
          <table:table-cell table:style-name="ce399"/>
          <table:table-cell table:style-name="ce400"/>
          <table:table-cell table:style-name="ce398"/>
          <table:table-cell table:number-columns-repeated="16367" table:style-name="ce1"/>
        </table:table-row>
        <table:table-row table:style-name="ro16">
          <table:table-cell table:style-name="ce89"/>
          <table:table-cell office:value-type="string" table:style-name="ce101">
            <text:p>0. <text:s/>Profissões das Forças Armadas</text:p>
          </table:table-cell>
          <table:table-cell table:style-name="ce185"/>
          <table:table-cell table:style-name="ce278"/>
          <table:table-cell office:value-type="float" office:value="0" table:style-name="ce187">
            <text:p><text:s/>0<text:s/></text:p>
          </table:table-cell>
          <table:table-cell office:value-type="float" office:value="0" table:style-name="ce394">
            <text:p>0,0<text:s text:c="4"/></text:p>
          </table:table-cell>
          <table:table-cell office:value-type="float" office:value="0" table:style-name="ce187">
            <text:p><text:s/>0<text:s/></text:p>
          </table:table-cell>
          <table:table-cell office:value-type="float" office:value="0" table:style-name="ce394">
            <text:p>0,0<text:s text:c="4"/></text:p>
          </table:table-cell>
          <table:table-cell table:style-name="ce275"/>
          <table:table-cell table:style-name="ce279"/>
          <table:table-cell office:value-type="float" office:value="0" table:style-name="ce395">
            <text:p>+0<text:s text:c="2"/></text:p>
          </table:table-cell>
          <table:table-cell table:style-name="ce396"/>
          <table:table-cell table:style-name="ce400"/>
          <table:table-cell table:style-name="ce398"/>
          <table:table-cell table:style-name="ce399"/>
          <table:table-cell table:style-name="ce400"/>
          <table:table-cell table:style-name="ce398"/>
          <table:table-cell table:number-columns-repeated="16367" table:style-name="ce1"/>
        </table:table-row>
        <table:table-row table:style-name="ro9">
          <table:table-cell table:style-name="ce89"/>
          <table:table-cell office:value-type="string" table:style-name="ce101">
            <text:p><text:s text:c="6"/>Outros</text:p>
          </table:table-cell>
          <table:table-cell table:style-name="ce185"/>
          <table:table-cell table:style-name="ce278"/>
          <table:table-cell office:value-type="float" office:value="99" table:style-name="ce187">
            <text:p><text:s/>99<text:s/></text:p>
          </table:table-cell>
          <table:table-cell office:value-type="float" office:value="1.0720086626962642" table:style-name="ce394">
            <text:p>1,1<text:s text:c="4"/></text:p>
          </table:table-cell>
          <table:table-cell office:value-type="float" office:value="8" table:style-name="ce187">
            <text:p><text:s/>8<text:s/></text:p>
          </table:table-cell>
          <table:table-cell office:value-type="float" office:value="0.11014732204323281" table:style-name="ce394">
            <text:p>0,1<text:s text:c="4"/></text:p>
          </table:table-cell>
          <table:table-cell table:style-name="ce278"/>
          <table:table-cell table:style-name="ce279"/>
          <table:table-cell office:value-type="float" office:value="-91" table:style-name="ce395">
            <text:p>-91<text:s text:c="2"/></text:p>
          </table:table-cell>
          <table:table-cell table:style-name="ce396"/>
          <table:table-cell table:style-name="ce400"/>
          <table:table-cell table:style-name="ce398"/>
          <table:table-cell table:style-name="ce399"/>
          <table:table-cell table:style-name="ce400"/>
          <table:table-cell table:style-name="ce398"/>
          <table:table-cell table:number-columns-repeated="16367" table:style-name="ce1"/>
        </table:table-row>
        <table:table-row table:style-name="ro34">
          <table:table-cell table:style-name="ce89"/>
          <table:table-cell table:style-name="ce208"/>
          <table:table-cell table:style-name="ce281"/>
          <table:table-cell table:style-name="ce282"/>
          <table:table-cell table:style-name="ce283"/>
          <table:table-cell table:style-name="ce282"/>
          <table:table-cell table:style-name="ce283"/>
          <table:table-cell table:number-columns-repeated="2" table:style-name="ce282"/>
          <table:table-cell table:number-columns-repeated="2" table:style-name="ce284"/>
          <table:table-cell table:style-name="ce396"/>
          <table:table-cell table:style-name="ce400"/>
          <table:table-cell table:style-name="ce398"/>
          <table:table-cell table:style-name="ce399"/>
          <table:table-cell table:style-name="ce400"/>
          <table:table-cell table:style-name="ce398"/>
          <table:table-cell table:number-columns-repeated="16367" table:style-name="ce1"/>
        </table:table-row>
        <table:table-row table:style-name="ro24">
          <table:table-cell table:style-name="ce89"/>
          <table:table-cell table:style-name="ce184"/>
          <table:table-cell table:number-columns-repeated="9" table:style-name="ce92"/>
          <table:table-cell table:style-name="ce396"/>
          <table:table-cell table:style-name="ce400"/>
          <table:table-cell table:style-name="ce398"/>
          <table:table-cell table:style-name="ce399"/>
          <table:table-cell table:style-name="ce400"/>
          <table:table-cell table:style-name="ce398"/>
          <table:table-cell table:number-columns-repeated="16367" table:style-name="ce1"/>
        </table:table-row>
        <table:table-row table:style-name="ro24">
          <table:table-cell table:style-name="ce89"/>
          <table:table-cell office:value-type="string" table:number-columns-spanned="10" table:number-rows-spanned="2" table:style-name="ce285">
            <text:p>Nota: A adoção da Classificação Portuguesa de Profissões (CPP) não permite a comparação com o período homólogo do ano anterior.</text:p>
          </table:table-cell>
          <table:covered-table-cell table:number-columns-repeated="9"/>
          <table:table-cell table:style-name="ce396"/>
          <table:table-cell table:style-name="ce400"/>
          <table:table-cell table:style-name="ce398"/>
          <table:table-cell table:style-name="ce399"/>
          <table:table-cell table:style-name="ce400"/>
          <table:table-cell table:style-name="ce398"/>
          <table:table-cell table:number-columns-repeated="16367" table:style-name="ce1"/>
        </table:table-row>
        <table:table-row table:style-name="ro24">
          <table:table-cell table:style-name="ce89"/>
          <table:covered-table-cell/>
          <table:covered-table-cell table:number-columns-repeated="9"/>
          <table:table-cell table:style-name="ce396"/>
          <table:table-cell table:style-name="ce400"/>
          <table:table-cell table:style-name="ce398"/>
          <table:table-cell table:style-name="ce399"/>
          <table:table-cell table:style-name="ce400"/>
          <table:table-cell table:style-name="ce398"/>
          <table:table-cell table:number-columns-repeated="16367" table:style-name="ce1"/>
        </table:table-row>
        <table:table-row table:number-rows-repeated="12" table:style-name="ro24">
          <table:table-cell table:style-name="ce89"/>
          <table:table-cell table:number-columns-repeated="14" table:style-name="ce278"/>
          <table:table-cell table:style-name="ce400"/>
          <table:table-cell table:style-name="ce398"/>
          <table:table-cell table:number-columns-repeated="16367" table:style-name="ce1"/>
        </table:table-row>
        <table:table-row table:style-name="ro35">
          <table:table-cell table:style-name="ce89"/>
          <table:table-cell table:number-columns-repeated="14" table:style-name="ce278"/>
          <table:table-cell table:number-columns-repeated="2" table:style-name="ce89"/>
          <table:table-cell table:number-columns-repeated="16367" table:style-name="ce1"/>
        </table:table-row>
        <table:table-row table:style-name="ro6">
          <table:table-cell table:style-name="ce89"/>
          <table:table-cell table:number-columns-repeated="14" table:style-name="ce278"/>
          <table:table-cell table:number-columns-repeated="2" table:style-name="ce89"/>
          <table:table-cell table:number-columns-repeated="16367" table:style-name="ce1"/>
        </table:table-row>
        <table:table-row table:style-name="ro6">
          <table:table-cell table:number-columns-repeated="4" table:style-name="ce89"/>
          <table:table-cell table:style-name="ce383"/>
          <table:table-cell table:number-columns-repeated="12" table:style-name="ce89"/>
          <table:table-cell table:number-columns-repeated="16367" table:style-name="ce1"/>
        </table:table-row>
        <table:table-row table:number-rows-repeated="104851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Franklin Gothic Book" svg:font-family="&quot;Franklin Gothic Book&quot;"/>
    <style:font-face style:name="Franklin Gothic Demi" svg:font-family="&quot;Franklin Gothic Demi&quot;"/>
    <style:font-face style:name="Courier" svg:font-family="Courier"/>
    <style:font-face style:name="Hermes-Bold" svg:font-family="Hermes-Bold"/>
    <style:font-face style:name="Franklin Gothic Heavy" svg:font-family="&quot;Franklin Gothic Heavy&quot;"/>
    <style:font-face style:name="ConduitITC TT" svg:font-family="&quot;ConduitITC TT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37P0">
      <number:text>+</number:text>
      <number:number number:decimal-places="1" number:min-integer-digits="1"/>
      <number:text>             </number:text>
    </number:number-style>
    <number:number-style style:name="N37">
      <number:text>-</number:text>
      <number:number number:decimal-places="1" number:min-integer-digits="1"/>
      <number:text>             </number:text>
      <style:map style:condition="value()&gt;=0" style:apply-style-name="N37P0"/>
    </number:number-style>
    <number:number-style style:name="N38P0">
      <number:text>+</number:text>
      <number:number number:decimal-places="1" number:min-integer-digits="1"/>
      <number:text>         </number:text>
    </number:number-style>
    <number:number-style style:name="N38">
      <number:text>-</number:text>
      <number:number number:decimal-places="1" number:min-integer-digits="1"/>
      <number:text>         </number:text>
      <style:map style:condition="value()&gt;=0" style:apply-style-name="N38P0"/>
    </number:number-style>
    <number:number-style style:name="N39">
      <number:number number:decimal-places="0" number:min-integer-digits="1">
        <number:embedded-text number:position="0">           </number:embedded-text>
        <number:embedded-text number:position="3"> </number:embedded-text>
      </number:number>
    </number:number-style>
    <number:number-style style:name="N40">
      <number:number number:decimal-places="0" number:min-integer-digits="1">
        <number:embedded-text number:position="0">        </number:embedded-text>
      </number:number>
    </number:number-style>
    <number:number-style style:name="N41">
      <number:number number:decimal-places="0" number:min-integer-digits="1">
        <number:embedded-text number:position="0">        </number:embedded-text>
        <number:embedded-text number:position="3"> </number:embedded-text>
      </number:number>
    </number:number-style>
    <number:number-style style:name="N42">
      <number:number number:decimal-places="0" number:min-integer-digits="1">
        <number:embedded-text number:position="0">            </number:embedded-text>
      </number:number>
    </number:number-style>
    <number:date-style style:name="N43">
      <number:day number:style="long"/>
      <number:text>-</number:text>
      <number:month number:textual="true"/>
    </number:date-style>
    <number:number-style style:name="N44">
      <number:number number:decimal-places="0" number:min-integer-digits="1">
        <number:embedded-text number:position="3"> </number:embedded-text>
      </number:number>
    </number:number-style>
    <number:number-style style:name="N45">
      <number:number number:decimal-places="1" number:min-integer-digits="1"/>
      <number:text>     </number:text>
    </number:number-style>
    <number:number-style style:name="N46P0">
      <number:text>+</number:text>
      <number:number number:decimal-places="1" number:min-integer-digits="1"/>
      <number:text>   </number:text>
    </number:number-style>
    <number:number-style style:name="N46">
      <number:text>-</number:text>
      <number:number number:decimal-places="1" number:min-integer-digits="1"/>
      <number:text>   </number:text>
      <style:map style:condition="value()&gt;=0" style:apply-style-name="N46P0"/>
    </number:number-style>
    <number:number-style style:name="N47">
      <number:number number:decimal-places="1" number:min-integer-digits="1"/>
    </number:number-style>
    <number:number-style style:name="N4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49">
      <number:number number:decimal-places="0" number:min-integer-digits="1">
        <number:embedded-text number:position="0">      </number:embedded-text>
      </number:number>
    </number:number-style>
    <number:date-style style:name="N50">
      <number:month number:textual="true"/>
      <number:text>-</number:text>
      <number:year/>
    </number:date-style>
    <number:number-style style:name="N51">
      <number:number number:decimal-places="1" number:min-integer-digits="1"/>
      <number:text>    </number:text>
    </number:number-style>
    <number:number-style style:name="N52P0">
      <number:text>+</number:text>
      <number:number number:decimal-places="1" number:min-integer-digits="1"/>
    </number:number-style>
    <number:number-style style:name="N52">
      <number:text>- </number:text>
      <number:number number:decimal-places="1" number:min-integer-digits="1"/>
      <style:map style:condition="value()&gt;=0" style:apply-style-name="N52P0"/>
    </number:number-style>
    <number:number-style style:name="N53">
      <number:number number:decimal-places="0" number:min-integer-digits="1">
        <number:embedded-text number:position="0"> </number:embedded-text>
      </number:number>
    </number:number-style>
    <number:number-style style:name="N54">
      <number:number number:decimal-places="1" number:min-integer-digits="1"/>
      <number:text>       </number:text>
    </number:number-style>
    <number:number-style style:name="N55">
      <number:number number:decimal-places="0" number:min-integer-digits="1">
        <number:embedded-text number:position="0">    </number:embedded-text>
        <number:embedded-text number:position="3"> </number:embedded-text>
      </number:number>
    </number:number-style>
    <number:number-style style:name="N56">
      <number:number number:decimal-places="0" number:min-integer-digits="1">
        <number:embedded-text number:position="0">   </number:embedded-text>
      </number:number>
    </number:number-style>
    <number:number-style style:name="N57P0">
      <number:text>+</number:text>
      <number:number number:decimal-places="1" number:min-integer-digits="1"/>
      <number:text>     </number:text>
    </number:number-style>
    <number:number-style style:name="N57">
      <number:text>-</number:text>
      <number:number number:decimal-places="1" number:min-integer-digits="1"/>
      <number:text>     </number:text>
      <style:map style:condition="value()&gt;=0" style:apply-style-name="N57P0"/>
    </number:number-style>
    <number:number-style style:name="N58P0">
      <number:text>+</number:text>
      <number:number number:decimal-places="0" number:min-integer-digits="1">
        <number:embedded-text number:position="0">  </number:embedded-text>
      </number:number>
    </number:number-style>
    <number:number-style style:name="N58">
      <number:text>-</number:text>
      <number:number number:decimal-places="0" number:min-integer-digits="1">
        <number:embedded-text number:position="0">  </number:embedded-text>
      </number:number>
      <style:map style:condition="value()&gt;=0" style:apply-style-name="N58P0"/>
    </number:number-style>
    <number:currency-style style:name="N60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0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60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style:style style:name="Euro" style:family="table-cell" style:data-style-name="N60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239" draw:style="linear" draw:angle="900" draw:start-color="#999900" draw:end-color="#ffffff" draw:start-intensity="100%" draw:end-intensity="100%"/>
    <draw:gradient draw:name="a195" draw:style="linear" draw:angle="900" draw:start-color="#999900" draw:end-color="#ffffff" draw:start-intensity="100%" draw:end-intensity="100%"/>
    <draw:gradient draw:name="a217" draw:style="linear" draw:angle="900" draw:start-color="#999900" draw:end-color="#ffffff" draw:start-intensity="100%" draw:end-intensity="100%"/>
  </office:styles>
  <office:automatic-styles>
    <style:page-layout style:name="pm1">
      <style:page-layout-properties fo:margin-top="0.590551181102362in" fo:margin-bottom="0in" fo:margin-left="0.75in" fo:margin-right="0.75in" style:print-orientation="landscape" style:print-page-order="ttb" style:first-page-number="continue" style:scale-to="61%" style:table-centering="horizontal" style:print="headers 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2">
      <style:page-layout-properties fo:margin-top="0.590551181102362in" fo:margin-bottom="0in" fo:margin-left="0.75in" fo:margin-right="0.75in" style:print-orientation="landscape" style:print-page-order="ttb" style:first-page-number="continue" style:scale-to="50%" style:table-centering="horizontal" style:print="grid 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  <style:page-layout style:name="pm3">
      <style:page-layout-properties fo:margin-top="0.196850393700787in" fo:margin-bottom="0in" fo:margin-left="0.75in" fo:margin-right="0.75in" style:print-orientation="landscape" style:print-page-order="ttb" style:first-page-number="continue" style:scale-to="33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in" fo:margin-bottom="0in" fo:margin-left="0.551181102362205in" fo:margin-right="0.55118110236220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">
      <style:page-layout-properties fo:margin-top="0in" fo:margin-bottom="0in" fo:margin-left="0.748031496062992in" fo:margin-right="0.748031496062992in" style:print-orientation="portrait" style:print-page-order="ttb" style:first-page-number="continue" style:scale-to="95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6">
      <style:page-layout-properties fo:margin-top="0in" fo:margin-bottom="0in" fo:margin-left="0.75in" fo:margin-right="0.7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7">
      <style:page-layout-properties fo:margin-top="0in" fo:margin-bottom="0in" fo:margin-left="0.75in" fo:margin-right="0.56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8">
      <style:page-layout-properties fo:margin-top="0in" fo:margin-bottom="0in" fo:margin-left="0.75in" fo:margin-right="0.66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9">
      <style:page-layout-properties fo:margin-top="0in" fo:margin-bottom="0in" fo:margin-left="0.75in" fo:margin-right="0.56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0">
      <style:page-layout-properties fo:margin-top="0in" fo:margin-bottom="0in" fo:margin-left="0.58in" fo:margin-right="0.4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11811023622047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1">
      <style:page-layout-properties fo:margin-top="0in" fo:margin-bottom="0in" fo:margin-left="0.61in" fo:margin-right="0.54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2">
      <style:page-layout-properties fo:margin-top="0in" fo:margin-bottom="0in" fo:margin-left="0.59in" fo:margin-right="0.34in" style:print-orientation="portrait" style:print-page-order="ttb" style:first-page-number="continue" style:scale-to="96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3">
      <style:page-layout-properties fo:margin-top="0in" fo:margin-bottom="0in" fo:margin-left="0.47244094488189in" fo:margin-right="0.433070866141732in" style:print-orientation="portrait" style:print-page-order="ttb" style:first-page-number="continue" style:scale-to="95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  <style:master-page style:name="mp12" style:page-layout-name="pm12">
      <style:header/>
      <style:header-left style:display="false"/>
      <style:footer/>
      <style:footer-left style:display="false"/>
    </style:master-page>
    <style:master-page style:name="mp13" style:page-layout-name="pm1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FOliveira</meta:initial-creator>
    <dc:creator>Emília Josué</dc:creator>
    <meta:creation-date>2004-04-19T12:02:31Z</meta:creation-date>
    <dc:date>2014-03-25T10:44:30Z</dc:date>
    <meta:print-date>2014-03-12T16:18:32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0105"/>
          </table:table-row>
          <table:table-row>
            <table:table-cell office:value-type="string">
              <text:p>Mulheres</text:p>
            </table:table-cell>
            <table:table-cell office:value-type="float" office:value="24078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73345"/>
          </table:table-row>
          <table:table-row>
            <table:table-cell office:value-type="string">
              <text:p>&gt;= 1 ano</text:p>
            </table:table-cell>
            <table:table-cell office:value-type="float" office:value="167323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0" chart:class="chart:line" chart:attached-axis="primary-y" chart:style-name="G0S4">
            <chart:data-point chart:repeated="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0"/>
          </table:table-row>
          <table:table-row>
            <table:table-cell office:value-type="string">
              <text:p>Mulhere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0"/>
          </table:table-row>
          <table:table-row>
            <table:table-cell office:value-type="string">
              <text:p>Novo Emp.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0"/>
          </table:table-row>
          <table:table-row>
            <table:table-cell office:value-type="string">
              <text:p>&gt;= 25 anos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0"/>
          </table:table-row>
          <table:table-row>
            <table:table-cell office:value-type="string">
              <text:p>&gt;= 1 ano</text:p>
            </table:table-cell>
            <table:table-cell office:value-type="float" office:value="0"/>
          </table:table-row>
        </table:table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575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4P9">
      <style:graphic-properties draw:fill="none" draw:stroke="solid" svg:stroke-width="0.01389in" svg:stroke-color="#800080" svg:stroke-opacity="100%" draw:stroke-linejoin="round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9"/>
            <chart:data-point chart:style-name="G0S4P9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 office:value-type="float" office:value="466529"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 office:value-type="float" office:value="467809"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11" chart:class="chart:line" chart:attached-axis="primary-y" chart:style-name="G0S4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 office:value-type="float" office:value="10068"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 office:value-type="float" office:value="9037"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29712"/>
          </table:table-row>
          <table:table-row>
            <table:table-cell office:value-type="string">
              <text:p>Novo Emp.</text:p>
            </table:table-cell>
            <table:table-cell office:value-type="float" office:value="391179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0712"/>
          </table:table-row>
          <table:table-row>
            <table:table-cell office:value-type="string">
              <text:p>Mulheres</text:p>
            </table:table-cell>
            <table:table-cell office:value-type="float" office:value="263738"/>
          </table:table-row>
        </table:table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99"/>
          </table:table-row>
          <table:table-row>
            <table:table-cell office:value-type="string">
              <text:p>Novo Emp.</text:p>
            </table:table-cell>
            <table:table-cell office:value-type="float" office:value="431251"/>
          </table:table-row>
        </table:table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892"/>
          </table:table-row>
          <table:table-row>
            <table:table-cell office:value-type="string">
              <text:p>&gt;= 25 anos</text:p>
            </table:table-cell>
            <table:table-cell office:value-type="float" office:value="389558"/>
          </table:table-row>
        </table:table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36"/>
          </table:table-row>
          <table:table-row>
            <table:table-cell office:value-type="string">
              <text:p>&gt;= 1 ano</text:p>
            </table:table-cell>
            <table:table-cell office:value-type="float" office:value="182514"/>
          </table:table-row>
        </table:table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65164"/>
          </table:table-row>
          <table:table-row>
            <table:table-cell office:value-type="string">
              <text:p>&gt;= 25 anos</text:p>
            </table:table-cell>
            <table:table-cell office:value-type="float" office:value="355727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" chart:class="chart:line" chart:attached-axis="primary-y" chart:style-name="G0S4"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202634"/>
          </table:table-row>
          <table:table-row>
            <table:table-cell office:value-type="string">
              <text:p>Mulheres</text:p>
            </table:table-cell>
            <table:table-cell office:value-type="float" office:value="264906"/>
          </table:table-row>
        </table:table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3181"/>
          </table:table-row>
          <table:table-row>
            <table:table-cell office:value-type="string">
              <text:p>Novo Emp.</text:p>
            </table:table-cell>
            <table:table-cell office:value-type="float" office:value="434359"/>
          </table:table-row>
        </table:table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4757"/>
          </table:table-row>
          <table:table-row>
            <table:table-cell office:value-type="string">
              <text:p>&gt;= 25 anos</text:p>
            </table:table-cell>
            <table:table-cell office:value-type="float" office:value="392783"/>
          </table:table-row>
        </table:table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81900"/>
          </table:table-row>
          <table:table-row>
            <table:table-cell office:value-type="string">
              <text:p>&gt;= 1 ano</text:p>
            </table:table-cell>
            <table:table-cell office:value-type="float" office:value="185640"/>
          </table:table-row>
        </table:table>
      </chart:chart>
    </office:chart>
  </office:body>
</office:document-content>
</file>

<file path=Object 3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3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4P1">
      <style:graphic-properties draw:fill="none" draw:stroke="solid" svg:stroke-width="0.01389in" svg:stroke-color="#80008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80000" chart:minimum="300000" chart:interval-major="30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3" chart:class="chart:line" chart:attached-axis="primary-y" chart:style-name="G0S4">
            <chart:data-point/>
            <chart:data-point chart:style-name="G0S4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3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5556in" chart:symbol-height="0.05556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3" chart:class="chart:line" chart:attached-axis="primary-y" chart:style-name="G0S4"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3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80.74968503937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12.604166666666666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2.6439482961222094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-1.886792452830188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1.0282776349614395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0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1.88039457459926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631360723709009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9497450837581938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3.171750940242374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3.2695866748920421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4.0639861651534801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4.0981690689520844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6099113093150272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42649157864685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7776713749900246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6.3927994461112396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6.7554709800190293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6.8053278688524594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8.5106382978723403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9.7154513708813059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10.053603335318643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10.327361644792655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10.425571455119865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61462728551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85662910573004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3.939569456511247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39.178213091256566"/>
          </table:table-row>
        </table:table>
      </chart:chart>
    </office:chart>
  </office:body>
</office:document-content>
</file>

<file path=Object 3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80.74968503937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9.2   Trab. não qualific. da agricultura e pescas</text:p>
            </table:table-cell>
            <table:table-cell office:value-type="float" office:value="-7.9381443298969065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4.0226628895184131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2.8239700374531838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1.0572856593617839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0.68143100511073251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0.51823061262261705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0.9882399446585631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1.8518518518518516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1.8686155634914043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1.978070825307453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2761760242792106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2.2927272727272725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3.8022385960965179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4.0342418577191772"/>
          </table:table-row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4.1982207190647749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5.1452092385090324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5.2947052947052944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9093019031665621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8.023282733075371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8.236347358997314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7159714919967275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9.9256913144110133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0.869565217391305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895147190851958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3.742136237570183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4.504881450488144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51.534225019669556"/>
          </table:table-row>
        </table:table>
      </chart:chart>
    </office:chart>
  </office:body>
</office:document-content>
</file>

<file path=Object 3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3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vertical="true"/>
      <style:graphic-properties draw:fill="none" draw:stroke="solid" svg:stroke-width="0.00347in" svg:stroke-color="#000000" svg:stroke-opacity="100%" draw:stroke-linejoin="round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minimum="-3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interval-major="11" chart:interval-minor-divisor="11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1389in" style:font-size-asian="0.01389in" style:font-size-complex="0.013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003300" draw:opacity="100%" draw:stroke="solid" svg:stroke-width="0.01389in" svg:stroke-color="#00000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0.0pt" svg:width="480.74968503937pt" chart:style-name="Crt0">
        <chart:title chart:style-name="CT00">
          <text:p text:style-name="a0" text:class-names="" text:cond-style-name="">DESEMPREGO REGISTADO POR GRUPOS DE PROFISSÕES<text:line-break/> Variação homóloga % (ordem decrescente)<text:line-break/></text:p>
        </chart:title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28"/>
          </chart:axis>
          <chart:series chart:label-cell-address="local-table.$B$1" chart:values-cell-range-address="local-table.$B$2:.$B$28" chart:class="chart:bar" chart:attached-axis="primary-y" chart:style-name="G0S0">
            <chart:data-point chart:repeated="2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2.3   Docentes ensino secundário, superior e prof. simil.</text:p>
            </table:table-cell>
            <table:table-cell office:value-type="float" office:value="-13.881389069919001"/>
          </table:table-row>
          <table:table-row>
            <table:table-cell office:value-type="string">
              <text:p>9.2   Trab. não qualific. da agricultura e pescas</text:p>
            </table:table-cell>
            <table:table-cell office:value-type="float" office:value="-5.4695562435500511"/>
          </table:table-row>
          <table:table-row>
            <table:table-cell office:value-type="string">
              <text:p>2.2   Especialistas ciências da vida e prof. da saúde</text:p>
            </table:table-cell>
            <table:table-cell office:value-type="float" office:value="-5.3405994550408717"/>
          </table:table-row>
          <table:table-row>
            <table:table-cell office:value-type="string">
              <text:p>2.4   Outros especial. profissões intelectuais e científicas</text:p>
            </table:table-cell>
            <table:table-cell office:value-type="float" office:value="-4.2092387393869624"/>
          </table:table-row>
          <table:table-row>
            <table:table-cell office:value-type="string">
              <text:p>1.2   Directores de empresa</text:p>
            </table:table-cell>
            <table:table-cell office:value-type="float" office:value="-2.8328611898017"/>
          </table:table-row>
          <table:table-row>
            <table:table-cell office:value-type="string">
              <text:p>2.1   Especialistas ciências físicas, matem. e engenh.</text:p>
            </table:table-cell>
            <table:table-cell office:value-type="float" office:value="-1.7356716687759899"/>
          </table:table-row>
          <table:table-row>
            <table:table-cell office:value-type="string">
              <text:p>3.1   Técn. nível interm. da física, química e  engenh.</text:p>
            </table:table-cell>
            <table:table-cell office:value-type="float" office:value="-0.78706353749284486"/>
          </table:table-row>
          <table:table-row>
            <table:table-cell office:value-type="string">
              <text:p>3.3   Profissionais de nível intermédio do ensino</text:p>
            </table:table-cell>
            <table:table-cell office:value-type="float" office:value="-0.48396854204476714"/>
          </table:table-row>
          <table:table-row>
            <table:table-cell office:value-type="string">
              <text:p>4.2   Empregados de recepção, caixas, bilheteiras e simil.</text:p>
            </table:table-cell>
            <table:table-cell office:value-type="float" office:value="-0.12477205106056243"/>
          </table:table-row>
          <table:table-row>
            <table:table-cell office:value-type="string">
              <text:p>1.1   Quadros superiores da administração pública</text:p>
            </table:table-cell>
            <table:table-cell office:value-type="float" office:value="0"/>
          </table:table-row>
          <table:table-row>
            <table:table-cell office:value-type="string">
              <text:p>6.1   Trab.qualificados da agricultura e pesca</text:p>
            </table:table-cell>
            <table:table-cell office:value-type="float" office:value="2.4356580336120811E-2"/>
          </table:table-row>
          <table:table-row>
            <table:table-cell office:value-type="string">
              <text:p>4.1   Empregados de escritório</text:p>
            </table:table-cell>
            <table:table-cell office:value-type="float" office:value="0.42963410087524634"/>
          </table:table-row>
          <table:table-row>
            <table:table-cell office:value-type="string">
              <text:p>8.2   Operadores máquinas e trabalhadores da montagem</text:p>
            </table:table-cell>
            <table:table-cell office:value-type="float" office:value="2.2276713353559701"/>
          </table:table-row>
          <table:table-row>
            <table:table-cell office:value-type="string">
              <text:p>8.1   Operadores de instalações fixas e similares</text:p>
            </table:table-cell>
            <table:table-cell office:value-type="float" office:value="2.5983951089033246"/>
          </table:table-row>
          <table:table-row>
            <table:table-cell office:value-type="string">
              <text:p>3.4   Outros técnicos e profissionais de nível intermédio</text:p>
            </table:table-cell>
            <table:table-cell office:value-type="float" office:value="3.3247334858589301"/>
          </table:table-row>
          <table:table-row>
            <table:table-cell office:value-type="string">
              <text:p>3.2   Prof. nível interm. das ciênc. da vida e da saúde</text:p>
            </table:table-cell>
            <table:table-cell office:value-type="float" office:value="3.7344398340248963"/>
          </table:table-row>
          <table:table-row>
            <table:table-cell office:value-type="string">
              <text:p>7.3   Mecânicos de prec., oleiros, vidreiros, artes gráficas</text:p>
            </table:table-cell>
            <table:table-cell office:value-type="float" office:value="4.7640756781399594"/>
          </table:table-row>
          <table:table-row>
            <table:table-cell office:value-type="string">
              <text:p>8.3   Condutor de veículos e oper. equip. pesados móveis</text:p>
            </table:table-cell>
            <table:table-cell office:value-type="float" office:value="5.027840564529467"/>
          </table:table-row>
          <table:table-row>
            <table:table-cell office:value-type="string">
              <text:p>9.1   Trab. não qualific. dos serviços e comércio</text:p>
            </table:table-cell>
            <table:table-cell office:value-type="float" office:value="5.5336277306655202"/>
          </table:table-row>
          <table:table-row>
            <table:table-cell office:value-type="string">
              <text:p>9.3   Trab. não qualific. minas, c.civil, ind. transf.</text:p>
            </table:table-cell>
            <table:table-cell office:value-type="float" office:value="6.0155475556946838"/>
          </table:table-row>
          <table:table-row>
            <table:table-cell office:value-type="string">
              <text:p>5.2   Manequins, vendedores e demonstradores</text:p>
            </table:table-cell>
            <table:table-cell office:value-type="float" office:value="6.7231220014811477"/>
          </table:table-row>
          <table:table-row>
            <table:table-cell office:value-type="string">
              <text:p>5.1   Pessoal dos serviços, de protecção e segurança</text:p>
            </table:table-cell>
            <table:table-cell office:value-type="float" office:value="7.974609145409663"/>
          </table:table-row>
          <table:table-row>
            <table:table-cell office:value-type="string">
              <text:p>7.2   Trab. da metalurgia, metalomecânica e simil.</text:p>
            </table:table-cell>
            <table:table-cell office:value-type="float" office:value="8.3309410346213468"/>
          </table:table-row>
          <table:table-row>
            <table:table-cell office:value-type="string">
              <text:p>7.1   Operários e trab.simil. da ind.extract. e c.civil</text:p>
            </table:table-cell>
            <table:table-cell office:value-type="float" office:value="12.687363682769501"/>
          </table:table-row>
          <table:table-row>
            <table:table-cell office:value-type="string">
              <text:p>1.3   Directores e gerentes de pequenas empresas</text:p>
            </table:table-cell>
            <table:table-cell office:value-type="float" office:value="13.305898491083676"/>
          </table:table-row>
          <table:table-row>
            <table:table-cell office:value-type="string">
              <text:p>6.2   Agricultores e pescadores - subsistência</text:p>
            </table:table-cell>
            <table:table-cell office:value-type="float" office:value="13.333333333333334"/>
          </table:table-row>
          <table:table-row>
            <table:table-cell office:value-type="string">
              <text:p>7.4   Outros operários, artífices e trabalhadores similares</text:p>
            </table:table-cell>
            <table:table-cell office:value-type="float" office:value="14.651680842446336"/>
          </table:table-row>
        </table:table>
      </chart:chart>
    </office:chart>
  </office:body>
</office:document-content>
</file>

<file path=Object 3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472in" style:font-size-asian="0.03472in" style:font-size-complex="0.0347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12.9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1 ano</text:p>
            </table:table-cell>
            <table:table-cell office:value-type="float" office:value="259182"/>
          </table:table-row>
          <table:table-row>
            <table:table-cell office:value-type="string">
              <text:p>&gt;= 1 ano</text:p>
            </table:table-cell>
            <table:table-cell office:value-type="float" office:value="16170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435000" chart:minimum="300000" chart:interval-major="225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1P6">
      <style:graphic-properties draw:fill="none" draw:stroke="solid" svg:stroke-width="0.01389in" svg:stroke-color="#dd0806" svg:stroke-opacity="100%" draw:stroke-linejoin="round"/>
    </style:style>
  </office:automatic-styles>
  <office:body>
    <office:chart>
      <chart:chart chart:class="chart:line" svg:height="0.0pt" svg:width="210.7496850393701pt" chart:style-name="Crt0">
        <chart:title chart:style-name="CT00">
          <text:p text:style-name="a0" text:class-names="" text:cond-style-name="">Desemprego Registad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6"/>
            <chart:data-point chart:style-name="G0S1P6"/>
            <chart:data-point chart:repeated="5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12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350126"/>
            <table:table-cell office:value-type="float" office:value="338843"/>
            <table:table-cell office:value-type="float" office:value="337587"/>
            <table:table-cell office:value-type="float" office:value="402602"/>
            <table:table-cell office:value-type="float" office:value="464450"/>
          </table:table-row>
          <table:table-row>
            <table:table-cell office:value-type="string">
              <text:p>F</text:p>
            </table:table-cell>
            <table:table-cell office:value-type="float" office:value="347412"/>
            <table:table-cell office:value-type="float" office:value="342265"/>
            <table:table-cell office:value-type="float" office:value="339097"/>
            <table:table-cell office:value-type="float" office:value="412497"/>
            <table:table-cell office:value-type="float" office:value="467540"/>
          </table:table-row>
          <table:table-row>
            <table:table-cell office:value-type="string">
              <text:p>M</text:p>
            </table:table-cell>
            <table:table-cell office:value-type="float" office:value="340398"/>
            <table:table-cell office:value-type="float" office:value="338732"/>
            <table:table-cell office:value-type="float" office:value="339622"/>
            <table:table-cell office:value-type="float" office:value="421058"/>
            <table:table-cell office:value-type="float" office:value="471089"/>
          </table:table-row>
          <table:table-row>
            <table:table-cell office:value-type="string">
              <text:p>A</text:p>
            </table:table-cell>
            <table:table-cell office:value-type="float" office:value="331495"/>
            <table:table-cell office:value-type="float" office:value="327721"/>
            <table:table-cell office:value-type="float" office:value="334714"/>
            <table:table-cell office:value-type="float" office:value="423595"/>
            <table:table-cell office:value-type="float" office:value="462056"/>
          </table:table-row>
          <table:table-row>
            <table:table-cell office:value-type="string">
              <text:p>M</text:p>
            </table:table-cell>
            <table:table-cell office:value-type="float" office:value="323058"/>
            <table:table-cell office:value-type="float" office:value="318961"/>
            <table:table-cell office:value-type="float" office:value="326620"/>
            <table:table-cell office:value-type="float" office:value="418538"/>
            <table:table-cell office:value-type="float" office:value="452140"/>
          </table:table-row>
          <table:table-row>
            <table:table-cell office:value-type="string">
              <text:p>J</text:p>
            </table:table-cell>
            <table:table-cell office:value-type="float" office:value="314958"/>
            <table:table-cell office:value-type="float" office:value="314776"/>
            <table:table-cell office:value-type="float" office:value="322729"/>
            <table:table-cell office:value-type="float" office:value="414145"/>
            <table:table-cell office:value-type="float" office:value="444679"/>
          </table:table-row>
          <table:table-row>
            <table:table-cell office:value-type="string">
              <text:p>J</text:p>
            </table:table-cell>
            <table:table-cell office:value-type="float" office:value="314600"/>
            <table:table-cell office:value-type="float" office:value="312555"/>
            <table:table-cell office:value-type="float" office:value="326593"/>
            <table:table-cell office:value-type="float" office:value="419375"/>
            <table:table-cell office:value-type="float" office:value="446091"/>
          </table:table-row>
          <table:table-row>
            <table:table-cell office:value-type="string">
              <text:p>A</text:p>
            </table:table-cell>
            <table:table-cell office:value-type="float" office:value="312476"/>
            <table:table-cell office:value-type="float" office:value="310174"/>
            <table:table-cell office:value-type="float" office:value="332329"/>
            <table:table-cell office:value-type="float" office:value="420891"/>
            <table:table-cell office:value-type="float" office:value="449760"/>
          </table:table-row>
          <table:table-row>
            <table:table-cell office:value-type="string">
              <text:p>S</text:p>
            </table:table-cell>
            <table:table-cell office:value-type="float" office:value="316931"/>
            <table:table-cell office:value-type="float" office:value="317644"/>
            <table:table-cell office:value-type="float" office:value="350804"/>
            <table:table-cell office:value-type="float" office:value="440668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323457"/>
            <table:table-cell office:value-type="float" office:value="323305"/>
            <table:table-cell office:value-type="float" office:value="365240"/>
            <table:table-cell office:value-type="float" office:value="44791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328256"/>
            <table:table-cell office:value-type="float" office:value="326946"/>
            <table:table-cell office:value-type="float" office:value="379395"/>
            <table:table-cell office:value-type="float" office:value="453727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326037"/>
            <table:table-cell office:value-type="float" office:value="324288"/>
            <table:table-cell office:value-type="float" office:value="380303"/>
            <table:table-cell office:value-type="float" office:value="452542"/>
            <table:table-cell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47in" svg:stroke-color="#000000" svg:stroke-opacity="100%" draw:stroke-linejoin="round"/>
    </style:style>
    <style:style style:family="chart" style:name="Axs0" style:data-style-name="N0">
      <style:chart-properties chart:gap-width="150" chart:overlap="0" chart:link-data-style-to-source="false" chart:visible="true" chart:logarithmic="false" chart:maximum="19000" chart:minimum="7000" chart:tick-marks-major-inner="fals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6944in" style:font-size-asian="0.06944in" style:font-size-complex="0.069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solid" draw:fill-color="#ffffff" draw:opacity="100%" draw:stroke="solid" svg:stroke-width="0.0034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444in" style:font-size-asian="0.04444in" style:font-size-complex="0.04444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dash" draw:stroke-dash="a1" svg:stroke-width="0.00347in" svg:stroke-color="#000000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true" chart:tick-marks-major-outer="true" chart:tick-marks-minor-inner="false" chart:tick-marks-minor-outer="false" chart:display-label="true"/>
      <style:graphic-properties draw:fill="none" draw:stroke="solid" svg:stroke-width="0.00347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8333in" style:font-size-asian="0.08333in" style:font-size-complex="0.08333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1389in" svg:stroke-color="#000000" svg:stroke-opacity="100%" draw:stroke-linejoin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dd0806" svg:stroke-opacity="100%" draw:stroke-linejoin="round"/>
    </style:style>
    <style:style style:family="chart" style:name="G0S2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ff9900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1389in" svg:stroke-color="#99cc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1111in" style:font-size-asian="0.11111in" style:font-size-complex="0.1111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x" chart:symbol-width="0.06944in" chart:symbol-height="0.06944in" chart:connect-bars="false" chart:solid-type="cuboid" chart:stacked="false" chart:percentage="false"/>
      <style:graphic-properties draw:fill="none" draw:stroke="solid" svg:stroke-width="0.01389in" svg:stroke-color="#800080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9722in" style:font-size-asian="0.09722in" style:font-size-complex="0.097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0347in" svg:stroke-color="#000000" svg:stroke-opacity="100%" draw:stroke-linejoin="round"/>
    </style:style>
    <style:style style:family="chart" style:name="G0S3P6">
      <style:graphic-properties draw:fill="none" draw:stroke="solid" svg:stroke-width="0.01389in" svg:stroke-color="#99cc00" svg:stroke-opacity="100%" draw:stroke-linejoin="round"/>
    </style:style>
  </office:automatic-styles>
  <office:body>
    <office:chart>
      <chart:chart chart:class="chart:line" svg:height="0.0pt" svg:width="216.0pt" chart:style-name="Crt0">
        <chart:title chart:style-name="CT00">
          <text:p text:style-name="a0" text:class-names="" text:cond-style-name="">Ofertas de Emprego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3"/>
          </chart:axis>
          <chart:series chart:label-cell-address="local-table.$B$1" chart:values-cell-range-address="local-table.$B$2:.$B$13" chart:class="chart:line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line" chart:attached-axis="primary-y" chart:style-name="G0S1">
            <chart:data-point chart:repeated="12"/>
          </chart:series>
          <chart:series chart:label-cell-address="local-table.$D$1" chart:values-cell-range-address="local-table.$D$2:.$D$13" chart:class="chart:line" chart:attached-axis="primary-y" chart:style-name="G0S2">
            <chart:data-point chart:repeated="12"/>
          </chart:series>
          <chart:series chart:label-cell-address="local-table.$E$1" chart:values-cell-range-address="local-table.$E$2:.$E$13" chart:class="chart:line" chart:attached-axis="primary-y" chart:style-name="G0S3">
            <chart:data-point chart:repeated="6"/>
            <chart:data-point chart:style-name="G0S3P6"/>
            <chart:data-point chart:repeated="5"/>
          </chart:series>
          <chart:series chart:label-cell-address="local-table.$F$1" chart:values-cell-range-address="local-table.$F$2:.$F$9" chart:class="chart:line" chart:attached-axis="primary-y" chart:style-name="G0S4"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2000</text:p>
              </table:table-cell>
              <table:table-cell office:value-type="string">
                <text:p>2001</text:p>
              </table:table-cell>
              <table:table-cell office:value-type="string">
                <text:p>2002</text:p>
              </table:table-cell>
              <table:table-cell office:value-type="string">
                <text:p>2003</text:p>
              </table:table-cell>
              <table:table-cell office:value-type="string">
                <text:p>2004</text:p>
              </table:table-cell>
            </table:table-row>
          </table:table-header-rows>
          <table:table-row>
            <table:table-cell office:value-type="string">
              <text:p>J</text:p>
            </table:table-cell>
            <table:table-cell office:value-type="float" office:value="12257"/>
            <table:table-cell office:value-type="float" office:value="11293"/>
            <table:table-cell office:value-type="float" office:value="9652"/>
            <table:table-cell office:value-type="float" office:value="7847"/>
            <table:table-cell office:value-type="float" office:value="9625"/>
          </table:table-row>
          <table:table-row>
            <table:table-cell office:value-type="string">
              <text:p>F</text:p>
            </table:table-cell>
            <table:table-cell office:value-type="float" office:value="14164"/>
            <table:table-cell office:value-type="float" office:value="12777"/>
            <table:table-cell office:value-type="float" office:value="9808"/>
            <table:table-cell office:value-type="float" office:value="8627"/>
            <table:table-cell office:value-type="float" office:value="9888"/>
          </table:table-row>
          <table:table-row>
            <table:table-cell office:value-type="string">
              <text:p>M</text:p>
            </table:table-cell>
            <table:table-cell office:value-type="float" office:value="15494"/>
            <table:table-cell office:value-type="float" office:value="14287"/>
            <table:table-cell office:value-type="float" office:value="10105"/>
            <table:table-cell office:value-type="float" office:value="9125"/>
            <table:table-cell office:value-type="float" office:value="10160"/>
          </table:table-row>
          <table:table-row>
            <table:table-cell office:value-type="string">
              <text:p>A</text:p>
            </table:table-cell>
            <table:table-cell office:value-type="float" office:value="16152"/>
            <table:table-cell office:value-type="float" office:value="14380"/>
            <table:table-cell office:value-type="float" office:value="10495"/>
            <table:table-cell office:value-type="float" office:value="9858"/>
            <table:table-cell office:value-type="float" office:value="10645"/>
          </table:table-row>
          <table:table-row>
            <table:table-cell office:value-type="string">
              <text:p>M</text:p>
            </table:table-cell>
            <table:table-cell office:value-type="float" office:value="16569"/>
            <table:table-cell office:value-type="float" office:value="13630"/>
            <table:table-cell office:value-type="float" office:value="9969"/>
            <table:table-cell office:value-type="float" office:value="10993"/>
            <table:table-cell office:value-type="float" office:value="11098"/>
          </table:table-row>
          <table:table-row>
            <table:table-cell office:value-type="string">
              <text:p>J</text:p>
            </table:table-cell>
            <table:table-cell office:value-type="float" office:value="16635"/>
            <table:table-cell office:value-type="float" office:value="12535"/>
            <table:table-cell office:value-type="float" office:value="10091"/>
            <table:table-cell office:value-type="float" office:value="11548"/>
            <table:table-cell office:value-type="float" office:value="10808"/>
          </table:table-row>
          <table:table-row>
            <table:table-cell office:value-type="string">
              <text:p>J</text:p>
            </table:table-cell>
            <table:table-cell office:value-type="float" office:value="15873"/>
            <table:table-cell office:value-type="float" office:value="12169"/>
            <table:table-cell office:value-type="float" office:value="10211"/>
            <table:table-cell office:value-type="float" office:value="10960"/>
            <table:table-cell office:value-type="float" office:value="10193"/>
          </table:table-row>
          <table:table-row>
            <table:table-cell office:value-type="string">
              <text:p>A</text:p>
            </table:table-cell>
            <table:table-cell office:value-type="float" office:value="16057"/>
            <table:table-cell office:value-type="float" office:value="12129"/>
            <table:table-cell office:value-type="float" office:value="10092"/>
            <table:table-cell office:value-type="float" office:value="11393"/>
            <table:table-cell office:value-type="float" office:value="10235"/>
          </table:table-row>
          <table:table-row>
            <table:table-cell office:value-type="string">
              <text:p>S</text:p>
            </table:table-cell>
            <table:table-cell office:value-type="float" office:value="17864"/>
            <table:table-cell office:value-type="float" office:value="12652"/>
            <table:table-cell office:value-type="float" office:value="10059"/>
            <table:table-cell office:value-type="float" office:value="11894"/>
            <table:table-cell/>
          </table:table-row>
          <table:table-row>
            <table:table-cell office:value-type="string">
              <text:p>O</text:p>
            </table:table-cell>
            <table:table-cell office:value-type="float" office:value="16699"/>
            <table:table-cell office:value-type="float" office:value="11603"/>
            <table:table-cell office:value-type="float" office:value="9164"/>
            <table:table-cell office:value-type="float" office:value="11127"/>
            <table:table-cell/>
          </table:table-row>
          <table:table-row>
            <table:table-cell office:value-type="string">
              <text:p>N</text:p>
            </table:table-cell>
            <table:table-cell office:value-type="float" office:value="13129"/>
            <table:table-cell office:value-type="float" office:value="10481"/>
            <table:table-cell office:value-type="float" office:value="9106"/>
            <table:table-cell office:value-type="float" office:value="10246"/>
            <table:table-cell/>
          </table:table-row>
          <table:table-row>
            <table:table-cell office:value-type="string">
              <text:p>D</text:p>
            </table:table-cell>
            <table:table-cell office:value-type="float" office:value="10806"/>
            <table:table-cell office:value-type="float" office:value="8707"/>
            <table:table-cell office:value-type="float" office:value="7982"/>
            <table:table-cell office:value-type="float" office:value="9110"/>
            <table:table-cell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style="rect" draw:dots1="1" draw:dots1-length="0.00347in" draw:distance="0.00347in"/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0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4.5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Homens</text:p>
            </table:table-cell>
            <table:table-cell office:value-type="float" office:value="185771"/>
          </table:table-row>
          <table:table-row>
            <table:table-cell office:value-type="string">
              <text:p>Mulheres</text:p>
            </table:table-cell>
            <table:table-cell office:value-type="float" office:value="254897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2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4514in" style:font-size-asian="0.04514in" style:font-size-complex="0.04514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183.0002362204724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º Emprego</text:p>
            </table:table-cell>
            <table:table-cell office:value-type="float" office:value="34399"/>
          </table:table-row>
          <table:table-row>
            <table:table-cell office:value-type="string">
              <text:p>Novo Emp.</text:p>
            </table:table-cell>
            <table:table-cell office:value-type="float" office:value="40626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36">
      <number:number number:decimal-places="1" number:min-integer-digits="1"/>
      <number:text>%</number:text>
    </number:percentage-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4861in" style:font-size-asian="0.04861in" style:font-size-complex="0.04861in" fo:language="pt" fo:country="P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percentag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0" style:data-style-name="N36">
      <style:chart-properties chart:pie-offset="14" chart:link-data-style-to-source="false" chart:data-label-number="percentage" chart:data-label-text="true" chart:data-label-symbol="false"/>
      <style:graphic-properties draw:fill="solid" draw:fill-color="#003300" draw:opacity="100%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1" style:data-style-name="N36">
      <style:chart-properties chart:link-data-style-to-source="false" chart:data-label-number="percentage" chart:data-label-text="true" chart:data-label-symbol="false"/>
      <style:graphic-properties draw:fill="gradient" draw:fill-gradient-name="a0" draw:stroke="solid" svg:stroke-width="0.01389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Franklin Gothic Book" style:font-family-asian="Franklin Gothic Book" style:font-family-complex="Franklin Gothic Book" fo:font-size="0.03819in" style:font-size-asian="0.03819in" style:font-size-complex="0.0381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circle" svg:height="0.0pt" svg:width="208.4996850393701pt" chart:style-name="Crt0"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&lt; 25 anos</text:p>
            </table:table-cell>
            <table:table-cell office:value-type="float" office:value="73547"/>
          </table:table-row>
          <table:table-row>
            <table:table-cell office:value-type="string">
              <text:p>&gt;= 25 anos</text:p>
            </table:table-cell>
            <table:table-cell office:value-type="float" office:value="367121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gradient draw:name="a0" draw:style="linear" draw:angle="450" draw:start-color="#90713a" draw:end-color="#ffffff" draw:start-intensity="100%" draw:end-intensity="100%"/>
  </office:styles>
</office:document-styles>
</file>